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3.4126in"/>
    </style:style>
    <style:style style:name="co15" style:family="table-column">
      <style:table-column-properties fo:break-before="auto" style:column-width="0.911in"/>
    </style:style>
    <style:style style:name="co16" style:family="table-column">
      <style:table-column-properties fo:break-before="auto" style:column-width="0.9543in"/>
    </style:style>
    <style:style style:name="co17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0.9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1.0398in"/>
    </style:style>
    <style:style style:name="co21" style:family="table-column">
      <style:table-column-properties fo:break-before="auto" style:column-width="1.3646in"/>
    </style:style>
    <style:style style:name="co22" style:family="table-column">
      <style:table-column-properties fo:break-before="auto" style:column-width="2.3516in"/>
    </style:style>
    <style:style style:name="co23" style:family="table-column">
      <style:table-column-properties fo:break-before="auto" style:column-width="2.68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0"/>
    <style:style style:name="ce10" style:family="table-cell" style:parent-style-name="Default" style:data-style-name="N128"/>
    <style:style style:name="ce11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9" style:family="table-cell" style:parent-style-name="Default" style:data-style-name="N0">
      <style:table-cell-properties style:text-align-source="fix" style:repeat-content="false" fo:border="none"/>
      <style:paragraph-properties fo:text-align="end" fo:margin-left="0in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ext-properties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3"/>
        <table:table-column table:style-name="co5" table:number-columns-repeated="3" table:default-cell-style-name="ce53"/>
        <table:table-column table:style-name="co6" table:default-cell-style-name="Default"/>
        <table:table-column table:style-name="co2" table:default-cell-style-name="Default"/>
        <table:table-column table:style-name="co7" table:number-columns-repeated="3" table:default-cell-style-name="ce53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8" table:number-columns-repeated="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/>
          <table:table-cell table:style-name="ce4"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office:value-type="string" calcext:value-type="string">
            <text:p>coreMaxSAT</text:p>
          </table:table-cell>
          <table:table-cell/>
          <table:table-cell table:style-name="ce4" office:value-type="string" calcext:value-type="string">
            <text:p>toulbar2</text:p>
          </table:table-cell>
          <table:table-cell table:number-columns-repeated="3" office:value-type="string" calcext:value-type="string">
            <text:p>coreWCSP</text:p>
          </table:table-cell>
          <table:table-cell table:style-name="ce53" office:value-type="string" calcext:value-type="string">
            <text:p>coreWCSP</text:p>
          </table:table-cell>
          <table:table-cell table:style-name="ce53" table:number-columns-repeated="2"/>
          <table:table-cell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table:style-name="ce53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4" table:style-name="ce53" office:value-type="string" calcext:value-type="string">
            <text:p>coreWCSP</text:p>
          </table:table-cell>
          <table:table-cell table:number-columns-repeated="2"/>
          <table:table-cell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table:style-name="ce53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4" table:style-name="ce53" office:value-type="string" calcext:value-type="string">
            <text:p>coreWCSP</text:p>
          </table:table-cell>
        </table:table-row>
        <table:table-row table:style-name="ro1">
          <table:table-cell table:style-name="ce3"/>
          <table:table-cell table:style-name="ce4"/>
          <table:table-cell/>
          <table:table-cell office:value-type="string" calcext:value-type="string">
            <text:p>lb-hitman</text:p>
          </table:table-cell>
          <table:table-cell office:value-type="string" calcext:value-type="string">
            <text:p>lb-cplex</text:p>
          </table:table-cell>
          <table:table-cell office:value-type="string" calcext:value-type="string">
            <text:p>lub-hitman</text:p>
          </table:table-cell>
          <table:table-cell office:value-type="string" calcext:value-type="string">
            <text:p>lub-cplex</text:p>
          </table:table-cell>
          <table:table-cell/>
          <table:table-cell table:style-name="ce4"/>
          <table:table-cell office:value-type="string" calcext:value-type="string">
            <text:p>sat-lb</text:p>
          </table:table-cell>
          <table:table-cell office:value-type="string" calcext:value-type="string">
            <text:p>sat-lub-greedy</text:p>
          </table:table-cell>
          <table:table-cell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  <table:table-cell table:number-columns-repeated="4"/>
          <table:table-cell table:style-name="ce53" office:value-type="string" calcext:value-type="string">
            <text:p>lb-hitman</text:p>
          </table:table-cell>
          <table:table-cell table:style-name="ce53" office:value-type="string" calcext:value-type="string">
            <text:p>lb-cplex</text:p>
          </table:table-cell>
          <table:table-cell table:style-name="ce53" office:value-type="string" calcext:value-type="string">
            <text:p>lub-hitman</text:p>
          </table:table-cell>
          <table:table-cell table:style-name="ce53" office:value-type="string" calcext:value-type="string">
            <text:p>lub-cplex</text:p>
          </table:table-cell>
          <table:table-cell table:number-columns-repeated="2"/>
          <table:table-cell table:style-name="ce53" office:value-type="string" calcext:value-type="string">
            <text:p>sat-lb</text:p>
          </table:table-cell>
          <table:table-cell table:style-name="ce53" office:value-type="string" calcext:value-type="string">
            <text:p>sat-lub-greedy</text:p>
          </table:table-cell>
          <table:table-cell table:style-name="ce53"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  <table:table-cell table:number-columns-repeated="4"/>
          <table:table-cell table:style-name="ce53" office:value-type="string" calcext:value-type="string">
            <text:p>lb-hitman</text:p>
          </table:table-cell>
          <table:table-cell table:style-name="ce53" office:value-type="string" calcext:value-type="string">
            <text:p>lb-cplex</text:p>
          </table:table-cell>
          <table:table-cell table:style-name="ce53" office:value-type="string" calcext:value-type="string">
            <text:p>lub-hitman</text:p>
          </table:table-cell>
          <table:table-cell table:style-name="ce53" office:value-type="string" calcext:value-type="string">
            <text:p>lub-cplex</text:p>
          </table:table-cell>
          <table:table-cell table:number-columns-repeated="2"/>
          <table:table-cell table:style-name="ce53" office:value-type="string" calcext:value-type="string">
            <text:p>sat-lb</text:p>
          </table:table-cell>
          <table:table-cell table:style-name="ce53" office:value-type="string" calcext:value-type="string">
            <text:p>sat-lub-greedy</text:p>
          </table:table-cell>
          <table:table-cell table:style-name="ce53"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</table:table-row>
        <table:table-row table:style-name="ro1">
          <table:table-cell table:style-name="ce3" office:value-type="string" calcext:value-type="string">
            <text:p>_CP12-404</text:p>
          </table:table-cell>
          <table:table-cell table:style-name="ce8" office:value-type="float" office:value="0.070896" calcext:value-type="float">
            <text:p>0.070896</text:p>
          </table:table-cell>
          <table:table-cell office:value-type="float" office:value="0.050767411" calcext:value-type="float">
            <text:p>0.050767411</text:p>
          </table:table-cell>
          <table:table-cell office:value-type="float" office:value="0.82016134262085" calcext:value-type="float">
            <text:p>0.82016134262085</text:p>
          </table:table-cell>
          <table:table-cell office:value-type="float" office:value="196.925530195236" calcext:value-type="float">
            <text:p>196.925530195236</text:p>
          </table:table-cell>
          <table:table-cell office:value-type="float" office:value="0.454624176025391" calcext:value-type="float">
            <text:p>0.454624176025391</text:p>
          </table:table-cell>
          <table:table-cell office:value-type="float" office:value="127.985864877701" calcext:value-type="float">
            <text:p>127.985864877701</text:p>
          </table:table-cell>
          <table:table-cell/>
          <table:table-cell table:style-name="ce4" office:value-type="float" office:value="53.889" calcext:value-type="float">
            <text:p>53.889</text:p>
          </table:table-cell>
          <table:table-cell office:value-type="float" office:value="6.83387" calcext:value-type="float">
            <text:p>6.83387</text:p>
          </table:table-cell>
          <table:table-cell office:value-type="float" office:value="3.49476" calcext:value-type="float">
            <text:p>3.49476</text:p>
          </table:table-cell>
          <table:table-cell office:value-type="float" office:value="5.75474" calcext:value-type="float">
            <text:p>5.75474</text:p>
          </table:table-cell>
          <table:table-cell table:style-name="ce53" office:value-type="float" office:value="3.78419" calcext:value-type="float">
            <text:p>3.78419</text:p>
          </table:table-cell>
          <table:table-cell table:style-name="ce7" table:number-columns-repeated="2"/>
          <table:table-cell table:style-name="ce7" table:formula="of:=IF(OR([.B3]=&quot;TO&quot;;[.B3]=&quot;MO&quot;); 0; 1)" office:value-type="float" office:value="1" calcext:value-type="float">
            <text:p>1</text:p>
          </table:table-cell>
          <table:table-cell table:style-name="ce7" table:formula="of:=IF(OR([.C3]=&quot;TO&quot;;[.C3]=&quot;MO&quot;); 0; 1)" office:value-type="float" office:value="1" calcext:value-type="float">
            <text:p>1</text:p>
          </table:table-cell>
          <table:table-cell table:style-name="ce7" table:formula="of:=IF(OR([.D3]=&quot;TO&quot;;[.D3]=&quot;MO&quot;); 0; 1)" office:value-type="float" office:value="1" calcext:value-type="float">
            <text:p>1</text:p>
          </table:table-cell>
          <table:table-cell table:style-name="ce7" table:formula="of:=IF(OR([.E3]=&quot;TO&quot;;[.E3]=&quot;MO&quot;); 0; 1)" office:value-type="float" office:value="1" calcext:value-type="float">
            <text:p>1</text:p>
          </table:table-cell>
          <table:table-cell table:style-name="ce7" table:formula="of:=IF(OR([.F3]=&quot;TO&quot;;[.F3]=&quot;MO&quot;); 0; 1)" office:value-type="float" office:value="1" calcext:value-type="float">
            <text:p>1</text:p>
          </table:table-cell>
          <table:table-cell table:style-name="ce7" table:formula="of:=IF(OR([.G3]=&quot;TO&quot;;[.G3]=&quot;MO&quot;); 0; 1)" office:value-type="float" office:value="1" calcext:value-type="float">
            <text:p>1</text:p>
          </table:table-cell>
          <table:table-cell/>
          <table:table-cell table:style-name="ce7" table:formula="of:=IF(OR([.I3]=&quot;TO&quot;;[.I3]=&quot;MO&quot;); 0; 1)" office:value-type="float" office:value="1" calcext:value-type="float">
            <text:p>1</text:p>
          </table:table-cell>
          <table:table-cell table:style-name="ce7" table:formula="of:=IF(OR([.J3]=&quot;TO&quot;;[.J3]=&quot;MO&quot;); 0; 1)" office:value-type="float" office:value="1" calcext:value-type="float">
            <text:p>1</text:p>
          </table:table-cell>
          <table:table-cell table:style-name="ce7" table:formula="of:=IF(OR([.K3]=&quot;TO&quot;;[.K3]=&quot;MO&quot;); 0; 1)" office:value-type="float" office:value="1" calcext:value-type="float">
            <text:p>1</text:p>
          </table:table-cell>
          <table:table-cell table:style-name="ce7" table:formula="of:=IF(OR([.L3]=&quot;TO&quot;;[.L3]=&quot;MO&quot;); 0; 1)" office:value-type="float" office:value="1" calcext:value-type="float">
            <text:p>1</text:p>
          </table:table-cell>
          <table:table-cell table:style-name="ce7" table:formula="of:=IF(OR([.M3]=&quot;TO&quot;;[.M3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3]=&quot;TO&quot;;[.B3]=&quot;MO&quot;); 3600; [.B3])" office:value-type="float" office:value="0.070896" calcext:value-type="float">
            <text:p>0.070896</text:p>
          </table:table-cell>
          <table:table-cell table:style-name="ce10" table:formula="of:=IF(OR([.C3]=&quot;TO&quot;;[.C3]=&quot;MO&quot;); 3600; [.C3])" office:value-type="float" office:value="0.050767411" calcext:value-type="float">
            <text:p>0.050767</text:p>
          </table:table-cell>
          <table:table-cell table:style-name="ce10" table:formula="of:=IF(OR([.D3]=&quot;TO&quot;;[.D3]=&quot;MO&quot;); 3600; [.D3])" office:value-type="float" office:value="0.82016134262085" calcext:value-type="float">
            <text:p>0.820161</text:p>
          </table:table-cell>
          <table:table-cell table:style-name="ce10" table:formula="of:=IF(OR([.E3]=&quot;TO&quot;;[.E3]=&quot;MO&quot;); 3600; [.E3])" office:value-type="float" office:value="196.925530195236" calcext:value-type="float">
            <text:p>196.925530</text:p>
          </table:table-cell>
          <table:table-cell table:style-name="ce10" table:formula="of:=IF(OR([.F3]=&quot;TO&quot;;[.F3]=&quot;MO&quot;); 3600; [.F3])" office:value-type="float" office:value="0.454624176025391" calcext:value-type="float">
            <text:p>0.454624</text:p>
          </table:table-cell>
          <table:table-cell table:style-name="ce10" table:formula="of:=IF(OR([.G3]=&quot;TO&quot;;[.G3]=&quot;MO&quot;); 3600; [.G3])" office:value-type="float" office:value="127.985864877701" calcext:value-type="float">
            <text:p>127.985865</text:p>
          </table:table-cell>
          <table:table-cell table:style-name="ce10"/>
          <table:table-cell table:style-name="ce10" table:formula="of:=IF(OR([.I3]=&quot;TO&quot;;[.I3]=&quot;MO&quot;); 3600; [.I3])" office:value-type="float" office:value="53.889" calcext:value-type="float">
            <text:p>53.889000</text:p>
          </table:table-cell>
          <table:table-cell table:style-name="ce10" table:formula="of:=IF(OR([.J3]=&quot;TO&quot;;[.J3]=&quot;MO&quot;); 3600; [.J3])" office:value-type="float" office:value="6.83387" calcext:value-type="float">
            <text:p>6.833870</text:p>
          </table:table-cell>
          <table:table-cell table:style-name="ce10" table:formula="of:=IF(OR([.K3]=&quot;TO&quot;;[.K3]=&quot;MO&quot;); 3600; [.K3])" office:value-type="float" office:value="3.49476" calcext:value-type="float">
            <text:p>3.494760</text:p>
          </table:table-cell>
          <table:table-cell table:style-name="ce10" table:formula="of:=IF(OR([.L3]=&quot;TO&quot;;[.L3]=&quot;MO&quot;); 3600; [.L3])" office:value-type="float" office:value="5.75474" calcext:value-type="float">
            <text:p>5.754740</text:p>
          </table:table-cell>
          <table:table-cell table:style-name="ce10" table:formula="of:=IF(OR([.M3]=&quot;TO&quot;;[.M3]=&quot;MO&quot;); 3600; [.M3])" office:value-type="float" office:value="3.78419" calcext:value-type="float">
            <text:p>3.784190</text:p>
          </table:table-cell>
        </table:table-row>
        <table:table-row table:style-name="ro1">
          <table:table-cell table:style-name="ce3" office:value-type="string" calcext:value-type="string">
            <text:p>_CP12-503</text:p>
          </table:table-cell>
          <table:table-cell table:style-name="ce4" office:value-type="float" office:value="0.080909" calcext:value-type="float">
            <text:p>0.080909</text:p>
          </table:table-cell>
          <table:table-cell office:value-type="float" office:value="0.009215824" calcext:value-type="float">
            <text:p>0.009215824</text:p>
          </table:table-cell>
          <table:table-cell office:value-type="float" office:value="0.254983425140381" calcext:value-type="float">
            <text:p>0.254983425140381</text:p>
          </table:table-cell>
          <table:table-cell office:value-type="float" office:value="26.5354187488556" calcext:value-type="float">
            <text:p>26.5354187488556</text:p>
          </table:table-cell>
          <table:table-cell office:value-type="float" office:value="0.050135612487793" calcext:value-type="float">
            <text:p>0.050135612487793</text:p>
          </table:table-cell>
          <table:table-cell office:value-type="float" office:value="1.00775337219238" calcext:value-type="float">
            <text:p>1.00775337219238</text:p>
          </table:table-cell>
          <table:table-cell/>
          <table:table-cell table:style-name="ce4" office:value-type="float" office:value="2994.918" calcext:value-type="float">
            <text:p>2994.918</text:p>
          </table:table-cell>
          <table:table-cell office:value-type="float" office:value="0.922813" calcext:value-type="float">
            <text:p>0.922813</text:p>
          </table:table-cell>
          <table:table-cell office:value-type="float" office:value="0.437762" calcext:value-type="float">
            <text:p>0.437762</text:p>
          </table:table-cell>
          <table:table-cell office:value-type="float" office:value="0.864257" calcext:value-type="float">
            <text:p>0.864257</text:p>
          </table:table-cell>
          <table:table-cell table:style-name="ce53" office:value-type="float" office:value="0.472623" calcext:value-type="float">
            <text:p>0.472623</text:p>
          </table:table-cell>
          <table:table-cell table:style-name="ce7" table:number-columns-repeated="2"/>
          <table:table-cell table:style-name="ce7" table:formula="of:=IF(OR([.B4]=&quot;TO&quot;;[.B4]=&quot;MO&quot;); 0; 1)" office:value-type="float" office:value="1" calcext:value-type="float">
            <text:p>1</text:p>
          </table:table-cell>
          <table:table-cell table:style-name="ce7" table:formula="of:=IF(OR([.C4]=&quot;TO&quot;;[.C4]=&quot;MO&quot;); 0; 1)" office:value-type="float" office:value="1" calcext:value-type="float">
            <text:p>1</text:p>
          </table:table-cell>
          <table:table-cell table:style-name="ce7" table:formula="of:=IF(OR([.D4]=&quot;TO&quot;;[.D4]=&quot;MO&quot;); 0; 1)" office:value-type="float" office:value="1" calcext:value-type="float">
            <text:p>1</text:p>
          </table:table-cell>
          <table:table-cell table:style-name="ce7" table:formula="of:=IF(OR([.E4]=&quot;TO&quot;;[.E4]=&quot;MO&quot;); 0; 1)" office:value-type="float" office:value="1" calcext:value-type="float">
            <text:p>1</text:p>
          </table:table-cell>
          <table:table-cell table:style-name="ce7" table:formula="of:=IF(OR([.F4]=&quot;TO&quot;;[.F4]=&quot;MO&quot;); 0; 1)" office:value-type="float" office:value="1" calcext:value-type="float">
            <text:p>1</text:p>
          </table:table-cell>
          <table:table-cell table:style-name="ce7" table:formula="of:=IF(OR([.G4]=&quot;TO&quot;;[.G4]=&quot;MO&quot;); 0; 1)" office:value-type="float" office:value="1" calcext:value-type="float">
            <text:p>1</text:p>
          </table:table-cell>
          <table:table-cell/>
          <table:table-cell table:style-name="ce7" table:formula="of:=IF(OR([.I4]=&quot;TO&quot;;[.I4]=&quot;MO&quot;); 0; 1)" office:value-type="float" office:value="1" calcext:value-type="float">
            <text:p>1</text:p>
          </table:table-cell>
          <table:table-cell table:style-name="ce7" table:formula="of:=IF(OR([.J4]=&quot;TO&quot;;[.J4]=&quot;MO&quot;); 0; 1)" office:value-type="float" office:value="1" calcext:value-type="float">
            <text:p>1</text:p>
          </table:table-cell>
          <table:table-cell table:style-name="ce7" table:formula="of:=IF(OR([.K4]=&quot;TO&quot;;[.K4]=&quot;MO&quot;); 0; 1)" office:value-type="float" office:value="1" calcext:value-type="float">
            <text:p>1</text:p>
          </table:table-cell>
          <table:table-cell table:style-name="ce7" table:formula="of:=IF(OR([.L4]=&quot;TO&quot;;[.L4]=&quot;MO&quot;); 0; 1)" office:value-type="float" office:value="1" calcext:value-type="float">
            <text:p>1</text:p>
          </table:table-cell>
          <table:table-cell table:style-name="ce7" table:formula="of:=IF(OR([.M4]=&quot;TO&quot;;[.M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4]=&quot;TO&quot;;[.B4]=&quot;MO&quot;); 3600; [.B4])" office:value-type="float" office:value="0.080909" calcext:value-type="float">
            <text:p>0.080909</text:p>
          </table:table-cell>
          <table:table-cell table:style-name="ce10" table:formula="of:=IF(OR([.C4]=&quot;TO&quot;;[.C4]=&quot;MO&quot;); 3600; [.C4])" office:value-type="float" office:value="0.009215824" calcext:value-type="float">
            <text:p>0.009216</text:p>
          </table:table-cell>
          <table:table-cell table:style-name="ce10" table:formula="of:=IF(OR([.D4]=&quot;TO&quot;;[.D4]=&quot;MO&quot;); 3600; [.D4])" office:value-type="float" office:value="0.254983425140381" calcext:value-type="float">
            <text:p>0.254983</text:p>
          </table:table-cell>
          <table:table-cell table:style-name="ce10" table:formula="of:=IF(OR([.E4]=&quot;TO&quot;;[.E4]=&quot;MO&quot;); 3600; [.E4])" office:value-type="float" office:value="26.5354187488556" calcext:value-type="float">
            <text:p>26.535419</text:p>
          </table:table-cell>
          <table:table-cell table:style-name="ce10" table:formula="of:=IF(OR([.F4]=&quot;TO&quot;;[.F4]=&quot;MO&quot;); 3600; [.F4])" office:value-type="float" office:value="0.050135612487793" calcext:value-type="float">
            <text:p>0.050136</text:p>
          </table:table-cell>
          <table:table-cell table:style-name="ce10" table:formula="of:=IF(OR([.G4]=&quot;TO&quot;;[.G4]=&quot;MO&quot;); 3600; [.G4])" office:value-type="float" office:value="1.00775337219238" calcext:value-type="float">
            <text:p>1.007753</text:p>
          </table:table-cell>
          <table:table-cell table:style-name="ce10"/>
          <table:table-cell table:style-name="ce10" table:formula="of:=IF(OR([.I4]=&quot;TO&quot;;[.I4]=&quot;MO&quot;); 3600; [.I4])" office:value-type="float" office:value="2994.918" calcext:value-type="float">
            <text:p>2994.918000</text:p>
          </table:table-cell>
          <table:table-cell table:style-name="ce10" table:formula="of:=IF(OR([.J4]=&quot;TO&quot;;[.J4]=&quot;MO&quot;); 3600; [.J4])" office:value-type="float" office:value="0.922813" calcext:value-type="float">
            <text:p>0.922813</text:p>
          </table:table-cell>
          <table:table-cell table:style-name="ce10" table:formula="of:=IF(OR([.K4]=&quot;TO&quot;;[.K4]=&quot;MO&quot;); 3600; [.K4])" office:value-type="float" office:value="0.437762" calcext:value-type="float">
            <text:p>0.437762</text:p>
          </table:table-cell>
          <table:table-cell table:style-name="ce10" table:formula="of:=IF(OR([.L4]=&quot;TO&quot;;[.L4]=&quot;MO&quot;); 3600; [.L4])" office:value-type="float" office:value="0.864257" calcext:value-type="float">
            <text:p>0.864257</text:p>
          </table:table-cell>
          <table:table-cell table:style-name="ce10" table:formula="of:=IF(OR([.M4]=&quot;TO&quot;;[.M4]=&quot;MO&quot;); 3600; [.M4])" office:value-type="float" office:value="0.472623" calcext:value-type="float">
            <text:p>0.472623</text:p>
          </table:table-cell>
        </table:table-row>
        <table:table-row table:style-name="ro1">
          <table:table-cell table:style-name="ce3" office:value-type="string" calcext:value-type="string">
            <text:p>_CP12-505</text:p>
          </table:table-cell>
          <table:table-cell table:style-name="ce4" office:value-type="float" office:value="741.276083" calcext:value-type="float">
            <text:p>741.276083</text:p>
          </table:table-cell>
          <table:table-cell office:value-type="float" office:value="0.167165135" calcext:value-type="float">
            <text:p>0.167165135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float" office:value="899.681" calcext:value-type="float">
            <text:p>899.681</text:p>
          </table:table-cell>
          <table:table-cell office:value-type="float" office:value="312.01" calcext:value-type="float">
            <text:p>312.01</text:p>
          </table:table-cell>
          <table:table-cell table:style-name="ce53" office:value-type="float" office:value="259.663" calcext:value-type="float">
            <text:p>259.663</text:p>
          </table:table-cell>
          <table:table-cell table:style-name="ce7" table:number-columns-repeated="2"/>
          <table:table-cell table:style-name="ce7" table:formula="of:=IF(OR([.B5]=&quot;TO&quot;;[.B5]=&quot;MO&quot;); 0; 1)" office:value-type="float" office:value="1" calcext:value-type="float">
            <text:p>1</text:p>
          </table:table-cell>
          <table:table-cell table:style-name="ce7" table:formula="of:=IF(OR([.C5]=&quot;TO&quot;;[.C5]=&quot;MO&quot;); 0; 1)" office:value-type="float" office:value="1" calcext:value-type="float">
            <text:p>1</text:p>
          </table:table-cell>
          <table:table-cell table:style-name="ce7" table:formula="of:=IF(OR([.D5]=&quot;TO&quot;;[.D5]=&quot;MO&quot;); 0; 1)" office:value-type="float" office:value="0" calcext:value-type="float">
            <text:p>0</text:p>
          </table:table-cell>
          <table:table-cell table:style-name="ce7" table:formula="of:=IF(OR([.E5]=&quot;TO&quot;;[.E5]=&quot;MO&quot;); 0; 1)" office:value-type="float" office:value="0" calcext:value-type="float">
            <text:p>0</text:p>
          </table:table-cell>
          <table:table-cell table:style-name="ce7" table:formula="of:=IF(OR([.F5]=&quot;TO&quot;;[.F5]=&quot;MO&quot;); 0; 1)" office:value-type="float" office:value="0" calcext:value-type="float">
            <text:p>0</text:p>
          </table:table-cell>
          <table:table-cell table:style-name="ce7" table:formula="of:=IF(OR([.G5]=&quot;TO&quot;;[.G5]=&quot;MO&quot;); 0; 1)" office:value-type="float" office:value="0" calcext:value-type="float">
            <text:p>0</text:p>
          </table:table-cell>
          <table:table-cell/>
          <table:table-cell table:style-name="ce7" table:formula="of:=IF(OR([.I5]=&quot;TO&quot;;[.I5]=&quot;MO&quot;); 0; 1)" office:value-type="float" office:value="0" calcext:value-type="float">
            <text:p>0</text:p>
          </table:table-cell>
          <table:table-cell table:style-name="ce7" table:formula="of:=IF(OR([.J5]=&quot;TO&quot;;[.J5]=&quot;MO&quot;); 0; 1)" office:value-type="float" office:value="0" calcext:value-type="float">
            <text:p>0</text:p>
          </table:table-cell>
          <table:table-cell table:style-name="ce7" table:formula="of:=IF(OR([.K5]=&quot;TO&quot;;[.K5]=&quot;MO&quot;); 0; 1)" office:value-type="float" office:value="1" calcext:value-type="float">
            <text:p>1</text:p>
          </table:table-cell>
          <table:table-cell table:style-name="ce7" table:formula="of:=IF(OR([.L5]=&quot;TO&quot;;[.L5]=&quot;MO&quot;); 0; 1)" office:value-type="float" office:value="1" calcext:value-type="float">
            <text:p>1</text:p>
          </table:table-cell>
          <table:table-cell table:style-name="ce7" table:formula="of:=IF(OR([.M5]=&quot;TO&quot;;[.M5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5]=&quot;TO&quot;;[.B5]=&quot;MO&quot;); 3600; [.B5])" office:value-type="float" office:value="741.276083" calcext:value-type="float">
            <text:p>741.276083</text:p>
          </table:table-cell>
          <table:table-cell table:style-name="ce10" table:formula="of:=IF(OR([.C5]=&quot;TO&quot;;[.C5]=&quot;MO&quot;); 3600; [.C5])" office:value-type="float" office:value="0.167165135" calcext:value-type="float">
            <text:p>0.167165</text:p>
          </table:table-cell>
          <table:table-cell table:style-name="ce10" table:formula="of:=IF(OR([.D5]=&quot;TO&quot;;[.D5]=&quot;MO&quot;); 3600; [.D5])" office:value-type="float" office:value="3600" calcext:value-type="float">
            <text:p>3600.000000</text:p>
          </table:table-cell>
          <table:table-cell table:style-name="ce10" table:formula="of:=IF(OR([.E5]=&quot;TO&quot;;[.E5]=&quot;MO&quot;); 3600; [.E5])" office:value-type="float" office:value="3600" calcext:value-type="float">
            <text:p>3600.000000</text:p>
          </table:table-cell>
          <table:table-cell table:style-name="ce10" table:formula="of:=IF(OR([.F5]=&quot;TO&quot;;[.F5]=&quot;MO&quot;); 3600; [.F5])" office:value-type="float" office:value="3600" calcext:value-type="float">
            <text:p>3600.000000</text:p>
          </table:table-cell>
          <table:table-cell table:style-name="ce10" table:formula="of:=IF(OR([.G5]=&quot;TO&quot;;[.G5]=&quot;MO&quot;); 3600; [.G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]=&quot;TO&quot;;[.I5]=&quot;MO&quot;); 3600; [.I5])" office:value-type="float" office:value="3600" calcext:value-type="float">
            <text:p>3600.000000</text:p>
          </table:table-cell>
          <table:table-cell table:style-name="ce10" table:formula="of:=IF(OR([.J5]=&quot;TO&quot;;[.J5]=&quot;MO&quot;); 3600; [.J5])" office:value-type="float" office:value="3600" calcext:value-type="float">
            <text:p>3600.000000</text:p>
          </table:table-cell>
          <table:table-cell table:style-name="ce10" table:formula="of:=IF(OR([.K5]=&quot;TO&quot;;[.K5]=&quot;MO&quot;); 3600; [.K5])" office:value-type="float" office:value="899.681" calcext:value-type="float">
            <text:p>899.681000</text:p>
          </table:table-cell>
          <table:table-cell table:style-name="ce10" table:formula="of:=IF(OR([.L5]=&quot;TO&quot;;[.L5]=&quot;MO&quot;); 3600; [.L5])" office:value-type="float" office:value="312.01" calcext:value-type="float">
            <text:p>312.010000</text:p>
          </table:table-cell>
          <table:table-cell table:style-name="ce10" table:formula="of:=IF(OR([.M5]=&quot;TO&quot;;[.M5]=&quot;MO&quot;); 3600; [.M5])" office:value-type="float" office:value="259.663" calcext:value-type="float">
            <text:p>259.663000</text:p>
          </table:table-cell>
        </table:table-row>
        <table:table-row table:style-name="ro1">
          <table:table-cell table:style-name="ce3" office:value-type="string" calcext:value-type="string">
            <text:p>_CP12-pedigree13</text:p>
          </table:table-cell>
          <table:table-cell table:style-name="ce4" office:value-type="float" office:value="0.496119" calcext:value-type="float">
            <text:p>0.496119</text:p>
          </table:table-cell>
          <table:table-cell office:value-type="float" office:value="4.582696587" calcext:value-type="float">
            <text:p>4.582696587</text:p>
          </table:table-cell>
          <table:table-cell office:value-type="string" calcext:value-type="string">
            <text:p>TO</text:p>
          </table:table-cell>
          <table:table-cell office:value-type="float" office:value="1439.49102330208" calcext:value-type="float">
            <text:p>1439.49102330208</text:p>
          </table:table-cell>
          <table:table-cell office:value-type="float" office:value="19.9764015674591" calcext:value-type="float">
            <text:p>19.9764015674591</text:p>
          </table:table-cell>
          <table:table-cell office:value-type="float" office:value="10.8834145069122" calcext:value-type="float">
            <text:p>10.8834145069122</text:p>
          </table:table-cell>
          <table:table-cell/>
          <table:table-cell table:style-name="ce4" office:value-type="float" office:value="1.17" calcext:value-type="float">
            <text:p>1.17</text:p>
          </table:table-cell>
          <table:table-cell office:value-type="float" office:value="10.1188" calcext:value-type="float">
            <text:p>10.1188</text:p>
          </table:table-cell>
          <table:table-cell office:value-type="float" office:value="2.43165" calcext:value-type="float">
            <text:p>2.43165</text:p>
          </table:table-cell>
          <table:table-cell office:value-type="float" office:value="9.03464" calcext:value-type="float">
            <text:p>9.03464</text:p>
          </table:table-cell>
          <table:table-cell table:style-name="ce53" office:value-type="float" office:value="4.9855" calcext:value-type="float">
            <text:p>4.9855</text:p>
          </table:table-cell>
          <table:table-cell table:style-name="ce7" table:number-columns-repeated="2"/>
          <table:table-cell table:style-name="ce7" table:formula="of:=IF(OR([.B6]=&quot;TO&quot;;[.B6]=&quot;MO&quot;); 0; 1)" office:value-type="float" office:value="1" calcext:value-type="float">
            <text:p>1</text:p>
          </table:table-cell>
          <table:table-cell table:style-name="ce7" table:formula="of:=IF(OR([.C6]=&quot;TO&quot;;[.C6]=&quot;MO&quot;); 0; 1)" office:value-type="float" office:value="1" calcext:value-type="float">
            <text:p>1</text:p>
          </table:table-cell>
          <table:table-cell table:style-name="ce7" table:formula="of:=IF(OR([.D6]=&quot;TO&quot;;[.D6]=&quot;MO&quot;); 0; 1)" office:value-type="float" office:value="0" calcext:value-type="float">
            <text:p>0</text:p>
          </table:table-cell>
          <table:table-cell table:style-name="ce7" table:formula="of:=IF(OR([.E6]=&quot;TO&quot;;[.E6]=&quot;MO&quot;); 0; 1)" office:value-type="float" office:value="1" calcext:value-type="float">
            <text:p>1</text:p>
          </table:table-cell>
          <table:table-cell table:style-name="ce7" table:formula="of:=IF(OR([.F6]=&quot;TO&quot;;[.F6]=&quot;MO&quot;); 0; 1)" office:value-type="float" office:value="1" calcext:value-type="float">
            <text:p>1</text:p>
          </table:table-cell>
          <table:table-cell table:style-name="ce7" table:formula="of:=IF(OR([.G6]=&quot;TO&quot;;[.G6]=&quot;MO&quot;); 0; 1)" office:value-type="float" office:value="1" calcext:value-type="float">
            <text:p>1</text:p>
          </table:table-cell>
          <table:table-cell/>
          <table:table-cell table:style-name="ce7" table:formula="of:=IF(OR([.I6]=&quot;TO&quot;;[.I6]=&quot;MO&quot;); 0; 1)" office:value-type="float" office:value="1" calcext:value-type="float">
            <text:p>1</text:p>
          </table:table-cell>
          <table:table-cell table:style-name="ce7" table:formula="of:=IF(OR([.J6]=&quot;TO&quot;;[.J6]=&quot;MO&quot;); 0; 1)" office:value-type="float" office:value="1" calcext:value-type="float">
            <text:p>1</text:p>
          </table:table-cell>
          <table:table-cell table:style-name="ce7" table:formula="of:=IF(OR([.K6]=&quot;TO&quot;;[.K6]=&quot;MO&quot;); 0; 1)" office:value-type="float" office:value="1" calcext:value-type="float">
            <text:p>1</text:p>
          </table:table-cell>
          <table:table-cell table:style-name="ce7" table:formula="of:=IF(OR([.L6]=&quot;TO&quot;;[.L6]=&quot;MO&quot;); 0; 1)" office:value-type="float" office:value="1" calcext:value-type="float">
            <text:p>1</text:p>
          </table:table-cell>
          <table:table-cell table:style-name="ce7" table:formula="of:=IF(OR([.M6]=&quot;TO&quot;;[.M6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6]=&quot;TO&quot;;[.B6]=&quot;MO&quot;); 3600; [.B6])" office:value-type="float" office:value="0.496119" calcext:value-type="float">
            <text:p>0.496119</text:p>
          </table:table-cell>
          <table:table-cell table:style-name="ce10" table:formula="of:=IF(OR([.C6]=&quot;TO&quot;;[.C6]=&quot;MO&quot;); 3600; [.C6])" office:value-type="float" office:value="4.582696587" calcext:value-type="float">
            <text:p>4.582697</text:p>
          </table:table-cell>
          <table:table-cell table:style-name="ce10" table:formula="of:=IF(OR([.D6]=&quot;TO&quot;;[.D6]=&quot;MO&quot;); 3600; [.D6])" office:value-type="float" office:value="3600" calcext:value-type="float">
            <text:p>3600.000000</text:p>
          </table:table-cell>
          <table:table-cell table:style-name="ce10" table:formula="of:=IF(OR([.E6]=&quot;TO&quot;;[.E6]=&quot;MO&quot;); 3600; [.E6])" office:value-type="float" office:value="1439.49102330208" calcext:value-type="float">
            <text:p>1439.491023</text:p>
          </table:table-cell>
          <table:table-cell table:style-name="ce10" table:formula="of:=IF(OR([.F6]=&quot;TO&quot;;[.F6]=&quot;MO&quot;); 3600; [.F6])" office:value-type="float" office:value="19.9764015674591" calcext:value-type="float">
            <text:p>19.976402</text:p>
          </table:table-cell>
          <table:table-cell table:style-name="ce10" table:formula="of:=IF(OR([.G6]=&quot;TO&quot;;[.G6]=&quot;MO&quot;); 3600; [.G6])" office:value-type="float" office:value="10.8834145069122" calcext:value-type="float">
            <text:p>10.883415</text:p>
          </table:table-cell>
          <table:table-cell table:style-name="ce10"/>
          <table:table-cell table:style-name="ce10" table:formula="of:=IF(OR([.I6]=&quot;TO&quot;;[.I6]=&quot;MO&quot;); 3600; [.I6])" office:value-type="float" office:value="1.17" calcext:value-type="float">
            <text:p>1.170000</text:p>
          </table:table-cell>
          <table:table-cell table:style-name="ce10" table:formula="of:=IF(OR([.J6]=&quot;TO&quot;;[.J6]=&quot;MO&quot;); 3600; [.J6])" office:value-type="float" office:value="10.1188" calcext:value-type="float">
            <text:p>10.118800</text:p>
          </table:table-cell>
          <table:table-cell table:style-name="ce10" table:formula="of:=IF(OR([.K6]=&quot;TO&quot;;[.K6]=&quot;MO&quot;); 3600; [.K6])" office:value-type="float" office:value="2.43165" calcext:value-type="float">
            <text:p>2.431650</text:p>
          </table:table-cell>
          <table:table-cell table:style-name="ce10" table:formula="of:=IF(OR([.L6]=&quot;TO&quot;;[.L6]=&quot;MO&quot;); 3600; [.L6])" office:value-type="float" office:value="9.03464" calcext:value-type="float">
            <text:p>9.034640</text:p>
          </table:table-cell>
          <table:table-cell table:style-name="ce10" table:formula="of:=IF(OR([.M6]=&quot;TO&quot;;[.M6]=&quot;MO&quot;); 3600; [.M6])" office:value-type="float" office:value="4.9855" calcext:value-type="float">
            <text:p>4.985500</text:p>
          </table:table-cell>
        </table:table-row>
        <table:table-row table:style-name="ro1">
          <table:table-cell table:style-name="ce3" office:value-type="string" calcext:value-type="string">
            <text:p>_CP12-pedigree18</text:p>
          </table:table-cell>
          <table:table-cell table:style-name="ce4" office:value-type="float" office:value="0.582488" calcext:value-type="float">
            <text:p>0.582488</text:p>
          </table:table-cell>
          <table:table-cell office:value-type="float" office:value="44.43363548" calcext:value-type="float">
            <text:p>44.43363548</text:p>
          </table:table-cell>
          <table:table-cell office:value-type="string" calcext:value-type="string">
            <text:p>TO</text:p>
          </table:table-cell>
          <table:table-cell office:value-type="float" office:value="140.604651927948" calcext:value-type="float">
            <text:p>140.604651927948</text:p>
          </table:table-cell>
          <table:table-cell office:value-type="float" office:value="182.330682039261" calcext:value-type="float">
            <text:p>182.330682039261</text:p>
          </table:table-cell>
          <table:table-cell office:value-type="float" office:value="2.15500116348267" calcext:value-type="float">
            <text:p>2.15500116348267</text:p>
          </table:table-cell>
          <table:table-cell/>
          <table:table-cell table:style-name="ce4" office:value-type="float" office:value="124.167" calcext:value-type="float">
            <text:p>124.167</text:p>
          </table:table-cell>
          <table:table-cell office:value-type="float" office:value="2.36124" calcext:value-type="float">
            <text:p>2.36124</text:p>
          </table:table-cell>
          <table:table-cell office:value-type="float" office:value="0.596664" calcext:value-type="float">
            <text:p>0.596664</text:p>
          </table:table-cell>
          <table:table-cell office:value-type="float" office:value="18.4241" calcext:value-type="float">
            <text:p>18.4241</text:p>
          </table:table-cell>
          <table:table-cell table:style-name="ce53" office:value-type="float" office:value="9.42624" calcext:value-type="float">
            <text:p>9.42624</text:p>
          </table:table-cell>
          <table:table-cell table:style-name="ce7" table:number-columns-repeated="2"/>
          <table:table-cell table:style-name="ce7" table:formula="of:=IF(OR([.B7]=&quot;TO&quot;;[.B7]=&quot;MO&quot;); 0; 1)" office:value-type="float" office:value="1" calcext:value-type="float">
            <text:p>1</text:p>
          </table:table-cell>
          <table:table-cell table:style-name="ce7" table:formula="of:=IF(OR([.C7]=&quot;TO&quot;;[.C7]=&quot;MO&quot;); 0; 1)" office:value-type="float" office:value="1" calcext:value-type="float">
            <text:p>1</text:p>
          </table:table-cell>
          <table:table-cell table:style-name="ce7" table:formula="of:=IF(OR([.D7]=&quot;TO&quot;;[.D7]=&quot;MO&quot;); 0; 1)" office:value-type="float" office:value="0" calcext:value-type="float">
            <text:p>0</text:p>
          </table:table-cell>
          <table:table-cell table:style-name="ce7" table:formula="of:=IF(OR([.E7]=&quot;TO&quot;;[.E7]=&quot;MO&quot;); 0; 1)" office:value-type="float" office:value="1" calcext:value-type="float">
            <text:p>1</text:p>
          </table:table-cell>
          <table:table-cell table:style-name="ce7" table:formula="of:=IF(OR([.F7]=&quot;TO&quot;;[.F7]=&quot;MO&quot;); 0; 1)" office:value-type="float" office:value="1" calcext:value-type="float">
            <text:p>1</text:p>
          </table:table-cell>
          <table:table-cell table:style-name="ce7" table:formula="of:=IF(OR([.G7]=&quot;TO&quot;;[.G7]=&quot;MO&quot;); 0; 1)" office:value-type="float" office:value="1" calcext:value-type="float">
            <text:p>1</text:p>
          </table:table-cell>
          <table:table-cell/>
          <table:table-cell table:style-name="ce7" table:formula="of:=IF(OR([.I7]=&quot;TO&quot;;[.I7]=&quot;MO&quot;); 0; 1)" office:value-type="float" office:value="1" calcext:value-type="float">
            <text:p>1</text:p>
          </table:table-cell>
          <table:table-cell table:style-name="ce7" table:formula="of:=IF(OR([.J7]=&quot;TO&quot;;[.J7]=&quot;MO&quot;); 0; 1)" office:value-type="float" office:value="1" calcext:value-type="float">
            <text:p>1</text:p>
          </table:table-cell>
          <table:table-cell table:style-name="ce7" table:formula="of:=IF(OR([.K7]=&quot;TO&quot;;[.K7]=&quot;MO&quot;); 0; 1)" office:value-type="float" office:value="1" calcext:value-type="float">
            <text:p>1</text:p>
          </table:table-cell>
          <table:table-cell table:style-name="ce7" table:formula="of:=IF(OR([.L7]=&quot;TO&quot;;[.L7]=&quot;MO&quot;); 0; 1)" office:value-type="float" office:value="1" calcext:value-type="float">
            <text:p>1</text:p>
          </table:table-cell>
          <table:table-cell table:style-name="ce7" table:formula="of:=IF(OR([.M7]=&quot;TO&quot;;[.M7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7]=&quot;TO&quot;;[.B7]=&quot;MO&quot;); 3600; [.B7])" office:value-type="float" office:value="0.582488" calcext:value-type="float">
            <text:p>0.582488</text:p>
          </table:table-cell>
          <table:table-cell table:style-name="ce10" table:formula="of:=IF(OR([.C7]=&quot;TO&quot;;[.C7]=&quot;MO&quot;); 3600; [.C7])" office:value-type="float" office:value="44.43363548" calcext:value-type="float">
            <text:p>44.433635</text:p>
          </table:table-cell>
          <table:table-cell table:style-name="ce10" table:formula="of:=IF(OR([.D7]=&quot;TO&quot;;[.D7]=&quot;MO&quot;); 3600; [.D7])" office:value-type="float" office:value="3600" calcext:value-type="float">
            <text:p>3600.000000</text:p>
          </table:table-cell>
          <table:table-cell table:style-name="ce10" table:formula="of:=IF(OR([.E7]=&quot;TO&quot;;[.E7]=&quot;MO&quot;); 3600; [.E7])" office:value-type="float" office:value="140.604651927948" calcext:value-type="float">
            <text:p>140.604652</text:p>
          </table:table-cell>
          <table:table-cell table:style-name="ce10" table:formula="of:=IF(OR([.F7]=&quot;TO&quot;;[.F7]=&quot;MO&quot;); 3600; [.F7])" office:value-type="float" office:value="182.330682039261" calcext:value-type="float">
            <text:p>182.330682</text:p>
          </table:table-cell>
          <table:table-cell table:style-name="ce10" table:formula="of:=IF(OR([.G7]=&quot;TO&quot;;[.G7]=&quot;MO&quot;); 3600; [.G7])" office:value-type="float" office:value="2.15500116348267" calcext:value-type="float">
            <text:p>2.155001</text:p>
          </table:table-cell>
          <table:table-cell table:style-name="ce10"/>
          <table:table-cell table:style-name="ce10" table:formula="of:=IF(OR([.I7]=&quot;TO&quot;;[.I7]=&quot;MO&quot;); 3600; [.I7])" office:value-type="float" office:value="124.167" calcext:value-type="float">
            <text:p>124.167000</text:p>
          </table:table-cell>
          <table:table-cell table:style-name="ce10" table:formula="of:=IF(OR([.J7]=&quot;TO&quot;;[.J7]=&quot;MO&quot;); 3600; [.J7])" office:value-type="float" office:value="2.36124" calcext:value-type="float">
            <text:p>2.361240</text:p>
          </table:table-cell>
          <table:table-cell table:style-name="ce10" table:formula="of:=IF(OR([.K7]=&quot;TO&quot;;[.K7]=&quot;MO&quot;); 3600; [.K7])" office:value-type="float" office:value="0.596664" calcext:value-type="float">
            <text:p>0.596664</text:p>
          </table:table-cell>
          <table:table-cell table:style-name="ce10" table:formula="of:=IF(OR([.L7]=&quot;TO&quot;;[.L7]=&quot;MO&quot;); 3600; [.L7])" office:value-type="float" office:value="18.4241" calcext:value-type="float">
            <text:p>18.424100</text:p>
          </table:table-cell>
          <table:table-cell table:style-name="ce10" table:formula="of:=IF(OR([.M7]=&quot;TO&quot;;[.M7]=&quot;MO&quot;); 3600; [.M7])" office:value-type="float" office:value="9.42624" calcext:value-type="float">
            <text:p>9.426240</text:p>
          </table:table-cell>
        </table:table-row>
        <table:table-row table:style-name="ro1">
          <table:table-cell table:style-name="ce3" office:value-type="string" calcext:value-type="string">
            <text:p>_CP12-pedigree20</text:p>
          </table:table-cell>
          <table:table-cell table:style-name="ce4" office:value-type="float" office:value="0.201247" calcext:value-type="float">
            <text:p>0.201247</text:p>
          </table:table-cell>
          <table:table-cell office:value-type="float" office:value="98.853905986" calcext:value-type="float">
            <text:p>98.853905986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226.501723051071" calcext:value-type="float">
            <text:p>226.501723051071</text:p>
          </table:table-cell>
          <table:table-cell office:value-type="float" office:value="10.4730997085571" calcext:value-type="float">
            <text:p>10.4730997085571</text:p>
          </table:table-cell>
          <table:table-cell/>
          <table:table-cell table:style-name="ce4" office:value-type="float" office:value="0.477" calcext:value-type="float">
            <text:p>0.477</text:p>
          </table:table-cell>
          <table:table-cell office:value-type="float" office:value="32.8365" calcext:value-type="float">
            <text:p>32.8365</text:p>
          </table:table-cell>
          <table:table-cell office:value-type="float" office:value="0.813055" calcext:value-type="float">
            <text:p>0.813055</text:p>
          </table:table-cell>
          <table:table-cell office:value-type="float" office:value="3.6145" calcext:value-type="float">
            <text:p>3.6145</text:p>
          </table:table-cell>
          <table:table-cell table:style-name="ce53" office:value-type="float" office:value="12.5471" calcext:value-type="float">
            <text:p>12.5471</text:p>
          </table:table-cell>
          <table:table-cell table:style-name="ce7" table:number-columns-repeated="2"/>
          <table:table-cell table:style-name="ce7" table:formula="of:=IF(OR([.B8]=&quot;TO&quot;;[.B8]=&quot;MO&quot;); 0; 1)" office:value-type="float" office:value="1" calcext:value-type="float">
            <text:p>1</text:p>
          </table:table-cell>
          <table:table-cell table:style-name="ce7" table:formula="of:=IF(OR([.C8]=&quot;TO&quot;;[.C8]=&quot;MO&quot;); 0; 1)" office:value-type="float" office:value="1" calcext:value-type="float">
            <text:p>1</text:p>
          </table:table-cell>
          <table:table-cell table:style-name="ce7" table:formula="of:=IF(OR([.D8]=&quot;TO&quot;;[.D8]=&quot;MO&quot;); 0; 1)" office:value-type="float" office:value="0" calcext:value-type="float">
            <text:p>0</text:p>
          </table:table-cell>
          <table:table-cell table:style-name="ce7" table:formula="of:=IF(OR([.E8]=&quot;TO&quot;;[.E8]=&quot;MO&quot;); 0; 1)" office:value-type="float" office:value="0" calcext:value-type="float">
            <text:p>0</text:p>
          </table:table-cell>
          <table:table-cell table:style-name="ce7" table:formula="of:=IF(OR([.F8]=&quot;TO&quot;;[.F8]=&quot;MO&quot;); 0; 1)" office:value-type="float" office:value="1" calcext:value-type="float">
            <text:p>1</text:p>
          </table:table-cell>
          <table:table-cell table:style-name="ce7" table:formula="of:=IF(OR([.G8]=&quot;TO&quot;;[.G8]=&quot;MO&quot;); 0; 1)" office:value-type="float" office:value="1" calcext:value-type="float">
            <text:p>1</text:p>
          </table:table-cell>
          <table:table-cell/>
          <table:table-cell table:style-name="ce7" table:formula="of:=IF(OR([.I8]=&quot;TO&quot;;[.I8]=&quot;MO&quot;); 0; 1)" office:value-type="float" office:value="1" calcext:value-type="float">
            <text:p>1</text:p>
          </table:table-cell>
          <table:table-cell table:style-name="ce7" table:formula="of:=IF(OR([.J8]=&quot;TO&quot;;[.J8]=&quot;MO&quot;); 0; 1)" office:value-type="float" office:value="1" calcext:value-type="float">
            <text:p>1</text:p>
          </table:table-cell>
          <table:table-cell table:style-name="ce7" table:formula="of:=IF(OR([.K8]=&quot;TO&quot;;[.K8]=&quot;MO&quot;); 0; 1)" office:value-type="float" office:value="1" calcext:value-type="float">
            <text:p>1</text:p>
          </table:table-cell>
          <table:table-cell table:style-name="ce7" table:formula="of:=IF(OR([.L8]=&quot;TO&quot;;[.L8]=&quot;MO&quot;); 0; 1)" office:value-type="float" office:value="1" calcext:value-type="float">
            <text:p>1</text:p>
          </table:table-cell>
          <table:table-cell table:style-name="ce7" table:formula="of:=IF(OR([.M8]=&quot;TO&quot;;[.M8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]=&quot;TO&quot;;[.B8]=&quot;MO&quot;); 3600; [.B8])" office:value-type="float" office:value="0.201247" calcext:value-type="float">
            <text:p>0.201247</text:p>
          </table:table-cell>
          <table:table-cell table:style-name="ce10" table:formula="of:=IF(OR([.C8]=&quot;TO&quot;;[.C8]=&quot;MO&quot;); 3600; [.C8])" office:value-type="float" office:value="98.853905986" calcext:value-type="float">
            <text:p>98.853906</text:p>
          </table:table-cell>
          <table:table-cell table:style-name="ce10" table:formula="of:=IF(OR([.D8]=&quot;TO&quot;;[.D8]=&quot;MO&quot;); 3600; [.D8])" office:value-type="float" office:value="3600" calcext:value-type="float">
            <text:p>3600.000000</text:p>
          </table:table-cell>
          <table:table-cell table:style-name="ce10" table:formula="of:=IF(OR([.E8]=&quot;TO&quot;;[.E8]=&quot;MO&quot;); 3600; [.E8])" office:value-type="float" office:value="3600" calcext:value-type="float">
            <text:p>3600.000000</text:p>
          </table:table-cell>
          <table:table-cell table:style-name="ce10" table:formula="of:=IF(OR([.F8]=&quot;TO&quot;;[.F8]=&quot;MO&quot;); 3600; [.F8])" office:value-type="float" office:value="226.501723051071" calcext:value-type="float">
            <text:p>226.501723</text:p>
          </table:table-cell>
          <table:table-cell table:style-name="ce10" table:formula="of:=IF(OR([.G8]=&quot;TO&quot;;[.G8]=&quot;MO&quot;); 3600; [.G8])" office:value-type="float" office:value="10.4730997085571" calcext:value-type="float">
            <text:p>10.473100</text:p>
          </table:table-cell>
          <table:table-cell table:style-name="ce10"/>
          <table:table-cell table:style-name="ce10" table:formula="of:=IF(OR([.I8]=&quot;TO&quot;;[.I8]=&quot;MO&quot;); 3600; [.I8])" office:value-type="float" office:value="0.477" calcext:value-type="float">
            <text:p>0.477000</text:p>
          </table:table-cell>
          <table:table-cell table:style-name="ce10" table:formula="of:=IF(OR([.J8]=&quot;TO&quot;;[.J8]=&quot;MO&quot;); 3600; [.J8])" office:value-type="float" office:value="32.8365" calcext:value-type="float">
            <text:p>32.836500</text:p>
          </table:table-cell>
          <table:table-cell table:style-name="ce10" table:formula="of:=IF(OR([.K8]=&quot;TO&quot;;[.K8]=&quot;MO&quot;); 3600; [.K8])" office:value-type="float" office:value="0.813055" calcext:value-type="float">
            <text:p>0.813055</text:p>
          </table:table-cell>
          <table:table-cell table:style-name="ce10" table:formula="of:=IF(OR([.L8]=&quot;TO&quot;;[.L8]=&quot;MO&quot;); 3600; [.L8])" office:value-type="float" office:value="3.6145" calcext:value-type="float">
            <text:p>3.614500</text:p>
          </table:table-cell>
          <table:table-cell table:style-name="ce10" table:formula="of:=IF(OR([.M8]=&quot;TO&quot;;[.M8]=&quot;MO&quot;); 3600; [.M8])" office:value-type="float" office:value="12.5471" calcext:value-type="float">
            <text:p>12.547100</text:p>
          </table:table-cell>
        </table:table-row>
        <table:table-row table:style-name="ro1">
          <table:table-cell table:style-name="ce3" office:value-type="string" calcext:value-type="string">
            <text:p>_CP12-pedigree25</text:p>
          </table:table-cell>
          <table:table-cell table:style-name="ce4" office:value-type="float" office:value="0.394648" calcext:value-type="float">
            <text:p>0.394648</text:p>
          </table:table-cell>
          <table:table-cell office:value-type="float" office:value="0.039118312" calcext:value-type="float">
            <text:p>0.039118312</text:p>
          </table:table-cell>
          <table:table-cell office:value-type="string" calcext:value-type="string">
            <text:p>TO</text:p>
          </table:table-cell>
          <table:table-cell office:value-type="float" office:value="197.51989364624" calcext:value-type="float">
            <text:p>197.51989364624</text:p>
          </table:table-cell>
          <table:table-cell office:value-type="float" office:value="0.099684238433838" calcext:value-type="float">
            <text:p>0.099684238433838</text:p>
          </table:table-cell>
          <table:table-cell office:value-type="float" office:value="0.908249139785767" calcext:value-type="float">
            <text:p>0.908249139785767</text:p>
          </table:table-cell>
          <table:table-cell/>
          <table:table-cell table:style-name="ce4" office:value-type="float" office:value="1262.337" calcext:value-type="float">
            <text:p>1262.337</text:p>
          </table:table-cell>
          <table:table-cell office:value-type="float" office:value="1.96196" calcext:value-type="float">
            <text:p>1.96196</text:p>
          </table:table-cell>
          <table:table-cell office:value-type="float" office:value="0.177719" calcext:value-type="float">
            <text:p>0.177719</text:p>
          </table:table-cell>
          <table:table-cell office:value-type="float" office:value="5.05672" calcext:value-type="float">
            <text:p>5.05672</text:p>
          </table:table-cell>
          <table:table-cell table:style-name="ce53" office:value-type="float" office:value="1.96065" calcext:value-type="float">
            <text:p>1.96065</text:p>
          </table:table-cell>
          <table:table-cell table:style-name="ce7" table:number-columns-repeated="2"/>
          <table:table-cell table:style-name="ce7" table:formula="of:=IF(OR([.B9]=&quot;TO&quot;;[.B9]=&quot;MO&quot;); 0; 1)" office:value-type="float" office:value="1" calcext:value-type="float">
            <text:p>1</text:p>
          </table:table-cell>
          <table:table-cell table:style-name="ce7" table:formula="of:=IF(OR([.C9]=&quot;TO&quot;;[.C9]=&quot;MO&quot;); 0; 1)" office:value-type="float" office:value="1" calcext:value-type="float">
            <text:p>1</text:p>
          </table:table-cell>
          <table:table-cell table:style-name="ce7" table:formula="of:=IF(OR([.D9]=&quot;TO&quot;;[.D9]=&quot;MO&quot;); 0; 1)" office:value-type="float" office:value="0" calcext:value-type="float">
            <text:p>0</text:p>
          </table:table-cell>
          <table:table-cell table:style-name="ce7" table:formula="of:=IF(OR([.E9]=&quot;TO&quot;;[.E9]=&quot;MO&quot;); 0; 1)" office:value-type="float" office:value="1" calcext:value-type="float">
            <text:p>1</text:p>
          </table:table-cell>
          <table:table-cell table:style-name="ce7" table:formula="of:=IF(OR([.F9]=&quot;TO&quot;;[.F9]=&quot;MO&quot;); 0; 1)" office:value-type="float" office:value="1" calcext:value-type="float">
            <text:p>1</text:p>
          </table:table-cell>
          <table:table-cell table:style-name="ce7" table:formula="of:=IF(OR([.G9]=&quot;TO&quot;;[.G9]=&quot;MO&quot;); 0; 1)" office:value-type="float" office:value="1" calcext:value-type="float">
            <text:p>1</text:p>
          </table:table-cell>
          <table:table-cell/>
          <table:table-cell table:style-name="ce7" table:formula="of:=IF(OR([.I9]=&quot;TO&quot;;[.I9]=&quot;MO&quot;); 0; 1)" office:value-type="float" office:value="1" calcext:value-type="float">
            <text:p>1</text:p>
          </table:table-cell>
          <table:table-cell table:style-name="ce7" table:formula="of:=IF(OR([.J9]=&quot;TO&quot;;[.J9]=&quot;MO&quot;); 0; 1)" office:value-type="float" office:value="1" calcext:value-type="float">
            <text:p>1</text:p>
          </table:table-cell>
          <table:table-cell table:style-name="ce7" table:formula="of:=IF(OR([.K9]=&quot;TO&quot;;[.K9]=&quot;MO&quot;); 0; 1)" office:value-type="float" office:value="1" calcext:value-type="float">
            <text:p>1</text:p>
          </table:table-cell>
          <table:table-cell table:style-name="ce7" table:formula="of:=IF(OR([.L9]=&quot;TO&quot;;[.L9]=&quot;MO&quot;); 0; 1)" office:value-type="float" office:value="1" calcext:value-type="float">
            <text:p>1</text:p>
          </table:table-cell>
          <table:table-cell table:style-name="ce7" table:formula="of:=IF(OR([.M9]=&quot;TO&quot;;[.M9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9]=&quot;TO&quot;;[.B9]=&quot;MO&quot;); 3600; [.B9])" office:value-type="float" office:value="0.394648" calcext:value-type="float">
            <text:p>0.394648</text:p>
          </table:table-cell>
          <table:table-cell table:style-name="ce10" table:formula="of:=IF(OR([.C9]=&quot;TO&quot;;[.C9]=&quot;MO&quot;); 3600; [.C9])" office:value-type="float" office:value="0.039118312" calcext:value-type="float">
            <text:p>0.039118</text:p>
          </table:table-cell>
          <table:table-cell table:style-name="ce10" table:formula="of:=IF(OR([.D9]=&quot;TO&quot;;[.D9]=&quot;MO&quot;); 3600; [.D9])" office:value-type="float" office:value="3600" calcext:value-type="float">
            <text:p>3600.000000</text:p>
          </table:table-cell>
          <table:table-cell table:style-name="ce10" table:formula="of:=IF(OR([.E9]=&quot;TO&quot;;[.E9]=&quot;MO&quot;); 3600; [.E9])" office:value-type="float" office:value="197.51989364624" calcext:value-type="float">
            <text:p>197.519894</text:p>
          </table:table-cell>
          <table:table-cell table:style-name="ce10" table:formula="of:=IF(OR([.F9]=&quot;TO&quot;;[.F9]=&quot;MO&quot;); 3600; [.F9])" office:value-type="float" office:value="0.099684238433838" calcext:value-type="float">
            <text:p>0.099684</text:p>
          </table:table-cell>
          <table:table-cell table:style-name="ce10" table:formula="of:=IF(OR([.G9]=&quot;TO&quot;;[.G9]=&quot;MO&quot;); 3600; [.G9])" office:value-type="float" office:value="0.908249139785767" calcext:value-type="float">
            <text:p>0.908249</text:p>
          </table:table-cell>
          <table:table-cell table:style-name="ce10"/>
          <table:table-cell table:style-name="ce10" table:formula="of:=IF(OR([.I9]=&quot;TO&quot;;[.I9]=&quot;MO&quot;); 3600; [.I9])" office:value-type="float" office:value="1262.337" calcext:value-type="float">
            <text:p>1262.337000</text:p>
          </table:table-cell>
          <table:table-cell table:style-name="ce10" table:formula="of:=IF(OR([.J9]=&quot;TO&quot;;[.J9]=&quot;MO&quot;); 3600; [.J9])" office:value-type="float" office:value="1.96196" calcext:value-type="float">
            <text:p>1.961960</text:p>
          </table:table-cell>
          <table:table-cell table:style-name="ce10" table:formula="of:=IF(OR([.K9]=&quot;TO&quot;;[.K9]=&quot;MO&quot;); 3600; [.K9])" office:value-type="float" office:value="0.177719" calcext:value-type="float">
            <text:p>0.177719</text:p>
          </table:table-cell>
          <table:table-cell table:style-name="ce10" table:formula="of:=IF(OR([.L9]=&quot;TO&quot;;[.L9]=&quot;MO&quot;); 3600; [.L9])" office:value-type="float" office:value="5.05672" calcext:value-type="float">
            <text:p>5.056720</text:p>
          </table:table-cell>
          <table:table-cell table:style-name="ce10" table:formula="of:=IF(OR([.M9]=&quot;TO&quot;;[.M9]=&quot;MO&quot;); 3600; [.M9])" office:value-type="float" office:value="1.96065" calcext:value-type="float">
            <text:p>1.960650</text:p>
          </table:table-cell>
        </table:table-row>
        <table:table-row table:style-name="ro1">
          <table:table-cell table:style-name="ce3" office:value-type="string" calcext:value-type="string">
            <text:p>_CP12-pedigree30</text:p>
          </table:table-cell>
          <table:table-cell table:style-name="ce4" office:value-type="float" office:value="1.828922" calcext:value-type="float">
            <text:p>1.828922</text:p>
          </table:table-cell>
          <table:table-cell office:value-type="float" office:value="1.360251977" calcext:value-type="float">
            <text:p>1.360251977</text:p>
          </table:table-cell>
          <table:table-cell office:value-type="string" calcext:value-type="string">
            <text:p>TO</text:p>
          </table:table-cell>
          <table:table-cell office:value-type="float" office:value="415.593128919601" calcext:value-type="float">
            <text:p>415.593128919601</text:p>
          </table:table-cell>
          <table:table-cell office:value-type="float" office:value="381.138433456421" calcext:value-type="float">
            <text:p>381.138433456421</text:p>
          </table:table-cell>
          <table:table-cell office:value-type="float" office:value="2.10984897613525" calcext:value-type="float">
            <text:p>2.10984897613525</text:p>
          </table:table-cell>
          <table:table-cell/>
          <table:table-cell table:style-name="ce4" office:value-type="float" office:value="187.498" calcext:value-type="float">
            <text:p>187.498</text:p>
          </table:table-cell>
          <table:table-cell office:value-type="float" office:value="5.38322" calcext:value-type="float">
            <text:p>5.38322</text:p>
          </table:table-cell>
          <table:table-cell office:value-type="float" office:value="0.41483" calcext:value-type="float">
            <text:p>0.41483</text:p>
          </table:table-cell>
          <table:table-cell office:value-type="float" office:value="55.1053" calcext:value-type="float">
            <text:p>55.1053</text:p>
          </table:table-cell>
          <table:table-cell table:style-name="ce53" office:value-type="float" office:value="12.8066" calcext:value-type="float">
            <text:p>12.8066</text:p>
          </table:table-cell>
          <table:table-cell table:style-name="ce7" table:number-columns-repeated="2"/>
          <table:table-cell table:style-name="ce7" table:formula="of:=IF(OR([.B10]=&quot;TO&quot;;[.B10]=&quot;MO&quot;); 0; 1)" office:value-type="float" office:value="1" calcext:value-type="float">
            <text:p>1</text:p>
          </table:table-cell>
          <table:table-cell table:style-name="ce7" table:formula="of:=IF(OR([.C10]=&quot;TO&quot;;[.C10]=&quot;MO&quot;); 0; 1)" office:value-type="float" office:value="1" calcext:value-type="float">
            <text:p>1</text:p>
          </table:table-cell>
          <table:table-cell table:style-name="ce7" table:formula="of:=IF(OR([.D10]=&quot;TO&quot;;[.D10]=&quot;MO&quot;); 0; 1)" office:value-type="float" office:value="0" calcext:value-type="float">
            <text:p>0</text:p>
          </table:table-cell>
          <table:table-cell table:style-name="ce7" table:formula="of:=IF(OR([.E10]=&quot;TO&quot;;[.E10]=&quot;MO&quot;); 0; 1)" office:value-type="float" office:value="1" calcext:value-type="float">
            <text:p>1</text:p>
          </table:table-cell>
          <table:table-cell table:style-name="ce7" table:formula="of:=IF(OR([.F10]=&quot;TO&quot;;[.F10]=&quot;MO&quot;); 0; 1)" office:value-type="float" office:value="1" calcext:value-type="float">
            <text:p>1</text:p>
          </table:table-cell>
          <table:table-cell table:style-name="ce7" table:formula="of:=IF(OR([.G10]=&quot;TO&quot;;[.G10]=&quot;MO&quot;); 0; 1)" office:value-type="float" office:value="1" calcext:value-type="float">
            <text:p>1</text:p>
          </table:table-cell>
          <table:table-cell/>
          <table:table-cell table:style-name="ce7" table:formula="of:=IF(OR([.I10]=&quot;TO&quot;;[.I10]=&quot;MO&quot;); 0; 1)" office:value-type="float" office:value="1" calcext:value-type="float">
            <text:p>1</text:p>
          </table:table-cell>
          <table:table-cell table:style-name="ce7" table:formula="of:=IF(OR([.J10]=&quot;TO&quot;;[.J10]=&quot;MO&quot;); 0; 1)" office:value-type="float" office:value="1" calcext:value-type="float">
            <text:p>1</text:p>
          </table:table-cell>
          <table:table-cell table:style-name="ce7" table:formula="of:=IF(OR([.K10]=&quot;TO&quot;;[.K10]=&quot;MO&quot;); 0; 1)" office:value-type="float" office:value="1" calcext:value-type="float">
            <text:p>1</text:p>
          </table:table-cell>
          <table:table-cell table:style-name="ce7" table:formula="of:=IF(OR([.L10]=&quot;TO&quot;;[.L10]=&quot;MO&quot;); 0; 1)" office:value-type="float" office:value="1" calcext:value-type="float">
            <text:p>1</text:p>
          </table:table-cell>
          <table:table-cell table:style-name="ce7" table:formula="of:=IF(OR([.M10]=&quot;TO&quot;;[.M10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0]=&quot;TO&quot;;[.B10]=&quot;MO&quot;); 3600; [.B10])" office:value-type="float" office:value="1.828922" calcext:value-type="float">
            <text:p>1.828922</text:p>
          </table:table-cell>
          <table:table-cell table:style-name="ce10" table:formula="of:=IF(OR([.C10]=&quot;TO&quot;;[.C10]=&quot;MO&quot;); 3600; [.C10])" office:value-type="float" office:value="1.360251977" calcext:value-type="float">
            <text:p>1.360252</text:p>
          </table:table-cell>
          <table:table-cell table:style-name="ce10" table:formula="of:=IF(OR([.D10]=&quot;TO&quot;;[.D10]=&quot;MO&quot;); 3600; [.D10])" office:value-type="float" office:value="3600" calcext:value-type="float">
            <text:p>3600.000000</text:p>
          </table:table-cell>
          <table:table-cell table:style-name="ce10" table:formula="of:=IF(OR([.E10]=&quot;TO&quot;;[.E10]=&quot;MO&quot;); 3600; [.E10])" office:value-type="float" office:value="415.593128919601" calcext:value-type="float">
            <text:p>415.593129</text:p>
          </table:table-cell>
          <table:table-cell table:style-name="ce10" table:formula="of:=IF(OR([.F10]=&quot;TO&quot;;[.F10]=&quot;MO&quot;); 3600; [.F10])" office:value-type="float" office:value="381.138433456421" calcext:value-type="float">
            <text:p>381.138433</text:p>
          </table:table-cell>
          <table:table-cell table:style-name="ce10" table:formula="of:=IF(OR([.G10]=&quot;TO&quot;;[.G10]=&quot;MO&quot;); 3600; [.G10])" office:value-type="float" office:value="2.10984897613525" calcext:value-type="float">
            <text:p>2.109849</text:p>
          </table:table-cell>
          <table:table-cell table:style-name="ce10"/>
          <table:table-cell table:style-name="ce10" table:formula="of:=IF(OR([.I10]=&quot;TO&quot;;[.I10]=&quot;MO&quot;); 3600; [.I10])" office:value-type="float" office:value="187.498" calcext:value-type="float">
            <text:p>187.498000</text:p>
          </table:table-cell>
          <table:table-cell table:style-name="ce10" table:formula="of:=IF(OR([.J10]=&quot;TO&quot;;[.J10]=&quot;MO&quot;); 3600; [.J10])" office:value-type="float" office:value="5.38322" calcext:value-type="float">
            <text:p>5.383220</text:p>
          </table:table-cell>
          <table:table-cell table:style-name="ce10" table:formula="of:=IF(OR([.K10]=&quot;TO&quot;;[.K10]=&quot;MO&quot;); 3600; [.K10])" office:value-type="float" office:value="0.41483" calcext:value-type="float">
            <text:p>0.414830</text:p>
          </table:table-cell>
          <table:table-cell table:style-name="ce10" table:formula="of:=IF(OR([.L10]=&quot;TO&quot;;[.L10]=&quot;MO&quot;); 3600; [.L10])" office:value-type="float" office:value="55.1053" calcext:value-type="float">
            <text:p>55.105300</text:p>
          </table:table-cell>
          <table:table-cell table:style-name="ce10" table:formula="of:=IF(OR([.M10]=&quot;TO&quot;;[.M10]=&quot;MO&quot;); 3600; [.M10])" office:value-type="float" office:value="12.8066" calcext:value-type="float">
            <text:p>12.806600</text:p>
          </table:table-cell>
        </table:table-row>
        <table:table-row table:style-name="ro1">
          <table:table-cell table:style-name="ce3" office:value-type="string" calcext:value-type="string">
            <text:p>_CP12-pedigree31</text:p>
          </table:table-cell>
          <table:table-cell table:style-name="ce4" office:value-type="float" office:value="22.492363" calcext:value-type="float">
            <text:p>22.492363</text:p>
          </table:table-cell>
          <table:table-cell table:number-columns-repeated="4" office:value-type="string" calcext:value-type="string">
            <text:p>TO</text:p>
          </table:table-cell>
          <table:table-cell office:value-type="float" office:value="1278.87449097633" calcext:value-type="float">
            <text:p>1278.87449097633</text:p>
          </table:table-cell>
          <table:table-cell/>
          <table:table-cell table:style-name="ce4" office:value-type="float" office:value="2525.973" calcext:value-type="float">
            <text:p>2525.973</text:p>
          </table:table-cell>
          <table:table-cell office:value-type="string" calcext:value-type="string">
            <text:p>TO</text:p>
          </table:table-cell>
          <table:table-cell office:value-type="float" office:value="339.025" calcext:value-type="float">
            <text:p>339.025</text:p>
          </table:table-cell>
          <table:table-cell office:value-type="float" office:value="2014.49" calcext:value-type="float">
            <text:p>2014.49</text:p>
          </table:table-cell>
          <table:table-cell table:style-name="ce53" office:value-type="float" office:value="565.319" calcext:value-type="float">
            <text:p>565.319</text:p>
          </table:table-cell>
          <table:table-cell table:style-name="ce7" table:number-columns-repeated="2"/>
          <table:table-cell table:style-name="ce7" table:formula="of:=IF(OR([.B11]=&quot;TO&quot;;[.B11]=&quot;MO&quot;); 0; 1)" office:value-type="float" office:value="1" calcext:value-type="float">
            <text:p>1</text:p>
          </table:table-cell>
          <table:table-cell table:style-name="ce7" table:formula="of:=IF(OR([.C11]=&quot;TO&quot;;[.C11]=&quot;MO&quot;); 0; 1)" office:value-type="float" office:value="0" calcext:value-type="float">
            <text:p>0</text:p>
          </table:table-cell>
          <table:table-cell table:style-name="ce7" table:formula="of:=IF(OR([.D11]=&quot;TO&quot;;[.D11]=&quot;MO&quot;); 0; 1)" office:value-type="float" office:value="0" calcext:value-type="float">
            <text:p>0</text:p>
          </table:table-cell>
          <table:table-cell table:style-name="ce7" table:formula="of:=IF(OR([.E11]=&quot;TO&quot;;[.E11]=&quot;MO&quot;); 0; 1)" office:value-type="float" office:value="0" calcext:value-type="float">
            <text:p>0</text:p>
          </table:table-cell>
          <table:table-cell table:style-name="ce7" table:formula="of:=IF(OR([.F11]=&quot;TO&quot;;[.F11]=&quot;MO&quot;); 0; 1)" office:value-type="float" office:value="0" calcext:value-type="float">
            <text:p>0</text:p>
          </table:table-cell>
          <table:table-cell table:style-name="ce7" table:formula="of:=IF(OR([.G11]=&quot;TO&quot;;[.G11]=&quot;MO&quot;); 0; 1)" office:value-type="float" office:value="1" calcext:value-type="float">
            <text:p>1</text:p>
          </table:table-cell>
          <table:table-cell/>
          <table:table-cell table:style-name="ce7" table:formula="of:=IF(OR([.I11]=&quot;TO&quot;;[.I11]=&quot;MO&quot;); 0; 1)" office:value-type="float" office:value="1" calcext:value-type="float">
            <text:p>1</text:p>
          </table:table-cell>
          <table:table-cell table:style-name="ce7" table:formula="of:=IF(OR([.J11]=&quot;TO&quot;;[.J11]=&quot;MO&quot;); 0; 1)" office:value-type="float" office:value="0" calcext:value-type="float">
            <text:p>0</text:p>
          </table:table-cell>
          <table:table-cell table:style-name="ce7" table:formula="of:=IF(OR([.K11]=&quot;TO&quot;;[.K11]=&quot;MO&quot;); 0; 1)" office:value-type="float" office:value="1" calcext:value-type="float">
            <text:p>1</text:p>
          </table:table-cell>
          <table:table-cell table:style-name="ce7" table:formula="of:=IF(OR([.L11]=&quot;TO&quot;;[.L11]=&quot;MO&quot;); 0; 1)" office:value-type="float" office:value="1" calcext:value-type="float">
            <text:p>1</text:p>
          </table:table-cell>
          <table:table-cell table:style-name="ce7" table:formula="of:=IF(OR([.M11]=&quot;TO&quot;;[.M11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1]=&quot;TO&quot;;[.B11]=&quot;MO&quot;); 3600; [.B11])" office:value-type="float" office:value="22.492363" calcext:value-type="float">
            <text:p>22.492363</text:p>
          </table:table-cell>
          <table:table-cell table:style-name="ce10" table:formula="of:=IF(OR([.C11]=&quot;TO&quot;;[.C11]=&quot;MO&quot;); 3600; [.C11])" office:value-type="float" office:value="3600" calcext:value-type="float">
            <text:p>3600.000000</text:p>
          </table:table-cell>
          <table:table-cell table:style-name="ce10" table:formula="of:=IF(OR([.D11]=&quot;TO&quot;;[.D11]=&quot;MO&quot;); 3600; [.D11])" office:value-type="float" office:value="3600" calcext:value-type="float">
            <text:p>3600.000000</text:p>
          </table:table-cell>
          <table:table-cell table:style-name="ce10" table:formula="of:=IF(OR([.E11]=&quot;TO&quot;;[.E11]=&quot;MO&quot;); 3600; [.E11])" office:value-type="float" office:value="3600" calcext:value-type="float">
            <text:p>3600.000000</text:p>
          </table:table-cell>
          <table:table-cell table:style-name="ce10" table:formula="of:=IF(OR([.F11]=&quot;TO&quot;;[.F11]=&quot;MO&quot;); 3600; [.F11])" office:value-type="float" office:value="3600" calcext:value-type="float">
            <text:p>3600.000000</text:p>
          </table:table-cell>
          <table:table-cell table:style-name="ce10" table:formula="of:=IF(OR([.G11]=&quot;TO&quot;;[.G11]=&quot;MO&quot;); 3600; [.G11])" office:value-type="float" office:value="1278.87449097633" calcext:value-type="float">
            <text:p>1278.874491</text:p>
          </table:table-cell>
          <table:table-cell table:style-name="ce10"/>
          <table:table-cell table:style-name="ce10" table:formula="of:=IF(OR([.I11]=&quot;TO&quot;;[.I11]=&quot;MO&quot;); 3600; [.I11])" office:value-type="float" office:value="2525.973" calcext:value-type="float">
            <text:p>2525.973000</text:p>
          </table:table-cell>
          <table:table-cell table:style-name="ce10" table:formula="of:=IF(OR([.J11]=&quot;TO&quot;;[.J11]=&quot;MO&quot;); 3600; [.J11])" office:value-type="float" office:value="3600" calcext:value-type="float">
            <text:p>3600.000000</text:p>
          </table:table-cell>
          <table:table-cell table:style-name="ce10" table:formula="of:=IF(OR([.K11]=&quot;TO&quot;;[.K11]=&quot;MO&quot;); 3600; [.K11])" office:value-type="float" office:value="339.025" calcext:value-type="float">
            <text:p>339.025000</text:p>
          </table:table-cell>
          <table:table-cell table:style-name="ce10" table:formula="of:=IF(OR([.L11]=&quot;TO&quot;;[.L11]=&quot;MO&quot;); 3600; [.L11])" office:value-type="float" office:value="2014.49" calcext:value-type="float">
            <text:p>2014.490000</text:p>
          </table:table-cell>
          <table:table-cell table:style-name="ce10" table:formula="of:=IF(OR([.M11]=&quot;TO&quot;;[.M11]=&quot;MO&quot;); 3600; [.M11])" office:value-type="float" office:value="565.319" calcext:value-type="float">
            <text:p>565.319000</text:p>
          </table:table-cell>
        </table:table-row>
        <table:table-row table:style-name="ro1">
          <table:table-cell table:style-name="ce3" office:value-type="string" calcext:value-type="string">
            <text:p>_CP12-pedigree33</text:p>
          </table:table-cell>
          <table:table-cell table:style-name="ce4" office:value-type="float" office:value="3.852904" calcext:value-type="float">
            <text:p>3.852904</text:p>
          </table:table-cell>
          <table:table-cell office:value-type="float" office:value="0.047532311" calcext:value-type="float">
            <text:p>0.047532311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5.38083219528198" calcext:value-type="float">
            <text:p>5.38083219528198</text:p>
          </table:table-cell>
          <table:table-cell/>
          <table:table-cell table:style-name="ce4" office:value-type="float" office:value="7.646" calcext:value-type="float">
            <text:p>7.646</text:p>
          </table:table-cell>
          <table:table-cell office:value-type="float" office:value="38.377" calcext:value-type="float">
            <text:p>38.377</text:p>
          </table:table-cell>
          <table:table-cell office:value-type="float" office:value="0.128631" calcext:value-type="float">
            <text:p>0.128631</text:p>
          </table:table-cell>
          <table:table-cell office:value-type="float" office:value="23.1085" calcext:value-type="float">
            <text:p>23.1085</text:p>
          </table:table-cell>
          <table:table-cell table:style-name="ce53" office:value-type="float" office:value="30.8687" calcext:value-type="float">
            <text:p>30.8687</text:p>
          </table:table-cell>
          <table:table-cell table:style-name="ce7" table:number-columns-repeated="2"/>
          <table:table-cell table:style-name="ce7" table:formula="of:=IF(OR([.B12]=&quot;TO&quot;;[.B12]=&quot;MO&quot;); 0; 1)" office:value-type="float" office:value="1" calcext:value-type="float">
            <text:p>1</text:p>
          </table:table-cell>
          <table:table-cell table:style-name="ce7" table:formula="of:=IF(OR([.C12]=&quot;TO&quot;;[.C12]=&quot;MO&quot;); 0; 1)" office:value-type="float" office:value="1" calcext:value-type="float">
            <text:p>1</text:p>
          </table:table-cell>
          <table:table-cell table:style-name="ce7" table:formula="of:=IF(OR([.D12]=&quot;TO&quot;;[.D12]=&quot;MO&quot;); 0; 1)" office:value-type="float" office:value="0" calcext:value-type="float">
            <text:p>0</text:p>
          </table:table-cell>
          <table:table-cell table:style-name="ce7" table:formula="of:=IF(OR([.E12]=&quot;TO&quot;;[.E12]=&quot;MO&quot;); 0; 1)" office:value-type="float" office:value="0" calcext:value-type="float">
            <text:p>0</text:p>
          </table:table-cell>
          <table:table-cell table:style-name="ce7" table:formula="of:=IF(OR([.F12]=&quot;TO&quot;;[.F12]=&quot;MO&quot;); 0; 1)" office:value-type="float" office:value="0" calcext:value-type="float">
            <text:p>0</text:p>
          </table:table-cell>
          <table:table-cell table:style-name="ce7" table:formula="of:=IF(OR([.G12]=&quot;TO&quot;;[.G12]=&quot;MO&quot;); 0; 1)" office:value-type="float" office:value="1" calcext:value-type="float">
            <text:p>1</text:p>
          </table:table-cell>
          <table:table-cell/>
          <table:table-cell table:style-name="ce7" table:formula="of:=IF(OR([.I12]=&quot;TO&quot;;[.I12]=&quot;MO&quot;); 0; 1)" office:value-type="float" office:value="1" calcext:value-type="float">
            <text:p>1</text:p>
          </table:table-cell>
          <table:table-cell table:style-name="ce7" table:formula="of:=IF(OR([.J12]=&quot;TO&quot;;[.J12]=&quot;MO&quot;); 0; 1)" office:value-type="float" office:value="1" calcext:value-type="float">
            <text:p>1</text:p>
          </table:table-cell>
          <table:table-cell table:style-name="ce7" table:formula="of:=IF(OR([.K12]=&quot;TO&quot;;[.K12]=&quot;MO&quot;); 0; 1)" office:value-type="float" office:value="1" calcext:value-type="float">
            <text:p>1</text:p>
          </table:table-cell>
          <table:table-cell table:style-name="ce7" table:formula="of:=IF(OR([.L12]=&quot;TO&quot;;[.L12]=&quot;MO&quot;); 0; 1)" office:value-type="float" office:value="1" calcext:value-type="float">
            <text:p>1</text:p>
          </table:table-cell>
          <table:table-cell table:style-name="ce7" table:formula="of:=IF(OR([.M12]=&quot;TO&quot;;[.M12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2]=&quot;TO&quot;;[.B12]=&quot;MO&quot;); 3600; [.B12])" office:value-type="float" office:value="3.852904" calcext:value-type="float">
            <text:p>3.852904</text:p>
          </table:table-cell>
          <table:table-cell table:style-name="ce10" table:formula="of:=IF(OR([.C12]=&quot;TO&quot;;[.C12]=&quot;MO&quot;); 3600; [.C12])" office:value-type="float" office:value="0.047532311" calcext:value-type="float">
            <text:p>0.047532</text:p>
          </table:table-cell>
          <table:table-cell table:style-name="ce10" table:formula="of:=IF(OR([.D12]=&quot;TO&quot;;[.D12]=&quot;MO&quot;); 3600; [.D12])" office:value-type="float" office:value="3600" calcext:value-type="float">
            <text:p>3600.000000</text:p>
          </table:table-cell>
          <table:table-cell table:style-name="ce10" table:formula="of:=IF(OR([.E12]=&quot;TO&quot;;[.E12]=&quot;MO&quot;); 3600; [.E12])" office:value-type="float" office:value="3600" calcext:value-type="float">
            <text:p>3600.000000</text:p>
          </table:table-cell>
          <table:table-cell table:style-name="ce10" table:formula="of:=IF(OR([.F12]=&quot;TO&quot;;[.F12]=&quot;MO&quot;); 3600; [.F12])" office:value-type="float" office:value="3600" calcext:value-type="float">
            <text:p>3600.000000</text:p>
          </table:table-cell>
          <table:table-cell table:style-name="ce10" table:formula="of:=IF(OR([.G12]=&quot;TO&quot;;[.G12]=&quot;MO&quot;); 3600; [.G12])" office:value-type="float" office:value="5.38083219528198" calcext:value-type="float">
            <text:p>5.380832</text:p>
          </table:table-cell>
          <table:table-cell table:style-name="ce10"/>
          <table:table-cell table:style-name="ce10" table:formula="of:=IF(OR([.I12]=&quot;TO&quot;;[.I12]=&quot;MO&quot;); 3600; [.I12])" office:value-type="float" office:value="7.646" calcext:value-type="float">
            <text:p>7.646000</text:p>
          </table:table-cell>
          <table:table-cell table:style-name="ce10" table:formula="of:=IF(OR([.J12]=&quot;TO&quot;;[.J12]=&quot;MO&quot;); 3600; [.J12])" office:value-type="float" office:value="38.377" calcext:value-type="float">
            <text:p>38.377000</text:p>
          </table:table-cell>
          <table:table-cell table:style-name="ce10" table:formula="of:=IF(OR([.K12]=&quot;TO&quot;;[.K12]=&quot;MO&quot;); 3600; [.K12])" office:value-type="float" office:value="0.128631" calcext:value-type="float">
            <text:p>0.128631</text:p>
          </table:table-cell>
          <table:table-cell table:style-name="ce10" table:formula="of:=IF(OR([.L12]=&quot;TO&quot;;[.L12]=&quot;MO&quot;); 3600; [.L12])" office:value-type="float" office:value="23.1085" calcext:value-type="float">
            <text:p>23.108500</text:p>
          </table:table-cell>
          <table:table-cell table:style-name="ce10" table:formula="of:=IF(OR([.M12]=&quot;TO&quot;;[.M12]=&quot;MO&quot;); 3600; [.M12])" office:value-type="float" office:value="30.8687" calcext:value-type="float">
            <text:p>30.868700</text:p>
          </table:table-cell>
        </table:table-row>
        <table:table-row table:style-name="ro1">
          <table:table-cell table:style-name="ce3" office:value-type="string" calcext:value-type="string">
            <text:p>_CP12-pedigree39</text:p>
          </table:table-cell>
          <table:table-cell table:style-name="ce4" office:value-type="float" office:value="0.926476" calcext:value-type="float">
            <text:p>0.926476</text:p>
          </table:table-cell>
          <table:table-cell office:value-type="float" office:value="1559.917200216" calcext:value-type="float">
            <text:p>1559.917200216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3.56302690505981" calcext:value-type="float">
            <text:p>3.56302690505981</text:p>
          </table:table-cell>
          <table:table-cell/>
          <table:table-cell table:style-name="ce4" office:value-type="float" office:value="8.486" calcext:value-type="float">
            <text:p>8.486</text:p>
          </table:table-cell>
          <table:table-cell office:value-type="float" office:value="18.2158" calcext:value-type="float">
            <text:p>18.2158</text:p>
          </table:table-cell>
          <table:table-cell office:value-type="float" office:value="1.3585" calcext:value-type="float">
            <text:p>1.3585</text:p>
          </table:table-cell>
          <table:table-cell office:value-type="float" office:value="34.7122" calcext:value-type="float">
            <text:p>34.7122</text:p>
          </table:table-cell>
          <table:table-cell table:style-name="ce53" office:value-type="float" office:value="13.5618" calcext:value-type="float">
            <text:p>13.5618</text:p>
          </table:table-cell>
          <table:table-cell table:style-name="ce7" table:number-columns-repeated="2"/>
          <table:table-cell table:style-name="ce7" table:formula="of:=IF(OR([.B13]=&quot;TO&quot;;[.B13]=&quot;MO&quot;); 0; 1)" office:value-type="float" office:value="1" calcext:value-type="float">
            <text:p>1</text:p>
          </table:table-cell>
          <table:table-cell table:style-name="ce7" table:formula="of:=IF(OR([.C13]=&quot;TO&quot;;[.C13]=&quot;MO&quot;); 0; 1)" office:value-type="float" office:value="1" calcext:value-type="float">
            <text:p>1</text:p>
          </table:table-cell>
          <table:table-cell table:style-name="ce7" table:formula="of:=IF(OR([.D13]=&quot;TO&quot;;[.D13]=&quot;MO&quot;); 0; 1)" office:value-type="float" office:value="0" calcext:value-type="float">
            <text:p>0</text:p>
          </table:table-cell>
          <table:table-cell table:style-name="ce7" table:formula="of:=IF(OR([.E13]=&quot;TO&quot;;[.E13]=&quot;MO&quot;); 0; 1)" office:value-type="float" office:value="0" calcext:value-type="float">
            <text:p>0</text:p>
          </table:table-cell>
          <table:table-cell table:style-name="ce7" table:formula="of:=IF(OR([.F13]=&quot;TO&quot;;[.F13]=&quot;MO&quot;); 0; 1)" office:value-type="float" office:value="0" calcext:value-type="float">
            <text:p>0</text:p>
          </table:table-cell>
          <table:table-cell table:style-name="ce7" table:formula="of:=IF(OR([.G13]=&quot;TO&quot;;[.G13]=&quot;MO&quot;); 0; 1)" office:value-type="float" office:value="1" calcext:value-type="float">
            <text:p>1</text:p>
          </table:table-cell>
          <table:table-cell/>
          <table:table-cell table:style-name="ce7" table:formula="of:=IF(OR([.I13]=&quot;TO&quot;;[.I13]=&quot;MO&quot;); 0; 1)" office:value-type="float" office:value="1" calcext:value-type="float">
            <text:p>1</text:p>
          </table:table-cell>
          <table:table-cell table:style-name="ce7" table:formula="of:=IF(OR([.J13]=&quot;TO&quot;;[.J13]=&quot;MO&quot;); 0; 1)" office:value-type="float" office:value="1" calcext:value-type="float">
            <text:p>1</text:p>
          </table:table-cell>
          <table:table-cell table:style-name="ce7" table:formula="of:=IF(OR([.K13]=&quot;TO&quot;;[.K13]=&quot;MO&quot;); 0; 1)" office:value-type="float" office:value="1" calcext:value-type="float">
            <text:p>1</text:p>
          </table:table-cell>
          <table:table-cell table:style-name="ce7" table:formula="of:=IF(OR([.L13]=&quot;TO&quot;;[.L13]=&quot;MO&quot;); 0; 1)" office:value-type="float" office:value="1" calcext:value-type="float">
            <text:p>1</text:p>
          </table:table-cell>
          <table:table-cell table:style-name="ce7" table:formula="of:=IF(OR([.M13]=&quot;TO&quot;;[.M13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3]=&quot;TO&quot;;[.B13]=&quot;MO&quot;); 3600; [.B13])" office:value-type="float" office:value="0.926476" calcext:value-type="float">
            <text:p>0.926476</text:p>
          </table:table-cell>
          <table:table-cell table:style-name="ce10" table:formula="of:=IF(OR([.C13]=&quot;TO&quot;;[.C13]=&quot;MO&quot;); 3600; [.C13])" office:value-type="float" office:value="1559.917200216" calcext:value-type="float">
            <text:p>1559.917200</text:p>
          </table:table-cell>
          <table:table-cell table:style-name="ce10" table:formula="of:=IF(OR([.D13]=&quot;TO&quot;;[.D13]=&quot;MO&quot;); 3600; [.D13])" office:value-type="float" office:value="3600" calcext:value-type="float">
            <text:p>3600.000000</text:p>
          </table:table-cell>
          <table:table-cell table:style-name="ce10" table:formula="of:=IF(OR([.E13]=&quot;TO&quot;;[.E13]=&quot;MO&quot;); 3600; [.E13])" office:value-type="float" office:value="3600" calcext:value-type="float">
            <text:p>3600.000000</text:p>
          </table:table-cell>
          <table:table-cell table:style-name="ce10" table:formula="of:=IF(OR([.F13]=&quot;TO&quot;;[.F13]=&quot;MO&quot;); 3600; [.F13])" office:value-type="float" office:value="3600" calcext:value-type="float">
            <text:p>3600.000000</text:p>
          </table:table-cell>
          <table:table-cell table:style-name="ce10" table:formula="of:=IF(OR([.G13]=&quot;TO&quot;;[.G13]=&quot;MO&quot;); 3600; [.G13])" office:value-type="float" office:value="3.56302690505981" calcext:value-type="float">
            <text:p>3.563027</text:p>
          </table:table-cell>
          <table:table-cell table:style-name="ce10"/>
          <table:table-cell table:style-name="ce10" table:formula="of:=IF(OR([.I13]=&quot;TO&quot;;[.I13]=&quot;MO&quot;); 3600; [.I13])" office:value-type="float" office:value="8.486" calcext:value-type="float">
            <text:p>8.486000</text:p>
          </table:table-cell>
          <table:table-cell table:style-name="ce10" table:formula="of:=IF(OR([.J13]=&quot;TO&quot;;[.J13]=&quot;MO&quot;); 3600; [.J13])" office:value-type="float" office:value="18.2158" calcext:value-type="float">
            <text:p>18.215800</text:p>
          </table:table-cell>
          <table:table-cell table:style-name="ce10" table:formula="of:=IF(OR([.K13]=&quot;TO&quot;;[.K13]=&quot;MO&quot;); 3600; [.K13])" office:value-type="float" office:value="1.3585" calcext:value-type="float">
            <text:p>1.358500</text:p>
          </table:table-cell>
          <table:table-cell table:style-name="ce10" table:formula="of:=IF(OR([.L13]=&quot;TO&quot;;[.L13]=&quot;MO&quot;); 3600; [.L13])" office:value-type="float" office:value="34.7122" calcext:value-type="float">
            <text:p>34.712200</text:p>
          </table:table-cell>
          <table:table-cell table:style-name="ce10" table:formula="of:=IF(OR([.M13]=&quot;TO&quot;;[.M13]=&quot;MO&quot;); 3600; [.M13])" office:value-type="float" office:value="13.5618" calcext:value-type="float">
            <text:p>13.561800</text:p>
          </table:table-cell>
        </table:table-row>
        <table:table-row table:style-name="ro1">
          <table:table-cell table:style-name="ce3" office:value-type="string" calcext:value-type="string">
            <text:p>_CP12-pedigree41</text:p>
          </table:table-cell>
          <table:table-cell table:style-name="ce4" office:value-type="float" office:value="6.346102" calcext:value-type="float">
            <text:p>6.346102</text:p>
          </table:table-cell>
          <table:table-cell table:number-columns-repeated="4" office:value-type="string" calcext:value-type="string">
            <text:p>TO</text:p>
          </table:table-cell>
          <table:table-cell office:value-type="float" office:value="422.566418886185" calcext:value-type="float">
            <text:p>422.566418886185</text:p>
          </table:table-cell>
          <table:table-cell/>
          <table:table-cell table:style-name="ce4" office:value-type="float" office:value="187.981" calcext:value-type="float">
            <text:p>187.981</text:p>
          </table:table-cell>
          <table:table-cell office:value-type="string" calcext:value-type="string">
            <text:p>TO</text:p>
          </table:table-cell>
          <table:table-cell office:value-type="float" office:value="36.5107" calcext:value-type="float">
            <text:p>36.5107</text:p>
          </table:table-cell>
          <table:table-cell office:value-type="string" calcext:value-type="string">
            <text:p>TO</text:p>
          </table:table-cell>
          <table:table-cell table:style-name="ce53" office:value-type="float" office:value="1626.87" calcext:value-type="float">
            <text:p>1626.87</text:p>
          </table:table-cell>
          <table:table-cell table:style-name="ce7" table:number-columns-repeated="2"/>
          <table:table-cell table:style-name="ce7" table:formula="of:=IF(OR([.B14]=&quot;TO&quot;;[.B14]=&quot;MO&quot;); 0; 1)" office:value-type="float" office:value="1" calcext:value-type="float">
            <text:p>1</text:p>
          </table:table-cell>
          <table:table-cell table:style-name="ce7" table:formula="of:=IF(OR([.C14]=&quot;TO&quot;;[.C14]=&quot;MO&quot;); 0; 1)" office:value-type="float" office:value="0" calcext:value-type="float">
            <text:p>0</text:p>
          </table:table-cell>
          <table:table-cell table:style-name="ce7" table:formula="of:=IF(OR([.D14]=&quot;TO&quot;;[.D14]=&quot;MO&quot;); 0; 1)" office:value-type="float" office:value="0" calcext:value-type="float">
            <text:p>0</text:p>
          </table:table-cell>
          <table:table-cell table:style-name="ce7" table:formula="of:=IF(OR([.E14]=&quot;TO&quot;;[.E14]=&quot;MO&quot;); 0; 1)" office:value-type="float" office:value="0" calcext:value-type="float">
            <text:p>0</text:p>
          </table:table-cell>
          <table:table-cell table:style-name="ce7" table:formula="of:=IF(OR([.F14]=&quot;TO&quot;;[.F14]=&quot;MO&quot;); 0; 1)" office:value-type="float" office:value="0" calcext:value-type="float">
            <text:p>0</text:p>
          </table:table-cell>
          <table:table-cell table:style-name="ce7" table:formula="of:=IF(OR([.G14]=&quot;TO&quot;;[.G14]=&quot;MO&quot;); 0; 1)" office:value-type="float" office:value="1" calcext:value-type="float">
            <text:p>1</text:p>
          </table:table-cell>
          <table:table-cell/>
          <table:table-cell table:style-name="ce7" table:formula="of:=IF(OR([.I14]=&quot;TO&quot;;[.I14]=&quot;MO&quot;); 0; 1)" office:value-type="float" office:value="1" calcext:value-type="float">
            <text:p>1</text:p>
          </table:table-cell>
          <table:table-cell table:style-name="ce7" table:formula="of:=IF(OR([.J14]=&quot;TO&quot;;[.J14]=&quot;MO&quot;); 0; 1)" office:value-type="float" office:value="0" calcext:value-type="float">
            <text:p>0</text:p>
          </table:table-cell>
          <table:table-cell table:style-name="ce7" table:formula="of:=IF(OR([.K14]=&quot;TO&quot;;[.K14]=&quot;MO&quot;); 0; 1)" office:value-type="float" office:value="1" calcext:value-type="float">
            <text:p>1</text:p>
          </table:table-cell>
          <table:table-cell table:style-name="ce7" table:formula="of:=IF(OR([.L14]=&quot;TO&quot;;[.L14]=&quot;MO&quot;); 0; 1)" office:value-type="float" office:value="0" calcext:value-type="float">
            <text:p>0</text:p>
          </table:table-cell>
          <table:table-cell table:style-name="ce7" table:formula="of:=IF(OR([.M14]=&quot;TO&quot;;[.M1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4]=&quot;TO&quot;;[.B14]=&quot;MO&quot;); 3600; [.B14])" office:value-type="float" office:value="6.346102" calcext:value-type="float">
            <text:p>6.346102</text:p>
          </table:table-cell>
          <table:table-cell table:style-name="ce10" table:formula="of:=IF(OR([.C14]=&quot;TO&quot;;[.C14]=&quot;MO&quot;); 3600; [.C14])" office:value-type="float" office:value="3600" calcext:value-type="float">
            <text:p>3600.000000</text:p>
          </table:table-cell>
          <table:table-cell table:style-name="ce10" table:formula="of:=IF(OR([.D14]=&quot;TO&quot;;[.D14]=&quot;MO&quot;); 3600; [.D14])" office:value-type="float" office:value="3600" calcext:value-type="float">
            <text:p>3600.000000</text:p>
          </table:table-cell>
          <table:table-cell table:style-name="ce10" table:formula="of:=IF(OR([.E14]=&quot;TO&quot;;[.E14]=&quot;MO&quot;); 3600; [.E14])" office:value-type="float" office:value="3600" calcext:value-type="float">
            <text:p>3600.000000</text:p>
          </table:table-cell>
          <table:table-cell table:style-name="ce10" table:formula="of:=IF(OR([.F14]=&quot;TO&quot;;[.F14]=&quot;MO&quot;); 3600; [.F14])" office:value-type="float" office:value="3600" calcext:value-type="float">
            <text:p>3600.000000</text:p>
          </table:table-cell>
          <table:table-cell table:style-name="ce10" table:formula="of:=IF(OR([.G14]=&quot;TO&quot;;[.G14]=&quot;MO&quot;); 3600; [.G14])" office:value-type="float" office:value="422.566418886185" calcext:value-type="float">
            <text:p>422.566419</text:p>
          </table:table-cell>
          <table:table-cell table:style-name="ce10"/>
          <table:table-cell table:style-name="ce10" table:formula="of:=IF(OR([.I14]=&quot;TO&quot;;[.I14]=&quot;MO&quot;); 3600; [.I14])" office:value-type="float" office:value="187.981" calcext:value-type="float">
            <text:p>187.981000</text:p>
          </table:table-cell>
          <table:table-cell table:style-name="ce10" table:formula="of:=IF(OR([.J14]=&quot;TO&quot;;[.J14]=&quot;MO&quot;); 3600; [.J14])" office:value-type="float" office:value="3600" calcext:value-type="float">
            <text:p>3600.000000</text:p>
          </table:table-cell>
          <table:table-cell table:style-name="ce10" table:formula="of:=IF(OR([.K14]=&quot;TO&quot;;[.K14]=&quot;MO&quot;); 3600; [.K14])" office:value-type="float" office:value="36.5107" calcext:value-type="float">
            <text:p>36.510700</text:p>
          </table:table-cell>
          <table:table-cell table:style-name="ce10" table:formula="of:=IF(OR([.L14]=&quot;TO&quot;;[.L14]=&quot;MO&quot;); 3600; [.L14])" office:value-type="float" office:value="3600" calcext:value-type="float">
            <text:p>3600.000000</text:p>
          </table:table-cell>
          <table:table-cell table:style-name="ce10" table:formula="of:=IF(OR([.M14]=&quot;TO&quot;;[.M14]=&quot;MO&quot;); 3600; [.M14])" office:value-type="float" office:value="1626.87" calcext:value-type="float">
            <text:p>1626.870000</text:p>
          </table:table-cell>
        </table:table-row>
        <table:table-row table:style-name="ro1">
          <table:table-cell table:style-name="ce3" office:value-type="string" calcext:value-type="string">
            <text:p>_CP12-pedigree44</text:p>
          </table:table-cell>
          <table:table-cell table:style-name="ce4" office:value-type="float" office:value="19.242257" calcext:value-type="float">
            <text:p>19.242257</text:p>
          </table:table-cell>
          <table:table-cell table:number-columns-repeated="4" office:value-type="string" calcext:value-type="string">
            <text:p>TO</text:p>
          </table:table-cell>
          <table:table-cell office:value-type="float" office:value="62.4156060218811" calcext:value-type="float">
            <text:p>62.4156060218811</text:p>
          </table:table-cell>
          <table:table-cell/>
          <table:table-cell table:style-name="ce4" office:value-type="float" office:value="2578.925" calcext:value-type="float">
            <text:p>2578.925</text:p>
          </table:table-cell>
          <table:table-cell office:value-type="float" office:value="647.593" calcext:value-type="float">
            <text:p>647.593</text:p>
          </table:table-cell>
          <table:table-cell office:value-type="float" office:value="13.0195" calcext:value-type="float">
            <text:p>13.0195</text:p>
          </table:table-cell>
          <table:table-cell office:value-type="float" office:value="656.296" calcext:value-type="float">
            <text:p>656.296</text:p>
          </table:table-cell>
          <table:table-cell table:style-name="ce53" office:value-type="float" office:value="252.333" calcext:value-type="float">
            <text:p>252.333</text:p>
          </table:table-cell>
          <table:table-cell table:style-name="ce7" table:number-columns-repeated="2"/>
          <table:table-cell table:style-name="ce7" table:formula="of:=IF(OR([.B15]=&quot;TO&quot;;[.B15]=&quot;MO&quot;); 0; 1)" office:value-type="float" office:value="1" calcext:value-type="float">
            <text:p>1</text:p>
          </table:table-cell>
          <table:table-cell table:style-name="ce7" table:formula="of:=IF(OR([.C15]=&quot;TO&quot;;[.C15]=&quot;MO&quot;); 0; 1)" office:value-type="float" office:value="0" calcext:value-type="float">
            <text:p>0</text:p>
          </table:table-cell>
          <table:table-cell table:style-name="ce7" table:formula="of:=IF(OR([.D15]=&quot;TO&quot;;[.D15]=&quot;MO&quot;); 0; 1)" office:value-type="float" office:value="0" calcext:value-type="float">
            <text:p>0</text:p>
          </table:table-cell>
          <table:table-cell table:style-name="ce7" table:formula="of:=IF(OR([.E15]=&quot;TO&quot;;[.E15]=&quot;MO&quot;); 0; 1)" office:value-type="float" office:value="0" calcext:value-type="float">
            <text:p>0</text:p>
          </table:table-cell>
          <table:table-cell table:style-name="ce7" table:formula="of:=IF(OR([.F15]=&quot;TO&quot;;[.F15]=&quot;MO&quot;); 0; 1)" office:value-type="float" office:value="0" calcext:value-type="float">
            <text:p>0</text:p>
          </table:table-cell>
          <table:table-cell table:style-name="ce7" table:formula="of:=IF(OR([.G15]=&quot;TO&quot;;[.G15]=&quot;MO&quot;); 0; 1)" office:value-type="float" office:value="1" calcext:value-type="float">
            <text:p>1</text:p>
          </table:table-cell>
          <table:table-cell/>
          <table:table-cell table:style-name="ce7" table:formula="of:=IF(OR([.I15]=&quot;TO&quot;;[.I15]=&quot;MO&quot;); 0; 1)" office:value-type="float" office:value="1" calcext:value-type="float">
            <text:p>1</text:p>
          </table:table-cell>
          <table:table-cell table:style-name="ce7" table:formula="of:=IF(OR([.J15]=&quot;TO&quot;;[.J15]=&quot;MO&quot;); 0; 1)" office:value-type="float" office:value="1" calcext:value-type="float">
            <text:p>1</text:p>
          </table:table-cell>
          <table:table-cell table:style-name="ce7" table:formula="of:=IF(OR([.K15]=&quot;TO&quot;;[.K15]=&quot;MO&quot;); 0; 1)" office:value-type="float" office:value="1" calcext:value-type="float">
            <text:p>1</text:p>
          </table:table-cell>
          <table:table-cell table:style-name="ce7" table:formula="of:=IF(OR([.L15]=&quot;TO&quot;;[.L15]=&quot;MO&quot;); 0; 1)" office:value-type="float" office:value="1" calcext:value-type="float">
            <text:p>1</text:p>
          </table:table-cell>
          <table:table-cell table:style-name="ce7" table:formula="of:=IF(OR([.M15]=&quot;TO&quot;;[.M15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5]=&quot;TO&quot;;[.B15]=&quot;MO&quot;); 3600; [.B15])" office:value-type="float" office:value="19.242257" calcext:value-type="float">
            <text:p>19.242257</text:p>
          </table:table-cell>
          <table:table-cell table:style-name="ce10" table:formula="of:=IF(OR([.C15]=&quot;TO&quot;;[.C15]=&quot;MO&quot;); 3600; [.C15])" office:value-type="float" office:value="3600" calcext:value-type="float">
            <text:p>3600.000000</text:p>
          </table:table-cell>
          <table:table-cell table:style-name="ce10" table:formula="of:=IF(OR([.D15]=&quot;TO&quot;;[.D15]=&quot;MO&quot;); 3600; [.D15])" office:value-type="float" office:value="3600" calcext:value-type="float">
            <text:p>3600.000000</text:p>
          </table:table-cell>
          <table:table-cell table:style-name="ce10" table:formula="of:=IF(OR([.E15]=&quot;TO&quot;;[.E15]=&quot;MO&quot;); 3600; [.E15])" office:value-type="float" office:value="3600" calcext:value-type="float">
            <text:p>3600.000000</text:p>
          </table:table-cell>
          <table:table-cell table:style-name="ce10" table:formula="of:=IF(OR([.F15]=&quot;TO&quot;;[.F15]=&quot;MO&quot;); 3600; [.F15])" office:value-type="float" office:value="3600" calcext:value-type="float">
            <text:p>3600.000000</text:p>
          </table:table-cell>
          <table:table-cell table:style-name="ce10" table:formula="of:=IF(OR([.G15]=&quot;TO&quot;;[.G15]=&quot;MO&quot;); 3600; [.G15])" office:value-type="float" office:value="62.4156060218811" calcext:value-type="float">
            <text:p>62.415606</text:p>
          </table:table-cell>
          <table:table-cell table:style-name="ce10"/>
          <table:table-cell table:style-name="ce10" table:formula="of:=IF(OR([.I15]=&quot;TO&quot;;[.I15]=&quot;MO&quot;); 3600; [.I15])" office:value-type="float" office:value="2578.925" calcext:value-type="float">
            <text:p>2578.925000</text:p>
          </table:table-cell>
          <table:table-cell table:style-name="ce10" table:formula="of:=IF(OR([.J15]=&quot;TO&quot;;[.J15]=&quot;MO&quot;); 3600; [.J15])" office:value-type="float" office:value="647.593" calcext:value-type="float">
            <text:p>647.593000</text:p>
          </table:table-cell>
          <table:table-cell table:style-name="ce10" table:formula="of:=IF(OR([.K15]=&quot;TO&quot;;[.K15]=&quot;MO&quot;); 3600; [.K15])" office:value-type="float" office:value="13.0195" calcext:value-type="float">
            <text:p>13.019500</text:p>
          </table:table-cell>
          <table:table-cell table:style-name="ce10" table:formula="of:=IF(OR([.L15]=&quot;TO&quot;;[.L15]=&quot;MO&quot;); 3600; [.L15])" office:value-type="float" office:value="656.296" calcext:value-type="float">
            <text:p>656.296000</text:p>
          </table:table-cell>
          <table:table-cell table:style-name="ce10" table:formula="of:=IF(OR([.M15]=&quot;TO&quot;;[.M15]=&quot;MO&quot;); 3600; [.M15])" office:value-type="float" office:value="252.333" calcext:value-type="float">
            <text:p>252.333000</text:p>
          </table:table-cell>
        </table:table-row>
        <table:table-row table:style-name="ro1">
          <table:table-cell table:style-name="ce3" office:value-type="string" calcext:value-type="string">
            <text:p>_CP12-pedigree51</text:p>
          </table:table-cell>
          <table:table-cell table:style-name="ce4" office:value-type="float" office:value="3.388991" calcext:value-type="float">
            <text:p>3.388991</text:p>
          </table:table-cell>
          <table:table-cell office:value-type="float" office:value="2881.022308051" calcext:value-type="float">
            <text:p>2881.022308051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30.4104442596436" calcext:value-type="float">
            <text:p>30.4104442596436</text:p>
          </table:table-cell>
          <table:table-cell/>
          <table:table-cell table:style-name="ce4" office:value-type="string" calcext:value-type="string">
            <text:p>TO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2.09855" calcext:value-type="float">
            <text:p>2.09855</text:p>
          </table:table-cell>
          <table:table-cell office:value-type="float" office:value="151.306" calcext:value-type="float">
            <text:p>151.306</text:p>
          </table:table-cell>
          <table:table-cell table:style-name="ce53" office:value-type="float" office:value="13.806" calcext:value-type="float">
            <text:p>13.806</text:p>
          </table:table-cell>
          <table:table-cell table:style-name="ce7" table:number-columns-repeated="2"/>
          <table:table-cell table:style-name="ce7" table:formula="of:=IF(OR([.B16]=&quot;TO&quot;;[.B16]=&quot;MO&quot;); 0; 1)" office:value-type="float" office:value="1" calcext:value-type="float">
            <text:p>1</text:p>
          </table:table-cell>
          <table:table-cell table:style-name="ce7" table:formula="of:=IF(OR([.C16]=&quot;TO&quot;;[.C16]=&quot;MO&quot;); 0; 1)" office:value-type="float" office:value="1" calcext:value-type="float">
            <text:p>1</text:p>
          </table:table-cell>
          <table:table-cell table:style-name="ce7" table:formula="of:=IF(OR([.D16]=&quot;TO&quot;;[.D16]=&quot;MO&quot;); 0; 1)" office:value-type="float" office:value="0" calcext:value-type="float">
            <text:p>0</text:p>
          </table:table-cell>
          <table:table-cell table:style-name="ce7" table:formula="of:=IF(OR([.E16]=&quot;TO&quot;;[.E16]=&quot;MO&quot;); 0; 1)" office:value-type="float" office:value="0" calcext:value-type="float">
            <text:p>0</text:p>
          </table:table-cell>
          <table:table-cell table:style-name="ce7" table:formula="of:=IF(OR([.F16]=&quot;TO&quot;;[.F16]=&quot;MO&quot;); 0; 1)" office:value-type="float" office:value="0" calcext:value-type="float">
            <text:p>0</text:p>
          </table:table-cell>
          <table:table-cell table:style-name="ce7" table:formula="of:=IF(OR([.G16]=&quot;TO&quot;;[.G16]=&quot;MO&quot;); 0; 1)" office:value-type="float" office:value="1" calcext:value-type="float">
            <text:p>1</text:p>
          </table:table-cell>
          <table:table-cell/>
          <table:table-cell table:style-name="ce7" table:formula="of:=IF(OR([.I16]=&quot;TO&quot;;[.I16]=&quot;MO&quot;); 0; 1)" office:value-type="float" office:value="0" calcext:value-type="float">
            <text:p>0</text:p>
          </table:table-cell>
          <table:table-cell table:style-name="ce7" table:formula="of:=IF(OR([.J16]=&quot;TO&quot;;[.J16]=&quot;MO&quot;); 0; 1)" office:value-type="float" office:value="1" calcext:value-type="float">
            <text:p>1</text:p>
          </table:table-cell>
          <table:table-cell table:style-name="ce7" table:formula="of:=IF(OR([.K16]=&quot;TO&quot;;[.K16]=&quot;MO&quot;); 0; 1)" office:value-type="float" office:value="1" calcext:value-type="float">
            <text:p>1</text:p>
          </table:table-cell>
          <table:table-cell table:style-name="ce7" table:formula="of:=IF(OR([.L16]=&quot;TO&quot;;[.L16]=&quot;MO&quot;); 0; 1)" office:value-type="float" office:value="1" calcext:value-type="float">
            <text:p>1</text:p>
          </table:table-cell>
          <table:table-cell table:style-name="ce7" table:formula="of:=IF(OR([.M16]=&quot;TO&quot;;[.M16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6]=&quot;TO&quot;;[.B16]=&quot;MO&quot;); 3600; [.B16])" office:value-type="float" office:value="3.388991" calcext:value-type="float">
            <text:p>3.388991</text:p>
          </table:table-cell>
          <table:table-cell table:style-name="ce10" table:formula="of:=IF(OR([.C16]=&quot;TO&quot;;[.C16]=&quot;MO&quot;); 3600; [.C16])" office:value-type="float" office:value="2881.022308051" calcext:value-type="float">
            <text:p>2881.022308</text:p>
          </table:table-cell>
          <table:table-cell table:style-name="ce10" table:formula="of:=IF(OR([.D16]=&quot;TO&quot;;[.D16]=&quot;MO&quot;); 3600; [.D16])" office:value-type="float" office:value="3600" calcext:value-type="float">
            <text:p>3600.000000</text:p>
          </table:table-cell>
          <table:table-cell table:style-name="ce10" table:formula="of:=IF(OR([.E16]=&quot;TO&quot;;[.E16]=&quot;MO&quot;); 3600; [.E16])" office:value-type="float" office:value="3600" calcext:value-type="float">
            <text:p>3600.000000</text:p>
          </table:table-cell>
          <table:table-cell table:style-name="ce10" table:formula="of:=IF(OR([.F16]=&quot;TO&quot;;[.F16]=&quot;MO&quot;); 3600; [.F16])" office:value-type="float" office:value="3600" calcext:value-type="float">
            <text:p>3600.000000</text:p>
          </table:table-cell>
          <table:table-cell table:style-name="ce10" table:formula="of:=IF(OR([.G16]=&quot;TO&quot;;[.G16]=&quot;MO&quot;); 3600; [.G16])" office:value-type="float" office:value="30.4104442596436" calcext:value-type="float">
            <text:p>30.410444</text:p>
          </table:table-cell>
          <table:table-cell table:style-name="ce10"/>
          <table:table-cell table:style-name="ce10" table:formula="of:=IF(OR([.I16]=&quot;TO&quot;;[.I16]=&quot;MO&quot;); 3600; [.I16])" office:value-type="float" office:value="3600" calcext:value-type="float">
            <text:p>3600.000000</text:p>
          </table:table-cell>
          <table:table-cell table:style-name="ce10" table:formula="of:=IF(OR([.J16]=&quot;TO&quot;;[.J16]=&quot;MO&quot;); 3600; [.J16])" office:value-type="float" office:value="13.1688" calcext:value-type="float">
            <text:p>13.168800</text:p>
          </table:table-cell>
          <table:table-cell table:style-name="ce10" table:formula="of:=IF(OR([.K16]=&quot;TO&quot;;[.K16]=&quot;MO&quot;); 3600; [.K16])" office:value-type="float" office:value="2.09855" calcext:value-type="float">
            <text:p>2.098550</text:p>
          </table:table-cell>
          <table:table-cell table:style-name="ce10" table:formula="of:=IF(OR([.L16]=&quot;TO&quot;;[.L16]=&quot;MO&quot;); 3600; [.L16])" office:value-type="float" office:value="151.306" calcext:value-type="float">
            <text:p>151.306000</text:p>
          </table:table-cell>
          <table:table-cell table:style-name="ce10" table:formula="of:=IF(OR([.M16]=&quot;TO&quot;;[.M16]=&quot;MO&quot;); 3600; [.M16])" office:value-type="float" office:value="13.806" calcext:value-type="float">
            <text:p>13.806000</text:p>
          </table:table-cell>
        </table:table-row>
        <table:table-row table:style-name="ro1">
          <table:table-cell table:style-name="ce3" office:value-type="string" calcext:value-type="string">
            <text:p>_CP12-pedigree7</text:p>
          </table:table-cell>
          <table:table-cell table:style-name="ce4" office:value-type="float" office:value="0.129639" calcext:value-type="float">
            <text:p>0.129639</text:p>
          </table:table-cell>
          <table:table-cell office:value-type="float" office:value="29.020662464" calcext:value-type="float">
            <text:p>29.020662464</text:p>
          </table:table-cell>
          <table:table-cell office:value-type="string" calcext:value-type="string">
            <text:p>TO</text:p>
          </table:table-cell>
          <table:table-cell office:value-type="float" office:value="2593.23707723618" calcext:value-type="float">
            <text:p>2593.23707723618</text:p>
          </table:table-cell>
          <table:table-cell office:value-type="float" office:value="0.210412740707397" calcext:value-type="float">
            <text:p>0.210412740707397</text:p>
          </table:table-cell>
          <table:table-cell office:value-type="float" office:value="1.52725911140442" calcext:value-type="float">
            <text:p>1.52725911140442</text:p>
          </table:table-cell>
          <table:table-cell/>
          <table:table-cell table:style-name="ce4" office:value-type="float" office:value="6.952" calcext:value-type="float">
            <text:p>6.95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1.9836" calcext:value-type="float">
            <text:p>1.9836</text:p>
          </table:table-cell>
          <table:table-cell table:style-name="ce53" office:value-type="float" office:value="0.851024" calcext:value-type="float">
            <text:p>0.851024</text:p>
          </table:table-cell>
          <table:table-cell table:style-name="ce7" table:number-columns-repeated="2"/>
          <table:table-cell table:style-name="ce7" table:formula="of:=IF(OR([.B17]=&quot;TO&quot;;[.B17]=&quot;MO&quot;); 0; 1)" office:value-type="float" office:value="1" calcext:value-type="float">
            <text:p>1</text:p>
          </table:table-cell>
          <table:table-cell table:style-name="ce7" table:formula="of:=IF(OR([.C17]=&quot;TO&quot;;[.C17]=&quot;MO&quot;); 0; 1)" office:value-type="float" office:value="1" calcext:value-type="float">
            <text:p>1</text:p>
          </table:table-cell>
          <table:table-cell table:style-name="ce7" table:formula="of:=IF(OR([.D17]=&quot;TO&quot;;[.D17]=&quot;MO&quot;); 0; 1)" office:value-type="float" office:value="0" calcext:value-type="float">
            <text:p>0</text:p>
          </table:table-cell>
          <table:table-cell table:style-name="ce7" table:formula="of:=IF(OR([.E17]=&quot;TO&quot;;[.E17]=&quot;MO&quot;); 0; 1)" office:value-type="float" office:value="1" calcext:value-type="float">
            <text:p>1</text:p>
          </table:table-cell>
          <table:table-cell table:style-name="ce7" table:formula="of:=IF(OR([.F17]=&quot;TO&quot;;[.F17]=&quot;MO&quot;); 0; 1)" office:value-type="float" office:value="1" calcext:value-type="float">
            <text:p>1</text:p>
          </table:table-cell>
          <table:table-cell table:style-name="ce7" table:formula="of:=IF(OR([.G17]=&quot;TO&quot;;[.G17]=&quot;MO&quot;); 0; 1)" office:value-type="float" office:value="1" calcext:value-type="float">
            <text:p>1</text:p>
          </table:table-cell>
          <table:table-cell/>
          <table:table-cell table:style-name="ce7" table:formula="of:=IF(OR([.I17]=&quot;TO&quot;;[.I17]=&quot;MO&quot;); 0; 1)" office:value-type="float" office:value="1" calcext:value-type="float">
            <text:p>1</text:p>
          </table:table-cell>
          <table:table-cell table:style-name="ce7" table:formula="of:=IF(OR([.J17]=&quot;TO&quot;;[.J17]=&quot;MO&quot;); 0; 1)" office:value-type="float" office:value="1" calcext:value-type="float">
            <text:p>1</text:p>
          </table:table-cell>
          <table:table-cell table:style-name="ce7" table:formula="of:=IF(OR([.K17]=&quot;TO&quot;;[.K17]=&quot;MO&quot;); 0; 1)" office:value-type="float" office:value="1" calcext:value-type="float">
            <text:p>1</text:p>
          </table:table-cell>
          <table:table-cell table:style-name="ce7" table:formula="of:=IF(OR([.L17]=&quot;TO&quot;;[.L17]=&quot;MO&quot;); 0; 1)" office:value-type="float" office:value="1" calcext:value-type="float">
            <text:p>1</text:p>
          </table:table-cell>
          <table:table-cell table:style-name="ce7" table:formula="of:=IF(OR([.M17]=&quot;TO&quot;;[.M17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7]=&quot;TO&quot;;[.B17]=&quot;MO&quot;); 3600; [.B17])" office:value-type="float" office:value="0.129639" calcext:value-type="float">
            <text:p>0.129639</text:p>
          </table:table-cell>
          <table:table-cell table:style-name="ce10" table:formula="of:=IF(OR([.C17]=&quot;TO&quot;;[.C17]=&quot;MO&quot;); 3600; [.C17])" office:value-type="float" office:value="29.020662464" calcext:value-type="float">
            <text:p>29.020662</text:p>
          </table:table-cell>
          <table:table-cell table:style-name="ce10" table:formula="of:=IF(OR([.D17]=&quot;TO&quot;;[.D17]=&quot;MO&quot;); 3600; [.D17])" office:value-type="float" office:value="3600" calcext:value-type="float">
            <text:p>3600.000000</text:p>
          </table:table-cell>
          <table:table-cell table:style-name="ce10" table:formula="of:=IF(OR([.E17]=&quot;TO&quot;;[.E17]=&quot;MO&quot;); 3600; [.E17])" office:value-type="float" office:value="2593.23707723618" calcext:value-type="float">
            <text:p>2593.237077</text:p>
          </table:table-cell>
          <table:table-cell table:style-name="ce10" table:formula="of:=IF(OR([.F17]=&quot;TO&quot;;[.F17]=&quot;MO&quot;); 3600; [.F17])" office:value-type="float" office:value="0.210412740707397" calcext:value-type="float">
            <text:p>0.210413</text:p>
          </table:table-cell>
          <table:table-cell table:style-name="ce10" table:formula="of:=IF(OR([.G17]=&quot;TO&quot;;[.G17]=&quot;MO&quot;); 3600; [.G17])" office:value-type="float" office:value="1.52725911140442" calcext:value-type="float">
            <text:p>1.527259</text:p>
          </table:table-cell>
          <table:table-cell table:style-name="ce10"/>
          <table:table-cell table:style-name="ce10" table:formula="of:=IF(OR([.I17]=&quot;TO&quot;;[.I17]=&quot;MO&quot;); 3600; [.I17])" office:value-type="float" office:value="6.952" calcext:value-type="float">
            <text:p>6.952000</text:p>
          </table:table-cell>
          <table:table-cell table:style-name="ce10" table:formula="of:=IF(OR([.J17]=&quot;TO&quot;;[.J17]=&quot;MO&quot;); 3600; [.J17])" office:value-type="float" office:value="0.9816" calcext:value-type="float">
            <text:p>0.981600</text:p>
          </table:table-cell>
          <table:table-cell table:style-name="ce10" table:formula="of:=IF(OR([.K17]=&quot;TO&quot;;[.K17]=&quot;MO&quot;); 3600; [.K17])" office:value-type="float" office:value="0.181211" calcext:value-type="float">
            <text:p>0.181211</text:p>
          </table:table-cell>
          <table:table-cell table:style-name="ce10" table:formula="of:=IF(OR([.L17]=&quot;TO&quot;;[.L17]=&quot;MO&quot;); 3600; [.L17])" office:value-type="float" office:value="1.9836" calcext:value-type="float">
            <text:p>1.983600</text:p>
          </table:table-cell>
          <table:table-cell table:style-name="ce10" table:formula="of:=IF(OR([.M17]=&quot;TO&quot;;[.M17]=&quot;MO&quot;); 3600; [.M17])" office:value-type="float" office:value="0.851024" calcext:value-type="float">
            <text:p>0.851024</text:p>
          </table:table-cell>
        </table:table-row>
        <table:table-row table:style-name="ro1">
          <table:table-cell table:style-name="ce3" office:value-type="string" calcext:value-type="string">
            <text:p>_CP12-pedigree9</text:p>
          </table:table-cell>
          <table:table-cell table:style-name="ce4" office:value-type="float" office:value="9.292121" calcext:value-type="float">
            <text:p>9.292121</text:p>
          </table:table-cell>
          <table:table-cell office:value-type="float" office:value="2617.438642619" calcext:value-type="float">
            <text:p>2617.438642619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23.6703345775604" calcext:value-type="float">
            <text:p>23.6703345775604</text:p>
          </table:table-cell>
          <table:table-cell/>
          <table:table-cell table:style-name="ce4" office:value-type="float" office:value="3379.366" calcext:value-type="float">
            <text:p>3379.366</text:p>
          </table:table-cell>
          <table:table-cell office:value-type="float" office:value="412.308" calcext:value-type="float">
            <text:p>412.308</text:p>
          </table:table-cell>
          <table:table-cell office:value-type="float" office:value="22.3532" calcext:value-type="float">
            <text:p>22.3532</text:p>
          </table:table-cell>
          <table:table-cell office:value-type="float" office:value="731.763" calcext:value-type="float">
            <text:p>731.763</text:p>
          </table:table-cell>
          <table:table-cell table:style-name="ce53" office:value-type="float" office:value="172.704" calcext:value-type="float">
            <text:p>172.704</text:p>
          </table:table-cell>
          <table:table-cell table:style-name="ce7" table:number-columns-repeated="2"/>
          <table:table-cell table:style-name="ce7" table:formula="of:=IF(OR([.B18]=&quot;TO&quot;;[.B18]=&quot;MO&quot;); 0; 1)" office:value-type="float" office:value="1" calcext:value-type="float">
            <text:p>1</text:p>
          </table:table-cell>
          <table:table-cell table:style-name="ce7" table:formula="of:=IF(OR([.C18]=&quot;TO&quot;;[.C18]=&quot;MO&quot;); 0; 1)" office:value-type="float" office:value="1" calcext:value-type="float">
            <text:p>1</text:p>
          </table:table-cell>
          <table:table-cell table:style-name="ce7" table:formula="of:=IF(OR([.D18]=&quot;TO&quot;;[.D18]=&quot;MO&quot;); 0; 1)" office:value-type="float" office:value="0" calcext:value-type="float">
            <text:p>0</text:p>
          </table:table-cell>
          <table:table-cell table:style-name="ce7" table:formula="of:=IF(OR([.E18]=&quot;TO&quot;;[.E18]=&quot;MO&quot;); 0; 1)" office:value-type="float" office:value="0" calcext:value-type="float">
            <text:p>0</text:p>
          </table:table-cell>
          <table:table-cell table:style-name="ce7" table:formula="of:=IF(OR([.F18]=&quot;TO&quot;;[.F18]=&quot;MO&quot;); 0; 1)" office:value-type="float" office:value="0" calcext:value-type="float">
            <text:p>0</text:p>
          </table:table-cell>
          <table:table-cell table:style-name="ce7" table:formula="of:=IF(OR([.G18]=&quot;TO&quot;;[.G18]=&quot;MO&quot;); 0; 1)" office:value-type="float" office:value="1" calcext:value-type="float">
            <text:p>1</text:p>
          </table:table-cell>
          <table:table-cell/>
          <table:table-cell table:style-name="ce7" table:formula="of:=IF(OR([.I18]=&quot;TO&quot;;[.I18]=&quot;MO&quot;); 0; 1)" office:value-type="float" office:value="1" calcext:value-type="float">
            <text:p>1</text:p>
          </table:table-cell>
          <table:table-cell table:style-name="ce7" table:formula="of:=IF(OR([.J18]=&quot;TO&quot;;[.J18]=&quot;MO&quot;); 0; 1)" office:value-type="float" office:value="1" calcext:value-type="float">
            <text:p>1</text:p>
          </table:table-cell>
          <table:table-cell table:style-name="ce7" table:formula="of:=IF(OR([.K18]=&quot;TO&quot;;[.K18]=&quot;MO&quot;); 0; 1)" office:value-type="float" office:value="1" calcext:value-type="float">
            <text:p>1</text:p>
          </table:table-cell>
          <table:table-cell table:style-name="ce7" table:formula="of:=IF(OR([.L18]=&quot;TO&quot;;[.L18]=&quot;MO&quot;); 0; 1)" office:value-type="float" office:value="1" calcext:value-type="float">
            <text:p>1</text:p>
          </table:table-cell>
          <table:table-cell table:style-name="ce7" table:formula="of:=IF(OR([.M18]=&quot;TO&quot;;[.M18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8]=&quot;TO&quot;;[.B18]=&quot;MO&quot;); 3600; [.B18])" office:value-type="float" office:value="9.292121" calcext:value-type="float">
            <text:p>9.292121</text:p>
          </table:table-cell>
          <table:table-cell table:style-name="ce10" table:formula="of:=IF(OR([.C18]=&quot;TO&quot;;[.C18]=&quot;MO&quot;); 3600; [.C18])" office:value-type="float" office:value="2617.438642619" calcext:value-type="float">
            <text:p>2617.438643</text:p>
          </table:table-cell>
          <table:table-cell table:style-name="ce10" table:formula="of:=IF(OR([.D18]=&quot;TO&quot;;[.D18]=&quot;MO&quot;); 3600; [.D18])" office:value-type="float" office:value="3600" calcext:value-type="float">
            <text:p>3600.000000</text:p>
          </table:table-cell>
          <table:table-cell table:style-name="ce10" table:formula="of:=IF(OR([.E18]=&quot;TO&quot;;[.E18]=&quot;MO&quot;); 3600; [.E18])" office:value-type="float" office:value="3600" calcext:value-type="float">
            <text:p>3600.000000</text:p>
          </table:table-cell>
          <table:table-cell table:style-name="ce10" table:formula="of:=IF(OR([.F18]=&quot;TO&quot;;[.F18]=&quot;MO&quot;); 3600; [.F18])" office:value-type="float" office:value="3600" calcext:value-type="float">
            <text:p>3600.000000</text:p>
          </table:table-cell>
          <table:table-cell table:style-name="ce10" table:formula="of:=IF(OR([.G18]=&quot;TO&quot;;[.G18]=&quot;MO&quot;); 3600; [.G18])" office:value-type="float" office:value="23.6703345775604" calcext:value-type="float">
            <text:p>23.670335</text:p>
          </table:table-cell>
          <table:table-cell table:style-name="ce10"/>
          <table:table-cell table:style-name="ce10" table:formula="of:=IF(OR([.I18]=&quot;TO&quot;;[.I18]=&quot;MO&quot;); 3600; [.I18])" office:value-type="float" office:value="3379.366" calcext:value-type="float">
            <text:p>3379.366000</text:p>
          </table:table-cell>
          <table:table-cell table:style-name="ce10" table:formula="of:=IF(OR([.J18]=&quot;TO&quot;;[.J18]=&quot;MO&quot;); 3600; [.J18])" office:value-type="float" office:value="412.308" calcext:value-type="float">
            <text:p>412.308000</text:p>
          </table:table-cell>
          <table:table-cell table:style-name="ce10" table:formula="of:=IF(OR([.K18]=&quot;TO&quot;;[.K18]=&quot;MO&quot;); 3600; [.K18])" office:value-type="float" office:value="22.3532" calcext:value-type="float">
            <text:p>22.353200</text:p>
          </table:table-cell>
          <table:table-cell table:style-name="ce10" table:formula="of:=IF(OR([.L18]=&quot;TO&quot;;[.L18]=&quot;MO&quot;); 3600; [.L18])" office:value-type="float" office:value="731.763" calcext:value-type="float">
            <text:p>731.763000</text:p>
          </table:table-cell>
          <table:table-cell table:style-name="ce10" table:formula="of:=IF(OR([.M18]=&quot;TO&quot;;[.M18]=&quot;MO&quot;); 3600; [.M18])" office:value-type="float" office:value="172.704" calcext:value-type="float">
            <text:p>172.704000</text:p>
          </table:table-cell>
        </table:table-row>
        <table:table-row table:style-name="ro1">
          <table:table-cell table:style-name="ce3" office:value-type="string" calcext:value-type="string">
            <text:p>AIJ14F-1C9O.55p.19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9]=&quot;TO&quot;;[.B19]=&quot;MO&quot;); 0; 1)" office:value-type="float" office:value="0" calcext:value-type="float">
            <text:p>0</text:p>
          </table:table-cell>
          <table:table-cell table:style-name="ce7" table:formula="of:=IF(OR([.C19]=&quot;TO&quot;;[.C19]=&quot;MO&quot;); 0; 1)" office:value-type="float" office:value="0" calcext:value-type="float">
            <text:p>0</text:p>
          </table:table-cell>
          <table:table-cell table:style-name="ce7" table:formula="of:=IF(OR([.D19]=&quot;TO&quot;;[.D19]=&quot;MO&quot;); 0; 1)" office:value-type="float" office:value="0" calcext:value-type="float">
            <text:p>0</text:p>
          </table:table-cell>
          <table:table-cell table:style-name="ce7" table:formula="of:=IF(OR([.E19]=&quot;TO&quot;;[.E19]=&quot;MO&quot;); 0; 1)" office:value-type="float" office:value="0" calcext:value-type="float">
            <text:p>0</text:p>
          </table:table-cell>
          <table:table-cell table:style-name="ce7" table:formula="of:=IF(OR([.F19]=&quot;TO&quot;;[.F19]=&quot;MO&quot;); 0; 1)" office:value-type="float" office:value="0" calcext:value-type="float">
            <text:p>0</text:p>
          </table:table-cell>
          <table:table-cell table:style-name="ce7" table:formula="of:=IF(OR([.G19]=&quot;TO&quot;;[.G19]=&quot;MO&quot;); 0; 1)" office:value-type="float" office:value="0" calcext:value-type="float">
            <text:p>0</text:p>
          </table:table-cell>
          <table:table-cell/>
          <table:table-cell table:style-name="ce7" table:formula="of:=IF(OR([.I19]=&quot;TO&quot;;[.I19]=&quot;MO&quot;); 0; 1)" office:value-type="float" office:value="0" calcext:value-type="float">
            <text:p>0</text:p>
          </table:table-cell>
          <table:table-cell table:style-name="ce7" table:formula="of:=IF(OR([.J19]=&quot;TO&quot;;[.J19]=&quot;MO&quot;); 0; 1)" office:value-type="float" office:value="0" calcext:value-type="float">
            <text:p>0</text:p>
          </table:table-cell>
          <table:table-cell table:style-name="ce7" table:formula="of:=IF(OR([.K19]=&quot;TO&quot;;[.K19]=&quot;MO&quot;); 0; 1)" office:value-type="float" office:value="0" calcext:value-type="float">
            <text:p>0</text:p>
          </table:table-cell>
          <table:table-cell table:style-name="ce7" table:formula="of:=IF(OR([.L19]=&quot;TO&quot;;[.L19]=&quot;MO&quot;); 0; 1)" office:value-type="float" office:value="0" calcext:value-type="float">
            <text:p>0</text:p>
          </table:table-cell>
          <table:table-cell table:style-name="ce7" table:formula="of:=IF(OR([.M19]=&quot;TO&quot;;[.M1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9]=&quot;TO&quot;;[.B19]=&quot;MO&quot;); 3600; [.B19])" office:value-type="float" office:value="3600" calcext:value-type="float">
            <text:p>3600.000000</text:p>
          </table:table-cell>
          <table:table-cell table:style-name="ce10" table:formula="of:=IF(OR([.C19]=&quot;TO&quot;;[.C19]=&quot;MO&quot;); 3600; [.C19])" office:value-type="float" office:value="3600" calcext:value-type="float">
            <text:p>3600.000000</text:p>
          </table:table-cell>
          <table:table-cell table:style-name="ce10" table:formula="of:=IF(OR([.D19]=&quot;TO&quot;;[.D19]=&quot;MO&quot;); 3600; [.D19])" office:value-type="float" office:value="3600" calcext:value-type="float">
            <text:p>3600.000000</text:p>
          </table:table-cell>
          <table:table-cell table:style-name="ce10" table:formula="of:=IF(OR([.E19]=&quot;TO&quot;;[.E19]=&quot;MO&quot;); 3600; [.E19])" office:value-type="float" office:value="3600" calcext:value-type="float">
            <text:p>3600.000000</text:p>
          </table:table-cell>
          <table:table-cell table:style-name="ce10" table:formula="of:=IF(OR([.F19]=&quot;TO&quot;;[.F19]=&quot;MO&quot;); 3600; [.F19])" office:value-type="float" office:value="3600" calcext:value-type="float">
            <text:p>3600.000000</text:p>
          </table:table-cell>
          <table:table-cell table:style-name="ce10" table:formula="of:=IF(OR([.G19]=&quot;TO&quot;;[.G19]=&quot;MO&quot;); 3600; [.G1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9]=&quot;TO&quot;;[.I19]=&quot;MO&quot;); 3600; [.I19])" office:value-type="float" office:value="3600" calcext:value-type="float">
            <text:p>3600.000000</text:p>
          </table:table-cell>
          <table:table-cell table:style-name="ce10" table:formula="of:=IF(OR([.J19]=&quot;TO&quot;;[.J19]=&quot;MO&quot;); 3600; [.J19])" office:value-type="float" office:value="3600" calcext:value-type="float">
            <text:p>3600.000000</text:p>
          </table:table-cell>
          <table:table-cell table:style-name="ce10" table:formula="of:=IF(OR([.K19]=&quot;TO&quot;;[.K19]=&quot;MO&quot;); 3600; [.K19])" office:value-type="float" office:value="3600" calcext:value-type="float">
            <text:p>3600.000000</text:p>
          </table:table-cell>
          <table:table-cell table:style-name="ce10" table:formula="of:=IF(OR([.L19]=&quot;TO&quot;;[.L19]=&quot;MO&quot;); 3600; [.L19])" office:value-type="float" office:value="3600" calcext:value-type="float">
            <text:p>3600.000000</text:p>
          </table:table-cell>
          <table:table-cell table:style-name="ce10" table:formula="of:=IF(OR([.M19]=&quot;TO&quot;;[.M19]=&quot;MO&quot;); 3600; [.M19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F-1CM1.17p.19aa.usingEref_self_digit2</text:p>
          </table:table-cell>
          <table:table-cell table:style-name="ce4" office:value-type="float" office:value="3.019034" calcext:value-type="float">
            <text:p>3.019034</text:p>
          </table:table-cell>
          <table:table-cell office:value-type="float" office:value="1.951867843" calcext:value-type="float">
            <text:p>1.951867843</text:p>
          </table:table-cell>
          <table:table-cell office:value-type="float" office:value="3.50686883926392" calcext:value-type="float">
            <text:p>3.50686883926392</text:p>
          </table:table-cell>
          <table:table-cell office:value-type="float" office:value="19.4960448741913" calcext:value-type="float">
            <text:p>19.4960448741913</text:p>
          </table:table-cell>
          <table:table-cell office:value-type="float" office:value="3.45028185844421" calcext:value-type="float">
            <text:p>3.45028185844421</text:p>
          </table:table-cell>
          <table:table-cell office:value-type="float" office:value="20.6375050544739" calcext:value-type="float">
            <text:p>20.6375050544739</text:p>
          </table:table-cell>
          <table:table-cell/>
          <table:table-cell table:style-name="ce4" office:value-type="float" office:value="0.261" calcext:value-type="float">
            <text:p>0.261</text:p>
          </table:table-cell>
          <table:table-cell office:value-type="float" office:value="0.404595" calcext:value-type="float">
            <text:p>0.404595</text:p>
          </table:table-cell>
          <table:table-cell office:value-type="float" office:value="0.397109" calcext:value-type="float">
            <text:p>0.397109</text:p>
          </table:table-cell>
          <table:table-cell office:value-type="float" office:value="0.398578" calcext:value-type="float">
            <text:p>0.398578</text:p>
          </table:table-cell>
          <table:table-cell table:style-name="ce53" office:value-type="float" office:value="0.399348" calcext:value-type="float">
            <text:p>0.399348</text:p>
          </table:table-cell>
          <table:table-cell table:style-name="ce7" table:number-columns-repeated="2"/>
          <table:table-cell table:style-name="ce7" table:formula="of:=IF(OR([.B20]=&quot;TO&quot;;[.B20]=&quot;MO&quot;); 0; 1)" office:value-type="float" office:value="1" calcext:value-type="float">
            <text:p>1</text:p>
          </table:table-cell>
          <table:table-cell table:style-name="ce7" table:formula="of:=IF(OR([.C20]=&quot;TO&quot;;[.C20]=&quot;MO&quot;); 0; 1)" office:value-type="float" office:value="1" calcext:value-type="float">
            <text:p>1</text:p>
          </table:table-cell>
          <table:table-cell table:style-name="ce7" table:formula="of:=IF(OR([.D20]=&quot;TO&quot;;[.D20]=&quot;MO&quot;); 0; 1)" office:value-type="float" office:value="1" calcext:value-type="float">
            <text:p>1</text:p>
          </table:table-cell>
          <table:table-cell table:style-name="ce7" table:formula="of:=IF(OR([.E20]=&quot;TO&quot;;[.E20]=&quot;MO&quot;); 0; 1)" office:value-type="float" office:value="1" calcext:value-type="float">
            <text:p>1</text:p>
          </table:table-cell>
          <table:table-cell table:style-name="ce7" table:formula="of:=IF(OR([.F20]=&quot;TO&quot;;[.F20]=&quot;MO&quot;); 0; 1)" office:value-type="float" office:value="1" calcext:value-type="float">
            <text:p>1</text:p>
          </table:table-cell>
          <table:table-cell table:style-name="ce7" table:formula="of:=IF(OR([.G20]=&quot;TO&quot;;[.G20]=&quot;MO&quot;); 0; 1)" office:value-type="float" office:value="1" calcext:value-type="float">
            <text:p>1</text:p>
          </table:table-cell>
          <table:table-cell/>
          <table:table-cell table:style-name="ce7" table:formula="of:=IF(OR([.I20]=&quot;TO&quot;;[.I20]=&quot;MO&quot;); 0; 1)" office:value-type="float" office:value="1" calcext:value-type="float">
            <text:p>1</text:p>
          </table:table-cell>
          <table:table-cell table:style-name="ce7" table:formula="of:=IF(OR([.J20]=&quot;TO&quot;;[.J20]=&quot;MO&quot;); 0; 1)" office:value-type="float" office:value="1" calcext:value-type="float">
            <text:p>1</text:p>
          </table:table-cell>
          <table:table-cell table:style-name="ce7" table:formula="of:=IF(OR([.K20]=&quot;TO&quot;;[.K20]=&quot;MO&quot;); 0; 1)" office:value-type="float" office:value="1" calcext:value-type="float">
            <text:p>1</text:p>
          </table:table-cell>
          <table:table-cell table:style-name="ce7" table:formula="of:=IF(OR([.L20]=&quot;TO&quot;;[.L20]=&quot;MO&quot;); 0; 1)" office:value-type="float" office:value="1" calcext:value-type="float">
            <text:p>1</text:p>
          </table:table-cell>
          <table:table-cell table:style-name="ce7" table:formula="of:=IF(OR([.M20]=&quot;TO&quot;;[.M20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20]=&quot;TO&quot;;[.B20]=&quot;MO&quot;); 3600; [.B20])" office:value-type="float" office:value="3.019034" calcext:value-type="float">
            <text:p>3.019034</text:p>
          </table:table-cell>
          <table:table-cell table:style-name="ce10" table:formula="of:=IF(OR([.C20]=&quot;TO&quot;;[.C20]=&quot;MO&quot;); 3600; [.C20])" office:value-type="float" office:value="1.951867843" calcext:value-type="float">
            <text:p>1.951868</text:p>
          </table:table-cell>
          <table:table-cell table:style-name="ce10" table:formula="of:=IF(OR([.D20]=&quot;TO&quot;;[.D20]=&quot;MO&quot;); 3600; [.D20])" office:value-type="float" office:value="3.50686883926392" calcext:value-type="float">
            <text:p>3.506869</text:p>
          </table:table-cell>
          <table:table-cell table:style-name="ce10" table:formula="of:=IF(OR([.E20]=&quot;TO&quot;;[.E20]=&quot;MO&quot;); 3600; [.E20])" office:value-type="float" office:value="19.4960448741913" calcext:value-type="float">
            <text:p>19.496045</text:p>
          </table:table-cell>
          <table:table-cell table:style-name="ce10" table:formula="of:=IF(OR([.F20]=&quot;TO&quot;;[.F20]=&quot;MO&quot;); 3600; [.F20])" office:value-type="float" office:value="3.45028185844421" calcext:value-type="float">
            <text:p>3.450282</text:p>
          </table:table-cell>
          <table:table-cell table:style-name="ce10" table:formula="of:=IF(OR([.G20]=&quot;TO&quot;;[.G20]=&quot;MO&quot;); 3600; [.G20])" office:value-type="float" office:value="20.6375050544739" calcext:value-type="float">
            <text:p>20.637505</text:p>
          </table:table-cell>
          <table:table-cell table:style-name="ce10"/>
          <table:table-cell table:style-name="ce10" table:formula="of:=IF(OR([.I20]=&quot;TO&quot;;[.I20]=&quot;MO&quot;); 3600; [.I20])" office:value-type="float" office:value="0.261" calcext:value-type="float">
            <text:p>0.261000</text:p>
          </table:table-cell>
          <table:table-cell table:style-name="ce10" table:formula="of:=IF(OR([.J20]=&quot;TO&quot;;[.J20]=&quot;MO&quot;); 3600; [.J20])" office:value-type="float" office:value="0.404595" calcext:value-type="float">
            <text:p>0.404595</text:p>
          </table:table-cell>
          <table:table-cell table:style-name="ce10" table:formula="of:=IF(OR([.K20]=&quot;TO&quot;;[.K20]=&quot;MO&quot;); 3600; [.K20])" office:value-type="float" office:value="0.397109" calcext:value-type="float">
            <text:p>0.397109</text:p>
          </table:table-cell>
          <table:table-cell table:style-name="ce10" table:formula="of:=IF(OR([.L20]=&quot;TO&quot;;[.L20]=&quot;MO&quot;); 3600; [.L20])" office:value-type="float" office:value="0.398578" calcext:value-type="float">
            <text:p>0.398578</text:p>
          </table:table-cell>
          <table:table-cell table:style-name="ce10" table:formula="of:=IF(OR([.M20]=&quot;TO&quot;;[.M20]=&quot;MO&quot;); 3600; [.M20])" office:value-type="float" office:value="0.399348" calcext:value-type="float">
            <text:p>0.399348</text:p>
          </table:table-cell>
        </table:table-row>
        <table:table-row table:style-name="ro1">
          <table:table-cell table:style-name="ce3" office:value-type="string" calcext:value-type="string">
            <text:p>AIJ14F-1HZ5.12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28.164511196" calcext:value-type="float">
            <text:p>128.164511196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318" calcext:value-type="float">
            <text:p>0.31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1]=&quot;TO&quot;;[.B21]=&quot;MO&quot;); 0; 1)" office:value-type="float" office:value="0" calcext:value-type="float">
            <text:p>0</text:p>
          </table:table-cell>
          <table:table-cell table:style-name="ce7" table:formula="of:=IF(OR([.C21]=&quot;TO&quot;;[.C21]=&quot;MO&quot;); 0; 1)" office:value-type="float" office:value="1" calcext:value-type="float">
            <text:p>1</text:p>
          </table:table-cell>
          <table:table-cell table:style-name="ce7" table:formula="of:=IF(OR([.D21]=&quot;TO&quot;;[.D21]=&quot;MO&quot;); 0; 1)" office:value-type="float" office:value="0" calcext:value-type="float">
            <text:p>0</text:p>
          </table:table-cell>
          <table:table-cell table:style-name="ce7" table:formula="of:=IF(OR([.E21]=&quot;TO&quot;;[.E21]=&quot;MO&quot;); 0; 1)" office:value-type="float" office:value="0" calcext:value-type="float">
            <text:p>0</text:p>
          </table:table-cell>
          <table:table-cell table:style-name="ce7" table:formula="of:=IF(OR([.F21]=&quot;TO&quot;;[.F21]=&quot;MO&quot;); 0; 1)" office:value-type="float" office:value="0" calcext:value-type="float">
            <text:p>0</text:p>
          </table:table-cell>
          <table:table-cell table:style-name="ce7" table:formula="of:=IF(OR([.G21]=&quot;TO&quot;;[.G21]=&quot;MO&quot;); 0; 1)" office:value-type="float" office:value="0" calcext:value-type="float">
            <text:p>0</text:p>
          </table:table-cell>
          <table:table-cell/>
          <table:table-cell table:style-name="ce7" table:formula="of:=IF(OR([.I21]=&quot;TO&quot;;[.I21]=&quot;MO&quot;); 0; 1)" office:value-type="float" office:value="1" calcext:value-type="float">
            <text:p>1</text:p>
          </table:table-cell>
          <table:table-cell table:style-name="ce7" table:formula="of:=IF(OR([.J21]=&quot;TO&quot;;[.J21]=&quot;MO&quot;); 0; 1)" office:value-type="float" office:value="0" calcext:value-type="float">
            <text:p>0</text:p>
          </table:table-cell>
          <table:table-cell table:style-name="ce7" table:formula="of:=IF(OR([.K21]=&quot;TO&quot;;[.K21]=&quot;MO&quot;); 0; 1)" office:value-type="float" office:value="0" calcext:value-type="float">
            <text:p>0</text:p>
          </table:table-cell>
          <table:table-cell table:style-name="ce7" table:formula="of:=IF(OR([.L21]=&quot;TO&quot;;[.L21]=&quot;MO&quot;); 0; 1)" office:value-type="float" office:value="0" calcext:value-type="float">
            <text:p>0</text:p>
          </table:table-cell>
          <table:table-cell table:style-name="ce7" table:formula="of:=IF(OR([.M21]=&quot;TO&quot;;[.M2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1]=&quot;TO&quot;;[.B21]=&quot;MO&quot;); 3600; [.B21])" office:value-type="float" office:value="3600" calcext:value-type="float">
            <text:p>3600.000000</text:p>
          </table:table-cell>
          <table:table-cell table:style-name="ce10" table:formula="of:=IF(OR([.C21]=&quot;TO&quot;;[.C21]=&quot;MO&quot;); 3600; [.C21])" office:value-type="float" office:value="128.164511196" calcext:value-type="float">
            <text:p>128.164511</text:p>
          </table:table-cell>
          <table:table-cell table:style-name="ce10" table:formula="of:=IF(OR([.D21]=&quot;TO&quot;;[.D21]=&quot;MO&quot;); 3600; [.D21])" office:value-type="float" office:value="3600" calcext:value-type="float">
            <text:p>3600.000000</text:p>
          </table:table-cell>
          <table:table-cell table:style-name="ce10" table:formula="of:=IF(OR([.E21]=&quot;TO&quot;;[.E21]=&quot;MO&quot;); 3600; [.E21])" office:value-type="float" office:value="3600" calcext:value-type="float">
            <text:p>3600.000000</text:p>
          </table:table-cell>
          <table:table-cell table:style-name="ce10" table:formula="of:=IF(OR([.F21]=&quot;TO&quot;;[.F21]=&quot;MO&quot;); 3600; [.F21])" office:value-type="float" office:value="3600" calcext:value-type="float">
            <text:p>3600.000000</text:p>
          </table:table-cell>
          <table:table-cell table:style-name="ce10" table:formula="of:=IF(OR([.G21]=&quot;TO&quot;;[.G21]=&quot;MO&quot;); 3600; [.G2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1]=&quot;TO&quot;;[.I21]=&quot;MO&quot;); 3600; [.I21])" office:value-type="float" office:value="0.318" calcext:value-type="float">
            <text:p>0.318000</text:p>
          </table:table-cell>
          <table:table-cell table:style-name="ce10" table:formula="of:=IF(OR([.J21]=&quot;TO&quot;;[.J21]=&quot;MO&quot;); 3600; [.J21])" office:value-type="float" office:value="3600" calcext:value-type="float">
            <text:p>3600.000000</text:p>
          </table:table-cell>
          <table:table-cell table:style-name="ce10" table:formula="of:=IF(OR([.K21]=&quot;TO&quot;;[.K21]=&quot;MO&quot;); 3600; [.K21])" office:value-type="float" office:value="3600" calcext:value-type="float">
            <text:p>3600.000000</text:p>
          </table:table-cell>
          <table:table-cell table:style-name="ce10" table:formula="of:=IF(OR([.L21]=&quot;TO&quot;;[.L21]=&quot;MO&quot;); 3600; [.L21])" office:value-type="float" office:value="3600" calcext:value-type="float">
            <text:p>3600.000000</text:p>
          </table:table-cell>
          <table:table-cell table:style-name="ce10" table:formula="of:=IF(OR([.M21]=&quot;TO&quot;;[.M21]=&quot;MO&quot;); 3600; [.M21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F-1HZ5.12p.9aa.usingEref_self_digit2</text:p>
          </table:table-cell>
          <table:table-cell table:style-name="ce4" office:value-type="float" office:value="2.399325" calcext:value-type="float">
            <text:p>2.399325</text:p>
          </table:table-cell>
          <table:table-cell office:value-type="float" office:value="2.630579791" calcext:value-type="float">
            <text:p>2.63057979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266.691155910492" calcext:value-type="float">
            <text:p>266.691155910492</text:p>
          </table:table-cell>
          <table:table-cell office:value-type="float" office:value="1127.56254792213" calcext:value-type="float">
            <text:p>1127.56254792213</text:p>
          </table:table-cell>
          <table:table-cell/>
          <table:table-cell table:style-name="ce4" office:value-type="float" office:value="0.015" calcext:value-type="float">
            <text:p>0.015</text:p>
          </table:table-cell>
          <table:table-cell office:value-type="string" calcext:value-type="string">
            <text:p>TO</text:p>
          </table:table-cell>
          <table:table-cell office:value-type="float" office:value="46.2739" calcext:value-type="float">
            <text:p>46.2739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2]=&quot;TO&quot;;[.B22]=&quot;MO&quot;); 0; 1)" office:value-type="float" office:value="1" calcext:value-type="float">
            <text:p>1</text:p>
          </table:table-cell>
          <table:table-cell table:style-name="ce7" table:formula="of:=IF(OR([.C22]=&quot;TO&quot;;[.C22]=&quot;MO&quot;); 0; 1)" office:value-type="float" office:value="1" calcext:value-type="float">
            <text:p>1</text:p>
          </table:table-cell>
          <table:table-cell table:style-name="ce7" table:formula="of:=IF(OR([.D22]=&quot;TO&quot;;[.D22]=&quot;MO&quot;); 0; 1)" office:value-type="float" office:value="0" calcext:value-type="float">
            <text:p>0</text:p>
          </table:table-cell>
          <table:table-cell table:style-name="ce7" table:formula="of:=IF(OR([.E22]=&quot;TO&quot;;[.E22]=&quot;MO&quot;); 0; 1)" office:value-type="float" office:value="0" calcext:value-type="float">
            <text:p>0</text:p>
          </table:table-cell>
          <table:table-cell table:style-name="ce7" table:formula="of:=IF(OR([.F22]=&quot;TO&quot;;[.F22]=&quot;MO&quot;); 0; 1)" office:value-type="float" office:value="1" calcext:value-type="float">
            <text:p>1</text:p>
          </table:table-cell>
          <table:table-cell table:style-name="ce7" table:formula="of:=IF(OR([.G22]=&quot;TO&quot;;[.G22]=&quot;MO&quot;); 0; 1)" office:value-type="float" office:value="1" calcext:value-type="float">
            <text:p>1</text:p>
          </table:table-cell>
          <table:table-cell/>
          <table:table-cell table:style-name="ce7" table:formula="of:=IF(OR([.I22]=&quot;TO&quot;;[.I22]=&quot;MO&quot;); 0; 1)" office:value-type="float" office:value="1" calcext:value-type="float">
            <text:p>1</text:p>
          </table:table-cell>
          <table:table-cell table:style-name="ce7" table:formula="of:=IF(OR([.J22]=&quot;TO&quot;;[.J22]=&quot;MO&quot;); 0; 1)" office:value-type="float" office:value="0" calcext:value-type="float">
            <text:p>0</text:p>
          </table:table-cell>
          <table:table-cell table:style-name="ce7" table:formula="of:=IF(OR([.K22]=&quot;TO&quot;;[.K22]=&quot;MO&quot;); 0; 1)" office:value-type="float" office:value="1" calcext:value-type="float">
            <text:p>1</text:p>
          </table:table-cell>
          <table:table-cell table:style-name="ce7" table:formula="of:=IF(OR([.L22]=&quot;TO&quot;;[.L22]=&quot;MO&quot;); 0; 1)" office:value-type="float" office:value="0" calcext:value-type="float">
            <text:p>0</text:p>
          </table:table-cell>
          <table:table-cell table:style-name="ce7" table:formula="of:=IF(OR([.M22]=&quot;TO&quot;;[.M2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2]=&quot;TO&quot;;[.B22]=&quot;MO&quot;); 3600; [.B22])" office:value-type="float" office:value="2.399325" calcext:value-type="float">
            <text:p>2.399325</text:p>
          </table:table-cell>
          <table:table-cell table:style-name="ce10" table:formula="of:=IF(OR([.C22]=&quot;TO&quot;;[.C22]=&quot;MO&quot;); 3600; [.C22])" office:value-type="float" office:value="2.630579791" calcext:value-type="float">
            <text:p>2.630580</text:p>
          </table:table-cell>
          <table:table-cell table:style-name="ce10" table:formula="of:=IF(OR([.D22]=&quot;TO&quot;;[.D22]=&quot;MO&quot;); 3600; [.D22])" office:value-type="float" office:value="3600" calcext:value-type="float">
            <text:p>3600.000000</text:p>
          </table:table-cell>
          <table:table-cell table:style-name="ce10" table:formula="of:=IF(OR([.E22]=&quot;TO&quot;;[.E22]=&quot;MO&quot;); 3600; [.E22])" office:value-type="float" office:value="3600" calcext:value-type="float">
            <text:p>3600.000000</text:p>
          </table:table-cell>
          <table:table-cell table:style-name="ce10" table:formula="of:=IF(OR([.F22]=&quot;TO&quot;;[.F22]=&quot;MO&quot;); 3600; [.F22])" office:value-type="float" office:value="266.691155910492" calcext:value-type="float">
            <text:p>266.691156</text:p>
          </table:table-cell>
          <table:table-cell table:style-name="ce10" table:formula="of:=IF(OR([.G22]=&quot;TO&quot;;[.G22]=&quot;MO&quot;); 3600; [.G22])" office:value-type="float" office:value="1127.56254792213" calcext:value-type="float">
            <text:p>1127.562548</text:p>
          </table:table-cell>
          <table:table-cell table:style-name="ce10"/>
          <table:table-cell table:style-name="ce10" table:formula="of:=IF(OR([.I22]=&quot;TO&quot;;[.I22]=&quot;MO&quot;); 3600; [.I22])" office:value-type="float" office:value="0.015" calcext:value-type="float">
            <text:p>0.015000</text:p>
          </table:table-cell>
          <table:table-cell table:style-name="ce10" table:formula="of:=IF(OR([.J22]=&quot;TO&quot;;[.J22]=&quot;MO&quot;); 3600; [.J22])" office:value-type="float" office:value="3600" calcext:value-type="float">
            <text:p>3600.000000</text:p>
          </table:table-cell>
          <table:table-cell table:style-name="ce10" table:formula="of:=IF(OR([.K22]=&quot;TO&quot;;[.K22]=&quot;MO&quot;); 3600; [.K22])" office:value-type="float" office:value="46.2739" calcext:value-type="float">
            <text:p>46.273900</text:p>
          </table:table-cell>
          <table:table-cell table:style-name="ce10" table:formula="of:=IF(OR([.L22]=&quot;TO&quot;;[.L22]=&quot;MO&quot;); 3600; [.L22])" office:value-type="float" office:value="3600" calcext:value-type="float">
            <text:p>3600.000000</text:p>
          </table:table-cell>
          <table:table-cell table:style-name="ce10" table:formula="of:=IF(OR([.M22]=&quot;TO&quot;;[.M22]=&quot;MO&quot;); 3600; [.M22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F-1PGB.11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1.821" calcext:value-type="float">
            <text:p>1.821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3]=&quot;TO&quot;;[.B23]=&quot;MO&quot;); 0; 1)" office:value-type="float" office:value="0" calcext:value-type="float">
            <text:p>0</text:p>
          </table:table-cell>
          <table:table-cell table:style-name="ce7" table:formula="of:=IF(OR([.C23]=&quot;TO&quot;;[.C23]=&quot;MO&quot;); 0; 1)" office:value-type="float" office:value="0" calcext:value-type="float">
            <text:p>0</text:p>
          </table:table-cell>
          <table:table-cell table:style-name="ce7" table:formula="of:=IF(OR([.D23]=&quot;TO&quot;;[.D23]=&quot;MO&quot;); 0; 1)" office:value-type="float" office:value="0" calcext:value-type="float">
            <text:p>0</text:p>
          </table:table-cell>
          <table:table-cell table:style-name="ce7" table:formula="of:=IF(OR([.E23]=&quot;TO&quot;;[.E23]=&quot;MO&quot;); 0; 1)" office:value-type="float" office:value="0" calcext:value-type="float">
            <text:p>0</text:p>
          </table:table-cell>
          <table:table-cell table:style-name="ce7" table:formula="of:=IF(OR([.F23]=&quot;TO&quot;;[.F23]=&quot;MO&quot;); 0; 1)" office:value-type="float" office:value="0" calcext:value-type="float">
            <text:p>0</text:p>
          </table:table-cell>
          <table:table-cell table:style-name="ce7" table:formula="of:=IF(OR([.G23]=&quot;TO&quot;;[.G23]=&quot;MO&quot;); 0; 1)" office:value-type="float" office:value="0" calcext:value-type="float">
            <text:p>0</text:p>
          </table:table-cell>
          <table:table-cell/>
          <table:table-cell table:style-name="ce7" table:formula="of:=IF(OR([.I23]=&quot;TO&quot;;[.I23]=&quot;MO&quot;); 0; 1)" office:value-type="float" office:value="1" calcext:value-type="float">
            <text:p>1</text:p>
          </table:table-cell>
          <table:table-cell table:style-name="ce7" table:formula="of:=IF(OR([.J23]=&quot;TO&quot;;[.J23]=&quot;MO&quot;); 0; 1)" office:value-type="float" office:value="0" calcext:value-type="float">
            <text:p>0</text:p>
          </table:table-cell>
          <table:table-cell table:style-name="ce7" table:formula="of:=IF(OR([.K23]=&quot;TO&quot;;[.K23]=&quot;MO&quot;); 0; 1)" office:value-type="float" office:value="0" calcext:value-type="float">
            <text:p>0</text:p>
          </table:table-cell>
          <table:table-cell table:style-name="ce7" table:formula="of:=IF(OR([.L23]=&quot;TO&quot;;[.L23]=&quot;MO&quot;); 0; 1)" office:value-type="float" office:value="0" calcext:value-type="float">
            <text:p>0</text:p>
          </table:table-cell>
          <table:table-cell table:style-name="ce7" table:formula="of:=IF(OR([.M23]=&quot;TO&quot;;[.M2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3]=&quot;TO&quot;;[.B23]=&quot;MO&quot;); 3600; [.B23])" office:value-type="float" office:value="3600" calcext:value-type="float">
            <text:p>3600.000000</text:p>
          </table:table-cell>
          <table:table-cell table:style-name="ce10" table:formula="of:=IF(OR([.C23]=&quot;TO&quot;;[.C23]=&quot;MO&quot;); 3600; [.C23])" office:value-type="float" office:value="3600" calcext:value-type="float">
            <text:p>3600.000000</text:p>
          </table:table-cell>
          <table:table-cell table:style-name="ce10" table:formula="of:=IF(OR([.D23]=&quot;TO&quot;;[.D23]=&quot;MO&quot;); 3600; [.D23])" office:value-type="float" office:value="3600" calcext:value-type="float">
            <text:p>3600.000000</text:p>
          </table:table-cell>
          <table:table-cell table:style-name="ce10" table:formula="of:=IF(OR([.E23]=&quot;TO&quot;;[.E23]=&quot;MO&quot;); 3600; [.E23])" office:value-type="float" office:value="3600" calcext:value-type="float">
            <text:p>3600.000000</text:p>
          </table:table-cell>
          <table:table-cell table:style-name="ce10" table:formula="of:=IF(OR([.F23]=&quot;TO&quot;;[.F23]=&quot;MO&quot;); 3600; [.F23])" office:value-type="float" office:value="3600" calcext:value-type="float">
            <text:p>3600.000000</text:p>
          </table:table-cell>
          <table:table-cell table:style-name="ce10" table:formula="of:=IF(OR([.G23]=&quot;TO&quot;;[.G23]=&quot;MO&quot;); 3600; [.G2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3]=&quot;TO&quot;;[.I23]=&quot;MO&quot;); 3600; [.I23])" office:value-type="float" office:value="1.821" calcext:value-type="float">
            <text:p>1.821000</text:p>
          </table:table-cell>
          <table:table-cell table:style-name="ce10" table:formula="of:=IF(OR([.J23]=&quot;TO&quot;;[.J23]=&quot;MO&quot;); 3600; [.J23])" office:value-type="float" office:value="3600" calcext:value-type="float">
            <text:p>3600.000000</text:p>
          </table:table-cell>
          <table:table-cell table:style-name="ce10" table:formula="of:=IF(OR([.K23]=&quot;TO&quot;;[.K23]=&quot;MO&quot;); 3600; [.K23])" office:value-type="float" office:value="3600" calcext:value-type="float">
            <text:p>3600.000000</text:p>
          </table:table-cell>
          <table:table-cell table:style-name="ce10" table:formula="of:=IF(OR([.L23]=&quot;TO&quot;;[.L23]=&quot;MO&quot;); 3600; [.L23])" office:value-type="float" office:value="3600" calcext:value-type="float">
            <text:p>3600.000000</text:p>
          </table:table-cell>
          <table:table-cell table:style-name="ce10" table:formula="of:=IF(OR([.M23]=&quot;TO&quot;;[.M23]=&quot;MO&quot;); 3600; [.M23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F-1PGB.11p.9aa.usingEref_self_digit2</text:p>
          </table:table-cell>
          <table:table-cell table:style-name="ce4" office:value-type="float" office:value="0.166232" calcext:value-type="float">
            <text:p>0.166232</text:p>
          </table:table-cell>
          <table:table-cell office:value-type="float" office:value="0.117637858" calcext:value-type="float">
            <text:p>0.117637858</text:p>
          </table:table-cell>
          <table:table-cell office:value-type="float" office:value="0.228021860122681" calcext:value-type="float">
            <text:p>0.228021860122681</text:p>
          </table:table-cell>
          <table:table-cell office:value-type="float" office:value="1.74405860900879" calcext:value-type="float">
            <text:p>1.74405860900879</text:p>
          </table:table-cell>
          <table:table-cell office:value-type="float" office:value="0.216593265533447" calcext:value-type="float">
            <text:p>0.216593265533447</text:p>
          </table:table-cell>
          <table:table-cell office:value-type="float" office:value="2.11889910697937" calcext:value-type="float">
            <text:p>2.11889910697937</text:p>
          </table:table-cell>
          <table:table-cell/>
          <table:table-cell table:style-name="ce4" office:value-type="float" office:value="0.017" calcext:value-type="float">
            <text:p>0.017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84571" calcext:value-type="float">
            <text:p>0.084571</text:p>
          </table:table-cell>
          <table:table-cell office:value-type="float" office:value="0.070817" calcext:value-type="float">
            <text:p>0.070817</text:p>
          </table:table-cell>
          <table:table-cell table:style-name="ce53" office:value-type="float" office:value="0.06886" calcext:value-type="float">
            <text:p>0.06886</text:p>
          </table:table-cell>
          <table:table-cell table:style-name="ce7" table:number-columns-repeated="2"/>
          <table:table-cell table:style-name="ce7" table:formula="of:=IF(OR([.B24]=&quot;TO&quot;;[.B24]=&quot;MO&quot;); 0; 1)" office:value-type="float" office:value="1" calcext:value-type="float">
            <text:p>1</text:p>
          </table:table-cell>
          <table:table-cell table:style-name="ce7" table:formula="of:=IF(OR([.C24]=&quot;TO&quot;;[.C24]=&quot;MO&quot;); 0; 1)" office:value-type="float" office:value="1" calcext:value-type="float">
            <text:p>1</text:p>
          </table:table-cell>
          <table:table-cell table:style-name="ce7" table:formula="of:=IF(OR([.D24]=&quot;TO&quot;;[.D24]=&quot;MO&quot;); 0; 1)" office:value-type="float" office:value="1" calcext:value-type="float">
            <text:p>1</text:p>
          </table:table-cell>
          <table:table-cell table:style-name="ce7" table:formula="of:=IF(OR([.E24]=&quot;TO&quot;;[.E24]=&quot;MO&quot;); 0; 1)" office:value-type="float" office:value="1" calcext:value-type="float">
            <text:p>1</text:p>
          </table:table-cell>
          <table:table-cell table:style-name="ce7" table:formula="of:=IF(OR([.F24]=&quot;TO&quot;;[.F24]=&quot;MO&quot;); 0; 1)" office:value-type="float" office:value="1" calcext:value-type="float">
            <text:p>1</text:p>
          </table:table-cell>
          <table:table-cell table:style-name="ce7" table:formula="of:=IF(OR([.G24]=&quot;TO&quot;;[.G24]=&quot;MO&quot;); 0; 1)" office:value-type="float" office:value="1" calcext:value-type="float">
            <text:p>1</text:p>
          </table:table-cell>
          <table:table-cell/>
          <table:table-cell table:style-name="ce7" table:formula="of:=IF(OR([.I24]=&quot;TO&quot;;[.I24]=&quot;MO&quot;); 0; 1)" office:value-type="float" office:value="1" calcext:value-type="float">
            <text:p>1</text:p>
          </table:table-cell>
          <table:table-cell table:style-name="ce7" table:formula="of:=IF(OR([.J24]=&quot;TO&quot;;[.J24]=&quot;MO&quot;); 0; 1)" office:value-type="float" office:value="1" calcext:value-type="float">
            <text:p>1</text:p>
          </table:table-cell>
          <table:table-cell table:style-name="ce7" table:formula="of:=IF(OR([.K24]=&quot;TO&quot;;[.K24]=&quot;MO&quot;); 0; 1)" office:value-type="float" office:value="1" calcext:value-type="float">
            <text:p>1</text:p>
          </table:table-cell>
          <table:table-cell table:style-name="ce7" table:formula="of:=IF(OR([.L24]=&quot;TO&quot;;[.L24]=&quot;MO&quot;); 0; 1)" office:value-type="float" office:value="1" calcext:value-type="float">
            <text:p>1</text:p>
          </table:table-cell>
          <table:table-cell table:style-name="ce7" table:formula="of:=IF(OR([.M24]=&quot;TO&quot;;[.M2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24]=&quot;TO&quot;;[.B24]=&quot;MO&quot;); 3600; [.B24])" office:value-type="float" office:value="0.166232" calcext:value-type="float">
            <text:p>0.166232</text:p>
          </table:table-cell>
          <table:table-cell table:style-name="ce10" table:formula="of:=IF(OR([.C24]=&quot;TO&quot;;[.C24]=&quot;MO&quot;); 3600; [.C24])" office:value-type="float" office:value="0.117637858" calcext:value-type="float">
            <text:p>0.117638</text:p>
          </table:table-cell>
          <table:table-cell table:style-name="ce10" table:formula="of:=IF(OR([.D24]=&quot;TO&quot;;[.D24]=&quot;MO&quot;); 3600; [.D24])" office:value-type="float" office:value="0.228021860122681" calcext:value-type="float">
            <text:p>0.228022</text:p>
          </table:table-cell>
          <table:table-cell table:style-name="ce10" table:formula="of:=IF(OR([.E24]=&quot;TO&quot;;[.E24]=&quot;MO&quot;); 3600; [.E24])" office:value-type="float" office:value="1.74405860900879" calcext:value-type="float">
            <text:p>1.744059</text:p>
          </table:table-cell>
          <table:table-cell table:style-name="ce10" table:formula="of:=IF(OR([.F24]=&quot;TO&quot;;[.F24]=&quot;MO&quot;); 3600; [.F24])" office:value-type="float" office:value="0.216593265533447" calcext:value-type="float">
            <text:p>0.216593</text:p>
          </table:table-cell>
          <table:table-cell table:style-name="ce10" table:formula="of:=IF(OR([.G24]=&quot;TO&quot;;[.G24]=&quot;MO&quot;); 3600; [.G24])" office:value-type="float" office:value="2.11889910697937" calcext:value-type="float">
            <text:p>2.118899</text:p>
          </table:table-cell>
          <table:table-cell table:style-name="ce10"/>
          <table:table-cell table:style-name="ce10" table:formula="of:=IF(OR([.I24]=&quot;TO&quot;;[.I24]=&quot;MO&quot;); 3600; [.I24])" office:value-type="float" office:value="0.017" calcext:value-type="float">
            <text:p>0.017000</text:p>
          </table:table-cell>
          <table:table-cell table:style-name="ce10" table:formula="of:=IF(OR([.J24]=&quot;TO&quot;;[.J24]=&quot;MO&quot;); 3600; [.J24])" office:value-type="float" office:value="0.0878" calcext:value-type="float">
            <text:p>0.087800</text:p>
          </table:table-cell>
          <table:table-cell table:style-name="ce10" table:formula="of:=IF(OR([.K24]=&quot;TO&quot;;[.K24]=&quot;MO&quot;); 3600; [.K24])" office:value-type="float" office:value="0.084571" calcext:value-type="float">
            <text:p>0.084571</text:p>
          </table:table-cell>
          <table:table-cell table:style-name="ce10" table:formula="of:=IF(OR([.L24]=&quot;TO&quot;;[.L24]=&quot;MO&quot;); 3600; [.L24])" office:value-type="float" office:value="0.070817" calcext:value-type="float">
            <text:p>0.070817</text:p>
          </table:table-cell>
          <table:table-cell table:style-name="ce10" table:formula="of:=IF(OR([.M24]=&quot;TO&quot;;[.M24]=&quot;MO&quot;); 3600; [.M24])" office:value-type="float" office:value="0.06886" calcext:value-type="float">
            <text:p>0.068860</text:p>
          </table:table-cell>
        </table:table-row>
        <table:table-row table:style-name="ro1">
          <table:table-cell table:style-name="ce3" office:value-type="string" calcext:value-type="string">
            <text:p>AIJ14F-1PIN.28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5]=&quot;TO&quot;;[.B25]=&quot;MO&quot;); 0; 1)" office:value-type="float" office:value="0" calcext:value-type="float">
            <text:p>0</text:p>
          </table:table-cell>
          <table:table-cell table:style-name="ce7" table:formula="of:=IF(OR([.C25]=&quot;TO&quot;;[.C25]=&quot;MO&quot;); 0; 1)" office:value-type="float" office:value="0" calcext:value-type="float">
            <text:p>0</text:p>
          </table:table-cell>
          <table:table-cell table:style-name="ce7" table:formula="of:=IF(OR([.D25]=&quot;TO&quot;;[.D25]=&quot;MO&quot;); 0; 1)" office:value-type="float" office:value="0" calcext:value-type="float">
            <text:p>0</text:p>
          </table:table-cell>
          <table:table-cell table:style-name="ce7" table:formula="of:=IF(OR([.E25]=&quot;TO&quot;;[.E25]=&quot;MO&quot;); 0; 1)" office:value-type="float" office:value="0" calcext:value-type="float">
            <text:p>0</text:p>
          </table:table-cell>
          <table:table-cell table:style-name="ce7" table:formula="of:=IF(OR([.F25]=&quot;TO&quot;;[.F25]=&quot;MO&quot;); 0; 1)" office:value-type="float" office:value="0" calcext:value-type="float">
            <text:p>0</text:p>
          </table:table-cell>
          <table:table-cell table:style-name="ce7" table:formula="of:=IF(OR([.G25]=&quot;TO&quot;;[.G25]=&quot;MO&quot;); 0; 1)" office:value-type="float" office:value="0" calcext:value-type="float">
            <text:p>0</text:p>
          </table:table-cell>
          <table:table-cell/>
          <table:table-cell table:style-name="ce7" table:formula="of:=IF(OR([.I25]=&quot;TO&quot;;[.I25]=&quot;MO&quot;); 0; 1)" office:value-type="float" office:value="0" calcext:value-type="float">
            <text:p>0</text:p>
          </table:table-cell>
          <table:table-cell table:style-name="ce7" table:formula="of:=IF(OR([.J25]=&quot;TO&quot;;[.J25]=&quot;MO&quot;); 0; 1)" office:value-type="float" office:value="0" calcext:value-type="float">
            <text:p>0</text:p>
          </table:table-cell>
          <table:table-cell table:style-name="ce7" table:formula="of:=IF(OR([.K25]=&quot;TO&quot;;[.K25]=&quot;MO&quot;); 0; 1)" office:value-type="float" office:value="0" calcext:value-type="float">
            <text:p>0</text:p>
          </table:table-cell>
          <table:table-cell table:style-name="ce7" table:formula="of:=IF(OR([.L25]=&quot;TO&quot;;[.L25]=&quot;MO&quot;); 0; 1)" office:value-type="float" office:value="0" calcext:value-type="float">
            <text:p>0</text:p>
          </table:table-cell>
          <table:table-cell table:style-name="ce7" table:formula="of:=IF(OR([.M25]=&quot;TO&quot;;[.M2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5]=&quot;TO&quot;;[.B25]=&quot;MO&quot;); 3600; [.B25])" office:value-type="float" office:value="3600" calcext:value-type="float">
            <text:p>3600.000000</text:p>
          </table:table-cell>
          <table:table-cell table:style-name="ce10" table:formula="of:=IF(OR([.C25]=&quot;TO&quot;;[.C25]=&quot;MO&quot;); 3600; [.C25])" office:value-type="float" office:value="3600" calcext:value-type="float">
            <text:p>3600.000000</text:p>
          </table:table-cell>
          <table:table-cell table:style-name="ce10" table:formula="of:=IF(OR([.D25]=&quot;TO&quot;;[.D25]=&quot;MO&quot;); 3600; [.D25])" office:value-type="float" office:value="3600" calcext:value-type="float">
            <text:p>3600.000000</text:p>
          </table:table-cell>
          <table:table-cell table:style-name="ce10" table:formula="of:=IF(OR([.E25]=&quot;TO&quot;;[.E25]=&quot;MO&quot;); 3600; [.E25])" office:value-type="float" office:value="3600" calcext:value-type="float">
            <text:p>3600.000000</text:p>
          </table:table-cell>
          <table:table-cell table:style-name="ce10" table:formula="of:=IF(OR([.F25]=&quot;TO&quot;;[.F25]=&quot;MO&quot;); 3600; [.F25])" office:value-type="float" office:value="3600" calcext:value-type="float">
            <text:p>3600.000000</text:p>
          </table:table-cell>
          <table:table-cell table:style-name="ce10" table:formula="of:=IF(OR([.G25]=&quot;TO&quot;;[.G25]=&quot;MO&quot;); 3600; [.G2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5]=&quot;TO&quot;;[.I25]=&quot;MO&quot;); 3600; [.I25])" office:value-type="float" office:value="3600" calcext:value-type="float">
            <text:p>3600.000000</text:p>
          </table:table-cell>
          <table:table-cell table:style-name="ce10" table:formula="of:=IF(OR([.J25]=&quot;TO&quot;;[.J25]=&quot;MO&quot;); 3600; [.J25])" office:value-type="float" office:value="3600" calcext:value-type="float">
            <text:p>3600.000000</text:p>
          </table:table-cell>
          <table:table-cell table:style-name="ce10" table:formula="of:=IF(OR([.K25]=&quot;TO&quot;;[.K25]=&quot;MO&quot;); 3600; [.K25])" office:value-type="float" office:value="3600" calcext:value-type="float">
            <text:p>3600.000000</text:p>
          </table:table-cell>
          <table:table-cell table:style-name="ce10" table:formula="of:=IF(OR([.L25]=&quot;TO&quot;;[.L25]=&quot;MO&quot;); 3600; [.L25])" office:value-type="float" office:value="3600" calcext:value-type="float">
            <text:p>3600.000000</text:p>
          </table:table-cell>
          <table:table-cell table:style-name="ce10" table:formula="of:=IF(OR([.M25]=&quot;TO&quot;;[.M25]=&quot;MO&quot;); 3600; [.M25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F-1UBI.13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6]=&quot;TO&quot;;[.B26]=&quot;MO&quot;); 0; 1)" office:value-type="float" office:value="0" calcext:value-type="float">
            <text:p>0</text:p>
          </table:table-cell>
          <table:table-cell table:style-name="ce7" table:formula="of:=IF(OR([.C26]=&quot;TO&quot;;[.C26]=&quot;MO&quot;); 0; 1)" office:value-type="float" office:value="0" calcext:value-type="float">
            <text:p>0</text:p>
          </table:table-cell>
          <table:table-cell table:style-name="ce7" table:formula="of:=IF(OR([.D26]=&quot;TO&quot;;[.D26]=&quot;MO&quot;); 0; 1)" office:value-type="float" office:value="0" calcext:value-type="float">
            <text:p>0</text:p>
          </table:table-cell>
          <table:table-cell table:style-name="ce7" table:formula="of:=IF(OR([.E26]=&quot;TO&quot;;[.E26]=&quot;MO&quot;); 0; 1)" office:value-type="float" office:value="0" calcext:value-type="float">
            <text:p>0</text:p>
          </table:table-cell>
          <table:table-cell table:style-name="ce7" table:formula="of:=IF(OR([.F26]=&quot;TO&quot;;[.F26]=&quot;MO&quot;); 0; 1)" office:value-type="float" office:value="0" calcext:value-type="float">
            <text:p>0</text:p>
          </table:table-cell>
          <table:table-cell table:style-name="ce7" table:formula="of:=IF(OR([.G26]=&quot;TO&quot;;[.G26]=&quot;MO&quot;); 0; 1)" office:value-type="float" office:value="0" calcext:value-type="float">
            <text:p>0</text:p>
          </table:table-cell>
          <table:table-cell/>
          <table:table-cell table:style-name="ce7" table:formula="of:=IF(OR([.I26]=&quot;TO&quot;;[.I26]=&quot;MO&quot;); 0; 1)" office:value-type="float" office:value="0" calcext:value-type="float">
            <text:p>0</text:p>
          </table:table-cell>
          <table:table-cell table:style-name="ce7" table:formula="of:=IF(OR([.J26]=&quot;TO&quot;;[.J26]=&quot;MO&quot;); 0; 1)" office:value-type="float" office:value="0" calcext:value-type="float">
            <text:p>0</text:p>
          </table:table-cell>
          <table:table-cell table:style-name="ce7" table:formula="of:=IF(OR([.K26]=&quot;TO&quot;;[.K26]=&quot;MO&quot;); 0; 1)" office:value-type="float" office:value="0" calcext:value-type="float">
            <text:p>0</text:p>
          </table:table-cell>
          <table:table-cell table:style-name="ce7" table:formula="of:=IF(OR([.L26]=&quot;TO&quot;;[.L26]=&quot;MO&quot;); 0; 1)" office:value-type="float" office:value="0" calcext:value-type="float">
            <text:p>0</text:p>
          </table:table-cell>
          <table:table-cell table:style-name="ce7" table:formula="of:=IF(OR([.M26]=&quot;TO&quot;;[.M2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6]=&quot;TO&quot;;[.B26]=&quot;MO&quot;); 3600; [.B26])" office:value-type="float" office:value="3600" calcext:value-type="float">
            <text:p>3600.000000</text:p>
          </table:table-cell>
          <table:table-cell table:style-name="ce10" table:formula="of:=IF(OR([.C26]=&quot;TO&quot;;[.C26]=&quot;MO&quot;); 3600; [.C26])" office:value-type="float" office:value="3600" calcext:value-type="float">
            <text:p>3600.000000</text:p>
          </table:table-cell>
          <table:table-cell table:style-name="ce10" table:formula="of:=IF(OR([.D26]=&quot;TO&quot;;[.D26]=&quot;MO&quot;); 3600; [.D26])" office:value-type="float" office:value="3600" calcext:value-type="float">
            <text:p>3600.000000</text:p>
          </table:table-cell>
          <table:table-cell table:style-name="ce10" table:formula="of:=IF(OR([.E26]=&quot;TO&quot;;[.E26]=&quot;MO&quot;); 3600; [.E26])" office:value-type="float" office:value="3600" calcext:value-type="float">
            <text:p>3600.000000</text:p>
          </table:table-cell>
          <table:table-cell table:style-name="ce10" table:formula="of:=IF(OR([.F26]=&quot;TO&quot;;[.F26]=&quot;MO&quot;); 3600; [.F26])" office:value-type="float" office:value="3600" calcext:value-type="float">
            <text:p>3600.000000</text:p>
          </table:table-cell>
          <table:table-cell table:style-name="ce10" table:formula="of:=IF(OR([.G26]=&quot;TO&quot;;[.G26]=&quot;MO&quot;); 3600; [.G2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6]=&quot;TO&quot;;[.I26]=&quot;MO&quot;); 3600; [.I26])" office:value-type="float" office:value="3600" calcext:value-type="float">
            <text:p>3600.000000</text:p>
          </table:table-cell>
          <table:table-cell table:style-name="ce10" table:formula="of:=IF(OR([.J26]=&quot;TO&quot;;[.J26]=&quot;MO&quot;); 3600; [.J26])" office:value-type="float" office:value="3600" calcext:value-type="float">
            <text:p>3600.000000</text:p>
          </table:table-cell>
          <table:table-cell table:style-name="ce10" table:formula="of:=IF(OR([.K26]=&quot;TO&quot;;[.K26]=&quot;MO&quot;); 3600; [.K26])" office:value-type="float" office:value="3600" calcext:value-type="float">
            <text:p>3600.000000</text:p>
          </table:table-cell>
          <table:table-cell table:style-name="ce10" table:formula="of:=IF(OR([.L26]=&quot;TO&quot;;[.L26]=&quot;MO&quot;); 3600; [.L26])" office:value-type="float" office:value="3600" calcext:value-type="float">
            <text:p>3600.000000</text:p>
          </table:table-cell>
          <table:table-cell table:style-name="ce10" table:formula="of:=IF(OR([.M26]=&quot;TO&quot;;[.M26]=&quot;MO&quot;); 3600; [.M26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F-1UBI.13p.9aa.usingEref_self_digit2</text:p>
          </table:table-cell>
          <table:table-cell table:style-name="ce4" office:value-type="float" office:value="783.343578" calcext:value-type="float">
            <text:p>783.343578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0.076" calcext:value-type="float">
            <text:p>0.076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7]=&quot;TO&quot;;[.B27]=&quot;MO&quot;); 0; 1)" office:value-type="float" office:value="1" calcext:value-type="float">
            <text:p>1</text:p>
          </table:table-cell>
          <table:table-cell table:style-name="ce7" table:formula="of:=IF(OR([.C27]=&quot;TO&quot;;[.C27]=&quot;MO&quot;); 0; 1)" office:value-type="float" office:value="0" calcext:value-type="float">
            <text:p>0</text:p>
          </table:table-cell>
          <table:table-cell table:style-name="ce7" table:formula="of:=IF(OR([.D27]=&quot;TO&quot;;[.D27]=&quot;MO&quot;); 0; 1)" office:value-type="float" office:value="0" calcext:value-type="float">
            <text:p>0</text:p>
          </table:table-cell>
          <table:table-cell table:style-name="ce7" table:formula="of:=IF(OR([.E27]=&quot;TO&quot;;[.E27]=&quot;MO&quot;); 0; 1)" office:value-type="float" office:value="0" calcext:value-type="float">
            <text:p>0</text:p>
          </table:table-cell>
          <table:table-cell table:style-name="ce7" table:formula="of:=IF(OR([.F27]=&quot;TO&quot;;[.F27]=&quot;MO&quot;); 0; 1)" office:value-type="float" office:value="0" calcext:value-type="float">
            <text:p>0</text:p>
          </table:table-cell>
          <table:table-cell table:style-name="ce7" table:formula="of:=IF(OR([.G27]=&quot;TO&quot;;[.G27]=&quot;MO&quot;); 0; 1)" office:value-type="float" office:value="0" calcext:value-type="float">
            <text:p>0</text:p>
          </table:table-cell>
          <table:table-cell/>
          <table:table-cell table:style-name="ce7" table:formula="of:=IF(OR([.I27]=&quot;TO&quot;;[.I27]=&quot;MO&quot;); 0; 1)" office:value-type="float" office:value="1" calcext:value-type="float">
            <text:p>1</text:p>
          </table:table-cell>
          <table:table-cell table:style-name="ce7" table:formula="of:=IF(OR([.J27]=&quot;TO&quot;;[.J27]=&quot;MO&quot;); 0; 1)" office:value-type="float" office:value="0" calcext:value-type="float">
            <text:p>0</text:p>
          </table:table-cell>
          <table:table-cell table:style-name="ce7" table:formula="of:=IF(OR([.K27]=&quot;TO&quot;;[.K27]=&quot;MO&quot;); 0; 1)" office:value-type="float" office:value="0" calcext:value-type="float">
            <text:p>0</text:p>
          </table:table-cell>
          <table:table-cell table:style-name="ce7" table:formula="of:=IF(OR([.L27]=&quot;TO&quot;;[.L27]=&quot;MO&quot;); 0; 1)" office:value-type="float" office:value="0" calcext:value-type="float">
            <text:p>0</text:p>
          </table:table-cell>
          <table:table-cell table:style-name="ce7" table:formula="of:=IF(OR([.M27]=&quot;TO&quot;;[.M2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7]=&quot;TO&quot;;[.B27]=&quot;MO&quot;); 3600; [.B27])" office:value-type="float" office:value="783.343578" calcext:value-type="float">
            <text:p>783.343578</text:p>
          </table:table-cell>
          <table:table-cell table:style-name="ce10" table:formula="of:=IF(OR([.C27]=&quot;TO&quot;;[.C27]=&quot;MO&quot;); 3600; [.C27])" office:value-type="float" office:value="3600" calcext:value-type="float">
            <text:p>3600.000000</text:p>
          </table:table-cell>
          <table:table-cell table:style-name="ce10" table:formula="of:=IF(OR([.D27]=&quot;TO&quot;;[.D27]=&quot;MO&quot;); 3600; [.D27])" office:value-type="float" office:value="3600" calcext:value-type="float">
            <text:p>3600.000000</text:p>
          </table:table-cell>
          <table:table-cell table:style-name="ce10" table:formula="of:=IF(OR([.E27]=&quot;TO&quot;;[.E27]=&quot;MO&quot;); 3600; [.E27])" office:value-type="float" office:value="3600" calcext:value-type="float">
            <text:p>3600.000000</text:p>
          </table:table-cell>
          <table:table-cell table:style-name="ce10" table:formula="of:=IF(OR([.F27]=&quot;TO&quot;;[.F27]=&quot;MO&quot;); 3600; [.F27])" office:value-type="float" office:value="3600" calcext:value-type="float">
            <text:p>3600.000000</text:p>
          </table:table-cell>
          <table:table-cell table:style-name="ce10" table:formula="of:=IF(OR([.G27]=&quot;TO&quot;;[.G27]=&quot;MO&quot;); 3600; [.G2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7]=&quot;TO&quot;;[.I27]=&quot;MO&quot;); 3600; [.I27])" office:value-type="float" office:value="0.076" calcext:value-type="float">
            <text:p>0.076000</text:p>
          </table:table-cell>
          <table:table-cell table:style-name="ce10" table:formula="of:=IF(OR([.J27]=&quot;TO&quot;;[.J27]=&quot;MO&quot;); 3600; [.J27])" office:value-type="float" office:value="3600" calcext:value-type="float">
            <text:p>3600.000000</text:p>
          </table:table-cell>
          <table:table-cell table:style-name="ce10" table:formula="of:=IF(OR([.K27]=&quot;TO&quot;;[.K27]=&quot;MO&quot;); 3600; [.K27])" office:value-type="float" office:value="3600" calcext:value-type="float">
            <text:p>3600.000000</text:p>
          </table:table-cell>
          <table:table-cell table:style-name="ce10" table:formula="of:=IF(OR([.L27]=&quot;TO&quot;;[.L27]=&quot;MO&quot;); 3600; [.L27])" office:value-type="float" office:value="3600" calcext:value-type="float">
            <text:p>3600.000000</text:p>
          </table:table-cell>
          <table:table-cell table:style-name="ce10" table:formula="of:=IF(OR([.M27]=&quot;TO&quot;;[.M27]=&quot;MO&quot;); 3600; [.M27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F-2DHC.14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22.814" calcext:value-type="float">
            <text:p>22.81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8]=&quot;TO&quot;;[.B28]=&quot;MO&quot;); 0; 1)" office:value-type="float" office:value="0" calcext:value-type="float">
            <text:p>0</text:p>
          </table:table-cell>
          <table:table-cell table:style-name="ce7" table:formula="of:=IF(OR([.C28]=&quot;TO&quot;;[.C28]=&quot;MO&quot;); 0; 1)" office:value-type="float" office:value="0" calcext:value-type="float">
            <text:p>0</text:p>
          </table:table-cell>
          <table:table-cell table:style-name="ce7" table:formula="of:=IF(OR([.D28]=&quot;TO&quot;;[.D28]=&quot;MO&quot;); 0; 1)" office:value-type="float" office:value="0" calcext:value-type="float">
            <text:p>0</text:p>
          </table:table-cell>
          <table:table-cell table:style-name="ce7" table:formula="of:=IF(OR([.E28]=&quot;TO&quot;;[.E28]=&quot;MO&quot;); 0; 1)" office:value-type="float" office:value="0" calcext:value-type="float">
            <text:p>0</text:p>
          </table:table-cell>
          <table:table-cell table:style-name="ce7" table:formula="of:=IF(OR([.F28]=&quot;TO&quot;;[.F28]=&quot;MO&quot;); 0; 1)" office:value-type="float" office:value="0" calcext:value-type="float">
            <text:p>0</text:p>
          </table:table-cell>
          <table:table-cell table:style-name="ce7" table:formula="of:=IF(OR([.G28]=&quot;TO&quot;;[.G28]=&quot;MO&quot;); 0; 1)" office:value-type="float" office:value="0" calcext:value-type="float">
            <text:p>0</text:p>
          </table:table-cell>
          <table:table-cell/>
          <table:table-cell table:style-name="ce7" table:formula="of:=IF(OR([.I28]=&quot;TO&quot;;[.I28]=&quot;MO&quot;); 0; 1)" office:value-type="float" office:value="1" calcext:value-type="float">
            <text:p>1</text:p>
          </table:table-cell>
          <table:table-cell table:style-name="ce7" table:formula="of:=IF(OR([.J28]=&quot;TO&quot;;[.J28]=&quot;MO&quot;); 0; 1)" office:value-type="float" office:value="0" calcext:value-type="float">
            <text:p>0</text:p>
          </table:table-cell>
          <table:table-cell table:style-name="ce7" table:formula="of:=IF(OR([.K28]=&quot;TO&quot;;[.K28]=&quot;MO&quot;); 0; 1)" office:value-type="float" office:value="0" calcext:value-type="float">
            <text:p>0</text:p>
          </table:table-cell>
          <table:table-cell table:style-name="ce7" table:formula="of:=IF(OR([.L28]=&quot;TO&quot;;[.L28]=&quot;MO&quot;); 0; 1)" office:value-type="float" office:value="0" calcext:value-type="float">
            <text:p>0</text:p>
          </table:table-cell>
          <table:table-cell table:style-name="ce7" table:formula="of:=IF(OR([.M28]=&quot;TO&quot;;[.M2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8]=&quot;TO&quot;;[.B28]=&quot;MO&quot;); 3600; [.B28])" office:value-type="float" office:value="3600" calcext:value-type="float">
            <text:p>3600.000000</text:p>
          </table:table-cell>
          <table:table-cell table:style-name="ce10" table:formula="of:=IF(OR([.C28]=&quot;TO&quot;;[.C28]=&quot;MO&quot;); 3600; [.C28])" office:value-type="float" office:value="3600" calcext:value-type="float">
            <text:p>3600.000000</text:p>
          </table:table-cell>
          <table:table-cell table:style-name="ce10" table:formula="of:=IF(OR([.D28]=&quot;TO&quot;;[.D28]=&quot;MO&quot;); 3600; [.D28])" office:value-type="float" office:value="3600" calcext:value-type="float">
            <text:p>3600.000000</text:p>
          </table:table-cell>
          <table:table-cell table:style-name="ce10" table:formula="of:=IF(OR([.E28]=&quot;TO&quot;;[.E28]=&quot;MO&quot;); 3600; [.E28])" office:value-type="float" office:value="3600" calcext:value-type="float">
            <text:p>3600.000000</text:p>
          </table:table-cell>
          <table:table-cell table:style-name="ce10" table:formula="of:=IF(OR([.F28]=&quot;TO&quot;;[.F28]=&quot;MO&quot;); 3600; [.F28])" office:value-type="float" office:value="3600" calcext:value-type="float">
            <text:p>3600.000000</text:p>
          </table:table-cell>
          <table:table-cell table:style-name="ce10" table:formula="of:=IF(OR([.G28]=&quot;TO&quot;;[.G28]=&quot;MO&quot;); 3600; [.G2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8]=&quot;TO&quot;;[.I28]=&quot;MO&quot;); 3600; [.I28])" office:value-type="float" office:value="22.814" calcext:value-type="float">
            <text:p>22.814000</text:p>
          </table:table-cell>
          <table:table-cell table:style-name="ce10" table:formula="of:=IF(OR([.J28]=&quot;TO&quot;;[.J28]=&quot;MO&quot;); 3600; [.J28])" office:value-type="float" office:value="3600" calcext:value-type="float">
            <text:p>3600.000000</text:p>
          </table:table-cell>
          <table:table-cell table:style-name="ce10" table:formula="of:=IF(OR([.K28]=&quot;TO&quot;;[.K28]=&quot;MO&quot;); 3600; [.K28])" office:value-type="float" office:value="3600" calcext:value-type="float">
            <text:p>3600.000000</text:p>
          </table:table-cell>
          <table:table-cell table:style-name="ce10" table:formula="of:=IF(OR([.L28]=&quot;TO&quot;;[.L28]=&quot;MO&quot;); 3600; [.L28])" office:value-type="float" office:value="3600" calcext:value-type="float">
            <text:p>3600.000000</text:p>
          </table:table-cell>
          <table:table-cell table:style-name="ce10" table:formula="of:=IF(OR([.M28]=&quot;TO&quot;;[.M28]=&quot;MO&quot;); 3600; [.M28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F-2PCY.18p.8aa.usingEref_self_digit2</text:p>
          </table:table-cell>
          <table:table-cell table:style-name="ce4" office:value-type="float" office:value="7.334741" calcext:value-type="float">
            <text:p>7.334741</text:p>
          </table:table-cell>
          <table:table-cell office:value-type="float" office:value="1.890973305" calcext:value-type="float">
            <text:p>1.890973305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17.6580286026001" calcext:value-type="float">
            <text:p>17.6580286026001</text:p>
          </table:table-cell>
          <table:table-cell office:value-type="float" office:value="1132.41292715073" calcext:value-type="float">
            <text:p>1132.41292715073</text:p>
          </table:table-cell>
          <table:table-cell/>
          <table:table-cell table:style-name="ce4" office:value-type="float" office:value="0.028" calcext:value-type="float">
            <text:p>0.028</text:p>
          </table:table-cell>
          <table:table-cell office:value-type="string" calcext:value-type="string">
            <text:p>TO</text:p>
          </table:table-cell>
          <table:table-cell office:value-type="float" office:value="78.913" calcext:value-type="float">
            <text:p>78.913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9]=&quot;TO&quot;;[.B29]=&quot;MO&quot;); 0; 1)" office:value-type="float" office:value="1" calcext:value-type="float">
            <text:p>1</text:p>
          </table:table-cell>
          <table:table-cell table:style-name="ce7" table:formula="of:=IF(OR([.C29]=&quot;TO&quot;;[.C29]=&quot;MO&quot;); 0; 1)" office:value-type="float" office:value="1" calcext:value-type="float">
            <text:p>1</text:p>
          </table:table-cell>
          <table:table-cell table:style-name="ce7" table:formula="of:=IF(OR([.D29]=&quot;TO&quot;;[.D29]=&quot;MO&quot;); 0; 1)" office:value-type="float" office:value="0" calcext:value-type="float">
            <text:p>0</text:p>
          </table:table-cell>
          <table:table-cell table:style-name="ce7" table:formula="of:=IF(OR([.E29]=&quot;TO&quot;;[.E29]=&quot;MO&quot;); 0; 1)" office:value-type="float" office:value="0" calcext:value-type="float">
            <text:p>0</text:p>
          </table:table-cell>
          <table:table-cell table:style-name="ce7" table:formula="of:=IF(OR([.F29]=&quot;TO&quot;;[.F29]=&quot;MO&quot;); 0; 1)" office:value-type="float" office:value="1" calcext:value-type="float">
            <text:p>1</text:p>
          </table:table-cell>
          <table:table-cell table:style-name="ce7" table:formula="of:=IF(OR([.G29]=&quot;TO&quot;;[.G29]=&quot;MO&quot;); 0; 1)" office:value-type="float" office:value="1" calcext:value-type="float">
            <text:p>1</text:p>
          </table:table-cell>
          <table:table-cell/>
          <table:table-cell table:style-name="ce7" table:formula="of:=IF(OR([.I29]=&quot;TO&quot;;[.I29]=&quot;MO&quot;); 0; 1)" office:value-type="float" office:value="1" calcext:value-type="float">
            <text:p>1</text:p>
          </table:table-cell>
          <table:table-cell table:style-name="ce7" table:formula="of:=IF(OR([.J29]=&quot;TO&quot;;[.J29]=&quot;MO&quot;); 0; 1)" office:value-type="float" office:value="0" calcext:value-type="float">
            <text:p>0</text:p>
          </table:table-cell>
          <table:table-cell table:style-name="ce7" table:formula="of:=IF(OR([.K29]=&quot;TO&quot;;[.K29]=&quot;MO&quot;); 0; 1)" office:value-type="float" office:value="1" calcext:value-type="float">
            <text:p>1</text:p>
          </table:table-cell>
          <table:table-cell table:style-name="ce7" table:formula="of:=IF(OR([.L29]=&quot;TO&quot;;[.L29]=&quot;MO&quot;); 0; 1)" office:value-type="float" office:value="0" calcext:value-type="float">
            <text:p>0</text:p>
          </table:table-cell>
          <table:table-cell table:style-name="ce7" table:formula="of:=IF(OR([.M29]=&quot;TO&quot;;[.M2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9]=&quot;TO&quot;;[.B29]=&quot;MO&quot;); 3600; [.B29])" office:value-type="float" office:value="7.334741" calcext:value-type="float">
            <text:p>7.334741</text:p>
          </table:table-cell>
          <table:table-cell table:style-name="ce10" table:formula="of:=IF(OR([.C29]=&quot;TO&quot;;[.C29]=&quot;MO&quot;); 3600; [.C29])" office:value-type="float" office:value="1.890973305" calcext:value-type="float">
            <text:p>1.890973</text:p>
          </table:table-cell>
          <table:table-cell table:style-name="ce10" table:formula="of:=IF(OR([.D29]=&quot;TO&quot;;[.D29]=&quot;MO&quot;); 3600; [.D29])" office:value-type="float" office:value="3600" calcext:value-type="float">
            <text:p>3600.000000</text:p>
          </table:table-cell>
          <table:table-cell table:style-name="ce10" table:formula="of:=IF(OR([.E29]=&quot;TO&quot;;[.E29]=&quot;MO&quot;); 3600; [.E29])" office:value-type="float" office:value="3600" calcext:value-type="float">
            <text:p>3600.000000</text:p>
          </table:table-cell>
          <table:table-cell table:style-name="ce10" table:formula="of:=IF(OR([.F29]=&quot;TO&quot;;[.F29]=&quot;MO&quot;); 3600; [.F29])" office:value-type="float" office:value="17.6580286026001" calcext:value-type="float">
            <text:p>17.658029</text:p>
          </table:table-cell>
          <table:table-cell table:style-name="ce10" table:formula="of:=IF(OR([.G29]=&quot;TO&quot;;[.G29]=&quot;MO&quot;); 3600; [.G29])" office:value-type="float" office:value="1132.41292715073" calcext:value-type="float">
            <text:p>1132.412927</text:p>
          </table:table-cell>
          <table:table-cell table:style-name="ce10"/>
          <table:table-cell table:style-name="ce10" table:formula="of:=IF(OR([.I29]=&quot;TO&quot;;[.I29]=&quot;MO&quot;); 3600; [.I29])" office:value-type="float" office:value="0.028" calcext:value-type="float">
            <text:p>0.028000</text:p>
          </table:table-cell>
          <table:table-cell table:style-name="ce10" table:formula="of:=IF(OR([.J29]=&quot;TO&quot;;[.J29]=&quot;MO&quot;); 3600; [.J29])" office:value-type="float" office:value="3600" calcext:value-type="float">
            <text:p>3600.000000</text:p>
          </table:table-cell>
          <table:table-cell table:style-name="ce10" table:formula="of:=IF(OR([.K29]=&quot;TO&quot;;[.K29]=&quot;MO&quot;); 3600; [.K29])" office:value-type="float" office:value="78.913" calcext:value-type="float">
            <text:p>78.913000</text:p>
          </table:table-cell>
          <table:table-cell table:style-name="ce10" table:formula="of:=IF(OR([.L29]=&quot;TO&quot;;[.L29]=&quot;MO&quot;); 3600; [.L29])" office:value-type="float" office:value="3600" calcext:value-type="float">
            <text:p>3600.000000</text:p>
          </table:table-cell>
          <table:table-cell table:style-name="ce10" table:formula="of:=IF(OR([.M29]=&quot;TO&quot;;[.M29]=&quot;MO&quot;); 3600; [.M29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F-2TRX.11p.8aa.usingEref_self_digit2</text:p>
          </table:table-cell>
          <table:table-cell table:style-name="ce4" office:value-type="float" office:value="0.644904" calcext:value-type="float">
            <text:p>0.644904</text:p>
          </table:table-cell>
          <table:table-cell office:value-type="float" office:value="0.259576425" calcext:value-type="float">
            <text:p>0.259576425</text:p>
          </table:table-cell>
          <table:table-cell office:value-type="float" office:value="0.549564599990845" calcext:value-type="float">
            <text:p>0.549564599990845</text:p>
          </table:table-cell>
          <table:table-cell office:value-type="float" office:value="26.1980018615723" calcext:value-type="float">
            <text:p>26.1980018615723</text:p>
          </table:table-cell>
          <table:table-cell office:value-type="float" office:value="0.406432390213013" calcext:value-type="float">
            <text:p>0.406432390213013</text:p>
          </table:table-cell>
          <table:table-cell office:value-type="float" office:value="6.71810507774353" calcext:value-type="float">
            <text:p>6.71810507774353</text:p>
          </table:table-cell>
          <table:table-cell/>
          <table:table-cell table:style-name="ce4" office:value-type="float" office:value="0.016" calcext:value-type="float">
            <text:p>0.016</text:p>
          </table:table-cell>
          <table:table-cell office:value-type="float" office:value="3.2982" calcext:value-type="float">
            <text:p>3.2982</text:p>
          </table:table-cell>
          <table:table-cell office:value-type="float" office:value="2.18543" calcext:value-type="float">
            <text:p>2.18543</text:p>
          </table:table-cell>
          <table:table-cell office:value-type="float" office:value="0.764348" calcext:value-type="float">
            <text:p>0.764348</text:p>
          </table:table-cell>
          <table:table-cell table:style-name="ce53" office:value-type="float" office:value="837.751" calcext:value-type="float">
            <text:p>837.751</text:p>
          </table:table-cell>
          <table:table-cell table:style-name="ce7" table:number-columns-repeated="2"/>
          <table:table-cell table:style-name="ce7" table:formula="of:=IF(OR([.B30]=&quot;TO&quot;;[.B30]=&quot;MO&quot;); 0; 1)" office:value-type="float" office:value="1" calcext:value-type="float">
            <text:p>1</text:p>
          </table:table-cell>
          <table:table-cell table:style-name="ce7" table:formula="of:=IF(OR([.C30]=&quot;TO&quot;;[.C30]=&quot;MO&quot;); 0; 1)" office:value-type="float" office:value="1" calcext:value-type="float">
            <text:p>1</text:p>
          </table:table-cell>
          <table:table-cell table:style-name="ce7" table:formula="of:=IF(OR([.D30]=&quot;TO&quot;;[.D30]=&quot;MO&quot;); 0; 1)" office:value-type="float" office:value="1" calcext:value-type="float">
            <text:p>1</text:p>
          </table:table-cell>
          <table:table-cell table:style-name="ce7" table:formula="of:=IF(OR([.E30]=&quot;TO&quot;;[.E30]=&quot;MO&quot;); 0; 1)" office:value-type="float" office:value="1" calcext:value-type="float">
            <text:p>1</text:p>
          </table:table-cell>
          <table:table-cell table:style-name="ce7" table:formula="of:=IF(OR([.F30]=&quot;TO&quot;;[.F30]=&quot;MO&quot;); 0; 1)" office:value-type="float" office:value="1" calcext:value-type="float">
            <text:p>1</text:p>
          </table:table-cell>
          <table:table-cell table:style-name="ce7" table:formula="of:=IF(OR([.G30]=&quot;TO&quot;;[.G30]=&quot;MO&quot;); 0; 1)" office:value-type="float" office:value="1" calcext:value-type="float">
            <text:p>1</text:p>
          </table:table-cell>
          <table:table-cell/>
          <table:table-cell table:style-name="ce7" table:formula="of:=IF(OR([.I30]=&quot;TO&quot;;[.I30]=&quot;MO&quot;); 0; 1)" office:value-type="float" office:value="1" calcext:value-type="float">
            <text:p>1</text:p>
          </table:table-cell>
          <table:table-cell table:style-name="ce7" table:formula="of:=IF(OR([.J30]=&quot;TO&quot;;[.J30]=&quot;MO&quot;); 0; 1)" office:value-type="float" office:value="1" calcext:value-type="float">
            <text:p>1</text:p>
          </table:table-cell>
          <table:table-cell table:style-name="ce7" table:formula="of:=IF(OR([.K30]=&quot;TO&quot;;[.K30]=&quot;MO&quot;); 0; 1)" office:value-type="float" office:value="1" calcext:value-type="float">
            <text:p>1</text:p>
          </table:table-cell>
          <table:table-cell table:style-name="ce7" table:formula="of:=IF(OR([.L30]=&quot;TO&quot;;[.L30]=&quot;MO&quot;); 0; 1)" office:value-type="float" office:value="1" calcext:value-type="float">
            <text:p>1</text:p>
          </table:table-cell>
          <table:table-cell table:style-name="ce7" table:formula="of:=IF(OR([.M30]=&quot;TO&quot;;[.M30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30]=&quot;TO&quot;;[.B30]=&quot;MO&quot;); 3600; [.B30])" office:value-type="float" office:value="0.644904" calcext:value-type="float">
            <text:p>0.644904</text:p>
          </table:table-cell>
          <table:table-cell table:style-name="ce10" table:formula="of:=IF(OR([.C30]=&quot;TO&quot;;[.C30]=&quot;MO&quot;); 3600; [.C30])" office:value-type="float" office:value="0.259576425" calcext:value-type="float">
            <text:p>0.259576</text:p>
          </table:table-cell>
          <table:table-cell table:style-name="ce10" table:formula="of:=IF(OR([.D30]=&quot;TO&quot;;[.D30]=&quot;MO&quot;); 3600; [.D30])" office:value-type="float" office:value="0.549564599990845" calcext:value-type="float">
            <text:p>0.549565</text:p>
          </table:table-cell>
          <table:table-cell table:style-name="ce10" table:formula="of:=IF(OR([.E30]=&quot;TO&quot;;[.E30]=&quot;MO&quot;); 3600; [.E30])" office:value-type="float" office:value="26.1980018615723" calcext:value-type="float">
            <text:p>26.198002</text:p>
          </table:table-cell>
          <table:table-cell table:style-name="ce10" table:formula="of:=IF(OR([.F30]=&quot;TO&quot;;[.F30]=&quot;MO&quot;); 3600; [.F30])" office:value-type="float" office:value="0.406432390213013" calcext:value-type="float">
            <text:p>0.406432</text:p>
          </table:table-cell>
          <table:table-cell table:style-name="ce10" table:formula="of:=IF(OR([.G30]=&quot;TO&quot;;[.G30]=&quot;MO&quot;); 3600; [.G30])" office:value-type="float" office:value="6.71810507774353" calcext:value-type="float">
            <text:p>6.718105</text:p>
          </table:table-cell>
          <table:table-cell table:style-name="ce10"/>
          <table:table-cell table:style-name="ce10" table:formula="of:=IF(OR([.I30]=&quot;TO&quot;;[.I30]=&quot;MO&quot;); 3600; [.I30])" office:value-type="float" office:value="0.016" calcext:value-type="float">
            <text:p>0.016000</text:p>
          </table:table-cell>
          <table:table-cell table:style-name="ce10" table:formula="of:=IF(OR([.J30]=&quot;TO&quot;;[.J30]=&quot;MO&quot;); 3600; [.J30])" office:value-type="float" office:value="3.2982" calcext:value-type="float">
            <text:p>3.298200</text:p>
          </table:table-cell>
          <table:table-cell table:style-name="ce10" table:formula="of:=IF(OR([.K30]=&quot;TO&quot;;[.K30]=&quot;MO&quot;); 3600; [.K30])" office:value-type="float" office:value="2.18543" calcext:value-type="float">
            <text:p>2.185430</text:p>
          </table:table-cell>
          <table:table-cell table:style-name="ce10" table:formula="of:=IF(OR([.L30]=&quot;TO&quot;;[.L30]=&quot;MO&quot;); 3600; [.L30])" office:value-type="float" office:value="0.764348" calcext:value-type="float">
            <text:p>0.764348</text:p>
          </table:table-cell>
          <table:table-cell table:style-name="ce10" table:formula="of:=IF(OR([.M30]=&quot;TO&quot;;[.M30]=&quot;MO&quot;); 3600; [.M30])" office:value-type="float" office:value="837.751" calcext:value-type="float">
            <text:p>837.751000</text:p>
          </table:table-cell>
        </table:table-row>
        <table:table-row table:style-name="ro1">
          <table:table-cell table:style-name="ce3" office:value-type="string" calcext:value-type="string">
            <text:p>AIJ14L-1BK2.matrix.24p.17aa.usingEref_self_digit2</text:p>
          </table:table-cell>
          <table:table-cell table:style-name="ce4" office:value-type="float" office:value="12.422815" calcext:value-type="float">
            <text:p>12.422815</text:p>
          </table:table-cell>
          <table:table-cell office:value-type="float" office:value="6.042408381" calcext:value-type="float">
            <text:p>6.04240838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478.217348337174" calcext:value-type="float">
            <text:p>478.217348337174</text:p>
          </table:table-cell>
          <table:table-cell office:value-type="float" office:value="2564.19229006767" calcext:value-type="float">
            <text:p>2564.19229006767</text:p>
          </table:table-cell>
          <table:table-cell/>
          <table:table-cell table:style-name="ce4" office:value-type="float" office:value="0.028" calcext:value-type="float">
            <text:p>0.028</text:p>
          </table:table-cell>
          <table:table-cell office:value-type="string" calcext:value-type="string">
            <text:p>TO</text:p>
          </table:table-cell>
          <table:table-cell office:value-type="float" office:value="603.227" calcext:value-type="float">
            <text:p>603.227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1]=&quot;TO&quot;;[.B31]=&quot;MO&quot;); 0; 1)" office:value-type="float" office:value="1" calcext:value-type="float">
            <text:p>1</text:p>
          </table:table-cell>
          <table:table-cell table:style-name="ce7" table:formula="of:=IF(OR([.C31]=&quot;TO&quot;;[.C31]=&quot;MO&quot;); 0; 1)" office:value-type="float" office:value="1" calcext:value-type="float">
            <text:p>1</text:p>
          </table:table-cell>
          <table:table-cell table:style-name="ce7" table:formula="of:=IF(OR([.D31]=&quot;TO&quot;;[.D31]=&quot;MO&quot;); 0; 1)" office:value-type="float" office:value="0" calcext:value-type="float">
            <text:p>0</text:p>
          </table:table-cell>
          <table:table-cell table:style-name="ce7" table:formula="of:=IF(OR([.E31]=&quot;TO&quot;;[.E31]=&quot;MO&quot;); 0; 1)" office:value-type="float" office:value="0" calcext:value-type="float">
            <text:p>0</text:p>
          </table:table-cell>
          <table:table-cell table:style-name="ce7" table:formula="of:=IF(OR([.F31]=&quot;TO&quot;;[.F31]=&quot;MO&quot;); 0; 1)" office:value-type="float" office:value="1" calcext:value-type="float">
            <text:p>1</text:p>
          </table:table-cell>
          <table:table-cell table:style-name="ce7" table:formula="of:=IF(OR([.G31]=&quot;TO&quot;;[.G31]=&quot;MO&quot;); 0; 1)" office:value-type="float" office:value="1" calcext:value-type="float">
            <text:p>1</text:p>
          </table:table-cell>
          <table:table-cell/>
          <table:table-cell table:style-name="ce7" table:formula="of:=IF(OR([.I31]=&quot;TO&quot;;[.I31]=&quot;MO&quot;); 0; 1)" office:value-type="float" office:value="1" calcext:value-type="float">
            <text:p>1</text:p>
          </table:table-cell>
          <table:table-cell table:style-name="ce7" table:formula="of:=IF(OR([.J31]=&quot;TO&quot;;[.J31]=&quot;MO&quot;); 0; 1)" office:value-type="float" office:value="0" calcext:value-type="float">
            <text:p>0</text:p>
          </table:table-cell>
          <table:table-cell table:style-name="ce7" table:formula="of:=IF(OR([.K31]=&quot;TO&quot;;[.K31]=&quot;MO&quot;); 0; 1)" office:value-type="float" office:value="1" calcext:value-type="float">
            <text:p>1</text:p>
          </table:table-cell>
          <table:table-cell table:style-name="ce7" table:formula="of:=IF(OR([.L31]=&quot;TO&quot;;[.L31]=&quot;MO&quot;); 0; 1)" office:value-type="float" office:value="0" calcext:value-type="float">
            <text:p>0</text:p>
          </table:table-cell>
          <table:table-cell table:style-name="ce7" table:formula="of:=IF(OR([.M31]=&quot;TO&quot;;[.M3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1]=&quot;TO&quot;;[.B31]=&quot;MO&quot;); 3600; [.B31])" office:value-type="float" office:value="12.422815" calcext:value-type="float">
            <text:p>12.422815</text:p>
          </table:table-cell>
          <table:table-cell table:style-name="ce10" table:formula="of:=IF(OR([.C31]=&quot;TO&quot;;[.C31]=&quot;MO&quot;); 3600; [.C31])" office:value-type="float" office:value="6.042408381" calcext:value-type="float">
            <text:p>6.042408</text:p>
          </table:table-cell>
          <table:table-cell table:style-name="ce10" table:formula="of:=IF(OR([.D31]=&quot;TO&quot;;[.D31]=&quot;MO&quot;); 3600; [.D31])" office:value-type="float" office:value="3600" calcext:value-type="float">
            <text:p>3600.000000</text:p>
          </table:table-cell>
          <table:table-cell table:style-name="ce10" table:formula="of:=IF(OR([.E31]=&quot;TO&quot;;[.E31]=&quot;MO&quot;); 3600; [.E31])" office:value-type="float" office:value="3600" calcext:value-type="float">
            <text:p>3600.000000</text:p>
          </table:table-cell>
          <table:table-cell table:style-name="ce10" table:formula="of:=IF(OR([.F31]=&quot;TO&quot;;[.F31]=&quot;MO&quot;); 3600; [.F31])" office:value-type="float" office:value="478.217348337174" calcext:value-type="float">
            <text:p>478.217348</text:p>
          </table:table-cell>
          <table:table-cell table:style-name="ce10" table:formula="of:=IF(OR([.G31]=&quot;TO&quot;;[.G31]=&quot;MO&quot;); 3600; [.G31])" office:value-type="float" office:value="2564.19229006767" calcext:value-type="float">
            <text:p>2564.192290</text:p>
          </table:table-cell>
          <table:table-cell table:style-name="ce10"/>
          <table:table-cell table:style-name="ce10" table:formula="of:=IF(OR([.I31]=&quot;TO&quot;;[.I31]=&quot;MO&quot;); 3600; [.I31])" office:value-type="float" office:value="0.028" calcext:value-type="float">
            <text:p>0.028000</text:p>
          </table:table-cell>
          <table:table-cell table:style-name="ce10" table:formula="of:=IF(OR([.J31]=&quot;TO&quot;;[.J31]=&quot;MO&quot;); 3600; [.J31])" office:value-type="float" office:value="3600" calcext:value-type="float">
            <text:p>3600.000000</text:p>
          </table:table-cell>
          <table:table-cell table:style-name="ce10" table:formula="of:=IF(OR([.K31]=&quot;TO&quot;;[.K31]=&quot;MO&quot;); 3600; [.K31])" office:value-type="float" office:value="603.227" calcext:value-type="float">
            <text:p>603.227000</text:p>
          </table:table-cell>
          <table:table-cell table:style-name="ce10" table:formula="of:=IF(OR([.L31]=&quot;TO&quot;;[.L31]=&quot;MO&quot;); 3600; [.L31])" office:value-type="float" office:value="3600" calcext:value-type="float">
            <text:p>3600.000000</text:p>
          </table:table-cell>
          <table:table-cell table:style-name="ce10" table:formula="of:=IF(OR([.M31]=&quot;TO&quot;;[.M31]=&quot;MO&quot;); 3600; [.M31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BRS.matrix.44p.20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742.833" calcext:value-type="float">
            <text:p>742.83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2]=&quot;TO&quot;;[.B32]=&quot;MO&quot;); 0; 1)" office:value-type="float" office:value="0" calcext:value-type="float">
            <text:p>0</text:p>
          </table:table-cell>
          <table:table-cell table:style-name="ce7" table:formula="of:=IF(OR([.C32]=&quot;TO&quot;;[.C32]=&quot;MO&quot;); 0; 1)" office:value-type="float" office:value="0" calcext:value-type="float">
            <text:p>0</text:p>
          </table:table-cell>
          <table:table-cell table:style-name="ce7" table:formula="of:=IF(OR([.D32]=&quot;TO&quot;;[.D32]=&quot;MO&quot;); 0; 1)" office:value-type="float" office:value="0" calcext:value-type="float">
            <text:p>0</text:p>
          </table:table-cell>
          <table:table-cell table:style-name="ce7" table:formula="of:=IF(OR([.E32]=&quot;TO&quot;;[.E32]=&quot;MO&quot;); 0; 1)" office:value-type="float" office:value="0" calcext:value-type="float">
            <text:p>0</text:p>
          </table:table-cell>
          <table:table-cell table:style-name="ce7" table:formula="of:=IF(OR([.F32]=&quot;TO&quot;;[.F32]=&quot;MO&quot;); 0; 1)" office:value-type="float" office:value="0" calcext:value-type="float">
            <text:p>0</text:p>
          </table:table-cell>
          <table:table-cell table:style-name="ce7" table:formula="of:=IF(OR([.G32]=&quot;TO&quot;;[.G32]=&quot;MO&quot;); 0; 1)" office:value-type="float" office:value="0" calcext:value-type="float">
            <text:p>0</text:p>
          </table:table-cell>
          <table:table-cell/>
          <table:table-cell table:style-name="ce7" table:formula="of:=IF(OR([.I32]=&quot;TO&quot;;[.I32]=&quot;MO&quot;); 0; 1)" office:value-type="float" office:value="1" calcext:value-type="float">
            <text:p>1</text:p>
          </table:table-cell>
          <table:table-cell table:style-name="ce7" table:formula="of:=IF(OR([.J32]=&quot;TO&quot;;[.J32]=&quot;MO&quot;); 0; 1)" office:value-type="float" office:value="0" calcext:value-type="float">
            <text:p>0</text:p>
          </table:table-cell>
          <table:table-cell table:style-name="ce7" table:formula="of:=IF(OR([.K32]=&quot;TO&quot;;[.K32]=&quot;MO&quot;); 0; 1)" office:value-type="float" office:value="0" calcext:value-type="float">
            <text:p>0</text:p>
          </table:table-cell>
          <table:table-cell table:style-name="ce7" table:formula="of:=IF(OR([.L32]=&quot;TO&quot;;[.L32]=&quot;MO&quot;); 0; 1)" office:value-type="float" office:value="0" calcext:value-type="float">
            <text:p>0</text:p>
          </table:table-cell>
          <table:table-cell table:style-name="ce7" table:formula="of:=IF(OR([.M32]=&quot;TO&quot;;[.M3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2]=&quot;TO&quot;;[.B32]=&quot;MO&quot;); 3600; [.B32])" office:value-type="float" office:value="3600" calcext:value-type="float">
            <text:p>3600.000000</text:p>
          </table:table-cell>
          <table:table-cell table:style-name="ce10" table:formula="of:=IF(OR([.C32]=&quot;TO&quot;;[.C32]=&quot;MO&quot;); 3600; [.C32])" office:value-type="float" office:value="3600" calcext:value-type="float">
            <text:p>3600.000000</text:p>
          </table:table-cell>
          <table:table-cell table:style-name="ce10" table:formula="of:=IF(OR([.D32]=&quot;TO&quot;;[.D32]=&quot;MO&quot;); 3600; [.D32])" office:value-type="float" office:value="3600" calcext:value-type="float">
            <text:p>3600.000000</text:p>
          </table:table-cell>
          <table:table-cell table:style-name="ce10" table:formula="of:=IF(OR([.E32]=&quot;TO&quot;;[.E32]=&quot;MO&quot;); 3600; [.E32])" office:value-type="float" office:value="3600" calcext:value-type="float">
            <text:p>3600.000000</text:p>
          </table:table-cell>
          <table:table-cell table:style-name="ce10" table:formula="of:=IF(OR([.F32]=&quot;TO&quot;;[.F32]=&quot;MO&quot;); 3600; [.F32])" office:value-type="float" office:value="3600" calcext:value-type="float">
            <text:p>3600.000000</text:p>
          </table:table-cell>
          <table:table-cell table:style-name="ce10" table:formula="of:=IF(OR([.G32]=&quot;TO&quot;;[.G32]=&quot;MO&quot;); 3600; [.G3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2]=&quot;TO&quot;;[.I32]=&quot;MO&quot;); 3600; [.I32])" office:value-type="float" office:value="742.833" calcext:value-type="float">
            <text:p>742.833000</text:p>
          </table:table-cell>
          <table:table-cell table:style-name="ce10" table:formula="of:=IF(OR([.J32]=&quot;TO&quot;;[.J32]=&quot;MO&quot;); 3600; [.J32])" office:value-type="float" office:value="3600" calcext:value-type="float">
            <text:p>3600.000000</text:p>
          </table:table-cell>
          <table:table-cell table:style-name="ce10" table:formula="of:=IF(OR([.K32]=&quot;TO&quot;;[.K32]=&quot;MO&quot;); 3600; [.K32])" office:value-type="float" office:value="3600" calcext:value-type="float">
            <text:p>3600.000000</text:p>
          </table:table-cell>
          <table:table-cell table:style-name="ce10" table:formula="of:=IF(OR([.L32]=&quot;TO&quot;;[.L32]=&quot;MO&quot;); 3600; [.L32])" office:value-type="float" office:value="3600" calcext:value-type="float">
            <text:p>3600.000000</text:p>
          </table:table-cell>
          <table:table-cell table:style-name="ce10" table:formula="of:=IF(OR([.M32]=&quot;TO&quot;;[.M32]=&quot;MO&quot;); 3600; [.M32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C9O.matrix.43p.17aa.usingEref_self_digit2</text:p>
          </table:table-cell>
          <table:table-cell table:style-name="ce4" office:value-type="float" office:value="560.740214" calcext:value-type="float">
            <text:p>560.740214</text:p>
          </table:table-cell>
          <table:table-cell office:value-type="float" office:value="40.188193772" calcext:value-type="float">
            <text:p>40.188193772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324" calcext:value-type="float">
            <text:p>0.324</text:p>
          </table:table-cell>
          <table:table-cell office:value-type="string" calcext:value-type="string">
            <text:p>TO</text:p>
          </table:table-cell>
          <table:table-cell office:value-type="float" office:value="1540.55" calcext:value-type="float">
            <text:p>1540.55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3]=&quot;TO&quot;;[.B33]=&quot;MO&quot;); 0; 1)" office:value-type="float" office:value="1" calcext:value-type="float">
            <text:p>1</text:p>
          </table:table-cell>
          <table:table-cell table:style-name="ce7" table:formula="of:=IF(OR([.C33]=&quot;TO&quot;;[.C33]=&quot;MO&quot;); 0; 1)" office:value-type="float" office:value="1" calcext:value-type="float">
            <text:p>1</text:p>
          </table:table-cell>
          <table:table-cell table:style-name="ce7" table:formula="of:=IF(OR([.D33]=&quot;TO&quot;;[.D33]=&quot;MO&quot;); 0; 1)" office:value-type="float" office:value="0" calcext:value-type="float">
            <text:p>0</text:p>
          </table:table-cell>
          <table:table-cell table:style-name="ce7" table:formula="of:=IF(OR([.E33]=&quot;TO&quot;;[.E33]=&quot;MO&quot;); 0; 1)" office:value-type="float" office:value="0" calcext:value-type="float">
            <text:p>0</text:p>
          </table:table-cell>
          <table:table-cell table:style-name="ce7" table:formula="of:=IF(OR([.F33]=&quot;TO&quot;;[.F33]=&quot;MO&quot;); 0; 1)" office:value-type="float" office:value="0" calcext:value-type="float">
            <text:p>0</text:p>
          </table:table-cell>
          <table:table-cell table:style-name="ce7" table:formula="of:=IF(OR([.G33]=&quot;TO&quot;;[.G33]=&quot;MO&quot;); 0; 1)" office:value-type="float" office:value="0" calcext:value-type="float">
            <text:p>0</text:p>
          </table:table-cell>
          <table:table-cell/>
          <table:table-cell table:style-name="ce7" table:formula="of:=IF(OR([.I33]=&quot;TO&quot;;[.I33]=&quot;MO&quot;); 0; 1)" office:value-type="float" office:value="1" calcext:value-type="float">
            <text:p>1</text:p>
          </table:table-cell>
          <table:table-cell table:style-name="ce7" table:formula="of:=IF(OR([.J33]=&quot;TO&quot;;[.J33]=&quot;MO&quot;); 0; 1)" office:value-type="float" office:value="0" calcext:value-type="float">
            <text:p>0</text:p>
          </table:table-cell>
          <table:table-cell table:style-name="ce7" table:formula="of:=IF(OR([.K33]=&quot;TO&quot;;[.K33]=&quot;MO&quot;); 0; 1)" office:value-type="float" office:value="1" calcext:value-type="float">
            <text:p>1</text:p>
          </table:table-cell>
          <table:table-cell table:style-name="ce7" table:formula="of:=IF(OR([.L33]=&quot;TO&quot;;[.L33]=&quot;MO&quot;); 0; 1)" office:value-type="float" office:value="0" calcext:value-type="float">
            <text:p>0</text:p>
          </table:table-cell>
          <table:table-cell table:style-name="ce7" table:formula="of:=IF(OR([.M33]=&quot;TO&quot;;[.M3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3]=&quot;TO&quot;;[.B33]=&quot;MO&quot;); 3600; [.B33])" office:value-type="float" office:value="560.740214" calcext:value-type="float">
            <text:p>560.740214</text:p>
          </table:table-cell>
          <table:table-cell table:style-name="ce10" table:formula="of:=IF(OR([.C33]=&quot;TO&quot;;[.C33]=&quot;MO&quot;); 3600; [.C33])" office:value-type="float" office:value="40.188193772" calcext:value-type="float">
            <text:p>40.188194</text:p>
          </table:table-cell>
          <table:table-cell table:style-name="ce10" table:formula="of:=IF(OR([.D33]=&quot;TO&quot;;[.D33]=&quot;MO&quot;); 3600; [.D33])" office:value-type="float" office:value="3600" calcext:value-type="float">
            <text:p>3600.000000</text:p>
          </table:table-cell>
          <table:table-cell table:style-name="ce10" table:formula="of:=IF(OR([.E33]=&quot;TO&quot;;[.E33]=&quot;MO&quot;); 3600; [.E33])" office:value-type="float" office:value="3600" calcext:value-type="float">
            <text:p>3600.000000</text:p>
          </table:table-cell>
          <table:table-cell table:style-name="ce10" table:formula="of:=IF(OR([.F33]=&quot;TO&quot;;[.F33]=&quot;MO&quot;); 3600; [.F33])" office:value-type="float" office:value="3600" calcext:value-type="float">
            <text:p>3600.000000</text:p>
          </table:table-cell>
          <table:table-cell table:style-name="ce10" table:formula="of:=IF(OR([.G33]=&quot;TO&quot;;[.G33]=&quot;MO&quot;); 3600; [.G3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3]=&quot;TO&quot;;[.I33]=&quot;MO&quot;); 3600; [.I33])" office:value-type="float" office:value="0.324" calcext:value-type="float">
            <text:p>0.324000</text:p>
          </table:table-cell>
          <table:table-cell table:style-name="ce10" table:formula="of:=IF(OR([.J33]=&quot;TO&quot;;[.J33]=&quot;MO&quot;); 3600; [.J33])" office:value-type="float" office:value="3600" calcext:value-type="float">
            <text:p>3600.000000</text:p>
          </table:table-cell>
          <table:table-cell table:style-name="ce10" table:formula="of:=IF(OR([.K33]=&quot;TO&quot;;[.K33]=&quot;MO&quot;); 3600; [.K33])" office:value-type="float" office:value="1540.55" calcext:value-type="float">
            <text:p>1540.550000</text:p>
          </table:table-cell>
          <table:table-cell table:style-name="ce10" table:formula="of:=IF(OR([.L33]=&quot;TO&quot;;[.L33]=&quot;MO&quot;); 3600; [.L33])" office:value-type="float" office:value="3600" calcext:value-type="float">
            <text:p>3600.000000</text:p>
          </table:table-cell>
          <table:table-cell table:style-name="ce10" table:formula="of:=IF(OR([.M33]=&quot;TO&quot;;[.M33]=&quot;MO&quot;); 3600; [.M33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CDL.matrix.40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136.02" calcext:value-type="float">
            <text:p>136.0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4]=&quot;TO&quot;;[.B34]=&quot;MO&quot;); 0; 1)" office:value-type="float" office:value="0" calcext:value-type="float">
            <text:p>0</text:p>
          </table:table-cell>
          <table:table-cell table:style-name="ce7" table:formula="of:=IF(OR([.C34]=&quot;TO&quot;;[.C34]=&quot;MO&quot;); 0; 1)" office:value-type="float" office:value="0" calcext:value-type="float">
            <text:p>0</text:p>
          </table:table-cell>
          <table:table-cell table:style-name="ce7" table:formula="of:=IF(OR([.D34]=&quot;TO&quot;;[.D34]=&quot;MO&quot;); 0; 1)" office:value-type="float" office:value="0" calcext:value-type="float">
            <text:p>0</text:p>
          </table:table-cell>
          <table:table-cell table:style-name="ce7" table:formula="of:=IF(OR([.E34]=&quot;TO&quot;;[.E34]=&quot;MO&quot;); 0; 1)" office:value-type="float" office:value="0" calcext:value-type="float">
            <text:p>0</text:p>
          </table:table-cell>
          <table:table-cell table:style-name="ce7" table:formula="of:=IF(OR([.F34]=&quot;TO&quot;;[.F34]=&quot;MO&quot;); 0; 1)" office:value-type="float" office:value="0" calcext:value-type="float">
            <text:p>0</text:p>
          </table:table-cell>
          <table:table-cell table:style-name="ce7" table:formula="of:=IF(OR([.G34]=&quot;TO&quot;;[.G34]=&quot;MO&quot;); 0; 1)" office:value-type="float" office:value="0" calcext:value-type="float">
            <text:p>0</text:p>
          </table:table-cell>
          <table:table-cell/>
          <table:table-cell table:style-name="ce7" table:formula="of:=IF(OR([.I34]=&quot;TO&quot;;[.I34]=&quot;MO&quot;); 0; 1)" office:value-type="float" office:value="1" calcext:value-type="float">
            <text:p>1</text:p>
          </table:table-cell>
          <table:table-cell table:style-name="ce7" table:formula="of:=IF(OR([.J34]=&quot;TO&quot;;[.J34]=&quot;MO&quot;); 0; 1)" office:value-type="float" office:value="0" calcext:value-type="float">
            <text:p>0</text:p>
          </table:table-cell>
          <table:table-cell table:style-name="ce7" table:formula="of:=IF(OR([.K34]=&quot;TO&quot;;[.K34]=&quot;MO&quot;); 0; 1)" office:value-type="float" office:value="0" calcext:value-type="float">
            <text:p>0</text:p>
          </table:table-cell>
          <table:table-cell table:style-name="ce7" table:formula="of:=IF(OR([.L34]=&quot;TO&quot;;[.L34]=&quot;MO&quot;); 0; 1)" office:value-type="float" office:value="0" calcext:value-type="float">
            <text:p>0</text:p>
          </table:table-cell>
          <table:table-cell table:style-name="ce7" table:formula="of:=IF(OR([.M34]=&quot;TO&quot;;[.M3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4]=&quot;TO&quot;;[.B34]=&quot;MO&quot;); 3600; [.B34])" office:value-type="float" office:value="3600" calcext:value-type="float">
            <text:p>3600.000000</text:p>
          </table:table-cell>
          <table:table-cell table:style-name="ce10" table:formula="of:=IF(OR([.C34]=&quot;TO&quot;;[.C34]=&quot;MO&quot;); 3600; [.C34])" office:value-type="float" office:value="3600" calcext:value-type="float">
            <text:p>3600.000000</text:p>
          </table:table-cell>
          <table:table-cell table:style-name="ce10" table:formula="of:=IF(OR([.D34]=&quot;TO&quot;;[.D34]=&quot;MO&quot;); 3600; [.D34])" office:value-type="float" office:value="3600" calcext:value-type="float">
            <text:p>3600.000000</text:p>
          </table:table-cell>
          <table:table-cell table:style-name="ce10" table:formula="of:=IF(OR([.E34]=&quot;TO&quot;;[.E34]=&quot;MO&quot;); 3600; [.E34])" office:value-type="float" office:value="3600" calcext:value-type="float">
            <text:p>3600.000000</text:p>
          </table:table-cell>
          <table:table-cell table:style-name="ce10" table:formula="of:=IF(OR([.F34]=&quot;TO&quot;;[.F34]=&quot;MO&quot;); 3600; [.F34])" office:value-type="float" office:value="3600" calcext:value-type="float">
            <text:p>3600.000000</text:p>
          </table:table-cell>
          <table:table-cell table:style-name="ce10" table:formula="of:=IF(OR([.G34]=&quot;TO&quot;;[.G34]=&quot;MO&quot;); 3600; [.G3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4]=&quot;TO&quot;;[.I34]=&quot;MO&quot;); 3600; [.I34])" office:value-type="float" office:value="136.02" calcext:value-type="float">
            <text:p>136.020000</text:p>
          </table:table-cell>
          <table:table-cell table:style-name="ce10" table:formula="of:=IF(OR([.J34]=&quot;TO&quot;;[.J34]=&quot;MO&quot;); 3600; [.J34])" office:value-type="float" office:value="3600" calcext:value-type="float">
            <text:p>3600.000000</text:p>
          </table:table-cell>
          <table:table-cell table:style-name="ce10" table:formula="of:=IF(OR([.K34]=&quot;TO&quot;;[.K34]=&quot;MO&quot;); 3600; [.K34])" office:value-type="float" office:value="3600" calcext:value-type="float">
            <text:p>3600.000000</text:p>
          </table:table-cell>
          <table:table-cell table:style-name="ce10" table:formula="of:=IF(OR([.L34]=&quot;TO&quot;;[.L34]=&quot;MO&quot;); 3600; [.L34])" office:value-type="float" office:value="3600" calcext:value-type="float">
            <text:p>3600.000000</text:p>
          </table:table-cell>
          <table:table-cell table:style-name="ce10" table:formula="of:=IF(OR([.M34]=&quot;TO&quot;;[.M34]=&quot;MO&quot;); 3600; [.M34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CM1.matrix.42p.19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1.253" calcext:value-type="float">
            <text:p>1.25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5]=&quot;TO&quot;;[.B35]=&quot;MO&quot;); 0; 1)" office:value-type="float" office:value="0" calcext:value-type="float">
            <text:p>0</text:p>
          </table:table-cell>
          <table:table-cell table:style-name="ce7" table:formula="of:=IF(OR([.C35]=&quot;TO&quot;;[.C35]=&quot;MO&quot;); 0; 1)" office:value-type="float" office:value="0" calcext:value-type="float">
            <text:p>0</text:p>
          </table:table-cell>
          <table:table-cell table:style-name="ce7" table:formula="of:=IF(OR([.D35]=&quot;TO&quot;;[.D35]=&quot;MO&quot;); 0; 1)" office:value-type="float" office:value="0" calcext:value-type="float">
            <text:p>0</text:p>
          </table:table-cell>
          <table:table-cell table:style-name="ce7" table:formula="of:=IF(OR([.E35]=&quot;TO&quot;;[.E35]=&quot;MO&quot;); 0; 1)" office:value-type="float" office:value="0" calcext:value-type="float">
            <text:p>0</text:p>
          </table:table-cell>
          <table:table-cell table:style-name="ce7" table:formula="of:=IF(OR([.F35]=&quot;TO&quot;;[.F35]=&quot;MO&quot;); 0; 1)" office:value-type="float" office:value="0" calcext:value-type="float">
            <text:p>0</text:p>
          </table:table-cell>
          <table:table-cell table:style-name="ce7" table:formula="of:=IF(OR([.G35]=&quot;TO&quot;;[.G35]=&quot;MO&quot;); 0; 1)" office:value-type="float" office:value="0" calcext:value-type="float">
            <text:p>0</text:p>
          </table:table-cell>
          <table:table-cell/>
          <table:table-cell table:style-name="ce7" table:formula="of:=IF(OR([.I35]=&quot;TO&quot;;[.I35]=&quot;MO&quot;); 0; 1)" office:value-type="float" office:value="1" calcext:value-type="float">
            <text:p>1</text:p>
          </table:table-cell>
          <table:table-cell table:style-name="ce7" table:formula="of:=IF(OR([.J35]=&quot;TO&quot;;[.J35]=&quot;MO&quot;); 0; 1)" office:value-type="float" office:value="0" calcext:value-type="float">
            <text:p>0</text:p>
          </table:table-cell>
          <table:table-cell table:style-name="ce7" table:formula="of:=IF(OR([.K35]=&quot;TO&quot;;[.K35]=&quot;MO&quot;); 0; 1)" office:value-type="float" office:value="0" calcext:value-type="float">
            <text:p>0</text:p>
          </table:table-cell>
          <table:table-cell table:style-name="ce7" table:formula="of:=IF(OR([.L35]=&quot;TO&quot;;[.L35]=&quot;MO&quot;); 0; 1)" office:value-type="float" office:value="0" calcext:value-type="float">
            <text:p>0</text:p>
          </table:table-cell>
          <table:table-cell table:style-name="ce7" table:formula="of:=IF(OR([.M35]=&quot;TO&quot;;[.M3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5]=&quot;TO&quot;;[.B35]=&quot;MO&quot;); 3600; [.B35])" office:value-type="float" office:value="3600" calcext:value-type="float">
            <text:p>3600.000000</text:p>
          </table:table-cell>
          <table:table-cell table:style-name="ce10" table:formula="of:=IF(OR([.C35]=&quot;TO&quot;;[.C35]=&quot;MO&quot;); 3600; [.C35])" office:value-type="float" office:value="3600" calcext:value-type="float">
            <text:p>3600.000000</text:p>
          </table:table-cell>
          <table:table-cell table:style-name="ce10" table:formula="of:=IF(OR([.D35]=&quot;TO&quot;;[.D35]=&quot;MO&quot;); 3600; [.D35])" office:value-type="float" office:value="3600" calcext:value-type="float">
            <text:p>3600.000000</text:p>
          </table:table-cell>
          <table:table-cell table:style-name="ce10" table:formula="of:=IF(OR([.E35]=&quot;TO&quot;;[.E35]=&quot;MO&quot;); 3600; [.E35])" office:value-type="float" office:value="3600" calcext:value-type="float">
            <text:p>3600.000000</text:p>
          </table:table-cell>
          <table:table-cell table:style-name="ce10" table:formula="of:=IF(OR([.F35]=&quot;TO&quot;;[.F35]=&quot;MO&quot;); 3600; [.F35])" office:value-type="float" office:value="3600" calcext:value-type="float">
            <text:p>3600.000000</text:p>
          </table:table-cell>
          <table:table-cell table:style-name="ce10" table:formula="of:=IF(OR([.G35]=&quot;TO&quot;;[.G35]=&quot;MO&quot;); 3600; [.G3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5]=&quot;TO&quot;;[.I35]=&quot;MO&quot;); 3600; [.I35])" office:value-type="float" office:value="1.253" calcext:value-type="float">
            <text:p>1.253000</text:p>
          </table:table-cell>
          <table:table-cell table:style-name="ce10" table:formula="of:=IF(OR([.J35]=&quot;TO&quot;;[.J35]=&quot;MO&quot;); 3600; [.J35])" office:value-type="float" office:value="3600" calcext:value-type="float">
            <text:p>3600.000000</text:p>
          </table:table-cell>
          <table:table-cell table:style-name="ce10" table:formula="of:=IF(OR([.K35]=&quot;TO&quot;;[.K35]=&quot;MO&quot;); 3600; [.K35])" office:value-type="float" office:value="3600" calcext:value-type="float">
            <text:p>3600.000000</text:p>
          </table:table-cell>
          <table:table-cell table:style-name="ce10" table:formula="of:=IF(OR([.L35]=&quot;TO&quot;;[.L35]=&quot;MO&quot;); 3600; [.L35])" office:value-type="float" office:value="3600" calcext:value-type="float">
            <text:p>3600.000000</text:p>
          </table:table-cell>
          <table:table-cell table:style-name="ce10" table:formula="of:=IF(OR([.M35]=&quot;TO&quot;;[.M35]=&quot;MO&quot;); 3600; [.M35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CSE.matrix.97p.18aa.usingEref_self_digit2</text:p>
          </table:table-cell>
          <table:table-cell table:style-name="ce4" office:value-type="float" office:value="0.141184" calcext:value-type="float">
            <text:p>0.141184</text:p>
          </table:table-cell>
          <table:table-cell office:value-type="float" office:value="0.092881851" calcext:value-type="float">
            <text:p>0.092881851</text:p>
          </table:table-cell>
          <table:table-cell office:value-type="float" office:value="0.226312875747681" calcext:value-type="float">
            <text:p>0.226312875747681</text:p>
          </table:table-cell>
          <table:table-cell office:value-type="float" office:value="1.06448006629944" calcext:value-type="float">
            <text:p>1.06448006629944</text:p>
          </table:table-cell>
          <table:table-cell office:value-type="float" office:value="0.188399314880371" calcext:value-type="float">
            <text:p>0.188399314880371</text:p>
          </table:table-cell>
          <table:table-cell office:value-type="float" office:value="1.118577003479" calcext:value-type="float">
            <text:p>1.118577003479</text:p>
          </table:table-cell>
          <table:table-cell/>
          <table:table-cell table:style-name="ce4" office:value-type="float" office:value="0.019" calcext:value-type="float">
            <text:p>0.019</text:p>
          </table:table-cell>
          <table:table-cell office:value-type="float" office:value="0.039488" calcext:value-type="float">
            <text:p>0.039488</text:p>
          </table:table-cell>
          <table:table-cell office:value-type="float" office:value="0.024098" calcext:value-type="float">
            <text:p>0.024098</text:p>
          </table:table-cell>
          <table:table-cell office:value-type="float" office:value="0.024292" calcext:value-type="float">
            <text:p>0.024292</text:p>
          </table:table-cell>
          <table:table-cell table:style-name="ce53" office:value-type="float" office:value="0.024102" calcext:value-type="float">
            <text:p>0.024102</text:p>
          </table:table-cell>
          <table:table-cell table:style-name="ce7" table:number-columns-repeated="2"/>
          <table:table-cell table:style-name="ce7" table:formula="of:=IF(OR([.B36]=&quot;TO&quot;;[.B36]=&quot;MO&quot;); 0; 1)" office:value-type="float" office:value="1" calcext:value-type="float">
            <text:p>1</text:p>
          </table:table-cell>
          <table:table-cell table:style-name="ce7" table:formula="of:=IF(OR([.C36]=&quot;TO&quot;;[.C36]=&quot;MO&quot;); 0; 1)" office:value-type="float" office:value="1" calcext:value-type="float">
            <text:p>1</text:p>
          </table:table-cell>
          <table:table-cell table:style-name="ce7" table:formula="of:=IF(OR([.D36]=&quot;TO&quot;;[.D36]=&quot;MO&quot;); 0; 1)" office:value-type="float" office:value="1" calcext:value-type="float">
            <text:p>1</text:p>
          </table:table-cell>
          <table:table-cell table:style-name="ce7" table:formula="of:=IF(OR([.E36]=&quot;TO&quot;;[.E36]=&quot;MO&quot;); 0; 1)" office:value-type="float" office:value="1" calcext:value-type="float">
            <text:p>1</text:p>
          </table:table-cell>
          <table:table-cell table:style-name="ce7" table:formula="of:=IF(OR([.F36]=&quot;TO&quot;;[.F36]=&quot;MO&quot;); 0; 1)" office:value-type="float" office:value="1" calcext:value-type="float">
            <text:p>1</text:p>
          </table:table-cell>
          <table:table-cell table:style-name="ce7" table:formula="of:=IF(OR([.G36]=&quot;TO&quot;;[.G36]=&quot;MO&quot;); 0; 1)" office:value-type="float" office:value="1" calcext:value-type="float">
            <text:p>1</text:p>
          </table:table-cell>
          <table:table-cell/>
          <table:table-cell table:style-name="ce7" table:formula="of:=IF(OR([.I36]=&quot;TO&quot;;[.I36]=&quot;MO&quot;); 0; 1)" office:value-type="float" office:value="1" calcext:value-type="float">
            <text:p>1</text:p>
          </table:table-cell>
          <table:table-cell table:style-name="ce7" table:formula="of:=IF(OR([.J36]=&quot;TO&quot;;[.J36]=&quot;MO&quot;); 0; 1)" office:value-type="float" office:value="1" calcext:value-type="float">
            <text:p>1</text:p>
          </table:table-cell>
          <table:table-cell table:style-name="ce7" table:formula="of:=IF(OR([.K36]=&quot;TO&quot;;[.K36]=&quot;MO&quot;); 0; 1)" office:value-type="float" office:value="1" calcext:value-type="float">
            <text:p>1</text:p>
          </table:table-cell>
          <table:table-cell table:style-name="ce7" table:formula="of:=IF(OR([.L36]=&quot;TO&quot;;[.L36]=&quot;MO&quot;); 0; 1)" office:value-type="float" office:value="1" calcext:value-type="float">
            <text:p>1</text:p>
          </table:table-cell>
          <table:table-cell table:style-name="ce7" table:formula="of:=IF(OR([.M36]=&quot;TO&quot;;[.M36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36]=&quot;TO&quot;;[.B36]=&quot;MO&quot;); 3600; [.B36])" office:value-type="float" office:value="0.141184" calcext:value-type="float">
            <text:p>0.141184</text:p>
          </table:table-cell>
          <table:table-cell table:style-name="ce10" table:formula="of:=IF(OR([.C36]=&quot;TO&quot;;[.C36]=&quot;MO&quot;); 3600; [.C36])" office:value-type="float" office:value="0.092881851" calcext:value-type="float">
            <text:p>0.092882</text:p>
          </table:table-cell>
          <table:table-cell table:style-name="ce10" table:formula="of:=IF(OR([.D36]=&quot;TO&quot;;[.D36]=&quot;MO&quot;); 3600; [.D36])" office:value-type="float" office:value="0.226312875747681" calcext:value-type="float">
            <text:p>0.226313</text:p>
          </table:table-cell>
          <table:table-cell table:style-name="ce10" table:formula="of:=IF(OR([.E36]=&quot;TO&quot;;[.E36]=&quot;MO&quot;); 3600; [.E36])" office:value-type="float" office:value="1.06448006629944" calcext:value-type="float">
            <text:p>1.064480</text:p>
          </table:table-cell>
          <table:table-cell table:style-name="ce10" table:formula="of:=IF(OR([.F36]=&quot;TO&quot;;[.F36]=&quot;MO&quot;); 3600; [.F36])" office:value-type="float" office:value="0.188399314880371" calcext:value-type="float">
            <text:p>0.188399</text:p>
          </table:table-cell>
          <table:table-cell table:style-name="ce10" table:formula="of:=IF(OR([.G36]=&quot;TO&quot;;[.G36]=&quot;MO&quot;); 3600; [.G36])" office:value-type="float" office:value="1.118577003479" calcext:value-type="float">
            <text:p>1.118577</text:p>
          </table:table-cell>
          <table:table-cell table:style-name="ce10"/>
          <table:table-cell table:style-name="ce10" table:formula="of:=IF(OR([.I36]=&quot;TO&quot;;[.I36]=&quot;MO&quot;); 3600; [.I36])" office:value-type="float" office:value="0.019" calcext:value-type="float">
            <text:p>0.019000</text:p>
          </table:table-cell>
          <table:table-cell table:style-name="ce10" table:formula="of:=IF(OR([.J36]=&quot;TO&quot;;[.J36]=&quot;MO&quot;); 3600; [.J36])" office:value-type="float" office:value="0.039488" calcext:value-type="float">
            <text:p>0.039488</text:p>
          </table:table-cell>
          <table:table-cell table:style-name="ce10" table:formula="of:=IF(OR([.K36]=&quot;TO&quot;;[.K36]=&quot;MO&quot;); 3600; [.K36])" office:value-type="float" office:value="0.024098" calcext:value-type="float">
            <text:p>0.024098</text:p>
          </table:table-cell>
          <table:table-cell table:style-name="ce10" table:formula="of:=IF(OR([.L36]=&quot;TO&quot;;[.L36]=&quot;MO&quot;); 3600; [.L36])" office:value-type="float" office:value="0.024292" calcext:value-type="float">
            <text:p>0.024292</text:p>
          </table:table-cell>
          <table:table-cell table:style-name="ce10" table:formula="of:=IF(OR([.M36]=&quot;TO&quot;;[.M36]=&quot;MO&quot;); 3600; [.M36])" office:value-type="float" office:value="0.024102" calcext:value-type="float">
            <text:p>0.024102</text:p>
          </table:table-cell>
        </table:table-row>
        <table:table-row table:style-name="ro1">
          <table:table-cell table:style-name="ce3" office:value-type="string" calcext:value-type="string">
            <text:p>AIJ14L-1CSK.matrix.30p.9aa.usingEref_self_digit2</text:p>
          </table:table-cell>
          <table:table-cell table:style-name="ce4" office:value-type="float" office:value="1.132392" calcext:value-type="float">
            <text:p>1.132392</text:p>
          </table:table-cell>
          <table:table-cell office:value-type="float" office:value="0.46939914" calcext:value-type="float">
            <text:p>0.46939914</text:p>
          </table:table-cell>
          <table:table-cell office:value-type="float" office:value="1882.76889753342" calcext:value-type="float">
            <text:p>1882.76889753342</text:p>
          </table:table-cell>
          <table:table-cell office:value-type="string" calcext:value-type="string">
            <text:p>TO</text:p>
          </table:table-cell>
          <table:table-cell office:value-type="float" office:value="1.25496935844421" calcext:value-type="float">
            <text:p>1.25496935844421</text:p>
          </table:table-cell>
          <table:table-cell office:value-type="float" office:value="73.3566045761108" calcext:value-type="float">
            <text:p>73.3566045761108</text:p>
          </table:table-cell>
          <table:table-cell/>
          <table:table-cell table:style-name="ce4" office:value-type="float" office:value="0.014" calcext:value-type="float">
            <text:p>0.014</text:p>
          </table:table-cell>
          <table:table-cell office:value-type="float" office:value="666.978" calcext:value-type="float">
            <text:p>666.978</text:p>
          </table:table-cell>
          <table:table-cell office:value-type="float" office:value="53.749" calcext:value-type="float">
            <text:p>53.749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7]=&quot;TO&quot;;[.B37]=&quot;MO&quot;); 0; 1)" office:value-type="float" office:value="1" calcext:value-type="float">
            <text:p>1</text:p>
          </table:table-cell>
          <table:table-cell table:style-name="ce7" table:formula="of:=IF(OR([.C37]=&quot;TO&quot;;[.C37]=&quot;MO&quot;); 0; 1)" office:value-type="float" office:value="1" calcext:value-type="float">
            <text:p>1</text:p>
          </table:table-cell>
          <table:table-cell table:style-name="ce7" table:formula="of:=IF(OR([.D37]=&quot;TO&quot;;[.D37]=&quot;MO&quot;); 0; 1)" office:value-type="float" office:value="1" calcext:value-type="float">
            <text:p>1</text:p>
          </table:table-cell>
          <table:table-cell table:style-name="ce7" table:formula="of:=IF(OR([.E37]=&quot;TO&quot;;[.E37]=&quot;MO&quot;); 0; 1)" office:value-type="float" office:value="0" calcext:value-type="float">
            <text:p>0</text:p>
          </table:table-cell>
          <table:table-cell table:style-name="ce7" table:formula="of:=IF(OR([.F37]=&quot;TO&quot;;[.F37]=&quot;MO&quot;); 0; 1)" office:value-type="float" office:value="1" calcext:value-type="float">
            <text:p>1</text:p>
          </table:table-cell>
          <table:table-cell table:style-name="ce7" table:formula="of:=IF(OR([.G37]=&quot;TO&quot;;[.G37]=&quot;MO&quot;); 0; 1)" office:value-type="float" office:value="1" calcext:value-type="float">
            <text:p>1</text:p>
          </table:table-cell>
          <table:table-cell/>
          <table:table-cell table:style-name="ce7" table:formula="of:=IF(OR([.I37]=&quot;TO&quot;;[.I37]=&quot;MO&quot;); 0; 1)" office:value-type="float" office:value="1" calcext:value-type="float">
            <text:p>1</text:p>
          </table:table-cell>
          <table:table-cell table:style-name="ce7" table:formula="of:=IF(OR([.J37]=&quot;TO&quot;;[.J37]=&quot;MO&quot;); 0; 1)" office:value-type="float" office:value="1" calcext:value-type="float">
            <text:p>1</text:p>
          </table:table-cell>
          <table:table-cell table:style-name="ce7" table:formula="of:=IF(OR([.K37]=&quot;TO&quot;;[.K37]=&quot;MO&quot;); 0; 1)" office:value-type="float" office:value="1" calcext:value-type="float">
            <text:p>1</text:p>
          </table:table-cell>
          <table:table-cell table:style-name="ce7" table:formula="of:=IF(OR([.L37]=&quot;TO&quot;;[.L37]=&quot;MO&quot;); 0; 1)" office:value-type="float" office:value="0" calcext:value-type="float">
            <text:p>0</text:p>
          </table:table-cell>
          <table:table-cell table:style-name="ce7" table:formula="of:=IF(OR([.M37]=&quot;TO&quot;;[.M3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7]=&quot;TO&quot;;[.B37]=&quot;MO&quot;); 3600; [.B37])" office:value-type="float" office:value="1.132392" calcext:value-type="float">
            <text:p>1.132392</text:p>
          </table:table-cell>
          <table:table-cell table:style-name="ce10" table:formula="of:=IF(OR([.C37]=&quot;TO&quot;;[.C37]=&quot;MO&quot;); 3600; [.C37])" office:value-type="float" office:value="0.46939914" calcext:value-type="float">
            <text:p>0.469399</text:p>
          </table:table-cell>
          <table:table-cell table:style-name="ce10" table:formula="of:=IF(OR([.D37]=&quot;TO&quot;;[.D37]=&quot;MO&quot;); 3600; [.D37])" office:value-type="float" office:value="1882.76889753342" calcext:value-type="float">
            <text:p>1882.768898</text:p>
          </table:table-cell>
          <table:table-cell table:style-name="ce10" table:formula="of:=IF(OR([.E37]=&quot;TO&quot;;[.E37]=&quot;MO&quot;); 3600; [.E37])" office:value-type="float" office:value="3600" calcext:value-type="float">
            <text:p>3600.000000</text:p>
          </table:table-cell>
          <table:table-cell table:style-name="ce10" table:formula="of:=IF(OR([.F37]=&quot;TO&quot;;[.F37]=&quot;MO&quot;); 3600; [.F37])" office:value-type="float" office:value="1.25496935844421" calcext:value-type="float">
            <text:p>1.254969</text:p>
          </table:table-cell>
          <table:table-cell table:style-name="ce10" table:formula="of:=IF(OR([.G37]=&quot;TO&quot;;[.G37]=&quot;MO&quot;); 3600; [.G37])" office:value-type="float" office:value="73.3566045761108" calcext:value-type="float">
            <text:p>73.356605</text:p>
          </table:table-cell>
          <table:table-cell table:style-name="ce10"/>
          <table:table-cell table:style-name="ce10" table:formula="of:=IF(OR([.I37]=&quot;TO&quot;;[.I37]=&quot;MO&quot;); 3600; [.I37])" office:value-type="float" office:value="0.014" calcext:value-type="float">
            <text:p>0.014000</text:p>
          </table:table-cell>
          <table:table-cell table:style-name="ce10" table:formula="of:=IF(OR([.J37]=&quot;TO&quot;;[.J37]=&quot;MO&quot;); 3600; [.J37])" office:value-type="float" office:value="666.978" calcext:value-type="float">
            <text:p>666.978000</text:p>
          </table:table-cell>
          <table:table-cell table:style-name="ce10" table:formula="of:=IF(OR([.K37]=&quot;TO&quot;;[.K37]=&quot;MO&quot;); 3600; [.K37])" office:value-type="float" office:value="53.749" calcext:value-type="float">
            <text:p>53.749000</text:p>
          </table:table-cell>
          <table:table-cell table:style-name="ce10" table:formula="of:=IF(OR([.L37]=&quot;TO&quot;;[.L37]=&quot;MO&quot;); 3600; [.L37])" office:value-type="float" office:value="3600" calcext:value-type="float">
            <text:p>3600.000000</text:p>
          </table:table-cell>
          <table:table-cell table:style-name="ce10" table:formula="of:=IF(OR([.M37]=&quot;TO&quot;;[.M37]=&quot;MO&quot;); 3600; [.M37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CSP.matrix.30p.17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0.22" calcext:value-type="float">
            <text:p>0.2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8]=&quot;TO&quot;;[.B38]=&quot;MO&quot;); 0; 1)" office:value-type="float" office:value="0" calcext:value-type="float">
            <text:p>0</text:p>
          </table:table-cell>
          <table:table-cell table:style-name="ce7" table:formula="of:=IF(OR([.C38]=&quot;TO&quot;;[.C38]=&quot;MO&quot;); 0; 1)" office:value-type="float" office:value="0" calcext:value-type="float">
            <text:p>0</text:p>
          </table:table-cell>
          <table:table-cell table:style-name="ce7" table:formula="of:=IF(OR([.D38]=&quot;TO&quot;;[.D38]=&quot;MO&quot;); 0; 1)" office:value-type="float" office:value="0" calcext:value-type="float">
            <text:p>0</text:p>
          </table:table-cell>
          <table:table-cell table:style-name="ce7" table:formula="of:=IF(OR([.E38]=&quot;TO&quot;;[.E38]=&quot;MO&quot;); 0; 1)" office:value-type="float" office:value="0" calcext:value-type="float">
            <text:p>0</text:p>
          </table:table-cell>
          <table:table-cell table:style-name="ce7" table:formula="of:=IF(OR([.F38]=&quot;TO&quot;;[.F38]=&quot;MO&quot;); 0; 1)" office:value-type="float" office:value="0" calcext:value-type="float">
            <text:p>0</text:p>
          </table:table-cell>
          <table:table-cell table:style-name="ce7" table:formula="of:=IF(OR([.G38]=&quot;TO&quot;;[.G38]=&quot;MO&quot;); 0; 1)" office:value-type="float" office:value="0" calcext:value-type="float">
            <text:p>0</text:p>
          </table:table-cell>
          <table:table-cell/>
          <table:table-cell table:style-name="ce7" table:formula="of:=IF(OR([.I38]=&quot;TO&quot;;[.I38]=&quot;MO&quot;); 0; 1)" office:value-type="float" office:value="1" calcext:value-type="float">
            <text:p>1</text:p>
          </table:table-cell>
          <table:table-cell table:style-name="ce7" table:formula="of:=IF(OR([.J38]=&quot;TO&quot;;[.J38]=&quot;MO&quot;); 0; 1)" office:value-type="float" office:value="0" calcext:value-type="float">
            <text:p>0</text:p>
          </table:table-cell>
          <table:table-cell table:style-name="ce7" table:formula="of:=IF(OR([.K38]=&quot;TO&quot;;[.K38]=&quot;MO&quot;); 0; 1)" office:value-type="float" office:value="0" calcext:value-type="float">
            <text:p>0</text:p>
          </table:table-cell>
          <table:table-cell table:style-name="ce7" table:formula="of:=IF(OR([.L38]=&quot;TO&quot;;[.L38]=&quot;MO&quot;); 0; 1)" office:value-type="float" office:value="0" calcext:value-type="float">
            <text:p>0</text:p>
          </table:table-cell>
          <table:table-cell table:style-name="ce7" table:formula="of:=IF(OR([.M38]=&quot;TO&quot;;[.M3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8]=&quot;TO&quot;;[.B38]=&quot;MO&quot;); 3600; [.B38])" office:value-type="float" office:value="3600" calcext:value-type="float">
            <text:p>3600.000000</text:p>
          </table:table-cell>
          <table:table-cell table:style-name="ce10" table:formula="of:=IF(OR([.C38]=&quot;TO&quot;;[.C38]=&quot;MO&quot;); 3600; [.C38])" office:value-type="float" office:value="3600" calcext:value-type="float">
            <text:p>3600.000000</text:p>
          </table:table-cell>
          <table:table-cell table:style-name="ce10" table:formula="of:=IF(OR([.D38]=&quot;TO&quot;;[.D38]=&quot;MO&quot;); 3600; [.D38])" office:value-type="float" office:value="3600" calcext:value-type="float">
            <text:p>3600.000000</text:p>
          </table:table-cell>
          <table:table-cell table:style-name="ce10" table:formula="of:=IF(OR([.E38]=&quot;TO&quot;;[.E38]=&quot;MO&quot;); 3600; [.E38])" office:value-type="float" office:value="3600" calcext:value-type="float">
            <text:p>3600.000000</text:p>
          </table:table-cell>
          <table:table-cell table:style-name="ce10" table:formula="of:=IF(OR([.F38]=&quot;TO&quot;;[.F38]=&quot;MO&quot;); 3600; [.F38])" office:value-type="float" office:value="3600" calcext:value-type="float">
            <text:p>3600.000000</text:p>
          </table:table-cell>
          <table:table-cell table:style-name="ce10" table:formula="of:=IF(OR([.G38]=&quot;TO&quot;;[.G38]=&quot;MO&quot;); 3600; [.G3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8]=&quot;TO&quot;;[.I38]=&quot;MO&quot;); 3600; [.I38])" office:value-type="float" office:value="0.22" calcext:value-type="float">
            <text:p>0.220000</text:p>
          </table:table-cell>
          <table:table-cell table:style-name="ce10" table:formula="of:=IF(OR([.J38]=&quot;TO&quot;;[.J38]=&quot;MO&quot;); 3600; [.J38])" office:value-type="float" office:value="3600" calcext:value-type="float">
            <text:p>3600.000000</text:p>
          </table:table-cell>
          <table:table-cell table:style-name="ce10" table:formula="of:=IF(OR([.K38]=&quot;TO&quot;;[.K38]=&quot;MO&quot;); 3600; [.K38])" office:value-type="float" office:value="3600" calcext:value-type="float">
            <text:p>3600.000000</text:p>
          </table:table-cell>
          <table:table-cell table:style-name="ce10" table:formula="of:=IF(OR([.L38]=&quot;TO&quot;;[.L38]=&quot;MO&quot;); 3600; [.L38])" office:value-type="float" office:value="3600" calcext:value-type="float">
            <text:p>3600.000000</text:p>
          </table:table-cell>
          <table:table-cell table:style-name="ce10" table:formula="of:=IF(OR([.M38]=&quot;TO&quot;;[.M38]=&quot;MO&quot;); 3600; [.M38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CTF.matrix.39p.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17.928779691" calcext:value-type="float">
            <text:p>117.928779691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234" calcext:value-type="float">
            <text:p>0.23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9]=&quot;TO&quot;;[.B39]=&quot;MO&quot;); 0; 1)" office:value-type="float" office:value="0" calcext:value-type="float">
            <text:p>0</text:p>
          </table:table-cell>
          <table:table-cell table:style-name="ce7" table:formula="of:=IF(OR([.C39]=&quot;TO&quot;;[.C39]=&quot;MO&quot;); 0; 1)" office:value-type="float" office:value="1" calcext:value-type="float">
            <text:p>1</text:p>
          </table:table-cell>
          <table:table-cell table:style-name="ce7" table:formula="of:=IF(OR([.D39]=&quot;TO&quot;;[.D39]=&quot;MO&quot;); 0; 1)" office:value-type="float" office:value="0" calcext:value-type="float">
            <text:p>0</text:p>
          </table:table-cell>
          <table:table-cell table:style-name="ce7" table:formula="of:=IF(OR([.E39]=&quot;TO&quot;;[.E39]=&quot;MO&quot;); 0; 1)" office:value-type="float" office:value="0" calcext:value-type="float">
            <text:p>0</text:p>
          </table:table-cell>
          <table:table-cell table:style-name="ce7" table:formula="of:=IF(OR([.F39]=&quot;TO&quot;;[.F39]=&quot;MO&quot;); 0; 1)" office:value-type="float" office:value="0" calcext:value-type="float">
            <text:p>0</text:p>
          </table:table-cell>
          <table:table-cell table:style-name="ce7" table:formula="of:=IF(OR([.G39]=&quot;TO&quot;;[.G39]=&quot;MO&quot;); 0; 1)" office:value-type="float" office:value="0" calcext:value-type="float">
            <text:p>0</text:p>
          </table:table-cell>
          <table:table-cell/>
          <table:table-cell table:style-name="ce7" table:formula="of:=IF(OR([.I39]=&quot;TO&quot;;[.I39]=&quot;MO&quot;); 0; 1)" office:value-type="float" office:value="1" calcext:value-type="float">
            <text:p>1</text:p>
          </table:table-cell>
          <table:table-cell table:style-name="ce7" table:formula="of:=IF(OR([.J39]=&quot;TO&quot;;[.J39]=&quot;MO&quot;); 0; 1)" office:value-type="float" office:value="0" calcext:value-type="float">
            <text:p>0</text:p>
          </table:table-cell>
          <table:table-cell table:style-name="ce7" table:formula="of:=IF(OR([.K39]=&quot;TO&quot;;[.K39]=&quot;MO&quot;); 0; 1)" office:value-type="float" office:value="0" calcext:value-type="float">
            <text:p>0</text:p>
          </table:table-cell>
          <table:table-cell table:style-name="ce7" table:formula="of:=IF(OR([.L39]=&quot;TO&quot;;[.L39]=&quot;MO&quot;); 0; 1)" office:value-type="float" office:value="0" calcext:value-type="float">
            <text:p>0</text:p>
          </table:table-cell>
          <table:table-cell table:style-name="ce7" table:formula="of:=IF(OR([.M39]=&quot;TO&quot;;[.M3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9]=&quot;TO&quot;;[.B39]=&quot;MO&quot;); 3600; [.B39])" office:value-type="float" office:value="3600" calcext:value-type="float">
            <text:p>3600.000000</text:p>
          </table:table-cell>
          <table:table-cell table:style-name="ce10" table:formula="of:=IF(OR([.C39]=&quot;TO&quot;;[.C39]=&quot;MO&quot;); 3600; [.C39])" office:value-type="float" office:value="117.928779691" calcext:value-type="float">
            <text:p>117.928780</text:p>
          </table:table-cell>
          <table:table-cell table:style-name="ce10" table:formula="of:=IF(OR([.D39]=&quot;TO&quot;;[.D39]=&quot;MO&quot;); 3600; [.D39])" office:value-type="float" office:value="3600" calcext:value-type="float">
            <text:p>3600.000000</text:p>
          </table:table-cell>
          <table:table-cell table:style-name="ce10" table:formula="of:=IF(OR([.E39]=&quot;TO&quot;;[.E39]=&quot;MO&quot;); 3600; [.E39])" office:value-type="float" office:value="3600" calcext:value-type="float">
            <text:p>3600.000000</text:p>
          </table:table-cell>
          <table:table-cell table:style-name="ce10" table:formula="of:=IF(OR([.F39]=&quot;TO&quot;;[.F39]=&quot;MO&quot;); 3600; [.F39])" office:value-type="float" office:value="3600" calcext:value-type="float">
            <text:p>3600.000000</text:p>
          </table:table-cell>
          <table:table-cell table:style-name="ce10" table:formula="of:=IF(OR([.G39]=&quot;TO&quot;;[.G39]=&quot;MO&quot;); 3600; [.G3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9]=&quot;TO&quot;;[.I39]=&quot;MO&quot;); 3600; [.I39])" office:value-type="float" office:value="0.234" calcext:value-type="float">
            <text:p>0.234000</text:p>
          </table:table-cell>
          <table:table-cell table:style-name="ce10" table:formula="of:=IF(OR([.J39]=&quot;TO&quot;;[.J39]=&quot;MO&quot;); 3600; [.J39])" office:value-type="float" office:value="3600" calcext:value-type="float">
            <text:p>3600.000000</text:p>
          </table:table-cell>
          <table:table-cell table:style-name="ce10" table:formula="of:=IF(OR([.K39]=&quot;TO&quot;;[.K39]=&quot;MO&quot;); 3600; [.K39])" office:value-type="float" office:value="3600" calcext:value-type="float">
            <text:p>3600.000000</text:p>
          </table:table-cell>
          <table:table-cell table:style-name="ce10" table:formula="of:=IF(OR([.L39]=&quot;TO&quot;;[.L39]=&quot;MO&quot;); 3600; [.L39])" office:value-type="float" office:value="3600" calcext:value-type="float">
            <text:p>3600.000000</text:p>
          </table:table-cell>
          <table:table-cell table:style-name="ce10" table:formula="of:=IF(OR([.M39]=&quot;TO&quot;;[.M39]=&quot;MO&quot;); 3600; [.M39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DKT.matrix.46p.18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04.02764012" calcext:value-type="float">
            <text:p>104.02764012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396" calcext:value-type="float">
            <text:p>0.396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0]=&quot;TO&quot;;[.B40]=&quot;MO&quot;); 0; 1)" office:value-type="float" office:value="0" calcext:value-type="float">
            <text:p>0</text:p>
          </table:table-cell>
          <table:table-cell table:style-name="ce7" table:formula="of:=IF(OR([.C40]=&quot;TO&quot;;[.C40]=&quot;MO&quot;); 0; 1)" office:value-type="float" office:value="1" calcext:value-type="float">
            <text:p>1</text:p>
          </table:table-cell>
          <table:table-cell table:style-name="ce7" table:formula="of:=IF(OR([.D40]=&quot;TO&quot;;[.D40]=&quot;MO&quot;); 0; 1)" office:value-type="float" office:value="0" calcext:value-type="float">
            <text:p>0</text:p>
          </table:table-cell>
          <table:table-cell table:style-name="ce7" table:formula="of:=IF(OR([.E40]=&quot;TO&quot;;[.E40]=&quot;MO&quot;); 0; 1)" office:value-type="float" office:value="0" calcext:value-type="float">
            <text:p>0</text:p>
          </table:table-cell>
          <table:table-cell table:style-name="ce7" table:formula="of:=IF(OR([.F40]=&quot;TO&quot;;[.F40]=&quot;MO&quot;); 0; 1)" office:value-type="float" office:value="0" calcext:value-type="float">
            <text:p>0</text:p>
          </table:table-cell>
          <table:table-cell table:style-name="ce7" table:formula="of:=IF(OR([.G40]=&quot;TO&quot;;[.G40]=&quot;MO&quot;); 0; 1)" office:value-type="float" office:value="0" calcext:value-type="float">
            <text:p>0</text:p>
          </table:table-cell>
          <table:table-cell/>
          <table:table-cell table:style-name="ce7" table:formula="of:=IF(OR([.I40]=&quot;TO&quot;;[.I40]=&quot;MO&quot;); 0; 1)" office:value-type="float" office:value="1" calcext:value-type="float">
            <text:p>1</text:p>
          </table:table-cell>
          <table:table-cell table:style-name="ce7" table:formula="of:=IF(OR([.J40]=&quot;TO&quot;;[.J40]=&quot;MO&quot;); 0; 1)" office:value-type="float" office:value="0" calcext:value-type="float">
            <text:p>0</text:p>
          </table:table-cell>
          <table:table-cell table:style-name="ce7" table:formula="of:=IF(OR([.K40]=&quot;TO&quot;;[.K40]=&quot;MO&quot;); 0; 1)" office:value-type="float" office:value="0" calcext:value-type="float">
            <text:p>0</text:p>
          </table:table-cell>
          <table:table-cell table:style-name="ce7" table:formula="of:=IF(OR([.L40]=&quot;TO&quot;;[.L40]=&quot;MO&quot;); 0; 1)" office:value-type="float" office:value="0" calcext:value-type="float">
            <text:p>0</text:p>
          </table:table-cell>
          <table:table-cell table:style-name="ce7" table:formula="of:=IF(OR([.M40]=&quot;TO&quot;;[.M4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0]=&quot;TO&quot;;[.B40]=&quot;MO&quot;); 3600; [.B40])" office:value-type="float" office:value="3600" calcext:value-type="float">
            <text:p>3600.000000</text:p>
          </table:table-cell>
          <table:table-cell table:style-name="ce10" table:formula="of:=IF(OR([.C40]=&quot;TO&quot;;[.C40]=&quot;MO&quot;); 3600; [.C40])" office:value-type="float" office:value="104.02764012" calcext:value-type="float">
            <text:p>104.027640</text:p>
          </table:table-cell>
          <table:table-cell table:style-name="ce10" table:formula="of:=IF(OR([.D40]=&quot;TO&quot;;[.D40]=&quot;MO&quot;); 3600; [.D40])" office:value-type="float" office:value="3600" calcext:value-type="float">
            <text:p>3600.000000</text:p>
          </table:table-cell>
          <table:table-cell table:style-name="ce10" table:formula="of:=IF(OR([.E40]=&quot;TO&quot;;[.E40]=&quot;MO&quot;); 3600; [.E40])" office:value-type="float" office:value="3600" calcext:value-type="float">
            <text:p>3600.000000</text:p>
          </table:table-cell>
          <table:table-cell table:style-name="ce10" table:formula="of:=IF(OR([.F40]=&quot;TO&quot;;[.F40]=&quot;MO&quot;); 3600; [.F40])" office:value-type="float" office:value="3600" calcext:value-type="float">
            <text:p>3600.000000</text:p>
          </table:table-cell>
          <table:table-cell table:style-name="ce10" table:formula="of:=IF(OR([.G40]=&quot;TO&quot;;[.G40]=&quot;MO&quot;); 3600; [.G4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0]=&quot;TO&quot;;[.I40]=&quot;MO&quot;); 3600; [.I40])" office:value-type="float" office:value="0.396" calcext:value-type="float">
            <text:p>0.396000</text:p>
          </table:table-cell>
          <table:table-cell table:style-name="ce10" table:formula="of:=IF(OR([.J40]=&quot;TO&quot;;[.J40]=&quot;MO&quot;); 3600; [.J40])" office:value-type="float" office:value="3600" calcext:value-type="float">
            <text:p>3600.000000</text:p>
          </table:table-cell>
          <table:table-cell table:style-name="ce10" table:formula="of:=IF(OR([.K40]=&quot;TO&quot;;[.K40]=&quot;MO&quot;); 3600; [.K40])" office:value-type="float" office:value="3600" calcext:value-type="float">
            <text:p>3600.000000</text:p>
          </table:table-cell>
          <table:table-cell table:style-name="ce10" table:formula="of:=IF(OR([.L40]=&quot;TO&quot;;[.L40]=&quot;MO&quot;); 3600; [.L40])" office:value-type="float" office:value="3600" calcext:value-type="float">
            <text:p>3600.000000</text:p>
          </table:table-cell>
          <table:table-cell table:style-name="ce10" table:formula="of:=IF(OR([.M40]=&quot;TO&quot;;[.M40]=&quot;MO&quot;); 3600; [.M40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ENH.matrix.36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1]=&quot;TO&quot;;[.B41]=&quot;MO&quot;); 0; 1)" office:value-type="float" office:value="0" calcext:value-type="float">
            <text:p>0</text:p>
          </table:table-cell>
          <table:table-cell table:style-name="ce7" table:formula="of:=IF(OR([.C41]=&quot;TO&quot;;[.C41]=&quot;MO&quot;); 0; 1)" office:value-type="float" office:value="0" calcext:value-type="float">
            <text:p>0</text:p>
          </table:table-cell>
          <table:table-cell table:style-name="ce7" table:formula="of:=IF(OR([.D41]=&quot;TO&quot;;[.D41]=&quot;MO&quot;); 0; 1)" office:value-type="float" office:value="0" calcext:value-type="float">
            <text:p>0</text:p>
          </table:table-cell>
          <table:table-cell table:style-name="ce7" table:formula="of:=IF(OR([.E41]=&quot;TO&quot;;[.E41]=&quot;MO&quot;); 0; 1)" office:value-type="float" office:value="0" calcext:value-type="float">
            <text:p>0</text:p>
          </table:table-cell>
          <table:table-cell table:style-name="ce7" table:formula="of:=IF(OR([.F41]=&quot;TO&quot;;[.F41]=&quot;MO&quot;); 0; 1)" office:value-type="float" office:value="0" calcext:value-type="float">
            <text:p>0</text:p>
          </table:table-cell>
          <table:table-cell table:style-name="ce7" table:formula="of:=IF(OR([.G41]=&quot;TO&quot;;[.G41]=&quot;MO&quot;); 0; 1)" office:value-type="float" office:value="0" calcext:value-type="float">
            <text:p>0</text:p>
          </table:table-cell>
          <table:table-cell/>
          <table:table-cell table:style-name="ce7" table:formula="of:=IF(OR([.I41]=&quot;TO&quot;;[.I41]=&quot;MO&quot;); 0; 1)" office:value-type="float" office:value="0" calcext:value-type="float">
            <text:p>0</text:p>
          </table:table-cell>
          <table:table-cell table:style-name="ce7" table:formula="of:=IF(OR([.J41]=&quot;TO&quot;;[.J41]=&quot;MO&quot;); 0; 1)" office:value-type="float" office:value="0" calcext:value-type="float">
            <text:p>0</text:p>
          </table:table-cell>
          <table:table-cell table:style-name="ce7" table:formula="of:=IF(OR([.K41]=&quot;TO&quot;;[.K41]=&quot;MO&quot;); 0; 1)" office:value-type="float" office:value="0" calcext:value-type="float">
            <text:p>0</text:p>
          </table:table-cell>
          <table:table-cell table:style-name="ce7" table:formula="of:=IF(OR([.L41]=&quot;TO&quot;;[.L41]=&quot;MO&quot;); 0; 1)" office:value-type="float" office:value="0" calcext:value-type="float">
            <text:p>0</text:p>
          </table:table-cell>
          <table:table-cell table:style-name="ce7" table:formula="of:=IF(OR([.M41]=&quot;TO&quot;;[.M4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1]=&quot;TO&quot;;[.B41]=&quot;MO&quot;); 3600; [.B41])" office:value-type="float" office:value="3600" calcext:value-type="float">
            <text:p>3600.000000</text:p>
          </table:table-cell>
          <table:table-cell table:style-name="ce10" table:formula="of:=IF(OR([.C41]=&quot;TO&quot;;[.C41]=&quot;MO&quot;); 3600; [.C41])" office:value-type="float" office:value="3600" calcext:value-type="float">
            <text:p>3600.000000</text:p>
          </table:table-cell>
          <table:table-cell table:style-name="ce10" table:formula="of:=IF(OR([.D41]=&quot;TO&quot;;[.D41]=&quot;MO&quot;); 3600; [.D41])" office:value-type="float" office:value="3600" calcext:value-type="float">
            <text:p>3600.000000</text:p>
          </table:table-cell>
          <table:table-cell table:style-name="ce10" table:formula="of:=IF(OR([.E41]=&quot;TO&quot;;[.E41]=&quot;MO&quot;); 3600; [.E41])" office:value-type="float" office:value="3600" calcext:value-type="float">
            <text:p>3600.000000</text:p>
          </table:table-cell>
          <table:table-cell table:style-name="ce10" table:formula="of:=IF(OR([.F41]=&quot;TO&quot;;[.F41]=&quot;MO&quot;); 3600; [.F41])" office:value-type="float" office:value="3600" calcext:value-type="float">
            <text:p>3600.000000</text:p>
          </table:table-cell>
          <table:table-cell table:style-name="ce10" table:formula="of:=IF(OR([.G41]=&quot;TO&quot;;[.G41]=&quot;MO&quot;); 3600; [.G4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1]=&quot;TO&quot;;[.I41]=&quot;MO&quot;); 3600; [.I41])" office:value-type="float" office:value="3600" calcext:value-type="float">
            <text:p>3600.000000</text:p>
          </table:table-cell>
          <table:table-cell table:style-name="ce10" table:formula="of:=IF(OR([.J41]=&quot;TO&quot;;[.J41]=&quot;MO&quot;); 3600; [.J41])" office:value-type="float" office:value="3600" calcext:value-type="float">
            <text:p>3600.000000</text:p>
          </table:table-cell>
          <table:table-cell table:style-name="ce10" table:formula="of:=IF(OR([.K41]=&quot;TO&quot;;[.K41]=&quot;MO&quot;); 3600; [.K41])" office:value-type="float" office:value="3600" calcext:value-type="float">
            <text:p>3600.000000</text:p>
          </table:table-cell>
          <table:table-cell table:style-name="ce10" table:formula="of:=IF(OR([.L41]=&quot;TO&quot;;[.L41]=&quot;MO&quot;); 3600; [.L41])" office:value-type="float" office:value="3600" calcext:value-type="float">
            <text:p>3600.000000</text:p>
          </table:table-cell>
          <table:table-cell table:style-name="ce10" table:formula="of:=IF(OR([.M41]=&quot;TO&quot;;[.M41]=&quot;MO&quot;); 3600; [.M41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FNA.matrix.38p.8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5.112616415" calcext:value-type="float">
            <text:p>15.112616415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065" calcext:value-type="float">
            <text:p>0.06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2]=&quot;TO&quot;;[.B42]=&quot;MO&quot;); 0; 1)" office:value-type="float" office:value="0" calcext:value-type="float">
            <text:p>0</text:p>
          </table:table-cell>
          <table:table-cell table:style-name="ce7" table:formula="of:=IF(OR([.C42]=&quot;TO&quot;;[.C42]=&quot;MO&quot;); 0; 1)" office:value-type="float" office:value="1" calcext:value-type="float">
            <text:p>1</text:p>
          </table:table-cell>
          <table:table-cell table:style-name="ce7" table:formula="of:=IF(OR([.D42]=&quot;TO&quot;;[.D42]=&quot;MO&quot;); 0; 1)" office:value-type="float" office:value="0" calcext:value-type="float">
            <text:p>0</text:p>
          </table:table-cell>
          <table:table-cell table:style-name="ce7" table:formula="of:=IF(OR([.E42]=&quot;TO&quot;;[.E42]=&quot;MO&quot;); 0; 1)" office:value-type="float" office:value="0" calcext:value-type="float">
            <text:p>0</text:p>
          </table:table-cell>
          <table:table-cell table:style-name="ce7" table:formula="of:=IF(OR([.F42]=&quot;TO&quot;;[.F42]=&quot;MO&quot;); 0; 1)" office:value-type="float" office:value="0" calcext:value-type="float">
            <text:p>0</text:p>
          </table:table-cell>
          <table:table-cell table:style-name="ce7" table:formula="of:=IF(OR([.G42]=&quot;TO&quot;;[.G42]=&quot;MO&quot;); 0; 1)" office:value-type="float" office:value="0" calcext:value-type="float">
            <text:p>0</text:p>
          </table:table-cell>
          <table:table-cell/>
          <table:table-cell table:style-name="ce7" table:formula="of:=IF(OR([.I42]=&quot;TO&quot;;[.I42]=&quot;MO&quot;); 0; 1)" office:value-type="float" office:value="1" calcext:value-type="float">
            <text:p>1</text:p>
          </table:table-cell>
          <table:table-cell table:style-name="ce7" table:formula="of:=IF(OR([.J42]=&quot;TO&quot;;[.J42]=&quot;MO&quot;); 0; 1)" office:value-type="float" office:value="0" calcext:value-type="float">
            <text:p>0</text:p>
          </table:table-cell>
          <table:table-cell table:style-name="ce7" table:formula="of:=IF(OR([.K42]=&quot;TO&quot;;[.K42]=&quot;MO&quot;); 0; 1)" office:value-type="float" office:value="0" calcext:value-type="float">
            <text:p>0</text:p>
          </table:table-cell>
          <table:table-cell table:style-name="ce7" table:formula="of:=IF(OR([.L42]=&quot;TO&quot;;[.L42]=&quot;MO&quot;); 0; 1)" office:value-type="float" office:value="0" calcext:value-type="float">
            <text:p>0</text:p>
          </table:table-cell>
          <table:table-cell table:style-name="ce7" table:formula="of:=IF(OR([.M42]=&quot;TO&quot;;[.M4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2]=&quot;TO&quot;;[.B42]=&quot;MO&quot;); 3600; [.B42])" office:value-type="float" office:value="3600" calcext:value-type="float">
            <text:p>3600.000000</text:p>
          </table:table-cell>
          <table:table-cell table:style-name="ce10" table:formula="of:=IF(OR([.C42]=&quot;TO&quot;;[.C42]=&quot;MO&quot;); 3600; [.C42])" office:value-type="float" office:value="15.112616415" calcext:value-type="float">
            <text:p>15.112616</text:p>
          </table:table-cell>
          <table:table-cell table:style-name="ce10" table:formula="of:=IF(OR([.D42]=&quot;TO&quot;;[.D42]=&quot;MO&quot;); 3600; [.D42])" office:value-type="float" office:value="3600" calcext:value-type="float">
            <text:p>3600.000000</text:p>
          </table:table-cell>
          <table:table-cell table:style-name="ce10" table:formula="of:=IF(OR([.E42]=&quot;TO&quot;;[.E42]=&quot;MO&quot;); 3600; [.E42])" office:value-type="float" office:value="3600" calcext:value-type="float">
            <text:p>3600.000000</text:p>
          </table:table-cell>
          <table:table-cell table:style-name="ce10" table:formula="of:=IF(OR([.F42]=&quot;TO&quot;;[.F42]=&quot;MO&quot;); 3600; [.F42])" office:value-type="float" office:value="3600" calcext:value-type="float">
            <text:p>3600.000000</text:p>
          </table:table-cell>
          <table:table-cell table:style-name="ce10" table:formula="of:=IF(OR([.G42]=&quot;TO&quot;;[.G42]=&quot;MO&quot;); 3600; [.G4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2]=&quot;TO&quot;;[.I42]=&quot;MO&quot;); 3600; [.I42])" office:value-type="float" office:value="0.065" calcext:value-type="float">
            <text:p>0.065000</text:p>
          </table:table-cell>
          <table:table-cell table:style-name="ce10" table:formula="of:=IF(OR([.J42]=&quot;TO&quot;;[.J42]=&quot;MO&quot;); 3600; [.J42])" office:value-type="float" office:value="3600" calcext:value-type="float">
            <text:p>3600.000000</text:p>
          </table:table-cell>
          <table:table-cell table:style-name="ce10" table:formula="of:=IF(OR([.K42]=&quot;TO&quot;;[.K42]=&quot;MO&quot;); 3600; [.K42])" office:value-type="float" office:value="3600" calcext:value-type="float">
            <text:p>3600.000000</text:p>
          </table:table-cell>
          <table:table-cell table:style-name="ce10" table:formula="of:=IF(OR([.L42]=&quot;TO&quot;;[.L42]=&quot;MO&quot;); 3600; [.L42])" office:value-type="float" office:value="3600" calcext:value-type="float">
            <text:p>3600.000000</text:p>
          </table:table-cell>
          <table:table-cell table:style-name="ce10" table:formula="of:=IF(OR([.M42]=&quot;TO&quot;;[.M42]=&quot;MO&quot;); 3600; [.M42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FYN.matrix.23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86.37129911" calcext:value-type="float">
            <text:p>186.37129911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56" calcext:value-type="float">
            <text:p>0.56</text:p>
          </table:table-cell>
          <table:table-cell office:value-type="string" calcext:value-type="string">
            <text:p>TO</text:p>
          </table:table-cell>
          <table:table-cell office:value-type="float" office:value="2068.14" calcext:value-type="float">
            <text:p>2068.14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3]=&quot;TO&quot;;[.B43]=&quot;MO&quot;); 0; 1)" office:value-type="float" office:value="0" calcext:value-type="float">
            <text:p>0</text:p>
          </table:table-cell>
          <table:table-cell table:style-name="ce7" table:formula="of:=IF(OR([.C43]=&quot;TO&quot;;[.C43]=&quot;MO&quot;); 0; 1)" office:value-type="float" office:value="1" calcext:value-type="float">
            <text:p>1</text:p>
          </table:table-cell>
          <table:table-cell table:style-name="ce7" table:formula="of:=IF(OR([.D43]=&quot;TO&quot;;[.D43]=&quot;MO&quot;); 0; 1)" office:value-type="float" office:value="0" calcext:value-type="float">
            <text:p>0</text:p>
          </table:table-cell>
          <table:table-cell table:style-name="ce7" table:formula="of:=IF(OR([.E43]=&quot;TO&quot;;[.E43]=&quot;MO&quot;); 0; 1)" office:value-type="float" office:value="0" calcext:value-type="float">
            <text:p>0</text:p>
          </table:table-cell>
          <table:table-cell table:style-name="ce7" table:formula="of:=IF(OR([.F43]=&quot;TO&quot;;[.F43]=&quot;MO&quot;); 0; 1)" office:value-type="float" office:value="0" calcext:value-type="float">
            <text:p>0</text:p>
          </table:table-cell>
          <table:table-cell table:style-name="ce7" table:formula="of:=IF(OR([.G43]=&quot;TO&quot;;[.G43]=&quot;MO&quot;); 0; 1)" office:value-type="float" office:value="0" calcext:value-type="float">
            <text:p>0</text:p>
          </table:table-cell>
          <table:table-cell/>
          <table:table-cell table:style-name="ce7" table:formula="of:=IF(OR([.I43]=&quot;TO&quot;;[.I43]=&quot;MO&quot;); 0; 1)" office:value-type="float" office:value="1" calcext:value-type="float">
            <text:p>1</text:p>
          </table:table-cell>
          <table:table-cell table:style-name="ce7" table:formula="of:=IF(OR([.J43]=&quot;TO&quot;;[.J43]=&quot;MO&quot;); 0; 1)" office:value-type="float" office:value="0" calcext:value-type="float">
            <text:p>0</text:p>
          </table:table-cell>
          <table:table-cell table:style-name="ce7" table:formula="of:=IF(OR([.K43]=&quot;TO&quot;;[.K43]=&quot;MO&quot;); 0; 1)" office:value-type="float" office:value="1" calcext:value-type="float">
            <text:p>1</text:p>
          </table:table-cell>
          <table:table-cell table:style-name="ce7" table:formula="of:=IF(OR([.L43]=&quot;TO&quot;;[.L43]=&quot;MO&quot;); 0; 1)" office:value-type="float" office:value="0" calcext:value-type="float">
            <text:p>0</text:p>
          </table:table-cell>
          <table:table-cell table:style-name="ce7" table:formula="of:=IF(OR([.M43]=&quot;TO&quot;;[.M4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3]=&quot;TO&quot;;[.B43]=&quot;MO&quot;); 3600; [.B43])" office:value-type="float" office:value="3600" calcext:value-type="float">
            <text:p>3600.000000</text:p>
          </table:table-cell>
          <table:table-cell table:style-name="ce10" table:formula="of:=IF(OR([.C43]=&quot;TO&quot;;[.C43]=&quot;MO&quot;); 3600; [.C43])" office:value-type="float" office:value="186.37129911" calcext:value-type="float">
            <text:p>186.371299</text:p>
          </table:table-cell>
          <table:table-cell table:style-name="ce10" table:formula="of:=IF(OR([.D43]=&quot;TO&quot;;[.D43]=&quot;MO&quot;); 3600; [.D43])" office:value-type="float" office:value="3600" calcext:value-type="float">
            <text:p>3600.000000</text:p>
          </table:table-cell>
          <table:table-cell table:style-name="ce10" table:formula="of:=IF(OR([.E43]=&quot;TO&quot;;[.E43]=&quot;MO&quot;); 3600; [.E43])" office:value-type="float" office:value="3600" calcext:value-type="float">
            <text:p>3600.000000</text:p>
          </table:table-cell>
          <table:table-cell table:style-name="ce10" table:formula="of:=IF(OR([.F43]=&quot;TO&quot;;[.F43]=&quot;MO&quot;); 3600; [.F43])" office:value-type="float" office:value="3600" calcext:value-type="float">
            <text:p>3600.000000</text:p>
          </table:table-cell>
          <table:table-cell table:style-name="ce10" table:formula="of:=IF(OR([.G43]=&quot;TO&quot;;[.G43]=&quot;MO&quot;); 3600; [.G4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3]=&quot;TO&quot;;[.I43]=&quot;MO&quot;); 3600; [.I43])" office:value-type="float" office:value="0.56" calcext:value-type="float">
            <text:p>0.560000</text:p>
          </table:table-cell>
          <table:table-cell table:style-name="ce10" table:formula="of:=IF(OR([.J43]=&quot;TO&quot;;[.J43]=&quot;MO&quot;); 3600; [.J43])" office:value-type="float" office:value="3600" calcext:value-type="float">
            <text:p>3600.000000</text:p>
          </table:table-cell>
          <table:table-cell table:style-name="ce10" table:formula="of:=IF(OR([.K43]=&quot;TO&quot;;[.K43]=&quot;MO&quot;); 3600; [.K43])" office:value-type="float" office:value="2068.14" calcext:value-type="float">
            <text:p>2068.140000</text:p>
          </table:table-cell>
          <table:table-cell table:style-name="ce10" table:formula="of:=IF(OR([.L43]=&quot;TO&quot;;[.L43]=&quot;MO&quot;); 3600; [.L43])" office:value-type="float" office:value="3600" calcext:value-type="float">
            <text:p>3600.000000</text:p>
          </table:table-cell>
          <table:table-cell table:style-name="ce10" table:formula="of:=IF(OR([.M43]=&quot;TO&quot;;[.M43]=&quot;MO&quot;); 3600; [.M43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GVP.matrix.52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2028.209" calcext:value-type="float">
            <text:p>2028.209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4]=&quot;TO&quot;;[.B44]=&quot;MO&quot;); 0; 1)" office:value-type="float" office:value="0" calcext:value-type="float">
            <text:p>0</text:p>
          </table:table-cell>
          <table:table-cell table:style-name="ce7" table:formula="of:=IF(OR([.C44]=&quot;TO&quot;;[.C44]=&quot;MO&quot;); 0; 1)" office:value-type="float" office:value="0" calcext:value-type="float">
            <text:p>0</text:p>
          </table:table-cell>
          <table:table-cell table:style-name="ce7" table:formula="of:=IF(OR([.D44]=&quot;TO&quot;;[.D44]=&quot;MO&quot;); 0; 1)" office:value-type="float" office:value="0" calcext:value-type="float">
            <text:p>0</text:p>
          </table:table-cell>
          <table:table-cell table:style-name="ce7" table:formula="of:=IF(OR([.E44]=&quot;TO&quot;;[.E44]=&quot;MO&quot;); 0; 1)" office:value-type="float" office:value="0" calcext:value-type="float">
            <text:p>0</text:p>
          </table:table-cell>
          <table:table-cell table:style-name="ce7" table:formula="of:=IF(OR([.F44]=&quot;TO&quot;;[.F44]=&quot;MO&quot;); 0; 1)" office:value-type="float" office:value="0" calcext:value-type="float">
            <text:p>0</text:p>
          </table:table-cell>
          <table:table-cell table:style-name="ce7" table:formula="of:=IF(OR([.G44]=&quot;TO&quot;;[.G44]=&quot;MO&quot;); 0; 1)" office:value-type="float" office:value="0" calcext:value-type="float">
            <text:p>0</text:p>
          </table:table-cell>
          <table:table-cell/>
          <table:table-cell table:style-name="ce7" table:formula="of:=IF(OR([.I44]=&quot;TO&quot;;[.I44]=&quot;MO&quot;); 0; 1)" office:value-type="float" office:value="1" calcext:value-type="float">
            <text:p>1</text:p>
          </table:table-cell>
          <table:table-cell table:style-name="ce7" table:formula="of:=IF(OR([.J44]=&quot;TO&quot;;[.J44]=&quot;MO&quot;); 0; 1)" office:value-type="float" office:value="0" calcext:value-type="float">
            <text:p>0</text:p>
          </table:table-cell>
          <table:table-cell table:style-name="ce7" table:formula="of:=IF(OR([.K44]=&quot;TO&quot;;[.K44]=&quot;MO&quot;); 0; 1)" office:value-type="float" office:value="0" calcext:value-type="float">
            <text:p>0</text:p>
          </table:table-cell>
          <table:table-cell table:style-name="ce7" table:formula="of:=IF(OR([.L44]=&quot;TO&quot;;[.L44]=&quot;MO&quot;); 0; 1)" office:value-type="float" office:value="0" calcext:value-type="float">
            <text:p>0</text:p>
          </table:table-cell>
          <table:table-cell table:style-name="ce7" table:formula="of:=IF(OR([.M44]=&quot;TO&quot;;[.M4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4]=&quot;TO&quot;;[.B44]=&quot;MO&quot;); 3600; [.B44])" office:value-type="float" office:value="3600" calcext:value-type="float">
            <text:p>3600.000000</text:p>
          </table:table-cell>
          <table:table-cell table:style-name="ce10" table:formula="of:=IF(OR([.C44]=&quot;TO&quot;;[.C44]=&quot;MO&quot;); 3600; [.C44])" office:value-type="float" office:value="3600" calcext:value-type="float">
            <text:p>3600.000000</text:p>
          </table:table-cell>
          <table:table-cell table:style-name="ce10" table:formula="of:=IF(OR([.D44]=&quot;TO&quot;;[.D44]=&quot;MO&quot;); 3600; [.D44])" office:value-type="float" office:value="3600" calcext:value-type="float">
            <text:p>3600.000000</text:p>
          </table:table-cell>
          <table:table-cell table:style-name="ce10" table:formula="of:=IF(OR([.E44]=&quot;TO&quot;;[.E44]=&quot;MO&quot;); 3600; [.E44])" office:value-type="float" office:value="3600" calcext:value-type="float">
            <text:p>3600.000000</text:p>
          </table:table-cell>
          <table:table-cell table:style-name="ce10" table:formula="of:=IF(OR([.F44]=&quot;TO&quot;;[.F44]=&quot;MO&quot;); 3600; [.F44])" office:value-type="float" office:value="3600" calcext:value-type="float">
            <text:p>3600.000000</text:p>
          </table:table-cell>
          <table:table-cell table:style-name="ce10" table:formula="of:=IF(OR([.G44]=&quot;TO&quot;;[.G44]=&quot;MO&quot;); 3600; [.G4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4]=&quot;TO&quot;;[.I44]=&quot;MO&quot;); 3600; [.I44])" office:value-type="float" office:value="2028.209" calcext:value-type="float">
            <text:p>2028.209000</text:p>
          </table:table-cell>
          <table:table-cell table:style-name="ce10" table:formula="of:=IF(OR([.J44]=&quot;TO&quot;;[.J44]=&quot;MO&quot;); 3600; [.J44])" office:value-type="float" office:value="3600" calcext:value-type="float">
            <text:p>3600.000000</text:p>
          </table:table-cell>
          <table:table-cell table:style-name="ce10" table:formula="of:=IF(OR([.K44]=&quot;TO&quot;;[.K44]=&quot;MO&quot;); 3600; [.K44])" office:value-type="float" office:value="3600" calcext:value-type="float">
            <text:p>3600.000000</text:p>
          </table:table-cell>
          <table:table-cell table:style-name="ce10" table:formula="of:=IF(OR([.L44]=&quot;TO&quot;;[.L44]=&quot;MO&quot;); 3600; [.L44])" office:value-type="float" office:value="3600" calcext:value-type="float">
            <text:p>3600.000000</text:p>
          </table:table-cell>
          <table:table-cell table:style-name="ce10" table:formula="of:=IF(OR([.M44]=&quot;TO&quot;;[.M44]=&quot;MO&quot;); 3600; [.M44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HNG.matrix.85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524.082118638" calcext:value-type="float">
            <text:p>524.082118638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679" calcext:value-type="float">
            <text:p>0.679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5]=&quot;TO&quot;;[.B45]=&quot;MO&quot;); 0; 1)" office:value-type="float" office:value="0" calcext:value-type="float">
            <text:p>0</text:p>
          </table:table-cell>
          <table:table-cell table:style-name="ce7" table:formula="of:=IF(OR([.C45]=&quot;TO&quot;;[.C45]=&quot;MO&quot;); 0; 1)" office:value-type="float" office:value="1" calcext:value-type="float">
            <text:p>1</text:p>
          </table:table-cell>
          <table:table-cell table:style-name="ce7" table:formula="of:=IF(OR([.D45]=&quot;TO&quot;;[.D45]=&quot;MO&quot;); 0; 1)" office:value-type="float" office:value="0" calcext:value-type="float">
            <text:p>0</text:p>
          </table:table-cell>
          <table:table-cell table:style-name="ce7" table:formula="of:=IF(OR([.E45]=&quot;TO&quot;;[.E45]=&quot;MO&quot;); 0; 1)" office:value-type="float" office:value="0" calcext:value-type="float">
            <text:p>0</text:p>
          </table:table-cell>
          <table:table-cell table:style-name="ce7" table:formula="of:=IF(OR([.F45]=&quot;TO&quot;;[.F45]=&quot;MO&quot;); 0; 1)" office:value-type="float" office:value="0" calcext:value-type="float">
            <text:p>0</text:p>
          </table:table-cell>
          <table:table-cell table:style-name="ce7" table:formula="of:=IF(OR([.G45]=&quot;TO&quot;;[.G45]=&quot;MO&quot;); 0; 1)" office:value-type="float" office:value="0" calcext:value-type="float">
            <text:p>0</text:p>
          </table:table-cell>
          <table:table-cell/>
          <table:table-cell table:style-name="ce7" table:formula="of:=IF(OR([.I45]=&quot;TO&quot;;[.I45]=&quot;MO&quot;); 0; 1)" office:value-type="float" office:value="1" calcext:value-type="float">
            <text:p>1</text:p>
          </table:table-cell>
          <table:table-cell table:style-name="ce7" table:formula="of:=IF(OR([.J45]=&quot;TO&quot;;[.J45]=&quot;MO&quot;); 0; 1)" office:value-type="float" office:value="0" calcext:value-type="float">
            <text:p>0</text:p>
          </table:table-cell>
          <table:table-cell table:style-name="ce7" table:formula="of:=IF(OR([.K45]=&quot;TO&quot;;[.K45]=&quot;MO&quot;); 0; 1)" office:value-type="float" office:value="0" calcext:value-type="float">
            <text:p>0</text:p>
          </table:table-cell>
          <table:table-cell table:style-name="ce7" table:formula="of:=IF(OR([.L45]=&quot;TO&quot;;[.L45]=&quot;MO&quot;); 0; 1)" office:value-type="float" office:value="0" calcext:value-type="float">
            <text:p>0</text:p>
          </table:table-cell>
          <table:table-cell table:style-name="ce7" table:formula="of:=IF(OR([.M45]=&quot;TO&quot;;[.M4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5]=&quot;TO&quot;;[.B45]=&quot;MO&quot;); 3600; [.B45])" office:value-type="float" office:value="3600" calcext:value-type="float">
            <text:p>3600.000000</text:p>
          </table:table-cell>
          <table:table-cell table:style-name="ce10" table:formula="of:=IF(OR([.C45]=&quot;TO&quot;;[.C45]=&quot;MO&quot;); 3600; [.C45])" office:value-type="float" office:value="524.082118638" calcext:value-type="float">
            <text:p>524.082119</text:p>
          </table:table-cell>
          <table:table-cell table:style-name="ce10" table:formula="of:=IF(OR([.D45]=&quot;TO&quot;;[.D45]=&quot;MO&quot;); 3600; [.D45])" office:value-type="float" office:value="3600" calcext:value-type="float">
            <text:p>3600.000000</text:p>
          </table:table-cell>
          <table:table-cell table:style-name="ce10" table:formula="of:=IF(OR([.E45]=&quot;TO&quot;;[.E45]=&quot;MO&quot;); 3600; [.E45])" office:value-type="float" office:value="3600" calcext:value-type="float">
            <text:p>3600.000000</text:p>
          </table:table-cell>
          <table:table-cell table:style-name="ce10" table:formula="of:=IF(OR([.F45]=&quot;TO&quot;;[.F45]=&quot;MO&quot;); 3600; [.F45])" office:value-type="float" office:value="3600" calcext:value-type="float">
            <text:p>3600.000000</text:p>
          </table:table-cell>
          <table:table-cell table:style-name="ce10" table:formula="of:=IF(OR([.G45]=&quot;TO&quot;;[.G45]=&quot;MO&quot;); 3600; [.G4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5]=&quot;TO&quot;;[.I45]=&quot;MO&quot;); 3600; [.I45])" office:value-type="float" office:value="0.679" calcext:value-type="float">
            <text:p>0.679000</text:p>
          </table:table-cell>
          <table:table-cell table:style-name="ce10" table:formula="of:=IF(OR([.J45]=&quot;TO&quot;;[.J45]=&quot;MO&quot;); 3600; [.J45])" office:value-type="float" office:value="3600" calcext:value-type="float">
            <text:p>3600.000000</text:p>
          </table:table-cell>
          <table:table-cell table:style-name="ce10" table:formula="of:=IF(OR([.K45]=&quot;TO&quot;;[.K45]=&quot;MO&quot;); 3600; [.K45])" office:value-type="float" office:value="3600" calcext:value-type="float">
            <text:p>3600.000000</text:p>
          </table:table-cell>
          <table:table-cell table:style-name="ce10" table:formula="of:=IF(OR([.L45]=&quot;TO&quot;;[.L45]=&quot;MO&quot;); 3600; [.L45])" office:value-type="float" office:value="3600" calcext:value-type="float">
            <text:p>3600.000000</text:p>
          </table:table-cell>
          <table:table-cell table:style-name="ce10" table:formula="of:=IF(OR([.M45]=&quot;TO&quot;;[.M45]=&quot;MO&quot;); 3600; [.M45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L63.matrix.83p.17aa.usingEref_self_digit2</text:p>
          </table:table-cell>
          <table:table-cell table:style-name="ce4" office:value-type="float" office:value="217.12339" calcext:value-type="float">
            <text:p>217.12339</text:p>
          </table:table-cell>
          <table:table-cell office:value-type="float" office:value="5.653499621" calcext:value-type="float">
            <text:p>5.65349962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670.38135099411" calcext:value-type="float">
            <text:p>670.38135099411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201" calcext:value-type="float">
            <text:p>0.201</text:p>
          </table:table-cell>
          <table:table-cell office:value-type="string" calcext:value-type="string">
            <text:p>TO</text:p>
          </table:table-cell>
          <table:table-cell office:value-type="float" office:value="774.798" calcext:value-type="float">
            <text:p>774.798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6]=&quot;TO&quot;;[.B46]=&quot;MO&quot;); 0; 1)" office:value-type="float" office:value="1" calcext:value-type="float">
            <text:p>1</text:p>
          </table:table-cell>
          <table:table-cell table:style-name="ce7" table:formula="of:=IF(OR([.C46]=&quot;TO&quot;;[.C46]=&quot;MO&quot;); 0; 1)" office:value-type="float" office:value="1" calcext:value-type="float">
            <text:p>1</text:p>
          </table:table-cell>
          <table:table-cell table:style-name="ce7" table:formula="of:=IF(OR([.D46]=&quot;TO&quot;;[.D46]=&quot;MO&quot;); 0; 1)" office:value-type="float" office:value="0" calcext:value-type="float">
            <text:p>0</text:p>
          </table:table-cell>
          <table:table-cell table:style-name="ce7" table:formula="of:=IF(OR([.E46]=&quot;TO&quot;;[.E46]=&quot;MO&quot;); 0; 1)" office:value-type="float" office:value="0" calcext:value-type="float">
            <text:p>0</text:p>
          </table:table-cell>
          <table:table-cell table:style-name="ce7" table:formula="of:=IF(OR([.F46]=&quot;TO&quot;;[.F46]=&quot;MO&quot;); 0; 1)" office:value-type="float" office:value="1" calcext:value-type="float">
            <text:p>1</text:p>
          </table:table-cell>
          <table:table-cell table:style-name="ce7" table:formula="of:=IF(OR([.G46]=&quot;TO&quot;;[.G46]=&quot;MO&quot;); 0; 1)" office:value-type="float" office:value="0" calcext:value-type="float">
            <text:p>0</text:p>
          </table:table-cell>
          <table:table-cell/>
          <table:table-cell table:style-name="ce7" table:formula="of:=IF(OR([.I46]=&quot;TO&quot;;[.I46]=&quot;MO&quot;); 0; 1)" office:value-type="float" office:value="1" calcext:value-type="float">
            <text:p>1</text:p>
          </table:table-cell>
          <table:table-cell table:style-name="ce7" table:formula="of:=IF(OR([.J46]=&quot;TO&quot;;[.J46]=&quot;MO&quot;); 0; 1)" office:value-type="float" office:value="0" calcext:value-type="float">
            <text:p>0</text:p>
          </table:table-cell>
          <table:table-cell table:style-name="ce7" table:formula="of:=IF(OR([.K46]=&quot;TO&quot;;[.K46]=&quot;MO&quot;); 0; 1)" office:value-type="float" office:value="1" calcext:value-type="float">
            <text:p>1</text:p>
          </table:table-cell>
          <table:table-cell table:style-name="ce7" table:formula="of:=IF(OR([.L46]=&quot;TO&quot;;[.L46]=&quot;MO&quot;); 0; 1)" office:value-type="float" office:value="0" calcext:value-type="float">
            <text:p>0</text:p>
          </table:table-cell>
          <table:table-cell table:style-name="ce7" table:formula="of:=IF(OR([.M46]=&quot;TO&quot;;[.M4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6]=&quot;TO&quot;;[.B46]=&quot;MO&quot;); 3600; [.B46])" office:value-type="float" office:value="217.12339" calcext:value-type="float">
            <text:p>217.123390</text:p>
          </table:table-cell>
          <table:table-cell table:style-name="ce10" table:formula="of:=IF(OR([.C46]=&quot;TO&quot;;[.C46]=&quot;MO&quot;); 3600; [.C46])" office:value-type="float" office:value="5.653499621" calcext:value-type="float">
            <text:p>5.653500</text:p>
          </table:table-cell>
          <table:table-cell table:style-name="ce10" table:formula="of:=IF(OR([.D46]=&quot;TO&quot;;[.D46]=&quot;MO&quot;); 3600; [.D46])" office:value-type="float" office:value="3600" calcext:value-type="float">
            <text:p>3600.000000</text:p>
          </table:table-cell>
          <table:table-cell table:style-name="ce10" table:formula="of:=IF(OR([.E46]=&quot;TO&quot;;[.E46]=&quot;MO&quot;); 3600; [.E46])" office:value-type="float" office:value="3600" calcext:value-type="float">
            <text:p>3600.000000</text:p>
          </table:table-cell>
          <table:table-cell table:style-name="ce10" table:formula="of:=IF(OR([.F46]=&quot;TO&quot;;[.F46]=&quot;MO&quot;); 3600; [.F46])" office:value-type="float" office:value="670.38135099411" calcext:value-type="float">
            <text:p>670.381351</text:p>
          </table:table-cell>
          <table:table-cell table:style-name="ce10" table:formula="of:=IF(OR([.G46]=&quot;TO&quot;;[.G46]=&quot;MO&quot;); 3600; [.G4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6]=&quot;TO&quot;;[.I46]=&quot;MO&quot;); 3600; [.I46])" office:value-type="float" office:value="0.201" calcext:value-type="float">
            <text:p>0.201000</text:p>
          </table:table-cell>
          <table:table-cell table:style-name="ce10" table:formula="of:=IF(OR([.J46]=&quot;TO&quot;;[.J46]=&quot;MO&quot;); 3600; [.J46])" office:value-type="float" office:value="3600" calcext:value-type="float">
            <text:p>3600.000000</text:p>
          </table:table-cell>
          <table:table-cell table:style-name="ce10" table:formula="of:=IF(OR([.K46]=&quot;TO&quot;;[.K46]=&quot;MO&quot;); 3600; [.K46])" office:value-type="float" office:value="774.798" calcext:value-type="float">
            <text:p>774.798000</text:p>
          </table:table-cell>
          <table:table-cell table:style-name="ce10" table:formula="of:=IF(OR([.L46]=&quot;TO&quot;;[.L46]=&quot;MO&quot;); 3600; [.L46])" office:value-type="float" office:value="3600" calcext:value-type="float">
            <text:p>3600.000000</text:p>
          </table:table-cell>
          <table:table-cell table:style-name="ce10" table:formula="of:=IF(OR([.M46]=&quot;TO&quot;;[.M46]=&quot;MO&quot;); 3600; [.M46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LZ1.matrix.59p.9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0.57" calcext:value-type="float">
            <text:p>0.57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7]=&quot;TO&quot;;[.B47]=&quot;MO&quot;); 0; 1)" office:value-type="float" office:value="0" calcext:value-type="float">
            <text:p>0</text:p>
          </table:table-cell>
          <table:table-cell table:style-name="ce7" table:formula="of:=IF(OR([.C47]=&quot;TO&quot;;[.C47]=&quot;MO&quot;); 0; 1)" office:value-type="float" office:value="0" calcext:value-type="float">
            <text:p>0</text:p>
          </table:table-cell>
          <table:table-cell table:style-name="ce7" table:formula="of:=IF(OR([.D47]=&quot;TO&quot;;[.D47]=&quot;MO&quot;); 0; 1)" office:value-type="float" office:value="0" calcext:value-type="float">
            <text:p>0</text:p>
          </table:table-cell>
          <table:table-cell table:style-name="ce7" table:formula="of:=IF(OR([.E47]=&quot;TO&quot;;[.E47]=&quot;MO&quot;); 0; 1)" office:value-type="float" office:value="0" calcext:value-type="float">
            <text:p>0</text:p>
          </table:table-cell>
          <table:table-cell table:style-name="ce7" table:formula="of:=IF(OR([.F47]=&quot;TO&quot;;[.F47]=&quot;MO&quot;); 0; 1)" office:value-type="float" office:value="0" calcext:value-type="float">
            <text:p>0</text:p>
          </table:table-cell>
          <table:table-cell table:style-name="ce7" table:formula="of:=IF(OR([.G47]=&quot;TO&quot;;[.G47]=&quot;MO&quot;); 0; 1)" office:value-type="float" office:value="0" calcext:value-type="float">
            <text:p>0</text:p>
          </table:table-cell>
          <table:table-cell/>
          <table:table-cell table:style-name="ce7" table:formula="of:=IF(OR([.I47]=&quot;TO&quot;;[.I47]=&quot;MO&quot;); 0; 1)" office:value-type="float" office:value="1" calcext:value-type="float">
            <text:p>1</text:p>
          </table:table-cell>
          <table:table-cell table:style-name="ce7" table:formula="of:=IF(OR([.J47]=&quot;TO&quot;;[.J47]=&quot;MO&quot;); 0; 1)" office:value-type="float" office:value="0" calcext:value-type="float">
            <text:p>0</text:p>
          </table:table-cell>
          <table:table-cell table:style-name="ce7" table:formula="of:=IF(OR([.K47]=&quot;TO&quot;;[.K47]=&quot;MO&quot;); 0; 1)" office:value-type="float" office:value="0" calcext:value-type="float">
            <text:p>0</text:p>
          </table:table-cell>
          <table:table-cell table:style-name="ce7" table:formula="of:=IF(OR([.L47]=&quot;TO&quot;;[.L47]=&quot;MO&quot;); 0; 1)" office:value-type="float" office:value="0" calcext:value-type="float">
            <text:p>0</text:p>
          </table:table-cell>
          <table:table-cell table:style-name="ce7" table:formula="of:=IF(OR([.M47]=&quot;TO&quot;;[.M4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7]=&quot;TO&quot;;[.B47]=&quot;MO&quot;); 3600; [.B47])" office:value-type="float" office:value="3600" calcext:value-type="float">
            <text:p>3600.000000</text:p>
          </table:table-cell>
          <table:table-cell table:style-name="ce10" table:formula="of:=IF(OR([.C47]=&quot;TO&quot;;[.C47]=&quot;MO&quot;); 3600; [.C47])" office:value-type="float" office:value="3600" calcext:value-type="float">
            <text:p>3600.000000</text:p>
          </table:table-cell>
          <table:table-cell table:style-name="ce10" table:formula="of:=IF(OR([.D47]=&quot;TO&quot;;[.D47]=&quot;MO&quot;); 3600; [.D47])" office:value-type="float" office:value="3600" calcext:value-type="float">
            <text:p>3600.000000</text:p>
          </table:table-cell>
          <table:table-cell table:style-name="ce10" table:formula="of:=IF(OR([.E47]=&quot;TO&quot;;[.E47]=&quot;MO&quot;); 3600; [.E47])" office:value-type="float" office:value="3600" calcext:value-type="float">
            <text:p>3600.000000</text:p>
          </table:table-cell>
          <table:table-cell table:style-name="ce10" table:formula="of:=IF(OR([.F47]=&quot;TO&quot;;[.F47]=&quot;MO&quot;); 3600; [.F47])" office:value-type="float" office:value="3600" calcext:value-type="float">
            <text:p>3600.000000</text:p>
          </table:table-cell>
          <table:table-cell table:style-name="ce10" table:formula="of:=IF(OR([.G47]=&quot;TO&quot;;[.G47]=&quot;MO&quot;); 3600; [.G4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7]=&quot;TO&quot;;[.I47]=&quot;MO&quot;); 3600; [.I47])" office:value-type="float" office:value="0.57" calcext:value-type="float">
            <text:p>0.570000</text:p>
          </table:table-cell>
          <table:table-cell table:style-name="ce10" table:formula="of:=IF(OR([.J47]=&quot;TO&quot;;[.J47]=&quot;MO&quot;); 3600; [.J47])" office:value-type="float" office:value="3600" calcext:value-type="float">
            <text:p>3600.000000</text:p>
          </table:table-cell>
          <table:table-cell table:style-name="ce10" table:formula="of:=IF(OR([.K47]=&quot;TO&quot;;[.K47]=&quot;MO&quot;); 3600; [.K47])" office:value-type="float" office:value="3600" calcext:value-type="float">
            <text:p>3600.000000</text:p>
          </table:table-cell>
          <table:table-cell table:style-name="ce10" table:formula="of:=IF(OR([.L47]=&quot;TO&quot;;[.L47]=&quot;MO&quot;); 3600; [.L47])" office:value-type="float" office:value="3600" calcext:value-type="float">
            <text:p>3600.000000</text:p>
          </table:table-cell>
          <table:table-cell table:style-name="ce10" table:formula="of:=IF(OR([.M47]=&quot;TO&quot;;[.M47]=&quot;MO&quot;); 3600; [.M47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MJC.matrix.28p.17aa.usingEref_self_digit2</text:p>
          </table:table-cell>
          <table:table-cell table:style-name="ce4" office:value-type="float" office:value="0.059754" calcext:value-type="float">
            <text:p>0.059754</text:p>
          </table:table-cell>
          <table:table-cell office:value-type="float" office:value="0.026172609" calcext:value-type="float">
            <text:p>0.026172609</text:p>
          </table:table-cell>
          <table:table-cell office:value-type="float" office:value="0.066011428833008" calcext:value-type="float">
            <text:p>0.066011428833008</text:p>
          </table:table-cell>
          <table:table-cell office:value-type="float" office:value="0.355266094207764" calcext:value-type="float">
            <text:p>0.355266094207764</text:p>
          </table:table-cell>
          <table:table-cell office:value-type="float" office:value="0.06582522392273" calcext:value-type="float">
            <text:p>0.06582522392273</text:p>
          </table:table-cell>
          <table:table-cell office:value-type="float" office:value="0.36021876335144" calcext:value-type="float">
            <text:p>0.36021876335144</text:p>
          </table:table-cell>
          <table:table-cell/>
          <table:table-cell table:style-name="ce4" office:value-type="float" office:value="0.004" calcext:value-type="float">
            <text:p>0.004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10527" calcext:value-type="float">
            <text:p>0.010527</text:p>
          </table:table-cell>
          <table:table-cell office:value-type="float" office:value="0.010526" calcext:value-type="float">
            <text:p>0.010526</text:p>
          </table:table-cell>
          <table:table-cell table:style-name="ce53" office:value-type="float" office:value="0.010586" calcext:value-type="float">
            <text:p>0.010586</text:p>
          </table:table-cell>
          <table:table-cell table:style-name="ce7" table:number-columns-repeated="2"/>
          <table:table-cell table:style-name="ce7" table:formula="of:=IF(OR([.B48]=&quot;TO&quot;;[.B48]=&quot;MO&quot;); 0; 1)" office:value-type="float" office:value="1" calcext:value-type="float">
            <text:p>1</text:p>
          </table:table-cell>
          <table:table-cell table:style-name="ce7" table:formula="of:=IF(OR([.C48]=&quot;TO&quot;;[.C48]=&quot;MO&quot;); 0; 1)" office:value-type="float" office:value="1" calcext:value-type="float">
            <text:p>1</text:p>
          </table:table-cell>
          <table:table-cell table:style-name="ce7" table:formula="of:=IF(OR([.D48]=&quot;TO&quot;;[.D48]=&quot;MO&quot;); 0; 1)" office:value-type="float" office:value="1" calcext:value-type="float">
            <text:p>1</text:p>
          </table:table-cell>
          <table:table-cell table:style-name="ce7" table:formula="of:=IF(OR([.E48]=&quot;TO&quot;;[.E48]=&quot;MO&quot;); 0; 1)" office:value-type="float" office:value="1" calcext:value-type="float">
            <text:p>1</text:p>
          </table:table-cell>
          <table:table-cell table:style-name="ce7" table:formula="of:=IF(OR([.F48]=&quot;TO&quot;;[.F48]=&quot;MO&quot;); 0; 1)" office:value-type="float" office:value="1" calcext:value-type="float">
            <text:p>1</text:p>
          </table:table-cell>
          <table:table-cell table:style-name="ce7" table:formula="of:=IF(OR([.G48]=&quot;TO&quot;;[.G48]=&quot;MO&quot;); 0; 1)" office:value-type="float" office:value="1" calcext:value-type="float">
            <text:p>1</text:p>
          </table:table-cell>
          <table:table-cell/>
          <table:table-cell table:style-name="ce7" table:formula="of:=IF(OR([.I48]=&quot;TO&quot;;[.I48]=&quot;MO&quot;); 0; 1)" office:value-type="float" office:value="1" calcext:value-type="float">
            <text:p>1</text:p>
          </table:table-cell>
          <table:table-cell table:style-name="ce7" table:formula="of:=IF(OR([.J48]=&quot;TO&quot;;[.J48]=&quot;MO&quot;); 0; 1)" office:value-type="float" office:value="1" calcext:value-type="float">
            <text:p>1</text:p>
          </table:table-cell>
          <table:table-cell table:style-name="ce7" table:formula="of:=IF(OR([.K48]=&quot;TO&quot;;[.K48]=&quot;MO&quot;); 0; 1)" office:value-type="float" office:value="1" calcext:value-type="float">
            <text:p>1</text:p>
          </table:table-cell>
          <table:table-cell table:style-name="ce7" table:formula="of:=IF(OR([.L48]=&quot;TO&quot;;[.L48]=&quot;MO&quot;); 0; 1)" office:value-type="float" office:value="1" calcext:value-type="float">
            <text:p>1</text:p>
          </table:table-cell>
          <table:table-cell table:style-name="ce7" table:formula="of:=IF(OR([.M48]=&quot;TO&quot;;[.M48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48]=&quot;TO&quot;;[.B48]=&quot;MO&quot;); 3600; [.B48])" office:value-type="float" office:value="0.059754" calcext:value-type="float">
            <text:p>0.059754</text:p>
          </table:table-cell>
          <table:table-cell table:style-name="ce10" table:formula="of:=IF(OR([.C48]=&quot;TO&quot;;[.C48]=&quot;MO&quot;); 3600; [.C48])" office:value-type="float" office:value="0.026172609" calcext:value-type="float">
            <text:p>0.026173</text:p>
          </table:table-cell>
          <table:table-cell table:style-name="ce10" table:formula="of:=IF(OR([.D48]=&quot;TO&quot;;[.D48]=&quot;MO&quot;); 3600; [.D48])" office:value-type="float" office:value="0.066011428833008" calcext:value-type="float">
            <text:p>0.066011</text:p>
          </table:table-cell>
          <table:table-cell table:style-name="ce10" table:formula="of:=IF(OR([.E48]=&quot;TO&quot;;[.E48]=&quot;MO&quot;); 3600; [.E48])" office:value-type="float" office:value="0.355266094207764" calcext:value-type="float">
            <text:p>0.355266</text:p>
          </table:table-cell>
          <table:table-cell table:style-name="ce10" table:formula="of:=IF(OR([.F48]=&quot;TO&quot;;[.F48]=&quot;MO&quot;); 3600; [.F48])" office:value-type="float" office:value="0.06582522392273" calcext:value-type="float">
            <text:p>0.065825</text:p>
          </table:table-cell>
          <table:table-cell table:style-name="ce10" table:formula="of:=IF(OR([.G48]=&quot;TO&quot;;[.G48]=&quot;MO&quot;); 3600; [.G48])" office:value-type="float" office:value="0.36021876335144" calcext:value-type="float">
            <text:p>0.360219</text:p>
          </table:table-cell>
          <table:table-cell table:style-name="ce10"/>
          <table:table-cell table:style-name="ce10" table:formula="of:=IF(OR([.I48]=&quot;TO&quot;;[.I48]=&quot;MO&quot;); 3600; [.I48])" office:value-type="float" office:value="0.004" calcext:value-type="float">
            <text:p>0.004000</text:p>
          </table:table-cell>
          <table:table-cell table:style-name="ce10" table:formula="of:=IF(OR([.J48]=&quot;TO&quot;;[.J48]=&quot;MO&quot;); 3600; [.J48])" office:value-type="float" office:value="0.02698" calcext:value-type="float">
            <text:p>0.026980</text:p>
          </table:table-cell>
          <table:table-cell table:style-name="ce10" table:formula="of:=IF(OR([.K48]=&quot;TO&quot;;[.K48]=&quot;MO&quot;); 3600; [.K48])" office:value-type="float" office:value="0.010527" calcext:value-type="float">
            <text:p>0.010527</text:p>
          </table:table-cell>
          <table:table-cell table:style-name="ce10" table:formula="of:=IF(OR([.L48]=&quot;TO&quot;;[.L48]=&quot;MO&quot;); 3600; [.L48])" office:value-type="float" office:value="0.010526" calcext:value-type="float">
            <text:p>0.010526</text:p>
          </table:table-cell>
          <table:table-cell table:style-name="ce10" table:formula="of:=IF(OR([.M48]=&quot;TO&quot;;[.M48]=&quot;MO&quot;); 3600; [.M48])" office:value-type="float" office:value="0.010586" calcext:value-type="float">
            <text:p>0.010586</text:p>
          </table:table-cell>
        </table:table-row>
        <table:table-row table:style-name="ro1">
          <table:table-cell table:style-name="ce3" office:value-type="string" calcext:value-type="string">
            <text:p>AIJ14L-1NXB.matrix.34p.9aa.usingEref_self_digit2</text:p>
          </table:table-cell>
          <table:table-cell table:style-name="ce4" office:value-type="float" office:value="0.052955" calcext:value-type="float">
            <text:p>0.052955</text:p>
          </table:table-cell>
          <table:table-cell office:value-type="float" office:value="0.039458858" calcext:value-type="float">
            <text:p>0.039458858</text:p>
          </table:table-cell>
          <table:table-cell office:value-type="float" office:value="0.072890043258667" calcext:value-type="float">
            <text:p>0.072890043258667</text:p>
          </table:table-cell>
          <table:table-cell office:value-type="float" office:value="0.513386487960815" calcext:value-type="float">
            <text:p>0.513386487960815</text:p>
          </table:table-cell>
          <table:table-cell office:value-type="float" office:value="0.072497129440308" calcext:value-type="float">
            <text:p>0.072497129440308</text:p>
          </table:table-cell>
          <table:table-cell office:value-type="float" office:value="0.535326480865479" calcext:value-type="float">
            <text:p>0.535326480865479</text:p>
          </table:table-cell>
          <table:table-cell/>
          <table:table-cell table:style-name="ce4" office:value-type="float" office:value="0.011" calcext:value-type="float">
            <text:p>0.011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0.015069" calcext:value-type="float">
            <text:p>0.015069</text:p>
          </table:table-cell>
          <table:table-cell table:style-name="ce53" office:value-type="float" office:value="0.015085" calcext:value-type="float">
            <text:p>0.015085</text:p>
          </table:table-cell>
          <table:table-cell table:style-name="ce7" table:number-columns-repeated="2"/>
          <table:table-cell table:style-name="ce7" table:formula="of:=IF(OR([.B49]=&quot;TO&quot;;[.B49]=&quot;MO&quot;); 0; 1)" office:value-type="float" office:value="1" calcext:value-type="float">
            <text:p>1</text:p>
          </table:table-cell>
          <table:table-cell table:style-name="ce7" table:formula="of:=IF(OR([.C49]=&quot;TO&quot;;[.C49]=&quot;MO&quot;); 0; 1)" office:value-type="float" office:value="1" calcext:value-type="float">
            <text:p>1</text:p>
          </table:table-cell>
          <table:table-cell table:style-name="ce7" table:formula="of:=IF(OR([.D49]=&quot;TO&quot;;[.D49]=&quot;MO&quot;); 0; 1)" office:value-type="float" office:value="1" calcext:value-type="float">
            <text:p>1</text:p>
          </table:table-cell>
          <table:table-cell table:style-name="ce7" table:formula="of:=IF(OR([.E49]=&quot;TO&quot;;[.E49]=&quot;MO&quot;); 0; 1)" office:value-type="float" office:value="1" calcext:value-type="float">
            <text:p>1</text:p>
          </table:table-cell>
          <table:table-cell table:style-name="ce7" table:formula="of:=IF(OR([.F49]=&quot;TO&quot;;[.F49]=&quot;MO&quot;); 0; 1)" office:value-type="float" office:value="1" calcext:value-type="float">
            <text:p>1</text:p>
          </table:table-cell>
          <table:table-cell table:style-name="ce7" table:formula="of:=IF(OR([.G49]=&quot;TO&quot;;[.G49]=&quot;MO&quot;); 0; 1)" office:value-type="float" office:value="1" calcext:value-type="float">
            <text:p>1</text:p>
          </table:table-cell>
          <table:table-cell/>
          <table:table-cell table:style-name="ce7" table:formula="of:=IF(OR([.I49]=&quot;TO&quot;;[.I49]=&quot;MO&quot;); 0; 1)" office:value-type="float" office:value="1" calcext:value-type="float">
            <text:p>1</text:p>
          </table:table-cell>
          <table:table-cell table:style-name="ce7" table:formula="of:=IF(OR([.J49]=&quot;TO&quot;;[.J49]=&quot;MO&quot;); 0; 1)" office:value-type="float" office:value="1" calcext:value-type="float">
            <text:p>1</text:p>
          </table:table-cell>
          <table:table-cell table:style-name="ce7" table:formula="of:=IF(OR([.K49]=&quot;TO&quot;;[.K49]=&quot;MO&quot;); 0; 1)" office:value-type="float" office:value="1" calcext:value-type="float">
            <text:p>1</text:p>
          </table:table-cell>
          <table:table-cell table:style-name="ce7" table:formula="of:=IF(OR([.L49]=&quot;TO&quot;;[.L49]=&quot;MO&quot;); 0; 1)" office:value-type="float" office:value="1" calcext:value-type="float">
            <text:p>1</text:p>
          </table:table-cell>
          <table:table-cell table:style-name="ce7" table:formula="of:=IF(OR([.M49]=&quot;TO&quot;;[.M49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49]=&quot;TO&quot;;[.B49]=&quot;MO&quot;); 3600; [.B49])" office:value-type="float" office:value="0.052955" calcext:value-type="float">
            <text:p>0.052955</text:p>
          </table:table-cell>
          <table:table-cell table:style-name="ce10" table:formula="of:=IF(OR([.C49]=&quot;TO&quot;;[.C49]=&quot;MO&quot;); 3600; [.C49])" office:value-type="float" office:value="0.039458858" calcext:value-type="float">
            <text:p>0.039459</text:p>
          </table:table-cell>
          <table:table-cell table:style-name="ce10" table:formula="of:=IF(OR([.D49]=&quot;TO&quot;;[.D49]=&quot;MO&quot;); 3600; [.D49])" office:value-type="float" office:value="0.072890043258667" calcext:value-type="float">
            <text:p>0.072890</text:p>
          </table:table-cell>
          <table:table-cell table:style-name="ce10" table:formula="of:=IF(OR([.E49]=&quot;TO&quot;;[.E49]=&quot;MO&quot;); 3600; [.E49])" office:value-type="float" office:value="0.513386487960815" calcext:value-type="float">
            <text:p>0.513386</text:p>
          </table:table-cell>
          <table:table-cell table:style-name="ce10" table:formula="of:=IF(OR([.F49]=&quot;TO&quot;;[.F49]=&quot;MO&quot;); 3600; [.F49])" office:value-type="float" office:value="0.072497129440308" calcext:value-type="float">
            <text:p>0.072497</text:p>
          </table:table-cell>
          <table:table-cell table:style-name="ce10" table:formula="of:=IF(OR([.G49]=&quot;TO&quot;;[.G49]=&quot;MO&quot;); 3600; [.G49])" office:value-type="float" office:value="0.535326480865479" calcext:value-type="float">
            <text:p>0.535326</text:p>
          </table:table-cell>
          <table:table-cell table:style-name="ce10"/>
          <table:table-cell table:style-name="ce10" table:formula="of:=IF(OR([.I49]=&quot;TO&quot;;[.I49]=&quot;MO&quot;); 3600; [.I49])" office:value-type="float" office:value="0.011" calcext:value-type="float">
            <text:p>0.011000</text:p>
          </table:table-cell>
          <table:table-cell table:style-name="ce10" table:formula="of:=IF(OR([.J49]=&quot;TO&quot;;[.J49]=&quot;MO&quot;); 3600; [.J49])" office:value-type="float" office:value="0.013663" calcext:value-type="float">
            <text:p>0.013663</text:p>
          </table:table-cell>
          <table:table-cell table:style-name="ce10" table:formula="of:=IF(OR([.K49]=&quot;TO&quot;;[.K49]=&quot;MO&quot;); 3600; [.K49])" office:value-type="float" office:value="0.014904" calcext:value-type="float">
            <text:p>0.014904</text:p>
          </table:table-cell>
          <table:table-cell table:style-name="ce10" table:formula="of:=IF(OR([.L49]=&quot;TO&quot;;[.L49]=&quot;MO&quot;); 3600; [.L49])" office:value-type="float" office:value="0.015069" calcext:value-type="float">
            <text:p>0.015069</text:p>
          </table:table-cell>
          <table:table-cell table:style-name="ce10" table:formula="of:=IF(OR([.M49]=&quot;TO&quot;;[.M49]=&quot;MO&quot;); 3600; [.M49])" office:value-type="float" office:value="0.015085" calcext:value-type="float">
            <text:p>0.015085</text:p>
          </table:table-cell>
        </table:table-row>
        <table:table-row table:style-name="ro1">
          <table:table-cell table:style-name="ce3" office:value-type="string" calcext:value-type="string">
            <text:p>AIJ14L-1PGB.matrix.31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0]=&quot;TO&quot;;[.B50]=&quot;MO&quot;); 0; 1)" office:value-type="float" office:value="0" calcext:value-type="float">
            <text:p>0</text:p>
          </table:table-cell>
          <table:table-cell table:style-name="ce7" table:formula="of:=IF(OR([.C50]=&quot;TO&quot;;[.C50]=&quot;MO&quot;); 0; 1)" office:value-type="float" office:value="0" calcext:value-type="float">
            <text:p>0</text:p>
          </table:table-cell>
          <table:table-cell table:style-name="ce7" table:formula="of:=IF(OR([.D50]=&quot;TO&quot;;[.D50]=&quot;MO&quot;); 0; 1)" office:value-type="float" office:value="0" calcext:value-type="float">
            <text:p>0</text:p>
          </table:table-cell>
          <table:table-cell table:style-name="ce7" table:formula="of:=IF(OR([.E50]=&quot;TO&quot;;[.E50]=&quot;MO&quot;); 0; 1)" office:value-type="float" office:value="0" calcext:value-type="float">
            <text:p>0</text:p>
          </table:table-cell>
          <table:table-cell table:style-name="ce7" table:formula="of:=IF(OR([.F50]=&quot;TO&quot;;[.F50]=&quot;MO&quot;); 0; 1)" office:value-type="float" office:value="0" calcext:value-type="float">
            <text:p>0</text:p>
          </table:table-cell>
          <table:table-cell table:style-name="ce7" table:formula="of:=IF(OR([.G50]=&quot;TO&quot;;[.G50]=&quot;MO&quot;); 0; 1)" office:value-type="float" office:value="0" calcext:value-type="float">
            <text:p>0</text:p>
          </table:table-cell>
          <table:table-cell/>
          <table:table-cell table:style-name="ce7" table:formula="of:=IF(OR([.I50]=&quot;TO&quot;;[.I50]=&quot;MO&quot;); 0; 1)" office:value-type="float" office:value="0" calcext:value-type="float">
            <text:p>0</text:p>
          </table:table-cell>
          <table:table-cell table:style-name="ce7" table:formula="of:=IF(OR([.J50]=&quot;TO&quot;;[.J50]=&quot;MO&quot;); 0; 1)" office:value-type="float" office:value="0" calcext:value-type="float">
            <text:p>0</text:p>
          </table:table-cell>
          <table:table-cell table:style-name="ce7" table:formula="of:=IF(OR([.K50]=&quot;TO&quot;;[.K50]=&quot;MO&quot;); 0; 1)" office:value-type="float" office:value="0" calcext:value-type="float">
            <text:p>0</text:p>
          </table:table-cell>
          <table:table-cell table:style-name="ce7" table:formula="of:=IF(OR([.L50]=&quot;TO&quot;;[.L50]=&quot;MO&quot;); 0; 1)" office:value-type="float" office:value="0" calcext:value-type="float">
            <text:p>0</text:p>
          </table:table-cell>
          <table:table-cell table:style-name="ce7" table:formula="of:=IF(OR([.M50]=&quot;TO&quot;;[.M5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0]=&quot;TO&quot;;[.B50]=&quot;MO&quot;); 3600; [.B50])" office:value-type="float" office:value="3600" calcext:value-type="float">
            <text:p>3600.000000</text:p>
          </table:table-cell>
          <table:table-cell table:style-name="ce10" table:formula="of:=IF(OR([.C50]=&quot;TO&quot;;[.C50]=&quot;MO&quot;); 3600; [.C50])" office:value-type="float" office:value="3600" calcext:value-type="float">
            <text:p>3600.000000</text:p>
          </table:table-cell>
          <table:table-cell table:style-name="ce10" table:formula="of:=IF(OR([.D50]=&quot;TO&quot;;[.D50]=&quot;MO&quot;); 3600; [.D50])" office:value-type="float" office:value="3600" calcext:value-type="float">
            <text:p>3600.000000</text:p>
          </table:table-cell>
          <table:table-cell table:style-name="ce10" table:formula="of:=IF(OR([.E50]=&quot;TO&quot;;[.E50]=&quot;MO&quot;); 3600; [.E50])" office:value-type="float" office:value="3600" calcext:value-type="float">
            <text:p>3600.000000</text:p>
          </table:table-cell>
          <table:table-cell table:style-name="ce10" table:formula="of:=IF(OR([.F50]=&quot;TO&quot;;[.F50]=&quot;MO&quot;); 3600; [.F50])" office:value-type="float" office:value="3600" calcext:value-type="float">
            <text:p>3600.000000</text:p>
          </table:table-cell>
          <table:table-cell table:style-name="ce10" table:formula="of:=IF(OR([.G50]=&quot;TO&quot;;[.G50]=&quot;MO&quot;); 3600; [.G5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0]=&quot;TO&quot;;[.I50]=&quot;MO&quot;); 3600; [.I50])" office:value-type="float" office:value="3600" calcext:value-type="float">
            <text:p>3600.000000</text:p>
          </table:table-cell>
          <table:table-cell table:style-name="ce10" table:formula="of:=IF(OR([.J50]=&quot;TO&quot;;[.J50]=&quot;MO&quot;); 3600; [.J50])" office:value-type="float" office:value="3600" calcext:value-type="float">
            <text:p>3600.000000</text:p>
          </table:table-cell>
          <table:table-cell table:style-name="ce10" table:formula="of:=IF(OR([.K50]=&quot;TO&quot;;[.K50]=&quot;MO&quot;); 3600; [.K50])" office:value-type="float" office:value="3600" calcext:value-type="float">
            <text:p>3600.000000</text:p>
          </table:table-cell>
          <table:table-cell table:style-name="ce10" table:formula="of:=IF(OR([.L50]=&quot;TO&quot;;[.L50]=&quot;MO&quot;); 3600; [.L50])" office:value-type="float" office:value="3600" calcext:value-type="float">
            <text:p>3600.000000</text:p>
          </table:table-cell>
          <table:table-cell table:style-name="ce10" table:formula="of:=IF(OR([.M50]=&quot;TO&quot;;[.M50]=&quot;MO&quot;); 3600; [.M50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PIN.matrix.28p.20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968" calcext:value-type="float">
            <text:p>0.96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1]=&quot;TO&quot;;[.B51]=&quot;MO&quot;); 0; 1)" office:value-type="float" office:value="0" calcext:value-type="float">
            <text:p>0</text:p>
          </table:table-cell>
          <table:table-cell table:style-name="ce7" table:formula="of:=IF(OR([.C51]=&quot;TO&quot;;[.C51]=&quot;MO&quot;); 0; 1)" office:value-type="float" office:value="0" calcext:value-type="float">
            <text:p>0</text:p>
          </table:table-cell>
          <table:table-cell table:style-name="ce7" table:formula="of:=IF(OR([.D51]=&quot;TO&quot;;[.D51]=&quot;MO&quot;); 0; 1)" office:value-type="float" office:value="0" calcext:value-type="float">
            <text:p>0</text:p>
          </table:table-cell>
          <table:table-cell table:style-name="ce7" table:formula="of:=IF(OR([.E51]=&quot;TO&quot;;[.E51]=&quot;MO&quot;); 0; 1)" office:value-type="float" office:value="0" calcext:value-type="float">
            <text:p>0</text:p>
          </table:table-cell>
          <table:table-cell table:style-name="ce7" table:formula="of:=IF(OR([.F51]=&quot;TO&quot;;[.F51]=&quot;MO&quot;); 0; 1)" office:value-type="float" office:value="0" calcext:value-type="float">
            <text:p>0</text:p>
          </table:table-cell>
          <table:table-cell table:style-name="ce7" table:formula="of:=IF(OR([.G51]=&quot;TO&quot;;[.G51]=&quot;MO&quot;); 0; 1)" office:value-type="float" office:value="0" calcext:value-type="float">
            <text:p>0</text:p>
          </table:table-cell>
          <table:table-cell/>
          <table:table-cell table:style-name="ce7" table:formula="of:=IF(OR([.I51]=&quot;TO&quot;;[.I51]=&quot;MO&quot;); 0; 1)" office:value-type="float" office:value="1" calcext:value-type="float">
            <text:p>1</text:p>
          </table:table-cell>
          <table:table-cell table:style-name="ce7" table:formula="of:=IF(OR([.J51]=&quot;TO&quot;;[.J51]=&quot;MO&quot;); 0; 1)" office:value-type="float" office:value="0" calcext:value-type="float">
            <text:p>0</text:p>
          </table:table-cell>
          <table:table-cell table:style-name="ce7" table:formula="of:=IF(OR([.K51]=&quot;TO&quot;;[.K51]=&quot;MO&quot;); 0; 1)" office:value-type="float" office:value="0" calcext:value-type="float">
            <text:p>0</text:p>
          </table:table-cell>
          <table:table-cell table:style-name="ce7" table:formula="of:=IF(OR([.L51]=&quot;TO&quot;;[.L51]=&quot;MO&quot;); 0; 1)" office:value-type="float" office:value="0" calcext:value-type="float">
            <text:p>0</text:p>
          </table:table-cell>
          <table:table-cell table:style-name="ce7" table:formula="of:=IF(OR([.M51]=&quot;TO&quot;;[.M5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1]=&quot;TO&quot;;[.B51]=&quot;MO&quot;); 3600; [.B51])" office:value-type="float" office:value="3600" calcext:value-type="float">
            <text:p>3600.000000</text:p>
          </table:table-cell>
          <table:table-cell table:style-name="ce10" table:formula="of:=IF(OR([.C51]=&quot;TO&quot;;[.C51]=&quot;MO&quot;); 3600; [.C51])" office:value-type="float" office:value="3600" calcext:value-type="float">
            <text:p>3600.000000</text:p>
          </table:table-cell>
          <table:table-cell table:style-name="ce10" table:formula="of:=IF(OR([.D51]=&quot;TO&quot;;[.D51]=&quot;MO&quot;); 3600; [.D51])" office:value-type="float" office:value="3600" calcext:value-type="float">
            <text:p>3600.000000</text:p>
          </table:table-cell>
          <table:table-cell table:style-name="ce10" table:formula="of:=IF(OR([.E51]=&quot;TO&quot;;[.E51]=&quot;MO&quot;); 3600; [.E51])" office:value-type="float" office:value="3600" calcext:value-type="float">
            <text:p>3600.000000</text:p>
          </table:table-cell>
          <table:table-cell table:style-name="ce10" table:formula="of:=IF(OR([.F51]=&quot;TO&quot;;[.F51]=&quot;MO&quot;); 3600; [.F51])" office:value-type="float" office:value="3600" calcext:value-type="float">
            <text:p>3600.000000</text:p>
          </table:table-cell>
          <table:table-cell table:style-name="ce10" table:formula="of:=IF(OR([.G51]=&quot;TO&quot;;[.G51]=&quot;MO&quot;); 3600; [.G5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1]=&quot;TO&quot;;[.I51]=&quot;MO&quot;); 3600; [.I51])" office:value-type="float" office:value="0.968" calcext:value-type="float">
            <text:p>0.968000</text:p>
          </table:table-cell>
          <table:table-cell table:style-name="ce10" table:formula="of:=IF(OR([.J51]=&quot;TO&quot;;[.J51]=&quot;MO&quot;); 3600; [.J51])" office:value-type="float" office:value="3600" calcext:value-type="float">
            <text:p>3600.000000</text:p>
          </table:table-cell>
          <table:table-cell table:style-name="ce10" table:formula="of:=IF(OR([.K51]=&quot;TO&quot;;[.K51]=&quot;MO&quot;); 3600; [.K51])" office:value-type="float" office:value="3600" calcext:value-type="float">
            <text:p>3600.000000</text:p>
          </table:table-cell>
          <table:table-cell table:style-name="ce10" table:formula="of:=IF(OR([.L51]=&quot;TO&quot;;[.L51]=&quot;MO&quot;); 3600; [.L51])" office:value-type="float" office:value="3600" calcext:value-type="float">
            <text:p>3600.000000</text:p>
          </table:table-cell>
          <table:table-cell table:style-name="ce10" table:formula="of:=IF(OR([.M51]=&quot;TO&quot;;[.M51]=&quot;MO&quot;); 3600; [.M51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POH.matrix.46p.17aa.usingEref_self_digit2</text:p>
          </table:table-cell>
          <table:table-cell table:style-name="ce4" office:value-type="float" office:value="1.045025" calcext:value-type="float">
            <text:p>1.045025</text:p>
          </table:table-cell>
          <table:table-cell office:value-type="float" office:value="0.140710592" calcext:value-type="float">
            <text:p>0.140710592</text:p>
          </table:table-cell>
          <table:table-cell office:value-type="float" office:value="0.322800636291504" calcext:value-type="float">
            <text:p>0.322800636291504</text:p>
          </table:table-cell>
          <table:table-cell office:value-type="float" office:value="10.1306102275848" calcext:value-type="float">
            <text:p>10.1306102275848</text:p>
          </table:table-cell>
          <table:table-cell office:value-type="float" office:value="0.310336828231811" calcext:value-type="float">
            <text:p>0.310336828231811</text:p>
          </table:table-cell>
          <table:table-cell office:value-type="float" office:value="9.95119667053223" calcext:value-type="float">
            <text:p>9.95119667053223</text:p>
          </table:table-cell>
          <table:table-cell/>
          <table:table-cell table:style-name="ce4" office:value-type="float" office:value="0.027" calcext:value-type="float">
            <text:p>0.027</text:p>
          </table:table-cell>
          <table:table-cell office:value-type="float" office:value="1.30243" calcext:value-type="float">
            <text:p>1.30243</text:p>
          </table:table-cell>
          <table:table-cell office:value-type="float" office:value="0.717678" calcext:value-type="float">
            <text:p>0.717678</text:p>
          </table:table-cell>
          <table:table-cell office:value-type="float" office:value="9.92406" calcext:value-type="float">
            <text:p>9.92406</text:p>
          </table:table-cell>
          <table:table-cell table:style-name="ce53" office:value-type="float" office:value="1.14942" calcext:value-type="float">
            <text:p>1.14942</text:p>
          </table:table-cell>
          <table:table-cell table:style-name="ce7" table:number-columns-repeated="2"/>
          <table:table-cell table:style-name="ce7" table:formula="of:=IF(OR([.B52]=&quot;TO&quot;;[.B52]=&quot;MO&quot;); 0; 1)" office:value-type="float" office:value="1" calcext:value-type="float">
            <text:p>1</text:p>
          </table:table-cell>
          <table:table-cell table:style-name="ce7" table:formula="of:=IF(OR([.C52]=&quot;TO&quot;;[.C52]=&quot;MO&quot;); 0; 1)" office:value-type="float" office:value="1" calcext:value-type="float">
            <text:p>1</text:p>
          </table:table-cell>
          <table:table-cell table:style-name="ce7" table:formula="of:=IF(OR([.D52]=&quot;TO&quot;;[.D52]=&quot;MO&quot;); 0; 1)" office:value-type="float" office:value="1" calcext:value-type="float">
            <text:p>1</text:p>
          </table:table-cell>
          <table:table-cell table:style-name="ce7" table:formula="of:=IF(OR([.E52]=&quot;TO&quot;;[.E52]=&quot;MO&quot;); 0; 1)" office:value-type="float" office:value="1" calcext:value-type="float">
            <text:p>1</text:p>
          </table:table-cell>
          <table:table-cell table:style-name="ce7" table:formula="of:=IF(OR([.F52]=&quot;TO&quot;;[.F52]=&quot;MO&quot;); 0; 1)" office:value-type="float" office:value="1" calcext:value-type="float">
            <text:p>1</text:p>
          </table:table-cell>
          <table:table-cell table:style-name="ce7" table:formula="of:=IF(OR([.G52]=&quot;TO&quot;;[.G52]=&quot;MO&quot;); 0; 1)" office:value-type="float" office:value="1" calcext:value-type="float">
            <text:p>1</text:p>
          </table:table-cell>
          <table:table-cell/>
          <table:table-cell table:style-name="ce7" table:formula="of:=IF(OR([.I52]=&quot;TO&quot;;[.I52]=&quot;MO&quot;); 0; 1)" office:value-type="float" office:value="1" calcext:value-type="float">
            <text:p>1</text:p>
          </table:table-cell>
          <table:table-cell table:style-name="ce7" table:formula="of:=IF(OR([.J52]=&quot;TO&quot;;[.J52]=&quot;MO&quot;); 0; 1)" office:value-type="float" office:value="1" calcext:value-type="float">
            <text:p>1</text:p>
          </table:table-cell>
          <table:table-cell table:style-name="ce7" table:formula="of:=IF(OR([.K52]=&quot;TO&quot;;[.K52]=&quot;MO&quot;); 0; 1)" office:value-type="float" office:value="1" calcext:value-type="float">
            <text:p>1</text:p>
          </table:table-cell>
          <table:table-cell table:style-name="ce7" table:formula="of:=IF(OR([.L52]=&quot;TO&quot;;[.L52]=&quot;MO&quot;); 0; 1)" office:value-type="float" office:value="1" calcext:value-type="float">
            <text:p>1</text:p>
          </table:table-cell>
          <table:table-cell table:style-name="ce7" table:formula="of:=IF(OR([.M52]=&quot;TO&quot;;[.M52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52]=&quot;TO&quot;;[.B52]=&quot;MO&quot;); 3600; [.B52])" office:value-type="float" office:value="1.045025" calcext:value-type="float">
            <text:p>1.045025</text:p>
          </table:table-cell>
          <table:table-cell table:style-name="ce10" table:formula="of:=IF(OR([.C52]=&quot;TO&quot;;[.C52]=&quot;MO&quot;); 3600; [.C52])" office:value-type="float" office:value="0.140710592" calcext:value-type="float">
            <text:p>0.140711</text:p>
          </table:table-cell>
          <table:table-cell table:style-name="ce10" table:formula="of:=IF(OR([.D52]=&quot;TO&quot;;[.D52]=&quot;MO&quot;); 3600; [.D52])" office:value-type="float" office:value="0.322800636291504" calcext:value-type="float">
            <text:p>0.322801</text:p>
          </table:table-cell>
          <table:table-cell table:style-name="ce10" table:formula="of:=IF(OR([.E52]=&quot;TO&quot;;[.E52]=&quot;MO&quot;); 3600; [.E52])" office:value-type="float" office:value="10.1306102275848" calcext:value-type="float">
            <text:p>10.130610</text:p>
          </table:table-cell>
          <table:table-cell table:style-name="ce10" table:formula="of:=IF(OR([.F52]=&quot;TO&quot;;[.F52]=&quot;MO&quot;); 3600; [.F52])" office:value-type="float" office:value="0.310336828231811" calcext:value-type="float">
            <text:p>0.310337</text:p>
          </table:table-cell>
          <table:table-cell table:style-name="ce10" table:formula="of:=IF(OR([.G52]=&quot;TO&quot;;[.G52]=&quot;MO&quot;); 3600; [.G52])" office:value-type="float" office:value="9.95119667053223" calcext:value-type="float">
            <text:p>9.951197</text:p>
          </table:table-cell>
          <table:table-cell table:style-name="ce10"/>
          <table:table-cell table:style-name="ce10" table:formula="of:=IF(OR([.I52]=&quot;TO&quot;;[.I52]=&quot;MO&quot;); 3600; [.I52])" office:value-type="float" office:value="0.027" calcext:value-type="float">
            <text:p>0.027000</text:p>
          </table:table-cell>
          <table:table-cell table:style-name="ce10" table:formula="of:=IF(OR([.J52]=&quot;TO&quot;;[.J52]=&quot;MO&quot;); 3600; [.J52])" office:value-type="float" office:value="1.30243" calcext:value-type="float">
            <text:p>1.302430</text:p>
          </table:table-cell>
          <table:table-cell table:style-name="ce10" table:formula="of:=IF(OR([.K52]=&quot;TO&quot;;[.K52]=&quot;MO&quot;); 3600; [.K52])" office:value-type="float" office:value="0.717678" calcext:value-type="float">
            <text:p>0.717678</text:p>
          </table:table-cell>
          <table:table-cell table:style-name="ce10" table:formula="of:=IF(OR([.L52]=&quot;TO&quot;;[.L52]=&quot;MO&quot;); 3600; [.L52])" office:value-type="float" office:value="9.92406" calcext:value-type="float">
            <text:p>9.924060</text:p>
          </table:table-cell>
          <table:table-cell table:style-name="ce10" table:formula="of:=IF(OR([.M52]=&quot;TO&quot;;[.M52]=&quot;MO&quot;); 3600; [.M52])" office:value-type="float" office:value="1.14942" calcext:value-type="float">
            <text:p>1.149420</text:p>
          </table:table-cell>
        </table:table-row>
        <table:table-row table:style-name="ro1">
          <table:table-cell table:style-name="ce3" office:value-type="string" calcext:value-type="string">
            <text:p>AIJ14L-1RIS.matrix.56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110.358" calcext:value-type="float">
            <text:p>110.35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3]=&quot;TO&quot;;[.B53]=&quot;MO&quot;); 0; 1)" office:value-type="float" office:value="0" calcext:value-type="float">
            <text:p>0</text:p>
          </table:table-cell>
          <table:table-cell table:style-name="ce7" table:formula="of:=IF(OR([.C53]=&quot;TO&quot;;[.C53]=&quot;MO&quot;); 0; 1)" office:value-type="float" office:value="0" calcext:value-type="float">
            <text:p>0</text:p>
          </table:table-cell>
          <table:table-cell table:style-name="ce7" table:formula="of:=IF(OR([.D53]=&quot;TO&quot;;[.D53]=&quot;MO&quot;); 0; 1)" office:value-type="float" office:value="0" calcext:value-type="float">
            <text:p>0</text:p>
          </table:table-cell>
          <table:table-cell table:style-name="ce7" table:formula="of:=IF(OR([.E53]=&quot;TO&quot;;[.E53]=&quot;MO&quot;); 0; 1)" office:value-type="float" office:value="0" calcext:value-type="float">
            <text:p>0</text:p>
          </table:table-cell>
          <table:table-cell table:style-name="ce7" table:formula="of:=IF(OR([.F53]=&quot;TO&quot;;[.F53]=&quot;MO&quot;); 0; 1)" office:value-type="float" office:value="0" calcext:value-type="float">
            <text:p>0</text:p>
          </table:table-cell>
          <table:table-cell table:style-name="ce7" table:formula="of:=IF(OR([.G53]=&quot;TO&quot;;[.G53]=&quot;MO&quot;); 0; 1)" office:value-type="float" office:value="0" calcext:value-type="float">
            <text:p>0</text:p>
          </table:table-cell>
          <table:table-cell/>
          <table:table-cell table:style-name="ce7" table:formula="of:=IF(OR([.I53]=&quot;TO&quot;;[.I53]=&quot;MO&quot;); 0; 1)" office:value-type="float" office:value="1" calcext:value-type="float">
            <text:p>1</text:p>
          </table:table-cell>
          <table:table-cell table:style-name="ce7" table:formula="of:=IF(OR([.J53]=&quot;TO&quot;;[.J53]=&quot;MO&quot;); 0; 1)" office:value-type="float" office:value="0" calcext:value-type="float">
            <text:p>0</text:p>
          </table:table-cell>
          <table:table-cell table:style-name="ce7" table:formula="of:=IF(OR([.K53]=&quot;TO&quot;;[.K53]=&quot;MO&quot;); 0; 1)" office:value-type="float" office:value="0" calcext:value-type="float">
            <text:p>0</text:p>
          </table:table-cell>
          <table:table-cell table:style-name="ce7" table:formula="of:=IF(OR([.L53]=&quot;TO&quot;;[.L53]=&quot;MO&quot;); 0; 1)" office:value-type="float" office:value="0" calcext:value-type="float">
            <text:p>0</text:p>
          </table:table-cell>
          <table:table-cell table:style-name="ce7" table:formula="of:=IF(OR([.M53]=&quot;TO&quot;;[.M5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3]=&quot;TO&quot;;[.B53]=&quot;MO&quot;); 3600; [.B53])" office:value-type="float" office:value="3600" calcext:value-type="float">
            <text:p>3600.000000</text:p>
          </table:table-cell>
          <table:table-cell table:style-name="ce10" table:formula="of:=IF(OR([.C53]=&quot;TO&quot;;[.C53]=&quot;MO&quot;); 3600; [.C53])" office:value-type="float" office:value="3600" calcext:value-type="float">
            <text:p>3600.000000</text:p>
          </table:table-cell>
          <table:table-cell table:style-name="ce10" table:formula="of:=IF(OR([.D53]=&quot;TO&quot;;[.D53]=&quot;MO&quot;); 3600; [.D53])" office:value-type="float" office:value="3600" calcext:value-type="float">
            <text:p>3600.000000</text:p>
          </table:table-cell>
          <table:table-cell table:style-name="ce10" table:formula="of:=IF(OR([.E53]=&quot;TO&quot;;[.E53]=&quot;MO&quot;); 3600; [.E53])" office:value-type="float" office:value="3600" calcext:value-type="float">
            <text:p>3600.000000</text:p>
          </table:table-cell>
          <table:table-cell table:style-name="ce10" table:formula="of:=IF(OR([.F53]=&quot;TO&quot;;[.F53]=&quot;MO&quot;); 3600; [.F53])" office:value-type="float" office:value="3600" calcext:value-type="float">
            <text:p>3600.000000</text:p>
          </table:table-cell>
          <table:table-cell table:style-name="ce10" table:formula="of:=IF(OR([.G53]=&quot;TO&quot;;[.G53]=&quot;MO&quot;); 3600; [.G5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3]=&quot;TO&quot;;[.I53]=&quot;MO&quot;); 3600; [.I53])" office:value-type="float" office:value="110.358" calcext:value-type="float">
            <text:p>110.358000</text:p>
          </table:table-cell>
          <table:table-cell table:style-name="ce10" table:formula="of:=IF(OR([.J53]=&quot;TO&quot;;[.J53]=&quot;MO&quot;); 3600; [.J53])" office:value-type="float" office:value="3600" calcext:value-type="float">
            <text:p>3600.000000</text:p>
          </table:table-cell>
          <table:table-cell table:style-name="ce10" table:formula="of:=IF(OR([.K53]=&quot;TO&quot;;[.K53]=&quot;MO&quot;); 3600; [.K53])" office:value-type="float" office:value="3600" calcext:value-type="float">
            <text:p>3600.000000</text:p>
          </table:table-cell>
          <table:table-cell table:style-name="ce10" table:formula="of:=IF(OR([.L53]=&quot;TO&quot;;[.L53]=&quot;MO&quot;); 3600; [.L53])" office:value-type="float" office:value="3600" calcext:value-type="float">
            <text:p>3600.000000</text:p>
          </table:table-cell>
          <table:table-cell table:style-name="ce10" table:formula="of:=IF(OR([.M53]=&quot;TO&quot;;[.M53]=&quot;MO&quot;); 3600; [.M53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SHF.matrix.30p.9aa.usingEref_self_digit2</text:p>
          </table:table-cell>
          <table:table-cell table:style-name="ce4" office:value-type="float" office:value="0.086528" calcext:value-type="float">
            <text:p>0.086528</text:p>
          </table:table-cell>
          <table:table-cell office:value-type="float" office:value="0.082684803" calcext:value-type="float">
            <text:p>0.082684803</text:p>
          </table:table-cell>
          <table:table-cell office:value-type="float" office:value="0.167479038238525" calcext:value-type="float">
            <text:p>0.167479038238525</text:p>
          </table:table-cell>
          <table:table-cell office:value-type="float" office:value="0.933689832687378" calcext:value-type="float">
            <text:p>0.933689832687378</text:p>
          </table:table-cell>
          <table:table-cell office:value-type="float" office:value="0.157844543457031" calcext:value-type="float">
            <text:p>0.157844543457031</text:p>
          </table:table-cell>
          <table:table-cell office:value-type="float" office:value="0.983993291854858" calcext:value-type="float">
            <text:p>0.983993291854858</text:p>
          </table:table-cell>
          <table:table-cell/>
          <table:table-cell table:style-name="ce4" office:value-type="float" office:value="0.017" calcext:value-type="float">
            <text:p>0.017</text:p>
          </table:table-cell>
          <table:table-cell office:value-type="float" office:value="0.045429" calcext:value-type="float">
            <text:p>0.045429</text:p>
          </table:table-cell>
          <table:table-cell office:value-type="float" office:value="0.027694" calcext:value-type="float">
            <text:p>0.027694</text:p>
          </table:table-cell>
          <table:table-cell office:value-type="float" office:value="0.027452" calcext:value-type="float">
            <text:p>0.027452</text:p>
          </table:table-cell>
          <table:table-cell table:style-name="ce53" office:value-type="float" office:value="0.027582" calcext:value-type="float">
            <text:p>0.027582</text:p>
          </table:table-cell>
          <table:table-cell table:style-name="ce7" table:number-columns-repeated="2"/>
          <table:table-cell table:style-name="ce7" table:formula="of:=IF(OR([.B54]=&quot;TO&quot;;[.B54]=&quot;MO&quot;); 0; 1)" office:value-type="float" office:value="1" calcext:value-type="float">
            <text:p>1</text:p>
          </table:table-cell>
          <table:table-cell table:style-name="ce7" table:formula="of:=IF(OR([.C54]=&quot;TO&quot;;[.C54]=&quot;MO&quot;); 0; 1)" office:value-type="float" office:value="1" calcext:value-type="float">
            <text:p>1</text:p>
          </table:table-cell>
          <table:table-cell table:style-name="ce7" table:formula="of:=IF(OR([.D54]=&quot;TO&quot;;[.D54]=&quot;MO&quot;); 0; 1)" office:value-type="float" office:value="1" calcext:value-type="float">
            <text:p>1</text:p>
          </table:table-cell>
          <table:table-cell table:style-name="ce7" table:formula="of:=IF(OR([.E54]=&quot;TO&quot;;[.E54]=&quot;MO&quot;); 0; 1)" office:value-type="float" office:value="1" calcext:value-type="float">
            <text:p>1</text:p>
          </table:table-cell>
          <table:table-cell table:style-name="ce7" table:formula="of:=IF(OR([.F54]=&quot;TO&quot;;[.F54]=&quot;MO&quot;); 0; 1)" office:value-type="float" office:value="1" calcext:value-type="float">
            <text:p>1</text:p>
          </table:table-cell>
          <table:table-cell table:style-name="ce7" table:formula="of:=IF(OR([.G54]=&quot;TO&quot;;[.G54]=&quot;MO&quot;); 0; 1)" office:value-type="float" office:value="1" calcext:value-type="float">
            <text:p>1</text:p>
          </table:table-cell>
          <table:table-cell/>
          <table:table-cell table:style-name="ce7" table:formula="of:=IF(OR([.I54]=&quot;TO&quot;;[.I54]=&quot;MO&quot;); 0; 1)" office:value-type="float" office:value="1" calcext:value-type="float">
            <text:p>1</text:p>
          </table:table-cell>
          <table:table-cell table:style-name="ce7" table:formula="of:=IF(OR([.J54]=&quot;TO&quot;;[.J54]=&quot;MO&quot;); 0; 1)" office:value-type="float" office:value="1" calcext:value-type="float">
            <text:p>1</text:p>
          </table:table-cell>
          <table:table-cell table:style-name="ce7" table:formula="of:=IF(OR([.K54]=&quot;TO&quot;;[.K54]=&quot;MO&quot;); 0; 1)" office:value-type="float" office:value="1" calcext:value-type="float">
            <text:p>1</text:p>
          </table:table-cell>
          <table:table-cell table:style-name="ce7" table:formula="of:=IF(OR([.L54]=&quot;TO&quot;;[.L54]=&quot;MO&quot;); 0; 1)" office:value-type="float" office:value="1" calcext:value-type="float">
            <text:p>1</text:p>
          </table:table-cell>
          <table:table-cell table:style-name="ce7" table:formula="of:=IF(OR([.M54]=&quot;TO&quot;;[.M5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54]=&quot;TO&quot;;[.B54]=&quot;MO&quot;); 3600; [.B54])" office:value-type="float" office:value="0.086528" calcext:value-type="float">
            <text:p>0.086528</text:p>
          </table:table-cell>
          <table:table-cell table:style-name="ce10" table:formula="of:=IF(OR([.C54]=&quot;TO&quot;;[.C54]=&quot;MO&quot;); 3600; [.C54])" office:value-type="float" office:value="0.082684803" calcext:value-type="float">
            <text:p>0.082685</text:p>
          </table:table-cell>
          <table:table-cell table:style-name="ce10" table:formula="of:=IF(OR([.D54]=&quot;TO&quot;;[.D54]=&quot;MO&quot;); 3600; [.D54])" office:value-type="float" office:value="0.167479038238525" calcext:value-type="float">
            <text:p>0.167479</text:p>
          </table:table-cell>
          <table:table-cell table:style-name="ce10" table:formula="of:=IF(OR([.E54]=&quot;TO&quot;;[.E54]=&quot;MO&quot;); 3600; [.E54])" office:value-type="float" office:value="0.933689832687378" calcext:value-type="float">
            <text:p>0.933690</text:p>
          </table:table-cell>
          <table:table-cell table:style-name="ce10" table:formula="of:=IF(OR([.F54]=&quot;TO&quot;;[.F54]=&quot;MO&quot;); 3600; [.F54])" office:value-type="float" office:value="0.157844543457031" calcext:value-type="float">
            <text:p>0.157845</text:p>
          </table:table-cell>
          <table:table-cell table:style-name="ce10" table:formula="of:=IF(OR([.G54]=&quot;TO&quot;;[.G54]=&quot;MO&quot;); 3600; [.G54])" office:value-type="float" office:value="0.983993291854858" calcext:value-type="float">
            <text:p>0.983993</text:p>
          </table:table-cell>
          <table:table-cell table:style-name="ce10"/>
          <table:table-cell table:style-name="ce10" table:formula="of:=IF(OR([.I54]=&quot;TO&quot;;[.I54]=&quot;MO&quot;); 3600; [.I54])" office:value-type="float" office:value="0.017" calcext:value-type="float">
            <text:p>0.017000</text:p>
          </table:table-cell>
          <table:table-cell table:style-name="ce10" table:formula="of:=IF(OR([.J54]=&quot;TO&quot;;[.J54]=&quot;MO&quot;); 3600; [.J54])" office:value-type="float" office:value="0.045429" calcext:value-type="float">
            <text:p>0.045429</text:p>
          </table:table-cell>
          <table:table-cell table:style-name="ce10" table:formula="of:=IF(OR([.K54]=&quot;TO&quot;;[.K54]=&quot;MO&quot;); 3600; [.K54])" office:value-type="float" office:value="0.027694" calcext:value-type="float">
            <text:p>0.027694</text:p>
          </table:table-cell>
          <table:table-cell table:style-name="ce10" table:formula="of:=IF(OR([.L54]=&quot;TO&quot;;[.L54]=&quot;MO&quot;); 3600; [.L54])" office:value-type="float" office:value="0.027452" calcext:value-type="float">
            <text:p>0.027452</text:p>
          </table:table-cell>
          <table:table-cell table:style-name="ce10" table:formula="of:=IF(OR([.M54]=&quot;TO&quot;;[.M54]=&quot;MO&quot;); 3600; [.M54])" office:value-type="float" office:value="0.027582" calcext:value-type="float">
            <text:p>0.027582</text:p>
          </table:table-cell>
        </table:table-row>
        <table:table-row table:style-name="ro1">
          <table:table-cell table:style-name="ce3" office:value-type="string" calcext:value-type="string">
            <text:p>AIJ14L-1SHG.matrix.28p.17aa.usingEref_self_digit2</text:p>
          </table:table-cell>
          <table:table-cell table:style-name="ce4" office:value-type="float" office:value="18.786915" calcext:value-type="float">
            <text:p>18.786915</text:p>
          </table:table-cell>
          <table:table-cell office:value-type="float" office:value="2302.123505838" calcext:value-type="float">
            <text:p>2302.123505838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038" calcext:value-type="float">
            <text:p>0.03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5]=&quot;TO&quot;;[.B55]=&quot;MO&quot;); 0; 1)" office:value-type="float" office:value="1" calcext:value-type="float">
            <text:p>1</text:p>
          </table:table-cell>
          <table:table-cell table:style-name="ce7" table:formula="of:=IF(OR([.C55]=&quot;TO&quot;;[.C55]=&quot;MO&quot;); 0; 1)" office:value-type="float" office:value="1" calcext:value-type="float">
            <text:p>1</text:p>
          </table:table-cell>
          <table:table-cell table:style-name="ce7" table:formula="of:=IF(OR([.D55]=&quot;TO&quot;;[.D55]=&quot;MO&quot;); 0; 1)" office:value-type="float" office:value="0" calcext:value-type="float">
            <text:p>0</text:p>
          </table:table-cell>
          <table:table-cell table:style-name="ce7" table:formula="of:=IF(OR([.E55]=&quot;TO&quot;;[.E55]=&quot;MO&quot;); 0; 1)" office:value-type="float" office:value="0" calcext:value-type="float">
            <text:p>0</text:p>
          </table:table-cell>
          <table:table-cell table:style-name="ce7" table:formula="of:=IF(OR([.F55]=&quot;TO&quot;;[.F55]=&quot;MO&quot;); 0; 1)" office:value-type="float" office:value="0" calcext:value-type="float">
            <text:p>0</text:p>
          </table:table-cell>
          <table:table-cell table:style-name="ce7" table:formula="of:=IF(OR([.G55]=&quot;TO&quot;;[.G55]=&quot;MO&quot;); 0; 1)" office:value-type="float" office:value="0" calcext:value-type="float">
            <text:p>0</text:p>
          </table:table-cell>
          <table:table-cell/>
          <table:table-cell table:style-name="ce7" table:formula="of:=IF(OR([.I55]=&quot;TO&quot;;[.I55]=&quot;MO&quot;); 0; 1)" office:value-type="float" office:value="1" calcext:value-type="float">
            <text:p>1</text:p>
          </table:table-cell>
          <table:table-cell table:style-name="ce7" table:formula="of:=IF(OR([.J55]=&quot;TO&quot;;[.J55]=&quot;MO&quot;); 0; 1)" office:value-type="float" office:value="0" calcext:value-type="float">
            <text:p>0</text:p>
          </table:table-cell>
          <table:table-cell table:style-name="ce7" table:formula="of:=IF(OR([.K55]=&quot;TO&quot;;[.K55]=&quot;MO&quot;); 0; 1)" office:value-type="float" office:value="0" calcext:value-type="float">
            <text:p>0</text:p>
          </table:table-cell>
          <table:table-cell table:style-name="ce7" table:formula="of:=IF(OR([.L55]=&quot;TO&quot;;[.L55]=&quot;MO&quot;); 0; 1)" office:value-type="float" office:value="0" calcext:value-type="float">
            <text:p>0</text:p>
          </table:table-cell>
          <table:table-cell table:style-name="ce7" table:formula="of:=IF(OR([.M55]=&quot;TO&quot;;[.M5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5]=&quot;TO&quot;;[.B55]=&quot;MO&quot;); 3600; [.B55])" office:value-type="float" office:value="18.786915" calcext:value-type="float">
            <text:p>18.786915</text:p>
          </table:table-cell>
          <table:table-cell table:style-name="ce10" table:formula="of:=IF(OR([.C55]=&quot;TO&quot;;[.C55]=&quot;MO&quot;); 3600; [.C55])" office:value-type="float" office:value="2302.123505838" calcext:value-type="float">
            <text:p>2302.123506</text:p>
          </table:table-cell>
          <table:table-cell table:style-name="ce10" table:formula="of:=IF(OR([.D55]=&quot;TO&quot;;[.D55]=&quot;MO&quot;); 3600; [.D55])" office:value-type="float" office:value="3600" calcext:value-type="float">
            <text:p>3600.000000</text:p>
          </table:table-cell>
          <table:table-cell table:style-name="ce10" table:formula="of:=IF(OR([.E55]=&quot;TO&quot;;[.E55]=&quot;MO&quot;); 3600; [.E55])" office:value-type="float" office:value="3600" calcext:value-type="float">
            <text:p>3600.000000</text:p>
          </table:table-cell>
          <table:table-cell table:style-name="ce10" table:formula="of:=IF(OR([.F55]=&quot;TO&quot;;[.F55]=&quot;MO&quot;); 3600; [.F55])" office:value-type="float" office:value="3600" calcext:value-type="float">
            <text:p>3600.000000</text:p>
          </table:table-cell>
          <table:table-cell table:style-name="ce10" table:formula="of:=IF(OR([.G55]=&quot;TO&quot;;[.G55]=&quot;MO&quot;); 3600; [.G5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5]=&quot;TO&quot;;[.I55]=&quot;MO&quot;); 3600; [.I55])" office:value-type="float" office:value="0.038" calcext:value-type="float">
            <text:p>0.038000</text:p>
          </table:table-cell>
          <table:table-cell table:style-name="ce10" table:formula="of:=IF(OR([.J55]=&quot;TO&quot;;[.J55]=&quot;MO&quot;); 3600; [.J55])" office:value-type="float" office:value="3600" calcext:value-type="float">
            <text:p>3600.000000</text:p>
          </table:table-cell>
          <table:table-cell table:style-name="ce10" table:formula="of:=IF(OR([.K55]=&quot;TO&quot;;[.K55]=&quot;MO&quot;); 3600; [.K55])" office:value-type="float" office:value="3600" calcext:value-type="float">
            <text:p>3600.000000</text:p>
          </table:table-cell>
          <table:table-cell table:style-name="ce10" table:formula="of:=IF(OR([.L55]=&quot;TO&quot;;[.L55]=&quot;MO&quot;); 3600; [.L55])" office:value-type="float" office:value="3600" calcext:value-type="float">
            <text:p>3600.000000</text:p>
          </table:table-cell>
          <table:table-cell table:style-name="ce10" table:formula="of:=IF(OR([.M55]=&quot;TO&quot;;[.M55]=&quot;MO&quot;); 3600; [.M55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STN.matrix.120p.18aa.usingEref_self_digit2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6]=&quot;TO&quot;;[.B56]=&quot;MO&quot;); 0; 1)" office:value-type="float" office:value="0" calcext:value-type="float">
            <text:p>0</text:p>
          </table:table-cell>
          <table:table-cell table:style-name="ce7" table:formula="of:=IF(OR([.C56]=&quot;TO&quot;;[.C56]=&quot;MO&quot;); 0; 1)" office:value-type="float" office:value="0" calcext:value-type="float">
            <text:p>0</text:p>
          </table:table-cell>
          <table:table-cell table:style-name="ce7" table:formula="of:=IF(OR([.D56]=&quot;TO&quot;;[.D56]=&quot;MO&quot;); 0; 1)" office:value-type="float" office:value="0" calcext:value-type="float">
            <text:p>0</text:p>
          </table:table-cell>
          <table:table-cell table:style-name="ce7" table:formula="of:=IF(OR([.E56]=&quot;TO&quot;;[.E56]=&quot;MO&quot;); 0; 1)" office:value-type="float" office:value="0" calcext:value-type="float">
            <text:p>0</text:p>
          </table:table-cell>
          <table:table-cell table:style-name="ce7" table:formula="of:=IF(OR([.F56]=&quot;TO&quot;;[.F56]=&quot;MO&quot;); 0; 1)" office:value-type="float" office:value="0" calcext:value-type="float">
            <text:p>0</text:p>
          </table:table-cell>
          <table:table-cell table:style-name="ce7" table:formula="of:=IF(OR([.G56]=&quot;TO&quot;;[.G56]=&quot;MO&quot;); 0; 1)" office:value-type="float" office:value="0" calcext:value-type="float">
            <text:p>0</text:p>
          </table:table-cell>
          <table:table-cell/>
          <table:table-cell table:style-name="ce7" table:formula="of:=IF(OR([.I56]=&quot;TO&quot;;[.I56]=&quot;MO&quot;); 0; 1)" office:value-type="float" office:value="0" calcext:value-type="float">
            <text:p>0</text:p>
          </table:table-cell>
          <table:table-cell table:style-name="ce7" table:formula="of:=IF(OR([.J56]=&quot;TO&quot;;[.J56]=&quot;MO&quot;); 0; 1)" office:value-type="float" office:value="0" calcext:value-type="float">
            <text:p>0</text:p>
          </table:table-cell>
          <table:table-cell table:style-name="ce7" table:formula="of:=IF(OR([.K56]=&quot;TO&quot;;[.K56]=&quot;MO&quot;); 0; 1)" office:value-type="float" office:value="0" calcext:value-type="float">
            <text:p>0</text:p>
          </table:table-cell>
          <table:table-cell table:style-name="ce7" table:formula="of:=IF(OR([.L56]=&quot;TO&quot;;[.L56]=&quot;MO&quot;); 0; 1)" office:value-type="float" office:value="0" calcext:value-type="float">
            <text:p>0</text:p>
          </table:table-cell>
          <table:table-cell table:style-name="ce7" table:formula="of:=IF(OR([.M56]=&quot;TO&quot;;[.M5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6]=&quot;TO&quot;;[.B56]=&quot;MO&quot;); 3600; [.B56])" office:value-type="float" office:value="3600" calcext:value-type="float">
            <text:p>3600.000000</text:p>
          </table:table-cell>
          <table:table-cell table:style-name="ce10" table:formula="of:=IF(OR([.C56]=&quot;TO&quot;;[.C56]=&quot;MO&quot;); 3600; [.C56])" office:value-type="float" office:value="3600" calcext:value-type="float">
            <text:p>3600.000000</text:p>
          </table:table-cell>
          <table:table-cell table:style-name="ce10" table:formula="of:=IF(OR([.D56]=&quot;TO&quot;;[.D56]=&quot;MO&quot;); 3600; [.D56])" office:value-type="float" office:value="3600" calcext:value-type="float">
            <text:p>3600.000000</text:p>
          </table:table-cell>
          <table:table-cell table:style-name="ce10" table:formula="of:=IF(OR([.E56]=&quot;TO&quot;;[.E56]=&quot;MO&quot;); 3600; [.E56])" office:value-type="float" office:value="3600" calcext:value-type="float">
            <text:p>3600.000000</text:p>
          </table:table-cell>
          <table:table-cell table:style-name="ce10" table:formula="of:=IF(OR([.F56]=&quot;TO&quot;;[.F56]=&quot;MO&quot;); 3600; [.F56])" office:value-type="float" office:value="3600" calcext:value-type="float">
            <text:p>3600.000000</text:p>
          </table:table-cell>
          <table:table-cell table:style-name="ce10" table:formula="of:=IF(OR([.G56]=&quot;TO&quot;;[.G56]=&quot;MO&quot;); 3600; [.G5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6]=&quot;TO&quot;;[.I56]=&quot;MO&quot;); 3600; [.I56])" office:value-type="float" office:value="3600" calcext:value-type="float">
            <text:p>3600.000000</text:p>
          </table:table-cell>
          <table:table-cell table:style-name="ce10" table:formula="of:=IF(OR([.J56]=&quot;TO&quot;;[.J56]=&quot;MO&quot;); 3600; [.J56])" office:value-type="float" office:value="3600" calcext:value-type="float">
            <text:p>3600.000000</text:p>
          </table:table-cell>
          <table:table-cell table:style-name="ce10" table:formula="of:=IF(OR([.K56]=&quot;TO&quot;;[.K56]=&quot;MO&quot;); 3600; [.K56])" office:value-type="float" office:value="3600" calcext:value-type="float">
            <text:p>3600.000000</text:p>
          </table:table-cell>
          <table:table-cell table:style-name="ce10" table:formula="of:=IF(OR([.L56]=&quot;TO&quot;;[.L56]=&quot;MO&quot;); 3600; [.L56])" office:value-type="float" office:value="3600" calcext:value-type="float">
            <text:p>3600.000000</text:p>
          </table:table-cell>
          <table:table-cell table:style-name="ce10" table:formula="of:=IF(OR([.M56]=&quot;TO&quot;;[.M56]=&quot;MO&quot;); 3600; [.M56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TEN.matrix.39p.9aa.usingEref_self_digit2</text:p>
          </table:table-cell>
          <table:table-cell table:style-name="ce4" office:value-type="float" office:value="5.852282" calcext:value-type="float">
            <text:p>5.852282</text:p>
          </table:table-cell>
          <table:table-cell office:value-type="float" office:value="0.575583623" calcext:value-type="float">
            <text:p>0.575583623</text:p>
          </table:table-cell>
          <table:table-cell office:value-type="float" office:value="3398.93436169624" calcext:value-type="float">
            <text:p>3398.93436169624</text:p>
          </table:table-cell>
          <table:table-cell office:value-type="string" calcext:value-type="string">
            <text:p>TO</text:p>
          </table:table-cell>
          <table:table-cell office:value-type="float" office:value="15.1745929718018" calcext:value-type="float">
            <text:p>15.1745929718018</text:p>
          </table:table-cell>
          <table:table-cell office:value-type="float" office:value="261.315470933914" calcext:value-type="float">
            <text:p>261.315470933914</text:p>
          </table:table-cell>
          <table:table-cell/>
          <table:table-cell table:style-name="ce4" office:value-type="float" office:value="0.015" calcext:value-type="float">
            <text:p>0.015</text:p>
          </table:table-cell>
          <table:table-cell office:value-type="string" calcext:value-type="string">
            <text:p>TO</text:p>
          </table:table-cell>
          <table:table-cell office:value-type="float" office:value="20.2364" calcext:value-type="float">
            <text:p>20.2364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7]=&quot;TO&quot;;[.B57]=&quot;MO&quot;); 0; 1)" office:value-type="float" office:value="1" calcext:value-type="float">
            <text:p>1</text:p>
          </table:table-cell>
          <table:table-cell table:style-name="ce7" table:formula="of:=IF(OR([.C57]=&quot;TO&quot;;[.C57]=&quot;MO&quot;); 0; 1)" office:value-type="float" office:value="1" calcext:value-type="float">
            <text:p>1</text:p>
          </table:table-cell>
          <table:table-cell table:style-name="ce7" table:formula="of:=IF(OR([.D57]=&quot;TO&quot;;[.D57]=&quot;MO&quot;); 0; 1)" office:value-type="float" office:value="1" calcext:value-type="float">
            <text:p>1</text:p>
          </table:table-cell>
          <table:table-cell table:style-name="ce7" table:formula="of:=IF(OR([.E57]=&quot;TO&quot;;[.E57]=&quot;MO&quot;); 0; 1)" office:value-type="float" office:value="0" calcext:value-type="float">
            <text:p>0</text:p>
          </table:table-cell>
          <table:table-cell table:style-name="ce7" table:formula="of:=IF(OR([.F57]=&quot;TO&quot;;[.F57]=&quot;MO&quot;); 0; 1)" office:value-type="float" office:value="1" calcext:value-type="float">
            <text:p>1</text:p>
          </table:table-cell>
          <table:table-cell table:style-name="ce7" table:formula="of:=IF(OR([.G57]=&quot;TO&quot;;[.G57]=&quot;MO&quot;); 0; 1)" office:value-type="float" office:value="1" calcext:value-type="float">
            <text:p>1</text:p>
          </table:table-cell>
          <table:table-cell/>
          <table:table-cell table:style-name="ce7" table:formula="of:=IF(OR([.I57]=&quot;TO&quot;;[.I57]=&quot;MO&quot;); 0; 1)" office:value-type="float" office:value="1" calcext:value-type="float">
            <text:p>1</text:p>
          </table:table-cell>
          <table:table-cell table:style-name="ce7" table:formula="of:=IF(OR([.J57]=&quot;TO&quot;;[.J57]=&quot;MO&quot;); 0; 1)" office:value-type="float" office:value="0" calcext:value-type="float">
            <text:p>0</text:p>
          </table:table-cell>
          <table:table-cell table:style-name="ce7" table:formula="of:=IF(OR([.K57]=&quot;TO&quot;;[.K57]=&quot;MO&quot;); 0; 1)" office:value-type="float" office:value="1" calcext:value-type="float">
            <text:p>1</text:p>
          </table:table-cell>
          <table:table-cell table:style-name="ce7" table:formula="of:=IF(OR([.L57]=&quot;TO&quot;;[.L57]=&quot;MO&quot;); 0; 1)" office:value-type="float" office:value="0" calcext:value-type="float">
            <text:p>0</text:p>
          </table:table-cell>
          <table:table-cell table:style-name="ce7" table:formula="of:=IF(OR([.M57]=&quot;TO&quot;;[.M5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7]=&quot;TO&quot;;[.B57]=&quot;MO&quot;); 3600; [.B57])" office:value-type="float" office:value="5.852282" calcext:value-type="float">
            <text:p>5.852282</text:p>
          </table:table-cell>
          <table:table-cell table:style-name="ce10" table:formula="of:=IF(OR([.C57]=&quot;TO&quot;;[.C57]=&quot;MO&quot;); 3600; [.C57])" office:value-type="float" office:value="0.575583623" calcext:value-type="float">
            <text:p>0.575584</text:p>
          </table:table-cell>
          <table:table-cell table:style-name="ce10" table:formula="of:=IF(OR([.D57]=&quot;TO&quot;;[.D57]=&quot;MO&quot;); 3600; [.D57])" office:value-type="float" office:value="3398.93436169624" calcext:value-type="float">
            <text:p>3398.934362</text:p>
          </table:table-cell>
          <table:table-cell table:style-name="ce10" table:formula="of:=IF(OR([.E57]=&quot;TO&quot;;[.E57]=&quot;MO&quot;); 3600; [.E57])" office:value-type="float" office:value="3600" calcext:value-type="float">
            <text:p>3600.000000</text:p>
          </table:table-cell>
          <table:table-cell table:style-name="ce10" table:formula="of:=IF(OR([.F57]=&quot;TO&quot;;[.F57]=&quot;MO&quot;); 3600; [.F57])" office:value-type="float" office:value="15.1745929718018" calcext:value-type="float">
            <text:p>15.174593</text:p>
          </table:table-cell>
          <table:table-cell table:style-name="ce10" table:formula="of:=IF(OR([.G57]=&quot;TO&quot;;[.G57]=&quot;MO&quot;); 3600; [.G57])" office:value-type="float" office:value="261.315470933914" calcext:value-type="float">
            <text:p>261.315471</text:p>
          </table:table-cell>
          <table:table-cell table:style-name="ce10"/>
          <table:table-cell table:style-name="ce10" table:formula="of:=IF(OR([.I57]=&quot;TO&quot;;[.I57]=&quot;MO&quot;); 3600; [.I57])" office:value-type="float" office:value="0.015" calcext:value-type="float">
            <text:p>0.015000</text:p>
          </table:table-cell>
          <table:table-cell table:style-name="ce10" table:formula="of:=IF(OR([.J57]=&quot;TO&quot;;[.J57]=&quot;MO&quot;); 3600; [.J57])" office:value-type="float" office:value="3600" calcext:value-type="float">
            <text:p>3600.000000</text:p>
          </table:table-cell>
          <table:table-cell table:style-name="ce10" table:formula="of:=IF(OR([.K57]=&quot;TO&quot;;[.K57]=&quot;MO&quot;); 3600; [.K57])" office:value-type="float" office:value="20.2364" calcext:value-type="float">
            <text:p>20.236400</text:p>
          </table:table-cell>
          <table:table-cell table:style-name="ce10" table:formula="of:=IF(OR([.L57]=&quot;TO&quot;;[.L57]=&quot;MO&quot;); 3600; [.L57])" office:value-type="float" office:value="3600" calcext:value-type="float">
            <text:p>3600.000000</text:p>
          </table:table-cell>
          <table:table-cell table:style-name="ce10" table:formula="of:=IF(OR([.M57]=&quot;TO&quot;;[.M57]=&quot;MO&quot;); 3600; [.M57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1UBI.matrix.40p.17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1.559" calcext:value-type="float">
            <text:p>1.559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8]=&quot;TO&quot;;[.B58]=&quot;MO&quot;); 0; 1)" office:value-type="float" office:value="0" calcext:value-type="float">
            <text:p>0</text:p>
          </table:table-cell>
          <table:table-cell table:style-name="ce7" table:formula="of:=IF(OR([.C58]=&quot;TO&quot;;[.C58]=&quot;MO&quot;); 0; 1)" office:value-type="float" office:value="0" calcext:value-type="float">
            <text:p>0</text:p>
          </table:table-cell>
          <table:table-cell table:style-name="ce7" table:formula="of:=IF(OR([.D58]=&quot;TO&quot;;[.D58]=&quot;MO&quot;); 0; 1)" office:value-type="float" office:value="0" calcext:value-type="float">
            <text:p>0</text:p>
          </table:table-cell>
          <table:table-cell table:style-name="ce7" table:formula="of:=IF(OR([.E58]=&quot;TO&quot;;[.E58]=&quot;MO&quot;); 0; 1)" office:value-type="float" office:value="0" calcext:value-type="float">
            <text:p>0</text:p>
          </table:table-cell>
          <table:table-cell table:style-name="ce7" table:formula="of:=IF(OR([.F58]=&quot;TO&quot;;[.F58]=&quot;MO&quot;); 0; 1)" office:value-type="float" office:value="0" calcext:value-type="float">
            <text:p>0</text:p>
          </table:table-cell>
          <table:table-cell table:style-name="ce7" table:formula="of:=IF(OR([.G58]=&quot;TO&quot;;[.G58]=&quot;MO&quot;); 0; 1)" office:value-type="float" office:value="0" calcext:value-type="float">
            <text:p>0</text:p>
          </table:table-cell>
          <table:table-cell/>
          <table:table-cell table:style-name="ce7" table:formula="of:=IF(OR([.I58]=&quot;TO&quot;;[.I58]=&quot;MO&quot;); 0; 1)" office:value-type="float" office:value="1" calcext:value-type="float">
            <text:p>1</text:p>
          </table:table-cell>
          <table:table-cell table:style-name="ce7" table:formula="of:=IF(OR([.J58]=&quot;TO&quot;;[.J58]=&quot;MO&quot;); 0; 1)" office:value-type="float" office:value="0" calcext:value-type="float">
            <text:p>0</text:p>
          </table:table-cell>
          <table:table-cell table:style-name="ce7" table:formula="of:=IF(OR([.K58]=&quot;TO&quot;;[.K58]=&quot;MO&quot;); 0; 1)" office:value-type="float" office:value="0" calcext:value-type="float">
            <text:p>0</text:p>
          </table:table-cell>
          <table:table-cell table:style-name="ce7" table:formula="of:=IF(OR([.L58]=&quot;TO&quot;;[.L58]=&quot;MO&quot;); 0; 1)" office:value-type="float" office:value="0" calcext:value-type="float">
            <text:p>0</text:p>
          </table:table-cell>
          <table:table-cell table:style-name="ce7" table:formula="of:=IF(OR([.M58]=&quot;TO&quot;;[.M5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8]=&quot;TO&quot;;[.B58]=&quot;MO&quot;); 3600; [.B58])" office:value-type="float" office:value="3600" calcext:value-type="float">
            <text:p>3600.000000</text:p>
          </table:table-cell>
          <table:table-cell table:style-name="ce10" table:formula="of:=IF(OR([.C58]=&quot;TO&quot;;[.C58]=&quot;MO&quot;); 3600; [.C58])" office:value-type="float" office:value="3600" calcext:value-type="float">
            <text:p>3600.000000</text:p>
          </table:table-cell>
          <table:table-cell table:style-name="ce10" table:formula="of:=IF(OR([.D58]=&quot;TO&quot;;[.D58]=&quot;MO&quot;); 3600; [.D58])" office:value-type="float" office:value="3600" calcext:value-type="float">
            <text:p>3600.000000</text:p>
          </table:table-cell>
          <table:table-cell table:style-name="ce10" table:formula="of:=IF(OR([.E58]=&quot;TO&quot;;[.E58]=&quot;MO&quot;); 3600; [.E58])" office:value-type="float" office:value="3600" calcext:value-type="float">
            <text:p>3600.000000</text:p>
          </table:table-cell>
          <table:table-cell table:style-name="ce10" table:formula="of:=IF(OR([.F58]=&quot;TO&quot;;[.F58]=&quot;MO&quot;); 3600; [.F58])" office:value-type="float" office:value="3600" calcext:value-type="float">
            <text:p>3600.000000</text:p>
          </table:table-cell>
          <table:table-cell table:style-name="ce10" table:formula="of:=IF(OR([.G58]=&quot;TO&quot;;[.G58]=&quot;MO&quot;); 3600; [.G5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8]=&quot;TO&quot;;[.I58]=&quot;MO&quot;); 3600; [.I58])" office:value-type="float" office:value="1.559" calcext:value-type="float">
            <text:p>1.559000</text:p>
          </table:table-cell>
          <table:table-cell table:style-name="ce10" table:formula="of:=IF(OR([.J58]=&quot;TO&quot;;[.J58]=&quot;MO&quot;); 3600; [.J58])" office:value-type="float" office:value="3600" calcext:value-type="float">
            <text:p>3600.000000</text:p>
          </table:table-cell>
          <table:table-cell table:style-name="ce10" table:formula="of:=IF(OR([.K58]=&quot;TO&quot;;[.K58]=&quot;MO&quot;); 3600; [.K58])" office:value-type="float" office:value="3600" calcext:value-type="float">
            <text:p>3600.000000</text:p>
          </table:table-cell>
          <table:table-cell table:style-name="ce10" table:formula="of:=IF(OR([.L58]=&quot;TO&quot;;[.L58]=&quot;MO&quot;); 3600; [.L58])" office:value-type="float" office:value="3600" calcext:value-type="float">
            <text:p>3600.000000</text:p>
          </table:table-cell>
          <table:table-cell table:style-name="ce10" table:formula="of:=IF(OR([.M58]=&quot;TO&quot;;[.M58]=&quot;MO&quot;); 3600; [.M58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2CI2.matrix.51p.18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9]=&quot;TO&quot;;[.B59]=&quot;MO&quot;); 0; 1)" office:value-type="float" office:value="0" calcext:value-type="float">
            <text:p>0</text:p>
          </table:table-cell>
          <table:table-cell table:style-name="ce7" table:formula="of:=IF(OR([.C59]=&quot;TO&quot;;[.C59]=&quot;MO&quot;); 0; 1)" office:value-type="float" office:value="0" calcext:value-type="float">
            <text:p>0</text:p>
          </table:table-cell>
          <table:table-cell table:style-name="ce7" table:formula="of:=IF(OR([.D59]=&quot;TO&quot;;[.D59]=&quot;MO&quot;); 0; 1)" office:value-type="float" office:value="0" calcext:value-type="float">
            <text:p>0</text:p>
          </table:table-cell>
          <table:table-cell table:style-name="ce7" table:formula="of:=IF(OR([.E59]=&quot;TO&quot;;[.E59]=&quot;MO&quot;); 0; 1)" office:value-type="float" office:value="0" calcext:value-type="float">
            <text:p>0</text:p>
          </table:table-cell>
          <table:table-cell table:style-name="ce7" table:formula="of:=IF(OR([.F59]=&quot;TO&quot;;[.F59]=&quot;MO&quot;); 0; 1)" office:value-type="float" office:value="0" calcext:value-type="float">
            <text:p>0</text:p>
          </table:table-cell>
          <table:table-cell table:style-name="ce7" table:formula="of:=IF(OR([.G59]=&quot;TO&quot;;[.G59]=&quot;MO&quot;); 0; 1)" office:value-type="float" office:value="0" calcext:value-type="float">
            <text:p>0</text:p>
          </table:table-cell>
          <table:table-cell/>
          <table:table-cell table:style-name="ce7" table:formula="of:=IF(OR([.I59]=&quot;TO&quot;;[.I59]=&quot;MO&quot;); 0; 1)" office:value-type="float" office:value="0" calcext:value-type="float">
            <text:p>0</text:p>
          </table:table-cell>
          <table:table-cell table:style-name="ce7" table:formula="of:=IF(OR([.J59]=&quot;TO&quot;;[.J59]=&quot;MO&quot;); 0; 1)" office:value-type="float" office:value="0" calcext:value-type="float">
            <text:p>0</text:p>
          </table:table-cell>
          <table:table-cell table:style-name="ce7" table:formula="of:=IF(OR([.K59]=&quot;TO&quot;;[.K59]=&quot;MO&quot;); 0; 1)" office:value-type="float" office:value="0" calcext:value-type="float">
            <text:p>0</text:p>
          </table:table-cell>
          <table:table-cell table:style-name="ce7" table:formula="of:=IF(OR([.L59]=&quot;TO&quot;;[.L59]=&quot;MO&quot;); 0; 1)" office:value-type="float" office:value="0" calcext:value-type="float">
            <text:p>0</text:p>
          </table:table-cell>
          <table:table-cell table:style-name="ce7" table:formula="of:=IF(OR([.M59]=&quot;TO&quot;;[.M5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9]=&quot;TO&quot;;[.B59]=&quot;MO&quot;); 3600; [.B59])" office:value-type="float" office:value="3600" calcext:value-type="float">
            <text:p>3600.000000</text:p>
          </table:table-cell>
          <table:table-cell table:style-name="ce10" table:formula="of:=IF(OR([.C59]=&quot;TO&quot;;[.C59]=&quot;MO&quot;); 3600; [.C59])" office:value-type="float" office:value="3600" calcext:value-type="float">
            <text:p>3600.000000</text:p>
          </table:table-cell>
          <table:table-cell table:style-name="ce10" table:formula="of:=IF(OR([.D59]=&quot;TO&quot;;[.D59]=&quot;MO&quot;); 3600; [.D59])" office:value-type="float" office:value="3600" calcext:value-type="float">
            <text:p>3600.000000</text:p>
          </table:table-cell>
          <table:table-cell table:style-name="ce10" table:formula="of:=IF(OR([.E59]=&quot;TO&quot;;[.E59]=&quot;MO&quot;); 3600; [.E59])" office:value-type="float" office:value="3600" calcext:value-type="float">
            <text:p>3600.000000</text:p>
          </table:table-cell>
          <table:table-cell table:style-name="ce10" table:formula="of:=IF(OR([.F59]=&quot;TO&quot;;[.F59]=&quot;MO&quot;); 3600; [.F59])" office:value-type="float" office:value="3600" calcext:value-type="float">
            <text:p>3600.000000</text:p>
          </table:table-cell>
          <table:table-cell table:style-name="ce10" table:formula="of:=IF(OR([.G59]=&quot;TO&quot;;[.G59]=&quot;MO&quot;); 3600; [.G5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9]=&quot;TO&quot;;[.I59]=&quot;MO&quot;); 3600; [.I59])" office:value-type="float" office:value="3600" calcext:value-type="float">
            <text:p>3600.000000</text:p>
          </table:table-cell>
          <table:table-cell table:style-name="ce10" table:formula="of:=IF(OR([.J59]=&quot;TO&quot;;[.J59]=&quot;MO&quot;); 3600; [.J59])" office:value-type="float" office:value="3600" calcext:value-type="float">
            <text:p>3600.000000</text:p>
          </table:table-cell>
          <table:table-cell table:style-name="ce10" table:formula="of:=IF(OR([.K59]=&quot;TO&quot;;[.K59]=&quot;MO&quot;); 3600; [.K59])" office:value-type="float" office:value="3600" calcext:value-type="float">
            <text:p>3600.000000</text:p>
          </table:table-cell>
          <table:table-cell table:style-name="ce10" table:formula="of:=IF(OR([.L59]=&quot;TO&quot;;[.L59]=&quot;MO&quot;); 3600; [.L59])" office:value-type="float" office:value="3600" calcext:value-type="float">
            <text:p>3600.000000</text:p>
          </table:table-cell>
          <table:table-cell table:style-name="ce10" table:formula="of:=IF(OR([.M59]=&quot;TO&quot;;[.M59]=&quot;MO&quot;); 3600; [.M59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2DRI.matrix.37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272.372" calcext:value-type="float">
            <text:p>272.37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0]=&quot;TO&quot;;[.B60]=&quot;MO&quot;); 0; 1)" office:value-type="float" office:value="0" calcext:value-type="float">
            <text:p>0</text:p>
          </table:table-cell>
          <table:table-cell table:style-name="ce7" table:formula="of:=IF(OR([.C60]=&quot;TO&quot;;[.C60]=&quot;MO&quot;); 0; 1)" office:value-type="float" office:value="0" calcext:value-type="float">
            <text:p>0</text:p>
          </table:table-cell>
          <table:table-cell table:style-name="ce7" table:formula="of:=IF(OR([.D60]=&quot;TO&quot;;[.D60]=&quot;MO&quot;); 0; 1)" office:value-type="float" office:value="0" calcext:value-type="float">
            <text:p>0</text:p>
          </table:table-cell>
          <table:table-cell table:style-name="ce7" table:formula="of:=IF(OR([.E60]=&quot;TO&quot;;[.E60]=&quot;MO&quot;); 0; 1)" office:value-type="float" office:value="0" calcext:value-type="float">
            <text:p>0</text:p>
          </table:table-cell>
          <table:table-cell table:style-name="ce7" table:formula="of:=IF(OR([.F60]=&quot;TO&quot;;[.F60]=&quot;MO&quot;); 0; 1)" office:value-type="float" office:value="0" calcext:value-type="float">
            <text:p>0</text:p>
          </table:table-cell>
          <table:table-cell table:style-name="ce7" table:formula="of:=IF(OR([.G60]=&quot;TO&quot;;[.G60]=&quot;MO&quot;); 0; 1)" office:value-type="float" office:value="0" calcext:value-type="float">
            <text:p>0</text:p>
          </table:table-cell>
          <table:table-cell/>
          <table:table-cell table:style-name="ce7" table:formula="of:=IF(OR([.I60]=&quot;TO&quot;;[.I60]=&quot;MO&quot;); 0; 1)" office:value-type="float" office:value="1" calcext:value-type="float">
            <text:p>1</text:p>
          </table:table-cell>
          <table:table-cell table:style-name="ce7" table:formula="of:=IF(OR([.J60]=&quot;TO&quot;;[.J60]=&quot;MO&quot;); 0; 1)" office:value-type="float" office:value="0" calcext:value-type="float">
            <text:p>0</text:p>
          </table:table-cell>
          <table:table-cell table:style-name="ce7" table:formula="of:=IF(OR([.K60]=&quot;TO&quot;;[.K60]=&quot;MO&quot;); 0; 1)" office:value-type="float" office:value="0" calcext:value-type="float">
            <text:p>0</text:p>
          </table:table-cell>
          <table:table-cell table:style-name="ce7" table:formula="of:=IF(OR([.L60]=&quot;TO&quot;;[.L60]=&quot;MO&quot;); 0; 1)" office:value-type="float" office:value="0" calcext:value-type="float">
            <text:p>0</text:p>
          </table:table-cell>
          <table:table-cell table:style-name="ce7" table:formula="of:=IF(OR([.M60]=&quot;TO&quot;;[.M6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0]=&quot;TO&quot;;[.B60]=&quot;MO&quot;); 3600; [.B60])" office:value-type="float" office:value="3600" calcext:value-type="float">
            <text:p>3600.000000</text:p>
          </table:table-cell>
          <table:table-cell table:style-name="ce10" table:formula="of:=IF(OR([.C60]=&quot;TO&quot;;[.C60]=&quot;MO&quot;); 3600; [.C60])" office:value-type="float" office:value="3600" calcext:value-type="float">
            <text:p>3600.000000</text:p>
          </table:table-cell>
          <table:table-cell table:style-name="ce10" table:formula="of:=IF(OR([.D60]=&quot;TO&quot;;[.D60]=&quot;MO&quot;); 3600; [.D60])" office:value-type="float" office:value="3600" calcext:value-type="float">
            <text:p>3600.000000</text:p>
          </table:table-cell>
          <table:table-cell table:style-name="ce10" table:formula="of:=IF(OR([.E60]=&quot;TO&quot;;[.E60]=&quot;MO&quot;); 3600; [.E60])" office:value-type="float" office:value="3600" calcext:value-type="float">
            <text:p>3600.000000</text:p>
          </table:table-cell>
          <table:table-cell table:style-name="ce10" table:formula="of:=IF(OR([.F60]=&quot;TO&quot;;[.F60]=&quot;MO&quot;); 3600; [.F60])" office:value-type="float" office:value="3600" calcext:value-type="float">
            <text:p>3600.000000</text:p>
          </table:table-cell>
          <table:table-cell table:style-name="ce10" table:formula="of:=IF(OR([.G60]=&quot;TO&quot;;[.G60]=&quot;MO&quot;); 3600; [.G6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0]=&quot;TO&quot;;[.I60]=&quot;MO&quot;); 3600; [.I60])" office:value-type="float" office:value="272.372" calcext:value-type="float">
            <text:p>272.372000</text:p>
          </table:table-cell>
          <table:table-cell table:style-name="ce10" table:formula="of:=IF(OR([.J60]=&quot;TO&quot;;[.J60]=&quot;MO&quot;); 3600; [.J60])" office:value-type="float" office:value="3600" calcext:value-type="float">
            <text:p>3600.000000</text:p>
          </table:table-cell>
          <table:table-cell table:style-name="ce10" table:formula="of:=IF(OR([.K60]=&quot;TO&quot;;[.K60]=&quot;MO&quot;); 3600; [.K60])" office:value-type="float" office:value="3600" calcext:value-type="float">
            <text:p>3600.000000</text:p>
          </table:table-cell>
          <table:table-cell table:style-name="ce10" table:formula="of:=IF(OR([.L60]=&quot;TO&quot;;[.L60]=&quot;MO&quot;); 3600; [.L60])" office:value-type="float" office:value="3600" calcext:value-type="float">
            <text:p>3600.000000</text:p>
          </table:table-cell>
          <table:table-cell table:style-name="ce10" table:formula="of:=IF(OR([.M60]=&quot;TO&quot;;[.M60]=&quot;MO&quot;); 3600; [.M60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2PCY.matrix.46p.9aa.usingEref_self_digit2</text:p>
          </table:table-cell>
          <table:table-cell table:style-name="ce4" office:value-type="float" office:value="0.410218" calcext:value-type="float">
            <text:p>0.410218</text:p>
          </table:table-cell>
          <table:table-cell office:value-type="float" office:value="0.18008373" calcext:value-type="float">
            <text:p>0.18008373</text:p>
          </table:table-cell>
          <table:table-cell office:value-type="float" office:value="0.355126142501831" calcext:value-type="float">
            <text:p>0.355126142501831</text:p>
          </table:table-cell>
          <table:table-cell office:value-type="float" office:value="2.11985158920288" calcext:value-type="float">
            <text:p>2.11985158920288</text:p>
          </table:table-cell>
          <table:table-cell office:value-type="float" office:value="0.425450086593628" calcext:value-type="float">
            <text:p>0.425450086593628</text:p>
          </table:table-cell>
          <table:table-cell office:value-type="float" office:value="2.66566967964172" calcext:value-type="float">
            <text:p>2.66566967964172</text:p>
          </table:table-cell>
          <table:table-cell/>
          <table:table-cell table:style-name="ce4" office:value-type="float" office:value="0.035" calcext:value-type="float">
            <text:p>0.035</text:p>
          </table:table-cell>
          <table:table-cell office:value-type="float" office:value="0.165811" calcext:value-type="float">
            <text:p>0.165811</text:p>
          </table:table-cell>
          <table:table-cell office:value-type="float" office:value="0.208417" calcext:value-type="float">
            <text:p>0.208417</text:p>
          </table:table-cell>
          <table:table-cell office:value-type="float" office:value="0.169772" calcext:value-type="float">
            <text:p>0.169772</text:p>
          </table:table-cell>
          <table:table-cell table:style-name="ce53" office:value-type="float" office:value="0.14812" calcext:value-type="float">
            <text:p>0.14812</text:p>
          </table:table-cell>
          <table:table-cell table:style-name="ce7" table:number-columns-repeated="2"/>
          <table:table-cell table:style-name="ce7" table:formula="of:=IF(OR([.B61]=&quot;TO&quot;;[.B61]=&quot;MO&quot;); 0; 1)" office:value-type="float" office:value="1" calcext:value-type="float">
            <text:p>1</text:p>
          </table:table-cell>
          <table:table-cell table:style-name="ce7" table:formula="of:=IF(OR([.C61]=&quot;TO&quot;;[.C61]=&quot;MO&quot;); 0; 1)" office:value-type="float" office:value="1" calcext:value-type="float">
            <text:p>1</text:p>
          </table:table-cell>
          <table:table-cell table:style-name="ce7" table:formula="of:=IF(OR([.D61]=&quot;TO&quot;;[.D61]=&quot;MO&quot;); 0; 1)" office:value-type="float" office:value="1" calcext:value-type="float">
            <text:p>1</text:p>
          </table:table-cell>
          <table:table-cell table:style-name="ce7" table:formula="of:=IF(OR([.E61]=&quot;TO&quot;;[.E61]=&quot;MO&quot;); 0; 1)" office:value-type="float" office:value="1" calcext:value-type="float">
            <text:p>1</text:p>
          </table:table-cell>
          <table:table-cell table:style-name="ce7" table:formula="of:=IF(OR([.F61]=&quot;TO&quot;;[.F61]=&quot;MO&quot;); 0; 1)" office:value-type="float" office:value="1" calcext:value-type="float">
            <text:p>1</text:p>
          </table:table-cell>
          <table:table-cell table:style-name="ce7" table:formula="of:=IF(OR([.G61]=&quot;TO&quot;;[.G61]=&quot;MO&quot;); 0; 1)" office:value-type="float" office:value="1" calcext:value-type="float">
            <text:p>1</text:p>
          </table:table-cell>
          <table:table-cell/>
          <table:table-cell table:style-name="ce7" table:formula="of:=IF(OR([.I61]=&quot;TO&quot;;[.I61]=&quot;MO&quot;); 0; 1)" office:value-type="float" office:value="1" calcext:value-type="float">
            <text:p>1</text:p>
          </table:table-cell>
          <table:table-cell table:style-name="ce7" table:formula="of:=IF(OR([.J61]=&quot;TO&quot;;[.J61]=&quot;MO&quot;); 0; 1)" office:value-type="float" office:value="1" calcext:value-type="float">
            <text:p>1</text:p>
          </table:table-cell>
          <table:table-cell table:style-name="ce7" table:formula="of:=IF(OR([.K61]=&quot;TO&quot;;[.K61]=&quot;MO&quot;); 0; 1)" office:value-type="float" office:value="1" calcext:value-type="float">
            <text:p>1</text:p>
          </table:table-cell>
          <table:table-cell table:style-name="ce7" table:formula="of:=IF(OR([.L61]=&quot;TO&quot;;[.L61]=&quot;MO&quot;); 0; 1)" office:value-type="float" office:value="1" calcext:value-type="float">
            <text:p>1</text:p>
          </table:table-cell>
          <table:table-cell table:style-name="ce7" table:formula="of:=IF(OR([.M61]=&quot;TO&quot;;[.M61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61]=&quot;TO&quot;;[.B61]=&quot;MO&quot;); 3600; [.B61])" office:value-type="float" office:value="0.410218" calcext:value-type="float">
            <text:p>0.410218</text:p>
          </table:table-cell>
          <table:table-cell table:style-name="ce10" table:formula="of:=IF(OR([.C61]=&quot;TO&quot;;[.C61]=&quot;MO&quot;); 3600; [.C61])" office:value-type="float" office:value="0.18008373" calcext:value-type="float">
            <text:p>0.180084</text:p>
          </table:table-cell>
          <table:table-cell table:style-name="ce10" table:formula="of:=IF(OR([.D61]=&quot;TO&quot;;[.D61]=&quot;MO&quot;); 3600; [.D61])" office:value-type="float" office:value="0.355126142501831" calcext:value-type="float">
            <text:p>0.355126</text:p>
          </table:table-cell>
          <table:table-cell table:style-name="ce10" table:formula="of:=IF(OR([.E61]=&quot;TO&quot;;[.E61]=&quot;MO&quot;); 3600; [.E61])" office:value-type="float" office:value="2.11985158920288" calcext:value-type="float">
            <text:p>2.119852</text:p>
          </table:table-cell>
          <table:table-cell table:style-name="ce10" table:formula="of:=IF(OR([.F61]=&quot;TO&quot;;[.F61]=&quot;MO&quot;); 3600; [.F61])" office:value-type="float" office:value="0.425450086593628" calcext:value-type="float">
            <text:p>0.425450</text:p>
          </table:table-cell>
          <table:table-cell table:style-name="ce10" table:formula="of:=IF(OR([.G61]=&quot;TO&quot;;[.G61]=&quot;MO&quot;); 3600; [.G61])" office:value-type="float" office:value="2.66566967964172" calcext:value-type="float">
            <text:p>2.665670</text:p>
          </table:table-cell>
          <table:table-cell table:style-name="ce10"/>
          <table:table-cell table:style-name="ce10" table:formula="of:=IF(OR([.I61]=&quot;TO&quot;;[.I61]=&quot;MO&quot;); 3600; [.I61])" office:value-type="float" office:value="0.035" calcext:value-type="float">
            <text:p>0.035000</text:p>
          </table:table-cell>
          <table:table-cell table:style-name="ce10" table:formula="of:=IF(OR([.J61]=&quot;TO&quot;;[.J61]=&quot;MO&quot;); 3600; [.J61])" office:value-type="float" office:value="0.165811" calcext:value-type="float">
            <text:p>0.165811</text:p>
          </table:table-cell>
          <table:table-cell table:style-name="ce10" table:formula="of:=IF(OR([.K61]=&quot;TO&quot;;[.K61]=&quot;MO&quot;); 3600; [.K61])" office:value-type="float" office:value="0.208417" calcext:value-type="float">
            <text:p>0.208417</text:p>
          </table:table-cell>
          <table:table-cell table:style-name="ce10" table:formula="of:=IF(OR([.L61]=&quot;TO&quot;;[.L61]=&quot;MO&quot;); 3600; [.L61])" office:value-type="float" office:value="0.169772" calcext:value-type="float">
            <text:p>0.169772</text:p>
          </table:table-cell>
          <table:table-cell table:style-name="ce10" table:formula="of:=IF(OR([.M61]=&quot;TO&quot;;[.M61]=&quot;MO&quot;); 3600; [.M61])" office:value-type="float" office:value="0.14812" calcext:value-type="float">
            <text:p>0.148120</text:p>
          </table:table-cell>
        </table:table-row>
        <table:table-row table:style-name="ro1">
          <table:table-cell table:style-name="ce3" office:value-type="string" calcext:value-type="string">
            <text:p>AIJ14L-2RN2.matrix.69p.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35.582273373" calcext:value-type="float">
            <text:p>35.582273373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134" calcext:value-type="float">
            <text:p>0.13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2]=&quot;TO&quot;;[.B62]=&quot;MO&quot;); 0; 1)" office:value-type="float" office:value="0" calcext:value-type="float">
            <text:p>0</text:p>
          </table:table-cell>
          <table:table-cell table:style-name="ce7" table:formula="of:=IF(OR([.C62]=&quot;TO&quot;;[.C62]=&quot;MO&quot;); 0; 1)" office:value-type="float" office:value="1" calcext:value-type="float">
            <text:p>1</text:p>
          </table:table-cell>
          <table:table-cell table:style-name="ce7" table:formula="of:=IF(OR([.D62]=&quot;TO&quot;;[.D62]=&quot;MO&quot;); 0; 1)" office:value-type="float" office:value="0" calcext:value-type="float">
            <text:p>0</text:p>
          </table:table-cell>
          <table:table-cell table:style-name="ce7" table:formula="of:=IF(OR([.E62]=&quot;TO&quot;;[.E62]=&quot;MO&quot;); 0; 1)" office:value-type="float" office:value="0" calcext:value-type="float">
            <text:p>0</text:p>
          </table:table-cell>
          <table:table-cell table:style-name="ce7" table:formula="of:=IF(OR([.F62]=&quot;TO&quot;;[.F62]=&quot;MO&quot;); 0; 1)" office:value-type="float" office:value="0" calcext:value-type="float">
            <text:p>0</text:p>
          </table:table-cell>
          <table:table-cell table:style-name="ce7" table:formula="of:=IF(OR([.G62]=&quot;TO&quot;;[.G62]=&quot;MO&quot;); 0; 1)" office:value-type="float" office:value="0" calcext:value-type="float">
            <text:p>0</text:p>
          </table:table-cell>
          <table:table-cell/>
          <table:table-cell table:style-name="ce7" table:formula="of:=IF(OR([.I62]=&quot;TO&quot;;[.I62]=&quot;MO&quot;); 0; 1)" office:value-type="float" office:value="1" calcext:value-type="float">
            <text:p>1</text:p>
          </table:table-cell>
          <table:table-cell table:style-name="ce7" table:formula="of:=IF(OR([.J62]=&quot;TO&quot;;[.J62]=&quot;MO&quot;); 0; 1)" office:value-type="float" office:value="0" calcext:value-type="float">
            <text:p>0</text:p>
          </table:table-cell>
          <table:table-cell table:style-name="ce7" table:formula="of:=IF(OR([.K62]=&quot;TO&quot;;[.K62]=&quot;MO&quot;); 0; 1)" office:value-type="float" office:value="0" calcext:value-type="float">
            <text:p>0</text:p>
          </table:table-cell>
          <table:table-cell table:style-name="ce7" table:formula="of:=IF(OR([.L62]=&quot;TO&quot;;[.L62]=&quot;MO&quot;); 0; 1)" office:value-type="float" office:value="0" calcext:value-type="float">
            <text:p>0</text:p>
          </table:table-cell>
          <table:table-cell table:style-name="ce7" table:formula="of:=IF(OR([.M62]=&quot;TO&quot;;[.M6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2]=&quot;TO&quot;;[.B62]=&quot;MO&quot;); 3600; [.B62])" office:value-type="float" office:value="3600" calcext:value-type="float">
            <text:p>3600.000000</text:p>
          </table:table-cell>
          <table:table-cell table:style-name="ce10" table:formula="of:=IF(OR([.C62]=&quot;TO&quot;;[.C62]=&quot;MO&quot;); 3600; [.C62])" office:value-type="float" office:value="35.582273373" calcext:value-type="float">
            <text:p>35.582273</text:p>
          </table:table-cell>
          <table:table-cell table:style-name="ce10" table:formula="of:=IF(OR([.D62]=&quot;TO&quot;;[.D62]=&quot;MO&quot;); 3600; [.D62])" office:value-type="float" office:value="3600" calcext:value-type="float">
            <text:p>3600.000000</text:p>
          </table:table-cell>
          <table:table-cell table:style-name="ce10" table:formula="of:=IF(OR([.E62]=&quot;TO&quot;;[.E62]=&quot;MO&quot;); 3600; [.E62])" office:value-type="float" office:value="3600" calcext:value-type="float">
            <text:p>3600.000000</text:p>
          </table:table-cell>
          <table:table-cell table:style-name="ce10" table:formula="of:=IF(OR([.F62]=&quot;TO&quot;;[.F62]=&quot;MO&quot;); 3600; [.F62])" office:value-type="float" office:value="3600" calcext:value-type="float">
            <text:p>3600.000000</text:p>
          </table:table-cell>
          <table:table-cell table:style-name="ce10" table:formula="of:=IF(OR([.G62]=&quot;TO&quot;;[.G62]=&quot;MO&quot;); 3600; [.G6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2]=&quot;TO&quot;;[.I62]=&quot;MO&quot;); 3600; [.I62])" office:value-type="float" office:value="0.134" calcext:value-type="float">
            <text:p>0.134000</text:p>
          </table:table-cell>
          <table:table-cell table:style-name="ce10" table:formula="of:=IF(OR([.J62]=&quot;TO&quot;;[.J62]=&quot;MO&quot;); 3600; [.J62])" office:value-type="float" office:value="3600" calcext:value-type="float">
            <text:p>3600.000000</text:p>
          </table:table-cell>
          <table:table-cell table:style-name="ce10" table:formula="of:=IF(OR([.K62]=&quot;TO&quot;;[.K62]=&quot;MO&quot;); 3600; [.K62])" office:value-type="float" office:value="3600" calcext:value-type="float">
            <text:p>3600.000000</text:p>
          </table:table-cell>
          <table:table-cell table:style-name="ce10" table:formula="of:=IF(OR([.L62]=&quot;TO&quot;;[.L62]=&quot;MO&quot;); 3600; [.L62])" office:value-type="float" office:value="3600" calcext:value-type="float">
            <text:p>3600.000000</text:p>
          </table:table-cell>
          <table:table-cell table:style-name="ce10" table:formula="of:=IF(OR([.M62]=&quot;TO&quot;;[.M62]=&quot;MO&quot;); 3600; [.M62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2TRX.matrix.61p.19aa.usingEref_self_digit2</text:p>
          </table:table-cell>
          <table:table-cell table:style-name="ce4" office:value-type="float" office:value="211.455816" calcext:value-type="float">
            <text:p>211.455816</text:p>
          </table:table-cell>
          <table:table-cell office:value-type="float" office:value="11.151322421" calcext:value-type="float">
            <text:p>11.15132242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325.113717317581" calcext:value-type="float">
            <text:p>325.113717317581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19" calcext:value-type="float">
            <text:p>0.19</text:p>
          </table:table-cell>
          <table:table-cell office:value-type="string" calcext:value-type="string">
            <text:p>TO</text:p>
          </table:table-cell>
          <table:table-cell office:value-type="float" office:value="1297.41" calcext:value-type="float">
            <text:p>1297.41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3]=&quot;TO&quot;;[.B63]=&quot;MO&quot;); 0; 1)" office:value-type="float" office:value="1" calcext:value-type="float">
            <text:p>1</text:p>
          </table:table-cell>
          <table:table-cell table:style-name="ce7" table:formula="of:=IF(OR([.C63]=&quot;TO&quot;;[.C63]=&quot;MO&quot;); 0; 1)" office:value-type="float" office:value="1" calcext:value-type="float">
            <text:p>1</text:p>
          </table:table-cell>
          <table:table-cell table:style-name="ce7" table:formula="of:=IF(OR([.D63]=&quot;TO&quot;;[.D63]=&quot;MO&quot;); 0; 1)" office:value-type="float" office:value="0" calcext:value-type="float">
            <text:p>0</text:p>
          </table:table-cell>
          <table:table-cell table:style-name="ce7" table:formula="of:=IF(OR([.E63]=&quot;TO&quot;;[.E63]=&quot;MO&quot;); 0; 1)" office:value-type="float" office:value="0" calcext:value-type="float">
            <text:p>0</text:p>
          </table:table-cell>
          <table:table-cell table:style-name="ce7" table:formula="of:=IF(OR([.F63]=&quot;TO&quot;;[.F63]=&quot;MO&quot;); 0; 1)" office:value-type="float" office:value="1" calcext:value-type="float">
            <text:p>1</text:p>
          </table:table-cell>
          <table:table-cell table:style-name="ce7" table:formula="of:=IF(OR([.G63]=&quot;TO&quot;;[.G63]=&quot;MO&quot;); 0; 1)" office:value-type="float" office:value="0" calcext:value-type="float">
            <text:p>0</text:p>
          </table:table-cell>
          <table:table-cell/>
          <table:table-cell table:style-name="ce7" table:formula="of:=IF(OR([.I63]=&quot;TO&quot;;[.I63]=&quot;MO&quot;); 0; 1)" office:value-type="float" office:value="1" calcext:value-type="float">
            <text:p>1</text:p>
          </table:table-cell>
          <table:table-cell table:style-name="ce7" table:formula="of:=IF(OR([.J63]=&quot;TO&quot;;[.J63]=&quot;MO&quot;); 0; 1)" office:value-type="float" office:value="0" calcext:value-type="float">
            <text:p>0</text:p>
          </table:table-cell>
          <table:table-cell table:style-name="ce7" table:formula="of:=IF(OR([.K63]=&quot;TO&quot;;[.K63]=&quot;MO&quot;); 0; 1)" office:value-type="float" office:value="1" calcext:value-type="float">
            <text:p>1</text:p>
          </table:table-cell>
          <table:table-cell table:style-name="ce7" table:formula="of:=IF(OR([.L63]=&quot;TO&quot;;[.L63]=&quot;MO&quot;); 0; 1)" office:value-type="float" office:value="0" calcext:value-type="float">
            <text:p>0</text:p>
          </table:table-cell>
          <table:table-cell table:style-name="ce7" table:formula="of:=IF(OR([.M63]=&quot;TO&quot;;[.M6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3]=&quot;TO&quot;;[.B63]=&quot;MO&quot;); 3600; [.B63])" office:value-type="float" office:value="211.455816" calcext:value-type="float">
            <text:p>211.455816</text:p>
          </table:table-cell>
          <table:table-cell table:style-name="ce10" table:formula="of:=IF(OR([.C63]=&quot;TO&quot;;[.C63]=&quot;MO&quot;); 3600; [.C63])" office:value-type="float" office:value="11.151322421" calcext:value-type="float">
            <text:p>11.151322</text:p>
          </table:table-cell>
          <table:table-cell table:style-name="ce10" table:formula="of:=IF(OR([.D63]=&quot;TO&quot;;[.D63]=&quot;MO&quot;); 3600; [.D63])" office:value-type="float" office:value="3600" calcext:value-type="float">
            <text:p>3600.000000</text:p>
          </table:table-cell>
          <table:table-cell table:style-name="ce10" table:formula="of:=IF(OR([.E63]=&quot;TO&quot;;[.E63]=&quot;MO&quot;); 3600; [.E63])" office:value-type="float" office:value="3600" calcext:value-type="float">
            <text:p>3600.000000</text:p>
          </table:table-cell>
          <table:table-cell table:style-name="ce10" table:formula="of:=IF(OR([.F63]=&quot;TO&quot;;[.F63]=&quot;MO&quot;); 3600; [.F63])" office:value-type="float" office:value="325.113717317581" calcext:value-type="float">
            <text:p>325.113717</text:p>
          </table:table-cell>
          <table:table-cell table:style-name="ce10" table:formula="of:=IF(OR([.G63]=&quot;TO&quot;;[.G63]=&quot;MO&quot;); 3600; [.G6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3]=&quot;TO&quot;;[.I63]=&quot;MO&quot;); 3600; [.I63])" office:value-type="float" office:value="0.19" calcext:value-type="float">
            <text:p>0.190000</text:p>
          </table:table-cell>
          <table:table-cell table:style-name="ce10" table:formula="of:=IF(OR([.J63]=&quot;TO&quot;;[.J63]=&quot;MO&quot;); 3600; [.J63])" office:value-type="float" office:value="3600" calcext:value-type="float">
            <text:p>3600.000000</text:p>
          </table:table-cell>
          <table:table-cell table:style-name="ce10" table:formula="of:=IF(OR([.K63]=&quot;TO&quot;;[.K63]=&quot;MO&quot;); 3600; [.K63])" office:value-type="float" office:value="1297.41" calcext:value-type="float">
            <text:p>1297.410000</text:p>
          </table:table-cell>
          <table:table-cell table:style-name="ce10" table:formula="of:=IF(OR([.L63]=&quot;TO&quot;;[.L63]=&quot;MO&quot;); 3600; [.L63])" office:value-type="float" office:value="3600" calcext:value-type="float">
            <text:p>3600.000000</text:p>
          </table:table-cell>
          <table:table-cell table:style-name="ce10" table:formula="of:=IF(OR([.M63]=&quot;TO&quot;;[.M63]=&quot;MO&quot;); 3600; [.M63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3CHY.matrix.74p.9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62.652" calcext:value-type="float">
            <text:p>62.65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4]=&quot;TO&quot;;[.B64]=&quot;MO&quot;); 0; 1)" office:value-type="float" office:value="0" calcext:value-type="float">
            <text:p>0</text:p>
          </table:table-cell>
          <table:table-cell table:style-name="ce7" table:formula="of:=IF(OR([.C64]=&quot;TO&quot;;[.C64]=&quot;MO&quot;); 0; 1)" office:value-type="float" office:value="0" calcext:value-type="float">
            <text:p>0</text:p>
          </table:table-cell>
          <table:table-cell table:style-name="ce7" table:formula="of:=IF(OR([.D64]=&quot;TO&quot;;[.D64]=&quot;MO&quot;); 0; 1)" office:value-type="float" office:value="0" calcext:value-type="float">
            <text:p>0</text:p>
          </table:table-cell>
          <table:table-cell table:style-name="ce7" table:formula="of:=IF(OR([.E64]=&quot;TO&quot;;[.E64]=&quot;MO&quot;); 0; 1)" office:value-type="float" office:value="0" calcext:value-type="float">
            <text:p>0</text:p>
          </table:table-cell>
          <table:table-cell table:style-name="ce7" table:formula="of:=IF(OR([.F64]=&quot;TO&quot;;[.F64]=&quot;MO&quot;); 0; 1)" office:value-type="float" office:value="0" calcext:value-type="float">
            <text:p>0</text:p>
          </table:table-cell>
          <table:table-cell table:style-name="ce7" table:formula="of:=IF(OR([.G64]=&quot;TO&quot;;[.G64]=&quot;MO&quot;); 0; 1)" office:value-type="float" office:value="0" calcext:value-type="float">
            <text:p>0</text:p>
          </table:table-cell>
          <table:table-cell/>
          <table:table-cell table:style-name="ce7" table:formula="of:=IF(OR([.I64]=&quot;TO&quot;;[.I64]=&quot;MO&quot;); 0; 1)" office:value-type="float" office:value="1" calcext:value-type="float">
            <text:p>1</text:p>
          </table:table-cell>
          <table:table-cell table:style-name="ce7" table:formula="of:=IF(OR([.J64]=&quot;TO&quot;;[.J64]=&quot;MO&quot;); 0; 1)" office:value-type="float" office:value="0" calcext:value-type="float">
            <text:p>0</text:p>
          </table:table-cell>
          <table:table-cell table:style-name="ce7" table:formula="of:=IF(OR([.K64]=&quot;TO&quot;;[.K64]=&quot;MO&quot;); 0; 1)" office:value-type="float" office:value="0" calcext:value-type="float">
            <text:p>0</text:p>
          </table:table-cell>
          <table:table-cell table:style-name="ce7" table:formula="of:=IF(OR([.L64]=&quot;TO&quot;;[.L64]=&quot;MO&quot;); 0; 1)" office:value-type="float" office:value="0" calcext:value-type="float">
            <text:p>0</text:p>
          </table:table-cell>
          <table:table-cell table:style-name="ce7" table:formula="of:=IF(OR([.M64]=&quot;TO&quot;;[.M6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4]=&quot;TO&quot;;[.B64]=&quot;MO&quot;); 3600; [.B64])" office:value-type="float" office:value="3600" calcext:value-type="float">
            <text:p>3600.000000</text:p>
          </table:table-cell>
          <table:table-cell table:style-name="ce10" table:formula="of:=IF(OR([.C64]=&quot;TO&quot;;[.C64]=&quot;MO&quot;); 3600; [.C64])" office:value-type="float" office:value="3600" calcext:value-type="float">
            <text:p>3600.000000</text:p>
          </table:table-cell>
          <table:table-cell table:style-name="ce10" table:formula="of:=IF(OR([.D64]=&quot;TO&quot;;[.D64]=&quot;MO&quot;); 3600; [.D64])" office:value-type="float" office:value="3600" calcext:value-type="float">
            <text:p>3600.000000</text:p>
          </table:table-cell>
          <table:table-cell table:style-name="ce10" table:formula="of:=IF(OR([.E64]=&quot;TO&quot;;[.E64]=&quot;MO&quot;); 3600; [.E64])" office:value-type="float" office:value="3600" calcext:value-type="float">
            <text:p>3600.000000</text:p>
          </table:table-cell>
          <table:table-cell table:style-name="ce10" table:formula="of:=IF(OR([.F64]=&quot;TO&quot;;[.F64]=&quot;MO&quot;); 3600; [.F64])" office:value-type="float" office:value="3600" calcext:value-type="float">
            <text:p>3600.000000</text:p>
          </table:table-cell>
          <table:table-cell table:style-name="ce10" table:formula="of:=IF(OR([.G64]=&quot;TO&quot;;[.G64]=&quot;MO&quot;); 3600; [.G6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4]=&quot;TO&quot;;[.I64]=&quot;MO&quot;); 3600; [.I64])" office:value-type="float" office:value="62.652" calcext:value-type="float">
            <text:p>62.652000</text:p>
          </table:table-cell>
          <table:table-cell table:style-name="ce10" table:formula="of:=IF(OR([.J64]=&quot;TO&quot;;[.J64]=&quot;MO&quot;); 3600; [.J64])" office:value-type="float" office:value="3600" calcext:value-type="float">
            <text:p>3600.000000</text:p>
          </table:table-cell>
          <table:table-cell table:style-name="ce10" table:formula="of:=IF(OR([.K64]=&quot;TO&quot;;[.K64]=&quot;MO&quot;); 3600; [.K64])" office:value-type="float" office:value="3600" calcext:value-type="float">
            <text:p>3600.000000</text:p>
          </table:table-cell>
          <table:table-cell table:style-name="ce10" table:formula="of:=IF(OR([.L64]=&quot;TO&quot;;[.L64]=&quot;MO&quot;); 3600; [.L64])" office:value-type="float" office:value="3600" calcext:value-type="float">
            <text:p>3600.000000</text:p>
          </table:table-cell>
          <table:table-cell table:style-name="ce10" table:formula="of:=IF(OR([.M64]=&quot;TO&quot;;[.M64]=&quot;MO&quot;); 3600; [.M64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AIJ14L-3HHR.matrix.115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number-columns-repeated="2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5]=&quot;TO&quot;;[.B65]=&quot;MO&quot;); 0; 1)" office:value-type="float" office:value="0" calcext:value-type="float">
            <text:p>0</text:p>
          </table:table-cell>
          <table:table-cell table:style-name="ce7" table:formula="of:=IF(OR([.C65]=&quot;TO&quot;;[.C65]=&quot;MO&quot;); 0; 1)" office:value-type="float" office:value="0" calcext:value-type="float">
            <text:p>0</text:p>
          </table:table-cell>
          <table:table-cell table:style-name="ce7" table:formula="of:=IF(OR([.D65]=&quot;TO&quot;;[.D65]=&quot;MO&quot;); 0; 1)" office:value-type="float" office:value="0" calcext:value-type="float">
            <text:p>0</text:p>
          </table:table-cell>
          <table:table-cell table:style-name="ce7" table:formula="of:=IF(OR([.E65]=&quot;TO&quot;;[.E65]=&quot;MO&quot;); 0; 1)" office:value-type="float" office:value="1" calcext:value-type="float">
            <text:p>1</text:p>
          </table:table-cell>
          <table:table-cell table:style-name="ce7" table:formula="of:=IF(OR([.F65]=&quot;TO&quot;;[.F65]=&quot;MO&quot;); 0; 1)" office:value-type="float" office:value="0" calcext:value-type="float">
            <text:p>0</text:p>
          </table:table-cell>
          <table:table-cell table:style-name="ce7" table:formula="of:=IF(OR([.G65]=&quot;TO&quot;;[.G65]=&quot;MO&quot;); 0; 1)" office:value-type="float" office:value="0" calcext:value-type="float">
            <text:p>0</text:p>
          </table:table-cell>
          <table:table-cell/>
          <table:table-cell table:style-name="ce7" table:formula="of:=IF(OR([.I65]=&quot;TO&quot;;[.I65]=&quot;MO&quot;); 0; 1)" office:value-type="float" office:value="0" calcext:value-type="float">
            <text:p>0</text:p>
          </table:table-cell>
          <table:table-cell table:style-name="ce7" table:formula="of:=IF(OR([.J65]=&quot;TO&quot;;[.J65]=&quot;MO&quot;); 0; 1)" office:value-type="float" office:value="0" calcext:value-type="float">
            <text:p>0</text:p>
          </table:table-cell>
          <table:table-cell table:style-name="ce7" table:formula="of:=IF(OR([.K65]=&quot;TO&quot;;[.K65]=&quot;MO&quot;); 0; 1)" office:value-type="float" office:value="0" calcext:value-type="float">
            <text:p>0</text:p>
          </table:table-cell>
          <table:table-cell table:style-name="ce7" table:formula="of:=IF(OR([.L65]=&quot;TO&quot;;[.L65]=&quot;MO&quot;); 0; 1)" office:value-type="float" office:value="0" calcext:value-type="float">
            <text:p>0</text:p>
          </table:table-cell>
          <table:table-cell table:style-name="ce7" table:formula="of:=IF(OR([.M65]=&quot;TO&quot;;[.M6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5]=&quot;TO&quot;;[.B65]=&quot;MO&quot;); 3600; [.B65])" office:value-type="float" office:value="3600" calcext:value-type="float">
            <text:p>3600.000000</text:p>
          </table:table-cell>
          <table:table-cell table:style-name="ce10" table:formula="of:=IF(OR([.C65]=&quot;TO&quot;;[.C65]=&quot;MO&quot;); 3600; [.C65])" office:value-type="float" office:value="3600" calcext:value-type="float">
            <text:p>3600.000000</text:p>
          </table:table-cell>
          <table:table-cell table:style-name="ce10" table:formula="of:=IF(OR([.D65]=&quot;TO&quot;;[.D65]=&quot;MO&quot;); 3600; [.D65])" office:value-type="float" office:value="3600" calcext:value-type="float">
            <text:p>3600.000000</text:p>
          </table:table-cell>
          <table:table-cell table:style-name="ce10" table:formula="of:=IF(OR([.E65]=&quot;TO&quot;;[.E65]=&quot;MO&quot;); 3600; [.E65])" office:value-type="float" office:value="0" calcext:value-type="float">
            <text:p>0.000000</text:p>
          </table:table-cell>
          <table:table-cell table:style-name="ce10" table:formula="of:=IF(OR([.F65]=&quot;TO&quot;;[.F65]=&quot;MO&quot;); 3600; [.F65])" office:value-type="float" office:value="3600" calcext:value-type="float">
            <text:p>3600.000000</text:p>
          </table:table-cell>
          <table:table-cell table:style-name="ce10" table:formula="of:=IF(OR([.G65]=&quot;TO&quot;;[.G65]=&quot;MO&quot;); 3600; [.G6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5]=&quot;TO&quot;;[.I65]=&quot;MO&quot;); 3600; [.I65])" office:value-type="float" office:value="3600" calcext:value-type="float">
            <text:p>3600.000000</text:p>
          </table:table-cell>
          <table:table-cell table:style-name="ce10" table:formula="of:=IF(OR([.J65]=&quot;TO&quot;;[.J65]=&quot;MO&quot;); 3600; [.J65])" office:value-type="float" office:value="3600" calcext:value-type="float">
            <text:p>3600.000000</text:p>
          </table:table-cell>
          <table:table-cell table:style-name="ce10" table:formula="of:=IF(OR([.K65]=&quot;TO&quot;;[.K65]=&quot;MO&quot;); 3600; [.K65])" office:value-type="float" office:value="3600" calcext:value-type="float">
            <text:p>3600.000000</text:p>
          </table:table-cell>
          <table:table-cell table:style-name="ce10" table:formula="of:=IF(OR([.L65]=&quot;TO&quot;;[.L65]=&quot;MO&quot;); 3600; [.L65])" office:value-type="float" office:value="3600" calcext:value-type="float">
            <text:p>3600.000000</text:p>
          </table:table-cell>
          <table:table-cell table:style-name="ce10" table:formula="of:=IF(OR([.M65]=&quot;TO&quot;;[.M65]=&quot;MO&quot;); 3600; [.M65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BK2.matrix.24p.17aa.usingEref_self_digit8</text:p>
          </table:table-cell>
          <table:table-cell table:style-name="ce4" office:value-type="float" office:value="146.376778" calcext:value-type="float">
            <text:p>146.376778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054" calcext:value-type="float">
            <text:p>0.05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6]=&quot;TO&quot;;[.B66]=&quot;MO&quot;); 0; 1)" office:value-type="float" office:value="1" calcext:value-type="float">
            <text:p>1</text:p>
          </table:table-cell>
          <table:table-cell table:style-name="ce7" table:formula="of:=IF(OR([.C66]=&quot;TO&quot;;[.C66]=&quot;MO&quot;); 0; 1)" office:value-type="float" office:value="0" calcext:value-type="float">
            <text:p>0</text:p>
          </table:table-cell>
          <table:table-cell table:style-name="ce7" table:formula="of:=IF(OR([.D66]=&quot;TO&quot;;[.D66]=&quot;MO&quot;); 0; 1)" office:value-type="float" office:value="0" calcext:value-type="float">
            <text:p>0</text:p>
          </table:table-cell>
          <table:table-cell table:style-name="ce7" table:formula="of:=IF(OR([.E66]=&quot;TO&quot;;[.E66]=&quot;MO&quot;); 0; 1)" office:value-type="float" office:value="0" calcext:value-type="float">
            <text:p>0</text:p>
          </table:table-cell>
          <table:table-cell table:style-name="ce7" table:formula="of:=IF(OR([.F66]=&quot;TO&quot;;[.F66]=&quot;MO&quot;); 0; 1)" office:value-type="float" office:value="0" calcext:value-type="float">
            <text:p>0</text:p>
          </table:table-cell>
          <table:table-cell table:style-name="ce7" table:formula="of:=IF(OR([.G66]=&quot;TO&quot;;[.G66]=&quot;MO&quot;); 0; 1)" office:value-type="float" office:value="0" calcext:value-type="float">
            <text:p>0</text:p>
          </table:table-cell>
          <table:table-cell/>
          <table:table-cell table:style-name="ce7" table:formula="of:=IF(OR([.I66]=&quot;TO&quot;;[.I66]=&quot;MO&quot;); 0; 1)" office:value-type="float" office:value="1" calcext:value-type="float">
            <text:p>1</text:p>
          </table:table-cell>
          <table:table-cell table:style-name="ce7" table:formula="of:=IF(OR([.J66]=&quot;TO&quot;;[.J66]=&quot;MO&quot;); 0; 1)" office:value-type="float" office:value="0" calcext:value-type="float">
            <text:p>0</text:p>
          </table:table-cell>
          <table:table-cell table:style-name="ce7" table:formula="of:=IF(OR([.K66]=&quot;TO&quot;;[.K66]=&quot;MO&quot;); 0; 1)" office:value-type="float" office:value="0" calcext:value-type="float">
            <text:p>0</text:p>
          </table:table-cell>
          <table:table-cell table:style-name="ce7" table:formula="of:=IF(OR([.L66]=&quot;TO&quot;;[.L66]=&quot;MO&quot;); 0; 1)" office:value-type="float" office:value="0" calcext:value-type="float">
            <text:p>0</text:p>
          </table:table-cell>
          <table:table-cell table:style-name="ce7" table:formula="of:=IF(OR([.M66]=&quot;TO&quot;;[.M6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6]=&quot;TO&quot;;[.B66]=&quot;MO&quot;); 3600; [.B66])" office:value-type="float" office:value="146.376778" calcext:value-type="float">
            <text:p>146.376778</text:p>
          </table:table-cell>
          <table:table-cell table:style-name="ce10" table:formula="of:=IF(OR([.C66]=&quot;TO&quot;;[.C66]=&quot;MO&quot;); 3600; [.C66])" office:value-type="float" office:value="3600" calcext:value-type="float">
            <text:p>3600.000000</text:p>
          </table:table-cell>
          <table:table-cell table:style-name="ce10" table:formula="of:=IF(OR([.D66]=&quot;TO&quot;;[.D66]=&quot;MO&quot;); 3600; [.D66])" office:value-type="float" office:value="3600" calcext:value-type="float">
            <text:p>3600.000000</text:p>
          </table:table-cell>
          <table:table-cell table:style-name="ce10" table:formula="of:=IF(OR([.E66]=&quot;TO&quot;;[.E66]=&quot;MO&quot;); 3600; [.E66])" office:value-type="float" office:value="3600" calcext:value-type="float">
            <text:p>3600.000000</text:p>
          </table:table-cell>
          <table:table-cell table:style-name="ce10" table:formula="of:=IF(OR([.F66]=&quot;TO&quot;;[.F66]=&quot;MO&quot;); 3600; [.F66])" office:value-type="float" office:value="3600" calcext:value-type="float">
            <text:p>3600.000000</text:p>
          </table:table-cell>
          <table:table-cell table:style-name="ce10" table:formula="of:=IF(OR([.G66]=&quot;TO&quot;;[.G66]=&quot;MO&quot;); 3600; [.G6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6]=&quot;TO&quot;;[.I66]=&quot;MO&quot;); 3600; [.I66])" office:value-type="float" office:value="0.054" calcext:value-type="float">
            <text:p>0.054000</text:p>
          </table:table-cell>
          <table:table-cell table:style-name="ce10" table:formula="of:=IF(OR([.J66]=&quot;TO&quot;;[.J66]=&quot;MO&quot;); 3600; [.J66])" office:value-type="float" office:value="3600" calcext:value-type="float">
            <text:p>3600.000000</text:p>
          </table:table-cell>
          <table:table-cell table:style-name="ce10" table:formula="of:=IF(OR([.K66]=&quot;TO&quot;;[.K66]=&quot;MO&quot;); 3600; [.K66])" office:value-type="float" office:value="3600" calcext:value-type="float">
            <text:p>3600.000000</text:p>
          </table:table-cell>
          <table:table-cell table:style-name="ce10" table:formula="of:=IF(OR([.L66]=&quot;TO&quot;;[.L66]=&quot;MO&quot;); 3600; [.L66])" office:value-type="float" office:value="3600" calcext:value-type="float">
            <text:p>3600.000000</text:p>
          </table:table-cell>
          <table:table-cell table:style-name="ce10" table:formula="of:=IF(OR([.M66]=&quot;TO&quot;;[.M66]=&quot;MO&quot;); 3600; [.M66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BRS.matrix.44p.20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1955.844" calcext:value-type="float">
            <text:p>1955.84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7]=&quot;TO&quot;;[.B67]=&quot;MO&quot;); 0; 1)" office:value-type="float" office:value="0" calcext:value-type="float">
            <text:p>0</text:p>
          </table:table-cell>
          <table:table-cell table:style-name="ce7" table:formula="of:=IF(OR([.C67]=&quot;TO&quot;;[.C67]=&quot;MO&quot;); 0; 1)" office:value-type="float" office:value="0" calcext:value-type="float">
            <text:p>0</text:p>
          </table:table-cell>
          <table:table-cell table:style-name="ce7" table:formula="of:=IF(OR([.D67]=&quot;TO&quot;;[.D67]=&quot;MO&quot;); 0; 1)" office:value-type="float" office:value="0" calcext:value-type="float">
            <text:p>0</text:p>
          </table:table-cell>
          <table:table-cell table:style-name="ce7" table:formula="of:=IF(OR([.E67]=&quot;TO&quot;;[.E67]=&quot;MO&quot;); 0; 1)" office:value-type="float" office:value="0" calcext:value-type="float">
            <text:p>0</text:p>
          </table:table-cell>
          <table:table-cell table:style-name="ce7" table:formula="of:=IF(OR([.F67]=&quot;TO&quot;;[.F67]=&quot;MO&quot;); 0; 1)" office:value-type="float" office:value="0" calcext:value-type="float">
            <text:p>0</text:p>
          </table:table-cell>
          <table:table-cell table:style-name="ce7" table:formula="of:=IF(OR([.G67]=&quot;TO&quot;;[.G67]=&quot;MO&quot;); 0; 1)" office:value-type="float" office:value="0" calcext:value-type="float">
            <text:p>0</text:p>
          </table:table-cell>
          <table:table-cell/>
          <table:table-cell table:style-name="ce7" table:formula="of:=IF(OR([.I67]=&quot;TO&quot;;[.I67]=&quot;MO&quot;); 0; 1)" office:value-type="float" office:value="1" calcext:value-type="float">
            <text:p>1</text:p>
          </table:table-cell>
          <table:table-cell table:style-name="ce7" table:formula="of:=IF(OR([.J67]=&quot;TO&quot;;[.J67]=&quot;MO&quot;); 0; 1)" office:value-type="float" office:value="0" calcext:value-type="float">
            <text:p>0</text:p>
          </table:table-cell>
          <table:table-cell table:style-name="ce7" table:formula="of:=IF(OR([.K67]=&quot;TO&quot;;[.K67]=&quot;MO&quot;); 0; 1)" office:value-type="float" office:value="0" calcext:value-type="float">
            <text:p>0</text:p>
          </table:table-cell>
          <table:table-cell table:style-name="ce7" table:formula="of:=IF(OR([.L67]=&quot;TO&quot;;[.L67]=&quot;MO&quot;); 0; 1)" office:value-type="float" office:value="0" calcext:value-type="float">
            <text:p>0</text:p>
          </table:table-cell>
          <table:table-cell table:style-name="ce7" table:formula="of:=IF(OR([.M67]=&quot;TO&quot;;[.M6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7]=&quot;TO&quot;;[.B67]=&quot;MO&quot;); 3600; [.B67])" office:value-type="float" office:value="3600" calcext:value-type="float">
            <text:p>3600.000000</text:p>
          </table:table-cell>
          <table:table-cell table:style-name="ce10" table:formula="of:=IF(OR([.C67]=&quot;TO&quot;;[.C67]=&quot;MO&quot;); 3600; [.C67])" office:value-type="float" office:value="3600" calcext:value-type="float">
            <text:p>3600.000000</text:p>
          </table:table-cell>
          <table:table-cell table:style-name="ce10" table:formula="of:=IF(OR([.D67]=&quot;TO&quot;;[.D67]=&quot;MO&quot;); 3600; [.D67])" office:value-type="float" office:value="3600" calcext:value-type="float">
            <text:p>3600.000000</text:p>
          </table:table-cell>
          <table:table-cell table:style-name="ce10" table:formula="of:=IF(OR([.E67]=&quot;TO&quot;;[.E67]=&quot;MO&quot;); 3600; [.E67])" office:value-type="float" office:value="3600" calcext:value-type="float">
            <text:p>3600.000000</text:p>
          </table:table-cell>
          <table:table-cell table:style-name="ce10" table:formula="of:=IF(OR([.F67]=&quot;TO&quot;;[.F67]=&quot;MO&quot;); 3600; [.F67])" office:value-type="float" office:value="3600" calcext:value-type="float">
            <text:p>3600.000000</text:p>
          </table:table-cell>
          <table:table-cell table:style-name="ce10" table:formula="of:=IF(OR([.G67]=&quot;TO&quot;;[.G67]=&quot;MO&quot;); 3600; [.G6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7]=&quot;TO&quot;;[.I67]=&quot;MO&quot;); 3600; [.I67])" office:value-type="float" office:value="1955.844" calcext:value-type="float">
            <text:p>1955.844000</text:p>
          </table:table-cell>
          <table:table-cell table:style-name="ce10" table:formula="of:=IF(OR([.J67]=&quot;TO&quot;;[.J67]=&quot;MO&quot;); 3600; [.J67])" office:value-type="float" office:value="3600" calcext:value-type="float">
            <text:p>3600.000000</text:p>
          </table:table-cell>
          <table:table-cell table:style-name="ce10" table:formula="of:=IF(OR([.K67]=&quot;TO&quot;;[.K67]=&quot;MO&quot;); 3600; [.K67])" office:value-type="float" office:value="3600" calcext:value-type="float">
            <text:p>3600.000000</text:p>
          </table:table-cell>
          <table:table-cell table:style-name="ce10" table:formula="of:=IF(OR([.L67]=&quot;TO&quot;;[.L67]=&quot;MO&quot;); 3600; [.L67])" office:value-type="float" office:value="3600" calcext:value-type="float">
            <text:p>3600.000000</text:p>
          </table:table-cell>
          <table:table-cell table:style-name="ce10" table:formula="of:=IF(OR([.M67]=&quot;TO&quot;;[.M67]=&quot;MO&quot;); 3600; [.M67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C9O.matrix.43p.17aa.usingEref_self_digit8</text:p>
          </table:table-cell>
          <table:table-cell table:style-name="ce4" office:value-type="float" office:value="1128.964676" calcext:value-type="float">
            <text:p>1128.964676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288" calcext:value-type="float">
            <text:p>0.28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8]=&quot;TO&quot;;[.B68]=&quot;MO&quot;); 0; 1)" office:value-type="float" office:value="1" calcext:value-type="float">
            <text:p>1</text:p>
          </table:table-cell>
          <table:table-cell table:style-name="ce7" table:formula="of:=IF(OR([.C68]=&quot;TO&quot;;[.C68]=&quot;MO&quot;); 0; 1)" office:value-type="float" office:value="0" calcext:value-type="float">
            <text:p>0</text:p>
          </table:table-cell>
          <table:table-cell table:style-name="ce7" table:formula="of:=IF(OR([.D68]=&quot;TO&quot;;[.D68]=&quot;MO&quot;); 0; 1)" office:value-type="float" office:value="0" calcext:value-type="float">
            <text:p>0</text:p>
          </table:table-cell>
          <table:table-cell table:style-name="ce7" table:formula="of:=IF(OR([.E68]=&quot;TO&quot;;[.E68]=&quot;MO&quot;); 0; 1)" office:value-type="float" office:value="0" calcext:value-type="float">
            <text:p>0</text:p>
          </table:table-cell>
          <table:table-cell table:style-name="ce7" table:formula="of:=IF(OR([.F68]=&quot;TO&quot;;[.F68]=&quot;MO&quot;); 0; 1)" office:value-type="float" office:value="0" calcext:value-type="float">
            <text:p>0</text:p>
          </table:table-cell>
          <table:table-cell table:style-name="ce7" table:formula="of:=IF(OR([.G68]=&quot;TO&quot;;[.G68]=&quot;MO&quot;); 0; 1)" office:value-type="float" office:value="0" calcext:value-type="float">
            <text:p>0</text:p>
          </table:table-cell>
          <table:table-cell/>
          <table:table-cell table:style-name="ce7" table:formula="of:=IF(OR([.I68]=&quot;TO&quot;;[.I68]=&quot;MO&quot;); 0; 1)" office:value-type="float" office:value="1" calcext:value-type="float">
            <text:p>1</text:p>
          </table:table-cell>
          <table:table-cell table:style-name="ce7" table:formula="of:=IF(OR([.J68]=&quot;TO&quot;;[.J68]=&quot;MO&quot;); 0; 1)" office:value-type="float" office:value="0" calcext:value-type="float">
            <text:p>0</text:p>
          </table:table-cell>
          <table:table-cell table:style-name="ce7" table:formula="of:=IF(OR([.K68]=&quot;TO&quot;;[.K68]=&quot;MO&quot;); 0; 1)" office:value-type="float" office:value="0" calcext:value-type="float">
            <text:p>0</text:p>
          </table:table-cell>
          <table:table-cell table:style-name="ce7" table:formula="of:=IF(OR([.L68]=&quot;TO&quot;;[.L68]=&quot;MO&quot;); 0; 1)" office:value-type="float" office:value="0" calcext:value-type="float">
            <text:p>0</text:p>
          </table:table-cell>
          <table:table-cell table:style-name="ce7" table:formula="of:=IF(OR([.M68]=&quot;TO&quot;;[.M6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8]=&quot;TO&quot;;[.B68]=&quot;MO&quot;); 3600; [.B68])" office:value-type="float" office:value="1128.964676" calcext:value-type="float">
            <text:p>1128.964676</text:p>
          </table:table-cell>
          <table:table-cell table:style-name="ce10" table:formula="of:=IF(OR([.C68]=&quot;TO&quot;;[.C68]=&quot;MO&quot;); 3600; [.C68])" office:value-type="float" office:value="3600" calcext:value-type="float">
            <text:p>3600.000000</text:p>
          </table:table-cell>
          <table:table-cell table:style-name="ce10" table:formula="of:=IF(OR([.D68]=&quot;TO&quot;;[.D68]=&quot;MO&quot;); 3600; [.D68])" office:value-type="float" office:value="3600" calcext:value-type="float">
            <text:p>3600.000000</text:p>
          </table:table-cell>
          <table:table-cell table:style-name="ce10" table:formula="of:=IF(OR([.E68]=&quot;TO&quot;;[.E68]=&quot;MO&quot;); 3600; [.E68])" office:value-type="float" office:value="3600" calcext:value-type="float">
            <text:p>3600.000000</text:p>
          </table:table-cell>
          <table:table-cell table:style-name="ce10" table:formula="of:=IF(OR([.F68]=&quot;TO&quot;;[.F68]=&quot;MO&quot;); 3600; [.F68])" office:value-type="float" office:value="3600" calcext:value-type="float">
            <text:p>3600.000000</text:p>
          </table:table-cell>
          <table:table-cell table:style-name="ce10" table:formula="of:=IF(OR([.G68]=&quot;TO&quot;;[.G68]=&quot;MO&quot;); 3600; [.G6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8]=&quot;TO&quot;;[.I68]=&quot;MO&quot;); 3600; [.I68])" office:value-type="float" office:value="0.288" calcext:value-type="float">
            <text:p>0.288000</text:p>
          </table:table-cell>
          <table:table-cell table:style-name="ce10" table:formula="of:=IF(OR([.J68]=&quot;TO&quot;;[.J68]=&quot;MO&quot;); 3600; [.J68])" office:value-type="float" office:value="3600" calcext:value-type="float">
            <text:p>3600.000000</text:p>
          </table:table-cell>
          <table:table-cell table:style-name="ce10" table:formula="of:=IF(OR([.K68]=&quot;TO&quot;;[.K68]=&quot;MO&quot;); 3600; [.K68])" office:value-type="float" office:value="3600" calcext:value-type="float">
            <text:p>3600.000000</text:p>
          </table:table-cell>
          <table:table-cell table:style-name="ce10" table:formula="of:=IF(OR([.L68]=&quot;TO&quot;;[.L68]=&quot;MO&quot;); 3600; [.L68])" office:value-type="float" office:value="3600" calcext:value-type="float">
            <text:p>3600.000000</text:p>
          </table:table-cell>
          <table:table-cell table:style-name="ce10" table:formula="of:=IF(OR([.M68]=&quot;TO&quot;;[.M68]=&quot;MO&quot;); 3600; [.M68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CDL.matrix.40p.19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table:number-columns-repeated="3" office:value-type="string" calcext:value-type="string">
            <text:p>TO</text:p>
          </table:table-cell>
          <table:table-cell/>
          <table:table-cell table:style-name="ce4" office:value-type="float" office:value="260.247" calcext:value-type="float">
            <text:p>260.247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9]=&quot;TO&quot;;[.B69]=&quot;MO&quot;); 0; 1)" office:value-type="float" office:value="0" calcext:value-type="float">
            <text:p>0</text:p>
          </table:table-cell>
          <table:table-cell table:style-name="ce7" table:formula="of:=IF(OR([.C69]=&quot;TO&quot;;[.C69]=&quot;MO&quot;); 0; 1)" office:value-type="float" office:value="0" calcext:value-type="float">
            <text:p>0</text:p>
          </table:table-cell>
          <table:table-cell table:style-name="ce7" table:formula="of:=IF(OR([.D69]=&quot;TO&quot;;[.D69]=&quot;MO&quot;); 0; 1)" office:value-type="float" office:value="0" calcext:value-type="float">
            <text:p>0</text:p>
          </table:table-cell>
          <table:table-cell table:style-name="ce7" table:formula="of:=IF(OR([.E69]=&quot;TO&quot;;[.E69]=&quot;MO&quot;); 0; 1)" office:value-type="float" office:value="0" calcext:value-type="float">
            <text:p>0</text:p>
          </table:table-cell>
          <table:table-cell table:style-name="ce7" table:formula="of:=IF(OR([.F69]=&quot;TO&quot;;[.F69]=&quot;MO&quot;); 0; 1)" office:value-type="float" office:value="0" calcext:value-type="float">
            <text:p>0</text:p>
          </table:table-cell>
          <table:table-cell table:style-name="ce7" table:formula="of:=IF(OR([.G69]=&quot;TO&quot;;[.G69]=&quot;MO&quot;); 0; 1)" office:value-type="float" office:value="0" calcext:value-type="float">
            <text:p>0</text:p>
          </table:table-cell>
          <table:table-cell/>
          <table:table-cell table:style-name="ce7" table:formula="of:=IF(OR([.I69]=&quot;TO&quot;;[.I69]=&quot;MO&quot;); 0; 1)" office:value-type="float" office:value="1" calcext:value-type="float">
            <text:p>1</text:p>
          </table:table-cell>
          <table:table-cell table:style-name="ce7" table:formula="of:=IF(OR([.J69]=&quot;TO&quot;;[.J69]=&quot;MO&quot;); 0; 1)" office:value-type="float" office:value="0" calcext:value-type="float">
            <text:p>0</text:p>
          </table:table-cell>
          <table:table-cell table:style-name="ce7" table:formula="of:=IF(OR([.K69]=&quot;TO&quot;;[.K69]=&quot;MO&quot;); 0; 1)" office:value-type="float" office:value="0" calcext:value-type="float">
            <text:p>0</text:p>
          </table:table-cell>
          <table:table-cell table:style-name="ce7" table:formula="of:=IF(OR([.L69]=&quot;TO&quot;;[.L69]=&quot;MO&quot;); 0; 1)" office:value-type="float" office:value="0" calcext:value-type="float">
            <text:p>0</text:p>
          </table:table-cell>
          <table:table-cell table:style-name="ce7" table:formula="of:=IF(OR([.M69]=&quot;TO&quot;;[.M6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9]=&quot;TO&quot;;[.B69]=&quot;MO&quot;); 3600; [.B69])" office:value-type="float" office:value="3600" calcext:value-type="float">
            <text:p>3600.000000</text:p>
          </table:table-cell>
          <table:table-cell table:style-name="ce10" table:formula="of:=IF(OR([.C69]=&quot;TO&quot;;[.C69]=&quot;MO&quot;); 3600; [.C69])" office:value-type="float" office:value="3600" calcext:value-type="float">
            <text:p>3600.000000</text:p>
          </table:table-cell>
          <table:table-cell table:style-name="ce10" table:formula="of:=IF(OR([.D69]=&quot;TO&quot;;[.D69]=&quot;MO&quot;); 3600; [.D69])" office:value-type="float" office:value="3600" calcext:value-type="float">
            <text:p>3600.000000</text:p>
          </table:table-cell>
          <table:table-cell table:style-name="ce10" table:formula="of:=IF(OR([.E69]=&quot;TO&quot;;[.E69]=&quot;MO&quot;); 3600; [.E69])" office:value-type="float" office:value="3600" calcext:value-type="float">
            <text:p>3600.000000</text:p>
          </table:table-cell>
          <table:table-cell table:style-name="ce10" table:formula="of:=IF(OR([.F69]=&quot;TO&quot;;[.F69]=&quot;MO&quot;); 3600; [.F69])" office:value-type="float" office:value="3600" calcext:value-type="float">
            <text:p>3600.000000</text:p>
          </table:table-cell>
          <table:table-cell table:style-name="ce10" table:formula="of:=IF(OR([.G69]=&quot;TO&quot;;[.G69]=&quot;MO&quot;); 3600; [.G6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9]=&quot;TO&quot;;[.I69]=&quot;MO&quot;); 3600; [.I69])" office:value-type="float" office:value="260.247" calcext:value-type="float">
            <text:p>260.247000</text:p>
          </table:table-cell>
          <table:table-cell table:style-name="ce10" table:formula="of:=IF(OR([.J69]=&quot;TO&quot;;[.J69]=&quot;MO&quot;); 3600; [.J69])" office:value-type="float" office:value="3600" calcext:value-type="float">
            <text:p>3600.000000</text:p>
          </table:table-cell>
          <table:table-cell table:style-name="ce10" table:formula="of:=IF(OR([.K69]=&quot;TO&quot;;[.K69]=&quot;MO&quot;); 3600; [.K69])" office:value-type="float" office:value="3600" calcext:value-type="float">
            <text:p>3600.000000</text:p>
          </table:table-cell>
          <table:table-cell table:style-name="ce10" table:formula="of:=IF(OR([.L69]=&quot;TO&quot;;[.L69]=&quot;MO&quot;); 3600; [.L69])" office:value-type="float" office:value="3600" calcext:value-type="float">
            <text:p>3600.000000</text:p>
          </table:table-cell>
          <table:table-cell table:style-name="ce10" table:formula="of:=IF(OR([.M69]=&quot;TO&quot;;[.M69]=&quot;MO&quot;); 3600; [.M69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CM1.matrix.42p.19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2.32" calcext:value-type="float">
            <text:p>2.3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0]=&quot;TO&quot;;[.B70]=&quot;MO&quot;); 0; 1)" office:value-type="float" office:value="0" calcext:value-type="float">
            <text:p>0</text:p>
          </table:table-cell>
          <table:table-cell table:style-name="ce7" table:formula="of:=IF(OR([.C70]=&quot;TO&quot;;[.C70]=&quot;MO&quot;); 0; 1)" office:value-type="float" office:value="0" calcext:value-type="float">
            <text:p>0</text:p>
          </table:table-cell>
          <table:table-cell table:style-name="ce7" table:formula="of:=IF(OR([.D70]=&quot;TO&quot;;[.D70]=&quot;MO&quot;); 0; 1)" office:value-type="float" office:value="0" calcext:value-type="float">
            <text:p>0</text:p>
          </table:table-cell>
          <table:table-cell table:style-name="ce7" table:formula="of:=IF(OR([.E70]=&quot;TO&quot;;[.E70]=&quot;MO&quot;); 0; 1)" office:value-type="float" office:value="0" calcext:value-type="float">
            <text:p>0</text:p>
          </table:table-cell>
          <table:table-cell table:style-name="ce7" table:formula="of:=IF(OR([.F70]=&quot;TO&quot;;[.F70]=&quot;MO&quot;); 0; 1)" office:value-type="float" office:value="0" calcext:value-type="float">
            <text:p>0</text:p>
          </table:table-cell>
          <table:table-cell table:style-name="ce7" table:formula="of:=IF(OR([.G70]=&quot;TO&quot;;[.G70]=&quot;MO&quot;); 0; 1)" office:value-type="float" office:value="0" calcext:value-type="float">
            <text:p>0</text:p>
          </table:table-cell>
          <table:table-cell/>
          <table:table-cell table:style-name="ce7" table:formula="of:=IF(OR([.I70]=&quot;TO&quot;;[.I70]=&quot;MO&quot;); 0; 1)" office:value-type="float" office:value="1" calcext:value-type="float">
            <text:p>1</text:p>
          </table:table-cell>
          <table:table-cell table:style-name="ce7" table:formula="of:=IF(OR([.J70]=&quot;TO&quot;;[.J70]=&quot;MO&quot;); 0; 1)" office:value-type="float" office:value="0" calcext:value-type="float">
            <text:p>0</text:p>
          </table:table-cell>
          <table:table-cell table:style-name="ce7" table:formula="of:=IF(OR([.K70]=&quot;TO&quot;;[.K70]=&quot;MO&quot;); 0; 1)" office:value-type="float" office:value="0" calcext:value-type="float">
            <text:p>0</text:p>
          </table:table-cell>
          <table:table-cell table:style-name="ce7" table:formula="of:=IF(OR([.L70]=&quot;TO&quot;;[.L70]=&quot;MO&quot;); 0; 1)" office:value-type="float" office:value="0" calcext:value-type="float">
            <text:p>0</text:p>
          </table:table-cell>
          <table:table-cell table:style-name="ce7" table:formula="of:=IF(OR([.M70]=&quot;TO&quot;;[.M7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0]=&quot;TO&quot;;[.B70]=&quot;MO&quot;); 3600; [.B70])" office:value-type="float" office:value="3600" calcext:value-type="float">
            <text:p>3600.000000</text:p>
          </table:table-cell>
          <table:table-cell table:style-name="ce10" table:formula="of:=IF(OR([.C70]=&quot;TO&quot;;[.C70]=&quot;MO&quot;); 3600; [.C70])" office:value-type="float" office:value="3600" calcext:value-type="float">
            <text:p>3600.000000</text:p>
          </table:table-cell>
          <table:table-cell table:style-name="ce10" table:formula="of:=IF(OR([.D70]=&quot;TO&quot;;[.D70]=&quot;MO&quot;); 3600; [.D70])" office:value-type="float" office:value="3600" calcext:value-type="float">
            <text:p>3600.000000</text:p>
          </table:table-cell>
          <table:table-cell table:style-name="ce10" table:formula="of:=IF(OR([.E70]=&quot;TO&quot;;[.E70]=&quot;MO&quot;); 3600; [.E70])" office:value-type="float" office:value="3600" calcext:value-type="float">
            <text:p>3600.000000</text:p>
          </table:table-cell>
          <table:table-cell table:style-name="ce10" table:formula="of:=IF(OR([.F70]=&quot;TO&quot;;[.F70]=&quot;MO&quot;); 3600; [.F70])" office:value-type="float" office:value="3600" calcext:value-type="float">
            <text:p>3600.000000</text:p>
          </table:table-cell>
          <table:table-cell table:style-name="ce10" table:formula="of:=IF(OR([.G70]=&quot;TO&quot;;[.G70]=&quot;MO&quot;); 3600; [.G7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0]=&quot;TO&quot;;[.I70]=&quot;MO&quot;); 3600; [.I70])" office:value-type="float" office:value="2.32" calcext:value-type="float">
            <text:p>2.320000</text:p>
          </table:table-cell>
          <table:table-cell table:style-name="ce10" table:formula="of:=IF(OR([.J70]=&quot;TO&quot;;[.J70]=&quot;MO&quot;); 3600; [.J70])" office:value-type="float" office:value="3600" calcext:value-type="float">
            <text:p>3600.000000</text:p>
          </table:table-cell>
          <table:table-cell table:style-name="ce10" table:formula="of:=IF(OR([.K70]=&quot;TO&quot;;[.K70]=&quot;MO&quot;); 3600; [.K70])" office:value-type="float" office:value="3600" calcext:value-type="float">
            <text:p>3600.000000</text:p>
          </table:table-cell>
          <table:table-cell table:style-name="ce10" table:formula="of:=IF(OR([.L70]=&quot;TO&quot;;[.L70]=&quot;MO&quot;); 3600; [.L70])" office:value-type="float" office:value="3600" calcext:value-type="float">
            <text:p>3600.000000</text:p>
          </table:table-cell>
          <table:table-cell table:style-name="ce10" table:formula="of:=IF(OR([.M70]=&quot;TO&quot;;[.M70]=&quot;MO&quot;); 3600; [.M70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CSE.matrix.97p.18aa.usingEref_self_digit8</text:p>
          </table:table-cell>
          <table:table-cell table:style-name="ce4" office:value-type="float" office:value="0.192476" calcext:value-type="float">
            <text:p>0.192476</text:p>
          </table:table-cell>
          <table:table-cell office:value-type="float" office:value="0.12834488" calcext:value-type="float">
            <text:p>0.12834488</text:p>
          </table:table-cell>
          <table:table-cell office:value-type="float" office:value="0.31133508682251" calcext:value-type="float">
            <text:p>0.31133508682251</text:p>
          </table:table-cell>
          <table:table-cell office:value-type="float" office:value="1.51054501533508" calcext:value-type="float">
            <text:p>1.51054501533508</text:p>
          </table:table-cell>
          <table:table-cell office:value-type="float" office:value="0.281814813613892" calcext:value-type="float">
            <text:p>0.281814813613892</text:p>
          </table:table-cell>
          <table:table-cell office:value-type="float" office:value="1.61940288543701" calcext:value-type="float">
            <text:p>1.61940288543701</text:p>
          </table:table-cell>
          <table:table-cell/>
          <table:table-cell table:style-name="ce4" office:value-type="float" office:value="0.023" calcext:value-type="float">
            <text:p>0.023</text:p>
          </table:table-cell>
          <table:table-cell office:value-type="float" office:value="0.193449" calcext:value-type="float">
            <text:p>0.193449</text:p>
          </table:table-cell>
          <table:table-cell office:value-type="float" office:value="0.197228" calcext:value-type="float">
            <text:p>0.197228</text:p>
          </table:table-cell>
          <table:table-cell office:value-type="float" office:value="0.195764" calcext:value-type="float">
            <text:p>0.195764</text:p>
          </table:table-cell>
          <table:table-cell table:style-name="ce53" office:value-type="float" office:value="0.199751" calcext:value-type="float">
            <text:p>0.199751</text:p>
          </table:table-cell>
          <table:table-cell table:style-name="ce7" table:number-columns-repeated="2"/>
          <table:table-cell table:style-name="ce7" table:formula="of:=IF(OR([.B71]=&quot;TO&quot;;[.B71]=&quot;MO&quot;); 0; 1)" office:value-type="float" office:value="1" calcext:value-type="float">
            <text:p>1</text:p>
          </table:table-cell>
          <table:table-cell table:style-name="ce7" table:formula="of:=IF(OR([.C71]=&quot;TO&quot;;[.C71]=&quot;MO&quot;); 0; 1)" office:value-type="float" office:value="1" calcext:value-type="float">
            <text:p>1</text:p>
          </table:table-cell>
          <table:table-cell table:style-name="ce7" table:formula="of:=IF(OR([.D71]=&quot;TO&quot;;[.D71]=&quot;MO&quot;); 0; 1)" office:value-type="float" office:value="1" calcext:value-type="float">
            <text:p>1</text:p>
          </table:table-cell>
          <table:table-cell table:style-name="ce7" table:formula="of:=IF(OR([.E71]=&quot;TO&quot;;[.E71]=&quot;MO&quot;); 0; 1)" office:value-type="float" office:value="1" calcext:value-type="float">
            <text:p>1</text:p>
          </table:table-cell>
          <table:table-cell table:style-name="ce7" table:formula="of:=IF(OR([.F71]=&quot;TO&quot;;[.F71]=&quot;MO&quot;); 0; 1)" office:value-type="float" office:value="1" calcext:value-type="float">
            <text:p>1</text:p>
          </table:table-cell>
          <table:table-cell table:style-name="ce7" table:formula="of:=IF(OR([.G71]=&quot;TO&quot;;[.G71]=&quot;MO&quot;); 0; 1)" office:value-type="float" office:value="1" calcext:value-type="float">
            <text:p>1</text:p>
          </table:table-cell>
          <table:table-cell/>
          <table:table-cell table:style-name="ce7" table:formula="of:=IF(OR([.I71]=&quot;TO&quot;;[.I71]=&quot;MO&quot;); 0; 1)" office:value-type="float" office:value="1" calcext:value-type="float">
            <text:p>1</text:p>
          </table:table-cell>
          <table:table-cell table:style-name="ce7" table:formula="of:=IF(OR([.J71]=&quot;TO&quot;;[.J71]=&quot;MO&quot;); 0; 1)" office:value-type="float" office:value="1" calcext:value-type="float">
            <text:p>1</text:p>
          </table:table-cell>
          <table:table-cell table:style-name="ce7" table:formula="of:=IF(OR([.K71]=&quot;TO&quot;;[.K71]=&quot;MO&quot;); 0; 1)" office:value-type="float" office:value="1" calcext:value-type="float">
            <text:p>1</text:p>
          </table:table-cell>
          <table:table-cell table:style-name="ce7" table:formula="of:=IF(OR([.L71]=&quot;TO&quot;;[.L71]=&quot;MO&quot;); 0; 1)" office:value-type="float" office:value="1" calcext:value-type="float">
            <text:p>1</text:p>
          </table:table-cell>
          <table:table-cell table:style-name="ce7" table:formula="of:=IF(OR([.M71]=&quot;TO&quot;;[.M71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71]=&quot;TO&quot;;[.B71]=&quot;MO&quot;); 3600; [.B71])" office:value-type="float" office:value="0.192476" calcext:value-type="float">
            <text:p>0.192476</text:p>
          </table:table-cell>
          <table:table-cell table:style-name="ce10" table:formula="of:=IF(OR([.C71]=&quot;TO&quot;;[.C71]=&quot;MO&quot;); 3600; [.C71])" office:value-type="float" office:value="0.12834488" calcext:value-type="float">
            <text:p>0.128345</text:p>
          </table:table-cell>
          <table:table-cell table:style-name="ce10" table:formula="of:=IF(OR([.D71]=&quot;TO&quot;;[.D71]=&quot;MO&quot;); 3600; [.D71])" office:value-type="float" office:value="0.31133508682251" calcext:value-type="float">
            <text:p>0.311335</text:p>
          </table:table-cell>
          <table:table-cell table:style-name="ce10" table:formula="of:=IF(OR([.E71]=&quot;TO&quot;;[.E71]=&quot;MO&quot;); 3600; [.E71])" office:value-type="float" office:value="1.51054501533508" calcext:value-type="float">
            <text:p>1.510545</text:p>
          </table:table-cell>
          <table:table-cell table:style-name="ce10" table:formula="of:=IF(OR([.F71]=&quot;TO&quot;;[.F71]=&quot;MO&quot;); 3600; [.F71])" office:value-type="float" office:value="0.281814813613892" calcext:value-type="float">
            <text:p>0.281815</text:p>
          </table:table-cell>
          <table:table-cell table:style-name="ce10" table:formula="of:=IF(OR([.G71]=&quot;TO&quot;;[.G71]=&quot;MO&quot;); 3600; [.G71])" office:value-type="float" office:value="1.61940288543701" calcext:value-type="float">
            <text:p>1.619403</text:p>
          </table:table-cell>
          <table:table-cell table:style-name="ce10"/>
          <table:table-cell table:style-name="ce10" table:formula="of:=IF(OR([.I71]=&quot;TO&quot;;[.I71]=&quot;MO&quot;); 3600; [.I71])" office:value-type="float" office:value="0.023" calcext:value-type="float">
            <text:p>0.023000</text:p>
          </table:table-cell>
          <table:table-cell table:style-name="ce10" table:formula="of:=IF(OR([.J71]=&quot;TO&quot;;[.J71]=&quot;MO&quot;); 3600; [.J71])" office:value-type="float" office:value="0.193449" calcext:value-type="float">
            <text:p>0.193449</text:p>
          </table:table-cell>
          <table:table-cell table:style-name="ce10" table:formula="of:=IF(OR([.K71]=&quot;TO&quot;;[.K71]=&quot;MO&quot;); 3600; [.K71])" office:value-type="float" office:value="0.197228" calcext:value-type="float">
            <text:p>0.197228</text:p>
          </table:table-cell>
          <table:table-cell table:style-name="ce10" table:formula="of:=IF(OR([.L71]=&quot;TO&quot;;[.L71]=&quot;MO&quot;); 3600; [.L71])" office:value-type="float" office:value="0.195764" calcext:value-type="float">
            <text:p>0.195764</text:p>
          </table:table-cell>
          <table:table-cell table:style-name="ce10" table:formula="of:=IF(OR([.M71]=&quot;TO&quot;;[.M71]=&quot;MO&quot;); 3600; [.M71])" office:value-type="float" office:value="0.199751" calcext:value-type="float">
            <text:p>0.199751</text:p>
          </table:table-cell>
        </table:table-row>
        <table:table-row table:style-name="ro1">
          <table:table-cell table:style-name="ce3" office:value-type="string" calcext:value-type="string">
            <text:p>Bio15-1CSK.matrix.30p.9aa.usingEref_self_digit8</text:p>
          </table:table-cell>
          <table:table-cell table:style-name="ce4" office:value-type="float" office:value="0.929325" calcext:value-type="float">
            <text:p>0.929325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1.28376054763794" calcext:value-type="float">
            <text:p>1.28376054763794</text:p>
          </table:table-cell>
          <table:table-cell office:value-type="float" office:value="59.5468587875366" calcext:value-type="float">
            <text:p>59.5468587875366</text:p>
          </table:table-cell>
          <table:table-cell/>
          <table:table-cell table:style-name="ce4" office:value-type="float" office:value="0.013" calcext:value-type="float">
            <text:p>0.013</text:p>
          </table:table-cell>
          <table:table-cell office:value-type="string" calcext:value-type="string">
            <text:p>TO</text:p>
          </table:table-cell>
          <table:table-cell office:value-type="float" office:value="116.998" calcext:value-type="float">
            <text:p>116.998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2]=&quot;TO&quot;;[.B72]=&quot;MO&quot;); 0; 1)" office:value-type="float" office:value="1" calcext:value-type="float">
            <text:p>1</text:p>
          </table:table-cell>
          <table:table-cell table:style-name="ce7" table:formula="of:=IF(OR([.C72]=&quot;TO&quot;;[.C72]=&quot;MO&quot;); 0; 1)" office:value-type="float" office:value="0" calcext:value-type="float">
            <text:p>0</text:p>
          </table:table-cell>
          <table:table-cell table:style-name="ce7" table:formula="of:=IF(OR([.D72]=&quot;TO&quot;;[.D72]=&quot;MO&quot;); 0; 1)" office:value-type="float" office:value="0" calcext:value-type="float">
            <text:p>0</text:p>
          </table:table-cell>
          <table:table-cell table:style-name="ce7" table:formula="of:=IF(OR([.E72]=&quot;TO&quot;;[.E72]=&quot;MO&quot;); 0; 1)" office:value-type="float" office:value="0" calcext:value-type="float">
            <text:p>0</text:p>
          </table:table-cell>
          <table:table-cell table:style-name="ce7" table:formula="of:=IF(OR([.F72]=&quot;TO&quot;;[.F72]=&quot;MO&quot;); 0; 1)" office:value-type="float" office:value="1" calcext:value-type="float">
            <text:p>1</text:p>
          </table:table-cell>
          <table:table-cell table:style-name="ce7" table:formula="of:=IF(OR([.G72]=&quot;TO&quot;;[.G72]=&quot;MO&quot;); 0; 1)" office:value-type="float" office:value="1" calcext:value-type="float">
            <text:p>1</text:p>
          </table:table-cell>
          <table:table-cell/>
          <table:table-cell table:style-name="ce7" table:formula="of:=IF(OR([.I72]=&quot;TO&quot;;[.I72]=&quot;MO&quot;); 0; 1)" office:value-type="float" office:value="1" calcext:value-type="float">
            <text:p>1</text:p>
          </table:table-cell>
          <table:table-cell table:style-name="ce7" table:formula="of:=IF(OR([.J72]=&quot;TO&quot;;[.J72]=&quot;MO&quot;); 0; 1)" office:value-type="float" office:value="0" calcext:value-type="float">
            <text:p>0</text:p>
          </table:table-cell>
          <table:table-cell table:style-name="ce7" table:formula="of:=IF(OR([.K72]=&quot;TO&quot;;[.K72]=&quot;MO&quot;); 0; 1)" office:value-type="float" office:value="1" calcext:value-type="float">
            <text:p>1</text:p>
          </table:table-cell>
          <table:table-cell table:style-name="ce7" table:formula="of:=IF(OR([.L72]=&quot;TO&quot;;[.L72]=&quot;MO&quot;); 0; 1)" office:value-type="float" office:value="0" calcext:value-type="float">
            <text:p>0</text:p>
          </table:table-cell>
          <table:table-cell table:style-name="ce7" table:formula="of:=IF(OR([.M72]=&quot;TO&quot;;[.M7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2]=&quot;TO&quot;;[.B72]=&quot;MO&quot;); 3600; [.B72])" office:value-type="float" office:value="0.929325" calcext:value-type="float">
            <text:p>0.929325</text:p>
          </table:table-cell>
          <table:table-cell table:style-name="ce10" table:formula="of:=IF(OR([.C72]=&quot;TO&quot;;[.C72]=&quot;MO&quot;); 3600; [.C72])" office:value-type="float" office:value="3600" calcext:value-type="float">
            <text:p>3600.000000</text:p>
          </table:table-cell>
          <table:table-cell table:style-name="ce10" table:formula="of:=IF(OR([.D72]=&quot;TO&quot;;[.D72]=&quot;MO&quot;); 3600; [.D72])" office:value-type="float" office:value="3600" calcext:value-type="float">
            <text:p>3600.000000</text:p>
          </table:table-cell>
          <table:table-cell table:style-name="ce10" table:formula="of:=IF(OR([.E72]=&quot;TO&quot;;[.E72]=&quot;MO&quot;); 3600; [.E72])" office:value-type="float" office:value="3600" calcext:value-type="float">
            <text:p>3600.000000</text:p>
          </table:table-cell>
          <table:table-cell table:style-name="ce10" table:formula="of:=IF(OR([.F72]=&quot;TO&quot;;[.F72]=&quot;MO&quot;); 3600; [.F72])" office:value-type="float" office:value="1.28376054763794" calcext:value-type="float">
            <text:p>1.283761</text:p>
          </table:table-cell>
          <table:table-cell table:style-name="ce10" table:formula="of:=IF(OR([.G72]=&quot;TO&quot;;[.G72]=&quot;MO&quot;); 3600; [.G72])" office:value-type="float" office:value="59.5468587875366" calcext:value-type="float">
            <text:p>59.546859</text:p>
          </table:table-cell>
          <table:table-cell table:style-name="ce10"/>
          <table:table-cell table:style-name="ce10" table:formula="of:=IF(OR([.I72]=&quot;TO&quot;;[.I72]=&quot;MO&quot;); 3600; [.I72])" office:value-type="float" office:value="0.013" calcext:value-type="float">
            <text:p>0.013000</text:p>
          </table:table-cell>
          <table:table-cell table:style-name="ce10" table:formula="of:=IF(OR([.J72]=&quot;TO&quot;;[.J72]=&quot;MO&quot;); 3600; [.J72])" office:value-type="float" office:value="3600" calcext:value-type="float">
            <text:p>3600.000000</text:p>
          </table:table-cell>
          <table:table-cell table:style-name="ce10" table:formula="of:=IF(OR([.K72]=&quot;TO&quot;;[.K72]=&quot;MO&quot;); 3600; [.K72])" office:value-type="float" office:value="116.998" calcext:value-type="float">
            <text:p>116.998000</text:p>
          </table:table-cell>
          <table:table-cell table:style-name="ce10" table:formula="of:=IF(OR([.L72]=&quot;TO&quot;;[.L72]=&quot;MO&quot;); 3600; [.L72])" office:value-type="float" office:value="3600" calcext:value-type="float">
            <text:p>3600.000000</text:p>
          </table:table-cell>
          <table:table-cell table:style-name="ce10" table:formula="of:=IF(OR([.M72]=&quot;TO&quot;;[.M72]=&quot;MO&quot;); 3600; [.M72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CSP.matrix.30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275" calcext:value-type="float">
            <text:p>0.27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3]=&quot;TO&quot;;[.B73]=&quot;MO&quot;); 0; 1)" office:value-type="float" office:value="0" calcext:value-type="float">
            <text:p>0</text:p>
          </table:table-cell>
          <table:table-cell table:style-name="ce7" table:formula="of:=IF(OR([.C73]=&quot;TO&quot;;[.C73]=&quot;MO&quot;); 0; 1)" office:value-type="float" office:value="0" calcext:value-type="float">
            <text:p>0</text:p>
          </table:table-cell>
          <table:table-cell table:style-name="ce7" table:formula="of:=IF(OR([.D73]=&quot;TO&quot;;[.D73]=&quot;MO&quot;); 0; 1)" office:value-type="float" office:value="0" calcext:value-type="float">
            <text:p>0</text:p>
          </table:table-cell>
          <table:table-cell table:style-name="ce7" table:formula="of:=IF(OR([.E73]=&quot;TO&quot;;[.E73]=&quot;MO&quot;); 0; 1)" office:value-type="float" office:value="0" calcext:value-type="float">
            <text:p>0</text:p>
          </table:table-cell>
          <table:table-cell table:style-name="ce7" table:formula="of:=IF(OR([.F73]=&quot;TO&quot;;[.F73]=&quot;MO&quot;); 0; 1)" office:value-type="float" office:value="0" calcext:value-type="float">
            <text:p>0</text:p>
          </table:table-cell>
          <table:table-cell table:style-name="ce7" table:formula="of:=IF(OR([.G73]=&quot;TO&quot;;[.G73]=&quot;MO&quot;); 0; 1)" office:value-type="float" office:value="0" calcext:value-type="float">
            <text:p>0</text:p>
          </table:table-cell>
          <table:table-cell/>
          <table:table-cell table:style-name="ce7" table:formula="of:=IF(OR([.I73]=&quot;TO&quot;;[.I73]=&quot;MO&quot;); 0; 1)" office:value-type="float" office:value="1" calcext:value-type="float">
            <text:p>1</text:p>
          </table:table-cell>
          <table:table-cell table:style-name="ce7" table:formula="of:=IF(OR([.J73]=&quot;TO&quot;;[.J73]=&quot;MO&quot;); 0; 1)" office:value-type="float" office:value="0" calcext:value-type="float">
            <text:p>0</text:p>
          </table:table-cell>
          <table:table-cell table:style-name="ce7" table:formula="of:=IF(OR([.K73]=&quot;TO&quot;;[.K73]=&quot;MO&quot;); 0; 1)" office:value-type="float" office:value="0" calcext:value-type="float">
            <text:p>0</text:p>
          </table:table-cell>
          <table:table-cell table:style-name="ce7" table:formula="of:=IF(OR([.L73]=&quot;TO&quot;;[.L73]=&quot;MO&quot;); 0; 1)" office:value-type="float" office:value="0" calcext:value-type="float">
            <text:p>0</text:p>
          </table:table-cell>
          <table:table-cell table:style-name="ce7" table:formula="of:=IF(OR([.M73]=&quot;TO&quot;;[.M7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3]=&quot;TO&quot;;[.B73]=&quot;MO&quot;); 3600; [.B73])" office:value-type="float" office:value="3600" calcext:value-type="float">
            <text:p>3600.000000</text:p>
          </table:table-cell>
          <table:table-cell table:style-name="ce10" table:formula="of:=IF(OR([.C73]=&quot;TO&quot;;[.C73]=&quot;MO&quot;); 3600; [.C73])" office:value-type="float" office:value="3600" calcext:value-type="float">
            <text:p>3600.000000</text:p>
          </table:table-cell>
          <table:table-cell table:style-name="ce10" table:formula="of:=IF(OR([.D73]=&quot;TO&quot;;[.D73]=&quot;MO&quot;); 3600; [.D73])" office:value-type="float" office:value="3600" calcext:value-type="float">
            <text:p>3600.000000</text:p>
          </table:table-cell>
          <table:table-cell table:style-name="ce10" table:formula="of:=IF(OR([.E73]=&quot;TO&quot;;[.E73]=&quot;MO&quot;); 3600; [.E73])" office:value-type="float" office:value="3600" calcext:value-type="float">
            <text:p>3600.000000</text:p>
          </table:table-cell>
          <table:table-cell table:style-name="ce10" table:formula="of:=IF(OR([.F73]=&quot;TO&quot;;[.F73]=&quot;MO&quot;); 3600; [.F73])" office:value-type="float" office:value="3600" calcext:value-type="float">
            <text:p>3600.000000</text:p>
          </table:table-cell>
          <table:table-cell table:style-name="ce10" table:formula="of:=IF(OR([.G73]=&quot;TO&quot;;[.G73]=&quot;MO&quot;); 3600; [.G7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3]=&quot;TO&quot;;[.I73]=&quot;MO&quot;); 3600; [.I73])" office:value-type="float" office:value="0.275" calcext:value-type="float">
            <text:p>0.275000</text:p>
          </table:table-cell>
          <table:table-cell table:style-name="ce10" table:formula="of:=IF(OR([.J73]=&quot;TO&quot;;[.J73]=&quot;MO&quot;); 3600; [.J73])" office:value-type="float" office:value="3600" calcext:value-type="float">
            <text:p>3600.000000</text:p>
          </table:table-cell>
          <table:table-cell table:style-name="ce10" table:formula="of:=IF(OR([.K73]=&quot;TO&quot;;[.K73]=&quot;MO&quot;); 3600; [.K73])" office:value-type="float" office:value="3600" calcext:value-type="float">
            <text:p>3600.000000</text:p>
          </table:table-cell>
          <table:table-cell table:style-name="ce10" table:formula="of:=IF(OR([.L73]=&quot;TO&quot;;[.L73]=&quot;MO&quot;); 3600; [.L73])" office:value-type="float" office:value="3600" calcext:value-type="float">
            <text:p>3600.000000</text:p>
          </table:table-cell>
          <table:table-cell table:style-name="ce10" table:formula="of:=IF(OR([.M73]=&quot;TO&quot;;[.M73]=&quot;MO&quot;); 3600; [.M73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CTF.matrix.39p.9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482" calcext:value-type="float">
            <text:p>0.48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4]=&quot;TO&quot;;[.B74]=&quot;MO&quot;); 0; 1)" office:value-type="float" office:value="0" calcext:value-type="float">
            <text:p>0</text:p>
          </table:table-cell>
          <table:table-cell table:style-name="ce7" table:formula="of:=IF(OR([.C74]=&quot;TO&quot;;[.C74]=&quot;MO&quot;); 0; 1)" office:value-type="float" office:value="0" calcext:value-type="float">
            <text:p>0</text:p>
          </table:table-cell>
          <table:table-cell table:style-name="ce7" table:formula="of:=IF(OR([.D74]=&quot;TO&quot;;[.D74]=&quot;MO&quot;); 0; 1)" office:value-type="float" office:value="0" calcext:value-type="float">
            <text:p>0</text:p>
          </table:table-cell>
          <table:table-cell table:style-name="ce7" table:formula="of:=IF(OR([.E74]=&quot;TO&quot;;[.E74]=&quot;MO&quot;); 0; 1)" office:value-type="float" office:value="0" calcext:value-type="float">
            <text:p>0</text:p>
          </table:table-cell>
          <table:table-cell table:style-name="ce7" table:formula="of:=IF(OR([.F74]=&quot;TO&quot;;[.F74]=&quot;MO&quot;); 0; 1)" office:value-type="float" office:value="0" calcext:value-type="float">
            <text:p>0</text:p>
          </table:table-cell>
          <table:table-cell table:style-name="ce7" table:formula="of:=IF(OR([.G74]=&quot;TO&quot;;[.G74]=&quot;MO&quot;); 0; 1)" office:value-type="float" office:value="0" calcext:value-type="float">
            <text:p>0</text:p>
          </table:table-cell>
          <table:table-cell/>
          <table:table-cell table:style-name="ce7" table:formula="of:=IF(OR([.I74]=&quot;TO&quot;;[.I74]=&quot;MO&quot;); 0; 1)" office:value-type="float" office:value="1" calcext:value-type="float">
            <text:p>1</text:p>
          </table:table-cell>
          <table:table-cell table:style-name="ce7" table:formula="of:=IF(OR([.J74]=&quot;TO&quot;;[.J74]=&quot;MO&quot;); 0; 1)" office:value-type="float" office:value="0" calcext:value-type="float">
            <text:p>0</text:p>
          </table:table-cell>
          <table:table-cell table:style-name="ce7" table:formula="of:=IF(OR([.K74]=&quot;TO&quot;;[.K74]=&quot;MO&quot;); 0; 1)" office:value-type="float" office:value="0" calcext:value-type="float">
            <text:p>0</text:p>
          </table:table-cell>
          <table:table-cell table:style-name="ce7" table:formula="of:=IF(OR([.L74]=&quot;TO&quot;;[.L74]=&quot;MO&quot;); 0; 1)" office:value-type="float" office:value="0" calcext:value-type="float">
            <text:p>0</text:p>
          </table:table-cell>
          <table:table-cell table:style-name="ce7" table:formula="of:=IF(OR([.M74]=&quot;TO&quot;;[.M7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4]=&quot;TO&quot;;[.B74]=&quot;MO&quot;); 3600; [.B74])" office:value-type="float" office:value="3600" calcext:value-type="float">
            <text:p>3600.000000</text:p>
          </table:table-cell>
          <table:table-cell table:style-name="ce10" table:formula="of:=IF(OR([.C74]=&quot;TO&quot;;[.C74]=&quot;MO&quot;); 3600; [.C74])" office:value-type="float" office:value="3600" calcext:value-type="float">
            <text:p>3600.000000</text:p>
          </table:table-cell>
          <table:table-cell table:style-name="ce10" table:formula="of:=IF(OR([.D74]=&quot;TO&quot;;[.D74]=&quot;MO&quot;); 3600; [.D74])" office:value-type="float" office:value="3600" calcext:value-type="float">
            <text:p>3600.000000</text:p>
          </table:table-cell>
          <table:table-cell table:style-name="ce10" table:formula="of:=IF(OR([.E74]=&quot;TO&quot;;[.E74]=&quot;MO&quot;); 3600; [.E74])" office:value-type="float" office:value="3600" calcext:value-type="float">
            <text:p>3600.000000</text:p>
          </table:table-cell>
          <table:table-cell table:style-name="ce10" table:formula="of:=IF(OR([.F74]=&quot;TO&quot;;[.F74]=&quot;MO&quot;); 3600; [.F74])" office:value-type="float" office:value="3600" calcext:value-type="float">
            <text:p>3600.000000</text:p>
          </table:table-cell>
          <table:table-cell table:style-name="ce10" table:formula="of:=IF(OR([.G74]=&quot;TO&quot;;[.G74]=&quot;MO&quot;); 3600; [.G7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4]=&quot;TO&quot;;[.I74]=&quot;MO&quot;); 3600; [.I74])" office:value-type="float" office:value="0.482" calcext:value-type="float">
            <text:p>0.482000</text:p>
          </table:table-cell>
          <table:table-cell table:style-name="ce10" table:formula="of:=IF(OR([.J74]=&quot;TO&quot;;[.J74]=&quot;MO&quot;); 3600; [.J74])" office:value-type="float" office:value="3600" calcext:value-type="float">
            <text:p>3600.000000</text:p>
          </table:table-cell>
          <table:table-cell table:style-name="ce10" table:formula="of:=IF(OR([.K74]=&quot;TO&quot;;[.K74]=&quot;MO&quot;); 3600; [.K74])" office:value-type="float" office:value="3600" calcext:value-type="float">
            <text:p>3600.000000</text:p>
          </table:table-cell>
          <table:table-cell table:style-name="ce10" table:formula="of:=IF(OR([.L74]=&quot;TO&quot;;[.L74]=&quot;MO&quot;); 3600; [.L74])" office:value-type="float" office:value="3600" calcext:value-type="float">
            <text:p>3600.000000</text:p>
          </table:table-cell>
          <table:table-cell table:style-name="ce10" table:formula="of:=IF(OR([.M74]=&quot;TO&quot;;[.M74]=&quot;MO&quot;); 3600; [.M74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DKT.matrix.46p.18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55" calcext:value-type="float">
            <text:p>0.5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5]=&quot;TO&quot;;[.B75]=&quot;MO&quot;); 0; 1)" office:value-type="float" office:value="0" calcext:value-type="float">
            <text:p>0</text:p>
          </table:table-cell>
          <table:table-cell table:style-name="ce7" table:formula="of:=IF(OR([.C75]=&quot;TO&quot;;[.C75]=&quot;MO&quot;); 0; 1)" office:value-type="float" office:value="0" calcext:value-type="float">
            <text:p>0</text:p>
          </table:table-cell>
          <table:table-cell table:style-name="ce7" table:formula="of:=IF(OR([.D75]=&quot;TO&quot;;[.D75]=&quot;MO&quot;); 0; 1)" office:value-type="float" office:value="0" calcext:value-type="float">
            <text:p>0</text:p>
          </table:table-cell>
          <table:table-cell table:style-name="ce7" table:formula="of:=IF(OR([.E75]=&quot;TO&quot;;[.E75]=&quot;MO&quot;); 0; 1)" office:value-type="float" office:value="0" calcext:value-type="float">
            <text:p>0</text:p>
          </table:table-cell>
          <table:table-cell table:style-name="ce7" table:formula="of:=IF(OR([.F75]=&quot;TO&quot;;[.F75]=&quot;MO&quot;); 0; 1)" office:value-type="float" office:value="0" calcext:value-type="float">
            <text:p>0</text:p>
          </table:table-cell>
          <table:table-cell table:style-name="ce7" table:formula="of:=IF(OR([.G75]=&quot;TO&quot;;[.G75]=&quot;MO&quot;); 0; 1)" office:value-type="float" office:value="0" calcext:value-type="float">
            <text:p>0</text:p>
          </table:table-cell>
          <table:table-cell/>
          <table:table-cell table:style-name="ce7" table:formula="of:=IF(OR([.I75]=&quot;TO&quot;;[.I75]=&quot;MO&quot;); 0; 1)" office:value-type="float" office:value="1" calcext:value-type="float">
            <text:p>1</text:p>
          </table:table-cell>
          <table:table-cell table:style-name="ce7" table:formula="of:=IF(OR([.J75]=&quot;TO&quot;;[.J75]=&quot;MO&quot;); 0; 1)" office:value-type="float" office:value="0" calcext:value-type="float">
            <text:p>0</text:p>
          </table:table-cell>
          <table:table-cell table:style-name="ce7" table:formula="of:=IF(OR([.K75]=&quot;TO&quot;;[.K75]=&quot;MO&quot;); 0; 1)" office:value-type="float" office:value="0" calcext:value-type="float">
            <text:p>0</text:p>
          </table:table-cell>
          <table:table-cell table:style-name="ce7" table:formula="of:=IF(OR([.L75]=&quot;TO&quot;;[.L75]=&quot;MO&quot;); 0; 1)" office:value-type="float" office:value="0" calcext:value-type="float">
            <text:p>0</text:p>
          </table:table-cell>
          <table:table-cell table:style-name="ce7" table:formula="of:=IF(OR([.M75]=&quot;TO&quot;;[.M7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5]=&quot;TO&quot;;[.B75]=&quot;MO&quot;); 3600; [.B75])" office:value-type="float" office:value="3600" calcext:value-type="float">
            <text:p>3600.000000</text:p>
          </table:table-cell>
          <table:table-cell table:style-name="ce10" table:formula="of:=IF(OR([.C75]=&quot;TO&quot;;[.C75]=&quot;MO&quot;); 3600; [.C75])" office:value-type="float" office:value="3600" calcext:value-type="float">
            <text:p>3600.000000</text:p>
          </table:table-cell>
          <table:table-cell table:style-name="ce10" table:formula="of:=IF(OR([.D75]=&quot;TO&quot;;[.D75]=&quot;MO&quot;); 3600; [.D75])" office:value-type="float" office:value="3600" calcext:value-type="float">
            <text:p>3600.000000</text:p>
          </table:table-cell>
          <table:table-cell table:style-name="ce10" table:formula="of:=IF(OR([.E75]=&quot;TO&quot;;[.E75]=&quot;MO&quot;); 3600; [.E75])" office:value-type="float" office:value="3600" calcext:value-type="float">
            <text:p>3600.000000</text:p>
          </table:table-cell>
          <table:table-cell table:style-name="ce10" table:formula="of:=IF(OR([.F75]=&quot;TO&quot;;[.F75]=&quot;MO&quot;); 3600; [.F75])" office:value-type="float" office:value="3600" calcext:value-type="float">
            <text:p>3600.000000</text:p>
          </table:table-cell>
          <table:table-cell table:style-name="ce10" table:formula="of:=IF(OR([.G75]=&quot;TO&quot;;[.G75]=&quot;MO&quot;); 3600; [.G7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5]=&quot;TO&quot;;[.I75]=&quot;MO&quot;); 3600; [.I75])" office:value-type="float" office:value="0.55" calcext:value-type="float">
            <text:p>0.550000</text:p>
          </table:table-cell>
          <table:table-cell table:style-name="ce10" table:formula="of:=IF(OR([.J75]=&quot;TO&quot;;[.J75]=&quot;MO&quot;); 3600; [.J75])" office:value-type="float" office:value="3600" calcext:value-type="float">
            <text:p>3600.000000</text:p>
          </table:table-cell>
          <table:table-cell table:style-name="ce10" table:formula="of:=IF(OR([.K75]=&quot;TO&quot;;[.K75]=&quot;MO&quot;); 3600; [.K75])" office:value-type="float" office:value="3600" calcext:value-type="float">
            <text:p>3600.000000</text:p>
          </table:table-cell>
          <table:table-cell table:style-name="ce10" table:formula="of:=IF(OR([.L75]=&quot;TO&quot;;[.L75]=&quot;MO&quot;); 3600; [.L75])" office:value-type="float" office:value="3600" calcext:value-type="float">
            <text:p>3600.000000</text:p>
          </table:table-cell>
          <table:table-cell table:style-name="ce10" table:formula="of:=IF(OR([.M75]=&quot;TO&quot;;[.M75]=&quot;MO&quot;); 3600; [.M75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ENH.matrix.36p.17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table:number-columns-repeated="3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6]=&quot;TO&quot;;[.B76]=&quot;MO&quot;); 0; 1)" office:value-type="float" office:value="0" calcext:value-type="float">
            <text:p>0</text:p>
          </table:table-cell>
          <table:table-cell table:style-name="ce7" table:formula="of:=IF(OR([.C76]=&quot;TO&quot;;[.C76]=&quot;MO&quot;); 0; 1)" office:value-type="float" office:value="0" calcext:value-type="float">
            <text:p>0</text:p>
          </table:table-cell>
          <table:table-cell table:style-name="ce7" table:formula="of:=IF(OR([.D76]=&quot;TO&quot;;[.D76]=&quot;MO&quot;); 0; 1)" office:value-type="float" office:value="0" calcext:value-type="float">
            <text:p>0</text:p>
          </table:table-cell>
          <table:table-cell table:style-name="ce7" table:formula="of:=IF(OR([.E76]=&quot;TO&quot;;[.E76]=&quot;MO&quot;); 0; 1)" office:value-type="float" office:value="0" calcext:value-type="float">
            <text:p>0</text:p>
          </table:table-cell>
          <table:table-cell table:style-name="ce7" table:formula="of:=IF(OR([.F76]=&quot;TO&quot;;[.F76]=&quot;MO&quot;); 0; 1)" office:value-type="float" office:value="0" calcext:value-type="float">
            <text:p>0</text:p>
          </table:table-cell>
          <table:table-cell table:style-name="ce7" table:formula="of:=IF(OR([.G76]=&quot;TO&quot;;[.G76]=&quot;MO&quot;); 0; 1)" office:value-type="float" office:value="0" calcext:value-type="float">
            <text:p>0</text:p>
          </table:table-cell>
          <table:table-cell/>
          <table:table-cell table:style-name="ce7" table:formula="of:=IF(OR([.I76]=&quot;TO&quot;;[.I76]=&quot;MO&quot;); 0; 1)" office:value-type="float" office:value="0" calcext:value-type="float">
            <text:p>0</text:p>
          </table:table-cell>
          <table:table-cell table:style-name="ce7" table:formula="of:=IF(OR([.J76]=&quot;TO&quot;;[.J76]=&quot;MO&quot;); 0; 1)" office:value-type="float" office:value="0" calcext:value-type="float">
            <text:p>0</text:p>
          </table:table-cell>
          <table:table-cell table:style-name="ce7" table:formula="of:=IF(OR([.K76]=&quot;TO&quot;;[.K76]=&quot;MO&quot;); 0; 1)" office:value-type="float" office:value="0" calcext:value-type="float">
            <text:p>0</text:p>
          </table:table-cell>
          <table:table-cell table:style-name="ce7" table:formula="of:=IF(OR([.L76]=&quot;TO&quot;;[.L76]=&quot;MO&quot;); 0; 1)" office:value-type="float" office:value="0" calcext:value-type="float">
            <text:p>0</text:p>
          </table:table-cell>
          <table:table-cell table:style-name="ce7" table:formula="of:=IF(OR([.M76]=&quot;TO&quot;;[.M7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6]=&quot;TO&quot;;[.B76]=&quot;MO&quot;); 3600; [.B76])" office:value-type="float" office:value="3600" calcext:value-type="float">
            <text:p>3600.000000</text:p>
          </table:table-cell>
          <table:table-cell table:style-name="ce10" table:formula="of:=IF(OR([.C76]=&quot;TO&quot;;[.C76]=&quot;MO&quot;); 3600; [.C76])" office:value-type="float" office:value="3600" calcext:value-type="float">
            <text:p>3600.000000</text:p>
          </table:table-cell>
          <table:table-cell table:style-name="ce10" table:formula="of:=IF(OR([.D76]=&quot;TO&quot;;[.D76]=&quot;MO&quot;); 3600; [.D76])" office:value-type="float" office:value="3600" calcext:value-type="float">
            <text:p>3600.000000</text:p>
          </table:table-cell>
          <table:table-cell table:style-name="ce10" table:formula="of:=IF(OR([.E76]=&quot;TO&quot;;[.E76]=&quot;MO&quot;); 3600; [.E76])" office:value-type="float" office:value="3600" calcext:value-type="float">
            <text:p>3600.000000</text:p>
          </table:table-cell>
          <table:table-cell table:style-name="ce10" table:formula="of:=IF(OR([.F76]=&quot;TO&quot;;[.F76]=&quot;MO&quot;); 3600; [.F76])" office:value-type="float" office:value="3600" calcext:value-type="float">
            <text:p>3600.000000</text:p>
          </table:table-cell>
          <table:table-cell table:style-name="ce10" table:formula="of:=IF(OR([.G76]=&quot;TO&quot;;[.G76]=&quot;MO&quot;); 3600; [.G7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6]=&quot;TO&quot;;[.I76]=&quot;MO&quot;); 3600; [.I76])" office:value-type="float" office:value="3600" calcext:value-type="float">
            <text:p>3600.000000</text:p>
          </table:table-cell>
          <table:table-cell table:style-name="ce10" table:formula="of:=IF(OR([.J76]=&quot;TO&quot;;[.J76]=&quot;MO&quot;); 3600; [.J76])" office:value-type="float" office:value="3600" calcext:value-type="float">
            <text:p>3600.000000</text:p>
          </table:table-cell>
          <table:table-cell table:style-name="ce10" table:formula="of:=IF(OR([.K76]=&quot;TO&quot;;[.K76]=&quot;MO&quot;); 3600; [.K76])" office:value-type="float" office:value="3600" calcext:value-type="float">
            <text:p>3600.000000</text:p>
          </table:table-cell>
          <table:table-cell table:style-name="ce10" table:formula="of:=IF(OR([.L76]=&quot;TO&quot;;[.L76]=&quot;MO&quot;); 3600; [.L76])" office:value-type="float" office:value="3600" calcext:value-type="float">
            <text:p>3600.000000</text:p>
          </table:table-cell>
          <table:table-cell table:style-name="ce10" table:formula="of:=IF(OR([.M76]=&quot;TO&quot;;[.M76]=&quot;MO&quot;); 3600; [.M76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FNA.matrix.38p.8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065" calcext:value-type="float">
            <text:p>0.06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7]=&quot;TO&quot;;[.B77]=&quot;MO&quot;); 0; 1)" office:value-type="float" office:value="0" calcext:value-type="float">
            <text:p>0</text:p>
          </table:table-cell>
          <table:table-cell table:style-name="ce7" table:formula="of:=IF(OR([.C77]=&quot;TO&quot;;[.C77]=&quot;MO&quot;); 0; 1)" office:value-type="float" office:value="0" calcext:value-type="float">
            <text:p>0</text:p>
          </table:table-cell>
          <table:table-cell table:style-name="ce7" table:formula="of:=IF(OR([.D77]=&quot;TO&quot;;[.D77]=&quot;MO&quot;); 0; 1)" office:value-type="float" office:value="0" calcext:value-type="float">
            <text:p>0</text:p>
          </table:table-cell>
          <table:table-cell table:style-name="ce7" table:formula="of:=IF(OR([.E77]=&quot;TO&quot;;[.E77]=&quot;MO&quot;); 0; 1)" office:value-type="float" office:value="0" calcext:value-type="float">
            <text:p>0</text:p>
          </table:table-cell>
          <table:table-cell table:style-name="ce7" table:formula="of:=IF(OR([.F77]=&quot;TO&quot;;[.F77]=&quot;MO&quot;); 0; 1)" office:value-type="float" office:value="0" calcext:value-type="float">
            <text:p>0</text:p>
          </table:table-cell>
          <table:table-cell table:style-name="ce7" table:formula="of:=IF(OR([.G77]=&quot;TO&quot;;[.G77]=&quot;MO&quot;); 0; 1)" office:value-type="float" office:value="0" calcext:value-type="float">
            <text:p>0</text:p>
          </table:table-cell>
          <table:table-cell/>
          <table:table-cell table:style-name="ce7" table:formula="of:=IF(OR([.I77]=&quot;TO&quot;;[.I77]=&quot;MO&quot;); 0; 1)" office:value-type="float" office:value="1" calcext:value-type="float">
            <text:p>1</text:p>
          </table:table-cell>
          <table:table-cell table:style-name="ce7" table:formula="of:=IF(OR([.J77]=&quot;TO&quot;;[.J77]=&quot;MO&quot;); 0; 1)" office:value-type="float" office:value="0" calcext:value-type="float">
            <text:p>0</text:p>
          </table:table-cell>
          <table:table-cell table:style-name="ce7" table:formula="of:=IF(OR([.K77]=&quot;TO&quot;;[.K77]=&quot;MO&quot;); 0; 1)" office:value-type="float" office:value="0" calcext:value-type="float">
            <text:p>0</text:p>
          </table:table-cell>
          <table:table-cell table:style-name="ce7" table:formula="of:=IF(OR([.L77]=&quot;TO&quot;;[.L77]=&quot;MO&quot;); 0; 1)" office:value-type="float" office:value="0" calcext:value-type="float">
            <text:p>0</text:p>
          </table:table-cell>
          <table:table-cell table:style-name="ce7" table:formula="of:=IF(OR([.M77]=&quot;TO&quot;;[.M7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7]=&quot;TO&quot;;[.B77]=&quot;MO&quot;); 3600; [.B77])" office:value-type="float" office:value="3600" calcext:value-type="float">
            <text:p>3600.000000</text:p>
          </table:table-cell>
          <table:table-cell table:style-name="ce10" table:formula="of:=IF(OR([.C77]=&quot;TO&quot;;[.C77]=&quot;MO&quot;); 3600; [.C77])" office:value-type="float" office:value="3600" calcext:value-type="float">
            <text:p>3600.000000</text:p>
          </table:table-cell>
          <table:table-cell table:style-name="ce10" table:formula="of:=IF(OR([.D77]=&quot;TO&quot;;[.D77]=&quot;MO&quot;); 3600; [.D77])" office:value-type="float" office:value="3600" calcext:value-type="float">
            <text:p>3600.000000</text:p>
          </table:table-cell>
          <table:table-cell table:style-name="ce10" table:formula="of:=IF(OR([.E77]=&quot;TO&quot;;[.E77]=&quot;MO&quot;); 3600; [.E77])" office:value-type="float" office:value="3600" calcext:value-type="float">
            <text:p>3600.000000</text:p>
          </table:table-cell>
          <table:table-cell table:style-name="ce10" table:formula="of:=IF(OR([.F77]=&quot;TO&quot;;[.F77]=&quot;MO&quot;); 3600; [.F77])" office:value-type="float" office:value="3600" calcext:value-type="float">
            <text:p>3600.000000</text:p>
          </table:table-cell>
          <table:table-cell table:style-name="ce10" table:formula="of:=IF(OR([.G77]=&quot;TO&quot;;[.G77]=&quot;MO&quot;); 3600; [.G7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7]=&quot;TO&quot;;[.I77]=&quot;MO&quot;); 3600; [.I77])" office:value-type="float" office:value="0.065" calcext:value-type="float">
            <text:p>0.065000</text:p>
          </table:table-cell>
          <table:table-cell table:style-name="ce10" table:formula="of:=IF(OR([.J77]=&quot;TO&quot;;[.J77]=&quot;MO&quot;); 3600; [.J77])" office:value-type="float" office:value="3600" calcext:value-type="float">
            <text:p>3600.000000</text:p>
          </table:table-cell>
          <table:table-cell table:style-name="ce10" table:formula="of:=IF(OR([.K77]=&quot;TO&quot;;[.K77]=&quot;MO&quot;); 3600; [.K77])" office:value-type="float" office:value="3600" calcext:value-type="float">
            <text:p>3600.000000</text:p>
          </table:table-cell>
          <table:table-cell table:style-name="ce10" table:formula="of:=IF(OR([.L77]=&quot;TO&quot;;[.L77]=&quot;MO&quot;); 3600; [.L77])" office:value-type="float" office:value="3600" calcext:value-type="float">
            <text:p>3600.000000</text:p>
          </table:table-cell>
          <table:table-cell table:style-name="ce10" table:formula="of:=IF(OR([.M77]=&quot;TO&quot;;[.M77]=&quot;MO&quot;); 3600; [.M77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FYN.matrix.23p.19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851" calcext:value-type="float">
            <text:p>0.851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8]=&quot;TO&quot;;[.B78]=&quot;MO&quot;); 0; 1)" office:value-type="float" office:value="0" calcext:value-type="float">
            <text:p>0</text:p>
          </table:table-cell>
          <table:table-cell table:style-name="ce7" table:formula="of:=IF(OR([.C78]=&quot;TO&quot;;[.C78]=&quot;MO&quot;); 0; 1)" office:value-type="float" office:value="0" calcext:value-type="float">
            <text:p>0</text:p>
          </table:table-cell>
          <table:table-cell table:style-name="ce7" table:formula="of:=IF(OR([.D78]=&quot;TO&quot;;[.D78]=&quot;MO&quot;); 0; 1)" office:value-type="float" office:value="0" calcext:value-type="float">
            <text:p>0</text:p>
          </table:table-cell>
          <table:table-cell table:style-name="ce7" table:formula="of:=IF(OR([.E78]=&quot;TO&quot;;[.E78]=&quot;MO&quot;); 0; 1)" office:value-type="float" office:value="0" calcext:value-type="float">
            <text:p>0</text:p>
          </table:table-cell>
          <table:table-cell table:style-name="ce7" table:formula="of:=IF(OR([.F78]=&quot;TO&quot;;[.F78]=&quot;MO&quot;); 0; 1)" office:value-type="float" office:value="0" calcext:value-type="float">
            <text:p>0</text:p>
          </table:table-cell>
          <table:table-cell table:style-name="ce7" table:formula="of:=IF(OR([.G78]=&quot;TO&quot;;[.G78]=&quot;MO&quot;); 0; 1)" office:value-type="float" office:value="0" calcext:value-type="float">
            <text:p>0</text:p>
          </table:table-cell>
          <table:table-cell/>
          <table:table-cell table:style-name="ce7" table:formula="of:=IF(OR([.I78]=&quot;TO&quot;;[.I78]=&quot;MO&quot;); 0; 1)" office:value-type="float" office:value="1" calcext:value-type="float">
            <text:p>1</text:p>
          </table:table-cell>
          <table:table-cell table:style-name="ce7" table:formula="of:=IF(OR([.J78]=&quot;TO&quot;;[.J78]=&quot;MO&quot;); 0; 1)" office:value-type="float" office:value="0" calcext:value-type="float">
            <text:p>0</text:p>
          </table:table-cell>
          <table:table-cell table:style-name="ce7" table:formula="of:=IF(OR([.K78]=&quot;TO&quot;;[.K78]=&quot;MO&quot;); 0; 1)" office:value-type="float" office:value="0" calcext:value-type="float">
            <text:p>0</text:p>
          </table:table-cell>
          <table:table-cell table:style-name="ce7" table:formula="of:=IF(OR([.L78]=&quot;TO&quot;;[.L78]=&quot;MO&quot;); 0; 1)" office:value-type="float" office:value="0" calcext:value-type="float">
            <text:p>0</text:p>
          </table:table-cell>
          <table:table-cell table:style-name="ce7" table:formula="of:=IF(OR([.M78]=&quot;TO&quot;;[.M7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8]=&quot;TO&quot;;[.B78]=&quot;MO&quot;); 3600; [.B78])" office:value-type="float" office:value="3600" calcext:value-type="float">
            <text:p>3600.000000</text:p>
          </table:table-cell>
          <table:table-cell table:style-name="ce10" table:formula="of:=IF(OR([.C78]=&quot;TO&quot;;[.C78]=&quot;MO&quot;); 3600; [.C78])" office:value-type="float" office:value="3600" calcext:value-type="float">
            <text:p>3600.000000</text:p>
          </table:table-cell>
          <table:table-cell table:style-name="ce10" table:formula="of:=IF(OR([.D78]=&quot;TO&quot;;[.D78]=&quot;MO&quot;); 3600; [.D78])" office:value-type="float" office:value="3600" calcext:value-type="float">
            <text:p>3600.000000</text:p>
          </table:table-cell>
          <table:table-cell table:style-name="ce10" table:formula="of:=IF(OR([.E78]=&quot;TO&quot;;[.E78]=&quot;MO&quot;); 3600; [.E78])" office:value-type="float" office:value="3600" calcext:value-type="float">
            <text:p>3600.000000</text:p>
          </table:table-cell>
          <table:table-cell table:style-name="ce10" table:formula="of:=IF(OR([.F78]=&quot;TO&quot;;[.F78]=&quot;MO&quot;); 3600; [.F78])" office:value-type="float" office:value="3600" calcext:value-type="float">
            <text:p>3600.000000</text:p>
          </table:table-cell>
          <table:table-cell table:style-name="ce10" table:formula="of:=IF(OR([.G78]=&quot;TO&quot;;[.G78]=&quot;MO&quot;); 3600; [.G7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8]=&quot;TO&quot;;[.I78]=&quot;MO&quot;); 3600; [.I78])" office:value-type="float" office:value="0.851" calcext:value-type="float">
            <text:p>0.851000</text:p>
          </table:table-cell>
          <table:table-cell table:style-name="ce10" table:formula="of:=IF(OR([.J78]=&quot;TO&quot;;[.J78]=&quot;MO&quot;); 3600; [.J78])" office:value-type="float" office:value="3600" calcext:value-type="float">
            <text:p>3600.000000</text:p>
          </table:table-cell>
          <table:table-cell table:style-name="ce10" table:formula="of:=IF(OR([.K78]=&quot;TO&quot;;[.K78]=&quot;MO&quot;); 3600; [.K78])" office:value-type="float" office:value="3600" calcext:value-type="float">
            <text:p>3600.000000</text:p>
          </table:table-cell>
          <table:table-cell table:style-name="ce10" table:formula="of:=IF(OR([.L78]=&quot;TO&quot;;[.L78]=&quot;MO&quot;); 3600; [.L78])" office:value-type="float" office:value="3600" calcext:value-type="float">
            <text:p>3600.000000</text:p>
          </table:table-cell>
          <table:table-cell table:style-name="ce10" table:formula="of:=IF(OR([.M78]=&quot;TO&quot;;[.M78]=&quot;MO&quot;); 3600; [.M78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GVP.matrix.52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9]=&quot;TO&quot;;[.B79]=&quot;MO&quot;); 0; 1)" office:value-type="float" office:value="0" calcext:value-type="float">
            <text:p>0</text:p>
          </table:table-cell>
          <table:table-cell table:style-name="ce7" table:formula="of:=IF(OR([.C79]=&quot;TO&quot;;[.C79]=&quot;MO&quot;); 0; 1)" office:value-type="float" office:value="0" calcext:value-type="float">
            <text:p>0</text:p>
          </table:table-cell>
          <table:table-cell table:style-name="ce7" table:formula="of:=IF(OR([.D79]=&quot;TO&quot;;[.D79]=&quot;MO&quot;); 0; 1)" office:value-type="float" office:value="0" calcext:value-type="float">
            <text:p>0</text:p>
          </table:table-cell>
          <table:table-cell table:style-name="ce7" table:formula="of:=IF(OR([.E79]=&quot;TO&quot;;[.E79]=&quot;MO&quot;); 0; 1)" office:value-type="float" office:value="0" calcext:value-type="float">
            <text:p>0</text:p>
          </table:table-cell>
          <table:table-cell table:style-name="ce7" table:formula="of:=IF(OR([.F79]=&quot;TO&quot;;[.F79]=&quot;MO&quot;); 0; 1)" office:value-type="float" office:value="0" calcext:value-type="float">
            <text:p>0</text:p>
          </table:table-cell>
          <table:table-cell table:style-name="ce7" table:formula="of:=IF(OR([.G79]=&quot;TO&quot;;[.G79]=&quot;MO&quot;); 0; 1)" office:value-type="float" office:value="0" calcext:value-type="float">
            <text:p>0</text:p>
          </table:table-cell>
          <table:table-cell/>
          <table:table-cell table:style-name="ce7" table:formula="of:=IF(OR([.I79]=&quot;TO&quot;;[.I79]=&quot;MO&quot;); 0; 1)" office:value-type="float" office:value="0" calcext:value-type="float">
            <text:p>0</text:p>
          </table:table-cell>
          <table:table-cell table:style-name="ce7" table:formula="of:=IF(OR([.J79]=&quot;TO&quot;;[.J79]=&quot;MO&quot;); 0; 1)" office:value-type="float" office:value="0" calcext:value-type="float">
            <text:p>0</text:p>
          </table:table-cell>
          <table:table-cell table:style-name="ce7" table:formula="of:=IF(OR([.K79]=&quot;TO&quot;;[.K79]=&quot;MO&quot;); 0; 1)" office:value-type="float" office:value="0" calcext:value-type="float">
            <text:p>0</text:p>
          </table:table-cell>
          <table:table-cell table:style-name="ce7" table:formula="of:=IF(OR([.L79]=&quot;TO&quot;;[.L79]=&quot;MO&quot;); 0; 1)" office:value-type="float" office:value="0" calcext:value-type="float">
            <text:p>0</text:p>
          </table:table-cell>
          <table:table-cell table:style-name="ce7" table:formula="of:=IF(OR([.M79]=&quot;TO&quot;;[.M7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9]=&quot;TO&quot;;[.B79]=&quot;MO&quot;); 3600; [.B79])" office:value-type="float" office:value="3600" calcext:value-type="float">
            <text:p>3600.000000</text:p>
          </table:table-cell>
          <table:table-cell table:style-name="ce10" table:formula="of:=IF(OR([.C79]=&quot;TO&quot;;[.C79]=&quot;MO&quot;); 3600; [.C79])" office:value-type="float" office:value="3600" calcext:value-type="float">
            <text:p>3600.000000</text:p>
          </table:table-cell>
          <table:table-cell table:style-name="ce10" table:formula="of:=IF(OR([.D79]=&quot;TO&quot;;[.D79]=&quot;MO&quot;); 3600; [.D79])" office:value-type="float" office:value="3600" calcext:value-type="float">
            <text:p>3600.000000</text:p>
          </table:table-cell>
          <table:table-cell table:style-name="ce10" table:formula="of:=IF(OR([.E79]=&quot;TO&quot;;[.E79]=&quot;MO&quot;); 3600; [.E79])" office:value-type="float" office:value="3600" calcext:value-type="float">
            <text:p>3600.000000</text:p>
          </table:table-cell>
          <table:table-cell table:style-name="ce10" table:formula="of:=IF(OR([.F79]=&quot;TO&quot;;[.F79]=&quot;MO&quot;); 3600; [.F79])" office:value-type="float" office:value="3600" calcext:value-type="float">
            <text:p>3600.000000</text:p>
          </table:table-cell>
          <table:table-cell table:style-name="ce10" table:formula="of:=IF(OR([.G79]=&quot;TO&quot;;[.G79]=&quot;MO&quot;); 3600; [.G7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9]=&quot;TO&quot;;[.I79]=&quot;MO&quot;); 3600; [.I79])" office:value-type="float" office:value="3600" calcext:value-type="float">
            <text:p>3600.000000</text:p>
          </table:table-cell>
          <table:table-cell table:style-name="ce10" table:formula="of:=IF(OR([.J79]=&quot;TO&quot;;[.J79]=&quot;MO&quot;); 3600; [.J79])" office:value-type="float" office:value="3600" calcext:value-type="float">
            <text:p>3600.000000</text:p>
          </table:table-cell>
          <table:table-cell table:style-name="ce10" table:formula="of:=IF(OR([.K79]=&quot;TO&quot;;[.K79]=&quot;MO&quot;); 3600; [.K79])" office:value-type="float" office:value="3600" calcext:value-type="float">
            <text:p>3600.000000</text:p>
          </table:table-cell>
          <table:table-cell table:style-name="ce10" table:formula="of:=IF(OR([.L79]=&quot;TO&quot;;[.L79]=&quot;MO&quot;); 3600; [.L79])" office:value-type="float" office:value="3600" calcext:value-type="float">
            <text:p>3600.000000</text:p>
          </table:table-cell>
          <table:table-cell table:style-name="ce10" table:formula="of:=IF(OR([.M79]=&quot;TO&quot;;[.M79]=&quot;MO&quot;); 3600; [.M79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HNG.matrix.85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786" calcext:value-type="float">
            <text:p>0.786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0]=&quot;TO&quot;;[.B80]=&quot;MO&quot;); 0; 1)" office:value-type="float" office:value="0" calcext:value-type="float">
            <text:p>0</text:p>
          </table:table-cell>
          <table:table-cell table:style-name="ce7" table:formula="of:=IF(OR([.C80]=&quot;TO&quot;;[.C80]=&quot;MO&quot;); 0; 1)" office:value-type="float" office:value="0" calcext:value-type="float">
            <text:p>0</text:p>
          </table:table-cell>
          <table:table-cell table:style-name="ce7" table:formula="of:=IF(OR([.D80]=&quot;TO&quot;;[.D80]=&quot;MO&quot;); 0; 1)" office:value-type="float" office:value="0" calcext:value-type="float">
            <text:p>0</text:p>
          </table:table-cell>
          <table:table-cell table:style-name="ce7" table:formula="of:=IF(OR([.E80]=&quot;TO&quot;;[.E80]=&quot;MO&quot;); 0; 1)" office:value-type="float" office:value="0" calcext:value-type="float">
            <text:p>0</text:p>
          </table:table-cell>
          <table:table-cell table:style-name="ce7" table:formula="of:=IF(OR([.F80]=&quot;TO&quot;;[.F80]=&quot;MO&quot;); 0; 1)" office:value-type="float" office:value="0" calcext:value-type="float">
            <text:p>0</text:p>
          </table:table-cell>
          <table:table-cell table:style-name="ce7" table:formula="of:=IF(OR([.G80]=&quot;TO&quot;;[.G80]=&quot;MO&quot;); 0; 1)" office:value-type="float" office:value="0" calcext:value-type="float">
            <text:p>0</text:p>
          </table:table-cell>
          <table:table-cell/>
          <table:table-cell table:style-name="ce7" table:formula="of:=IF(OR([.I80]=&quot;TO&quot;;[.I80]=&quot;MO&quot;); 0; 1)" office:value-type="float" office:value="1" calcext:value-type="float">
            <text:p>1</text:p>
          </table:table-cell>
          <table:table-cell table:style-name="ce7" table:formula="of:=IF(OR([.J80]=&quot;TO&quot;;[.J80]=&quot;MO&quot;); 0; 1)" office:value-type="float" office:value="0" calcext:value-type="float">
            <text:p>0</text:p>
          </table:table-cell>
          <table:table-cell table:style-name="ce7" table:formula="of:=IF(OR([.K80]=&quot;TO&quot;;[.K80]=&quot;MO&quot;); 0; 1)" office:value-type="float" office:value="0" calcext:value-type="float">
            <text:p>0</text:p>
          </table:table-cell>
          <table:table-cell table:style-name="ce7" table:formula="of:=IF(OR([.L80]=&quot;TO&quot;;[.L80]=&quot;MO&quot;); 0; 1)" office:value-type="float" office:value="0" calcext:value-type="float">
            <text:p>0</text:p>
          </table:table-cell>
          <table:table-cell table:style-name="ce7" table:formula="of:=IF(OR([.M80]=&quot;TO&quot;;[.M8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0]=&quot;TO&quot;;[.B80]=&quot;MO&quot;); 3600; [.B80])" office:value-type="float" office:value="3600" calcext:value-type="float">
            <text:p>3600.000000</text:p>
          </table:table-cell>
          <table:table-cell table:style-name="ce10" table:formula="of:=IF(OR([.C80]=&quot;TO&quot;;[.C80]=&quot;MO&quot;); 3600; [.C80])" office:value-type="float" office:value="3600" calcext:value-type="float">
            <text:p>3600.000000</text:p>
          </table:table-cell>
          <table:table-cell table:style-name="ce10" table:formula="of:=IF(OR([.D80]=&quot;TO&quot;;[.D80]=&quot;MO&quot;); 3600; [.D80])" office:value-type="float" office:value="3600" calcext:value-type="float">
            <text:p>3600.000000</text:p>
          </table:table-cell>
          <table:table-cell table:style-name="ce10" table:formula="of:=IF(OR([.E80]=&quot;TO&quot;;[.E80]=&quot;MO&quot;); 3600; [.E80])" office:value-type="float" office:value="3600" calcext:value-type="float">
            <text:p>3600.000000</text:p>
          </table:table-cell>
          <table:table-cell table:style-name="ce10" table:formula="of:=IF(OR([.F80]=&quot;TO&quot;;[.F80]=&quot;MO&quot;); 3600; [.F80])" office:value-type="float" office:value="3600" calcext:value-type="float">
            <text:p>3600.000000</text:p>
          </table:table-cell>
          <table:table-cell table:style-name="ce10" table:formula="of:=IF(OR([.G80]=&quot;TO&quot;;[.G80]=&quot;MO&quot;); 3600; [.G8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0]=&quot;TO&quot;;[.I80]=&quot;MO&quot;); 3600; [.I80])" office:value-type="float" office:value="0.786" calcext:value-type="float">
            <text:p>0.786000</text:p>
          </table:table-cell>
          <table:table-cell table:style-name="ce10" table:formula="of:=IF(OR([.J80]=&quot;TO&quot;;[.J80]=&quot;MO&quot;); 3600; [.J80])" office:value-type="float" office:value="3600" calcext:value-type="float">
            <text:p>3600.000000</text:p>
          </table:table-cell>
          <table:table-cell table:style-name="ce10" table:formula="of:=IF(OR([.K80]=&quot;TO&quot;;[.K80]=&quot;MO&quot;); 3600; [.K80])" office:value-type="float" office:value="3600" calcext:value-type="float">
            <text:p>3600.000000</text:p>
          </table:table-cell>
          <table:table-cell table:style-name="ce10" table:formula="of:=IF(OR([.L80]=&quot;TO&quot;;[.L80]=&quot;MO&quot;); 3600; [.L80])" office:value-type="float" office:value="3600" calcext:value-type="float">
            <text:p>3600.000000</text:p>
          </table:table-cell>
          <table:table-cell table:style-name="ce10" table:formula="of:=IF(OR([.M80]=&quot;TO&quot;;[.M80]=&quot;MO&quot;); 3600; [.M80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L63.matrix.83p.17aa.usingEref_self_digit8</text:p>
          </table:table-cell>
          <table:table-cell table:style-name="ce4" office:value-type="float" office:value="91.253484" calcext:value-type="float">
            <text:p>91.253484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227" calcext:value-type="float">
            <text:p>0.227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1]=&quot;TO&quot;;[.B81]=&quot;MO&quot;); 0; 1)" office:value-type="float" office:value="1" calcext:value-type="float">
            <text:p>1</text:p>
          </table:table-cell>
          <table:table-cell table:style-name="ce7" table:formula="of:=IF(OR([.C81]=&quot;TO&quot;;[.C81]=&quot;MO&quot;); 0; 1)" office:value-type="float" office:value="0" calcext:value-type="float">
            <text:p>0</text:p>
          </table:table-cell>
          <table:table-cell table:style-name="ce7" table:formula="of:=IF(OR([.D81]=&quot;TO&quot;;[.D81]=&quot;MO&quot;); 0; 1)" office:value-type="float" office:value="0" calcext:value-type="float">
            <text:p>0</text:p>
          </table:table-cell>
          <table:table-cell table:style-name="ce7" table:formula="of:=IF(OR([.E81]=&quot;TO&quot;;[.E81]=&quot;MO&quot;); 0; 1)" office:value-type="float" office:value="0" calcext:value-type="float">
            <text:p>0</text:p>
          </table:table-cell>
          <table:table-cell table:style-name="ce7" table:formula="of:=IF(OR([.F81]=&quot;TO&quot;;[.F81]=&quot;MO&quot;); 0; 1)" office:value-type="float" office:value="0" calcext:value-type="float">
            <text:p>0</text:p>
          </table:table-cell>
          <table:table-cell table:style-name="ce7" table:formula="of:=IF(OR([.G81]=&quot;TO&quot;;[.G81]=&quot;MO&quot;); 0; 1)" office:value-type="float" office:value="0" calcext:value-type="float">
            <text:p>0</text:p>
          </table:table-cell>
          <table:table-cell/>
          <table:table-cell table:style-name="ce7" table:formula="of:=IF(OR([.I81]=&quot;TO&quot;;[.I81]=&quot;MO&quot;); 0; 1)" office:value-type="float" office:value="1" calcext:value-type="float">
            <text:p>1</text:p>
          </table:table-cell>
          <table:table-cell table:style-name="ce7" table:formula="of:=IF(OR([.J81]=&quot;TO&quot;;[.J81]=&quot;MO&quot;); 0; 1)" office:value-type="float" office:value="0" calcext:value-type="float">
            <text:p>0</text:p>
          </table:table-cell>
          <table:table-cell table:style-name="ce7" table:formula="of:=IF(OR([.K81]=&quot;TO&quot;;[.K81]=&quot;MO&quot;); 0; 1)" office:value-type="float" office:value="0" calcext:value-type="float">
            <text:p>0</text:p>
          </table:table-cell>
          <table:table-cell table:style-name="ce7" table:formula="of:=IF(OR([.L81]=&quot;TO&quot;;[.L81]=&quot;MO&quot;); 0; 1)" office:value-type="float" office:value="0" calcext:value-type="float">
            <text:p>0</text:p>
          </table:table-cell>
          <table:table-cell table:style-name="ce7" table:formula="of:=IF(OR([.M81]=&quot;TO&quot;;[.M8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1]=&quot;TO&quot;;[.B81]=&quot;MO&quot;); 3600; [.B81])" office:value-type="float" office:value="91.253484" calcext:value-type="float">
            <text:p>91.253484</text:p>
          </table:table-cell>
          <table:table-cell table:style-name="ce10" table:formula="of:=IF(OR([.C81]=&quot;TO&quot;;[.C81]=&quot;MO&quot;); 3600; [.C81])" office:value-type="float" office:value="3600" calcext:value-type="float">
            <text:p>3600.000000</text:p>
          </table:table-cell>
          <table:table-cell table:style-name="ce10" table:formula="of:=IF(OR([.D81]=&quot;TO&quot;;[.D81]=&quot;MO&quot;); 3600; [.D81])" office:value-type="float" office:value="3600" calcext:value-type="float">
            <text:p>3600.000000</text:p>
          </table:table-cell>
          <table:table-cell table:style-name="ce10" table:formula="of:=IF(OR([.E81]=&quot;TO&quot;;[.E81]=&quot;MO&quot;); 3600; [.E81])" office:value-type="float" office:value="3600" calcext:value-type="float">
            <text:p>3600.000000</text:p>
          </table:table-cell>
          <table:table-cell table:style-name="ce10" table:formula="of:=IF(OR([.F81]=&quot;TO&quot;;[.F81]=&quot;MO&quot;); 3600; [.F81])" office:value-type="float" office:value="3600" calcext:value-type="float">
            <text:p>3600.000000</text:p>
          </table:table-cell>
          <table:table-cell table:style-name="ce10" table:formula="of:=IF(OR([.G81]=&quot;TO&quot;;[.G81]=&quot;MO&quot;); 3600; [.G8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1]=&quot;TO&quot;;[.I81]=&quot;MO&quot;); 3600; [.I81])" office:value-type="float" office:value="0.227" calcext:value-type="float">
            <text:p>0.227000</text:p>
          </table:table-cell>
          <table:table-cell table:style-name="ce10" table:formula="of:=IF(OR([.J81]=&quot;TO&quot;;[.J81]=&quot;MO&quot;); 3600; [.J81])" office:value-type="float" office:value="3600" calcext:value-type="float">
            <text:p>3600.000000</text:p>
          </table:table-cell>
          <table:table-cell table:style-name="ce10" table:formula="of:=IF(OR([.K81]=&quot;TO&quot;;[.K81]=&quot;MO&quot;); 3600; [.K81])" office:value-type="float" office:value="3600" calcext:value-type="float">
            <text:p>3600.000000</text:p>
          </table:table-cell>
          <table:table-cell table:style-name="ce10" table:formula="of:=IF(OR([.L81]=&quot;TO&quot;;[.L81]=&quot;MO&quot;); 3600; [.L81])" office:value-type="float" office:value="3600" calcext:value-type="float">
            <text:p>3600.000000</text:p>
          </table:table-cell>
          <table:table-cell table:style-name="ce10" table:formula="of:=IF(OR([.M81]=&quot;TO&quot;;[.M81]=&quot;MO&quot;); 3600; [.M81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LZ1.matrix.59p.9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1.265" calcext:value-type="float">
            <text:p>1.26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2]=&quot;TO&quot;;[.B82]=&quot;MO&quot;); 0; 1)" office:value-type="float" office:value="0" calcext:value-type="float">
            <text:p>0</text:p>
          </table:table-cell>
          <table:table-cell table:style-name="ce7" table:formula="of:=IF(OR([.C82]=&quot;TO&quot;;[.C82]=&quot;MO&quot;); 0; 1)" office:value-type="float" office:value="0" calcext:value-type="float">
            <text:p>0</text:p>
          </table:table-cell>
          <table:table-cell table:style-name="ce7" table:formula="of:=IF(OR([.D82]=&quot;TO&quot;;[.D82]=&quot;MO&quot;); 0; 1)" office:value-type="float" office:value="0" calcext:value-type="float">
            <text:p>0</text:p>
          </table:table-cell>
          <table:table-cell table:style-name="ce7" table:formula="of:=IF(OR([.E82]=&quot;TO&quot;;[.E82]=&quot;MO&quot;); 0; 1)" office:value-type="float" office:value="0" calcext:value-type="float">
            <text:p>0</text:p>
          </table:table-cell>
          <table:table-cell table:style-name="ce7" table:formula="of:=IF(OR([.F82]=&quot;TO&quot;;[.F82]=&quot;MO&quot;); 0; 1)" office:value-type="float" office:value="0" calcext:value-type="float">
            <text:p>0</text:p>
          </table:table-cell>
          <table:table-cell table:style-name="ce7" table:formula="of:=IF(OR([.G82]=&quot;TO&quot;;[.G82]=&quot;MO&quot;); 0; 1)" office:value-type="float" office:value="0" calcext:value-type="float">
            <text:p>0</text:p>
          </table:table-cell>
          <table:table-cell/>
          <table:table-cell table:style-name="ce7" table:formula="of:=IF(OR([.I82]=&quot;TO&quot;;[.I82]=&quot;MO&quot;); 0; 1)" office:value-type="float" office:value="1" calcext:value-type="float">
            <text:p>1</text:p>
          </table:table-cell>
          <table:table-cell table:style-name="ce7" table:formula="of:=IF(OR([.J82]=&quot;TO&quot;;[.J82]=&quot;MO&quot;); 0; 1)" office:value-type="float" office:value="0" calcext:value-type="float">
            <text:p>0</text:p>
          </table:table-cell>
          <table:table-cell table:style-name="ce7" table:formula="of:=IF(OR([.K82]=&quot;TO&quot;;[.K82]=&quot;MO&quot;); 0; 1)" office:value-type="float" office:value="0" calcext:value-type="float">
            <text:p>0</text:p>
          </table:table-cell>
          <table:table-cell table:style-name="ce7" table:formula="of:=IF(OR([.L82]=&quot;TO&quot;;[.L82]=&quot;MO&quot;); 0; 1)" office:value-type="float" office:value="0" calcext:value-type="float">
            <text:p>0</text:p>
          </table:table-cell>
          <table:table-cell table:style-name="ce7" table:formula="of:=IF(OR([.M82]=&quot;TO&quot;;[.M8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2]=&quot;TO&quot;;[.B82]=&quot;MO&quot;); 3600; [.B82])" office:value-type="float" office:value="3600" calcext:value-type="float">
            <text:p>3600.000000</text:p>
          </table:table-cell>
          <table:table-cell table:style-name="ce10" table:formula="of:=IF(OR([.C82]=&quot;TO&quot;;[.C82]=&quot;MO&quot;); 3600; [.C82])" office:value-type="float" office:value="3600" calcext:value-type="float">
            <text:p>3600.000000</text:p>
          </table:table-cell>
          <table:table-cell table:style-name="ce10" table:formula="of:=IF(OR([.D82]=&quot;TO&quot;;[.D82]=&quot;MO&quot;); 3600; [.D82])" office:value-type="float" office:value="3600" calcext:value-type="float">
            <text:p>3600.000000</text:p>
          </table:table-cell>
          <table:table-cell table:style-name="ce10" table:formula="of:=IF(OR([.E82]=&quot;TO&quot;;[.E82]=&quot;MO&quot;); 3600; [.E82])" office:value-type="float" office:value="3600" calcext:value-type="float">
            <text:p>3600.000000</text:p>
          </table:table-cell>
          <table:table-cell table:style-name="ce10" table:formula="of:=IF(OR([.F82]=&quot;TO&quot;;[.F82]=&quot;MO&quot;); 3600; [.F82])" office:value-type="float" office:value="3600" calcext:value-type="float">
            <text:p>3600.000000</text:p>
          </table:table-cell>
          <table:table-cell table:style-name="ce10" table:formula="of:=IF(OR([.G82]=&quot;TO&quot;;[.G82]=&quot;MO&quot;); 3600; [.G8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2]=&quot;TO&quot;;[.I82]=&quot;MO&quot;); 3600; [.I82])" office:value-type="float" office:value="1.265" calcext:value-type="float">
            <text:p>1.265000</text:p>
          </table:table-cell>
          <table:table-cell table:style-name="ce10" table:formula="of:=IF(OR([.J82]=&quot;TO&quot;;[.J82]=&quot;MO&quot;); 3600; [.J82])" office:value-type="float" office:value="3600" calcext:value-type="float">
            <text:p>3600.000000</text:p>
          </table:table-cell>
          <table:table-cell table:style-name="ce10" table:formula="of:=IF(OR([.K82]=&quot;TO&quot;;[.K82]=&quot;MO&quot;); 3600; [.K82])" office:value-type="float" office:value="3600" calcext:value-type="float">
            <text:p>3600.000000</text:p>
          </table:table-cell>
          <table:table-cell table:style-name="ce10" table:formula="of:=IF(OR([.L82]=&quot;TO&quot;;[.L82]=&quot;MO&quot;); 3600; [.L82])" office:value-type="float" office:value="3600" calcext:value-type="float">
            <text:p>3600.000000</text:p>
          </table:table-cell>
          <table:table-cell table:style-name="ce10" table:formula="of:=IF(OR([.M82]=&quot;TO&quot;;[.M82]=&quot;MO&quot;); 3600; [.M82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MJC.matrix.28p.17aa.usingEref_self_digit8</text:p>
          </table:table-cell>
          <table:table-cell table:style-name="ce4" office:value-type="float" office:value="0.014768" calcext:value-type="float">
            <text:p>0.014768</text:p>
          </table:table-cell>
          <table:table-cell office:value-type="float" office:value="0.02732002" calcext:value-type="float">
            <text:p>0.02732002</text:p>
          </table:table-cell>
          <table:table-cell office:value-type="float" office:value="0.087769269943237" calcext:value-type="float">
            <text:p>0.087769269943237</text:p>
          </table:table-cell>
          <table:table-cell office:value-type="float" office:value="0.358798980712891" calcext:value-type="float">
            <text:p>0.358798980712891</text:p>
          </table:table-cell>
          <table:table-cell office:value-type="float" office:value="0.066490411758423" calcext:value-type="float">
            <text:p>0.066490411758423</text:p>
          </table:table-cell>
          <table:table-cell office:value-type="float" office:value="0.42347264289856" calcext:value-type="float">
            <text:p>0.42347264289856</text:p>
          </table:table-cell>
          <table:table-cell/>
          <table:table-cell table:style-name="ce4" office:value-type="float" office:value="0.004" calcext:value-type="float">
            <text:p>0.004</text:p>
          </table:table-cell>
          <table:table-cell office:value-type="float" office:value="0.052331" calcext:value-type="float">
            <text:p>0.052331</text:p>
          </table:table-cell>
          <table:table-cell office:value-type="float" office:value="0.053753" calcext:value-type="float">
            <text:p>0.053753</text:p>
          </table:table-cell>
          <table:table-cell office:value-type="float" office:value="0.052639" calcext:value-type="float">
            <text:p>0.052639</text:p>
          </table:table-cell>
          <table:table-cell table:style-name="ce53" office:value-type="float" office:value="0.05198" calcext:value-type="float">
            <text:p>0.05198</text:p>
          </table:table-cell>
          <table:table-cell table:style-name="ce7" table:number-columns-repeated="2"/>
          <table:table-cell table:style-name="ce7" table:formula="of:=IF(OR([.B83]=&quot;TO&quot;;[.B83]=&quot;MO&quot;); 0; 1)" office:value-type="float" office:value="1" calcext:value-type="float">
            <text:p>1</text:p>
          </table:table-cell>
          <table:table-cell table:style-name="ce7" table:formula="of:=IF(OR([.C83]=&quot;TO&quot;;[.C83]=&quot;MO&quot;); 0; 1)" office:value-type="float" office:value="1" calcext:value-type="float">
            <text:p>1</text:p>
          </table:table-cell>
          <table:table-cell table:style-name="ce7" table:formula="of:=IF(OR([.D83]=&quot;TO&quot;;[.D83]=&quot;MO&quot;); 0; 1)" office:value-type="float" office:value="1" calcext:value-type="float">
            <text:p>1</text:p>
          </table:table-cell>
          <table:table-cell table:style-name="ce7" table:formula="of:=IF(OR([.E83]=&quot;TO&quot;;[.E83]=&quot;MO&quot;); 0; 1)" office:value-type="float" office:value="1" calcext:value-type="float">
            <text:p>1</text:p>
          </table:table-cell>
          <table:table-cell table:style-name="ce7" table:formula="of:=IF(OR([.F83]=&quot;TO&quot;;[.F83]=&quot;MO&quot;); 0; 1)" office:value-type="float" office:value="1" calcext:value-type="float">
            <text:p>1</text:p>
          </table:table-cell>
          <table:table-cell table:style-name="ce7" table:formula="of:=IF(OR([.G83]=&quot;TO&quot;;[.G83]=&quot;MO&quot;); 0; 1)" office:value-type="float" office:value="1" calcext:value-type="float">
            <text:p>1</text:p>
          </table:table-cell>
          <table:table-cell/>
          <table:table-cell table:style-name="ce7" table:formula="of:=IF(OR([.I83]=&quot;TO&quot;;[.I83]=&quot;MO&quot;); 0; 1)" office:value-type="float" office:value="1" calcext:value-type="float">
            <text:p>1</text:p>
          </table:table-cell>
          <table:table-cell table:style-name="ce7" table:formula="of:=IF(OR([.J83]=&quot;TO&quot;;[.J83]=&quot;MO&quot;); 0; 1)" office:value-type="float" office:value="1" calcext:value-type="float">
            <text:p>1</text:p>
          </table:table-cell>
          <table:table-cell table:style-name="ce7" table:formula="of:=IF(OR([.K83]=&quot;TO&quot;;[.K83]=&quot;MO&quot;); 0; 1)" office:value-type="float" office:value="1" calcext:value-type="float">
            <text:p>1</text:p>
          </table:table-cell>
          <table:table-cell table:style-name="ce7" table:formula="of:=IF(OR([.L83]=&quot;TO&quot;;[.L83]=&quot;MO&quot;); 0; 1)" office:value-type="float" office:value="1" calcext:value-type="float">
            <text:p>1</text:p>
          </table:table-cell>
          <table:table-cell table:style-name="ce7" table:formula="of:=IF(OR([.M83]=&quot;TO&quot;;[.M83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3]=&quot;TO&quot;;[.B83]=&quot;MO&quot;); 3600; [.B83])" office:value-type="float" office:value="0.014768" calcext:value-type="float">
            <text:p>0.014768</text:p>
          </table:table-cell>
          <table:table-cell table:style-name="ce10" table:formula="of:=IF(OR([.C83]=&quot;TO&quot;;[.C83]=&quot;MO&quot;); 3600; [.C83])" office:value-type="float" office:value="0.02732002" calcext:value-type="float">
            <text:p>0.027320</text:p>
          </table:table-cell>
          <table:table-cell table:style-name="ce10" table:formula="of:=IF(OR([.D83]=&quot;TO&quot;;[.D83]=&quot;MO&quot;); 3600; [.D83])" office:value-type="float" office:value="0.087769269943237" calcext:value-type="float">
            <text:p>0.087769</text:p>
          </table:table-cell>
          <table:table-cell table:style-name="ce10" table:formula="of:=IF(OR([.E83]=&quot;TO&quot;;[.E83]=&quot;MO&quot;); 3600; [.E83])" office:value-type="float" office:value="0.358798980712891" calcext:value-type="float">
            <text:p>0.358799</text:p>
          </table:table-cell>
          <table:table-cell table:style-name="ce10" table:formula="of:=IF(OR([.F83]=&quot;TO&quot;;[.F83]=&quot;MO&quot;); 3600; [.F83])" office:value-type="float" office:value="0.066490411758423" calcext:value-type="float">
            <text:p>0.066490</text:p>
          </table:table-cell>
          <table:table-cell table:style-name="ce10" table:formula="of:=IF(OR([.G83]=&quot;TO&quot;;[.G83]=&quot;MO&quot;); 3600; [.G83])" office:value-type="float" office:value="0.42347264289856" calcext:value-type="float">
            <text:p>0.423473</text:p>
          </table:table-cell>
          <table:table-cell table:style-name="ce10"/>
          <table:table-cell table:style-name="ce10" table:formula="of:=IF(OR([.I83]=&quot;TO&quot;;[.I83]=&quot;MO&quot;); 3600; [.I83])" office:value-type="float" office:value="0.004" calcext:value-type="float">
            <text:p>0.004000</text:p>
          </table:table-cell>
          <table:table-cell table:style-name="ce10" table:formula="of:=IF(OR([.J83]=&quot;TO&quot;;[.J83]=&quot;MO&quot;); 3600; [.J83])" office:value-type="float" office:value="0.052331" calcext:value-type="float">
            <text:p>0.052331</text:p>
          </table:table-cell>
          <table:table-cell table:style-name="ce10" table:formula="of:=IF(OR([.K83]=&quot;TO&quot;;[.K83]=&quot;MO&quot;); 3600; [.K83])" office:value-type="float" office:value="0.053753" calcext:value-type="float">
            <text:p>0.053753</text:p>
          </table:table-cell>
          <table:table-cell table:style-name="ce10" table:formula="of:=IF(OR([.L83]=&quot;TO&quot;;[.L83]=&quot;MO&quot;); 3600; [.L83])" office:value-type="float" office:value="0.052639" calcext:value-type="float">
            <text:p>0.052639</text:p>
          </table:table-cell>
          <table:table-cell table:style-name="ce10" table:formula="of:=IF(OR([.M83]=&quot;TO&quot;;[.M83]=&quot;MO&quot;); 3600; [.M83])" office:value-type="float" office:value="0.05198" calcext:value-type="float">
            <text:p>0.051980</text:p>
          </table:table-cell>
        </table:table-row>
        <table:table-row table:style-name="ro1">
          <table:table-cell table:style-name="ce3" office:value-type="string" calcext:value-type="string">
            <text:p>Bio15-1NXB.matrix.34p.9aa.usingEref_self_digit8</text:p>
          </table:table-cell>
          <table:table-cell table:style-name="ce4" office:value-type="float" office:value="0.025567" calcext:value-type="float">
            <text:p>0.025567</text:p>
          </table:table-cell>
          <table:table-cell office:value-type="float" office:value="0.079516093" calcext:value-type="float">
            <text:p>0.079516093</text:p>
          </table:table-cell>
          <table:table-cell office:value-type="float" office:value="0.149776697158814" calcext:value-type="float">
            <text:p>0.149776697158814</text:p>
          </table:table-cell>
          <table:table-cell office:value-type="float" office:value="0.869988918304443" calcext:value-type="float">
            <text:p>0.869988918304443</text:p>
          </table:table-cell>
          <table:table-cell office:value-type="float" office:value="0.148377418518066" calcext:value-type="float">
            <text:p>0.148377418518066</text:p>
          </table:table-cell>
          <table:table-cell office:value-type="float" office:value="0.929016590118408" calcext:value-type="float">
            <text:p>0.929016590118408</text:p>
          </table:table-cell>
          <table:table-cell/>
          <table:table-cell table:style-name="ce4" office:value-type="float" office:value="0.012" calcext:value-type="float">
            <text:p>0.012</text:p>
          </table:table-cell>
          <table:table-cell office:value-type="float" office:value="0.06725" calcext:value-type="float">
            <text:p>0.06725</text:p>
          </table:table-cell>
          <table:table-cell office:value-type="float" office:value="0.071672" calcext:value-type="float">
            <text:p>0.071672</text:p>
          </table:table-cell>
          <table:table-cell office:value-type="float" office:value="0.07248" calcext:value-type="float">
            <text:p>0.07248</text:p>
          </table:table-cell>
          <table:table-cell table:style-name="ce53" office:value-type="float" office:value="0.071465" calcext:value-type="float">
            <text:p>0.071465</text:p>
          </table:table-cell>
          <table:table-cell table:style-name="ce7" table:number-columns-repeated="2"/>
          <table:table-cell table:style-name="ce7" table:formula="of:=IF(OR([.B84]=&quot;TO&quot;;[.B84]=&quot;MO&quot;); 0; 1)" office:value-type="float" office:value="1" calcext:value-type="float">
            <text:p>1</text:p>
          </table:table-cell>
          <table:table-cell table:style-name="ce7" table:formula="of:=IF(OR([.C84]=&quot;TO&quot;;[.C84]=&quot;MO&quot;); 0; 1)" office:value-type="float" office:value="1" calcext:value-type="float">
            <text:p>1</text:p>
          </table:table-cell>
          <table:table-cell table:style-name="ce7" table:formula="of:=IF(OR([.D84]=&quot;TO&quot;;[.D84]=&quot;MO&quot;); 0; 1)" office:value-type="float" office:value="1" calcext:value-type="float">
            <text:p>1</text:p>
          </table:table-cell>
          <table:table-cell table:style-name="ce7" table:formula="of:=IF(OR([.E84]=&quot;TO&quot;;[.E84]=&quot;MO&quot;); 0; 1)" office:value-type="float" office:value="1" calcext:value-type="float">
            <text:p>1</text:p>
          </table:table-cell>
          <table:table-cell table:style-name="ce7" table:formula="of:=IF(OR([.F84]=&quot;TO&quot;;[.F84]=&quot;MO&quot;); 0; 1)" office:value-type="float" office:value="1" calcext:value-type="float">
            <text:p>1</text:p>
          </table:table-cell>
          <table:table-cell table:style-name="ce7" table:formula="of:=IF(OR([.G84]=&quot;TO&quot;;[.G84]=&quot;MO&quot;); 0; 1)" office:value-type="float" office:value="1" calcext:value-type="float">
            <text:p>1</text:p>
          </table:table-cell>
          <table:table-cell/>
          <table:table-cell table:style-name="ce7" table:formula="of:=IF(OR([.I84]=&quot;TO&quot;;[.I84]=&quot;MO&quot;); 0; 1)" office:value-type="float" office:value="1" calcext:value-type="float">
            <text:p>1</text:p>
          </table:table-cell>
          <table:table-cell table:style-name="ce7" table:formula="of:=IF(OR([.J84]=&quot;TO&quot;;[.J84]=&quot;MO&quot;); 0; 1)" office:value-type="float" office:value="1" calcext:value-type="float">
            <text:p>1</text:p>
          </table:table-cell>
          <table:table-cell table:style-name="ce7" table:formula="of:=IF(OR([.K84]=&quot;TO&quot;;[.K84]=&quot;MO&quot;); 0; 1)" office:value-type="float" office:value="1" calcext:value-type="float">
            <text:p>1</text:p>
          </table:table-cell>
          <table:table-cell table:style-name="ce7" table:formula="of:=IF(OR([.L84]=&quot;TO&quot;;[.L84]=&quot;MO&quot;); 0; 1)" office:value-type="float" office:value="1" calcext:value-type="float">
            <text:p>1</text:p>
          </table:table-cell>
          <table:table-cell table:style-name="ce7" table:formula="of:=IF(OR([.M84]=&quot;TO&quot;;[.M8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4]=&quot;TO&quot;;[.B84]=&quot;MO&quot;); 3600; [.B84])" office:value-type="float" office:value="0.025567" calcext:value-type="float">
            <text:p>0.025567</text:p>
          </table:table-cell>
          <table:table-cell table:style-name="ce10" table:formula="of:=IF(OR([.C84]=&quot;TO&quot;;[.C84]=&quot;MO&quot;); 3600; [.C84])" office:value-type="float" office:value="0.079516093" calcext:value-type="float">
            <text:p>0.079516</text:p>
          </table:table-cell>
          <table:table-cell table:style-name="ce10" table:formula="of:=IF(OR([.D84]=&quot;TO&quot;;[.D84]=&quot;MO&quot;); 3600; [.D84])" office:value-type="float" office:value="0.149776697158814" calcext:value-type="float">
            <text:p>0.149777</text:p>
          </table:table-cell>
          <table:table-cell table:style-name="ce10" table:formula="of:=IF(OR([.E84]=&quot;TO&quot;;[.E84]=&quot;MO&quot;); 3600; [.E84])" office:value-type="float" office:value="0.869988918304443" calcext:value-type="float">
            <text:p>0.869989</text:p>
          </table:table-cell>
          <table:table-cell table:style-name="ce10" table:formula="of:=IF(OR([.F84]=&quot;TO&quot;;[.F84]=&quot;MO&quot;); 3600; [.F84])" office:value-type="float" office:value="0.148377418518066" calcext:value-type="float">
            <text:p>0.148377</text:p>
          </table:table-cell>
          <table:table-cell table:style-name="ce10" table:formula="of:=IF(OR([.G84]=&quot;TO&quot;;[.G84]=&quot;MO&quot;); 3600; [.G84])" office:value-type="float" office:value="0.929016590118408" calcext:value-type="float">
            <text:p>0.929017</text:p>
          </table:table-cell>
          <table:table-cell table:style-name="ce10"/>
          <table:table-cell table:style-name="ce10" table:formula="of:=IF(OR([.I84]=&quot;TO&quot;;[.I84]=&quot;MO&quot;); 3600; [.I84])" office:value-type="float" office:value="0.012" calcext:value-type="float">
            <text:p>0.012000</text:p>
          </table:table-cell>
          <table:table-cell table:style-name="ce10" table:formula="of:=IF(OR([.J84]=&quot;TO&quot;;[.J84]=&quot;MO&quot;); 3600; [.J84])" office:value-type="float" office:value="0.06725" calcext:value-type="float">
            <text:p>0.067250</text:p>
          </table:table-cell>
          <table:table-cell table:style-name="ce10" table:formula="of:=IF(OR([.K84]=&quot;TO&quot;;[.K84]=&quot;MO&quot;); 3600; [.K84])" office:value-type="float" office:value="0.071672" calcext:value-type="float">
            <text:p>0.071672</text:p>
          </table:table-cell>
          <table:table-cell table:style-name="ce10" table:formula="of:=IF(OR([.L84]=&quot;TO&quot;;[.L84]=&quot;MO&quot;); 3600; [.L84])" office:value-type="float" office:value="0.07248" calcext:value-type="float">
            <text:p>0.072480</text:p>
          </table:table-cell>
          <table:table-cell table:style-name="ce10" table:formula="of:=IF(OR([.M84]=&quot;TO&quot;;[.M84]=&quot;MO&quot;); 3600; [.M84])" office:value-type="float" office:value="0.071465" calcext:value-type="float">
            <text:p>0.071465</text:p>
          </table:table-cell>
        </table:table-row>
        <table:table-row table:style-name="ro1">
          <table:table-cell table:style-name="ce3" office:value-type="string" calcext:value-type="string">
            <text:p>Bio15-1PGB.matrix.31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5]=&quot;TO&quot;;[.B85]=&quot;MO&quot;); 0; 1)" office:value-type="float" office:value="0" calcext:value-type="float">
            <text:p>0</text:p>
          </table:table-cell>
          <table:table-cell table:style-name="ce7" table:formula="of:=IF(OR([.C85]=&quot;TO&quot;;[.C85]=&quot;MO&quot;); 0; 1)" office:value-type="float" office:value="0" calcext:value-type="float">
            <text:p>0</text:p>
          </table:table-cell>
          <table:table-cell table:style-name="ce7" table:formula="of:=IF(OR([.D85]=&quot;TO&quot;;[.D85]=&quot;MO&quot;); 0; 1)" office:value-type="float" office:value="0" calcext:value-type="float">
            <text:p>0</text:p>
          </table:table-cell>
          <table:table-cell table:style-name="ce7" table:formula="of:=IF(OR([.E85]=&quot;TO&quot;;[.E85]=&quot;MO&quot;); 0; 1)" office:value-type="float" office:value="0" calcext:value-type="float">
            <text:p>0</text:p>
          </table:table-cell>
          <table:table-cell table:style-name="ce7" table:formula="of:=IF(OR([.F85]=&quot;TO&quot;;[.F85]=&quot;MO&quot;); 0; 1)" office:value-type="float" office:value="0" calcext:value-type="float">
            <text:p>0</text:p>
          </table:table-cell>
          <table:table-cell table:style-name="ce7" table:formula="of:=IF(OR([.G85]=&quot;TO&quot;;[.G85]=&quot;MO&quot;); 0; 1)" office:value-type="float" office:value="0" calcext:value-type="float">
            <text:p>0</text:p>
          </table:table-cell>
          <table:table-cell/>
          <table:table-cell table:style-name="ce7" table:formula="of:=IF(OR([.I85]=&quot;TO&quot;;[.I85]=&quot;MO&quot;); 0; 1)" office:value-type="float" office:value="0" calcext:value-type="float">
            <text:p>0</text:p>
          </table:table-cell>
          <table:table-cell table:style-name="ce7" table:formula="of:=IF(OR([.J85]=&quot;TO&quot;;[.J85]=&quot;MO&quot;); 0; 1)" office:value-type="float" office:value="0" calcext:value-type="float">
            <text:p>0</text:p>
          </table:table-cell>
          <table:table-cell table:style-name="ce7" table:formula="of:=IF(OR([.K85]=&quot;TO&quot;;[.K85]=&quot;MO&quot;); 0; 1)" office:value-type="float" office:value="0" calcext:value-type="float">
            <text:p>0</text:p>
          </table:table-cell>
          <table:table-cell table:style-name="ce7" table:formula="of:=IF(OR([.L85]=&quot;TO&quot;;[.L85]=&quot;MO&quot;); 0; 1)" office:value-type="float" office:value="0" calcext:value-type="float">
            <text:p>0</text:p>
          </table:table-cell>
          <table:table-cell table:style-name="ce7" table:formula="of:=IF(OR([.M85]=&quot;TO&quot;;[.M8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5]=&quot;TO&quot;;[.B85]=&quot;MO&quot;); 3600; [.B85])" office:value-type="float" office:value="3600" calcext:value-type="float">
            <text:p>3600.000000</text:p>
          </table:table-cell>
          <table:table-cell table:style-name="ce10" table:formula="of:=IF(OR([.C85]=&quot;TO&quot;;[.C85]=&quot;MO&quot;); 3600; [.C85])" office:value-type="float" office:value="3600" calcext:value-type="float">
            <text:p>3600.000000</text:p>
          </table:table-cell>
          <table:table-cell table:style-name="ce10" table:formula="of:=IF(OR([.D85]=&quot;TO&quot;;[.D85]=&quot;MO&quot;); 3600; [.D85])" office:value-type="float" office:value="3600" calcext:value-type="float">
            <text:p>3600.000000</text:p>
          </table:table-cell>
          <table:table-cell table:style-name="ce10" table:formula="of:=IF(OR([.E85]=&quot;TO&quot;;[.E85]=&quot;MO&quot;); 3600; [.E85])" office:value-type="float" office:value="3600" calcext:value-type="float">
            <text:p>3600.000000</text:p>
          </table:table-cell>
          <table:table-cell table:style-name="ce10" table:formula="of:=IF(OR([.F85]=&quot;TO&quot;;[.F85]=&quot;MO&quot;); 3600; [.F85])" office:value-type="float" office:value="3600" calcext:value-type="float">
            <text:p>3600.000000</text:p>
          </table:table-cell>
          <table:table-cell table:style-name="ce10" table:formula="of:=IF(OR([.G85]=&quot;TO&quot;;[.G85]=&quot;MO&quot;); 3600; [.G8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5]=&quot;TO&quot;;[.I85]=&quot;MO&quot;); 3600; [.I85])" office:value-type="float" office:value="3600" calcext:value-type="float">
            <text:p>3600.000000</text:p>
          </table:table-cell>
          <table:table-cell table:style-name="ce10" table:formula="of:=IF(OR([.J85]=&quot;TO&quot;;[.J85]=&quot;MO&quot;); 3600; [.J85])" office:value-type="float" office:value="3600" calcext:value-type="float">
            <text:p>3600.000000</text:p>
          </table:table-cell>
          <table:table-cell table:style-name="ce10" table:formula="of:=IF(OR([.K85]=&quot;TO&quot;;[.K85]=&quot;MO&quot;); 3600; [.K85])" office:value-type="float" office:value="3600" calcext:value-type="float">
            <text:p>3600.000000</text:p>
          </table:table-cell>
          <table:table-cell table:style-name="ce10" table:formula="of:=IF(OR([.L85]=&quot;TO&quot;;[.L85]=&quot;MO&quot;); 3600; [.L85])" office:value-type="float" office:value="3600" calcext:value-type="float">
            <text:p>3600.000000</text:p>
          </table:table-cell>
          <table:table-cell table:style-name="ce10" table:formula="of:=IF(OR([.M85]=&quot;TO&quot;;[.M85]=&quot;MO&quot;); 3600; [.M85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PIN.matrix.28p.20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O</text:p>
          </table:table-cell>
          <table:table-cell/>
          <table:table-cell table:style-name="ce4" office:value-type="float" office:value="1.384" calcext:value-type="float">
            <text:p>1.38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6]=&quot;TO&quot;;[.B86]=&quot;MO&quot;); 0; 1)" office:value-type="float" office:value="0" calcext:value-type="float">
            <text:p>0</text:p>
          </table:table-cell>
          <table:table-cell table:style-name="ce7" table:formula="of:=IF(OR([.C86]=&quot;TO&quot;;[.C86]=&quot;MO&quot;); 0; 1)" office:value-type="float" office:value="0" calcext:value-type="float">
            <text:p>0</text:p>
          </table:table-cell>
          <table:table-cell table:style-name="ce7" table:formula="of:=IF(OR([.D86]=&quot;TO&quot;;[.D86]=&quot;MO&quot;); 0; 1)" office:value-type="float" office:value="1" calcext:value-type="float">
            <text:p>1</text:p>
          </table:table-cell>
          <table:table-cell table:style-name="ce7" table:formula="of:=IF(OR([.E86]=&quot;TO&quot;;[.E86]=&quot;MO&quot;); 0; 1)" office:value-type="float" office:value="0" calcext:value-type="float">
            <text:p>0</text:p>
          </table:table-cell>
          <table:table-cell table:style-name="ce7" table:formula="of:=IF(OR([.F86]=&quot;TO&quot;;[.F86]=&quot;MO&quot;); 0; 1)" office:value-type="float" office:value="1" calcext:value-type="float">
            <text:p>1</text:p>
          </table:table-cell>
          <table:table-cell table:style-name="ce7" table:formula="of:=IF(OR([.G86]=&quot;TO&quot;;[.G86]=&quot;MO&quot;); 0; 1)" office:value-type="float" office:value="0" calcext:value-type="float">
            <text:p>0</text:p>
          </table:table-cell>
          <table:table-cell/>
          <table:table-cell table:style-name="ce7" table:formula="of:=IF(OR([.I86]=&quot;TO&quot;;[.I86]=&quot;MO&quot;); 0; 1)" office:value-type="float" office:value="1" calcext:value-type="float">
            <text:p>1</text:p>
          </table:table-cell>
          <table:table-cell table:style-name="ce7" table:formula="of:=IF(OR([.J86]=&quot;TO&quot;;[.J86]=&quot;MO&quot;); 0; 1)" office:value-type="float" office:value="0" calcext:value-type="float">
            <text:p>0</text:p>
          </table:table-cell>
          <table:table-cell table:style-name="ce7" table:formula="of:=IF(OR([.K86]=&quot;TO&quot;;[.K86]=&quot;MO&quot;); 0; 1)" office:value-type="float" office:value="0" calcext:value-type="float">
            <text:p>0</text:p>
          </table:table-cell>
          <table:table-cell table:style-name="ce7" table:formula="of:=IF(OR([.L86]=&quot;TO&quot;;[.L86]=&quot;MO&quot;); 0; 1)" office:value-type="float" office:value="0" calcext:value-type="float">
            <text:p>0</text:p>
          </table:table-cell>
          <table:table-cell table:style-name="ce7" table:formula="of:=IF(OR([.M86]=&quot;TO&quot;;[.M8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6]=&quot;TO&quot;;[.B86]=&quot;MO&quot;); 3600; [.B86])" office:value-type="float" office:value="3600" calcext:value-type="float">
            <text:p>3600.000000</text:p>
          </table:table-cell>
          <table:table-cell table:style-name="ce10" table:formula="of:=IF(OR([.C86]=&quot;TO&quot;;[.C86]=&quot;MO&quot;); 3600; [.C86])" office:value-type="float" office:value="3600" calcext:value-type="float">
            <text:p>3600.000000</text:p>
          </table:table-cell>
          <table:table-cell table:style-name="ce10" table:formula="of:=IF(OR([.D86]=&quot;TO&quot;;[.D86]=&quot;MO&quot;); 3600; [.D86])" office:value-type="float" office:value="0" calcext:value-type="float">
            <text:p>0.000000</text:p>
          </table:table-cell>
          <table:table-cell table:style-name="ce10" table:formula="of:=IF(OR([.E86]=&quot;TO&quot;;[.E86]=&quot;MO&quot;); 3600; [.E86])" office:value-type="float" office:value="3600" calcext:value-type="float">
            <text:p>3600.000000</text:p>
          </table:table-cell>
          <table:table-cell table:style-name="ce10" table:formula="of:=IF(OR([.F86]=&quot;TO&quot;;[.F86]=&quot;MO&quot;); 3600; [.F86])" office:value-type="float" office:value="0" calcext:value-type="float">
            <text:p>0.000000</text:p>
          </table:table-cell>
          <table:table-cell table:style-name="ce10" table:formula="of:=IF(OR([.G86]=&quot;TO&quot;;[.G86]=&quot;MO&quot;); 3600; [.G8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6]=&quot;TO&quot;;[.I86]=&quot;MO&quot;); 3600; [.I86])" office:value-type="float" office:value="1.384" calcext:value-type="float">
            <text:p>1.384000</text:p>
          </table:table-cell>
          <table:table-cell table:style-name="ce10" table:formula="of:=IF(OR([.J86]=&quot;TO&quot;;[.J86]=&quot;MO&quot;); 3600; [.J86])" office:value-type="float" office:value="3600" calcext:value-type="float">
            <text:p>3600.000000</text:p>
          </table:table-cell>
          <table:table-cell table:style-name="ce10" table:formula="of:=IF(OR([.K86]=&quot;TO&quot;;[.K86]=&quot;MO&quot;); 3600; [.K86])" office:value-type="float" office:value="3600" calcext:value-type="float">
            <text:p>3600.000000</text:p>
          </table:table-cell>
          <table:table-cell table:style-name="ce10" table:formula="of:=IF(OR([.L86]=&quot;TO&quot;;[.L86]=&quot;MO&quot;); 3600; [.L86])" office:value-type="float" office:value="3600" calcext:value-type="float">
            <text:p>3600.000000</text:p>
          </table:table-cell>
          <table:table-cell table:style-name="ce10" table:formula="of:=IF(OR([.M86]=&quot;TO&quot;;[.M86]=&quot;MO&quot;); 3600; [.M86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POH.matrix.46p.17aa.usingEref_self_digit8</text:p>
          </table:table-cell>
          <table:table-cell table:style-name="ce4" office:value-type="float" office:value="0.241365" calcext:value-type="float">
            <text:p>0.241365</text:p>
          </table:table-cell>
          <table:table-cell office:value-type="float" office:value="0.124274091" calcext:value-type="float">
            <text:p>0.124274091</text:p>
          </table:table-cell>
          <table:table-cell office:value-type="float" office:value="0.326792001724243" calcext:value-type="float">
            <text:p>0.326792001724243</text:p>
          </table:table-cell>
          <table:table-cell office:value-type="float" office:value="1.44197607040405" calcext:value-type="float">
            <text:p>1.44197607040405</text:p>
          </table:table-cell>
          <table:table-cell office:value-type="float" office:value="0.303907632827759" calcext:value-type="float">
            <text:p>0.303907632827759</text:p>
          </table:table-cell>
          <table:table-cell office:value-type="float" office:value="1.58952689170837" calcext:value-type="float">
            <text:p>1.58952689170837</text:p>
          </table:table-cell>
          <table:table-cell/>
          <table:table-cell table:style-name="ce4" office:value-type="float" office:value="0.025" calcext:value-type="float">
            <text:p>0.025</text:p>
          </table:table-cell>
          <table:table-cell office:value-type="float" office:value="0.288287" calcext:value-type="float">
            <text:p>0.288287</text:p>
          </table:table-cell>
          <table:table-cell office:value-type="float" office:value="0.296912" calcext:value-type="float">
            <text:p>0.296912</text:p>
          </table:table-cell>
          <table:table-cell office:value-type="float" office:value="0.293737" calcext:value-type="float">
            <text:p>0.293737</text:p>
          </table:table-cell>
          <table:table-cell table:style-name="ce53" office:value-type="float" office:value="0.295756" calcext:value-type="float">
            <text:p>0.295756</text:p>
          </table:table-cell>
          <table:table-cell table:style-name="ce7" table:number-columns-repeated="2"/>
          <table:table-cell table:style-name="ce7" table:formula="of:=IF(OR([.B87]=&quot;TO&quot;;[.B87]=&quot;MO&quot;); 0; 1)" office:value-type="float" office:value="1" calcext:value-type="float">
            <text:p>1</text:p>
          </table:table-cell>
          <table:table-cell table:style-name="ce7" table:formula="of:=IF(OR([.C87]=&quot;TO&quot;;[.C87]=&quot;MO&quot;); 0; 1)" office:value-type="float" office:value="1" calcext:value-type="float">
            <text:p>1</text:p>
          </table:table-cell>
          <table:table-cell table:style-name="ce7" table:formula="of:=IF(OR([.D87]=&quot;TO&quot;;[.D87]=&quot;MO&quot;); 0; 1)" office:value-type="float" office:value="1" calcext:value-type="float">
            <text:p>1</text:p>
          </table:table-cell>
          <table:table-cell table:style-name="ce7" table:formula="of:=IF(OR([.E87]=&quot;TO&quot;;[.E87]=&quot;MO&quot;); 0; 1)" office:value-type="float" office:value="1" calcext:value-type="float">
            <text:p>1</text:p>
          </table:table-cell>
          <table:table-cell table:style-name="ce7" table:formula="of:=IF(OR([.F87]=&quot;TO&quot;;[.F87]=&quot;MO&quot;); 0; 1)" office:value-type="float" office:value="1" calcext:value-type="float">
            <text:p>1</text:p>
          </table:table-cell>
          <table:table-cell table:style-name="ce7" table:formula="of:=IF(OR([.G87]=&quot;TO&quot;;[.G87]=&quot;MO&quot;); 0; 1)" office:value-type="float" office:value="1" calcext:value-type="float">
            <text:p>1</text:p>
          </table:table-cell>
          <table:table-cell/>
          <table:table-cell table:style-name="ce7" table:formula="of:=IF(OR([.I87]=&quot;TO&quot;;[.I87]=&quot;MO&quot;); 0; 1)" office:value-type="float" office:value="1" calcext:value-type="float">
            <text:p>1</text:p>
          </table:table-cell>
          <table:table-cell table:style-name="ce7" table:formula="of:=IF(OR([.J87]=&quot;TO&quot;;[.J87]=&quot;MO&quot;); 0; 1)" office:value-type="float" office:value="1" calcext:value-type="float">
            <text:p>1</text:p>
          </table:table-cell>
          <table:table-cell table:style-name="ce7" table:formula="of:=IF(OR([.K87]=&quot;TO&quot;;[.K87]=&quot;MO&quot;); 0; 1)" office:value-type="float" office:value="1" calcext:value-type="float">
            <text:p>1</text:p>
          </table:table-cell>
          <table:table-cell table:style-name="ce7" table:formula="of:=IF(OR([.L87]=&quot;TO&quot;;[.L87]=&quot;MO&quot;); 0; 1)" office:value-type="float" office:value="1" calcext:value-type="float">
            <text:p>1</text:p>
          </table:table-cell>
          <table:table-cell table:style-name="ce7" table:formula="of:=IF(OR([.M87]=&quot;TO&quot;;[.M87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7]=&quot;TO&quot;;[.B87]=&quot;MO&quot;); 3600; [.B87])" office:value-type="float" office:value="0.241365" calcext:value-type="float">
            <text:p>0.241365</text:p>
          </table:table-cell>
          <table:table-cell table:style-name="ce10" table:formula="of:=IF(OR([.C87]=&quot;TO&quot;;[.C87]=&quot;MO&quot;); 3600; [.C87])" office:value-type="float" office:value="0.124274091" calcext:value-type="float">
            <text:p>0.124274</text:p>
          </table:table-cell>
          <table:table-cell table:style-name="ce10" table:formula="of:=IF(OR([.D87]=&quot;TO&quot;;[.D87]=&quot;MO&quot;); 3600; [.D87])" office:value-type="float" office:value="0.326792001724243" calcext:value-type="float">
            <text:p>0.326792</text:p>
          </table:table-cell>
          <table:table-cell table:style-name="ce10" table:formula="of:=IF(OR([.E87]=&quot;TO&quot;;[.E87]=&quot;MO&quot;); 3600; [.E87])" office:value-type="float" office:value="1.44197607040405" calcext:value-type="float">
            <text:p>1.441976</text:p>
          </table:table-cell>
          <table:table-cell table:style-name="ce10" table:formula="of:=IF(OR([.F87]=&quot;TO&quot;;[.F87]=&quot;MO&quot;); 3600; [.F87])" office:value-type="float" office:value="0.303907632827759" calcext:value-type="float">
            <text:p>0.303908</text:p>
          </table:table-cell>
          <table:table-cell table:style-name="ce10" table:formula="of:=IF(OR([.G87]=&quot;TO&quot;;[.G87]=&quot;MO&quot;); 3600; [.G87])" office:value-type="float" office:value="1.58952689170837" calcext:value-type="float">
            <text:p>1.589527</text:p>
          </table:table-cell>
          <table:table-cell table:style-name="ce10"/>
          <table:table-cell table:style-name="ce10" table:formula="of:=IF(OR([.I87]=&quot;TO&quot;;[.I87]=&quot;MO&quot;); 3600; [.I87])" office:value-type="float" office:value="0.025" calcext:value-type="float">
            <text:p>0.025000</text:p>
          </table:table-cell>
          <table:table-cell table:style-name="ce10" table:formula="of:=IF(OR([.J87]=&quot;TO&quot;;[.J87]=&quot;MO&quot;); 3600; [.J87])" office:value-type="float" office:value="0.288287" calcext:value-type="float">
            <text:p>0.288287</text:p>
          </table:table-cell>
          <table:table-cell table:style-name="ce10" table:formula="of:=IF(OR([.K87]=&quot;TO&quot;;[.K87]=&quot;MO&quot;); 3600; [.K87])" office:value-type="float" office:value="0.296912" calcext:value-type="float">
            <text:p>0.296912</text:p>
          </table:table-cell>
          <table:table-cell table:style-name="ce10" table:formula="of:=IF(OR([.L87]=&quot;TO&quot;;[.L87]=&quot;MO&quot;); 3600; [.L87])" office:value-type="float" office:value="0.293737" calcext:value-type="float">
            <text:p>0.293737</text:p>
          </table:table-cell>
          <table:table-cell table:style-name="ce10" table:formula="of:=IF(OR([.M87]=&quot;TO&quot;;[.M87]=&quot;MO&quot;); 3600; [.M87])" office:value-type="float" office:value="0.295756" calcext:value-type="float">
            <text:p>0.295756</text:p>
          </table:table-cell>
        </table:table-row>
        <table:table-row table:style-name="ro1">
          <table:table-cell table:style-name="ce3" office:value-type="string" calcext:value-type="string">
            <text:p>Bio15-1RIS.matrix.56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95.812" calcext:value-type="float">
            <text:p>95.81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8]=&quot;TO&quot;;[.B88]=&quot;MO&quot;); 0; 1)" office:value-type="float" office:value="0" calcext:value-type="float">
            <text:p>0</text:p>
          </table:table-cell>
          <table:table-cell table:style-name="ce7" table:formula="of:=IF(OR([.C88]=&quot;TO&quot;;[.C88]=&quot;MO&quot;); 0; 1)" office:value-type="float" office:value="0" calcext:value-type="float">
            <text:p>0</text:p>
          </table:table-cell>
          <table:table-cell table:style-name="ce7" table:formula="of:=IF(OR([.D88]=&quot;TO&quot;;[.D88]=&quot;MO&quot;); 0; 1)" office:value-type="float" office:value="0" calcext:value-type="float">
            <text:p>0</text:p>
          </table:table-cell>
          <table:table-cell table:style-name="ce7" table:formula="of:=IF(OR([.E88]=&quot;TO&quot;;[.E88]=&quot;MO&quot;); 0; 1)" office:value-type="float" office:value="0" calcext:value-type="float">
            <text:p>0</text:p>
          </table:table-cell>
          <table:table-cell table:style-name="ce7" table:formula="of:=IF(OR([.F88]=&quot;TO&quot;;[.F88]=&quot;MO&quot;); 0; 1)" office:value-type="float" office:value="0" calcext:value-type="float">
            <text:p>0</text:p>
          </table:table-cell>
          <table:table-cell table:style-name="ce7" table:formula="of:=IF(OR([.G88]=&quot;TO&quot;;[.G88]=&quot;MO&quot;); 0; 1)" office:value-type="float" office:value="0" calcext:value-type="float">
            <text:p>0</text:p>
          </table:table-cell>
          <table:table-cell/>
          <table:table-cell table:style-name="ce7" table:formula="of:=IF(OR([.I88]=&quot;TO&quot;;[.I88]=&quot;MO&quot;); 0; 1)" office:value-type="float" office:value="1" calcext:value-type="float">
            <text:p>1</text:p>
          </table:table-cell>
          <table:table-cell table:style-name="ce7" table:formula="of:=IF(OR([.J88]=&quot;TO&quot;;[.J88]=&quot;MO&quot;); 0; 1)" office:value-type="float" office:value="0" calcext:value-type="float">
            <text:p>0</text:p>
          </table:table-cell>
          <table:table-cell table:style-name="ce7" table:formula="of:=IF(OR([.K88]=&quot;TO&quot;;[.K88]=&quot;MO&quot;); 0; 1)" office:value-type="float" office:value="0" calcext:value-type="float">
            <text:p>0</text:p>
          </table:table-cell>
          <table:table-cell table:style-name="ce7" table:formula="of:=IF(OR([.L88]=&quot;TO&quot;;[.L88]=&quot;MO&quot;); 0; 1)" office:value-type="float" office:value="0" calcext:value-type="float">
            <text:p>0</text:p>
          </table:table-cell>
          <table:table-cell table:style-name="ce7" table:formula="of:=IF(OR([.M88]=&quot;TO&quot;;[.M8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8]=&quot;TO&quot;;[.B88]=&quot;MO&quot;); 3600; [.B88])" office:value-type="float" office:value="3600" calcext:value-type="float">
            <text:p>3600.000000</text:p>
          </table:table-cell>
          <table:table-cell table:style-name="ce10" table:formula="of:=IF(OR([.C88]=&quot;TO&quot;;[.C88]=&quot;MO&quot;); 3600; [.C88])" office:value-type="float" office:value="3600" calcext:value-type="float">
            <text:p>3600.000000</text:p>
          </table:table-cell>
          <table:table-cell table:style-name="ce10" table:formula="of:=IF(OR([.D88]=&quot;TO&quot;;[.D88]=&quot;MO&quot;); 3600; [.D88])" office:value-type="float" office:value="3600" calcext:value-type="float">
            <text:p>3600.000000</text:p>
          </table:table-cell>
          <table:table-cell table:style-name="ce10" table:formula="of:=IF(OR([.E88]=&quot;TO&quot;;[.E88]=&quot;MO&quot;); 3600; [.E88])" office:value-type="float" office:value="3600" calcext:value-type="float">
            <text:p>3600.000000</text:p>
          </table:table-cell>
          <table:table-cell table:style-name="ce10" table:formula="of:=IF(OR([.F88]=&quot;TO&quot;;[.F88]=&quot;MO&quot;); 3600; [.F88])" office:value-type="float" office:value="3600" calcext:value-type="float">
            <text:p>3600.000000</text:p>
          </table:table-cell>
          <table:table-cell table:style-name="ce10" table:formula="of:=IF(OR([.G88]=&quot;TO&quot;;[.G88]=&quot;MO&quot;); 3600; [.G8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8]=&quot;TO&quot;;[.I88]=&quot;MO&quot;); 3600; [.I88])" office:value-type="float" office:value="95.812" calcext:value-type="float">
            <text:p>95.812000</text:p>
          </table:table-cell>
          <table:table-cell table:style-name="ce10" table:formula="of:=IF(OR([.J88]=&quot;TO&quot;;[.J88]=&quot;MO&quot;); 3600; [.J88])" office:value-type="float" office:value="3600" calcext:value-type="float">
            <text:p>3600.000000</text:p>
          </table:table-cell>
          <table:table-cell table:style-name="ce10" table:formula="of:=IF(OR([.K88]=&quot;TO&quot;;[.K88]=&quot;MO&quot;); 3600; [.K88])" office:value-type="float" office:value="3600" calcext:value-type="float">
            <text:p>3600.000000</text:p>
          </table:table-cell>
          <table:table-cell table:style-name="ce10" table:formula="of:=IF(OR([.L88]=&quot;TO&quot;;[.L88]=&quot;MO&quot;); 3600; [.L88])" office:value-type="float" office:value="3600" calcext:value-type="float">
            <text:p>3600.000000</text:p>
          </table:table-cell>
          <table:table-cell table:style-name="ce10" table:formula="of:=IF(OR([.M88]=&quot;TO&quot;;[.M88]=&quot;MO&quot;); 3600; [.M88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Bio15-1SHF.matrix.30p.9aa.usingEref_self_digit8</text:p>
          </table:table-cell>
          <table:table-cell table:style-name="ce4" office:value-type="float" office:value="0.026241" calcext:value-type="float">
            <text:p>0.026241</text:p>
          </table:table-cell>
          <table:table-cell office:value-type="float" office:value="0.102059716" calcext:value-type="float">
            <text:p>0.102059716</text:p>
          </table:table-cell>
          <table:table-cell office:value-type="float" office:value="0.205565214157104" calcext:value-type="float">
            <text:p>0.205565214157104</text:p>
          </table:table-cell>
          <table:table-cell office:value-type="float" office:value="1.17831921577454" calcext:value-type="float">
            <text:p>1.17831921577454</text:p>
          </table:table-cell>
          <table:table-cell office:value-type="float" office:value="0.189793109893799" calcext:value-type="float">
            <text:p>0.189793109893799</text:p>
          </table:table-cell>
          <table:table-cell office:value-type="float" office:value="1.22337508201599" calcext:value-type="float">
            <text:p>1.22337508201599</text:p>
          </table:table-cell>
          <table:table-cell/>
          <table:table-cell table:style-name="ce4" office:value-type="float" office:value="0.015" calcext:value-type="float">
            <text:p>0.015</text:p>
          </table:table-cell>
          <table:table-cell office:value-type="float" office:value="0.108379" calcext:value-type="float">
            <text:p>0.108379</text:p>
          </table:table-cell>
          <table:table-cell office:value-type="float" office:value="0.114301" calcext:value-type="float">
            <text:p>0.114301</text:p>
          </table:table-cell>
          <table:table-cell office:value-type="float" office:value="0.116389" calcext:value-type="float">
            <text:p>0.116389</text:p>
          </table:table-cell>
          <table:table-cell table:style-name="ce53" office:value-type="float" office:value="0.113651" calcext:value-type="float">
            <text:p>0.113651</text:p>
          </table:table-cell>
          <table:table-cell table:style-name="ce7" table:number-columns-repeated="2"/>
          <table:table-cell table:style-name="ce7" table:formula="of:=IF(OR([.B89]=&quot;TO&quot;;[.B89]=&quot;MO&quot;); 0; 1)" office:value-type="float" office:value="1" calcext:value-type="float">
            <text:p>1</text:p>
          </table:table-cell>
          <table:table-cell table:style-name="ce7" table:formula="of:=IF(OR([.C89]=&quot;TO&quot;;[.C89]=&quot;MO&quot;); 0; 1)" office:value-type="float" office:value="1" calcext:value-type="float">
            <text:p>1</text:p>
          </table:table-cell>
          <table:table-cell table:style-name="ce7" table:formula="of:=IF(OR([.D89]=&quot;TO&quot;;[.D89]=&quot;MO&quot;); 0; 1)" office:value-type="float" office:value="1" calcext:value-type="float">
            <text:p>1</text:p>
          </table:table-cell>
          <table:table-cell table:style-name="ce7" table:formula="of:=IF(OR([.E89]=&quot;TO&quot;;[.E89]=&quot;MO&quot;); 0; 1)" office:value-type="float" office:value="1" calcext:value-type="float">
            <text:p>1</text:p>
          </table:table-cell>
          <table:table-cell table:style-name="ce7" table:formula="of:=IF(OR([.F89]=&quot;TO&quot;;[.F89]=&quot;MO&quot;); 0; 1)" office:value-type="float" office:value="1" calcext:value-type="float">
            <text:p>1</text:p>
          </table:table-cell>
          <table:table-cell table:style-name="ce7" table:formula="of:=IF(OR([.G89]=&quot;TO&quot;;[.G89]=&quot;MO&quot;); 0; 1)" office:value-type="float" office:value="1" calcext:value-type="float">
            <text:p>1</text:p>
          </table:table-cell>
          <table:table-cell/>
          <table:table-cell table:style-name="ce7" table:formula="of:=IF(OR([.I89]=&quot;TO&quot;;[.I89]=&quot;MO&quot;); 0; 1)" office:value-type="float" office:value="1" calcext:value-type="float">
            <text:p>1</text:p>
          </table:table-cell>
          <table:table-cell table:style-name="ce7" table:formula="of:=IF(OR([.J89]=&quot;TO&quot;;[.J89]=&quot;MO&quot;); 0; 1)" office:value-type="float" office:value="1" calcext:value-type="float">
            <text:p>1</text:p>
          </table:table-cell>
          <table:table-cell table:style-name="ce7" table:formula="of:=IF(OR([.K89]=&quot;TO&quot;;[.K89]=&quot;MO&quot;); 0; 1)" office:value-type="float" office:value="1" calcext:value-type="float">
            <text:p>1</text:p>
          </table:table-cell>
          <table:table-cell table:style-name="ce7" table:formula="of:=IF(OR([.L89]=&quot;TO&quot;;[.L89]=&quot;MO&quot;); 0; 1)" office:value-type="float" office:value="1" calcext:value-type="float">
            <text:p>1</text:p>
          </table:table-cell>
          <table:table-cell table:style-name="ce7" table:formula="of:=IF(OR([.M89]=&quot;TO&quot;;[.M89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9]=&quot;TO&quot;;[.B89]=&quot;MO&quot;); 3600; [.B89])" office:value-type="float" office:value="0.026241" calcext:value-type="float">
            <text:p>0.026241</text:p>
          </table:table-cell>
          <table:table-cell table:style-name="ce10" table:formula="of:=IF(OR([.C89]=&quot;TO&quot;;[.C89]=&quot;MO&quot;); 3600; [.C89])" office:value-type="float" office:value="0.102059716" calcext:value-type="float">
            <text:p>0.102060</text:p>
          </table:table-cell>
          <table:table-cell table:style-name="ce10" table:formula="of:=IF(OR([.D89]=&quot;TO&quot;;[.D89]=&quot;MO&quot;); 3600; [.D89])" office:value-type="float" office:value="0.205565214157104" calcext:value-type="float">
            <text:p>0.205565</text:p>
          </table:table-cell>
          <table:table-cell table:style-name="ce10" table:formula="of:=IF(OR([.E89]=&quot;TO&quot;;[.E89]=&quot;MO&quot;); 3600; [.E89])" office:value-type="float" office:value="1.17831921577454" calcext:value-type="float">
            <text:p>1.178319</text:p>
          </table:table-cell>
          <table:table-cell table:style-name="ce10" table:formula="of:=IF(OR([.F89]=&quot;TO&quot;;[.F89]=&quot;MO&quot;); 3600; [.F89])" office:value-type="float" office:value="0.189793109893799" calcext:value-type="float">
            <text:p>0.189793</text:p>
          </table:table-cell>
          <table:table-cell table:style-name="ce10" table:formula="of:=IF(OR([.G89]=&quot;TO&quot;;[.G89]=&quot;MO&quot;); 3600; [.G89])" office:value-type="float" office:value="1.22337508201599" calcext:value-type="float">
            <text:p>1.223375</text:p>
          </table:table-cell>
          <table:table-cell table:style-name="ce10"/>
          <table:table-cell table:style-name="ce10" table:formula="of:=IF(OR([.I89]=&quot;TO&quot;;[.I89]=&quot;MO&quot;); 3600; [.I89])" office:value-type="float" office:value="0.015" calcext:value-type="float">
            <text:p>0.015000</text:p>
          </table:table-cell>
          <table:table-cell table:style-name="ce10" table:formula="of:=IF(OR([.J89]=&quot;TO&quot;;[.J89]=&quot;MO&quot;); 3600; [.J89])" office:value-type="float" office:value="0.108379" calcext:value-type="float">
            <text:p>0.108379</text:p>
          </table:table-cell>
          <table:table-cell table:style-name="ce10" table:formula="of:=IF(OR([.K89]=&quot;TO&quot;;[.K89]=&quot;MO&quot;); 3600; [.K89])" office:value-type="float" office:value="0.114301" calcext:value-type="float">
            <text:p>0.114301</text:p>
          </table:table-cell>
          <table:table-cell table:style-name="ce10" table:formula="of:=IF(OR([.L89]=&quot;TO&quot;;[.L89]=&quot;MO&quot;); 3600; [.L89])" office:value-type="float" office:value="0.116389" calcext:value-type="float">
            <text:p>0.116389</text:p>
          </table:table-cell>
          <table:table-cell table:style-name="ce10" table:formula="of:=IF(OR([.M89]=&quot;TO&quot;;[.M89]=&quot;MO&quot;); 3600; [.M89])" office:value-type="float" office:value="0.113651" calcext:value-type="float">
            <text:p>0.113651</text:p>
          </table:table-cell>
        </table:table-row>
        <table:table-row table:style-name="ro1">
          <table:table-cell table:style-name="ce3" office:value-type="string" calcext:value-type="string">
            <text:p>Bio15-1SHG.matrix.28p.17aa.usingEref_self_digit8</text:p>
          </table:table-cell>
          <table:table-cell table:style-name="ce4" office:value-type="float" office:value="19.043543" calcext:value-type="float">
            <text:p>19.043543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045" calcext:value-type="float">
            <text:p>0.04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0]=&quot;TO&quot;;[.B90]=&quot;MO&quot;); 0; 1)" office:value-type="float" office:value="1" calcext:value-type="float">
            <text:p>1</text:p>
          </table:table-cell>
          <table:table-cell table:style-name="ce7" table:formula="of:=IF(OR([.C90]=&quot;TO&quot;;[.C90]=&quot;MO&quot;); 0; 1)" office:value-type="float" office:value="0" calcext:value-type="float">
            <text:p>0</text:p>
          </table:table-cell>
          <table:table-cell table:style-name="ce7" table:formula="of:=IF(OR([.D90]=&quot;TO&quot;;[.D90]=&quot;MO&quot;); 0; 1)" office:value-type="float" office:value="0" calcext:value-type="float">
            <text:p>0</text:p>
          </table:table-cell>
          <table:table-cell table:style-name="ce7" table:formula="of:=IF(OR([.E90]=&quot;TO&quot;;[.E90]=&quot;MO&quot;); 0; 1)" office:value-type="float" office:value="0" calcext:value-type="float">
            <text:p>0</text:p>
          </table:table-cell>
          <table:table-cell table:style-name="ce7" table:formula="of:=IF(OR([.F90]=&quot;TO&quot;;[.F90]=&quot;MO&quot;); 0; 1)" office:value-type="float" office:value="0" calcext:value-type="float">
            <text:p>0</text:p>
          </table:table-cell>
          <table:table-cell table:style-name="ce7" table:formula="of:=IF(OR([.G90]=&quot;TO&quot;;[.G90]=&quot;MO&quot;); 0; 1)" office:value-type="float" office:value="0" calcext:value-type="float">
            <text:p>0</text:p>
          </table:table-cell>
          <table:table-cell/>
          <table:table-cell table:style-name="ce7" table:formula="of:=IF(OR([.I90]=&quot;TO&quot;;[.I90]=&quot;MO&quot;); 0; 1)" office:value-type="float" office:value="1" calcext:value-type="float">
            <text:p>1</text:p>
          </table:table-cell>
          <table:table-cell table:style-name="ce7" table:formula="of:=IF(OR([.J90]=&quot;TO&quot;;[.J90]=&quot;MO&quot;); 0; 1)" office:value-type="float" office:value="0" calcext:value-type="float">
            <text:p>0</text:p>
          </table:table-cell>
          <table:table-cell table:style-name="ce7" table:formula="of:=IF(OR([.K90]=&quot;TO&quot;;[.K90]=&quot;MO&quot;); 0; 1)" office:value-type="float" office:value="0" calcext:value-type="float">
            <text:p>0</text:p>
          </table:table-cell>
          <table:table-cell table:style-name="ce7" table:formula="of:=IF(OR([.L90]=&quot;TO&quot;;[.L90]=&quot;MO&quot;); 0; 1)" office:value-type="float" office:value="0" calcext:value-type="float">
            <text:p>0</text:p>
          </table:table-cell>
          <table:table-cell table:style-name="ce7" table:formula="of:=IF(OR([.M90]=&quot;TO&quot;;[.M9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0]=&quot;TO&quot;;[.B90]=&quot;MO&quot;); 3600; [.B90])" office:value-type="float" office:value="19.043543" calcext:value-type="float">
            <text:p>19.043543</text:p>
          </table:table-cell>
          <table:table-cell table:style-name="ce10" table:formula="of:=IF(OR([.C90]=&quot;TO&quot;;[.C90]=&quot;MO&quot;); 3600; [.C90])" office:value-type="float" office:value="3600" calcext:value-type="float">
            <text:p>3600.000000</text:p>
          </table:table-cell>
          <table:table-cell table:style-name="ce10" table:formula="of:=IF(OR([.D90]=&quot;TO&quot;;[.D90]=&quot;MO&quot;); 3600; [.D90])" office:value-type="float" office:value="3600" calcext:value-type="float">
            <text:p>3600.000000</text:p>
          </table:table-cell>
          <table:table-cell table:style-name="ce10" table:formula="of:=IF(OR([.E90]=&quot;TO&quot;;[.E90]=&quot;MO&quot;); 3600; [.E90])" office:value-type="float" office:value="3600" calcext:value-type="float">
            <text:p>3600.000000</text:p>
          </table:table-cell>
          <table:table-cell table:style-name="ce10" table:formula="of:=IF(OR([.F90]=&quot;TO&quot;;[.F90]=&quot;MO&quot;); 3600; [.F90])" office:value-type="float" office:value="3600" calcext:value-type="float">
            <text:p>3600.000000</text:p>
          </table:table-cell>
          <table:table-cell table:style-name="ce10" table:formula="of:=IF(OR([.G90]=&quot;TO&quot;;[.G90]=&quot;MO&quot;); 3600; [.G9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0]=&quot;TO&quot;;[.I90]=&quot;MO&quot;); 3600; [.I90])" office:value-type="float" office:value="0.045" calcext:value-type="float">
            <text:p>0.045000</text:p>
          </table:table-cell>
          <table:table-cell table:style-name="ce10" table:formula="of:=IF(OR([.J90]=&quot;TO&quot;;[.J90]=&quot;MO&quot;); 3600; [.J90])" office:value-type="float" office:value="3600" calcext:value-type="float">
            <text:p>3600.000000</text:p>
          </table:table-cell>
          <table:table-cell table:style-name="ce10" table:formula="of:=IF(OR([.K90]=&quot;TO&quot;;[.K90]=&quot;MO&quot;); 3600; [.K90])" office:value-type="float" office:value="3600" calcext:value-type="float">
            <text:p>3600.000000</text:p>
          </table:table-cell>
          <table:table-cell table:style-name="ce10" table:formula="of:=IF(OR([.L90]=&quot;TO&quot;;[.L90]=&quot;MO&quot;); 3600; [.L90])" office:value-type="float" office:value="3600" calcext:value-type="float">
            <text:p>3600.000000</text:p>
          </table:table-cell>
          <table:table-cell table:style-name="ce10" table:formula="of:=IF(OR([.M90]=&quot;TO&quot;;[.M90]=&quot;MO&quot;); 3600; [.M90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1dvo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969.746" calcext:value-type="float">
            <text:p>969.746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1]=&quot;TO&quot;;[.B91]=&quot;MO&quot;); 0; 1)" office:value-type="float" office:value="0" calcext:value-type="float">
            <text:p>0</text:p>
          </table:table-cell>
          <table:table-cell table:style-name="ce7" table:formula="of:=IF(OR([.C91]=&quot;TO&quot;;[.C91]=&quot;MO&quot;); 0; 1)" office:value-type="float" office:value="0" calcext:value-type="float">
            <text:p>0</text:p>
          </table:table-cell>
          <table:table-cell table:style-name="ce7" table:formula="of:=IF(OR([.D91]=&quot;TO&quot;;[.D91]=&quot;MO&quot;); 0; 1)" office:value-type="float" office:value="0" calcext:value-type="float">
            <text:p>0</text:p>
          </table:table-cell>
          <table:table-cell table:style-name="ce7" table:formula="of:=IF(OR([.E91]=&quot;TO&quot;;[.E91]=&quot;MO&quot;); 0; 1)" office:value-type="float" office:value="0" calcext:value-type="float">
            <text:p>0</text:p>
          </table:table-cell>
          <table:table-cell table:style-name="ce7" table:formula="of:=IF(OR([.F91]=&quot;TO&quot;;[.F91]=&quot;MO&quot;); 0; 1)" office:value-type="float" office:value="0" calcext:value-type="float">
            <text:p>0</text:p>
          </table:table-cell>
          <table:table-cell table:style-name="ce7" table:formula="of:=IF(OR([.G91]=&quot;TO&quot;;[.G91]=&quot;MO&quot;); 0; 1)" office:value-type="float" office:value="0" calcext:value-type="float">
            <text:p>0</text:p>
          </table:table-cell>
          <table:table-cell/>
          <table:table-cell table:style-name="ce7" table:formula="of:=IF(OR([.I91]=&quot;TO&quot;;[.I91]=&quot;MO&quot;); 0; 1)" office:value-type="float" office:value="1" calcext:value-type="float">
            <text:p>1</text:p>
          </table:table-cell>
          <table:table-cell table:style-name="ce7" table:formula="of:=IF(OR([.J91]=&quot;TO&quot;;[.J91]=&quot;MO&quot;); 0; 1)" office:value-type="float" office:value="0" calcext:value-type="float">
            <text:p>0</text:p>
          </table:table-cell>
          <table:table-cell table:style-name="ce7" table:formula="of:=IF(OR([.K91]=&quot;TO&quot;;[.K91]=&quot;MO&quot;); 0; 1)" office:value-type="float" office:value="0" calcext:value-type="float">
            <text:p>0</text:p>
          </table:table-cell>
          <table:table-cell table:style-name="ce7" table:formula="of:=IF(OR([.L91]=&quot;TO&quot;;[.L91]=&quot;MO&quot;); 0; 1)" office:value-type="float" office:value="0" calcext:value-type="float">
            <text:p>0</text:p>
          </table:table-cell>
          <table:table-cell table:style-name="ce7" table:formula="of:=IF(OR([.M91]=&quot;TO&quot;;[.M9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1]=&quot;TO&quot;;[.B91]=&quot;MO&quot;); 3600; [.B91])" office:value-type="float" office:value="3600" calcext:value-type="float">
            <text:p>3600.000000</text:p>
          </table:table-cell>
          <table:table-cell table:style-name="ce10" table:formula="of:=IF(OR([.C91]=&quot;TO&quot;;[.C91]=&quot;MO&quot;); 3600; [.C91])" office:value-type="float" office:value="3600" calcext:value-type="float">
            <text:p>3600.000000</text:p>
          </table:table-cell>
          <table:table-cell table:style-name="ce10" table:formula="of:=IF(OR([.D91]=&quot;TO&quot;;[.D91]=&quot;MO&quot;); 3600; [.D91])" office:value-type="float" office:value="3600" calcext:value-type="float">
            <text:p>3600.000000</text:p>
          </table:table-cell>
          <table:table-cell table:style-name="ce10" table:formula="of:=IF(OR([.E91]=&quot;TO&quot;;[.E91]=&quot;MO&quot;); 3600; [.E91])" office:value-type="float" office:value="3600" calcext:value-type="float">
            <text:p>3600.000000</text:p>
          </table:table-cell>
          <table:table-cell table:style-name="ce10" table:formula="of:=IF(OR([.F91]=&quot;TO&quot;;[.F91]=&quot;MO&quot;); 3600; [.F91])" office:value-type="float" office:value="3600" calcext:value-type="float">
            <text:p>3600.000000</text:p>
          </table:table-cell>
          <table:table-cell table:style-name="ce10" table:formula="of:=IF(OR([.G91]=&quot;TO&quot;;[.G91]=&quot;MO&quot;); 3600; [.G9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1]=&quot;TO&quot;;[.I91]=&quot;MO&quot;); 3600; [.I91])" office:value-type="float" office:value="969.746" calcext:value-type="float">
            <text:p>969.746000</text:p>
          </table:table-cell>
          <table:table-cell table:style-name="ce10" table:formula="of:=IF(OR([.J91]=&quot;TO&quot;;[.J91]=&quot;MO&quot;); 3600; [.J91])" office:value-type="float" office:value="3600" calcext:value-type="float">
            <text:p>3600.000000</text:p>
          </table:table-cell>
          <table:table-cell table:style-name="ce10" table:formula="of:=IF(OR([.K91]=&quot;TO&quot;;[.K91]=&quot;MO&quot;); 3600; [.K91])" office:value-type="float" office:value="3600" calcext:value-type="float">
            <text:p>3600.000000</text:p>
          </table:table-cell>
          <table:table-cell table:style-name="ce10" table:formula="of:=IF(OR([.L91]=&quot;TO&quot;;[.L91]=&quot;MO&quot;); 3600; [.L91])" office:value-type="float" office:value="3600" calcext:value-type="float">
            <text:p>3600.000000</text:p>
          </table:table-cell>
          <table:table-cell table:style-name="ce10" table:formula="of:=IF(OR([.M91]=&quot;TO&quot;;[.M91]=&quot;MO&quot;); 3600; [.M91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1f00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2694.083" calcext:value-type="float">
            <text:p>2694.08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2]=&quot;TO&quot;;[.B92]=&quot;MO&quot;); 0; 1)" office:value-type="float" office:value="0" calcext:value-type="float">
            <text:p>0</text:p>
          </table:table-cell>
          <table:table-cell table:style-name="ce7" table:formula="of:=IF(OR([.C92]=&quot;TO&quot;;[.C92]=&quot;MO&quot;); 0; 1)" office:value-type="float" office:value="0" calcext:value-type="float">
            <text:p>0</text:p>
          </table:table-cell>
          <table:table-cell table:style-name="ce7" table:formula="of:=IF(OR([.D92]=&quot;TO&quot;;[.D92]=&quot;MO&quot;); 0; 1)" office:value-type="float" office:value="0" calcext:value-type="float">
            <text:p>0</text:p>
          </table:table-cell>
          <table:table-cell table:style-name="ce7" table:formula="of:=IF(OR([.E92]=&quot;TO&quot;;[.E92]=&quot;MO&quot;); 0; 1)" office:value-type="float" office:value="0" calcext:value-type="float">
            <text:p>0</text:p>
          </table:table-cell>
          <table:table-cell table:style-name="ce7" table:formula="of:=IF(OR([.F92]=&quot;TO&quot;;[.F92]=&quot;MO&quot;); 0; 1)" office:value-type="float" office:value="0" calcext:value-type="float">
            <text:p>0</text:p>
          </table:table-cell>
          <table:table-cell table:style-name="ce7" table:formula="of:=IF(OR([.G92]=&quot;TO&quot;;[.G92]=&quot;MO&quot;); 0; 1)" office:value-type="float" office:value="0" calcext:value-type="float">
            <text:p>0</text:p>
          </table:table-cell>
          <table:table-cell/>
          <table:table-cell table:style-name="ce7" table:formula="of:=IF(OR([.I92]=&quot;TO&quot;;[.I92]=&quot;MO&quot;); 0; 1)" office:value-type="float" office:value="1" calcext:value-type="float">
            <text:p>1</text:p>
          </table:table-cell>
          <table:table-cell table:style-name="ce7" table:formula="of:=IF(OR([.J92]=&quot;TO&quot;;[.J92]=&quot;MO&quot;); 0; 1)" office:value-type="float" office:value="0" calcext:value-type="float">
            <text:p>0</text:p>
          </table:table-cell>
          <table:table-cell table:style-name="ce7" table:formula="of:=IF(OR([.K92]=&quot;TO&quot;;[.K92]=&quot;MO&quot;); 0; 1)" office:value-type="float" office:value="0" calcext:value-type="float">
            <text:p>0</text:p>
          </table:table-cell>
          <table:table-cell table:style-name="ce7" table:formula="of:=IF(OR([.L92]=&quot;TO&quot;;[.L92]=&quot;MO&quot;); 0; 1)" office:value-type="float" office:value="0" calcext:value-type="float">
            <text:p>0</text:p>
          </table:table-cell>
          <table:table-cell table:style-name="ce7" table:formula="of:=IF(OR([.M92]=&quot;TO&quot;;[.M9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2]=&quot;TO&quot;;[.B92]=&quot;MO&quot;); 3600; [.B92])" office:value-type="float" office:value="3600" calcext:value-type="float">
            <text:p>3600.000000</text:p>
          </table:table-cell>
          <table:table-cell table:style-name="ce10" table:formula="of:=IF(OR([.C92]=&quot;TO&quot;;[.C92]=&quot;MO&quot;); 3600; [.C92])" office:value-type="float" office:value="3600" calcext:value-type="float">
            <text:p>3600.000000</text:p>
          </table:table-cell>
          <table:table-cell table:style-name="ce10" table:formula="of:=IF(OR([.D92]=&quot;TO&quot;;[.D92]=&quot;MO&quot;); 3600; [.D92])" office:value-type="float" office:value="3600" calcext:value-type="float">
            <text:p>3600.000000</text:p>
          </table:table-cell>
          <table:table-cell table:style-name="ce10" table:formula="of:=IF(OR([.E92]=&quot;TO&quot;;[.E92]=&quot;MO&quot;); 3600; [.E92])" office:value-type="float" office:value="3600" calcext:value-type="float">
            <text:p>3600.000000</text:p>
          </table:table-cell>
          <table:table-cell table:style-name="ce10" table:formula="of:=IF(OR([.F92]=&quot;TO&quot;;[.F92]=&quot;MO&quot;); 3600; [.F92])" office:value-type="float" office:value="3600" calcext:value-type="float">
            <text:p>3600.000000</text:p>
          </table:table-cell>
          <table:table-cell table:style-name="ce10" table:formula="of:=IF(OR([.G92]=&quot;TO&quot;;[.G92]=&quot;MO&quot;); 3600; [.G9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2]=&quot;TO&quot;;[.I92]=&quot;MO&quot;); 3600; [.I92])" office:value-type="float" office:value="2694.083" calcext:value-type="float">
            <text:p>2694.083000</text:p>
          </table:table-cell>
          <table:table-cell table:style-name="ce10" table:formula="of:=IF(OR([.J92]=&quot;TO&quot;;[.J92]=&quot;MO&quot;); 3600; [.J92])" office:value-type="float" office:value="3600" calcext:value-type="float">
            <text:p>3600.000000</text:p>
          </table:table-cell>
          <table:table-cell table:style-name="ce10" table:formula="of:=IF(OR([.K92]=&quot;TO&quot;;[.K92]=&quot;MO&quot;); 3600; [.K92])" office:value-type="float" office:value="3600" calcext:value-type="float">
            <text:p>3600.000000</text:p>
          </table:table-cell>
          <table:table-cell table:style-name="ce10" table:formula="of:=IF(OR([.L92]=&quot;TO&quot;;[.L92]=&quot;MO&quot;); 3600; [.L92])" office:value-type="float" office:value="3600" calcext:value-type="float">
            <text:p>3600.000000</text:p>
          </table:table-cell>
          <table:table-cell table:style-name="ce10" table:formula="of:=IF(OR([.M92]=&quot;TO&quot;;[.M92]=&quot;MO&quot;); 3600; [.M92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1is1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3]=&quot;TO&quot;;[.B93]=&quot;MO&quot;); 0; 1)" office:value-type="float" office:value="0" calcext:value-type="float">
            <text:p>0</text:p>
          </table:table-cell>
          <table:table-cell table:style-name="ce7" table:formula="of:=IF(OR([.C93]=&quot;TO&quot;;[.C93]=&quot;MO&quot;); 0; 1)" office:value-type="float" office:value="0" calcext:value-type="float">
            <text:p>0</text:p>
          </table:table-cell>
          <table:table-cell table:style-name="ce7" table:formula="of:=IF(OR([.D93]=&quot;TO&quot;;[.D93]=&quot;MO&quot;); 0; 1)" office:value-type="float" office:value="0" calcext:value-type="float">
            <text:p>0</text:p>
          </table:table-cell>
          <table:table-cell table:style-name="ce7" table:formula="of:=IF(OR([.E93]=&quot;TO&quot;;[.E93]=&quot;MO&quot;); 0; 1)" office:value-type="float" office:value="0" calcext:value-type="float">
            <text:p>0</text:p>
          </table:table-cell>
          <table:table-cell table:style-name="ce7" table:formula="of:=IF(OR([.F93]=&quot;TO&quot;;[.F93]=&quot;MO&quot;); 0; 1)" office:value-type="float" office:value="0" calcext:value-type="float">
            <text:p>0</text:p>
          </table:table-cell>
          <table:table-cell table:style-name="ce7" table:formula="of:=IF(OR([.G93]=&quot;TO&quot;;[.G93]=&quot;MO&quot;); 0; 1)" office:value-type="float" office:value="0" calcext:value-type="float">
            <text:p>0</text:p>
          </table:table-cell>
          <table:table-cell/>
          <table:table-cell table:style-name="ce7" table:formula="of:=IF(OR([.I93]=&quot;TO&quot;;[.I93]=&quot;MO&quot;); 0; 1)" office:value-type="float" office:value="0" calcext:value-type="float">
            <text:p>0</text:p>
          </table:table-cell>
          <table:table-cell table:style-name="ce7" table:formula="of:=IF(OR([.J93]=&quot;TO&quot;;[.J93]=&quot;MO&quot;); 0; 1)" office:value-type="float" office:value="0" calcext:value-type="float">
            <text:p>0</text:p>
          </table:table-cell>
          <table:table-cell table:style-name="ce7" table:formula="of:=IF(OR([.K93]=&quot;TO&quot;;[.K93]=&quot;MO&quot;); 0; 1)" office:value-type="float" office:value="0" calcext:value-type="float">
            <text:p>0</text:p>
          </table:table-cell>
          <table:table-cell table:style-name="ce7" table:formula="of:=IF(OR([.L93]=&quot;TO&quot;;[.L93]=&quot;MO&quot;); 0; 1)" office:value-type="float" office:value="0" calcext:value-type="float">
            <text:p>0</text:p>
          </table:table-cell>
          <table:table-cell table:style-name="ce7" table:formula="of:=IF(OR([.M93]=&quot;TO&quot;;[.M9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3]=&quot;TO&quot;;[.B93]=&quot;MO&quot;); 3600; [.B93])" office:value-type="float" office:value="3600" calcext:value-type="float">
            <text:p>3600.000000</text:p>
          </table:table-cell>
          <table:table-cell table:style-name="ce10" table:formula="of:=IF(OR([.C93]=&quot;TO&quot;;[.C93]=&quot;MO&quot;); 3600; [.C93])" office:value-type="float" office:value="3600" calcext:value-type="float">
            <text:p>3600.000000</text:p>
          </table:table-cell>
          <table:table-cell table:style-name="ce10" table:formula="of:=IF(OR([.D93]=&quot;TO&quot;;[.D93]=&quot;MO&quot;); 3600; [.D93])" office:value-type="float" office:value="3600" calcext:value-type="float">
            <text:p>3600.000000</text:p>
          </table:table-cell>
          <table:table-cell table:style-name="ce10" table:formula="of:=IF(OR([.E93]=&quot;TO&quot;;[.E93]=&quot;MO&quot;); 3600; [.E93])" office:value-type="float" office:value="3600" calcext:value-type="float">
            <text:p>3600.000000</text:p>
          </table:table-cell>
          <table:table-cell table:style-name="ce10" table:formula="of:=IF(OR([.F93]=&quot;TO&quot;;[.F93]=&quot;MO&quot;); 3600; [.F93])" office:value-type="float" office:value="3600" calcext:value-type="float">
            <text:p>3600.000000</text:p>
          </table:table-cell>
          <table:table-cell table:style-name="ce10" table:formula="of:=IF(OR([.G93]=&quot;TO&quot;;[.G93]=&quot;MO&quot;); 3600; [.G9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3]=&quot;TO&quot;;[.I93]=&quot;MO&quot;); 3600; [.I93])" office:value-type="float" office:value="3600" calcext:value-type="float">
            <text:p>3600.000000</text:p>
          </table:table-cell>
          <table:table-cell table:style-name="ce10" table:formula="of:=IF(OR([.J93]=&quot;TO&quot;;[.J93]=&quot;MO&quot;); 3600; [.J93])" office:value-type="float" office:value="3600" calcext:value-type="float">
            <text:p>3600.000000</text:p>
          </table:table-cell>
          <table:table-cell table:style-name="ce10" table:formula="of:=IF(OR([.K93]=&quot;TO&quot;;[.K93]=&quot;MO&quot;); 3600; [.K93])" office:value-type="float" office:value="3600" calcext:value-type="float">
            <text:p>3600.000000</text:p>
          </table:table-cell>
          <table:table-cell table:style-name="ce10" table:formula="of:=IF(OR([.L93]=&quot;TO&quot;;[.L93]=&quot;MO&quot;); 3600; [.L93])" office:value-type="float" office:value="3600" calcext:value-type="float">
            <text:p>3600.000000</text:p>
          </table:table-cell>
          <table:table-cell table:style-name="ce10" table:formula="of:=IF(OR([.M93]=&quot;TO&quot;;[.M93]=&quot;MO&quot;); 3600; [.M93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1ng2-full</text:p>
          </table:table-cell>
          <table:table-cell table:style-name="ce4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4]=&quot;TO&quot;;[.B94]=&quot;MO&quot;); 0; 1)" office:value-type="float" office:value="0" calcext:value-type="float">
            <text:p>0</text:p>
          </table:table-cell>
          <table:table-cell table:style-name="ce7" table:formula="of:=IF(OR([.C94]=&quot;TO&quot;;[.C94]=&quot;MO&quot;); 0; 1)" office:value-type="float" office:value="0" calcext:value-type="float">
            <text:p>0</text:p>
          </table:table-cell>
          <table:table-cell table:style-name="ce7" table:formula="of:=IF(OR([.D94]=&quot;TO&quot;;[.D94]=&quot;MO&quot;); 0; 1)" office:value-type="float" office:value="0" calcext:value-type="float">
            <text:p>0</text:p>
          </table:table-cell>
          <table:table-cell table:style-name="ce7" table:formula="of:=IF(OR([.E94]=&quot;TO&quot;;[.E94]=&quot;MO&quot;); 0; 1)" office:value-type="float" office:value="0" calcext:value-type="float">
            <text:p>0</text:p>
          </table:table-cell>
          <table:table-cell table:style-name="ce7" table:formula="of:=IF(OR([.F94]=&quot;TO&quot;;[.F94]=&quot;MO&quot;); 0; 1)" office:value-type="float" office:value="0" calcext:value-type="float">
            <text:p>0</text:p>
          </table:table-cell>
          <table:table-cell table:style-name="ce7" table:formula="of:=IF(OR([.G94]=&quot;TO&quot;;[.G94]=&quot;MO&quot;); 0; 1)" office:value-type="float" office:value="0" calcext:value-type="float">
            <text:p>0</text:p>
          </table:table-cell>
          <table:table-cell/>
          <table:table-cell table:style-name="ce7" table:formula="of:=IF(OR([.I94]=&quot;TO&quot;;[.I94]=&quot;MO&quot;); 0; 1)" office:value-type="float" office:value="0" calcext:value-type="float">
            <text:p>0</text:p>
          </table:table-cell>
          <table:table-cell table:style-name="ce7" table:formula="of:=IF(OR([.J94]=&quot;TO&quot;;[.J94]=&quot;MO&quot;); 0; 1)" office:value-type="float" office:value="0" calcext:value-type="float">
            <text:p>0</text:p>
          </table:table-cell>
          <table:table-cell table:style-name="ce7" table:formula="of:=IF(OR([.K94]=&quot;TO&quot;;[.K94]=&quot;MO&quot;); 0; 1)" office:value-type="float" office:value="0" calcext:value-type="float">
            <text:p>0</text:p>
          </table:table-cell>
          <table:table-cell table:style-name="ce7" table:formula="of:=IF(OR([.L94]=&quot;TO&quot;;[.L94]=&quot;MO&quot;); 0; 1)" office:value-type="float" office:value="0" calcext:value-type="float">
            <text:p>0</text:p>
          </table:table-cell>
          <table:table-cell table:style-name="ce7" table:formula="of:=IF(OR([.M94]=&quot;TO&quot;;[.M9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4]=&quot;TO&quot;;[.B94]=&quot;MO&quot;); 3600; [.B94])" office:value-type="float" office:value="3600" calcext:value-type="float">
            <text:p>3600.000000</text:p>
          </table:table-cell>
          <table:table-cell table:style-name="ce10" table:formula="of:=IF(OR([.C94]=&quot;TO&quot;;[.C94]=&quot;MO&quot;); 3600; [.C94])" office:value-type="float" office:value="3600" calcext:value-type="float">
            <text:p>3600.000000</text:p>
          </table:table-cell>
          <table:table-cell table:style-name="ce10" table:formula="of:=IF(OR([.D94]=&quot;TO&quot;;[.D94]=&quot;MO&quot;); 3600; [.D94])" office:value-type="float" office:value="3600" calcext:value-type="float">
            <text:p>3600.000000</text:p>
          </table:table-cell>
          <table:table-cell table:style-name="ce10" table:formula="of:=IF(OR([.E94]=&quot;TO&quot;;[.E94]=&quot;MO&quot;); 3600; [.E94])" office:value-type="float" office:value="3600" calcext:value-type="float">
            <text:p>3600.000000</text:p>
          </table:table-cell>
          <table:table-cell table:style-name="ce10" table:formula="of:=IF(OR([.F94]=&quot;TO&quot;;[.F94]=&quot;MO&quot;); 3600; [.F94])" office:value-type="float" office:value="3600" calcext:value-type="float">
            <text:p>3600.000000</text:p>
          </table:table-cell>
          <table:table-cell table:style-name="ce10" table:formula="of:=IF(OR([.G94]=&quot;TO&quot;;[.G94]=&quot;MO&quot;); 3600; [.G9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4]=&quot;TO&quot;;[.I94]=&quot;MO&quot;); 3600; [.I94])" office:value-type="float" office:value="3600" calcext:value-type="float">
            <text:p>3600.000000</text:p>
          </table:table-cell>
          <table:table-cell table:style-name="ce10" table:formula="of:=IF(OR([.J94]=&quot;TO&quot;;[.J94]=&quot;MO&quot;); 3600; [.J94])" office:value-type="float" office:value="3600" calcext:value-type="float">
            <text:p>3600.000000</text:p>
          </table:table-cell>
          <table:table-cell table:style-name="ce10" table:formula="of:=IF(OR([.K94]=&quot;TO&quot;;[.K94]=&quot;MO&quot;); 3600; [.K94])" office:value-type="float" office:value="3600" calcext:value-type="float">
            <text:p>3600.000000</text:p>
          </table:table-cell>
          <table:table-cell table:style-name="ce10" table:formula="of:=IF(OR([.L94]=&quot;TO&quot;;[.L94]=&quot;MO&quot;); 3600; [.L94])" office:value-type="float" office:value="3600" calcext:value-type="float">
            <text:p>3600.000000</text:p>
          </table:table-cell>
          <table:table-cell table:style-name="ce10" table:formula="of:=IF(OR([.M94]=&quot;TO&quot;;[.M94]=&quot;MO&quot;); 3600; [.M94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1xaw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597.994" calcext:value-type="float">
            <text:p>597.99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5]=&quot;TO&quot;;[.B95]=&quot;MO&quot;); 0; 1)" office:value-type="float" office:value="0" calcext:value-type="float">
            <text:p>0</text:p>
          </table:table-cell>
          <table:table-cell table:style-name="ce7" table:formula="of:=IF(OR([.C95]=&quot;TO&quot;;[.C95]=&quot;MO&quot;); 0; 1)" office:value-type="float" office:value="0" calcext:value-type="float">
            <text:p>0</text:p>
          </table:table-cell>
          <table:table-cell table:style-name="ce7" table:formula="of:=IF(OR([.D95]=&quot;TO&quot;;[.D95]=&quot;MO&quot;); 0; 1)" office:value-type="float" office:value="0" calcext:value-type="float">
            <text:p>0</text:p>
          </table:table-cell>
          <table:table-cell table:style-name="ce7" table:formula="of:=IF(OR([.E95]=&quot;TO&quot;;[.E95]=&quot;MO&quot;); 0; 1)" office:value-type="float" office:value="0" calcext:value-type="float">
            <text:p>0</text:p>
          </table:table-cell>
          <table:table-cell table:style-name="ce7" table:formula="of:=IF(OR([.F95]=&quot;TO&quot;;[.F95]=&quot;MO&quot;); 0; 1)" office:value-type="float" office:value="0" calcext:value-type="float">
            <text:p>0</text:p>
          </table:table-cell>
          <table:table-cell table:style-name="ce7" table:formula="of:=IF(OR([.G95]=&quot;TO&quot;;[.G95]=&quot;MO&quot;); 0; 1)" office:value-type="float" office:value="0" calcext:value-type="float">
            <text:p>0</text:p>
          </table:table-cell>
          <table:table-cell/>
          <table:table-cell table:style-name="ce7" table:formula="of:=IF(OR([.I95]=&quot;TO&quot;;[.I95]=&quot;MO&quot;); 0; 1)" office:value-type="float" office:value="1" calcext:value-type="float">
            <text:p>1</text:p>
          </table:table-cell>
          <table:table-cell table:style-name="ce7" table:formula="of:=IF(OR([.J95]=&quot;TO&quot;;[.J95]=&quot;MO&quot;); 0; 1)" office:value-type="float" office:value="0" calcext:value-type="float">
            <text:p>0</text:p>
          </table:table-cell>
          <table:table-cell table:style-name="ce7" table:formula="of:=IF(OR([.K95]=&quot;TO&quot;;[.K95]=&quot;MO&quot;); 0; 1)" office:value-type="float" office:value="0" calcext:value-type="float">
            <text:p>0</text:p>
          </table:table-cell>
          <table:table-cell table:style-name="ce7" table:formula="of:=IF(OR([.L95]=&quot;TO&quot;;[.L95]=&quot;MO&quot;); 0; 1)" office:value-type="float" office:value="0" calcext:value-type="float">
            <text:p>0</text:p>
          </table:table-cell>
          <table:table-cell table:style-name="ce7" table:formula="of:=IF(OR([.M95]=&quot;TO&quot;;[.M9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5]=&quot;TO&quot;;[.B95]=&quot;MO&quot;); 3600; [.B95])" office:value-type="float" office:value="3600" calcext:value-type="float">
            <text:p>3600.000000</text:p>
          </table:table-cell>
          <table:table-cell table:style-name="ce10" table:formula="of:=IF(OR([.C95]=&quot;TO&quot;;[.C95]=&quot;MO&quot;); 3600; [.C95])" office:value-type="float" office:value="3600" calcext:value-type="float">
            <text:p>3600.000000</text:p>
          </table:table-cell>
          <table:table-cell table:style-name="ce10" table:formula="of:=IF(OR([.D95]=&quot;TO&quot;;[.D95]=&quot;MO&quot;); 3600; [.D95])" office:value-type="float" office:value="3600" calcext:value-type="float">
            <text:p>3600.000000</text:p>
          </table:table-cell>
          <table:table-cell table:style-name="ce10" table:formula="of:=IF(OR([.E95]=&quot;TO&quot;;[.E95]=&quot;MO&quot;); 3600; [.E95])" office:value-type="float" office:value="3600" calcext:value-type="float">
            <text:p>3600.000000</text:p>
          </table:table-cell>
          <table:table-cell table:style-name="ce10" table:formula="of:=IF(OR([.F95]=&quot;TO&quot;;[.F95]=&quot;MO&quot;); 3600; [.F95])" office:value-type="float" office:value="3600" calcext:value-type="float">
            <text:p>3600.000000</text:p>
          </table:table-cell>
          <table:table-cell table:style-name="ce10" table:formula="of:=IF(OR([.G95]=&quot;TO&quot;;[.G95]=&quot;MO&quot;); 3600; [.G9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5]=&quot;TO&quot;;[.I95]=&quot;MO&quot;); 3600; [.I95])" office:value-type="float" office:value="597.994" calcext:value-type="float">
            <text:p>597.994000</text:p>
          </table:table-cell>
          <table:table-cell table:style-name="ce10" table:formula="of:=IF(OR([.J95]=&quot;TO&quot;;[.J95]=&quot;MO&quot;); 3600; [.J95])" office:value-type="float" office:value="3600" calcext:value-type="float">
            <text:p>3600.000000</text:p>
          </table:table-cell>
          <table:table-cell table:style-name="ce10" table:formula="of:=IF(OR([.K95]=&quot;TO&quot;;[.K95]=&quot;MO&quot;); 3600; [.K95])" office:value-type="float" office:value="3600" calcext:value-type="float">
            <text:p>3600.000000</text:p>
          </table:table-cell>
          <table:table-cell table:style-name="ce10" table:formula="of:=IF(OR([.L95]=&quot;TO&quot;;[.L95]=&quot;MO&quot;); 3600; [.L95])" office:value-type="float" office:value="3600" calcext:value-type="float">
            <text:p>3600.000000</text:p>
          </table:table-cell>
          <table:table-cell table:style-name="ce10" table:formula="of:=IF(OR([.M95]=&quot;TO&quot;;[.M95]=&quot;MO&quot;); 3600; [.M95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1ytq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6]=&quot;TO&quot;;[.B96]=&quot;MO&quot;); 0; 1)" office:value-type="float" office:value="0" calcext:value-type="float">
            <text:p>0</text:p>
          </table:table-cell>
          <table:table-cell table:style-name="ce7" table:formula="of:=IF(OR([.C96]=&quot;TO&quot;;[.C96]=&quot;MO&quot;); 0; 1)" office:value-type="float" office:value="0" calcext:value-type="float">
            <text:p>0</text:p>
          </table:table-cell>
          <table:table-cell table:style-name="ce7" table:formula="of:=IF(OR([.D96]=&quot;TO&quot;;[.D96]=&quot;MO&quot;); 0; 1)" office:value-type="float" office:value="0" calcext:value-type="float">
            <text:p>0</text:p>
          </table:table-cell>
          <table:table-cell table:style-name="ce7" table:formula="of:=IF(OR([.E96]=&quot;TO&quot;;[.E96]=&quot;MO&quot;); 0; 1)" office:value-type="float" office:value="0" calcext:value-type="float">
            <text:p>0</text:p>
          </table:table-cell>
          <table:table-cell table:style-name="ce7" table:formula="of:=IF(OR([.F96]=&quot;TO&quot;;[.F96]=&quot;MO&quot;); 0; 1)" office:value-type="float" office:value="0" calcext:value-type="float">
            <text:p>0</text:p>
          </table:table-cell>
          <table:table-cell table:style-name="ce7" table:formula="of:=IF(OR([.G96]=&quot;TO&quot;;[.G96]=&quot;MO&quot;); 0; 1)" office:value-type="float" office:value="0" calcext:value-type="float">
            <text:p>0</text:p>
          </table:table-cell>
          <table:table-cell/>
          <table:table-cell table:style-name="ce7" table:formula="of:=IF(OR([.I96]=&quot;TO&quot;;[.I96]=&quot;MO&quot;); 0; 1)" office:value-type="float" office:value="0" calcext:value-type="float">
            <text:p>0</text:p>
          </table:table-cell>
          <table:table-cell table:style-name="ce7" table:formula="of:=IF(OR([.J96]=&quot;TO&quot;;[.J96]=&quot;MO&quot;); 0; 1)" office:value-type="float" office:value="0" calcext:value-type="float">
            <text:p>0</text:p>
          </table:table-cell>
          <table:table-cell table:style-name="ce7" table:formula="of:=IF(OR([.K96]=&quot;TO&quot;;[.K96]=&quot;MO&quot;); 0; 1)" office:value-type="float" office:value="0" calcext:value-type="float">
            <text:p>0</text:p>
          </table:table-cell>
          <table:table-cell table:style-name="ce7" table:formula="of:=IF(OR([.L96]=&quot;TO&quot;;[.L96]=&quot;MO&quot;); 0; 1)" office:value-type="float" office:value="0" calcext:value-type="float">
            <text:p>0</text:p>
          </table:table-cell>
          <table:table-cell table:style-name="ce7" table:formula="of:=IF(OR([.M96]=&quot;TO&quot;;[.M9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6]=&quot;TO&quot;;[.B96]=&quot;MO&quot;); 3600; [.B96])" office:value-type="float" office:value="3600" calcext:value-type="float">
            <text:p>3600.000000</text:p>
          </table:table-cell>
          <table:table-cell table:style-name="ce10" table:formula="of:=IF(OR([.C96]=&quot;TO&quot;;[.C96]=&quot;MO&quot;); 3600; [.C96])" office:value-type="float" office:value="3600" calcext:value-type="float">
            <text:p>3600.000000</text:p>
          </table:table-cell>
          <table:table-cell table:style-name="ce10" table:formula="of:=IF(OR([.D96]=&quot;TO&quot;;[.D96]=&quot;MO&quot;); 3600; [.D96])" office:value-type="float" office:value="3600" calcext:value-type="float">
            <text:p>3600.000000</text:p>
          </table:table-cell>
          <table:table-cell table:style-name="ce10" table:formula="of:=IF(OR([.E96]=&quot;TO&quot;;[.E96]=&quot;MO&quot;); 3600; [.E96])" office:value-type="float" office:value="3600" calcext:value-type="float">
            <text:p>3600.000000</text:p>
          </table:table-cell>
          <table:table-cell table:style-name="ce10" table:formula="of:=IF(OR([.F96]=&quot;TO&quot;;[.F96]=&quot;MO&quot;); 3600; [.F96])" office:value-type="float" office:value="3600" calcext:value-type="float">
            <text:p>3600.000000</text:p>
          </table:table-cell>
          <table:table-cell table:style-name="ce10" table:formula="of:=IF(OR([.G96]=&quot;TO&quot;;[.G96]=&quot;MO&quot;); 3600; [.G9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6]=&quot;TO&quot;;[.I96]=&quot;MO&quot;); 3600; [.I96])" office:value-type="float" office:value="3600" calcext:value-type="float">
            <text:p>3600.000000</text:p>
          </table:table-cell>
          <table:table-cell table:style-name="ce10" table:formula="of:=IF(OR([.J96]=&quot;TO&quot;;[.J96]=&quot;MO&quot;); 3600; [.J96])" office:value-type="float" office:value="3600" calcext:value-type="float">
            <text:p>3600.000000</text:p>
          </table:table-cell>
          <table:table-cell table:style-name="ce10" table:formula="of:=IF(OR([.K96]=&quot;TO&quot;;[.K96]=&quot;MO&quot;); 3600; [.K96])" office:value-type="float" office:value="3600" calcext:value-type="float">
            <text:p>3600.000000</text:p>
          </table:table-cell>
          <table:table-cell table:style-name="ce10" table:formula="of:=IF(OR([.L96]=&quot;TO&quot;;[.L96]=&quot;MO&quot;); 3600; [.L96])" office:value-type="float" office:value="3600" calcext:value-type="float">
            <text:p>3600.000000</text:p>
          </table:table-cell>
          <table:table-cell table:style-name="ce10" table:formula="of:=IF(OR([.M96]=&quot;TO&quot;;[.M96]=&quot;MO&quot;); 3600; [.M96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1yz7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7]=&quot;TO&quot;;[.B97]=&quot;MO&quot;); 0; 1)" office:value-type="float" office:value="0" calcext:value-type="float">
            <text:p>0</text:p>
          </table:table-cell>
          <table:table-cell table:style-name="ce7" table:formula="of:=IF(OR([.C97]=&quot;TO&quot;;[.C97]=&quot;MO&quot;); 0; 1)" office:value-type="float" office:value="0" calcext:value-type="float">
            <text:p>0</text:p>
          </table:table-cell>
          <table:table-cell table:style-name="ce7" table:formula="of:=IF(OR([.D97]=&quot;TO&quot;;[.D97]=&quot;MO&quot;); 0; 1)" office:value-type="float" office:value="0" calcext:value-type="float">
            <text:p>0</text:p>
          </table:table-cell>
          <table:table-cell table:style-name="ce7" table:formula="of:=IF(OR([.E97]=&quot;TO&quot;;[.E97]=&quot;MO&quot;); 0; 1)" office:value-type="float" office:value="0" calcext:value-type="float">
            <text:p>0</text:p>
          </table:table-cell>
          <table:table-cell table:style-name="ce7" table:formula="of:=IF(OR([.F97]=&quot;TO&quot;;[.F97]=&quot;MO&quot;); 0; 1)" office:value-type="float" office:value="0" calcext:value-type="float">
            <text:p>0</text:p>
          </table:table-cell>
          <table:table-cell table:style-name="ce7" table:formula="of:=IF(OR([.G97]=&quot;TO&quot;;[.G97]=&quot;MO&quot;); 0; 1)" office:value-type="float" office:value="0" calcext:value-type="float">
            <text:p>0</text:p>
          </table:table-cell>
          <table:table-cell/>
          <table:table-cell table:style-name="ce7" table:formula="of:=IF(OR([.I97]=&quot;TO&quot;;[.I97]=&quot;MO&quot;); 0; 1)" office:value-type="float" office:value="0" calcext:value-type="float">
            <text:p>0</text:p>
          </table:table-cell>
          <table:table-cell table:style-name="ce7" table:formula="of:=IF(OR([.J97]=&quot;TO&quot;;[.J97]=&quot;MO&quot;); 0; 1)" office:value-type="float" office:value="0" calcext:value-type="float">
            <text:p>0</text:p>
          </table:table-cell>
          <table:table-cell table:style-name="ce7" table:formula="of:=IF(OR([.K97]=&quot;TO&quot;;[.K97]=&quot;MO&quot;); 0; 1)" office:value-type="float" office:value="0" calcext:value-type="float">
            <text:p>0</text:p>
          </table:table-cell>
          <table:table-cell table:style-name="ce7" table:formula="of:=IF(OR([.L97]=&quot;TO&quot;;[.L97]=&quot;MO&quot;); 0; 1)" office:value-type="float" office:value="0" calcext:value-type="float">
            <text:p>0</text:p>
          </table:table-cell>
          <table:table-cell table:style-name="ce7" table:formula="of:=IF(OR([.M97]=&quot;TO&quot;;[.M9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7]=&quot;TO&quot;;[.B97]=&quot;MO&quot;); 3600; [.B97])" office:value-type="float" office:value="3600" calcext:value-type="float">
            <text:p>3600.000000</text:p>
          </table:table-cell>
          <table:table-cell table:style-name="ce10" table:formula="of:=IF(OR([.C97]=&quot;TO&quot;;[.C97]=&quot;MO&quot;); 3600; [.C97])" office:value-type="float" office:value="3600" calcext:value-type="float">
            <text:p>3600.000000</text:p>
          </table:table-cell>
          <table:table-cell table:style-name="ce10" table:formula="of:=IF(OR([.D97]=&quot;TO&quot;;[.D97]=&quot;MO&quot;); 3600; [.D97])" office:value-type="float" office:value="3600" calcext:value-type="float">
            <text:p>3600.000000</text:p>
          </table:table-cell>
          <table:table-cell table:style-name="ce10" table:formula="of:=IF(OR([.E97]=&quot;TO&quot;;[.E97]=&quot;MO&quot;); 3600; [.E97])" office:value-type="float" office:value="3600" calcext:value-type="float">
            <text:p>3600.000000</text:p>
          </table:table-cell>
          <table:table-cell table:style-name="ce10" table:formula="of:=IF(OR([.F97]=&quot;TO&quot;;[.F97]=&quot;MO&quot;); 3600; [.F97])" office:value-type="float" office:value="3600" calcext:value-type="float">
            <text:p>3600.000000</text:p>
          </table:table-cell>
          <table:table-cell table:style-name="ce10" table:formula="of:=IF(OR([.G97]=&quot;TO&quot;;[.G97]=&quot;MO&quot;); 3600; [.G9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7]=&quot;TO&quot;;[.I97]=&quot;MO&quot;); 3600; [.I97])" office:value-type="float" office:value="3600" calcext:value-type="float">
            <text:p>3600.000000</text:p>
          </table:table-cell>
          <table:table-cell table:style-name="ce10" table:formula="of:=IF(OR([.J97]=&quot;TO&quot;;[.J97]=&quot;MO&quot;); 3600; [.J97])" office:value-type="float" office:value="3600" calcext:value-type="float">
            <text:p>3600.000000</text:p>
          </table:table-cell>
          <table:table-cell table:style-name="ce10" table:formula="of:=IF(OR([.K97]=&quot;TO&quot;;[.K97]=&quot;MO&quot;); 3600; [.K97])" office:value-type="float" office:value="3600" calcext:value-type="float">
            <text:p>3600.000000</text:p>
          </table:table-cell>
          <table:table-cell table:style-name="ce10" table:formula="of:=IF(OR([.L97]=&quot;TO&quot;;[.L97]=&quot;MO&quot;); 3600; [.L97])" office:value-type="float" office:value="3600" calcext:value-type="float">
            <text:p>3600.000000</text:p>
          </table:table-cell>
          <table:table-cell table:style-name="ce10" table:formula="of:=IF(OR([.M97]=&quot;TO&quot;;[.M97]=&quot;MO&quot;); 3600; [.M97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2af5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8]=&quot;TO&quot;;[.B98]=&quot;MO&quot;); 0; 1)" office:value-type="float" office:value="0" calcext:value-type="float">
            <text:p>0</text:p>
          </table:table-cell>
          <table:table-cell table:style-name="ce7" table:formula="of:=IF(OR([.C98]=&quot;TO&quot;;[.C98]=&quot;MO&quot;); 0; 1)" office:value-type="float" office:value="0" calcext:value-type="float">
            <text:p>0</text:p>
          </table:table-cell>
          <table:table-cell table:style-name="ce7" table:formula="of:=IF(OR([.D98]=&quot;TO&quot;;[.D98]=&quot;MO&quot;); 0; 1)" office:value-type="float" office:value="0" calcext:value-type="float">
            <text:p>0</text:p>
          </table:table-cell>
          <table:table-cell table:style-name="ce7" table:formula="of:=IF(OR([.E98]=&quot;TO&quot;;[.E98]=&quot;MO&quot;); 0; 1)" office:value-type="float" office:value="0" calcext:value-type="float">
            <text:p>0</text:p>
          </table:table-cell>
          <table:table-cell table:style-name="ce7" table:formula="of:=IF(OR([.F98]=&quot;TO&quot;;[.F98]=&quot;MO&quot;); 0; 1)" office:value-type="float" office:value="0" calcext:value-type="float">
            <text:p>0</text:p>
          </table:table-cell>
          <table:table-cell table:style-name="ce7" table:formula="of:=IF(OR([.G98]=&quot;TO&quot;;[.G98]=&quot;MO&quot;); 0; 1)" office:value-type="float" office:value="0" calcext:value-type="float">
            <text:p>0</text:p>
          </table:table-cell>
          <table:table-cell/>
          <table:table-cell table:style-name="ce7" table:formula="of:=IF(OR([.I98]=&quot;TO&quot;;[.I98]=&quot;MO&quot;); 0; 1)" office:value-type="float" office:value="0" calcext:value-type="float">
            <text:p>0</text:p>
          </table:table-cell>
          <table:table-cell table:style-name="ce7" table:formula="of:=IF(OR([.J98]=&quot;TO&quot;;[.J98]=&quot;MO&quot;); 0; 1)" office:value-type="float" office:value="0" calcext:value-type="float">
            <text:p>0</text:p>
          </table:table-cell>
          <table:table-cell table:style-name="ce7" table:formula="of:=IF(OR([.K98]=&quot;TO&quot;;[.K98]=&quot;MO&quot;); 0; 1)" office:value-type="float" office:value="0" calcext:value-type="float">
            <text:p>0</text:p>
          </table:table-cell>
          <table:table-cell table:style-name="ce7" table:formula="of:=IF(OR([.L98]=&quot;TO&quot;;[.L98]=&quot;MO&quot;); 0; 1)" office:value-type="float" office:value="0" calcext:value-type="float">
            <text:p>0</text:p>
          </table:table-cell>
          <table:table-cell table:style-name="ce7" table:formula="of:=IF(OR([.M98]=&quot;TO&quot;;[.M9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8]=&quot;TO&quot;;[.B98]=&quot;MO&quot;); 3600; [.B98])" office:value-type="float" office:value="3600" calcext:value-type="float">
            <text:p>3600.000000</text:p>
          </table:table-cell>
          <table:table-cell table:style-name="ce10" table:formula="of:=IF(OR([.C98]=&quot;TO&quot;;[.C98]=&quot;MO&quot;); 3600; [.C98])" office:value-type="float" office:value="3600" calcext:value-type="float">
            <text:p>3600.000000</text:p>
          </table:table-cell>
          <table:table-cell table:style-name="ce10" table:formula="of:=IF(OR([.D98]=&quot;TO&quot;;[.D98]=&quot;MO&quot;); 3600; [.D98])" office:value-type="float" office:value="3600" calcext:value-type="float">
            <text:p>3600.000000</text:p>
          </table:table-cell>
          <table:table-cell table:style-name="ce10" table:formula="of:=IF(OR([.E98]=&quot;TO&quot;;[.E98]=&quot;MO&quot;); 3600; [.E98])" office:value-type="float" office:value="3600" calcext:value-type="float">
            <text:p>3600.000000</text:p>
          </table:table-cell>
          <table:table-cell table:style-name="ce10" table:formula="of:=IF(OR([.F98]=&quot;TO&quot;;[.F98]=&quot;MO&quot;); 3600; [.F98])" office:value-type="float" office:value="3600" calcext:value-type="float">
            <text:p>3600.000000</text:p>
          </table:table-cell>
          <table:table-cell table:style-name="ce10" table:formula="of:=IF(OR([.G98]=&quot;TO&quot;;[.G98]=&quot;MO&quot;); 3600; [.G9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8]=&quot;TO&quot;;[.I98]=&quot;MO&quot;); 3600; [.I98])" office:value-type="float" office:value="3600" calcext:value-type="float">
            <text:p>3600.000000</text:p>
          </table:table-cell>
          <table:table-cell table:style-name="ce10" table:formula="of:=IF(OR([.J98]=&quot;TO&quot;;[.J98]=&quot;MO&quot;); 3600; [.J98])" office:value-type="float" office:value="3600" calcext:value-type="float">
            <text:p>3600.000000</text:p>
          </table:table-cell>
          <table:table-cell table:style-name="ce10" table:formula="of:=IF(OR([.K98]=&quot;TO&quot;;[.K98]=&quot;MO&quot;); 3600; [.K98])" office:value-type="float" office:value="3600" calcext:value-type="float">
            <text:p>3600.000000</text:p>
          </table:table-cell>
          <table:table-cell table:style-name="ce10" table:formula="of:=IF(OR([.L98]=&quot;TO&quot;;[.L98]=&quot;MO&quot;); 3600; [.L98])" office:value-type="float" office:value="3600" calcext:value-type="float">
            <text:p>3600.000000</text:p>
          </table:table-cell>
          <table:table-cell table:style-name="ce10" table:formula="of:=IF(OR([.M98]=&quot;TO&quot;;[.M98]=&quot;MO&quot;); 3600; [.M98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2gee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281.364" calcext:value-type="float">
            <text:p>281.36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9]=&quot;TO&quot;;[.B99]=&quot;MO&quot;); 0; 1)" office:value-type="float" office:value="0" calcext:value-type="float">
            <text:p>0</text:p>
          </table:table-cell>
          <table:table-cell table:style-name="ce7" table:formula="of:=IF(OR([.C99]=&quot;TO&quot;;[.C99]=&quot;MO&quot;); 0; 1)" office:value-type="float" office:value="0" calcext:value-type="float">
            <text:p>0</text:p>
          </table:table-cell>
          <table:table-cell table:style-name="ce7" table:formula="of:=IF(OR([.D99]=&quot;TO&quot;;[.D99]=&quot;MO&quot;); 0; 1)" office:value-type="float" office:value="0" calcext:value-type="float">
            <text:p>0</text:p>
          </table:table-cell>
          <table:table-cell table:style-name="ce7" table:formula="of:=IF(OR([.E99]=&quot;TO&quot;;[.E99]=&quot;MO&quot;); 0; 1)" office:value-type="float" office:value="0" calcext:value-type="float">
            <text:p>0</text:p>
          </table:table-cell>
          <table:table-cell table:style-name="ce7" table:formula="of:=IF(OR([.F99]=&quot;TO&quot;;[.F99]=&quot;MO&quot;); 0; 1)" office:value-type="float" office:value="0" calcext:value-type="float">
            <text:p>0</text:p>
          </table:table-cell>
          <table:table-cell table:style-name="ce7" table:formula="of:=IF(OR([.G99]=&quot;TO&quot;;[.G99]=&quot;MO&quot;); 0; 1)" office:value-type="float" office:value="0" calcext:value-type="float">
            <text:p>0</text:p>
          </table:table-cell>
          <table:table-cell/>
          <table:table-cell table:style-name="ce7" table:formula="of:=IF(OR([.I99]=&quot;TO&quot;;[.I99]=&quot;MO&quot;); 0; 1)" office:value-type="float" office:value="1" calcext:value-type="float">
            <text:p>1</text:p>
          </table:table-cell>
          <table:table-cell table:style-name="ce7" table:formula="of:=IF(OR([.J99]=&quot;TO&quot;;[.J99]=&quot;MO&quot;); 0; 1)" office:value-type="float" office:value="0" calcext:value-type="float">
            <text:p>0</text:p>
          </table:table-cell>
          <table:table-cell table:style-name="ce7" table:formula="of:=IF(OR([.K99]=&quot;TO&quot;;[.K99]=&quot;MO&quot;); 0; 1)" office:value-type="float" office:value="0" calcext:value-type="float">
            <text:p>0</text:p>
          </table:table-cell>
          <table:table-cell table:style-name="ce7" table:formula="of:=IF(OR([.L99]=&quot;TO&quot;;[.L99]=&quot;MO&quot;); 0; 1)" office:value-type="float" office:value="0" calcext:value-type="float">
            <text:p>0</text:p>
          </table:table-cell>
          <table:table-cell table:style-name="ce7" table:formula="of:=IF(OR([.M99]=&quot;TO&quot;;[.M9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9]=&quot;TO&quot;;[.B99]=&quot;MO&quot;); 3600; [.B99])" office:value-type="float" office:value="3600" calcext:value-type="float">
            <text:p>3600.000000</text:p>
          </table:table-cell>
          <table:table-cell table:style-name="ce10" table:formula="of:=IF(OR([.C99]=&quot;TO&quot;;[.C99]=&quot;MO&quot;); 3600; [.C99])" office:value-type="float" office:value="3600" calcext:value-type="float">
            <text:p>3600.000000</text:p>
          </table:table-cell>
          <table:table-cell table:style-name="ce10" table:formula="of:=IF(OR([.D99]=&quot;TO&quot;;[.D99]=&quot;MO&quot;); 3600; [.D99])" office:value-type="float" office:value="3600" calcext:value-type="float">
            <text:p>3600.000000</text:p>
          </table:table-cell>
          <table:table-cell table:style-name="ce10" table:formula="of:=IF(OR([.E99]=&quot;TO&quot;;[.E99]=&quot;MO&quot;); 3600; [.E99])" office:value-type="float" office:value="3600" calcext:value-type="float">
            <text:p>3600.000000</text:p>
          </table:table-cell>
          <table:table-cell table:style-name="ce10" table:formula="of:=IF(OR([.F99]=&quot;TO&quot;;[.F99]=&quot;MO&quot;); 3600; [.F99])" office:value-type="float" office:value="3600" calcext:value-type="float">
            <text:p>3600.000000</text:p>
          </table:table-cell>
          <table:table-cell table:style-name="ce10" table:formula="of:=IF(OR([.G99]=&quot;TO&quot;;[.G99]=&quot;MO&quot;); 3600; [.G9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9]=&quot;TO&quot;;[.I99]=&quot;MO&quot;); 3600; [.I99])" office:value-type="float" office:value="281.364" calcext:value-type="float">
            <text:p>281.364000</text:p>
          </table:table-cell>
          <table:table-cell table:style-name="ce10" table:formula="of:=IF(OR([.J99]=&quot;TO&quot;;[.J99]=&quot;MO&quot;); 3600; [.J99])" office:value-type="float" office:value="3600" calcext:value-type="float">
            <text:p>3600.000000</text:p>
          </table:table-cell>
          <table:table-cell table:style-name="ce10" table:formula="of:=IF(OR([.K99]=&quot;TO&quot;;[.K99]=&quot;MO&quot;); 3600; [.K99])" office:value-type="float" office:value="3600" calcext:value-type="float">
            <text:p>3600.000000</text:p>
          </table:table-cell>
          <table:table-cell table:style-name="ce10" table:formula="of:=IF(OR([.L99]=&quot;TO&quot;;[.L99]=&quot;MO&quot;); 3600; [.L99])" office:value-type="float" office:value="3600" calcext:value-type="float">
            <text:p>3600.000000</text:p>
          </table:table-cell>
          <table:table-cell table:style-name="ce10" table:formula="of:=IF(OR([.M99]=&quot;TO&quot;;[.M99]=&quot;MO&quot;); 3600; [.M99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2x8x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0]=&quot;TO&quot;;[.B100]=&quot;MO&quot;); 0; 1)" office:value-type="float" office:value="0" calcext:value-type="float">
            <text:p>0</text:p>
          </table:table-cell>
          <table:table-cell table:style-name="ce7" table:formula="of:=IF(OR([.C100]=&quot;TO&quot;;[.C100]=&quot;MO&quot;); 0; 1)" office:value-type="float" office:value="0" calcext:value-type="float">
            <text:p>0</text:p>
          </table:table-cell>
          <table:table-cell table:style-name="ce7" table:formula="of:=IF(OR([.D100]=&quot;TO&quot;;[.D100]=&quot;MO&quot;); 0; 1)" office:value-type="float" office:value="0" calcext:value-type="float">
            <text:p>0</text:p>
          </table:table-cell>
          <table:table-cell table:style-name="ce7" table:formula="of:=IF(OR([.E100]=&quot;TO&quot;;[.E100]=&quot;MO&quot;); 0; 1)" office:value-type="float" office:value="0" calcext:value-type="float">
            <text:p>0</text:p>
          </table:table-cell>
          <table:table-cell table:style-name="ce7" table:formula="of:=IF(OR([.F100]=&quot;TO&quot;;[.F100]=&quot;MO&quot;); 0; 1)" office:value-type="float" office:value="0" calcext:value-type="float">
            <text:p>0</text:p>
          </table:table-cell>
          <table:table-cell table:style-name="ce7" table:formula="of:=IF(OR([.G100]=&quot;TO&quot;;[.G100]=&quot;MO&quot;); 0; 1)" office:value-type="float" office:value="0" calcext:value-type="float">
            <text:p>0</text:p>
          </table:table-cell>
          <table:table-cell/>
          <table:table-cell table:style-name="ce7" table:formula="of:=IF(OR([.I100]=&quot;TO&quot;;[.I100]=&quot;MO&quot;); 0; 1)" office:value-type="float" office:value="0" calcext:value-type="float">
            <text:p>0</text:p>
          </table:table-cell>
          <table:table-cell table:style-name="ce7" table:formula="of:=IF(OR([.J100]=&quot;TO&quot;;[.J100]=&quot;MO&quot;); 0; 1)" office:value-type="float" office:value="0" calcext:value-type="float">
            <text:p>0</text:p>
          </table:table-cell>
          <table:table-cell table:style-name="ce7" table:formula="of:=IF(OR([.K100]=&quot;TO&quot;;[.K100]=&quot;MO&quot;); 0; 1)" office:value-type="float" office:value="0" calcext:value-type="float">
            <text:p>0</text:p>
          </table:table-cell>
          <table:table-cell table:style-name="ce7" table:formula="of:=IF(OR([.L100]=&quot;TO&quot;;[.L100]=&quot;MO&quot;); 0; 1)" office:value-type="float" office:value="0" calcext:value-type="float">
            <text:p>0</text:p>
          </table:table-cell>
          <table:table-cell table:style-name="ce7" table:formula="of:=IF(OR([.M100]=&quot;TO&quot;;[.M10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0]=&quot;TO&quot;;[.B100]=&quot;MO&quot;); 3600; [.B100])" office:value-type="float" office:value="3600" calcext:value-type="float">
            <text:p>3600.000000</text:p>
          </table:table-cell>
          <table:table-cell table:style-name="ce10" table:formula="of:=IF(OR([.C100]=&quot;TO&quot;;[.C100]=&quot;MO&quot;); 3600; [.C100])" office:value-type="float" office:value="3600" calcext:value-type="float">
            <text:p>3600.000000</text:p>
          </table:table-cell>
          <table:table-cell table:style-name="ce10" table:formula="of:=IF(OR([.D100]=&quot;TO&quot;;[.D100]=&quot;MO&quot;); 3600; [.D100])" office:value-type="float" office:value="3600" calcext:value-type="float">
            <text:p>3600.000000</text:p>
          </table:table-cell>
          <table:table-cell table:style-name="ce10" table:formula="of:=IF(OR([.E100]=&quot;TO&quot;;[.E100]=&quot;MO&quot;); 3600; [.E100])" office:value-type="float" office:value="3600" calcext:value-type="float">
            <text:p>3600.000000</text:p>
          </table:table-cell>
          <table:table-cell table:style-name="ce10" table:formula="of:=IF(OR([.F100]=&quot;TO&quot;;[.F100]=&quot;MO&quot;); 3600; [.F100])" office:value-type="float" office:value="3600" calcext:value-type="float">
            <text:p>3600.000000</text:p>
          </table:table-cell>
          <table:table-cell table:style-name="ce10" table:formula="of:=IF(OR([.G100]=&quot;TO&quot;;[.G100]=&quot;MO&quot;); 3600; [.G10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0]=&quot;TO&quot;;[.I100]=&quot;MO&quot;); 3600; [.I100])" office:value-type="float" office:value="3600" calcext:value-type="float">
            <text:p>3600.000000</text:p>
          </table:table-cell>
          <table:table-cell table:style-name="ce10" table:formula="of:=IF(OR([.J100]=&quot;TO&quot;;[.J100]=&quot;MO&quot;); 3600; [.J100])" office:value-type="float" office:value="3600" calcext:value-type="float">
            <text:p>3600.000000</text:p>
          </table:table-cell>
          <table:table-cell table:style-name="ce10" table:formula="of:=IF(OR([.K100]=&quot;TO&quot;;[.K100]=&quot;MO&quot;); 3600; [.K100])" office:value-type="float" office:value="3600" calcext:value-type="float">
            <text:p>3600.000000</text:p>
          </table:table-cell>
          <table:table-cell table:style-name="ce10" table:formula="of:=IF(OR([.L100]=&quot;TO&quot;;[.L100]=&quot;MO&quot;); 3600; [.L100])" office:value-type="float" office:value="3600" calcext:value-type="float">
            <text:p>3600.000000</text:p>
          </table:table-cell>
          <table:table-cell table:style-name="ce10" table:formula="of:=IF(OR([.M100]=&quot;TO&quot;;[.M100]=&quot;MO&quot;); 3600; [.M100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3e3v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1]=&quot;TO&quot;;[.B101]=&quot;MO&quot;); 0; 1)" office:value-type="float" office:value="0" calcext:value-type="float">
            <text:p>0</text:p>
          </table:table-cell>
          <table:table-cell table:style-name="ce7" table:formula="of:=IF(OR([.C101]=&quot;TO&quot;;[.C101]=&quot;MO&quot;); 0; 1)" office:value-type="float" office:value="0" calcext:value-type="float">
            <text:p>0</text:p>
          </table:table-cell>
          <table:table-cell table:style-name="ce7" table:formula="of:=IF(OR([.D101]=&quot;TO&quot;;[.D101]=&quot;MO&quot;); 0; 1)" office:value-type="float" office:value="0" calcext:value-type="float">
            <text:p>0</text:p>
          </table:table-cell>
          <table:table-cell table:style-name="ce7" table:formula="of:=IF(OR([.E101]=&quot;TO&quot;;[.E101]=&quot;MO&quot;); 0; 1)" office:value-type="float" office:value="0" calcext:value-type="float">
            <text:p>0</text:p>
          </table:table-cell>
          <table:table-cell table:style-name="ce7" table:formula="of:=IF(OR([.F101]=&quot;TO&quot;;[.F101]=&quot;MO&quot;); 0; 1)" office:value-type="float" office:value="0" calcext:value-type="float">
            <text:p>0</text:p>
          </table:table-cell>
          <table:table-cell table:style-name="ce7" table:formula="of:=IF(OR([.G101]=&quot;TO&quot;;[.G101]=&quot;MO&quot;); 0; 1)" office:value-type="float" office:value="0" calcext:value-type="float">
            <text:p>0</text:p>
          </table:table-cell>
          <table:table-cell/>
          <table:table-cell table:style-name="ce7" table:formula="of:=IF(OR([.I101]=&quot;TO&quot;;[.I101]=&quot;MO&quot;); 0; 1)" office:value-type="float" office:value="0" calcext:value-type="float">
            <text:p>0</text:p>
          </table:table-cell>
          <table:table-cell table:style-name="ce7" table:formula="of:=IF(OR([.J101]=&quot;TO&quot;;[.J101]=&quot;MO&quot;); 0; 1)" office:value-type="float" office:value="0" calcext:value-type="float">
            <text:p>0</text:p>
          </table:table-cell>
          <table:table-cell table:style-name="ce7" table:formula="of:=IF(OR([.K101]=&quot;TO&quot;;[.K101]=&quot;MO&quot;); 0; 1)" office:value-type="float" office:value="0" calcext:value-type="float">
            <text:p>0</text:p>
          </table:table-cell>
          <table:table-cell table:style-name="ce7" table:formula="of:=IF(OR([.L101]=&quot;TO&quot;;[.L101]=&quot;MO&quot;); 0; 1)" office:value-type="float" office:value="0" calcext:value-type="float">
            <text:p>0</text:p>
          </table:table-cell>
          <table:table-cell table:style-name="ce7" table:formula="of:=IF(OR([.M101]=&quot;TO&quot;;[.M10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1]=&quot;TO&quot;;[.B101]=&quot;MO&quot;); 3600; [.B101])" office:value-type="float" office:value="3600" calcext:value-type="float">
            <text:p>3600.000000</text:p>
          </table:table-cell>
          <table:table-cell table:style-name="ce10" table:formula="of:=IF(OR([.C101]=&quot;TO&quot;;[.C101]=&quot;MO&quot;); 3600; [.C101])" office:value-type="float" office:value="3600" calcext:value-type="float">
            <text:p>3600.000000</text:p>
          </table:table-cell>
          <table:table-cell table:style-name="ce10" table:formula="of:=IF(OR([.D101]=&quot;TO&quot;;[.D101]=&quot;MO&quot;); 3600; [.D101])" office:value-type="float" office:value="3600" calcext:value-type="float">
            <text:p>3600.000000</text:p>
          </table:table-cell>
          <table:table-cell table:style-name="ce10" table:formula="of:=IF(OR([.E101]=&quot;TO&quot;;[.E101]=&quot;MO&quot;); 3600; [.E101])" office:value-type="float" office:value="3600" calcext:value-type="float">
            <text:p>3600.000000</text:p>
          </table:table-cell>
          <table:table-cell table:style-name="ce10" table:formula="of:=IF(OR([.F101]=&quot;TO&quot;;[.F101]=&quot;MO&quot;); 3600; [.F101])" office:value-type="float" office:value="3600" calcext:value-type="float">
            <text:p>3600.000000</text:p>
          </table:table-cell>
          <table:table-cell table:style-name="ce10" table:formula="of:=IF(OR([.G101]=&quot;TO&quot;;[.G101]=&quot;MO&quot;); 3600; [.G10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1]=&quot;TO&quot;;[.I101]=&quot;MO&quot;); 3600; [.I101])" office:value-type="float" office:value="3600" calcext:value-type="float">
            <text:p>3600.000000</text:p>
          </table:table-cell>
          <table:table-cell table:style-name="ce10" table:formula="of:=IF(OR([.J101]=&quot;TO&quot;;[.J101]=&quot;MO&quot;); 3600; [.J101])" office:value-type="float" office:value="3600" calcext:value-type="float">
            <text:p>3600.000000</text:p>
          </table:table-cell>
          <table:table-cell table:style-name="ce10" table:formula="of:=IF(OR([.K101]=&quot;TO&quot;;[.K101]=&quot;MO&quot;); 3600; [.K101])" office:value-type="float" office:value="3600" calcext:value-type="float">
            <text:p>3600.000000</text:p>
          </table:table-cell>
          <table:table-cell table:style-name="ce10" table:formula="of:=IF(OR([.L101]=&quot;TO&quot;;[.L101]=&quot;MO&quot;); 3600; [.L101])" office:value-type="float" office:value="3600" calcext:value-type="float">
            <text:p>3600.000000</text:p>
          </table:table-cell>
          <table:table-cell table:style-name="ce10" table:formula="of:=IF(OR([.M101]=&quot;TO&quot;;[.M101]=&quot;MO&quot;); 3600; [.M101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3lf9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310.493" calcext:value-type="float">
            <text:p>310.49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2]=&quot;TO&quot;;[.B102]=&quot;MO&quot;); 0; 1)" office:value-type="float" office:value="0" calcext:value-type="float">
            <text:p>0</text:p>
          </table:table-cell>
          <table:table-cell table:style-name="ce7" table:formula="of:=IF(OR([.C102]=&quot;TO&quot;;[.C102]=&quot;MO&quot;); 0; 1)" office:value-type="float" office:value="0" calcext:value-type="float">
            <text:p>0</text:p>
          </table:table-cell>
          <table:table-cell table:style-name="ce7" table:formula="of:=IF(OR([.D102]=&quot;TO&quot;;[.D102]=&quot;MO&quot;); 0; 1)" office:value-type="float" office:value="0" calcext:value-type="float">
            <text:p>0</text:p>
          </table:table-cell>
          <table:table-cell table:style-name="ce7" table:formula="of:=IF(OR([.E102]=&quot;TO&quot;;[.E102]=&quot;MO&quot;); 0; 1)" office:value-type="float" office:value="0" calcext:value-type="float">
            <text:p>0</text:p>
          </table:table-cell>
          <table:table-cell table:style-name="ce7" table:formula="of:=IF(OR([.F102]=&quot;TO&quot;;[.F102]=&quot;MO&quot;); 0; 1)" office:value-type="float" office:value="0" calcext:value-type="float">
            <text:p>0</text:p>
          </table:table-cell>
          <table:table-cell table:style-name="ce7" table:formula="of:=IF(OR([.G102]=&quot;TO&quot;;[.G102]=&quot;MO&quot;); 0; 1)" office:value-type="float" office:value="0" calcext:value-type="float">
            <text:p>0</text:p>
          </table:table-cell>
          <table:table-cell/>
          <table:table-cell table:style-name="ce7" table:formula="of:=IF(OR([.I102]=&quot;TO&quot;;[.I102]=&quot;MO&quot;); 0; 1)" office:value-type="float" office:value="1" calcext:value-type="float">
            <text:p>1</text:p>
          </table:table-cell>
          <table:table-cell table:style-name="ce7" table:formula="of:=IF(OR([.J102]=&quot;TO&quot;;[.J102]=&quot;MO&quot;); 0; 1)" office:value-type="float" office:value="0" calcext:value-type="float">
            <text:p>0</text:p>
          </table:table-cell>
          <table:table-cell table:style-name="ce7" table:formula="of:=IF(OR([.K102]=&quot;TO&quot;;[.K102]=&quot;MO&quot;); 0; 1)" office:value-type="float" office:value="0" calcext:value-type="float">
            <text:p>0</text:p>
          </table:table-cell>
          <table:table-cell table:style-name="ce7" table:formula="of:=IF(OR([.L102]=&quot;TO&quot;;[.L102]=&quot;MO&quot;); 0; 1)" office:value-type="float" office:value="0" calcext:value-type="float">
            <text:p>0</text:p>
          </table:table-cell>
          <table:table-cell table:style-name="ce7" table:formula="of:=IF(OR([.M102]=&quot;TO&quot;;[.M10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2]=&quot;TO&quot;;[.B102]=&quot;MO&quot;); 3600; [.B102])" office:value-type="float" office:value="3600" calcext:value-type="float">
            <text:p>3600.000000</text:p>
          </table:table-cell>
          <table:table-cell table:style-name="ce10" table:formula="of:=IF(OR([.C102]=&quot;TO&quot;;[.C102]=&quot;MO&quot;); 3600; [.C102])" office:value-type="float" office:value="3600" calcext:value-type="float">
            <text:p>3600.000000</text:p>
          </table:table-cell>
          <table:table-cell table:style-name="ce10" table:formula="of:=IF(OR([.D102]=&quot;TO&quot;;[.D102]=&quot;MO&quot;); 3600; [.D102])" office:value-type="float" office:value="3600" calcext:value-type="float">
            <text:p>3600.000000</text:p>
          </table:table-cell>
          <table:table-cell table:style-name="ce10" table:formula="of:=IF(OR([.E102]=&quot;TO&quot;;[.E102]=&quot;MO&quot;); 3600; [.E102])" office:value-type="float" office:value="3600" calcext:value-type="float">
            <text:p>3600.000000</text:p>
          </table:table-cell>
          <table:table-cell table:style-name="ce10" table:formula="of:=IF(OR([.F102]=&quot;TO&quot;;[.F102]=&quot;MO&quot;); 3600; [.F102])" office:value-type="float" office:value="3600" calcext:value-type="float">
            <text:p>3600.000000</text:p>
          </table:table-cell>
          <table:table-cell table:style-name="ce10" table:formula="of:=IF(OR([.G102]=&quot;TO&quot;;[.G102]=&quot;MO&quot;); 3600; [.G10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2]=&quot;TO&quot;;[.I102]=&quot;MO&quot;); 3600; [.I102])" office:value-type="float" office:value="310.493" calcext:value-type="float">
            <text:p>310.493000</text:p>
          </table:table-cell>
          <table:table-cell table:style-name="ce10" table:formula="of:=IF(OR([.J102]=&quot;TO&quot;;[.J102]=&quot;MO&quot;); 3600; [.J102])" office:value-type="float" office:value="3600" calcext:value-type="float">
            <text:p>3600.000000</text:p>
          </table:table-cell>
          <table:table-cell table:style-name="ce10" table:formula="of:=IF(OR([.K102]=&quot;TO&quot;;[.K102]=&quot;MO&quot;); 3600; [.K102])" office:value-type="float" office:value="3600" calcext:value-type="float">
            <text:p>3600.000000</text:p>
          </table:table-cell>
          <table:table-cell table:style-name="ce10" table:formula="of:=IF(OR([.L102]=&quot;TO&quot;;[.L102]=&quot;MO&quot;); 3600; [.L102])" office:value-type="float" office:value="3600" calcext:value-type="float">
            <text:p>3600.000000</text:p>
          </table:table-cell>
          <table:table-cell table:style-name="ce10" table:formula="of:=IF(OR([.M102]=&quot;TO&quot;;[.M102]=&quot;MO&quot;); 3600; [.M102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3r8q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965.012" calcext:value-type="float">
            <text:p>965.01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3]=&quot;TO&quot;;[.B103]=&quot;MO&quot;); 0; 1)" office:value-type="float" office:value="0" calcext:value-type="float">
            <text:p>0</text:p>
          </table:table-cell>
          <table:table-cell table:style-name="ce7" table:formula="of:=IF(OR([.C103]=&quot;TO&quot;;[.C103]=&quot;MO&quot;); 0; 1)" office:value-type="float" office:value="0" calcext:value-type="float">
            <text:p>0</text:p>
          </table:table-cell>
          <table:table-cell table:style-name="ce7" table:formula="of:=IF(OR([.D103]=&quot;TO&quot;;[.D103]=&quot;MO&quot;); 0; 1)" office:value-type="float" office:value="0" calcext:value-type="float">
            <text:p>0</text:p>
          </table:table-cell>
          <table:table-cell table:style-name="ce7" table:formula="of:=IF(OR([.E103]=&quot;TO&quot;;[.E103]=&quot;MO&quot;); 0; 1)" office:value-type="float" office:value="0" calcext:value-type="float">
            <text:p>0</text:p>
          </table:table-cell>
          <table:table-cell table:style-name="ce7" table:formula="of:=IF(OR([.F103]=&quot;TO&quot;;[.F103]=&quot;MO&quot;); 0; 1)" office:value-type="float" office:value="0" calcext:value-type="float">
            <text:p>0</text:p>
          </table:table-cell>
          <table:table-cell table:style-name="ce7" table:formula="of:=IF(OR([.G103]=&quot;TO&quot;;[.G103]=&quot;MO&quot;); 0; 1)" office:value-type="float" office:value="0" calcext:value-type="float">
            <text:p>0</text:p>
          </table:table-cell>
          <table:table-cell/>
          <table:table-cell table:style-name="ce7" table:formula="of:=IF(OR([.I103]=&quot;TO&quot;;[.I103]=&quot;MO&quot;); 0; 1)" office:value-type="float" office:value="1" calcext:value-type="float">
            <text:p>1</text:p>
          </table:table-cell>
          <table:table-cell table:style-name="ce7" table:formula="of:=IF(OR([.J103]=&quot;TO&quot;;[.J103]=&quot;MO&quot;); 0; 1)" office:value-type="float" office:value="0" calcext:value-type="float">
            <text:p>0</text:p>
          </table:table-cell>
          <table:table-cell table:style-name="ce7" table:formula="of:=IF(OR([.K103]=&quot;TO&quot;;[.K103]=&quot;MO&quot;); 0; 1)" office:value-type="float" office:value="0" calcext:value-type="float">
            <text:p>0</text:p>
          </table:table-cell>
          <table:table-cell table:style-name="ce7" table:formula="of:=IF(OR([.L103]=&quot;TO&quot;;[.L103]=&quot;MO&quot;); 0; 1)" office:value-type="float" office:value="0" calcext:value-type="float">
            <text:p>0</text:p>
          </table:table-cell>
          <table:table-cell table:style-name="ce7" table:formula="of:=IF(OR([.M103]=&quot;TO&quot;;[.M10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3]=&quot;TO&quot;;[.B103]=&quot;MO&quot;); 3600; [.B103])" office:value-type="float" office:value="3600" calcext:value-type="float">
            <text:p>3600.000000</text:p>
          </table:table-cell>
          <table:table-cell table:style-name="ce10" table:formula="of:=IF(OR([.C103]=&quot;TO&quot;;[.C103]=&quot;MO&quot;); 3600; [.C103])" office:value-type="float" office:value="3600" calcext:value-type="float">
            <text:p>3600.000000</text:p>
          </table:table-cell>
          <table:table-cell table:style-name="ce10" table:formula="of:=IF(OR([.D103]=&quot;TO&quot;;[.D103]=&quot;MO&quot;); 3600; [.D103])" office:value-type="float" office:value="3600" calcext:value-type="float">
            <text:p>3600.000000</text:p>
          </table:table-cell>
          <table:table-cell table:style-name="ce10" table:formula="of:=IF(OR([.E103]=&quot;TO&quot;;[.E103]=&quot;MO&quot;); 3600; [.E103])" office:value-type="float" office:value="3600" calcext:value-type="float">
            <text:p>3600.000000</text:p>
          </table:table-cell>
          <table:table-cell table:style-name="ce10" table:formula="of:=IF(OR([.F103]=&quot;TO&quot;;[.F103]=&quot;MO&quot;); 3600; [.F103])" office:value-type="float" office:value="3600" calcext:value-type="float">
            <text:p>3600.000000</text:p>
          </table:table-cell>
          <table:table-cell table:style-name="ce10" table:formula="of:=IF(OR([.G103]=&quot;TO&quot;;[.G103]=&quot;MO&quot;); 3600; [.G10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3]=&quot;TO&quot;;[.I103]=&quot;MO&quot;); 3600; [.I103])" office:value-type="float" office:value="965.012" calcext:value-type="float">
            <text:p>965.012000</text:p>
          </table:table-cell>
          <table:table-cell table:style-name="ce10" table:formula="of:=IF(OR([.J103]=&quot;TO&quot;;[.J103]=&quot;MO&quot;); 3600; [.J103])" office:value-type="float" office:value="3600" calcext:value-type="float">
            <text:p>3600.000000</text:p>
          </table:table-cell>
          <table:table-cell table:style-name="ce10" table:formula="of:=IF(OR([.K103]=&quot;TO&quot;;[.K103]=&quot;MO&quot;); 3600; [.K103])" office:value-type="float" office:value="3600" calcext:value-type="float">
            <text:p>3600.000000</text:p>
          </table:table-cell>
          <table:table-cell table:style-name="ce10" table:formula="of:=IF(OR([.L103]=&quot;TO&quot;;[.L103]=&quot;MO&quot;); 3600; [.L103])" office:value-type="float" office:value="3600" calcext:value-type="float">
            <text:p>3600.000000</text:p>
          </table:table-cell>
          <table:table-cell table:style-name="ce10" table:formula="of:=IF(OR([.M103]=&quot;TO&quot;;[.M103]=&quot;MO&quot;); 3600; [.M103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3sz7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4]=&quot;TO&quot;;[.B104]=&quot;MO&quot;); 0; 1)" office:value-type="float" office:value="0" calcext:value-type="float">
            <text:p>0</text:p>
          </table:table-cell>
          <table:table-cell table:style-name="ce7" table:formula="of:=IF(OR([.C104]=&quot;TO&quot;;[.C104]=&quot;MO&quot;); 0; 1)" office:value-type="float" office:value="0" calcext:value-type="float">
            <text:p>0</text:p>
          </table:table-cell>
          <table:table-cell table:style-name="ce7" table:formula="of:=IF(OR([.D104]=&quot;TO&quot;;[.D104]=&quot;MO&quot;); 0; 1)" office:value-type="float" office:value="0" calcext:value-type="float">
            <text:p>0</text:p>
          </table:table-cell>
          <table:table-cell table:style-name="ce7" table:formula="of:=IF(OR([.E104]=&quot;TO&quot;;[.E104]=&quot;MO&quot;); 0; 1)" office:value-type="float" office:value="0" calcext:value-type="float">
            <text:p>0</text:p>
          </table:table-cell>
          <table:table-cell table:style-name="ce7" table:formula="of:=IF(OR([.F104]=&quot;TO&quot;;[.F104]=&quot;MO&quot;); 0; 1)" office:value-type="float" office:value="0" calcext:value-type="float">
            <text:p>0</text:p>
          </table:table-cell>
          <table:table-cell table:style-name="ce7" table:formula="of:=IF(OR([.G104]=&quot;TO&quot;;[.G104]=&quot;MO&quot;); 0; 1)" office:value-type="float" office:value="0" calcext:value-type="float">
            <text:p>0</text:p>
          </table:table-cell>
          <table:table-cell/>
          <table:table-cell table:style-name="ce7" table:formula="of:=IF(OR([.I104]=&quot;TO&quot;;[.I104]=&quot;MO&quot;); 0; 1)" office:value-type="float" office:value="0" calcext:value-type="float">
            <text:p>0</text:p>
          </table:table-cell>
          <table:table-cell table:style-name="ce7" table:formula="of:=IF(OR([.J104]=&quot;TO&quot;;[.J104]=&quot;MO&quot;); 0; 1)" office:value-type="float" office:value="0" calcext:value-type="float">
            <text:p>0</text:p>
          </table:table-cell>
          <table:table-cell table:style-name="ce7" table:formula="of:=IF(OR([.K104]=&quot;TO&quot;;[.K104]=&quot;MO&quot;); 0; 1)" office:value-type="float" office:value="0" calcext:value-type="float">
            <text:p>0</text:p>
          </table:table-cell>
          <table:table-cell table:style-name="ce7" table:formula="of:=IF(OR([.L104]=&quot;TO&quot;;[.L104]=&quot;MO&quot;); 0; 1)" office:value-type="float" office:value="0" calcext:value-type="float">
            <text:p>0</text:p>
          </table:table-cell>
          <table:table-cell table:style-name="ce7" table:formula="of:=IF(OR([.M104]=&quot;TO&quot;;[.M10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4]=&quot;TO&quot;;[.B104]=&quot;MO&quot;); 3600; [.B104])" office:value-type="float" office:value="3600" calcext:value-type="float">
            <text:p>3600.000000</text:p>
          </table:table-cell>
          <table:table-cell table:style-name="ce10" table:formula="of:=IF(OR([.C104]=&quot;TO&quot;;[.C104]=&quot;MO&quot;); 3600; [.C104])" office:value-type="float" office:value="3600" calcext:value-type="float">
            <text:p>3600.000000</text:p>
          </table:table-cell>
          <table:table-cell table:style-name="ce10" table:formula="of:=IF(OR([.D104]=&quot;TO&quot;;[.D104]=&quot;MO&quot;); 3600; [.D104])" office:value-type="float" office:value="3600" calcext:value-type="float">
            <text:p>3600.000000</text:p>
          </table:table-cell>
          <table:table-cell table:style-name="ce10" table:formula="of:=IF(OR([.E104]=&quot;TO&quot;;[.E104]=&quot;MO&quot;); 3600; [.E104])" office:value-type="float" office:value="3600" calcext:value-type="float">
            <text:p>3600.000000</text:p>
          </table:table-cell>
          <table:table-cell table:style-name="ce10" table:formula="of:=IF(OR([.F104]=&quot;TO&quot;;[.F104]=&quot;MO&quot;); 3600; [.F104])" office:value-type="float" office:value="3600" calcext:value-type="float">
            <text:p>3600.000000</text:p>
          </table:table-cell>
          <table:table-cell table:style-name="ce10" table:formula="of:=IF(OR([.G104]=&quot;TO&quot;;[.G104]=&quot;MO&quot;); 3600; [.G10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4]=&quot;TO&quot;;[.I104]=&quot;MO&quot;); 3600; [.I104])" office:value-type="float" office:value="3600" calcext:value-type="float">
            <text:p>3600.000000</text:p>
          </table:table-cell>
          <table:table-cell table:style-name="ce10" table:formula="of:=IF(OR([.J104]=&quot;TO&quot;;[.J104]=&quot;MO&quot;); 3600; [.J104])" office:value-type="float" office:value="3600" calcext:value-type="float">
            <text:p>3600.000000</text:p>
          </table:table-cell>
          <table:table-cell table:style-name="ce10" table:formula="of:=IF(OR([.K104]=&quot;TO&quot;;[.K104]=&quot;MO&quot;); 3600; [.K104])" office:value-type="float" office:value="3600" calcext:value-type="float">
            <text:p>3600.000000</text:p>
          </table:table-cell>
          <table:table-cell table:style-name="ce10" table:formula="of:=IF(OR([.L104]=&quot;TO&quot;;[.L104]=&quot;MO&quot;); 3600; [.L104])" office:value-type="float" office:value="3600" calcext:value-type="float">
            <text:p>3600.000000</text:p>
          </table:table-cell>
          <table:table-cell table:style-name="ce10" table:formula="of:=IF(OR([.M104]=&quot;TO&quot;;[.M104]=&quot;MO&quot;); 3600; [.M104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4bxp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330.398" calcext:value-type="float">
            <text:p>330.39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5]=&quot;TO&quot;;[.B105]=&quot;MO&quot;); 0; 1)" office:value-type="float" office:value="0" calcext:value-type="float">
            <text:p>0</text:p>
          </table:table-cell>
          <table:table-cell table:style-name="ce7" table:formula="of:=IF(OR([.C105]=&quot;TO&quot;;[.C105]=&quot;MO&quot;); 0; 1)" office:value-type="float" office:value="0" calcext:value-type="float">
            <text:p>0</text:p>
          </table:table-cell>
          <table:table-cell table:style-name="ce7" table:formula="of:=IF(OR([.D105]=&quot;TO&quot;;[.D105]=&quot;MO&quot;); 0; 1)" office:value-type="float" office:value="0" calcext:value-type="float">
            <text:p>0</text:p>
          </table:table-cell>
          <table:table-cell table:style-name="ce7" table:formula="of:=IF(OR([.E105]=&quot;TO&quot;;[.E105]=&quot;MO&quot;); 0; 1)" office:value-type="float" office:value="0" calcext:value-type="float">
            <text:p>0</text:p>
          </table:table-cell>
          <table:table-cell table:style-name="ce7" table:formula="of:=IF(OR([.F105]=&quot;TO&quot;;[.F105]=&quot;MO&quot;); 0; 1)" office:value-type="float" office:value="0" calcext:value-type="float">
            <text:p>0</text:p>
          </table:table-cell>
          <table:table-cell table:style-name="ce7" table:formula="of:=IF(OR([.G105]=&quot;TO&quot;;[.G105]=&quot;MO&quot;); 0; 1)" office:value-type="float" office:value="0" calcext:value-type="float">
            <text:p>0</text:p>
          </table:table-cell>
          <table:table-cell/>
          <table:table-cell table:style-name="ce7" table:formula="of:=IF(OR([.I105]=&quot;TO&quot;;[.I105]=&quot;MO&quot;); 0; 1)" office:value-type="float" office:value="1" calcext:value-type="float">
            <text:p>1</text:p>
          </table:table-cell>
          <table:table-cell table:style-name="ce7" table:formula="of:=IF(OR([.J105]=&quot;TO&quot;;[.J105]=&quot;MO&quot;); 0; 1)" office:value-type="float" office:value="0" calcext:value-type="float">
            <text:p>0</text:p>
          </table:table-cell>
          <table:table-cell table:style-name="ce7" table:formula="of:=IF(OR([.K105]=&quot;TO&quot;;[.K105]=&quot;MO&quot;); 0; 1)" office:value-type="float" office:value="0" calcext:value-type="float">
            <text:p>0</text:p>
          </table:table-cell>
          <table:table-cell table:style-name="ce7" table:formula="of:=IF(OR([.L105]=&quot;TO&quot;;[.L105]=&quot;MO&quot;); 0; 1)" office:value-type="float" office:value="0" calcext:value-type="float">
            <text:p>0</text:p>
          </table:table-cell>
          <table:table-cell table:style-name="ce7" table:formula="of:=IF(OR([.M105]=&quot;TO&quot;;[.M10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5]=&quot;TO&quot;;[.B105]=&quot;MO&quot;); 3600; [.B105])" office:value-type="float" office:value="3600" calcext:value-type="float">
            <text:p>3600.000000</text:p>
          </table:table-cell>
          <table:table-cell table:style-name="ce10" table:formula="of:=IF(OR([.C105]=&quot;TO&quot;;[.C105]=&quot;MO&quot;); 3600; [.C105])" office:value-type="float" office:value="3600" calcext:value-type="float">
            <text:p>3600.000000</text:p>
          </table:table-cell>
          <table:table-cell table:style-name="ce10" table:formula="of:=IF(OR([.D105]=&quot;TO&quot;;[.D105]=&quot;MO&quot;); 3600; [.D105])" office:value-type="float" office:value="3600" calcext:value-type="float">
            <text:p>3600.000000</text:p>
          </table:table-cell>
          <table:table-cell table:style-name="ce10" table:formula="of:=IF(OR([.E105]=&quot;TO&quot;;[.E105]=&quot;MO&quot;); 3600; [.E105])" office:value-type="float" office:value="3600" calcext:value-type="float">
            <text:p>3600.000000</text:p>
          </table:table-cell>
          <table:table-cell table:style-name="ce10" table:formula="of:=IF(OR([.F105]=&quot;TO&quot;;[.F105]=&quot;MO&quot;); 3600; [.F105])" office:value-type="float" office:value="3600" calcext:value-type="float">
            <text:p>3600.000000</text:p>
          </table:table-cell>
          <table:table-cell table:style-name="ce10" table:formula="of:=IF(OR([.G105]=&quot;TO&quot;;[.G105]=&quot;MO&quot;); 3600; [.G10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5]=&quot;TO&quot;;[.I105]=&quot;MO&quot;); 3600; [.I105])" office:value-type="float" office:value="330.398" calcext:value-type="float">
            <text:p>330.398000</text:p>
          </table:table-cell>
          <table:table-cell table:style-name="ce10" table:formula="of:=IF(OR([.J105]=&quot;TO&quot;;[.J105]=&quot;MO&quot;); 3600; [.J105])" office:value-type="float" office:value="3600" calcext:value-type="float">
            <text:p>3600.000000</text:p>
          </table:table-cell>
          <table:table-cell table:style-name="ce10" table:formula="of:=IF(OR([.K105]=&quot;TO&quot;;[.K105]=&quot;MO&quot;); 3600; [.K105])" office:value-type="float" office:value="3600" calcext:value-type="float">
            <text:p>3600.000000</text:p>
          </table:table-cell>
          <table:table-cell table:style-name="ce10" table:formula="of:=IF(OR([.L105]=&quot;TO&quot;;[.L105]=&quot;MO&quot;); 3600; [.L105])" office:value-type="float" office:value="3600" calcext:value-type="float">
            <text:p>3600.000000</text:p>
          </table:table-cell>
          <table:table-cell table:style-name="ce10" table:formula="of:=IF(OR([.M105]=&quot;TO&quot;;[.M105]=&quot;MO&quot;); 3600; [.M105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4uos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6]=&quot;TO&quot;;[.B106]=&quot;MO&quot;); 0; 1)" office:value-type="float" office:value="0" calcext:value-type="float">
            <text:p>0</text:p>
          </table:table-cell>
          <table:table-cell table:style-name="ce7" table:formula="of:=IF(OR([.C106]=&quot;TO&quot;;[.C106]=&quot;MO&quot;); 0; 1)" office:value-type="float" office:value="0" calcext:value-type="float">
            <text:p>0</text:p>
          </table:table-cell>
          <table:table-cell table:style-name="ce7" table:formula="of:=IF(OR([.D106]=&quot;TO&quot;;[.D106]=&quot;MO&quot;); 0; 1)" office:value-type="float" office:value="0" calcext:value-type="float">
            <text:p>0</text:p>
          </table:table-cell>
          <table:table-cell table:style-name="ce7" table:formula="of:=IF(OR([.E106]=&quot;TO&quot;;[.E106]=&quot;MO&quot;); 0; 1)" office:value-type="float" office:value="0" calcext:value-type="float">
            <text:p>0</text:p>
          </table:table-cell>
          <table:table-cell table:style-name="ce7" table:formula="of:=IF(OR([.F106]=&quot;TO&quot;;[.F106]=&quot;MO&quot;); 0; 1)" office:value-type="float" office:value="0" calcext:value-type="float">
            <text:p>0</text:p>
          </table:table-cell>
          <table:table-cell table:style-name="ce7" table:formula="of:=IF(OR([.G106]=&quot;TO&quot;;[.G106]=&quot;MO&quot;); 0; 1)" office:value-type="float" office:value="0" calcext:value-type="float">
            <text:p>0</text:p>
          </table:table-cell>
          <table:table-cell/>
          <table:table-cell table:style-name="ce7" table:formula="of:=IF(OR([.I106]=&quot;TO&quot;;[.I106]=&quot;MO&quot;); 0; 1)" office:value-type="float" office:value="0" calcext:value-type="float">
            <text:p>0</text:p>
          </table:table-cell>
          <table:table-cell table:style-name="ce7" table:formula="of:=IF(OR([.J106]=&quot;TO&quot;;[.J106]=&quot;MO&quot;); 0; 1)" office:value-type="float" office:value="0" calcext:value-type="float">
            <text:p>0</text:p>
          </table:table-cell>
          <table:table-cell table:style-name="ce7" table:formula="of:=IF(OR([.K106]=&quot;TO&quot;;[.K106]=&quot;MO&quot;); 0; 1)" office:value-type="float" office:value="0" calcext:value-type="float">
            <text:p>0</text:p>
          </table:table-cell>
          <table:table-cell table:style-name="ce7" table:formula="of:=IF(OR([.L106]=&quot;TO&quot;;[.L106]=&quot;MO&quot;); 0; 1)" office:value-type="float" office:value="0" calcext:value-type="float">
            <text:p>0</text:p>
          </table:table-cell>
          <table:table-cell table:style-name="ce7" table:formula="of:=IF(OR([.M106]=&quot;TO&quot;;[.M10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6]=&quot;TO&quot;;[.B106]=&quot;MO&quot;); 3600; [.B106])" office:value-type="float" office:value="3600" calcext:value-type="float">
            <text:p>3600.000000</text:p>
          </table:table-cell>
          <table:table-cell table:style-name="ce10" table:formula="of:=IF(OR([.C106]=&quot;TO&quot;;[.C106]=&quot;MO&quot;); 3600; [.C106])" office:value-type="float" office:value="3600" calcext:value-type="float">
            <text:p>3600.000000</text:p>
          </table:table-cell>
          <table:table-cell table:style-name="ce10" table:formula="of:=IF(OR([.D106]=&quot;TO&quot;;[.D106]=&quot;MO&quot;); 3600; [.D106])" office:value-type="float" office:value="3600" calcext:value-type="float">
            <text:p>3600.000000</text:p>
          </table:table-cell>
          <table:table-cell table:style-name="ce10" table:formula="of:=IF(OR([.E106]=&quot;TO&quot;;[.E106]=&quot;MO&quot;); 3600; [.E106])" office:value-type="float" office:value="3600" calcext:value-type="float">
            <text:p>3600.000000</text:p>
          </table:table-cell>
          <table:table-cell table:style-name="ce10" table:formula="of:=IF(OR([.F106]=&quot;TO&quot;;[.F106]=&quot;MO&quot;); 3600; [.F106])" office:value-type="float" office:value="3600" calcext:value-type="float">
            <text:p>3600.000000</text:p>
          </table:table-cell>
          <table:table-cell table:style-name="ce10" table:formula="of:=IF(OR([.G106]=&quot;TO&quot;;[.G106]=&quot;MO&quot;); 3600; [.G10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6]=&quot;TO&quot;;[.I106]=&quot;MO&quot;); 3600; [.I106])" office:value-type="float" office:value="3600" calcext:value-type="float">
            <text:p>3600.000000</text:p>
          </table:table-cell>
          <table:table-cell table:style-name="ce10" table:formula="of:=IF(OR([.J106]=&quot;TO&quot;;[.J106]=&quot;MO&quot;); 3600; [.J106])" office:value-type="float" office:value="3600" calcext:value-type="float">
            <text:p>3600.000000</text:p>
          </table:table-cell>
          <table:table-cell table:style-name="ce10" table:formula="of:=IF(OR([.K106]=&quot;TO&quot;;[.K106]=&quot;MO&quot;); 3600; [.K106])" office:value-type="float" office:value="3600" calcext:value-type="float">
            <text:p>3600.000000</text:p>
          </table:table-cell>
          <table:table-cell table:style-name="ce10" table:formula="of:=IF(OR([.L106]=&quot;TO&quot;;[.L106]=&quot;MO&quot;); 3600; [.L106])" office:value-type="float" office:value="3600" calcext:value-type="float">
            <text:p>3600.000000</text:p>
          </table:table-cell>
          <table:table-cell table:style-name="ce10" table:formula="of:=IF(OR([.M106]=&quot;TO&quot;;[.M106]=&quot;MO&quot;); 3600; [.M106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5dbl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63.592" calcext:value-type="float">
            <text:p>63.59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7]=&quot;TO&quot;;[.B107]=&quot;MO&quot;); 0; 1)" office:value-type="float" office:value="0" calcext:value-type="float">
            <text:p>0</text:p>
          </table:table-cell>
          <table:table-cell table:style-name="ce7" table:formula="of:=IF(OR([.C107]=&quot;TO&quot;;[.C107]=&quot;MO&quot;); 0; 1)" office:value-type="float" office:value="0" calcext:value-type="float">
            <text:p>0</text:p>
          </table:table-cell>
          <table:table-cell table:style-name="ce7" table:formula="of:=IF(OR([.D107]=&quot;TO&quot;;[.D107]=&quot;MO&quot;); 0; 1)" office:value-type="float" office:value="0" calcext:value-type="float">
            <text:p>0</text:p>
          </table:table-cell>
          <table:table-cell table:style-name="ce7" table:formula="of:=IF(OR([.E107]=&quot;TO&quot;;[.E107]=&quot;MO&quot;); 0; 1)" office:value-type="float" office:value="0" calcext:value-type="float">
            <text:p>0</text:p>
          </table:table-cell>
          <table:table-cell table:style-name="ce7" table:formula="of:=IF(OR([.F107]=&quot;TO&quot;;[.F107]=&quot;MO&quot;); 0; 1)" office:value-type="float" office:value="0" calcext:value-type="float">
            <text:p>0</text:p>
          </table:table-cell>
          <table:table-cell table:style-name="ce7" table:formula="of:=IF(OR([.G107]=&quot;TO&quot;;[.G107]=&quot;MO&quot;); 0; 1)" office:value-type="float" office:value="0" calcext:value-type="float">
            <text:p>0</text:p>
          </table:table-cell>
          <table:table-cell/>
          <table:table-cell table:style-name="ce7" table:formula="of:=IF(OR([.I107]=&quot;TO&quot;;[.I107]=&quot;MO&quot;); 0; 1)" office:value-type="float" office:value="1" calcext:value-type="float">
            <text:p>1</text:p>
          </table:table-cell>
          <table:table-cell table:style-name="ce7" table:formula="of:=IF(OR([.J107]=&quot;TO&quot;;[.J107]=&quot;MO&quot;); 0; 1)" office:value-type="float" office:value="0" calcext:value-type="float">
            <text:p>0</text:p>
          </table:table-cell>
          <table:table-cell table:style-name="ce7" table:formula="of:=IF(OR([.K107]=&quot;TO&quot;;[.K107]=&quot;MO&quot;); 0; 1)" office:value-type="float" office:value="0" calcext:value-type="float">
            <text:p>0</text:p>
          </table:table-cell>
          <table:table-cell table:style-name="ce7" table:formula="of:=IF(OR([.L107]=&quot;TO&quot;;[.L107]=&quot;MO&quot;); 0; 1)" office:value-type="float" office:value="0" calcext:value-type="float">
            <text:p>0</text:p>
          </table:table-cell>
          <table:table-cell table:style-name="ce7" table:formula="of:=IF(OR([.M107]=&quot;TO&quot;;[.M10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7]=&quot;TO&quot;;[.B107]=&quot;MO&quot;); 3600; [.B107])" office:value-type="float" office:value="3600" calcext:value-type="float">
            <text:p>3600.000000</text:p>
          </table:table-cell>
          <table:table-cell table:style-name="ce10" table:formula="of:=IF(OR([.C107]=&quot;TO&quot;;[.C107]=&quot;MO&quot;); 3600; [.C107])" office:value-type="float" office:value="3600" calcext:value-type="float">
            <text:p>3600.000000</text:p>
          </table:table-cell>
          <table:table-cell table:style-name="ce10" table:formula="of:=IF(OR([.D107]=&quot;TO&quot;;[.D107]=&quot;MO&quot;); 3600; [.D107])" office:value-type="float" office:value="3600" calcext:value-type="float">
            <text:p>3600.000000</text:p>
          </table:table-cell>
          <table:table-cell table:style-name="ce10" table:formula="of:=IF(OR([.E107]=&quot;TO&quot;;[.E107]=&quot;MO&quot;); 3600; [.E107])" office:value-type="float" office:value="3600" calcext:value-type="float">
            <text:p>3600.000000</text:p>
          </table:table-cell>
          <table:table-cell table:style-name="ce10" table:formula="of:=IF(OR([.F107]=&quot;TO&quot;;[.F107]=&quot;MO&quot;); 3600; [.F107])" office:value-type="float" office:value="3600" calcext:value-type="float">
            <text:p>3600.000000</text:p>
          </table:table-cell>
          <table:table-cell table:style-name="ce10" table:formula="of:=IF(OR([.G107]=&quot;TO&quot;;[.G107]=&quot;MO&quot;); 3600; [.G10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7]=&quot;TO&quot;;[.I107]=&quot;MO&quot;); 3600; [.I107])" office:value-type="float" office:value="63.592" calcext:value-type="float">
            <text:p>63.592000</text:p>
          </table:table-cell>
          <table:table-cell table:style-name="ce10" table:formula="of:=IF(OR([.J107]=&quot;TO&quot;;[.J107]=&quot;MO&quot;); 3600; [.J107])" office:value-type="float" office:value="3600" calcext:value-type="float">
            <text:p>3600.000000</text:p>
          </table:table-cell>
          <table:table-cell table:style-name="ce10" table:formula="of:=IF(OR([.K107]=&quot;TO&quot;;[.K107]=&quot;MO&quot;); 3600; [.K107])" office:value-type="float" office:value="3600" calcext:value-type="float">
            <text:p>3600.000000</text:p>
          </table:table-cell>
          <table:table-cell table:style-name="ce10" table:formula="of:=IF(OR([.L107]=&quot;TO&quot;;[.L107]=&quot;MO&quot;); 3600; [.L107])" office:value-type="float" office:value="3600" calcext:value-type="float">
            <text:p>3600.000000</text:p>
          </table:table-cell>
          <table:table-cell table:style-name="ce10" table:formula="of:=IF(OR([.M107]=&quot;TO&quot;;[.M107]=&quot;MO&quot;); 3600; [.M107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5e0z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34.892" calcext:value-type="float">
            <text:p>34.89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8]=&quot;TO&quot;;[.B108]=&quot;MO&quot;); 0; 1)" office:value-type="float" office:value="0" calcext:value-type="float">
            <text:p>0</text:p>
          </table:table-cell>
          <table:table-cell table:style-name="ce7" table:formula="of:=IF(OR([.C108]=&quot;TO&quot;;[.C108]=&quot;MO&quot;); 0; 1)" office:value-type="float" office:value="0" calcext:value-type="float">
            <text:p>0</text:p>
          </table:table-cell>
          <table:table-cell table:style-name="ce7" table:formula="of:=IF(OR([.D108]=&quot;TO&quot;;[.D108]=&quot;MO&quot;); 0; 1)" office:value-type="float" office:value="0" calcext:value-type="float">
            <text:p>0</text:p>
          </table:table-cell>
          <table:table-cell table:style-name="ce7" table:formula="of:=IF(OR([.E108]=&quot;TO&quot;;[.E108]=&quot;MO&quot;); 0; 1)" office:value-type="float" office:value="0" calcext:value-type="float">
            <text:p>0</text:p>
          </table:table-cell>
          <table:table-cell table:style-name="ce7" table:formula="of:=IF(OR([.F108]=&quot;TO&quot;;[.F108]=&quot;MO&quot;); 0; 1)" office:value-type="float" office:value="0" calcext:value-type="float">
            <text:p>0</text:p>
          </table:table-cell>
          <table:table-cell table:style-name="ce7" table:formula="of:=IF(OR([.G108]=&quot;TO&quot;;[.G108]=&quot;MO&quot;); 0; 1)" office:value-type="float" office:value="0" calcext:value-type="float">
            <text:p>0</text:p>
          </table:table-cell>
          <table:table-cell/>
          <table:table-cell table:style-name="ce7" table:formula="of:=IF(OR([.I108]=&quot;TO&quot;;[.I108]=&quot;MO&quot;); 0; 1)" office:value-type="float" office:value="1" calcext:value-type="float">
            <text:p>1</text:p>
          </table:table-cell>
          <table:table-cell table:style-name="ce7" table:formula="of:=IF(OR([.J108]=&quot;TO&quot;;[.J108]=&quot;MO&quot;); 0; 1)" office:value-type="float" office:value="0" calcext:value-type="float">
            <text:p>0</text:p>
          </table:table-cell>
          <table:table-cell table:style-name="ce7" table:formula="of:=IF(OR([.K108]=&quot;TO&quot;;[.K108]=&quot;MO&quot;); 0; 1)" office:value-type="float" office:value="0" calcext:value-type="float">
            <text:p>0</text:p>
          </table:table-cell>
          <table:table-cell table:style-name="ce7" table:formula="of:=IF(OR([.L108]=&quot;TO&quot;;[.L108]=&quot;MO&quot;); 0; 1)" office:value-type="float" office:value="0" calcext:value-type="float">
            <text:p>0</text:p>
          </table:table-cell>
          <table:table-cell table:style-name="ce7" table:formula="of:=IF(OR([.M108]=&quot;TO&quot;;[.M10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8]=&quot;TO&quot;;[.B108]=&quot;MO&quot;); 3600; [.B108])" office:value-type="float" office:value="3600" calcext:value-type="float">
            <text:p>3600.000000</text:p>
          </table:table-cell>
          <table:table-cell table:style-name="ce10" table:formula="of:=IF(OR([.C108]=&quot;TO&quot;;[.C108]=&quot;MO&quot;); 3600; [.C108])" office:value-type="float" office:value="3600" calcext:value-type="float">
            <text:p>3600.000000</text:p>
          </table:table-cell>
          <table:table-cell table:style-name="ce10" table:formula="of:=IF(OR([.D108]=&quot;TO&quot;;[.D108]=&quot;MO&quot;); 3600; [.D108])" office:value-type="float" office:value="3600" calcext:value-type="float">
            <text:p>3600.000000</text:p>
          </table:table-cell>
          <table:table-cell table:style-name="ce10" table:formula="of:=IF(OR([.E108]=&quot;TO&quot;;[.E108]=&quot;MO&quot;); 3600; [.E108])" office:value-type="float" office:value="3600" calcext:value-type="float">
            <text:p>3600.000000</text:p>
          </table:table-cell>
          <table:table-cell table:style-name="ce10" table:formula="of:=IF(OR([.F108]=&quot;TO&quot;;[.F108]=&quot;MO&quot;); 3600; [.F108])" office:value-type="float" office:value="3600" calcext:value-type="float">
            <text:p>3600.000000</text:p>
          </table:table-cell>
          <table:table-cell table:style-name="ce10" table:formula="of:=IF(OR([.G108]=&quot;TO&quot;;[.G108]=&quot;MO&quot;); 3600; [.G10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8]=&quot;TO&quot;;[.I108]=&quot;MO&quot;); 3600; [.I108])" office:value-type="float" office:value="34.892" calcext:value-type="float">
            <text:p>34.892000</text:p>
          </table:table-cell>
          <table:table-cell table:style-name="ce10" table:formula="of:=IF(OR([.J108]=&quot;TO&quot;;[.J108]=&quot;MO&quot;); 3600; [.J108])" office:value-type="float" office:value="3600" calcext:value-type="float">
            <text:p>3600.000000</text:p>
          </table:table-cell>
          <table:table-cell table:style-name="ce10" table:formula="of:=IF(OR([.K108]=&quot;TO&quot;;[.K108]=&quot;MO&quot;); 3600; [.K108])" office:value-type="float" office:value="3600" calcext:value-type="float">
            <text:p>3600.000000</text:p>
          </table:table-cell>
          <table:table-cell table:style-name="ce10" table:formula="of:=IF(OR([.L108]=&quot;TO&quot;;[.L108]=&quot;MO&quot;); 3600; [.L108])" office:value-type="float" office:value="3600" calcext:value-type="float">
            <text:p>3600.000000</text:p>
          </table:table-cell>
          <table:table-cell table:style-name="ce10" table:formula="of:=IF(OR([.M108]=&quot;TO&quot;;[.M108]=&quot;MO&quot;); 3600; [.M108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5e10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39.073" calcext:value-type="float">
            <text:p>39.07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9]=&quot;TO&quot;;[.B109]=&quot;MO&quot;); 0; 1)" office:value-type="float" office:value="0" calcext:value-type="float">
            <text:p>0</text:p>
          </table:table-cell>
          <table:table-cell table:style-name="ce7" table:formula="of:=IF(OR([.C109]=&quot;TO&quot;;[.C109]=&quot;MO&quot;); 0; 1)" office:value-type="float" office:value="0" calcext:value-type="float">
            <text:p>0</text:p>
          </table:table-cell>
          <table:table-cell table:style-name="ce7" table:formula="of:=IF(OR([.D109]=&quot;TO&quot;;[.D109]=&quot;MO&quot;); 0; 1)" office:value-type="float" office:value="0" calcext:value-type="float">
            <text:p>0</text:p>
          </table:table-cell>
          <table:table-cell table:style-name="ce7" table:formula="of:=IF(OR([.E109]=&quot;TO&quot;;[.E109]=&quot;MO&quot;); 0; 1)" office:value-type="float" office:value="0" calcext:value-type="float">
            <text:p>0</text:p>
          </table:table-cell>
          <table:table-cell table:style-name="ce7" table:formula="of:=IF(OR([.F109]=&quot;TO&quot;;[.F109]=&quot;MO&quot;); 0; 1)" office:value-type="float" office:value="0" calcext:value-type="float">
            <text:p>0</text:p>
          </table:table-cell>
          <table:table-cell table:style-name="ce7" table:formula="of:=IF(OR([.G109]=&quot;TO&quot;;[.G109]=&quot;MO&quot;); 0; 1)" office:value-type="float" office:value="0" calcext:value-type="float">
            <text:p>0</text:p>
          </table:table-cell>
          <table:table-cell/>
          <table:table-cell table:style-name="ce7" table:formula="of:=IF(OR([.I109]=&quot;TO&quot;;[.I109]=&quot;MO&quot;); 0; 1)" office:value-type="float" office:value="1" calcext:value-type="float">
            <text:p>1</text:p>
          </table:table-cell>
          <table:table-cell table:style-name="ce7" table:formula="of:=IF(OR([.J109]=&quot;TO&quot;;[.J109]=&quot;MO&quot;); 0; 1)" office:value-type="float" office:value="0" calcext:value-type="float">
            <text:p>0</text:p>
          </table:table-cell>
          <table:table-cell table:style-name="ce7" table:formula="of:=IF(OR([.K109]=&quot;TO&quot;;[.K109]=&quot;MO&quot;); 0; 1)" office:value-type="float" office:value="0" calcext:value-type="float">
            <text:p>0</text:p>
          </table:table-cell>
          <table:table-cell table:style-name="ce7" table:formula="of:=IF(OR([.L109]=&quot;TO&quot;;[.L109]=&quot;MO&quot;); 0; 1)" office:value-type="float" office:value="0" calcext:value-type="float">
            <text:p>0</text:p>
          </table:table-cell>
          <table:table-cell table:style-name="ce7" table:formula="of:=IF(OR([.M109]=&quot;TO&quot;;[.M10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9]=&quot;TO&quot;;[.B109]=&quot;MO&quot;); 3600; [.B109])" office:value-type="float" office:value="3600" calcext:value-type="float">
            <text:p>3600.000000</text:p>
          </table:table-cell>
          <table:table-cell table:style-name="ce10" table:formula="of:=IF(OR([.C109]=&quot;TO&quot;;[.C109]=&quot;MO&quot;); 3600; [.C109])" office:value-type="float" office:value="3600" calcext:value-type="float">
            <text:p>3600.000000</text:p>
          </table:table-cell>
          <table:table-cell table:style-name="ce10" table:formula="of:=IF(OR([.D109]=&quot;TO&quot;;[.D109]=&quot;MO&quot;); 3600; [.D109])" office:value-type="float" office:value="3600" calcext:value-type="float">
            <text:p>3600.000000</text:p>
          </table:table-cell>
          <table:table-cell table:style-name="ce10" table:formula="of:=IF(OR([.E109]=&quot;TO&quot;;[.E109]=&quot;MO&quot;); 3600; [.E109])" office:value-type="float" office:value="3600" calcext:value-type="float">
            <text:p>3600.000000</text:p>
          </table:table-cell>
          <table:table-cell table:style-name="ce10" table:formula="of:=IF(OR([.F109]=&quot;TO&quot;;[.F109]=&quot;MO&quot;); 3600; [.F109])" office:value-type="float" office:value="3600" calcext:value-type="float">
            <text:p>3600.000000</text:p>
          </table:table-cell>
          <table:table-cell table:style-name="ce10" table:formula="of:=IF(OR([.G109]=&quot;TO&quot;;[.G109]=&quot;MO&quot;); 3600; [.G10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9]=&quot;TO&quot;;[.I109]=&quot;MO&quot;); 3600; [.I109])" office:value-type="float" office:value="39.073" calcext:value-type="float">
            <text:p>39.073000</text:p>
          </table:table-cell>
          <table:table-cell table:style-name="ce10" table:formula="of:=IF(OR([.J109]=&quot;TO&quot;;[.J109]=&quot;MO&quot;); 3600; [.J109])" office:value-type="float" office:value="3600" calcext:value-type="float">
            <text:p>3600.000000</text:p>
          </table:table-cell>
          <table:table-cell table:style-name="ce10" table:formula="of:=IF(OR([.K109]=&quot;TO&quot;;[.K109]=&quot;MO&quot;); 3600; [.K109])" office:value-type="float" office:value="3600" calcext:value-type="float">
            <text:p>3600.000000</text:p>
          </table:table-cell>
          <table:table-cell table:style-name="ce10" table:formula="of:=IF(OR([.L109]=&quot;TO&quot;;[.L109]=&quot;MO&quot;); 3600; [.L109])" office:value-type="float" office:value="3600" calcext:value-type="float">
            <text:p>3600.000000</text:p>
          </table:table-cell>
          <table:table-cell table:style-name="ce10" table:formula="of:=IF(OR([.M109]=&quot;TO&quot;;[.M109]=&quot;MO&quot;); 3600; [.M109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5eqz-full</text:p>
          </table:table-cell>
          <table:table-cell table:style-name="ce4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10]=&quot;TO&quot;;[.B110]=&quot;MO&quot;); 0; 1)" office:value-type="float" office:value="0" calcext:value-type="float">
            <text:p>0</text:p>
          </table:table-cell>
          <table:table-cell table:style-name="ce7" table:formula="of:=IF(OR([.C110]=&quot;TO&quot;;[.C110]=&quot;MO&quot;); 0; 1)" office:value-type="float" office:value="0" calcext:value-type="float">
            <text:p>0</text:p>
          </table:table-cell>
          <table:table-cell table:style-name="ce7" table:formula="of:=IF(OR([.D110]=&quot;TO&quot;;[.D110]=&quot;MO&quot;); 0; 1)" office:value-type="float" office:value="0" calcext:value-type="float">
            <text:p>0</text:p>
          </table:table-cell>
          <table:table-cell table:style-name="ce7" table:formula="of:=IF(OR([.E110]=&quot;TO&quot;;[.E110]=&quot;MO&quot;); 0; 1)" office:value-type="float" office:value="0" calcext:value-type="float">
            <text:p>0</text:p>
          </table:table-cell>
          <table:table-cell table:style-name="ce7" table:formula="of:=IF(OR([.F110]=&quot;TO&quot;;[.F110]=&quot;MO&quot;); 0; 1)" office:value-type="float" office:value="0" calcext:value-type="float">
            <text:p>0</text:p>
          </table:table-cell>
          <table:table-cell table:style-name="ce7" table:formula="of:=IF(OR([.G110]=&quot;TO&quot;;[.G110]=&quot;MO&quot;); 0; 1)" office:value-type="float" office:value="0" calcext:value-type="float">
            <text:p>0</text:p>
          </table:table-cell>
          <table:table-cell/>
          <table:table-cell table:style-name="ce7" table:formula="of:=IF(OR([.I110]=&quot;TO&quot;;[.I110]=&quot;MO&quot;); 0; 1)" office:value-type="float" office:value="0" calcext:value-type="float">
            <text:p>0</text:p>
          </table:table-cell>
          <table:table-cell table:style-name="ce7" table:formula="of:=IF(OR([.J110]=&quot;TO&quot;;[.J110]=&quot;MO&quot;); 0; 1)" office:value-type="float" office:value="0" calcext:value-type="float">
            <text:p>0</text:p>
          </table:table-cell>
          <table:table-cell table:style-name="ce7" table:formula="of:=IF(OR([.K110]=&quot;TO&quot;;[.K110]=&quot;MO&quot;); 0; 1)" office:value-type="float" office:value="0" calcext:value-type="float">
            <text:p>0</text:p>
          </table:table-cell>
          <table:table-cell table:style-name="ce7" table:formula="of:=IF(OR([.L110]=&quot;TO&quot;;[.L110]=&quot;MO&quot;); 0; 1)" office:value-type="float" office:value="0" calcext:value-type="float">
            <text:p>0</text:p>
          </table:table-cell>
          <table:table-cell table:style-name="ce7" table:formula="of:=IF(OR([.M110]=&quot;TO&quot;;[.M11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10]=&quot;TO&quot;;[.B110]=&quot;MO&quot;); 3600; [.B110])" office:value-type="float" office:value="3600" calcext:value-type="float">
            <text:p>3600.000000</text:p>
          </table:table-cell>
          <table:table-cell table:style-name="ce10" table:formula="of:=IF(OR([.C110]=&quot;TO&quot;;[.C110]=&quot;MO&quot;); 3600; [.C110])" office:value-type="float" office:value="3600" calcext:value-type="float">
            <text:p>3600.000000</text:p>
          </table:table-cell>
          <table:table-cell table:style-name="ce10" table:formula="of:=IF(OR([.D110]=&quot;TO&quot;;[.D110]=&quot;MO&quot;); 3600; [.D110])" office:value-type="float" office:value="3600" calcext:value-type="float">
            <text:p>3600.000000</text:p>
          </table:table-cell>
          <table:table-cell table:style-name="ce10" table:formula="of:=IF(OR([.E110]=&quot;TO&quot;;[.E110]=&quot;MO&quot;); 3600; [.E110])" office:value-type="float" office:value="3600" calcext:value-type="float">
            <text:p>3600.000000</text:p>
          </table:table-cell>
          <table:table-cell table:style-name="ce10" table:formula="of:=IF(OR([.F110]=&quot;TO&quot;;[.F110]=&quot;MO&quot;); 3600; [.F110])" office:value-type="float" office:value="3600" calcext:value-type="float">
            <text:p>3600.000000</text:p>
          </table:table-cell>
          <table:table-cell table:style-name="ce10" table:formula="of:=IF(OR([.G110]=&quot;TO&quot;;[.G110]=&quot;MO&quot;); 3600; [.G11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10]=&quot;TO&quot;;[.I110]=&quot;MO&quot;); 3600; [.I110])" office:value-type="float" office:value="3600" calcext:value-type="float">
            <text:p>3600.000000</text:p>
          </table:table-cell>
          <table:table-cell table:style-name="ce10" table:formula="of:=IF(OR([.J110]=&quot;TO&quot;;[.J110]=&quot;MO&quot;); 3600; [.J110])" office:value-type="float" office:value="3600" calcext:value-type="float">
            <text:p>3600.000000</text:p>
          </table:table-cell>
          <table:table-cell table:style-name="ce10" table:formula="of:=IF(OR([.K110]=&quot;TO&quot;;[.K110]=&quot;MO&quot;); 3600; [.K110])" office:value-type="float" office:value="3600" calcext:value-type="float">
            <text:p>3600.000000</text:p>
          </table:table-cell>
          <table:table-cell table:style-name="ce10" table:formula="of:=IF(OR([.L110]=&quot;TO&quot;;[.L110]=&quot;MO&quot;); 3600; [.L110])" office:value-type="float" office:value="3600" calcext:value-type="float">
            <text:p>3600.000000</text:p>
          </table:table-cell>
          <table:table-cell table:style-name="ce10" table:formula="of:=IF(OR([.M110]=&quot;TO&quot;;[.M110]=&quot;MO&quot;); 3600; [.M110])" office:value-type="float" office:value="3600" calcext:value-type="float">
            <text:p>3600.000000</text:p>
          </table:table-cell>
        </table:table-row>
        <table:table-row table:style-name="ro1">
          <table:table-cell table:style-name="ce3" office:value-type="string" calcext:value-type="string">
            <text:p>UAI17-5jdd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11]=&quot;TO&quot;;[.B111]=&quot;MO&quot;); 0; 1)" office:value-type="float" office:value="0" calcext:value-type="float">
            <text:p>0</text:p>
          </table:table-cell>
          <table:table-cell table:style-name="ce7" table:formula="of:=IF(OR([.C111]=&quot;TO&quot;;[.C111]=&quot;MO&quot;); 0; 1)" office:value-type="float" office:value="0" calcext:value-type="float">
            <text:p>0</text:p>
          </table:table-cell>
          <table:table-cell table:style-name="ce7" table:formula="of:=IF(OR([.D111]=&quot;TO&quot;;[.D111]=&quot;MO&quot;); 0; 1)" office:value-type="float" office:value="0" calcext:value-type="float">
            <text:p>0</text:p>
          </table:table-cell>
          <table:table-cell table:style-name="ce7" table:formula="of:=IF(OR([.E111]=&quot;TO&quot;;[.E111]=&quot;MO&quot;); 0; 1)" office:value-type="float" office:value="0" calcext:value-type="float">
            <text:p>0</text:p>
          </table:table-cell>
          <table:table-cell table:style-name="ce7" table:formula="of:=IF(OR([.F111]=&quot;TO&quot;;[.F111]=&quot;MO&quot;); 0; 1)" office:value-type="float" office:value="0" calcext:value-type="float">
            <text:p>0</text:p>
          </table:table-cell>
          <table:table-cell table:style-name="ce7" table:formula="of:=IF(OR([.G111]=&quot;TO&quot;;[.G111]=&quot;MO&quot;); 0; 1)" office:value-type="float" office:value="0" calcext:value-type="float">
            <text:p>0</text:p>
          </table:table-cell>
          <table:table-cell/>
          <table:table-cell table:style-name="ce7" table:formula="of:=IF(OR([.I111]=&quot;TO&quot;;[.I111]=&quot;MO&quot;); 0; 1)" office:value-type="float" office:value="0" calcext:value-type="float">
            <text:p>0</text:p>
          </table:table-cell>
          <table:table-cell table:style-name="ce7" table:formula="of:=IF(OR([.J111]=&quot;TO&quot;;[.J111]=&quot;MO&quot;); 0; 1)" office:value-type="float" office:value="0" calcext:value-type="float">
            <text:p>0</text:p>
          </table:table-cell>
          <table:table-cell table:style-name="ce7" table:formula="of:=IF(OR([.K111]=&quot;TO&quot;;[.K111]=&quot;MO&quot;); 0; 1)" office:value-type="float" office:value="0" calcext:value-type="float">
            <text:p>0</text:p>
          </table:table-cell>
          <table:table-cell table:style-name="ce7" table:formula="of:=IF(OR([.L111]=&quot;TO&quot;;[.L111]=&quot;MO&quot;); 0; 1)" office:value-type="float" office:value="0" calcext:value-type="float">
            <text:p>0</text:p>
          </table:table-cell>
          <table:table-cell table:style-name="ce7" table:formula="of:=IF(OR([.M111]=&quot;TO&quot;;[.M11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11]=&quot;TO&quot;;[.B111]=&quot;MO&quot;); 3600; [.B111])" office:value-type="float" office:value="3600" calcext:value-type="float">
            <text:p>3600.000000</text:p>
          </table:table-cell>
          <table:table-cell table:style-name="ce10" table:formula="of:=IF(OR([.C111]=&quot;TO&quot;;[.C111]=&quot;MO&quot;); 3600; [.C111])" office:value-type="float" office:value="3600" calcext:value-type="float">
            <text:p>3600.000000</text:p>
          </table:table-cell>
          <table:table-cell table:style-name="ce10" table:formula="of:=IF(OR([.D111]=&quot;TO&quot;;[.D111]=&quot;MO&quot;); 3600; [.D111])" office:value-type="float" office:value="3600" calcext:value-type="float">
            <text:p>3600.000000</text:p>
          </table:table-cell>
          <table:table-cell table:style-name="ce10" table:formula="of:=IF(OR([.E111]=&quot;TO&quot;;[.E111]=&quot;MO&quot;); 3600; [.E111])" office:value-type="float" office:value="3600" calcext:value-type="float">
            <text:p>3600.000000</text:p>
          </table:table-cell>
          <table:table-cell table:style-name="ce10" table:formula="of:=IF(OR([.F111]=&quot;TO&quot;;[.F111]=&quot;MO&quot;); 3600; [.F111])" office:value-type="float" office:value="3600" calcext:value-type="float">
            <text:p>3600.000000</text:p>
          </table:table-cell>
          <table:table-cell table:style-name="ce10" table:formula="of:=IF(OR([.G111]=&quot;TO&quot;;[.G111]=&quot;MO&quot;); 3600; [.G11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11]=&quot;TO&quot;;[.I111]=&quot;MO&quot;); 3600; [.I111])" office:value-type="float" office:value="3600" calcext:value-type="float">
            <text:p>3600.000000</text:p>
          </table:table-cell>
          <table:table-cell table:style-name="ce10" table:formula="of:=IF(OR([.J111]=&quot;TO&quot;;[.J111]=&quot;MO&quot;); 3600; [.J111])" office:value-type="float" office:value="3600" calcext:value-type="float">
            <text:p>3600.000000</text:p>
          </table:table-cell>
          <table:table-cell table:style-name="ce10" table:formula="of:=IF(OR([.K111]=&quot;TO&quot;;[.K111]=&quot;MO&quot;); 3600; [.K111])" office:value-type="float" office:value="3600" calcext:value-type="float">
            <text:p>3600.000000</text:p>
          </table:table-cell>
          <table:table-cell table:style-name="ce10" table:formula="of:=IF(OR([.L111]=&quot;TO&quot;;[.L111]=&quot;MO&quot;); 3600; [.L111])" office:value-type="float" office:value="3600" calcext:value-type="float">
            <text:p>3600.000000</text:p>
          </table:table-cell>
          <table:table-cell table:style-name="ce10" table:formula="of:=IF(OR([.M111]=&quot;TO&quot;;[.M111]=&quot;MO&quot;); 3600; [.M111])" office:value-type="float" office:value="3600" calcext:value-type="float">
            <text:p>3600.000000</text:p>
          </table:table-cell>
        </table:table-row>
        <table:table-row table:style-name="ro2">
          <table:table-cell table:number-columns-repeated="41"/>
        </table:table-row>
        <table:table-row table:style-name="ro2">
          <table:table-cell office:value-type="string" calcext:value-type="string">
            <text:p>Total solved instances</text:p>
          </table:table-cell>
          <table:table-cell table:formula="of:=[.P113]" office:value-type="float" office:value="45" calcext:value-type="float">
            <text:p>45</text:p>
          </table:table-cell>
          <table:table-cell table:style-name="Default" table:formula="of:=[.Q113]" office:value-type="float" office:value="43" calcext:value-type="float">
            <text:p>43</text:p>
          </table:table-cell>
          <table:table-cell table:style-name="Default" table:formula="of:=[.R113]" office:value-type="float" office:value="19" calcext:value-type="float">
            <text:p>19</text:p>
          </table:table-cell>
          <table:table-cell table:style-name="Default" table:formula="of:=[.S113]" office:value-type="float" office:value="22" calcext:value-type="float">
            <text:p>22</text:p>
          </table:table-cell>
          <table:table-cell table:style-name="Default" table:formula="of:=[.T113]" office:value-type="float" office:value="31" calcext:value-type="float">
            <text:p>31</text:p>
          </table:table-cell>
          <table:table-cell table:style-name="Default" table:formula="of:=[.U113]" office:value-type="float" office:value="35" calcext:value-type="float">
            <text:p>35</text:p>
          </table:table-cell>
          <table:table-cell/>
          <table:table-cell table:formula="of:=[.W113]" office:value-type="float" office:value="85" calcext:value-type="float">
            <text:p>85</text:p>
          </table:table-cell>
          <table:table-cell table:style-name="Default" table:formula="of:=[.X113]" office:value-type="float" office:value="28" calcext:value-type="float">
            <text:p>28</text:p>
          </table:table-cell>
          <table:table-cell table:style-name="Default" table:formula="of:=[.Y113]" office:value-type="float" office:value="40" calcext:value-type="float">
            <text:p>40</text:p>
          </table:table-cell>
          <table:table-cell table:style-name="Default" table:formula="of:=[.Z113]" office:value-type="float" office:value="29" calcext:value-type="float">
            <text:p>29</text:p>
          </table:table-cell>
          <table:table-cell table:formula="of:=[.AA113]" office:value-type="float" office:value="30" calcext:value-type="float">
            <text:p>30</text:p>
          </table:table-cell>
          <table:table-cell table:number-columns-repeated="2"/>
          <table:table-cell table:formula="of:=SUM([.P3:.P111])" office:value-type="float" office:value="45" calcext:value-type="float">
            <text:p>45</text:p>
          </table:table-cell>
          <table:table-cell table:formula="of:=SUM([.Q3:.Q111])" office:value-type="float" office:value="43" calcext:value-type="float">
            <text:p>43</text:p>
          </table:table-cell>
          <table:table-cell table:formula="of:=SUM([.R3:.R111])" office:value-type="float" office:value="19" calcext:value-type="float">
            <text:p>19</text:p>
          </table:table-cell>
          <table:table-cell table:formula="of:=SUM([.S3:.S111])" office:value-type="float" office:value="22" calcext:value-type="float">
            <text:p>22</text:p>
          </table:table-cell>
          <table:table-cell table:formula="of:=SUM([.T3:.T111])" office:value-type="float" office:value="31" calcext:value-type="float">
            <text:p>31</text:p>
          </table:table-cell>
          <table:table-cell table:formula="of:=SUM([.U3:.U111])" office:value-type="float" office:value="35" calcext:value-type="float">
            <text:p>35</text:p>
          </table:table-cell>
          <table:table-cell/>
          <table:table-cell table:formula="of:=SUM([.W3:.W111])" office:value-type="float" office:value="85" calcext:value-type="float">
            <text:p>85</text:p>
          </table:table-cell>
          <table:table-cell table:formula="of:=SUM([.X3:.X111])" office:value-type="float" office:value="28" calcext:value-type="float">
            <text:p>28</text:p>
          </table:table-cell>
          <table:table-cell table:formula="of:=SUM([.Y3:.Y111])" office:value-type="float" office:value="40" calcext:value-type="float">
            <text:p>40</text:p>
          </table:table-cell>
          <table:table-cell table:formula="of:=SUM([.Z3:.Z111])" office:value-type="float" office:value="29" calcext:value-type="float">
            <text:p>29</text:p>
          </table:table-cell>
          <table:table-cell table:formula="of:=SUM([.AA3:.AA111])" office:value-type="float" office:value="30" calcext:value-type="float">
            <text:p>3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verage time (*)</text:p>
          </table:table-cell>
          <table:table-cell table:style-name="ce53" table:formula="of:=[.AD114]" office:value-type="float" office:value="2150.6778687156" calcext:value-type="float">
            <text:p>2150.6778687156</text:p>
          </table:table-cell>
          <table:table-cell table:formula="of:=[.AE114]" office:value-type="float" office:value="2278.18615042364" calcext:value-type="float">
            <text:p>2278.18615042364</text:p>
          </table:table-cell>
          <table:table-cell table:formula="of:=[.AF114]" office:value-type="float" office:value="3021.00325429111" calcext:value-type="float">
            <text:p>3021.00325429111</text:p>
          </table:table-cell>
          <table:table-cell table:formula="of:=[.AG114]" office:value-type="float" office:value="2919.98001597999" calcext:value-type="float">
            <text:p>2919.98001597999</text:p>
          </table:table-cell>
          <table:table-cell table:formula="of:=[.AH114]" office:value-type="float" office:value="2599.93413821054" calcext:value-type="float">
            <text:p>2599.93413821054</text:p>
          </table:table-cell>
          <table:table-cell table:formula="of:=[.AI114]" office:value-type="float" office:value="2510.579748893" calcext:value-type="float">
            <text:p>2510.579748893</text:p>
          </table:table-cell>
          <table:table-cell table:style-name="ce53"/>
          <table:table-cell table:style-name="ce53" table:formula="of:=[.AK114]" office:value-type="float" office:value="1024.88431192661" calcext:value-type="float">
            <text:p>1024.88431192661</text:p>
          </table:table-cell>
          <table:table-cell table:formula="of:=[.AL114]" office:value-type="float" office:value="2692.3315109633" calcext:value-type="float">
            <text:p>2692.3315109633</text:p>
          </table:table-cell>
          <table:table-cell table:formula="of:=[.AM114]" office:value-type="float" office:value="2351.62772776147" calcext:value-type="float">
            <text:p>2351.62772776147</text:p>
          </table:table-cell>
          <table:table-cell table:formula="of:=[.AN114]" office:value-type="float" office:value="2679.22623376147" calcext:value-type="float">
            <text:p>2679.22623376147</text:p>
          </table:table-cell>
          <table:table-cell table:style-name="ce53" table:formula="of:=[.AO114]" office:value-type="float" office:value="2644.24115718349" calcext:value-type="float">
            <text:p>2644.24115718349</text:p>
          </table:table-cell>
          <table:table-cell table:number-columns-repeated="16"/>
          <table:table-cell table:formula="of:=AVERAGE([.AD3:.AD111])" office:value-type="float" office:value="2150.6778687156" calcext:value-type="float">
            <text:p>2150.6778687156</text:p>
          </table:table-cell>
          <table:table-cell table:formula="of:=AVERAGE([.AE3:.AE111])" office:value-type="float" office:value="2278.18615042364" calcext:value-type="float">
            <text:p>2278.18615042364</text:p>
          </table:table-cell>
          <table:table-cell table:formula="of:=AVERAGE([.AF3:.AF111])" office:value-type="float" office:value="3021.00325429111" calcext:value-type="float">
            <text:p>3021.00325429111</text:p>
          </table:table-cell>
          <table:table-cell table:formula="of:=AVERAGE([.AG3:.AG111])" office:value-type="float" office:value="2919.98001597999" calcext:value-type="float">
            <text:p>2919.98001597999</text:p>
          </table:table-cell>
          <table:table-cell table:formula="of:=AVERAGE([.AH3:.AH111])" office:value-type="float" office:value="2599.93413821054" calcext:value-type="float">
            <text:p>2599.93413821054</text:p>
          </table:table-cell>
          <table:table-cell table:formula="of:=AVERAGE([.AI3:.AI111])" office:value-type="float" office:value="2510.579748893" calcext:value-type="float">
            <text:p>2510.579748893</text:p>
          </table:table-cell>
          <table:table-cell/>
          <table:table-cell table:formula="of:=AVERAGE([.AK3:.AK111])" office:value-type="float" office:value="1024.88431192661" calcext:value-type="float">
            <text:p>1024.88431192661</text:p>
          </table:table-cell>
          <table:table-cell table:formula="of:=AVERAGE([.AL3:.AL111])" office:value-type="float" office:value="2692.3315109633" calcext:value-type="float">
            <text:p>2692.3315109633</text:p>
          </table:table-cell>
          <table:table-cell table:formula="of:=AVERAGE([.AM3:.AM111])" office:value-type="float" office:value="2351.62772776147" calcext:value-type="float">
            <text:p>2351.62772776147</text:p>
          </table:table-cell>
          <table:table-cell table:formula="of:=AVERAGE([.AN3:.AN111])" office:value-type="float" office:value="2679.22623376147" calcext:value-type="float">
            <text:p>2679.22623376147</text:p>
          </table:table-cell>
          <table:table-cell table:formula="of:=AVERAGE([.AO3:.AO111])" office:value-type="float" office:value="2644.24115718349" calcext:value-type="float">
            <text:p>2644.24115718349</text:p>
          </table:table-cell>
        </table:table-row>
        <table:table-row table:style-name="ro2">
          <table:table-cell office:value-type="string" calcext:value-type="string">
            <text:p>Average time of solved instances</text:p>
          </table:table-cell>
          <table:table-cell table:style-name="ce53" table:formula="of:=AVERAGE([.B3:.B111])" office:value-type="float" office:value="89.4197264444444" calcext:value-type="float">
            <text:p>89.4197264444444</text:p>
          </table:table-cell>
          <table:table-cell table:formula="of:=AVERAGE([.C3:.C111])" office:value-type="float" office:value="249.355590608767" calcext:value-type="float">
            <text:p>249.355590608767</text:p>
          </table:table-cell>
          <table:table-cell table:formula="of:=AVERAGE([.D3:.D111])" office:value-type="float" office:value="293.853039873971" calcext:value-type="float">
            <text:p>293.853039873971</text:p>
          </table:table-cell>
          <table:table-cell table:formula="of:=AVERAGE([.E3:.E111])" office:value-type="float" office:value="241.801035324733" calcext:value-type="float">
            <text:p>241.801035324733</text:p>
          </table:table-cell>
          <table:table-cell table:formula="of:=AVERAGE([.F3:.F111])" office:value-type="float" office:value="86.4273688316345" calcext:value-type="float">
            <text:p>86.4273688316345</text:p>
          </table:table-cell>
          <table:table-cell table:formula="of:=AVERAGE([.G3:.G111])" office:value-type="float" office:value="207.234075123923" calcext:value-type="float">
            <text:p>207.234075123923</text:p>
          </table:table-cell>
          <table:table-cell table:style-name="ce53"/>
          <table:table-cell table:style-name="ce53" table:formula="of:=AVERAGE([.I3:.I111])" office:value-type="float" office:value="297.792823529412" calcext:value-type="float">
            <text:p>297.792823529412</text:p>
          </table:table-cell>
          <table:table-cell table:formula="of:=AVERAGE([.J3:.J111])" office:value-type="float" office:value="66.5762391071429" calcext:value-type="float">
            <text:p>66.5762391071429</text:p>
          </table:table-cell>
          <table:table-cell table:formula="of:=AVERAGE([.K3:.K111])" office:value-type="float" office:value="198.18555815" calcext:value-type="float">
            <text:p>198.18555815</text:p>
          </table:table-cell>
          <table:table-cell table:formula="of:=AVERAGE([.L3:.L111])" office:value-type="float" office:value="139.160671724138" calcext:value-type="float">
            <text:p>139.160671724138</text:p>
          </table:table-cell>
          <table:table-cell table:style-name="ce53" table:formula="of:=AVERAGE([.M3:.M111])" office:value-type="float" office:value="127.409537766667" calcext:value-type="float">
            <text:p>127.409537766667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Average time (*) - CP12</text:p>
          </table:table-cell>
          <table:table-cell table:style-name="ce53" table:formula="of:=[.AD116]" office:value-type="float" office:value="50.6626353125" calcext:value-type="float">
            <text:p>50.6626353125</text:p>
          </table:table-cell>
          <table:table-cell table:formula="of:=[.AE116]" office:value-type="float" office:value="1127.30894389831" calcext:value-type="float">
            <text:p>1127.30894389831</text:p>
          </table:table-cell>
          <table:table-cell table:formula="of:=[.AF116]" office:value-type="float" office:value="3150.06719654798" calcext:value-type="float">
            <text:p>3150.06719654798</text:p>
          </table:table-cell>
          <table:table-cell table:formula="of:=[.AG116]" office:value-type="float" office:value="2338.11917024851" calcext:value-type="float">
            <text:p>2338.11917024851</text:p>
          </table:table-cell>
          <table:table-cell table:formula="of:=[.AH116]" office:value-type="float" office:value="1850.67263105512" calcext:value-type="float">
            <text:p>1850.67263105512</text:p>
          </table:table-cell>
          <table:table-cell table:formula="of:=[.AI116]" office:value-type="float" office:value="348.995727792382" calcext:value-type="float">
            <text:p>348.995727792382</text:p>
          </table:table-cell>
          <table:table-cell table:style-name="ce53"/>
          <table:table-cell table:style-name="ce53" table:formula="of:=[.AK116]" office:value-type="float" office:value="1282.4865625" calcext:value-type="float">
            <text:p>1282.4865625</text:p>
          </table:table-cell>
          <table:table-cell table:formula="of:=[.AL116]" office:value-type="float" office:value="749.4414126875" calcext:value-type="float">
            <text:p>749.4414126875</text:p>
          </table:table-cell>
          <table:table-cell table:formula="of:=[.AM116]" office:value-type="float" office:value="82.67017075" calcext:value-type="float">
            <text:p>82.67017075</text:p>
          </table:table-cell>
          <table:table-cell table:formula="of:=[.AN116]" office:value-type="float" office:value="476.4702223125" calcext:value-type="float">
            <text:p>476.4702223125</text:p>
          </table:table-cell>
          <table:table-cell table:style-name="ce53" table:formula="of:=[.AO116]" office:value-type="float" office:value="186.3724641875" calcext:value-type="float">
            <text:p>186.3724641875</text:p>
          </table:table-cell>
          <table:table-cell table:number-columns-repeated="16"/>
          <table:table-cell table:formula="of:=AVERAGE([.AD3:.AD18])" office:value-type="float" office:value="50.6626353125" calcext:value-type="float">
            <text:p>50.6626353125</text:p>
          </table:table-cell>
          <table:table-cell table:formula="of:=AVERAGE([.AE3:.AE18])" office:value-type="float" office:value="1127.30894389831" calcext:value-type="float">
            <text:p>1127.30894389831</text:p>
          </table:table-cell>
          <table:table-cell table:formula="of:=AVERAGE([.AF3:.AF18])" office:value-type="float" office:value="3150.06719654798" calcext:value-type="float">
            <text:p>3150.06719654798</text:p>
          </table:table-cell>
          <table:table-cell table:formula="of:=AVERAGE([.AG3:.AG18])" office:value-type="float" office:value="2338.11917024851" calcext:value-type="float">
            <text:p>2338.11917024851</text:p>
          </table:table-cell>
          <table:table-cell table:formula="of:=AVERAGE([.AH3:.AH18])" office:value-type="float" office:value="1850.67263105512" calcext:value-type="float">
            <text:p>1850.67263105512</text:p>
          </table:table-cell>
          <table:table-cell table:formula="of:=AVERAGE([.AI3:.AI18])" office:value-type="float" office:value="348.995727792382" calcext:value-type="float">
            <text:p>348.995727792382</text:p>
          </table:table-cell>
          <table:table-cell/>
          <table:table-cell table:formula="of:=AVERAGE([.AK3:.AK18])" office:value-type="float" office:value="1282.4865625" calcext:value-type="float">
            <text:p>1282.4865625</text:p>
          </table:table-cell>
          <table:table-cell table:formula="of:=AVERAGE([.AL3:.AL18])" office:value-type="float" office:value="749.4414126875" calcext:value-type="float">
            <text:p>749.4414126875</text:p>
          </table:table-cell>
          <table:table-cell table:formula="of:=AVERAGE([.AM3:.AM18])" office:value-type="float" office:value="82.67017075" calcext:value-type="float">
            <text:p>82.67017075</text:p>
          </table:table-cell>
          <table:table-cell table:formula="of:=AVERAGE([.AN3:.AN18])" office:value-type="float" office:value="476.4702223125" calcext:value-type="float">
            <text:p>476.4702223125</text:p>
          </table:table-cell>
          <table:table-cell table:formula="of:=AVERAGE([.AO3:.AO18])" office:value-type="float" office:value="186.3724641875" calcext:value-type="float">
            <text:p>186.3724641875</text:p>
          </table:table-cell>
        </table:table-row>
        <table:table-row table:style-name="ro2">
          <table:table-cell office:value-type="string" calcext:value-type="string">
            <text:p>Average time of solved instances – CP12</text:p>
          </table:table-cell>
          <table:table-cell table:style-name="ce53" table:formula="of:=AVERAGE([.B3:.B18])" office:value-type="float" office:value="50.6626353125" calcext:value-type="float">
            <text:p>50.6626353125</text:p>
          </table:table-cell>
          <table:table-cell table:formula="of:=AVERAGE([.C3:.C18])" office:value-type="float" office:value="556.687930951769" calcext:value-type="float">
            <text:p>556.687930951769</text:p>
          </table:table-cell>
          <table:table-cell table:formula="of:=AVERAGE([.D3:.D18])" office:value-type="float" office:value="0.537572383880616" calcext:value-type="float">
            <text:p>0.537572383880616</text:p>
          </table:table-cell>
          <table:table-cell table:formula="of:=AVERAGE([.E3:.E18])" office:value-type="float" office:value="715.70096056802" calcext:value-type="float">
            <text:p>715.70096056802</text:p>
          </table:table-cell>
          <table:table-cell table:formula="of:=AVERAGE([.F3:.F18])" office:value-type="float" office:value="101.345262110233" calcext:value-type="float">
            <text:p>101.345262110233</text:p>
          </table:table-cell>
          <table:table-cell table:formula="of:=AVERAGE([.G3:.G18])" office:value-type="float" office:value="132.262109645208" calcext:value-type="float">
            <text:p>132.262109645208</text:p>
          </table:table-cell>
          <table:table-cell table:style-name="ce53"/>
          <table:table-cell table:style-name="ce53" table:formula="of:=AVERAGE([.I3:.I18])" office:value-type="float" office:value="951.413214285714" calcext:value-type="float">
            <text:p>951.413214285714</text:p>
          </table:table-cell>
          <table:table-cell table:formula="of:=AVERAGE([.J3:.J18])" office:value-type="float" office:value="91.6202002307692" calcext:value-type="float">
            <text:p>91.6202002307692</text:p>
          </table:table-cell>
          <table:table-cell table:formula="of:=AVERAGE([.K3:.K18])" office:value-type="float" office:value="82.67017075" calcext:value-type="float">
            <text:p>82.67017075</text:p>
          </table:table-cell>
          <table:table-cell table:formula="of:=AVERAGE([.L3:.L18])" office:value-type="float" office:value="268.2349038" calcext:value-type="float">
            <text:p>268.2349038</text:p>
          </table:table-cell>
          <table:table-cell table:style-name="ce53" table:formula="of:=AVERAGE([.M3:.M18])" office:value-type="float" office:value="186.3724641875" calcext:value-type="float">
            <text:p>186.3724641875</text:p>
          </table:table-cell>
          <table:table-cell table:number-columns-repeated="28"/>
        </table:table-row>
        <table:table-row table:style-name="ro2">
          <table:table-cell table:number-columns-repeated="41"/>
        </table:table-row>
        <table:table-row table:style-name="ro2">
          <table:table-cell/>
          <table:table-cell office:value-type="string" calcext:value-type="string">
            <text:p>maxHS</text:p>
          </table:table-cell>
          <table:table-cell table:style-name="Default" office:value-type="string" calcext:value-type="string">
            <text:p>rc2</text:p>
          </table:table-cell>
          <table:table-cell table:number-columns-repeated="4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3" office:value-type="string" calcext:value-type="string">
            <text:p>coreWCSP</text:p>
          </table:table-cell>
          <table:table-cell table:style-name="ce53" office:value-type="string" calcext:value-type="string">
            <text:p>coreWCSP</text:p>
          </table:table-cell>
          <table:table-cell table:number-columns-repeated="2"/>
          <table:table-cell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table:style-name="ce53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4" table:style-name="ce53" office:value-type="string" calcext:value-type="string">
            <text:p>coreWCSP</text:p>
          </table:table-cell>
          <table:table-cell table:number-columns-repeated="2"/>
          <table:table-cell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table:style-name="ce53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4" table:style-name="ce53" office:value-type="string" calcext:value-type="string">
            <text:p>coreWCSP</text:p>
          </table:table-cell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lb-hitman</text:p>
          </table:table-cell>
          <table:table-cell office:value-type="string" calcext:value-type="string">
            <text:p>lb-cplex</text:p>
          </table:table-cell>
          <table:table-cell office:value-type="string" calcext:value-type="string">
            <text:p>lub-hitman</text:p>
          </table:table-cell>
          <table:table-cell office:value-type="string" calcext:value-type="string">
            <text:p>lub-cplex</text:p>
          </table:table-cell>
          <table:table-cell table:number-columns-repeated="2"/>
          <table:table-cell office:value-type="string" calcext:value-type="string">
            <text:p>sat-lb</text:p>
          </table:table-cell>
          <table:table-cell office:value-type="string" calcext:value-type="string">
            <text:p>sat-lub-greedy</text:p>
          </table:table-cell>
          <table:table-cell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  <table:table-cell table:number-columns-repeated="4"/>
          <table:table-cell table:style-name="ce53" office:value-type="string" calcext:value-type="string">
            <text:p>lb-hitman</text:p>
          </table:table-cell>
          <table:table-cell table:style-name="ce53" office:value-type="string" calcext:value-type="string">
            <text:p>lb-cplex</text:p>
          </table:table-cell>
          <table:table-cell table:style-name="ce53" office:value-type="string" calcext:value-type="string">
            <text:p>lub-hitman</text:p>
          </table:table-cell>
          <table:table-cell table:style-name="ce53" office:value-type="string" calcext:value-type="string">
            <text:p>lub-cplex</text:p>
          </table:table-cell>
          <table:table-cell table:number-columns-repeated="2"/>
          <table:table-cell table:style-name="ce53" office:value-type="string" calcext:value-type="string">
            <text:p>sat-lb</text:p>
          </table:table-cell>
          <table:table-cell table:style-name="ce53" office:value-type="string" calcext:value-type="string">
            <text:p>sat-lub-greedy</text:p>
          </table:table-cell>
          <table:table-cell table:style-name="ce53"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  <table:table-cell table:number-columns-repeated="4"/>
          <table:table-cell table:style-name="ce53" office:value-type="string" calcext:value-type="string">
            <text:p>lb-hitman</text:p>
          </table:table-cell>
          <table:table-cell table:style-name="ce53" office:value-type="string" calcext:value-type="string">
            <text:p>lb-cplex</text:p>
          </table:table-cell>
          <table:table-cell table:style-name="ce53" office:value-type="string" calcext:value-type="string">
            <text:p>lub-hitman</text:p>
          </table:table-cell>
          <table:table-cell table:style-name="ce53" office:value-type="string" calcext:value-type="string">
            <text:p>lub-cplex</text:p>
          </table:table-cell>
          <table:table-cell table:number-columns-repeated="2"/>
          <table:table-cell table:style-name="ce53" office:value-type="string" calcext:value-type="string">
            <text:p>sat-lb</text:p>
          </table:table-cell>
          <table:table-cell table:style-name="ce53" office:value-type="string" calcext:value-type="string">
            <text:p>sat-lub-greedy</text:p>
          </table:table-cell>
          <table:table-cell table:style-name="ce53"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</table:table-row>
        <table:table-row table:style-name="ro2" table:number-rows-repeated="2">
          <table:table-cell table:number-columns-repeated="41"/>
        </table:table-row>
        <table:table-row table:style-name="ro2">
          <table:table-cell office:value-type="string" calcext:value-type="string">
            <text:p>(*) For unsolved instances, time set to 3600</text:p>
          </table:table-cell>
          <table:table-cell table:number-columns-repeated="40"/>
        </table:table-row>
        <table:table-row table:style-name="ro2"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29"/>
        </table:table-row>
        <table:table-row table:style-name="ro2" table:number-rows-repeated="1048449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cost" table:style-name="ta1">
        <table:table-column table:style-name="co14" table:default-cell-style-name="Default"/>
        <table:table-column table:style-name="co15" table:default-cell-style-name="ce59"/>
        <table:table-column table:style-name="co16" table:default-cell-style-name="ce53"/>
        <table:table-column table:style-name="co2" table:default-cell-style-name="ce62"/>
        <table:table-column table:style-name="co2" table:default-cell-style-name="Default"/>
        <table:table-column table:style-name="co17" table:default-cell-style-name="ce53"/>
        <table:table-column table:style-name="co2" table:default-cell-style-name="ce63"/>
        <table:table-column table:style-name="co16" table:number-columns-repeated="3" table:default-cell-style-name="ce62"/>
        <table:table-column table:style-name="co16" table:default-cell-style-name="ce53"/>
        <table:table-column table:style-name="co4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8" table:default-cell-style-name="ce53"/>
        <table:table-column table:style-name="co18" table:default-cell-style-name="ce67"/>
        <table:table-column table:style-name="co18" table:default-cell-style-name="ce53"/>
        <table:table-column table:style-name="co18" table:default-cell-style-name="ce62"/>
        <table:table-column table:style-name="co2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997" table:default-cell-style-name="Default"/>
        <table:table-row table:style-name="ro2">
          <table:table-cell table:style-name="ce11"/>
          <table:table-cell table:style-name="ce57" office:value-type="string" calcext:value-type="string" table:number-columns-spanned="1" table:number-rows-spanned="2">
            <text:p>0-ary cost</text:p>
          </table:table-cell>
          <table:table-cell table:style-name="ce14" office:value-type="string" calcext:value-type="string">
            <text:p>toulbar2</text:p>
          </table:table-cell>
          <table:table-cell table:style-name="ce61" office:value-type="string" calcext:value-type="string" table:number-columns-spanned="2" table:number-rows-spanned="1">
            <text:p>maxHS</text:p>
          </table:table-cell>
          <table:covered-table-cell table:style-name="ce14"/>
          <table:table-cell table:style-name="ce61" office:value-type="string" calcext:value-type="string" table:number-columns-spanned="2" table:number-rows-spanned="1">
            <text:p>rc2</text:p>
          </table:table-cell>
          <table:covered-table-cell table:style-name="ce14"/>
          <table:table-cell table:style-name="ce14" office:value-type="string" calcext:value-type="string">
            <text:p>lb-hitman</text:p>
          </table:table-cell>
          <table:table-cell table:style-name="ce14" office:value-type="string" calcext:value-type="string">
            <text:p>lb-cplex</text:p>
          </table:table-cell>
          <table:table-cell table:style-name="ce14" office:value-type="string" calcext:value-type="string">
            <text:p>lub-hitman</text:p>
          </table:table-cell>
          <table:table-cell table:style-name="ce14" office:value-type="string" calcext:value-type="string">
            <text:p>lub-cplex</text:p>
          </table:table-cell>
          <table:table-cell table:style-name="ce14" office:value-type="string" calcext:value-type="string">
            <text:p>sat-lb</text:p>
          </table:table-cell>
          <table:table-cell table:style-name="ce14" office:value-type="string" calcext:value-type="string">
            <text:p>sat-lub-greedy</text:p>
          </table:table-cell>
          <table:table-cell table:style-name="ce14" office:value-type="string" calcext:value-type="string">
            <text:p>sat-lub-model</text:p>
          </table:table-cell>
          <table:table-cell table:style-name="ce14" office:value-type="string" calcext:value-type="string">
            <text:p>sat-lub-callback</text:p>
          </table:table-cell>
          <table:table-cell table:style-name="ce64"/>
          <table:table-cell table:style-name="ce65" office:value-type="string" calcext:value-type="string" table:number-columns-spanned="1" table:number-rows-spanned="2">
            <text:p>maxHS vs toulbar2</text:p>
          </table:table-cell>
          <table:table-cell table:style-name="ce65" office:value-type="string" calcext:value-type="string" table:number-columns-spanned="1" table:number-rows-spanned="2">
            <text:p>maxHS vs rc2</text:p>
          </table:table-cell>
          <table:table-cell table:style-name="ce65" office:value-type="string" calcext:value-type="string" table:number-columns-spanned="1" table:number-rows-spanned="2">
            <text:p>toulbar2 vs rc2</text:p>
          </table:table-cell>
          <table:table-cell table:style-name="ce70" office:value-type="string" calcext:value-type="string" table:number-columns-spanned="1" table:number-rows-spanned="2">
            <text:p>lb-hitman vs maxHS</text:p>
          </table:table-cell>
          <table:table-cell table:style-name="ce70" office:value-type="string" calcext:value-type="string" table:number-columns-spanned="1" table:number-rows-spanned="2">
            <text:p>lb-cplex vs maxHS</text:p>
          </table:table-cell>
          <table:table-cell table:style-name="ce70" office:value-type="string" calcext:value-type="string" table:number-columns-spanned="1" table:number-rows-spanned="2">
            <text:p>lub-hitman vs maxHS</text:p>
          </table:table-cell>
          <table:table-cell table:style-name="ce70" office:value-type="string" calcext:value-type="string" table:number-columns-spanned="1" table:number-rows-spanned="2">
            <text:p>lub-cplex vs maxHS</text:p>
          </table:table-cell>
          <table:table-cell table:style-name="ce14" office:value-type="string" calcext:value-type="string">
            <text:p>sat-lb</text:p>
          </table:table-cell>
          <table:table-cell table:style-name="ce14" office:value-type="string" calcext:value-type="string">
            <text:p>sat-lub-greedy</text:p>
          </table:table-cell>
          <table:table-cell table:style-name="ce14" office:value-type="string" calcext:value-type="string">
            <text:p>sat-lub-model</text:p>
          </table:table-cell>
          <table:table-cell table:style-name="ce14" office:value-type="string" calcext:value-type="string">
            <text:p>sat-lub-callback</text:p>
          </table:table-cell>
          <table:table-cell table:style-name="ce11" table:number-columns-repeated="997"/>
        </table:table-row>
        <table:table-row table:style-name="ro2">
          <table:table-cell table:style-name="ce56" office:value-type="string" calcext:value-type="string">
            <text:p>tipus de cost</text:p>
          </table:table-cell>
          <table:covered-table-cell table:style-name="ce14"/>
          <table:table-cell table:style-name="ce14" office:value-type="string" calcext:value-type="string">
            <text:p>wcsp</text:p>
          </table:table-cell>
          <table:table-cell table:style-name="ce14" office:value-type="string" calcext:value-type="string">
            <text:p>maxsat</text:p>
          </table:table-cell>
          <table:table-cell table:style-name="ce14" office:value-type="string" calcext:value-type="string">
            <text:p>wcsp</text:p>
          </table:table-cell>
          <table:table-cell table:style-name="ce14" office:value-type="string" calcext:value-type="string">
            <text:p>maxsat</text:p>
          </table:table-cell>
          <table:table-cell table:style-name="ce14" office:value-type="string" calcext:value-type="string">
            <text:p>wcsp</text:p>
          </table:table-cell>
          <table:table-cell table:number-columns-repeated="4" table:style-name="ce14" office:value-type="string" calcext:value-type="string">
            <text:p>maxsat</text:p>
          </table:table-cell>
          <table:table-cell table:number-columns-repeated="4" table:style-name="ce14" office:value-type="string" calcext:value-type="string">
            <text:p>wcsp</text:p>
          </table:table-cell>
          <table:table-cell table:style-name="ce64"/>
          <table:covered-table-cell table:number-columns-repeated="3" table:style-name="ce14"/>
          <table:covered-table-cell table:number-columns-repeated="4" table:style-name="ce11"/>
          <table:table-cell table:number-columns-repeated="4" table:style-name="ce14" office:value-type="string" calcext:value-type="string">
            <text:p>vs toublar2</text:p>
          </table:table-cell>
          <table:table-cell table:style-name="ce11" table:number-columns-repeated="997"/>
        </table:table-row>
        <table:table-row table:style-name="ro2">
          <table:table-cell office:value-type="string" calcext:value-type="string">
            <text:p>_CP12-404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style-name="ce53" table:formula="of:=IF([.D3]=&quot;NA&quot;; &quot;NA&quot;; [.B3]+[.D3])"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style-name="ce62" table:formula="of:=IF([.F3]=&quot;NA&quot;; &quot;NA&quot;; [.B3]+[.F3])" office:value-type="float" office:value="114" calcext:value-type="float">
            <text:p>114</text:p>
          </table:table-cell>
          <table:table-cell table:number-columns-repeated="3" table:style-name="ce53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114" calcext:value-type="float">
            <text:p>114</text:p>
          </table:table-cell>
          <table:table-cell/>
          <table:table-cell table:style-name="ce66" table:formula="of:=IF(OR([.E3]=&quot;NA&quot;; [.C3]=&quot;NA&quot;); &quot;?&quot;; IF([.E3]=[.C3]; &quot;OK&quot;; &quot;ERROR&quot;))" office:value-type="string" office:string-value="OK" calcext:value-type="string">
            <text:p>OK</text:p>
          </table:table-cell>
          <table:table-cell table:style-name="ce68" table:formula="of:=IF(OR([.D3]=&quot;NA&quot;; [.F3]=&quot;NA&quot;); &quot;?&quot;; IF([.D3]=[.F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G3]=&quot;NA&quot;); &quot;?&quot;; IF([.C3]=[.G3]; &quot;OK&quot;; &quot;ERROR&quot;))" office:value-type="string" office:string-value="OK" calcext:value-type="string">
            <text:p>OK</text:p>
          </table:table-cell>
          <table:table-cell table:style-name="ce69" table:formula="of:=IF(OR([.D3]=&quot;NA&quot;; [.H3]=&quot;NA&quot;); &quot;?&quot;; IF([.D3]=[.H3]; &quot;OK&quot;; &quot;ERROR&quot;))" office:value-type="string" office:string-value="OK" calcext:value-type="string">
            <text:p>OK</text:p>
          </table:table-cell>
          <table:table-cell table:style-name="ce69" table:formula="of:=IF(OR([.D3]=&quot;NA&quot;; [.I3]=&quot;NA&quot;); &quot;?&quot;; IF([.D3]=[.I3]; &quot;OK&quot;; &quot;ERRN3OR&quot;))" office:value-type="string" office:string-value="OK" calcext:value-type="string">
            <text:p>OK</text:p>
          </table:table-cell>
          <table:table-cell table:style-name="ce69" table:formula="of:=IF(OR([.D3]=&quot;NA&quot;; [.J3]=&quot;NA&quot;); &quot;?&quot;; IF([.D3]=[.J3]; &quot;OK&quot;; &quot;ERROR&quot;))" office:value-type="string" office:string-value="OK" calcext:value-type="string">
            <text:p>OK</text:p>
          </table:table-cell>
          <table:table-cell table:style-name="ce69" table:formula="of:=IF(OR([.D3]=&quot;NA&quot;; [.K3]=&quot;NA&quot;); &quot;?&quot;; IF([.D3]=[.K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L3]=&quot;NA&quot;); &quot;?&quot;; IF([.C3]=[.L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M3]=&quot;NA&quot;); &quot;?&quot;; IF([.C3]=[.M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N3]=&quot;NA&quot;); &quot;?&quot;; IF([.C3]=[.N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O3]=&quot;NA&quot;); &quot;?&quot;; IF([.C3]=[.O3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503</text:p>
          </table:table-cell>
          <table:table-cell office:value-type="float" office:value="7572" calcext:value-type="float">
            <text:p>7572</text:p>
          </table:table-cell>
          <table:table-cell office:value-type="float" office:value="11113" calcext:value-type="float">
            <text:p>11113</text:p>
          </table:table-cell>
          <table:table-cell office:value-type="float" office:value="3541" calcext:value-type="float">
            <text:p>3541</text:p>
          </table:table-cell>
          <table:table-cell table:style-name="ce53" table:formula="of:=IF([.D4]=&quot;NA&quot;; &quot;NA&quot;; [.B4]+[.D4])" office:value-type="float" office:value="11113" calcext:value-type="float">
            <text:p>11113</text:p>
          </table:table-cell>
          <table:table-cell office:value-type="float" office:value="3541" calcext:value-type="float">
            <text:p>3541</text:p>
          </table:table-cell>
          <table:table-cell table:style-name="ce62" table:formula="of:=IF([.F4]=&quot;NA&quot;; &quot;NA&quot;; [.B4]+[.F4])" office:value-type="float" office:value="11113" calcext:value-type="float">
            <text:p>11113</text:p>
          </table:table-cell>
          <table:table-cell table:number-columns-repeated="3" table:style-name="ce53" office:value-type="float" office:value="3541" calcext:value-type="float">
            <text:p>3541</text:p>
          </table:table-cell>
          <table:table-cell office:value-type="float" office:value="3541" calcext:value-type="float">
            <text:p>3541</text:p>
          </table:table-cell>
          <table:table-cell table:number-columns-repeated="4" office:value-type="float" office:value="11113" calcext:value-type="float">
            <text:p>11113</text:p>
          </table:table-cell>
          <table:table-cell/>
          <table:table-cell table:style-name="ce66" table:formula="of:=IF(OR([.E4]=&quot;NA&quot;; [.C4]=&quot;NA&quot;); &quot;?&quot;; IF([.E4]=[.C4]; &quot;OK&quot;; &quot;ERROR&quot;))" office:value-type="string" office:string-value="OK" calcext:value-type="string">
            <text:p>OK</text:p>
          </table:table-cell>
          <table:table-cell table:style-name="ce68" table:formula="of:=IF(OR([.D4]=&quot;NA&quot;; [.F4]=&quot;NA&quot;); &quot;?&quot;; IF([.D4]=[.F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G4]=&quot;NA&quot;); &quot;?&quot;; IF([.C4]=[.G4]; &quot;OK&quot;; &quot;ERROR&quot;))" office:value-type="string" office:string-value="OK" calcext:value-type="string">
            <text:p>OK</text:p>
          </table:table-cell>
          <table:table-cell table:style-name="ce69" table:formula="of:=IF(OR([.D4]=&quot;NA&quot;; [.H4]=&quot;NA&quot;); &quot;?&quot;; IF([.D4]=[.H4]; &quot;OK&quot;; &quot;ERROR&quot;))" office:value-type="string" office:string-value="OK" calcext:value-type="string">
            <text:p>OK</text:p>
          </table:table-cell>
          <table:table-cell table:style-name="ce69" table:formula="of:=IF(OR([.D4]=&quot;NA&quot;; [.I4]=&quot;NA&quot;); &quot;?&quot;; IF([.D4]=[.I4]; &quot;OK&quot;; &quot;ERRN3OR&quot;))" office:value-type="string" office:string-value="OK" calcext:value-type="string">
            <text:p>OK</text:p>
          </table:table-cell>
          <table:table-cell table:style-name="ce69" table:formula="of:=IF(OR([.D4]=&quot;NA&quot;; [.J4]=&quot;NA&quot;); &quot;?&quot;; IF([.D4]=[.J4]; &quot;OK&quot;; &quot;ERROR&quot;))" office:value-type="string" office:string-value="OK" calcext:value-type="string">
            <text:p>OK</text:p>
          </table:table-cell>
          <table:table-cell table:style-name="ce69" table:formula="of:=IF(OR([.D4]=&quot;NA&quot;; [.K4]=&quot;NA&quot;); &quot;?&quot;; IF([.D4]=[.K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L4]=&quot;NA&quot;); &quot;?&quot;; IF([.C4]=[.L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M4]=&quot;NA&quot;); &quot;?&quot;; IF([.C4]=[.M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N4]=&quot;NA&quot;); &quot;?&quot;; IF([.C4]=[.N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O4]=&quot;NA&quot;); &quot;?&quot;; IF([.C4]=[.O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505</text:p>
          </table:table-cell>
          <table:table-cell office:value-type="float" office:value="12118" calcext:value-type="float">
            <text:p>12118</text:p>
          </table:table-cell>
          <table:table-cell office:value-type="string" calcext:value-type="string">
            <text:p>NA</text:p>
          </table:table-cell>
          <table:table-cell office:value-type="float" office:value="9135" calcext:value-type="float">
            <text:p>9135</text:p>
          </table:table-cell>
          <table:table-cell table:style-name="ce53" table:formula="of:=IF([.D5]=&quot;NA&quot;; &quot;NA&quot;; [.B5]+[.D5])" office:value-type="float" office:value="21253" calcext:value-type="float">
            <text:p>21253</text:p>
          </table:table-cell>
          <table:table-cell office:value-type="float" office:value="9135" calcext:value-type="float">
            <text:p>9135</text:p>
          </table:table-cell>
          <table:table-cell table:style-name="ce62" table:formula="of:=IF([.F5]=&quot;NA&quot;; &quot;NA&quot;; [.B5]+[.F5])" office:value-type="float" office:value="21253" calcext:value-type="float">
            <text:p>21253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1253" calcext:value-type="float">
            <text:p>21253</text:p>
          </table:table-cell>
          <table:table-cell/>
          <table:table-cell table:style-name="ce66" table:formula="of:=IF(OR([.E5]=&quot;NA&quot;; [.C5]=&quot;NA&quot;); &quot;?&quot;; IF([.E5]=[.C5]; &quot;OK&quot;; &quot;ERROR&quot;))" office:value-type="string" office:string-value="?" calcext:value-type="string">
            <text:p>?</text:p>
          </table:table-cell>
          <table:table-cell table:style-name="ce68" table:formula="of:=IF(OR([.D5]=&quot;NA&quot;; [.F5]=&quot;NA&quot;); &quot;?&quot;; IF([.D5]=[.F5]; &quot;OK&quot;; &quot;ERROR&quot;))" office:value-type="string" office:string-value="OK" calcext:value-type="string">
            <text:p>OK</text:p>
          </table:table-cell>
          <table:table-cell table:style-name="ce69" table:formula="of:=IF(OR([.C5]=&quot;NA&quot;; [.G5]=&quot;NA&quot;); &quot;?&quot;; IF([.C5]=[.G5]; &quot;OK&quot;; &quot;ERROR&quot;))" office:value-type="string" office:string-value="?" calcext:value-type="string">
            <text:p>?</text:p>
          </table:table-cell>
          <table:table-cell table:style-name="ce69" table:formula="of:=IF(OR([.D5]=&quot;NA&quot;; [.H5]=&quot;NA&quot;); &quot;?&quot;; IF([.D5]=[.H5]; &quot;OK&quot;; &quot;ERROR&quot;))" office:value-type="string" office:string-value="?" calcext:value-type="string">
            <text:p>?</text:p>
          </table:table-cell>
          <table:table-cell table:style-name="ce69" table:formula="of:=IF(OR([.D5]=&quot;NA&quot;; [.I5]=&quot;NA&quot;); &quot;?&quot;; IF([.D5]=[.I5]; &quot;OK&quot;; &quot;ERRN3OR&quot;))" office:value-type="string" office:string-value="?" calcext:value-type="string">
            <text:p>?</text:p>
          </table:table-cell>
          <table:table-cell table:style-name="ce69" table:formula="of:=IF(OR([.D5]=&quot;NA&quot;; [.J5]=&quot;NA&quot;); &quot;?&quot;; IF([.D5]=[.J5]; &quot;OK&quot;; &quot;ERROR&quot;))" office:value-type="string" office:string-value="?" calcext:value-type="string">
            <text:p>?</text:p>
          </table:table-cell>
          <table:table-cell table:style-name="ce69" table:formula="of:=IF(OR([.D5]=&quot;NA&quot;; [.K5]=&quot;NA&quot;); &quot;?&quot;; IF([.D5]=[.K5]; &quot;OK&quot;; &quot;ERROR&quot;))" office:value-type="string" office:string-value="?" calcext:value-type="string">
            <text:p>?</text:p>
          </table:table-cell>
          <table:table-cell table:style-name="ce69" table:formula="of:=IF(OR([.C5]=&quot;NA&quot;; [.L5]=&quot;NA&quot;); &quot;?&quot;; IF([.C5]=[.L5]; &quot;OK&quot;; &quot;ERROR&quot;))" office:value-type="string" office:string-value="?" calcext:value-type="string">
            <text:p>?</text:p>
          </table:table-cell>
          <table:table-cell table:style-name="ce69" table:formula="of:=IF(OR([.C5]=&quot;NA&quot;; [.M5]=&quot;NA&quot;); &quot;?&quot;; IF([.C5]=[.M5]; &quot;OK&quot;; &quot;ERROR&quot;))" office:value-type="string" office:string-value="?" calcext:value-type="string">
            <text:p>?</text:p>
          </table:table-cell>
          <table:table-cell table:style-name="ce69" table:formula="of:=IF(OR([.C5]=&quot;NA&quot;; [.N5]=&quot;NA&quot;); &quot;?&quot;; IF([.C5]=[.N5]; &quot;OK&quot;; &quot;ERROR&quot;))" office:value-type="string" office:string-value="?" calcext:value-type="string">
            <text:p>?</text:p>
          </table:table-cell>
          <table:table-cell table:style-name="ce69" table:formula="of:=IF(OR([.C5]=&quot;NA&quot;; [.O5]=&quot;NA&quot;); &quot;?&quot;; IF([.C5]=[.O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13</text:p>
          </table:table-cell>
          <table:table-cell office:value-type="float" office:value="1046" calcext:value-type="float">
            <text:p>1046</text:p>
          </table:table-cell>
          <table:table-cell office:value-type="float" office:value="2030" calcext:value-type="float">
            <text:p>2030</text:p>
          </table:table-cell>
          <table:table-cell office:value-type="float" office:value="984" calcext:value-type="float">
            <text:p>984</text:p>
          </table:table-cell>
          <table:table-cell table:style-name="ce53" table:formula="of:=IF([.D6]=&quot;NA&quot;; &quot;NA&quot;; [.B6]+[.D6])" office:value-type="float" office:value="2030" calcext:value-type="float">
            <text:p>2030</text:p>
          </table:table-cell>
          <table:table-cell office:value-type="float" office:value="984" calcext:value-type="float">
            <text:p>984</text:p>
          </table:table-cell>
          <table:table-cell table:style-name="ce62" table:formula="of:=IF([.F6]=&quot;NA&quot;; &quot;NA&quot;; [.B6]+[.F6])" office:value-type="float" office:value="2030" calcext:value-type="float">
            <text:p>2030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984" calcext:value-type="float">
            <text:p>984</text:p>
          </table:table-cell>
          <table:table-cell office:value-type="float" office:value="984" calcext:value-type="float">
            <text:p>984</text:p>
          </table:table-cell>
          <table:table-cell table:number-columns-repeated="4" office:value-type="float" office:value="2030" calcext:value-type="float">
            <text:p>2030</text:p>
          </table:table-cell>
          <table:table-cell/>
          <table:table-cell table:style-name="ce66" table:formula="of:=IF(OR([.E6]=&quot;NA&quot;; [.C6]=&quot;NA&quot;); &quot;?&quot;; IF([.E6]=[.C6]; &quot;OK&quot;; &quot;ERROR&quot;))" office:value-type="string" office:string-value="OK" calcext:value-type="string">
            <text:p>OK</text:p>
          </table:table-cell>
          <table:table-cell table:style-name="ce68" table:formula="of:=IF(OR([.D6]=&quot;NA&quot;; [.F6]=&quot;NA&quot;); &quot;?&quot;; IF([.D6]=[.F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G6]=&quot;NA&quot;); &quot;?&quot;; IF([.C6]=[.G6]; &quot;OK&quot;; &quot;ERROR&quot;))" office:value-type="string" office:string-value="OK" calcext:value-type="string">
            <text:p>OK</text:p>
          </table:table-cell>
          <table:table-cell table:style-name="ce69" table:formula="of:=IF(OR([.D6]=&quot;NA&quot;; [.H6]=&quot;NA&quot;); &quot;?&quot;; IF([.D6]=[.H6]; &quot;OK&quot;; &quot;ERROR&quot;))" office:value-type="string" office:string-value="?" calcext:value-type="string">
            <text:p>?</text:p>
          </table:table-cell>
          <table:table-cell table:style-name="ce69" table:formula="of:=IF(OR([.D6]=&quot;NA&quot;; [.I6]=&quot;NA&quot;); &quot;?&quot;; IF([.D6]=[.I6]; &quot;OK&quot;; &quot;ERRN3OR&quot;))" office:value-type="string" office:string-value="OK" calcext:value-type="string">
            <text:p>OK</text:p>
          </table:table-cell>
          <table:table-cell table:style-name="ce69" table:formula="of:=IF(OR([.D6]=&quot;NA&quot;; [.J6]=&quot;NA&quot;); &quot;?&quot;; IF([.D6]=[.J6]; &quot;OK&quot;; &quot;ERROR&quot;))" office:value-type="string" office:string-value="OK" calcext:value-type="string">
            <text:p>OK</text:p>
          </table:table-cell>
          <table:table-cell table:style-name="ce69" table:formula="of:=IF(OR([.D6]=&quot;NA&quot;; [.K6]=&quot;NA&quot;); &quot;?&quot;; IF([.D6]=[.K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L6]=&quot;NA&quot;); &quot;?&quot;; IF([.C6]=[.L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M6]=&quot;NA&quot;); &quot;?&quot;; IF([.C6]=[.M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N6]=&quot;NA&quot;); &quot;?&quot;; IF([.C6]=[.N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O6]=&quot;NA&quot;); &quot;?&quot;; IF([.C6]=[.O6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18</text:p>
          </table:table-cell>
          <table:table-cell office:value-type="float" office:value="5191" calcext:value-type="float">
            <text:p>5191</text:p>
          </table:table-cell>
          <table:table-cell office:value-type="float" office:value="7021" calcext:value-type="float">
            <text:p>7021</text:p>
          </table:table-cell>
          <table:table-cell office:value-type="float" office:value="1830" calcext:value-type="float">
            <text:p>1830</text:p>
          </table:table-cell>
          <table:table-cell table:style-name="ce53" table:formula="of:=IF([.D7]=&quot;NA&quot;; &quot;NA&quot;; [.B7]+[.D7])" office:value-type="float" office:value="7021" calcext:value-type="float">
            <text:p>7021</text:p>
          </table:table-cell>
          <table:table-cell office:value-type="float" office:value="1830" calcext:value-type="float">
            <text:p>1830</text:p>
          </table:table-cell>
          <table:table-cell table:style-name="ce62" table:formula="of:=IF([.F7]=&quot;NA&quot;; &quot;NA&quot;; [.B7]+[.F7])" office:value-type="float" office:value="7021" calcext:value-type="float">
            <text:p>7021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1830" calcext:value-type="float">
            <text:p>1830</text:p>
          </table:table-cell>
          <table:table-cell office:value-type="float" office:value="1830" calcext:value-type="float">
            <text:p>1830</text:p>
          </table:table-cell>
          <table:table-cell table:number-columns-repeated="4" office:value-type="float" office:value="7021" calcext:value-type="float">
            <text:p>7021</text:p>
          </table:table-cell>
          <table:table-cell/>
          <table:table-cell table:style-name="ce66" table:formula="of:=IF(OR([.E7]=&quot;NA&quot;; [.C7]=&quot;NA&quot;); &quot;?&quot;; IF([.E7]=[.C7]; &quot;OK&quot;; &quot;ERROR&quot;))" office:value-type="string" office:string-value="OK" calcext:value-type="string">
            <text:p>OK</text:p>
          </table:table-cell>
          <table:table-cell table:style-name="ce68" table:formula="of:=IF(OR([.D7]=&quot;NA&quot;; [.F7]=&quot;NA&quot;); &quot;?&quot;; IF([.D7]=[.F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G7]=&quot;NA&quot;); &quot;?&quot;; IF([.C7]=[.G7]; &quot;OK&quot;; &quot;ERROR&quot;))" office:value-type="string" office:string-value="OK" calcext:value-type="string">
            <text:p>OK</text:p>
          </table:table-cell>
          <table:table-cell table:style-name="ce69" table:formula="of:=IF(OR([.D7]=&quot;NA&quot;; [.H7]=&quot;NA&quot;); &quot;?&quot;; IF([.D7]=[.H7]; &quot;OK&quot;; &quot;ERROR&quot;))" office:value-type="string" office:string-value="?" calcext:value-type="string">
            <text:p>?</text:p>
          </table:table-cell>
          <table:table-cell table:style-name="ce69" table:formula="of:=IF(OR([.D7]=&quot;NA&quot;; [.I7]=&quot;NA&quot;); &quot;?&quot;; IF([.D7]=[.I7]; &quot;OK&quot;; &quot;ERRN3OR&quot;))" office:value-type="string" office:string-value="OK" calcext:value-type="string">
            <text:p>OK</text:p>
          </table:table-cell>
          <table:table-cell table:style-name="ce69" table:formula="of:=IF(OR([.D7]=&quot;NA&quot;; [.J7]=&quot;NA&quot;); &quot;?&quot;; IF([.D7]=[.J7]; &quot;OK&quot;; &quot;ERROR&quot;))" office:value-type="string" office:string-value="OK" calcext:value-type="string">
            <text:p>OK</text:p>
          </table:table-cell>
          <table:table-cell table:style-name="ce69" table:formula="of:=IF(OR([.D7]=&quot;NA&quot;; [.K7]=&quot;NA&quot;); &quot;?&quot;; IF([.D7]=[.K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L7]=&quot;NA&quot;); &quot;?&quot;; IF([.C7]=[.L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M7]=&quot;NA&quot;); &quot;?&quot;; IF([.C7]=[.M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N7]=&quot;NA&quot;); &quot;?&quot;; IF([.C7]=[.N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O7]=&quot;NA&quot;); &quot;?&quot;; IF([.C7]=[.O7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20</text:p>
          </table:table-cell>
          <table:table-cell office:value-type="float" office:value="1423" calcext:value-type="float">
            <text:p>1423</text:p>
          </table:table-cell>
          <table:table-cell office:value-type="float" office:value="2532" calcext:value-type="float">
            <text:p>2532</text:p>
          </table:table-cell>
          <table:table-cell office:value-type="float" office:value="1109" calcext:value-type="float">
            <text:p>1109</text:p>
          </table:table-cell>
          <table:table-cell table:style-name="ce53" table:formula="of:=IF([.D8]=&quot;NA&quot;; &quot;NA&quot;; [.B8]+[.D8])" office:value-type="float" office:value="2532" calcext:value-type="float">
            <text:p>2532</text:p>
          </table:table-cell>
          <table:table-cell office:value-type="float" office:value="1109" calcext:value-type="float">
            <text:p>1109</text:p>
          </table:table-cell>
          <table:table-cell table:style-name="ce62" table:formula="of:=IF([.F8]=&quot;NA&quot;; &quot;NA&quot;; [.B8]+[.F8])" office:value-type="float" office:value="2532" calcext:value-type="float">
            <text:p>2532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1109" calcext:value-type="float">
            <text:p>1109</text:p>
          </table:table-cell>
          <table:table-cell office:value-type="float" office:value="1109" calcext:value-type="float">
            <text:p>1109</text:p>
          </table:table-cell>
          <table:table-cell table:number-columns-repeated="4" office:value-type="float" office:value="2532" calcext:value-type="float">
            <text:p>2532</text:p>
          </table:table-cell>
          <table:table-cell/>
          <table:table-cell table:style-name="ce66" table:formula="of:=IF(OR([.E8]=&quot;NA&quot;; [.C8]=&quot;NA&quot;); &quot;?&quot;; IF([.E8]=[.C8]; &quot;OK&quot;; &quot;ERROR&quot;))" office:value-type="string" office:string-value="OK" calcext:value-type="string">
            <text:p>OK</text:p>
          </table:table-cell>
          <table:table-cell table:style-name="ce68" table:formula="of:=IF(OR([.D8]=&quot;NA&quot;; [.F8]=&quot;NA&quot;); &quot;?&quot;; IF([.D8]=[.F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G8]=&quot;NA&quot;); &quot;?&quot;; IF([.C8]=[.G8]; &quot;OK&quot;; &quot;ERROR&quot;))" office:value-type="string" office:string-value="OK" calcext:value-type="string">
            <text:p>OK</text:p>
          </table:table-cell>
          <table:table-cell table:style-name="ce69" table:formula="of:=IF(OR([.D8]=&quot;NA&quot;; [.H8]=&quot;NA&quot;); &quot;?&quot;; IF([.D8]=[.H8]; &quot;OK&quot;; &quot;ERROR&quot;))" office:value-type="string" office:string-value="?" calcext:value-type="string">
            <text:p>?</text:p>
          </table:table-cell>
          <table:table-cell table:style-name="ce69" table:formula="of:=IF(OR([.D8]=&quot;NA&quot;; [.I8]=&quot;NA&quot;); &quot;?&quot;; IF([.D8]=[.I8]; &quot;OK&quot;; &quot;ERRN3OR&quot;))" office:value-type="string" office:string-value="?" calcext:value-type="string">
            <text:p>?</text:p>
          </table:table-cell>
          <table:table-cell table:style-name="ce69" table:formula="of:=IF(OR([.D8]=&quot;NA&quot;; [.J8]=&quot;NA&quot;); &quot;?&quot;; IF([.D8]=[.J8]; &quot;OK&quot;; &quot;ERROR&quot;))" office:value-type="string" office:string-value="OK" calcext:value-type="string">
            <text:p>OK</text:p>
          </table:table-cell>
          <table:table-cell table:style-name="ce69" table:formula="of:=IF(OR([.D8]=&quot;NA&quot;; [.K8]=&quot;NA&quot;); &quot;?&quot;; IF([.D8]=[.K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L8]=&quot;NA&quot;); &quot;?&quot;; IF([.C8]=[.L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M8]=&quot;NA&quot;); &quot;?&quot;; IF([.C8]=[.M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N8]=&quot;NA&quot;); &quot;?&quot;; IF([.C8]=[.N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O8]=&quot;NA&quot;); &quot;?&quot;; IF([.C8]=[.O8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25</text:p>
          </table:table-cell>
          <table:table-cell office:value-type="float" office:value="7446" calcext:value-type="float">
            <text:p>7446</text:p>
          </table:table-cell>
          <table:table-cell office:value-type="float" office:value="10630" calcext:value-type="float">
            <text:p>10630</text:p>
          </table:table-cell>
          <table:table-cell office:value-type="float" office:value="3184" calcext:value-type="float">
            <text:p>3184</text:p>
          </table:table-cell>
          <table:table-cell table:style-name="ce53" table:formula="of:=IF([.D9]=&quot;NA&quot;; &quot;NA&quot;; [.B9]+[.D9])" office:value-type="float" office:value="10630" calcext:value-type="float">
            <text:p>10630</text:p>
          </table:table-cell>
          <table:table-cell office:value-type="float" office:value="3184" calcext:value-type="float">
            <text:p>3184</text:p>
          </table:table-cell>
          <table:table-cell table:style-name="ce62" table:formula="of:=IF([.F9]=&quot;NA&quot;; &quot;NA&quot;; [.B9]+[.F9])" office:value-type="float" office:value="10630" calcext:value-type="float">
            <text:p>10630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3184" calcext:value-type="float">
            <text:p>3184</text:p>
          </table:table-cell>
          <table:table-cell office:value-type="float" office:value="3184" calcext:value-type="float">
            <text:p>3184</text:p>
          </table:table-cell>
          <table:table-cell table:number-columns-repeated="4" office:value-type="float" office:value="10630" calcext:value-type="float">
            <text:p>10630</text:p>
          </table:table-cell>
          <table:table-cell/>
          <table:table-cell table:style-name="ce66" table:formula="of:=IF(OR([.E9]=&quot;NA&quot;; [.C9]=&quot;NA&quot;); &quot;?&quot;; IF([.E9]=[.C9]; &quot;OK&quot;; &quot;ERROR&quot;))" office:value-type="string" office:string-value="OK" calcext:value-type="string">
            <text:p>OK</text:p>
          </table:table-cell>
          <table:table-cell table:style-name="ce68" table:formula="of:=IF(OR([.D9]=&quot;NA&quot;; [.F9]=&quot;NA&quot;); &quot;?&quot;; IF([.D9]=[.F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G9]=&quot;NA&quot;); &quot;?&quot;; IF([.C9]=[.G9]; &quot;OK&quot;; &quot;ERROR&quot;))" office:value-type="string" office:string-value="OK" calcext:value-type="string">
            <text:p>OK</text:p>
          </table:table-cell>
          <table:table-cell table:style-name="ce69" table:formula="of:=IF(OR([.D9]=&quot;NA&quot;; [.H9]=&quot;NA&quot;); &quot;?&quot;; IF([.D9]=[.H9]; &quot;OK&quot;; &quot;ERROR&quot;))" office:value-type="string" office:string-value="?" calcext:value-type="string">
            <text:p>?</text:p>
          </table:table-cell>
          <table:table-cell table:style-name="ce69" table:formula="of:=IF(OR([.D9]=&quot;NA&quot;; [.I9]=&quot;NA&quot;); &quot;?&quot;; IF([.D9]=[.I9]; &quot;OK&quot;; &quot;ERRN3OR&quot;))" office:value-type="string" office:string-value="OK" calcext:value-type="string">
            <text:p>OK</text:p>
          </table:table-cell>
          <table:table-cell table:style-name="ce69" table:formula="of:=IF(OR([.D9]=&quot;NA&quot;; [.J9]=&quot;NA&quot;); &quot;?&quot;; IF([.D9]=[.J9]; &quot;OK&quot;; &quot;ERROR&quot;))" office:value-type="string" office:string-value="OK" calcext:value-type="string">
            <text:p>OK</text:p>
          </table:table-cell>
          <table:table-cell table:style-name="ce69" table:formula="of:=IF(OR([.D9]=&quot;NA&quot;; [.K9]=&quot;NA&quot;); &quot;?&quot;; IF([.D9]=[.K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L9]=&quot;NA&quot;); &quot;?&quot;; IF([.C9]=[.L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M9]=&quot;NA&quot;); &quot;?&quot;; IF([.C9]=[.M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N9]=&quot;NA&quot;); &quot;?&quot;; IF([.C9]=[.N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O9]=&quot;NA&quot;); &quot;?&quot;; IF([.C9]=[.O9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30</text:p>
          </table:table-cell>
          <table:table-cell office:value-type="float" office:value="5457" calcext:value-type="float">
            <text:p>5457</text:p>
          </table:table-cell>
          <table:table-cell office:value-type="float" office:value="7341" calcext:value-type="float">
            <text:p>7341</text:p>
          </table:table-cell>
          <table:table-cell office:value-type="float" office:value="1884" calcext:value-type="float">
            <text:p>1884</text:p>
          </table:table-cell>
          <table:table-cell table:style-name="ce53" table:formula="of:=IF([.D10]=&quot;NA&quot;; &quot;NA&quot;; [.B10]+[.D10])" office:value-type="float" office:value="7341" calcext:value-type="float">
            <text:p>7341</text:p>
          </table:table-cell>
          <table:table-cell office:value-type="float" office:value="1884" calcext:value-type="float">
            <text:p>1884</text:p>
          </table:table-cell>
          <table:table-cell table:style-name="ce62" table:formula="of:=IF([.F10]=&quot;NA&quot;; &quot;NA&quot;; [.B10]+[.F10])" office:value-type="float" office:value="7341" calcext:value-type="float">
            <text:p>7341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1884" calcext:value-type="float">
            <text:p>1884</text:p>
          </table:table-cell>
          <table:table-cell office:value-type="float" office:value="1884" calcext:value-type="float">
            <text:p>1884</text:p>
          </table:table-cell>
          <table:table-cell table:number-columns-repeated="4" office:value-type="float" office:value="7341" calcext:value-type="float">
            <text:p>7341</text:p>
          </table:table-cell>
          <table:table-cell/>
          <table:table-cell table:style-name="ce66" table:formula="of:=IF(OR([.E10]=&quot;NA&quot;; [.C10]=&quot;NA&quot;); &quot;?&quot;; IF([.E10]=[.C10]; &quot;OK&quot;; &quot;ERROR&quot;))" office:value-type="string" office:string-value="OK" calcext:value-type="string">
            <text:p>OK</text:p>
          </table:table-cell>
          <table:table-cell table:style-name="ce68" table:formula="of:=IF(OR([.D10]=&quot;NA&quot;; [.F10]=&quot;NA&quot;); &quot;?&quot;; IF([.D10]=[.F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G10]=&quot;NA&quot;); &quot;?&quot;; IF([.C10]=[.G10]; &quot;OK&quot;; &quot;ERROR&quot;))" office:value-type="string" office:string-value="OK" calcext:value-type="string">
            <text:p>OK</text:p>
          </table:table-cell>
          <table:table-cell table:style-name="ce69" table:formula="of:=IF(OR([.D10]=&quot;NA&quot;; [.H10]=&quot;NA&quot;); &quot;?&quot;; IF([.D10]=[.H10]; &quot;OK&quot;; &quot;ERROR&quot;))" office:value-type="string" office:string-value="?" calcext:value-type="string">
            <text:p>?</text:p>
          </table:table-cell>
          <table:table-cell table:style-name="ce69" table:formula="of:=IF(OR([.D10]=&quot;NA&quot;; [.I10]=&quot;NA&quot;); &quot;?&quot;; IF([.D10]=[.I10]; &quot;OK&quot;; &quot;ERRN3OR&quot;))" office:value-type="string" office:string-value="OK" calcext:value-type="string">
            <text:p>OK</text:p>
          </table:table-cell>
          <table:table-cell table:style-name="ce69" table:formula="of:=IF(OR([.D10]=&quot;NA&quot;; [.J10]=&quot;NA&quot;); &quot;?&quot;; IF([.D10]=[.J10]; &quot;OK&quot;; &quot;ERROR&quot;))" office:value-type="string" office:string-value="OK" calcext:value-type="string">
            <text:p>OK</text:p>
          </table:table-cell>
          <table:table-cell table:style-name="ce69" table:formula="of:=IF(OR([.D10]=&quot;NA&quot;; [.K10]=&quot;NA&quot;); &quot;?&quot;; IF([.D10]=[.K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L10]=&quot;NA&quot;); &quot;?&quot;; IF([.C10]=[.L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M10]=&quot;NA&quot;); &quot;?&quot;; IF([.C10]=[.M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N10]=&quot;NA&quot;); &quot;?&quot;; IF([.C10]=[.N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O10]=&quot;NA&quot;); &quot;?&quot;; IF([.C10]=[.O10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31</text:p>
          </table:table-cell>
          <table:table-cell office:value-type="float" office:value="3335" calcext:value-type="float">
            <text:p>3335</text:p>
          </table:table-cell>
          <table:table-cell office:value-type="float" office:value="5258" calcext:value-type="float">
            <text:p>5258</text:p>
          </table:table-cell>
          <table:table-cell office:value-type="float" office:value="1923" calcext:value-type="float">
            <text:p>1923</text:p>
          </table:table-cell>
          <table:table-cell table:style-name="ce53" table:formula="of:=IF([.D11]=&quot;NA&quot;; &quot;NA&quot;; [.B11]+[.D11])" office:value-type="float" office:value="5258" calcext:value-type="float">
            <text:p>5258</text:p>
          </table:table-cell>
          <table:table-cell office:value-type="string" calcext:value-type="string">
            <text:p>NA</text:p>
          </table:table-cell>
          <table:table-cell table:style-name="ce62" table:formula="of:=IF([.F11]=&quot;NA&quot;; &quot;NA&quot;; [.B11]+[.F1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258" calcext:value-type="float">
            <text:p>5258</text:p>
          </table:table-cell>
          <table:table-cell/>
          <table:table-cell table:style-name="ce66" table:formula="of:=IF(OR([.E11]=&quot;NA&quot;; [.C11]=&quot;NA&quot;); &quot;?&quot;; IF([.E11]=[.C11]; &quot;OK&quot;; &quot;ERROR&quot;))" office:value-type="string" office:string-value="OK" calcext:value-type="string">
            <text:p>OK</text:p>
          </table:table-cell>
          <table:table-cell table:style-name="ce68" table:formula="of:=IF(OR([.D11]=&quot;NA&quot;; [.F11]=&quot;NA&quot;); &quot;?&quot;; IF([.D11]=[.F11]; &quot;OK&quot;; &quot;ERROR&quot;))" office:value-type="string" office:string-value="?" calcext:value-type="string">
            <text:p>?</text:p>
          </table:table-cell>
          <table:table-cell table:style-name="ce69" table:formula="of:=IF(OR([.C11]=&quot;NA&quot;; [.G11]=&quot;NA&quot;); &quot;?&quot;; IF([.C11]=[.G11]; &quot;OK&quot;; &quot;ERROR&quot;))" office:value-type="string" office:string-value="?" calcext:value-type="string">
            <text:p>?</text:p>
          </table:table-cell>
          <table:table-cell table:style-name="ce69" table:formula="of:=IF(OR([.D11]=&quot;NA&quot;; [.H11]=&quot;NA&quot;); &quot;?&quot;; IF([.D11]=[.H11]; &quot;OK&quot;; &quot;ERROR&quot;))" office:value-type="string" office:string-value="?" calcext:value-type="string">
            <text:p>?</text:p>
          </table:table-cell>
          <table:table-cell table:style-name="ce69" table:formula="of:=IF(OR([.D11]=&quot;NA&quot;; [.I11]=&quot;NA&quot;); &quot;?&quot;; IF([.D11]=[.I11]; &quot;OK&quot;; &quot;ERRN3OR&quot;))" office:value-type="string" office:string-value="?" calcext:value-type="string">
            <text:p>?</text:p>
          </table:table-cell>
          <table:table-cell table:style-name="ce69" table:formula="of:=IF(OR([.D11]=&quot;NA&quot;; [.J11]=&quot;NA&quot;); &quot;?&quot;; IF([.D11]=[.J11]; &quot;OK&quot;; &quot;ERROR&quot;))" office:value-type="string" office:string-value="?" calcext:value-type="string">
            <text:p>?</text:p>
          </table:table-cell>
          <table:table-cell table:style-name="ce69" table:formula="of:=IF(OR([.D11]=&quot;NA&quot;; [.K11]=&quot;NA&quot;); &quot;?&quot;; IF([.D11]=[.K11]; &quot;OK&quot;; &quot;ERROR&quot;))" office:value-type="string" office:string-value="OK" calcext:value-type="string">
            <text:p>OK</text:p>
          </table:table-cell>
          <table:table-cell table:style-name="ce69" table:formula="of:=IF(OR([.C11]=&quot;NA&quot;; [.L11]=&quot;NA&quot;); &quot;?&quot;; IF([.C11]=[.L11]; &quot;OK&quot;; &quot;ERROR&quot;))" office:value-type="string" office:string-value="?" calcext:value-type="string">
            <text:p>?</text:p>
          </table:table-cell>
          <table:table-cell table:style-name="ce69" table:formula="of:=IF(OR([.C11]=&quot;NA&quot;; [.M11]=&quot;NA&quot;); &quot;?&quot;; IF([.C11]=[.M11]; &quot;OK&quot;; &quot;ERROR&quot;))" office:value-type="string" office:string-value="OK" calcext:value-type="string">
            <text:p>OK</text:p>
          </table:table-cell>
          <table:table-cell table:style-name="ce69" table:formula="of:=IF(OR([.C11]=&quot;NA&quot;; [.N11]=&quot;NA&quot;); &quot;?&quot;; IF([.C11]=[.N11]; &quot;OK&quot;; &quot;ERROR&quot;))" office:value-type="string" office:string-value="OK" calcext:value-type="string">
            <text:p>OK</text:p>
          </table:table-cell>
          <table:table-cell table:style-name="ce69" table:formula="of:=IF(OR([.C11]=&quot;NA&quot;; [.O11]=&quot;NA&quot;); &quot;?&quot;; IF([.C11]=[.O11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33</text:p>
          </table:table-cell>
          <table:table-cell office:value-type="float" office:value="2454" calcext:value-type="float">
            <text:p>2454</text:p>
          </table:table-cell>
          <table:table-cell office:value-type="float" office:value="5855" calcext:value-type="float">
            <text:p>5855</text:p>
          </table:table-cell>
          <table:table-cell office:value-type="float" office:value="3401" calcext:value-type="float">
            <text:p>3401</text:p>
          </table:table-cell>
          <table:table-cell table:style-name="ce53" table:formula="of:=IF([.D12]=&quot;NA&quot;; &quot;NA&quot;; [.B12]+[.D12])" office:value-type="float" office:value="5855" calcext:value-type="float">
            <text:p>5855</text:p>
          </table:table-cell>
          <table:table-cell office:value-type="float" office:value="3401" calcext:value-type="float">
            <text:p>3401</text:p>
          </table:table-cell>
          <table:table-cell table:style-name="ce62" table:formula="of:=IF([.F12]=&quot;NA&quot;; &quot;NA&quot;; [.B12]+[.F12])" office:value-type="float" office:value="5855" calcext:value-type="float">
            <text:p>5855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3401" calcext:value-type="float">
            <text:p>3401</text:p>
          </table:table-cell>
          <table:table-cell table:number-columns-repeated="4" office:value-type="float" office:value="5855" calcext:value-type="float">
            <text:p>5855</text:p>
          </table:table-cell>
          <table:table-cell/>
          <table:table-cell table:style-name="ce66" table:formula="of:=IF(OR([.E12]=&quot;NA&quot;; [.C12]=&quot;NA&quot;); &quot;?&quot;; IF([.E12]=[.C12]; &quot;OK&quot;; &quot;ERROR&quot;))" office:value-type="string" office:string-value="OK" calcext:value-type="string">
            <text:p>OK</text:p>
          </table:table-cell>
          <table:table-cell table:style-name="ce68" table:formula="of:=IF(OR([.D12]=&quot;NA&quot;; [.F12]=&quot;NA&quot;); &quot;?&quot;; IF([.D12]=[.F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G12]=&quot;NA&quot;); &quot;?&quot;; IF([.C12]=[.G12]; &quot;OK&quot;; &quot;ERROR&quot;))" office:value-type="string" office:string-value="OK" calcext:value-type="string">
            <text:p>OK</text:p>
          </table:table-cell>
          <table:table-cell table:style-name="ce69" table:formula="of:=IF(OR([.D12]=&quot;NA&quot;; [.H12]=&quot;NA&quot;); &quot;?&quot;; IF([.D12]=[.H12]; &quot;OK&quot;; &quot;ERROR&quot;))" office:value-type="string" office:string-value="?" calcext:value-type="string">
            <text:p>?</text:p>
          </table:table-cell>
          <table:table-cell table:style-name="ce69" table:formula="of:=IF(OR([.D12]=&quot;NA&quot;; [.I12]=&quot;NA&quot;); &quot;?&quot;; IF([.D12]=[.I12]; &quot;OK&quot;; &quot;ERRN3OR&quot;))" office:value-type="string" office:string-value="?" calcext:value-type="string">
            <text:p>?</text:p>
          </table:table-cell>
          <table:table-cell table:style-name="ce69" table:formula="of:=IF(OR([.D12]=&quot;NA&quot;; [.J12]=&quot;NA&quot;); &quot;?&quot;; IF([.D12]=[.J12]; &quot;OK&quot;; &quot;ERROR&quot;))" office:value-type="string" office:string-value="?" calcext:value-type="string">
            <text:p>?</text:p>
          </table:table-cell>
          <table:table-cell table:style-name="ce69" table:formula="of:=IF(OR([.D12]=&quot;NA&quot;; [.K12]=&quot;NA&quot;); &quot;?&quot;; IF([.D12]=[.K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L12]=&quot;NA&quot;); &quot;?&quot;; IF([.C12]=[.L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M12]=&quot;NA&quot;); &quot;?&quot;; IF([.C12]=[.M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N12]=&quot;NA&quot;); &quot;?&quot;; IF([.C12]=[.N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O12]=&quot;NA&quot;); &quot;?&quot;; IF([.C12]=[.O12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39</text:p>
          </table:table-cell>
          <table:table-cell office:value-type="float" office:value="10148" calcext:value-type="float">
            <text:p>10148</text:p>
          </table:table-cell>
          <table:table-cell office:value-type="float" office:value="11793" calcext:value-type="float">
            <text:p>11793</text:p>
          </table:table-cell>
          <table:table-cell office:value-type="float" office:value="1645" calcext:value-type="float">
            <text:p>1645</text:p>
          </table:table-cell>
          <table:table-cell table:style-name="ce53" table:formula="of:=IF([.D13]=&quot;NA&quot;; &quot;NA&quot;; [.B13]+[.D13])" office:value-type="float" office:value="11793" calcext:value-type="float">
            <text:p>11793</text:p>
          </table:table-cell>
          <table:table-cell office:value-type="float" office:value="1645" calcext:value-type="float">
            <text:p>1645</text:p>
          </table:table-cell>
          <table:table-cell table:style-name="ce62" table:formula="of:=IF([.F13]=&quot;NA&quot;; &quot;NA&quot;; [.B13]+[.F13])" office:value-type="float" office:value="11793" calcext:value-type="float">
            <text:p>11793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1645" calcext:value-type="float">
            <text:p>1645</text:p>
          </table:table-cell>
          <table:table-cell table:number-columns-repeated="4" office:value-type="float" office:value="11793" calcext:value-type="float">
            <text:p>11793</text:p>
          </table:table-cell>
          <table:table-cell/>
          <table:table-cell table:style-name="ce66" table:formula="of:=IF(OR([.E13]=&quot;NA&quot;; [.C13]=&quot;NA&quot;); &quot;?&quot;; IF([.E13]=[.C13]; &quot;OK&quot;; &quot;ERROR&quot;))" office:value-type="string" office:string-value="OK" calcext:value-type="string">
            <text:p>OK</text:p>
          </table:table-cell>
          <table:table-cell table:style-name="ce68" table:formula="of:=IF(OR([.D13]=&quot;NA&quot;; [.F13]=&quot;NA&quot;); &quot;?&quot;; IF([.D13]=[.F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G13]=&quot;NA&quot;); &quot;?&quot;; IF([.C13]=[.G13]; &quot;OK&quot;; &quot;ERROR&quot;))" office:value-type="string" office:string-value="OK" calcext:value-type="string">
            <text:p>OK</text:p>
          </table:table-cell>
          <table:table-cell table:style-name="ce69" table:formula="of:=IF(OR([.D13]=&quot;NA&quot;; [.H13]=&quot;NA&quot;); &quot;?&quot;; IF([.D13]=[.H13]; &quot;OK&quot;; &quot;ERROR&quot;))" office:value-type="string" office:string-value="?" calcext:value-type="string">
            <text:p>?</text:p>
          </table:table-cell>
          <table:table-cell table:style-name="ce69" table:formula="of:=IF(OR([.D13]=&quot;NA&quot;; [.I13]=&quot;NA&quot;); &quot;?&quot;; IF([.D13]=[.I13]; &quot;OK&quot;; &quot;ERRN3OR&quot;))" office:value-type="string" office:string-value="?" calcext:value-type="string">
            <text:p>?</text:p>
          </table:table-cell>
          <table:table-cell table:style-name="ce69" table:formula="of:=IF(OR([.D13]=&quot;NA&quot;; [.J13]=&quot;NA&quot;); &quot;?&quot;; IF([.D13]=[.J13]; &quot;OK&quot;; &quot;ERROR&quot;))" office:value-type="string" office:string-value="?" calcext:value-type="string">
            <text:p>?</text:p>
          </table:table-cell>
          <table:table-cell table:style-name="ce69" table:formula="of:=IF(OR([.D13]=&quot;NA&quot;; [.K13]=&quot;NA&quot;); &quot;?&quot;; IF([.D13]=[.K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L13]=&quot;NA&quot;); &quot;?&quot;; IF([.C13]=[.L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M13]=&quot;NA&quot;); &quot;?&quot;; IF([.C13]=[.M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N13]=&quot;NA&quot;); &quot;?&quot;; IF([.C13]=[.N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O13]=&quot;NA&quot;); &quot;?&quot;; IF([.C13]=[.O13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41</text:p>
          </table:table-cell>
          <table:table-cell office:value-type="float" office:value="4817" calcext:value-type="float">
            <text:p>4817</text:p>
          </table:table-cell>
          <table:table-cell office:value-type="float" office:value="6618" calcext:value-type="float">
            <text:p>6618</text:p>
          </table:table-cell>
          <table:table-cell office:value-type="float" office:value="1801" calcext:value-type="float">
            <text:p>1801</text:p>
          </table:table-cell>
          <table:table-cell table:style-name="ce53" table:formula="of:=IF([.D14]=&quot;NA&quot;; &quot;NA&quot;; [.B14]+[.D14])" office:value-type="float" office:value="6618" calcext:value-type="float">
            <text:p>6618</text:p>
          </table:table-cell>
          <table:table-cell office:value-type="string" calcext:value-type="string">
            <text:p>NA</text:p>
          </table:table-cell>
          <table:table-cell table:style-name="ce62" table:formula="of:=IF([.F14]=&quot;NA&quot;; &quot;NA&quot;; [.B14]+[.F1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NA</text:p>
          </table:table-cell>
          <table:table-cell office:value-type="float" office:value="6618" calcext:value-type="float">
            <text:p>6618</text:p>
          </table:table-cell>
          <table:table-cell office:value-type="string" calcext:value-type="string">
            <text:p>NA</text:p>
          </table:table-cell>
          <table:table-cell office:value-type="float" office:value="6618" calcext:value-type="float">
            <text:p>6618</text:p>
          </table:table-cell>
          <table:table-cell/>
          <table:table-cell table:style-name="ce66" table:formula="of:=IF(OR([.E14]=&quot;NA&quot;; [.C14]=&quot;NA&quot;); &quot;?&quot;; IF([.E14]=[.C14]; &quot;OK&quot;; &quot;ERROR&quot;))" office:value-type="string" office:string-value="OK" calcext:value-type="string">
            <text:p>OK</text:p>
          </table:table-cell>
          <table:table-cell table:style-name="ce68" table:formula="of:=IF(OR([.D14]=&quot;NA&quot;; [.F14]=&quot;NA&quot;); &quot;?&quot;; IF([.D14]=[.F14]; &quot;OK&quot;; &quot;ERROR&quot;))" office:value-type="string" office:string-value="?" calcext:value-type="string">
            <text:p>?</text:p>
          </table:table-cell>
          <table:table-cell table:style-name="ce69" table:formula="of:=IF(OR([.C14]=&quot;NA&quot;; [.G14]=&quot;NA&quot;); &quot;?&quot;; IF([.C14]=[.G14]; &quot;OK&quot;; &quot;ERROR&quot;))" office:value-type="string" office:string-value="?" calcext:value-type="string">
            <text:p>?</text:p>
          </table:table-cell>
          <table:table-cell table:style-name="ce69" table:formula="of:=IF(OR([.D14]=&quot;NA&quot;; [.H14]=&quot;NA&quot;); &quot;?&quot;; IF([.D14]=[.H14]; &quot;OK&quot;; &quot;ERROR&quot;))" office:value-type="string" office:string-value="?" calcext:value-type="string">
            <text:p>?</text:p>
          </table:table-cell>
          <table:table-cell table:style-name="ce69" table:formula="of:=IF(OR([.D14]=&quot;NA&quot;; [.I14]=&quot;NA&quot;); &quot;?&quot;; IF([.D14]=[.I14]; &quot;OK&quot;; &quot;ERRN3OR&quot;))" office:value-type="string" office:string-value="?" calcext:value-type="string">
            <text:p>?</text:p>
          </table:table-cell>
          <table:table-cell table:style-name="ce69" table:formula="of:=IF(OR([.D14]=&quot;NA&quot;; [.J14]=&quot;NA&quot;); &quot;?&quot;; IF([.D14]=[.J14]; &quot;OK&quot;; &quot;ERROR&quot;))" office:value-type="string" office:string-value="?" calcext:value-type="string">
            <text:p>?</text:p>
          </table:table-cell>
          <table:table-cell table:style-name="ce69" table:formula="of:=IF(OR([.D14]=&quot;NA&quot;; [.K14]=&quot;NA&quot;); &quot;?&quot;; IF([.D14]=[.K14]; &quot;OK&quot;; &quot;ERROR&quot;))" office:value-type="string" office:string-value="OK" calcext:value-type="string">
            <text:p>OK</text:p>
          </table:table-cell>
          <table:table-cell table:style-name="ce69" table:formula="of:=IF(OR([.C14]=&quot;NA&quot;; [.L14]=&quot;NA&quot;); &quot;?&quot;; IF([.C14]=[.L14]; &quot;OK&quot;; &quot;ERROR&quot;))" office:value-type="string" office:string-value="?" calcext:value-type="string">
            <text:p>?</text:p>
          </table:table-cell>
          <table:table-cell table:style-name="ce69" table:formula="of:=IF(OR([.C14]=&quot;NA&quot;; [.M14]=&quot;NA&quot;); &quot;?&quot;; IF([.C14]=[.M14]; &quot;OK&quot;; &quot;ERROR&quot;))" office:value-type="string" office:string-value="OK" calcext:value-type="string">
            <text:p>OK</text:p>
          </table:table-cell>
          <table:table-cell table:style-name="ce69" table:formula="of:=IF(OR([.C14]=&quot;NA&quot;; [.N14]=&quot;NA&quot;); &quot;?&quot;; IF([.C14]=[.N14]; &quot;OK&quot;; &quot;ERROR&quot;))" office:value-type="string" office:string-value="?" calcext:value-type="string">
            <text:p>?</text:p>
          </table:table-cell>
          <table:table-cell table:style-name="ce69" table:formula="of:=IF(OR([.C14]=&quot;NA&quot;; [.O14]=&quot;NA&quot;); &quot;?&quot;; IF([.C14]=[.O1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44</text:p>
          </table:table-cell>
          <table:table-cell office:value-type="float" office:value="3850" calcext:value-type="float">
            <text:p>3850</text:p>
          </table:table-cell>
          <table:table-cell office:value-type="float" office:value="6651" calcext:value-type="float">
            <text:p>6651</text:p>
          </table:table-cell>
          <table:table-cell office:value-type="float" office:value="2801" calcext:value-type="float">
            <text:p>2801</text:p>
          </table:table-cell>
          <table:table-cell table:style-name="ce53" table:formula="of:=IF([.D15]=&quot;NA&quot;; &quot;NA&quot;; [.B15]+[.D15])" office:value-type="float" office:value="6651" calcext:value-type="float">
            <text:p>6651</text:p>
          </table:table-cell>
          <table:table-cell office:value-type="string" calcext:value-type="string">
            <text:p>NA</text:p>
          </table:table-cell>
          <table:table-cell table:style-name="ce62" table:formula="of:=IF([.F15]=&quot;NA&quot;; &quot;NA&quot;; [.B15]+[.F1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2801" calcext:value-type="float">
            <text:p>2801</text:p>
          </table:table-cell>
          <table:table-cell table:number-columns-repeated="4" office:value-type="float" office:value="6651" calcext:value-type="float">
            <text:p>6651</text:p>
          </table:table-cell>
          <table:table-cell/>
          <table:table-cell table:style-name="ce66" table:formula="of:=IF(OR([.E15]=&quot;NA&quot;; [.C15]=&quot;NA&quot;); &quot;?&quot;; IF([.E15]=[.C15]; &quot;OK&quot;; &quot;ERROR&quot;))" office:value-type="string" office:string-value="OK" calcext:value-type="string">
            <text:p>OK</text:p>
          </table:table-cell>
          <table:table-cell table:style-name="ce68" table:formula="of:=IF(OR([.D15]=&quot;NA&quot;; [.F15]=&quot;NA&quot;); &quot;?&quot;; IF([.D15]=[.F15]; &quot;OK&quot;; &quot;ERROR&quot;))" office:value-type="string" office:string-value="?" calcext:value-type="string">
            <text:p>?</text:p>
          </table:table-cell>
          <table:table-cell table:style-name="ce69" table:formula="of:=IF(OR([.C15]=&quot;NA&quot;; [.G15]=&quot;NA&quot;); &quot;?&quot;; IF([.C15]=[.G15]; &quot;OK&quot;; &quot;ERROR&quot;))" office:value-type="string" office:string-value="?" calcext:value-type="string">
            <text:p>?</text:p>
          </table:table-cell>
          <table:table-cell table:style-name="ce69" table:formula="of:=IF(OR([.D15]=&quot;NA&quot;; [.H15]=&quot;NA&quot;); &quot;?&quot;; IF([.D15]=[.H15]; &quot;OK&quot;; &quot;ERROR&quot;))" office:value-type="string" office:string-value="?" calcext:value-type="string">
            <text:p>?</text:p>
          </table:table-cell>
          <table:table-cell table:style-name="ce69" table:formula="of:=IF(OR([.D15]=&quot;NA&quot;; [.I15]=&quot;NA&quot;); &quot;?&quot;; IF([.D15]=[.I15]; &quot;OK&quot;; &quot;ERRN3OR&quot;))" office:value-type="string" office:string-value="?" calcext:value-type="string">
            <text:p>?</text:p>
          </table:table-cell>
          <table:table-cell table:style-name="ce69" table:formula="of:=IF(OR([.D15]=&quot;NA&quot;; [.J15]=&quot;NA&quot;); &quot;?&quot;; IF([.D15]=[.J15]; &quot;OK&quot;; &quot;ERROR&quot;))" office:value-type="string" office:string-value="?" calcext:value-type="string">
            <text:p>?</text:p>
          </table:table-cell>
          <table:table-cell table:style-name="ce69" table:formula="of:=IF(OR([.D15]=&quot;NA&quot;; [.K15]=&quot;NA&quot;); &quot;?&quot;; IF([.D15]=[.K15]; &quot;OK&quot;; &quot;ERROR&quot;))" office:value-type="string" office:string-value="OK" calcext:value-type="string">
            <text:p>OK</text:p>
          </table:table-cell>
          <table:table-cell table:style-name="ce69" table:formula="of:=IF(OR([.C15]=&quot;NA&quot;; [.L15]=&quot;NA&quot;); &quot;?&quot;; IF([.C15]=[.L15]; &quot;OK&quot;; &quot;ERROR&quot;))" office:value-type="string" office:string-value="OK" calcext:value-type="string">
            <text:p>OK</text:p>
          </table:table-cell>
          <table:table-cell table:style-name="ce69" table:formula="of:=IF(OR([.C15]=&quot;NA&quot;; [.M15]=&quot;NA&quot;); &quot;?&quot;; IF([.C15]=[.M15]; &quot;OK&quot;; &quot;ERROR&quot;))" office:value-type="string" office:string-value="OK" calcext:value-type="string">
            <text:p>OK</text:p>
          </table:table-cell>
          <table:table-cell table:style-name="ce69" table:formula="of:=IF(OR([.C15]=&quot;NA&quot;; [.N15]=&quot;NA&quot;); &quot;?&quot;; IF([.C15]=[.N15]; &quot;OK&quot;; &quot;ERROR&quot;))" office:value-type="string" office:string-value="OK" calcext:value-type="string">
            <text:p>OK</text:p>
          </table:table-cell>
          <table:table-cell table:style-name="ce69" table:formula="of:=IF(OR([.C15]=&quot;NA&quot;; [.O15]=&quot;NA&quot;); &quot;?&quot;; IF([.C15]=[.O15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51</text:p>
          </table:table-cell>
          <table:table-cell office:value-type="float" office:value="3915" calcext:value-type="float">
            <text:p>3915</text:p>
          </table:table-cell>
          <table:table-cell office:value-type="float" office:value="6406" calcext:value-type="float">
            <text:p>6406</text:p>
          </table:table-cell>
          <table:table-cell office:value-type="float" office:value="2491" calcext:value-type="float">
            <text:p>2491</text:p>
          </table:table-cell>
          <table:table-cell table:style-name="ce53" table:formula="of:=IF([.D16]=&quot;NA&quot;; &quot;NA&quot;; [.B16]+[.D16])" office:value-type="float" office:value="6406" calcext:value-type="float">
            <text:p>6406</text:p>
          </table:table-cell>
          <table:table-cell office:value-type="float" office:value="2491" calcext:value-type="float">
            <text:p>2491</text:p>
          </table:table-cell>
          <table:table-cell table:style-name="ce62" table:formula="of:=IF([.F16]=&quot;NA&quot;; &quot;NA&quot;; [.B16]+[.F16])" office:value-type="float" office:value="6406" calcext:value-type="float">
            <text:p>6406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2491" calcext:value-type="float">
            <text:p>2491</text:p>
          </table:table-cell>
          <table:table-cell table:number-columns-repeated="4" office:value-type="float" office:value="6406" calcext:value-type="float">
            <text:p>6406</text:p>
          </table:table-cell>
          <table:table-cell/>
          <table:table-cell table:style-name="ce66" table:formula="of:=IF(OR([.E16]=&quot;NA&quot;; [.C16]=&quot;NA&quot;); &quot;?&quot;; IF([.E16]=[.C16]; &quot;OK&quot;; &quot;ERROR&quot;))" office:value-type="string" office:string-value="OK" calcext:value-type="string">
            <text:p>OK</text:p>
          </table:table-cell>
          <table:table-cell table:style-name="ce68" table:formula="of:=IF(OR([.D16]=&quot;NA&quot;; [.F16]=&quot;NA&quot;); &quot;?&quot;; IF([.D16]=[.F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G16]=&quot;NA&quot;); &quot;?&quot;; IF([.C16]=[.G16]; &quot;OK&quot;; &quot;ERROR&quot;))" office:value-type="string" office:string-value="OK" calcext:value-type="string">
            <text:p>OK</text:p>
          </table:table-cell>
          <table:table-cell table:style-name="ce69" table:formula="of:=IF(OR([.D16]=&quot;NA&quot;; [.H16]=&quot;NA&quot;); &quot;?&quot;; IF([.D16]=[.H16]; &quot;OK&quot;; &quot;ERROR&quot;))" office:value-type="string" office:string-value="?" calcext:value-type="string">
            <text:p>?</text:p>
          </table:table-cell>
          <table:table-cell table:style-name="ce69" table:formula="of:=IF(OR([.D16]=&quot;NA&quot;; [.I16]=&quot;NA&quot;); &quot;?&quot;; IF([.D16]=[.I16]; &quot;OK&quot;; &quot;ERRN3OR&quot;))" office:value-type="string" office:string-value="?" calcext:value-type="string">
            <text:p>?</text:p>
          </table:table-cell>
          <table:table-cell table:style-name="ce69" table:formula="of:=IF(OR([.D16]=&quot;NA&quot;; [.J16]=&quot;NA&quot;); &quot;?&quot;; IF([.D16]=[.J16]; &quot;OK&quot;; &quot;ERROR&quot;))" office:value-type="string" office:string-value="?" calcext:value-type="string">
            <text:p>?</text:p>
          </table:table-cell>
          <table:table-cell table:style-name="ce69" table:formula="of:=IF(OR([.D16]=&quot;NA&quot;; [.K16]=&quot;NA&quot;); &quot;?&quot;; IF([.D16]=[.K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L16]=&quot;NA&quot;); &quot;?&quot;; IF([.C16]=[.L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M16]=&quot;NA&quot;); &quot;?&quot;; IF([.C16]=[.M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N16]=&quot;NA&quot;); &quot;?&quot;; IF([.C16]=[.N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O16]=&quot;NA&quot;); &quot;?&quot;; IF([.C16]=[.O16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7</text:p>
          </table:table-cell>
          <table:table-cell office:value-type="float" office:value="2349" calcext:value-type="float">
            <text:p>2349</text:p>
          </table:table-cell>
          <table:table-cell office:value-type="float" office:value="3548" calcext:value-type="float">
            <text:p>3548</text:p>
          </table:table-cell>
          <table:table-cell office:value-type="float" office:value="1199" calcext:value-type="float">
            <text:p>1199</text:p>
          </table:table-cell>
          <table:table-cell table:style-name="ce53" table:formula="of:=IF([.D17]=&quot;NA&quot;; &quot;NA&quot;; [.B17]+[.D17])" office:value-type="float" office:value="3548" calcext:value-type="float">
            <text:p>3548</text:p>
          </table:table-cell>
          <table:table-cell office:value-type="float" office:value="1199" calcext:value-type="float">
            <text:p>1199</text:p>
          </table:table-cell>
          <table:table-cell table:style-name="ce62" table:formula="of:=IF([.F17]=&quot;NA&quot;; &quot;NA&quot;; [.B17]+[.F17])" office:value-type="float" office:value="3548" calcext:value-type="float">
            <text:p>3548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1199" calcext:value-type="float">
            <text:p>1199</text:p>
          </table:table-cell>
          <table:table-cell office:value-type="float" office:value="1199" calcext:value-type="float">
            <text:p>1199</text:p>
          </table:table-cell>
          <table:table-cell table:number-columns-repeated="4" office:value-type="float" office:value="3548" calcext:value-type="float">
            <text:p>3548</text:p>
          </table:table-cell>
          <table:table-cell/>
          <table:table-cell table:style-name="ce66" table:formula="of:=IF(OR([.E17]=&quot;NA&quot;; [.C17]=&quot;NA&quot;); &quot;?&quot;; IF([.E17]=[.C17]; &quot;OK&quot;; &quot;ERROR&quot;))" office:value-type="string" office:string-value="OK" calcext:value-type="string">
            <text:p>OK</text:p>
          </table:table-cell>
          <table:table-cell table:style-name="ce68" table:formula="of:=IF(OR([.D17]=&quot;NA&quot;; [.F17]=&quot;NA&quot;); &quot;?&quot;; IF([.D17]=[.F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G17]=&quot;NA&quot;); &quot;?&quot;; IF([.C17]=[.G17]; &quot;OK&quot;; &quot;ERROR&quot;))" office:value-type="string" office:string-value="OK" calcext:value-type="string">
            <text:p>OK</text:p>
          </table:table-cell>
          <table:table-cell table:style-name="ce69" table:formula="of:=IF(OR([.D17]=&quot;NA&quot;; [.H17]=&quot;NA&quot;); &quot;?&quot;; IF([.D17]=[.H17]; &quot;OK&quot;; &quot;ERROR&quot;))" office:value-type="string" office:string-value="?" calcext:value-type="string">
            <text:p>?</text:p>
          </table:table-cell>
          <table:table-cell table:style-name="ce69" table:formula="of:=IF(OR([.D17]=&quot;NA&quot;; [.I17]=&quot;NA&quot;); &quot;?&quot;; IF([.D17]=[.I17]; &quot;OK&quot;; &quot;ERRN3OR&quot;))" office:value-type="string" office:string-value="OK" calcext:value-type="string">
            <text:p>OK</text:p>
          </table:table-cell>
          <table:table-cell table:style-name="ce69" table:formula="of:=IF(OR([.D17]=&quot;NA&quot;; [.J17]=&quot;NA&quot;); &quot;?&quot;; IF([.D17]=[.J17]; &quot;OK&quot;; &quot;ERROR&quot;))" office:value-type="string" office:string-value="OK" calcext:value-type="string">
            <text:p>OK</text:p>
          </table:table-cell>
          <table:table-cell table:style-name="ce69" table:formula="of:=IF(OR([.D17]=&quot;NA&quot;; [.K17]=&quot;NA&quot;); &quot;?&quot;; IF([.D17]=[.K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L17]=&quot;NA&quot;); &quot;?&quot;; IF([.C17]=[.L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M17]=&quot;NA&quot;); &quot;?&quot;; IF([.C17]=[.M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N17]=&quot;NA&quot;); &quot;?&quot;; IF([.C17]=[.N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O17]=&quot;NA&quot;); &quot;?&quot;; IF([.C17]=[.O17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_CP12-pedigree9</text:p>
          </table:table-cell>
          <table:table-cell office:value-type="float" office:value="4532" calcext:value-type="float">
            <text:p>4532</text:p>
          </table:table-cell>
          <table:table-cell office:value-type="float" office:value="7040" calcext:value-type="float">
            <text:p>7040</text:p>
          </table:table-cell>
          <table:table-cell office:value-type="float" office:value="2508" calcext:value-type="float">
            <text:p>2508</text:p>
          </table:table-cell>
          <table:table-cell table:style-name="ce53" table:formula="of:=IF([.D18]=&quot;NA&quot;; &quot;NA&quot;; [.B18]+[.D18])" office:value-type="float" office:value="7040" calcext:value-type="float">
            <text:p>7040</text:p>
          </table:table-cell>
          <table:table-cell office:value-type="float" office:value="2508" calcext:value-type="float">
            <text:p>2508</text:p>
          </table:table-cell>
          <table:table-cell table:style-name="ce62" table:formula="of:=IF([.F18]=&quot;NA&quot;; &quot;NA&quot;; [.B18]+[.F18])" office:value-type="float" office:value="7040" calcext:value-type="float">
            <text:p>7040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2508" calcext:value-type="float">
            <text:p>2508</text:p>
          </table:table-cell>
          <table:table-cell table:number-columns-repeated="4" office:value-type="float" office:value="7040" calcext:value-type="float">
            <text:p>7040</text:p>
          </table:table-cell>
          <table:table-cell/>
          <table:table-cell table:style-name="ce66" table:formula="of:=IF(OR([.E18]=&quot;NA&quot;; [.C18]=&quot;NA&quot;); &quot;?&quot;; IF([.E18]=[.C18]; &quot;OK&quot;; &quot;ERROR&quot;))" office:value-type="string" office:string-value="OK" calcext:value-type="string">
            <text:p>OK</text:p>
          </table:table-cell>
          <table:table-cell table:style-name="ce68" table:formula="of:=IF(OR([.D18]=&quot;NA&quot;; [.F18]=&quot;NA&quot;); &quot;?&quot;; IF([.D18]=[.F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G18]=&quot;NA&quot;); &quot;?&quot;; IF([.C18]=[.G18]; &quot;OK&quot;; &quot;ERROR&quot;))" office:value-type="string" office:string-value="OK" calcext:value-type="string">
            <text:p>OK</text:p>
          </table:table-cell>
          <table:table-cell table:style-name="ce69" table:formula="of:=IF(OR([.D18]=&quot;NA&quot;; [.H18]=&quot;NA&quot;); &quot;?&quot;; IF([.D18]=[.H18]; &quot;OK&quot;; &quot;ERROR&quot;))" office:value-type="string" office:string-value="?" calcext:value-type="string">
            <text:p>?</text:p>
          </table:table-cell>
          <table:table-cell table:style-name="ce69" table:formula="of:=IF(OR([.D18]=&quot;NA&quot;; [.I18]=&quot;NA&quot;); &quot;?&quot;; IF([.D18]=[.I18]; &quot;OK&quot;; &quot;ERRN3OR&quot;))" office:value-type="string" office:string-value="?" calcext:value-type="string">
            <text:p>?</text:p>
          </table:table-cell>
          <table:table-cell table:style-name="ce69" table:formula="of:=IF(OR([.D18]=&quot;NA&quot;; [.J18]=&quot;NA&quot;); &quot;?&quot;; IF([.D18]=[.J18]; &quot;OK&quot;; &quot;ERROR&quot;))" office:value-type="string" office:string-value="?" calcext:value-type="string">
            <text:p>?</text:p>
          </table:table-cell>
          <table:table-cell table:style-name="ce69" table:formula="of:=IF(OR([.D18]=&quot;NA&quot;; [.K18]=&quot;NA&quot;); &quot;?&quot;; IF([.D18]=[.K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L18]=&quot;NA&quot;); &quot;?&quot;; IF([.C18]=[.L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M18]=&quot;NA&quot;); &quot;?&quot;; IF([.C18]=[.M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N18]=&quot;NA&quot;); &quot;?&quot;; IF([.C18]=[.N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O18]=&quot;NA&quot;); &quot;?&quot;; IF([.C18]=[.O18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C9O.55p.19aa.usingEref_self_digit2</text:p>
          </table:table-cell>
          <table:table-cell office:value-type="float" office:value="7959487" calcext:value-type="float">
            <text:p>7959487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19]=&quot;NA&quot;; &quot;NA&quot;; [.B19]+[.D1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9]=&quot;NA&quot;; &quot;NA&quot;; [.B19]+[.F1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9]=&quot;NA&quot;; [.C19]=&quot;NA&quot;); &quot;?&quot;; IF([.E19]=[.C19]; &quot;OK&quot;; &quot;ERROR&quot;))" office:value-type="string" office:string-value="?" calcext:value-type="string">
            <text:p>?</text:p>
          </table:table-cell>
          <table:table-cell table:style-name="ce68" table:formula="of:=IF(OR([.D19]=&quot;NA&quot;; [.F19]=&quot;NA&quot;); &quot;?&quot;; IF([.D19]=[.F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G19]=&quot;NA&quot;); &quot;?&quot;; IF([.C19]=[.G19]; &quot;OK&quot;; &quot;ERROR&quot;))" office:value-type="string" office:string-value="?" calcext:value-type="string">
            <text:p>?</text:p>
          </table:table-cell>
          <table:table-cell table:style-name="ce69" table:formula="of:=IF(OR([.D19]=&quot;NA&quot;; [.H19]=&quot;NA&quot;); &quot;?&quot;; IF([.D19]=[.H19]; &quot;OK&quot;; &quot;ERROR&quot;))" office:value-type="string" office:string-value="?" calcext:value-type="string">
            <text:p>?</text:p>
          </table:table-cell>
          <table:table-cell table:style-name="ce69" table:formula="of:=IF(OR([.D19]=&quot;NA&quot;; [.I19]=&quot;NA&quot;); &quot;?&quot;; IF([.D19]=[.I19]; &quot;OK&quot;; &quot;ERRN3OR&quot;))" office:value-type="string" office:string-value="?" calcext:value-type="string">
            <text:p>?</text:p>
          </table:table-cell>
          <table:table-cell table:style-name="ce69" table:formula="of:=IF(OR([.D19]=&quot;NA&quot;; [.J19]=&quot;NA&quot;); &quot;?&quot;; IF([.D19]=[.J19]; &quot;OK&quot;; &quot;ERROR&quot;))" office:value-type="string" office:string-value="?" calcext:value-type="string">
            <text:p>?</text:p>
          </table:table-cell>
          <table:table-cell table:style-name="ce69" table:formula="of:=IF(OR([.D19]=&quot;NA&quot;; [.K19]=&quot;NA&quot;); &quot;?&quot;; IF([.D19]=[.K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L19]=&quot;NA&quot;); &quot;?&quot;; IF([.C19]=[.L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M19]=&quot;NA&quot;); &quot;?&quot;; IF([.C19]=[.M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N19]=&quot;NA&quot;); &quot;?&quot;; IF([.C19]=[.N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O19]=&quot;NA&quot;); &quot;?&quot;; IF([.C19]=[.O1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CM1.17p.19aa.usingEref_self_digit2</text:p>
          </table:table-cell>
          <table:table-cell table:number-columns-repeated="2" office:value-type="float" office:value="743645" calcext:value-type="float">
            <text:p>743645</text:p>
          </table:table-cell>
          <table:table-cell office:value-type="float" office:value="0" calcext:value-type="float">
            <text:p>0</text:p>
          </table:table-cell>
          <table:table-cell table:style-name="ce53" table:formula="of:=IF([.D20]=&quot;NA&quot;; &quot;NA&quot;; [.B20]+[.D20])" office:value-type="float" office:value="743645" calcext:value-type="float">
            <text:p>743645</text:p>
          </table:table-cell>
          <table:table-cell office:value-type="float" office:value="0" calcext:value-type="float">
            <text:p>0</text:p>
          </table:table-cell>
          <table:table-cell table:style-name="ce62" table:formula="of:=IF([.F20]=&quot;NA&quot;; &quot;NA&quot;; [.B20]+[.F20])" office:value-type="float" office:value="743645" calcext:value-type="float">
            <text:p>743645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43645" calcext:value-type="float">
            <text:p>743645</text:p>
          </table:table-cell>
          <table:table-cell/>
          <table:table-cell table:style-name="ce66" table:formula="of:=IF(OR([.E20]=&quot;NA&quot;; [.C20]=&quot;NA&quot;); &quot;?&quot;; IF([.E20]=[.C20]; &quot;OK&quot;; &quot;ERROR&quot;))" office:value-type="string" office:string-value="OK" calcext:value-type="string">
            <text:p>OK</text:p>
          </table:table-cell>
          <table:table-cell table:style-name="ce68" table:formula="of:=IF(OR([.D20]=&quot;NA&quot;; [.F20]=&quot;NA&quot;); &quot;?&quot;; IF([.D20]=[.F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G20]=&quot;NA&quot;); &quot;?&quot;; IF([.C20]=[.G20]; &quot;OK&quot;; &quot;ERROR&quot;))" office:value-type="string" office:string-value="OK" calcext:value-type="string">
            <text:p>OK</text:p>
          </table:table-cell>
          <table:table-cell table:style-name="ce69" table:formula="of:=IF(OR([.D20]=&quot;NA&quot;; [.H20]=&quot;NA&quot;); &quot;?&quot;; IF([.D20]=[.H20]; &quot;OK&quot;; &quot;ERROR&quot;))" office:value-type="string" office:string-value="OK" calcext:value-type="string">
            <text:p>OK</text:p>
          </table:table-cell>
          <table:table-cell table:style-name="ce69" table:formula="of:=IF(OR([.D20]=&quot;NA&quot;; [.I20]=&quot;NA&quot;); &quot;?&quot;; IF([.D20]=[.I20]; &quot;OK&quot;; &quot;ERRN3OR&quot;))" office:value-type="string" office:string-value="OK" calcext:value-type="string">
            <text:p>OK</text:p>
          </table:table-cell>
          <table:table-cell table:style-name="ce69" table:formula="of:=IF(OR([.D20]=&quot;NA&quot;; [.J20]=&quot;NA&quot;); &quot;?&quot;; IF([.D20]=[.J20]; &quot;OK&quot;; &quot;ERROR&quot;))" office:value-type="string" office:string-value="OK" calcext:value-type="string">
            <text:p>OK</text:p>
          </table:table-cell>
          <table:table-cell table:style-name="ce69" table:formula="of:=IF(OR([.D20]=&quot;NA&quot;; [.K20]=&quot;NA&quot;); &quot;?&quot;; IF([.D20]=[.K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L20]=&quot;NA&quot;); &quot;?&quot;; IF([.C20]=[.L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M20]=&quot;NA&quot;); &quot;?&quot;; IF([.C20]=[.M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N20]=&quot;NA&quot;); &quot;?&quot;; IF([.C20]=[.N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O20]=&quot;NA&quot;); &quot;?&quot;; IF([.C20]=[.O20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HZ5.12p.19aa.usingEref_self_digit2</text:p>
          </table:table-cell>
          <table:table-cell office:value-type="float" office:value="342288" calcext:value-type="float">
            <text:p>342288</text:p>
          </table:table-cell>
          <table:table-cell office:value-type="float" office:value="342476" calcext:value-type="float">
            <text:p>342476</text:p>
          </table:table-cell>
          <table:table-cell office:value-type="string" calcext:value-type="string">
            <text:p>NA</text:p>
          </table:table-cell>
          <table:table-cell table:style-name="ce53" table:formula="of:=IF([.D21]=&quot;NA&quot;; &quot;NA&quot;; [.B21]+[.D21])" office:value-type="string" office:string-value="NA" calcext:value-type="string">
            <text:p>NA</text:p>
          </table:table-cell>
          <table:table-cell office:value-type="float" office:value="188" calcext:value-type="float">
            <text:p>188</text:p>
          </table:table-cell>
          <table:table-cell table:style-name="ce62" table:formula="of:=IF([.F21]=&quot;NA&quot;; &quot;NA&quot;; [.B21]+[.F21])" office:value-type="float" office:value="342476" calcext:value-type="float">
            <text:p>342476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1]=&quot;NA&quot;; [.C21]=&quot;NA&quot;); &quot;?&quot;; IF([.E21]=[.C21]; &quot;OK&quot;; &quot;ERROR&quot;))" office:value-type="string" office:string-value="?" calcext:value-type="string">
            <text:p>?</text:p>
          </table:table-cell>
          <table:table-cell table:style-name="ce68" table:formula="of:=IF(OR([.D21]=&quot;NA&quot;; [.F21]=&quot;NA&quot;); &quot;?&quot;; IF([.D21]=[.F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G21]=&quot;NA&quot;); &quot;?&quot;; IF([.C21]=[.G21]; &quot;OK&quot;; &quot;ERROR&quot;))" office:value-type="string" office:string-value="OK" calcext:value-type="string">
            <text:p>OK</text:p>
          </table:table-cell>
          <table:table-cell table:style-name="ce69" table:formula="of:=IF(OR([.D21]=&quot;NA&quot;; [.H21]=&quot;NA&quot;); &quot;?&quot;; IF([.D21]=[.H21]; &quot;OK&quot;; &quot;ERROR&quot;))" office:value-type="string" office:string-value="?" calcext:value-type="string">
            <text:p>?</text:p>
          </table:table-cell>
          <table:table-cell table:style-name="ce69" table:formula="of:=IF(OR([.D21]=&quot;NA&quot;; [.I21]=&quot;NA&quot;); &quot;?&quot;; IF([.D21]=[.I21]; &quot;OK&quot;; &quot;ERRN3OR&quot;))" office:value-type="string" office:string-value="?" calcext:value-type="string">
            <text:p>?</text:p>
          </table:table-cell>
          <table:table-cell table:style-name="ce69" table:formula="of:=IF(OR([.D21]=&quot;NA&quot;; [.J21]=&quot;NA&quot;); &quot;?&quot;; IF([.D21]=[.J21]; &quot;OK&quot;; &quot;ERROR&quot;))" office:value-type="string" office:string-value="?" calcext:value-type="string">
            <text:p>?</text:p>
          </table:table-cell>
          <table:table-cell table:style-name="ce69" table:formula="of:=IF(OR([.D21]=&quot;NA&quot;; [.K21]=&quot;NA&quot;); &quot;?&quot;; IF([.D21]=[.K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L21]=&quot;NA&quot;); &quot;?&quot;; IF([.C21]=[.L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M21]=&quot;NA&quot;); &quot;?&quot;; IF([.C21]=[.M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N21]=&quot;NA&quot;); &quot;?&quot;; IF([.C21]=[.N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O21]=&quot;NA&quot;); &quot;?&quot;; IF([.C21]=[.O2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HZ5.12p.9aa.usingEref_self_digit2</text:p>
          </table:table-cell>
          <table:table-cell office:value-type="float" office:value="150563" calcext:value-type="float">
            <text:p>150563</text:p>
          </table:table-cell>
          <table:table-cell office:value-type="float" office:value="150714" calcext:value-type="float">
            <text:p>150714</text:p>
          </table:table-cell>
          <table:table-cell office:value-type="float" office:value="151" calcext:value-type="float">
            <text:p>151</text:p>
          </table:table-cell>
          <table:table-cell table:style-name="ce53" table:formula="of:=IF([.D22]=&quot;NA&quot;; &quot;NA&quot;; [.B22]+[.D22])" office:value-type="float" office:value="150714" calcext:value-type="float">
            <text:p>150714</text:p>
          </table:table-cell>
          <table:table-cell office:value-type="float" office:value="151" calcext:value-type="float">
            <text:p>151</text:p>
          </table:table-cell>
          <table:table-cell table:style-name="ce62" table:formula="of:=IF([.F22]=&quot;NA&quot;; &quot;NA&quot;; [.B22]+[.F22])" office:value-type="float" office:value="150714" calcext:value-type="float">
            <text:p>150714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151" calcext:value-type="float">
            <text:p>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A</text:p>
          </table:table-cell>
          <table:table-cell office:value-type="float" office:value="150714" calcext:value-type="float">
            <text:p>150714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22]=&quot;NA&quot;; [.C22]=&quot;NA&quot;); &quot;?&quot;; IF([.E22]=[.C22]; &quot;OK&quot;; &quot;ERROR&quot;))" office:value-type="string" office:string-value="OK" calcext:value-type="string">
            <text:p>OK</text:p>
          </table:table-cell>
          <table:table-cell table:style-name="ce68" table:formula="of:=IF(OR([.D22]=&quot;NA&quot;; [.F22]=&quot;NA&quot;); &quot;?&quot;; IF([.D22]=[.F22]; &quot;OK&quot;; &quot;ERROR&quot;))" office:value-type="string" office:string-value="OK" calcext:value-type="string">
            <text:p>OK</text:p>
          </table:table-cell>
          <table:table-cell table:style-name="ce69" table:formula="of:=IF(OR([.C22]=&quot;NA&quot;; [.G22]=&quot;NA&quot;); &quot;?&quot;; IF([.C22]=[.G22]; &quot;OK&quot;; &quot;ERROR&quot;))" office:value-type="string" office:string-value="OK" calcext:value-type="string">
            <text:p>OK</text:p>
          </table:table-cell>
          <table:table-cell table:style-name="ce69" table:formula="of:=IF(OR([.D22]=&quot;NA&quot;; [.H22]=&quot;NA&quot;); &quot;?&quot;; IF([.D22]=[.H22]; &quot;OK&quot;; &quot;ERROR&quot;))" office:value-type="string" office:string-value="?" calcext:value-type="string">
            <text:p>?</text:p>
          </table:table-cell>
          <table:table-cell table:style-name="ce69" table:formula="of:=IF(OR([.D22]=&quot;NA&quot;; [.I22]=&quot;NA&quot;); &quot;?&quot;; IF([.D22]=[.I22]; &quot;OK&quot;; &quot;ERRN3OR&quot;))" office:value-type="string" office:string-value="?" calcext:value-type="string">
            <text:p>?</text:p>
          </table:table-cell>
          <table:table-cell table:style-name="ce69" table:formula="of:=IF(OR([.D22]=&quot;NA&quot;; [.J22]=&quot;NA&quot;); &quot;?&quot;; IF([.D22]=[.J22]; &quot;OK&quot;; &quot;ERROR&quot;))" office:value-type="string" office:string-value="OK" calcext:value-type="string">
            <text:p>OK</text:p>
          </table:table-cell>
          <table:table-cell table:style-name="ce69" table:formula="of:=IF(OR([.D22]=&quot;NA&quot;; [.K22]=&quot;NA&quot;); &quot;?&quot;; IF([.D22]=[.K22]; &quot;OK&quot;; &quot;ERROR&quot;))" office:value-type="string" office:string-value="OK" calcext:value-type="string">
            <text:p>OK</text:p>
          </table:table-cell>
          <table:table-cell table:style-name="ce69" table:formula="of:=IF(OR([.C22]=&quot;NA&quot;; [.L22]=&quot;NA&quot;); &quot;?&quot;; IF([.C22]=[.L22]; &quot;OK&quot;; &quot;ERROR&quot;))" office:value-type="string" office:string-value="?" calcext:value-type="string">
            <text:p>?</text:p>
          </table:table-cell>
          <table:table-cell table:style-name="ce69" table:formula="of:=IF(OR([.C22]=&quot;NA&quot;; [.M22]=&quot;NA&quot;); &quot;?&quot;; IF([.C22]=[.M22]; &quot;OK&quot;; &quot;ERROR&quot;))" office:value-type="string" office:string-value="OK" calcext:value-type="string">
            <text:p>OK</text:p>
          </table:table-cell>
          <table:table-cell table:style-name="ce69" table:formula="of:=IF(OR([.C22]=&quot;NA&quot;; [.N22]=&quot;NA&quot;); &quot;?&quot;; IF([.C22]=[.N22]; &quot;OK&quot;; &quot;ERROR&quot;))" office:value-type="string" office:string-value="?" calcext:value-type="string">
            <text:p>?</text:p>
          </table:table-cell>
          <table:table-cell table:style-name="ce69" table:formula="of:=IF(OR([.C22]=&quot;NA&quot;; [.O22]=&quot;NA&quot;); &quot;?&quot;; IF([.C22]=[.O2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PGB.11p.19aa.usingEref_self_digit2</text:p>
          </table:table-cell>
          <table:table-cell office:value-type="float" office:value="285127" calcext:value-type="float">
            <text:p>285127</text:p>
          </table:table-cell>
          <table:table-cell office:value-type="float" office:value="286135" calcext:value-type="float">
            <text:p>286135</text:p>
          </table:table-cell>
          <table:table-cell office:value-type="string" calcext:value-type="string">
            <text:p>NA</text:p>
          </table:table-cell>
          <table:table-cell table:style-name="ce53" table:formula="of:=IF([.D23]=&quot;NA&quot;; &quot;NA&quot;; [.B23]+[.D2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23]=&quot;NA&quot;; &quot;NA&quot;; [.B23]+[.F2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3]=&quot;NA&quot;; [.C23]=&quot;NA&quot;); &quot;?&quot;; IF([.E23]=[.C23]; &quot;OK&quot;; &quot;ERROR&quot;))" office:value-type="string" office:string-value="?" calcext:value-type="string">
            <text:p>?</text:p>
          </table:table-cell>
          <table:table-cell table:style-name="ce68" table:formula="of:=IF(OR([.D23]=&quot;NA&quot;; [.F23]=&quot;NA&quot;); &quot;?&quot;; IF([.D23]=[.F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G23]=&quot;NA&quot;); &quot;?&quot;; IF([.C23]=[.G23]; &quot;OK&quot;; &quot;ERROR&quot;))" office:value-type="string" office:string-value="?" calcext:value-type="string">
            <text:p>?</text:p>
          </table:table-cell>
          <table:table-cell table:style-name="ce69" table:formula="of:=IF(OR([.D23]=&quot;NA&quot;; [.H23]=&quot;NA&quot;); &quot;?&quot;; IF([.D23]=[.H23]; &quot;OK&quot;; &quot;ERROR&quot;))" office:value-type="string" office:string-value="?" calcext:value-type="string">
            <text:p>?</text:p>
          </table:table-cell>
          <table:table-cell table:style-name="ce69" table:formula="of:=IF(OR([.D23]=&quot;NA&quot;; [.I23]=&quot;NA&quot;); &quot;?&quot;; IF([.D23]=[.I23]; &quot;OK&quot;; &quot;ERRN3OR&quot;))" office:value-type="string" office:string-value="?" calcext:value-type="string">
            <text:p>?</text:p>
          </table:table-cell>
          <table:table-cell table:style-name="ce69" table:formula="of:=IF(OR([.D23]=&quot;NA&quot;; [.J23]=&quot;NA&quot;); &quot;?&quot;; IF([.D23]=[.J23]; &quot;OK&quot;; &quot;ERROR&quot;))" office:value-type="string" office:string-value="?" calcext:value-type="string">
            <text:p>?</text:p>
          </table:table-cell>
          <table:table-cell table:style-name="ce69" table:formula="of:=IF(OR([.D23]=&quot;NA&quot;; [.K23]=&quot;NA&quot;); &quot;?&quot;; IF([.D23]=[.K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L23]=&quot;NA&quot;); &quot;?&quot;; IF([.C23]=[.L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M23]=&quot;NA&quot;); &quot;?&quot;; IF([.C23]=[.M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N23]=&quot;NA&quot;); &quot;?&quot;; IF([.C23]=[.N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O23]=&quot;NA&quot;); &quot;?&quot;; IF([.C23]=[.O2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PGB.11p.9aa.usingEref_self_digit2</text:p>
          </table:table-cell>
          <table:table-cell office:value-type="float" office:value="125305" calcext:value-type="float">
            <text:p>125305</text:p>
          </table:table-cell>
          <table:table-cell office:value-type="float" office:value="125306" calcext:value-type="float">
            <text:p>125306</text:p>
          </table:table-cell>
          <table:table-cell office:value-type="float" office:value="1" calcext:value-type="float">
            <text:p>1</text:p>
          </table:table-cell>
          <table:table-cell table:style-name="ce53" table:formula="of:=IF([.D24]=&quot;NA&quot;; &quot;NA&quot;; [.B24]+[.D24])" office:value-type="float" office:value="125306" calcext:value-type="float">
            <text:p>125306</text:p>
          </table:table-cell>
          <table:table-cell office:value-type="float" office:value="1" calcext:value-type="float">
            <text:p>1</text:p>
          </table:table-cell>
          <table:table-cell table:style-name="ce62" table:formula="of:=IF([.F24]=&quot;NA&quot;; &quot;NA&quot;; [.B24]+[.F24])" office:value-type="float" office:value="125306" calcext:value-type="float">
            <text:p>125306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25306" calcext:value-type="float">
            <text:p>125306</text:p>
          </table:table-cell>
          <table:table-cell/>
          <table:table-cell table:style-name="ce66" table:formula="of:=IF(OR([.E24]=&quot;NA&quot;; [.C24]=&quot;NA&quot;); &quot;?&quot;; IF([.E24]=[.C24]; &quot;OK&quot;; &quot;ERROR&quot;))" office:value-type="string" office:string-value="OK" calcext:value-type="string">
            <text:p>OK</text:p>
          </table:table-cell>
          <table:table-cell table:style-name="ce68" table:formula="of:=IF(OR([.D24]=&quot;NA&quot;; [.F24]=&quot;NA&quot;); &quot;?&quot;; IF([.D24]=[.F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G24]=&quot;NA&quot;); &quot;?&quot;; IF([.C24]=[.G24]; &quot;OK&quot;; &quot;ERROR&quot;))" office:value-type="string" office:string-value="OK" calcext:value-type="string">
            <text:p>OK</text:p>
          </table:table-cell>
          <table:table-cell table:style-name="ce69" table:formula="of:=IF(OR([.D24]=&quot;NA&quot;; [.H24]=&quot;NA&quot;); &quot;?&quot;; IF([.D24]=[.H24]; &quot;OK&quot;; &quot;ERROR&quot;))" office:value-type="string" office:string-value="OK" calcext:value-type="string">
            <text:p>OK</text:p>
          </table:table-cell>
          <table:table-cell table:style-name="ce69" table:formula="of:=IF(OR([.D24]=&quot;NA&quot;; [.I24]=&quot;NA&quot;); &quot;?&quot;; IF([.D24]=[.I24]; &quot;OK&quot;; &quot;ERRN3OR&quot;))" office:value-type="string" office:string-value="OK" calcext:value-type="string">
            <text:p>OK</text:p>
          </table:table-cell>
          <table:table-cell table:style-name="ce69" table:formula="of:=IF(OR([.D24]=&quot;NA&quot;; [.J24]=&quot;NA&quot;); &quot;?&quot;; IF([.D24]=[.J24]; &quot;OK&quot;; &quot;ERROR&quot;))" office:value-type="string" office:string-value="OK" calcext:value-type="string">
            <text:p>OK</text:p>
          </table:table-cell>
          <table:table-cell table:style-name="ce69" table:formula="of:=IF(OR([.D24]=&quot;NA&quot;; [.K24]=&quot;NA&quot;); &quot;?&quot;; IF([.D24]=[.K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L24]=&quot;NA&quot;); &quot;?&quot;; IF([.C24]=[.L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M24]=&quot;NA&quot;); &quot;?&quot;; IF([.C24]=[.M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N24]=&quot;NA&quot;); &quot;?&quot;; IF([.C24]=[.N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O24]=&quot;NA&quot;); &quot;?&quot;; IF([.C24]=[.O2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PIN.28p.19aa.usingEref_self_digit2</text:p>
          </table:table-cell>
          <table:table-cell office:value-type="float" office:value="1978288" calcext:value-type="float">
            <text:p>1978288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25]=&quot;NA&quot;; &quot;NA&quot;; [.B25]+[.D2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25]=&quot;NA&quot;; &quot;NA&quot;; [.B25]+[.F2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5]=&quot;NA&quot;; [.C25]=&quot;NA&quot;); &quot;?&quot;; IF([.E25]=[.C25]; &quot;OK&quot;; &quot;ERROR&quot;))" office:value-type="string" office:string-value="?" calcext:value-type="string">
            <text:p>?</text:p>
          </table:table-cell>
          <table:table-cell table:style-name="ce68" table:formula="of:=IF(OR([.D25]=&quot;NA&quot;; [.F25]=&quot;NA&quot;); &quot;?&quot;; IF([.D25]=[.F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G25]=&quot;NA&quot;); &quot;?&quot;; IF([.C25]=[.G25]; &quot;OK&quot;; &quot;ERROR&quot;))" office:value-type="string" office:string-value="?" calcext:value-type="string">
            <text:p>?</text:p>
          </table:table-cell>
          <table:table-cell table:style-name="ce69" table:formula="of:=IF(OR([.D25]=&quot;NA&quot;; [.H25]=&quot;NA&quot;); &quot;?&quot;; IF([.D25]=[.H25]; &quot;OK&quot;; &quot;ERROR&quot;))" office:value-type="string" office:string-value="?" calcext:value-type="string">
            <text:p>?</text:p>
          </table:table-cell>
          <table:table-cell table:style-name="ce69" table:formula="of:=IF(OR([.D25]=&quot;NA&quot;; [.I25]=&quot;NA&quot;); &quot;?&quot;; IF([.D25]=[.I25]; &quot;OK&quot;; &quot;ERRN3OR&quot;))" office:value-type="string" office:string-value="?" calcext:value-type="string">
            <text:p>?</text:p>
          </table:table-cell>
          <table:table-cell table:style-name="ce69" table:formula="of:=IF(OR([.D25]=&quot;NA&quot;; [.J25]=&quot;NA&quot;); &quot;?&quot;; IF([.D25]=[.J25]; &quot;OK&quot;; &quot;ERROR&quot;))" office:value-type="string" office:string-value="?" calcext:value-type="string">
            <text:p>?</text:p>
          </table:table-cell>
          <table:table-cell table:style-name="ce69" table:formula="of:=IF(OR([.D25]=&quot;NA&quot;; [.K25]=&quot;NA&quot;); &quot;?&quot;; IF([.D25]=[.K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L25]=&quot;NA&quot;); &quot;?&quot;; IF([.C25]=[.L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M25]=&quot;NA&quot;); &quot;?&quot;; IF([.C25]=[.M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N25]=&quot;NA&quot;); &quot;?&quot;; IF([.C25]=[.N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O25]=&quot;NA&quot;); &quot;?&quot;; IF([.C25]=[.O2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UBI.13p.19aa.usingEref_self_digit2</text:p>
          </table:table-cell>
          <table:table-cell office:value-type="float" office:value="372923" calcext:value-type="float">
            <text:p>372923</text:p>
          </table:table-cell>
          <table:table-cell office:value-type="float" office:value="380554" calcext:value-type="float">
            <text:p>380554</text:p>
          </table:table-cell>
          <table:table-cell office:value-type="string" calcext:value-type="string">
            <text:p>NA</text:p>
          </table:table-cell>
          <table:table-cell table:style-name="ce53" table:formula="of:=IF([.D26]=&quot;NA&quot;; &quot;NA&quot;; [.B26]+[.D2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26]=&quot;NA&quot;; &quot;NA&quot;; [.B26]+[.F2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6]=&quot;NA&quot;; [.C26]=&quot;NA&quot;); &quot;?&quot;; IF([.E26]=[.C26]; &quot;OK&quot;; &quot;ERROR&quot;))" office:value-type="string" office:string-value="?" calcext:value-type="string">
            <text:p>?</text:p>
          </table:table-cell>
          <table:table-cell table:style-name="ce68" table:formula="of:=IF(OR([.D26]=&quot;NA&quot;; [.F26]=&quot;NA&quot;); &quot;?&quot;; IF([.D26]=[.F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G26]=&quot;NA&quot;); &quot;?&quot;; IF([.C26]=[.G26]; &quot;OK&quot;; &quot;ERROR&quot;))" office:value-type="string" office:string-value="?" calcext:value-type="string">
            <text:p>?</text:p>
          </table:table-cell>
          <table:table-cell table:style-name="ce69" table:formula="of:=IF(OR([.D26]=&quot;NA&quot;; [.H26]=&quot;NA&quot;); &quot;?&quot;; IF([.D26]=[.H26]; &quot;OK&quot;; &quot;ERROR&quot;))" office:value-type="string" office:string-value="?" calcext:value-type="string">
            <text:p>?</text:p>
          </table:table-cell>
          <table:table-cell table:style-name="ce69" table:formula="of:=IF(OR([.D26]=&quot;NA&quot;; [.I26]=&quot;NA&quot;); &quot;?&quot;; IF([.D26]=[.I26]; &quot;OK&quot;; &quot;ERRN3OR&quot;))" office:value-type="string" office:string-value="?" calcext:value-type="string">
            <text:p>?</text:p>
          </table:table-cell>
          <table:table-cell table:style-name="ce69" table:formula="of:=IF(OR([.D26]=&quot;NA&quot;; [.J26]=&quot;NA&quot;); &quot;?&quot;; IF([.D26]=[.J26]; &quot;OK&quot;; &quot;ERROR&quot;))" office:value-type="string" office:string-value="?" calcext:value-type="string">
            <text:p>?</text:p>
          </table:table-cell>
          <table:table-cell table:style-name="ce69" table:formula="of:=IF(OR([.D26]=&quot;NA&quot;; [.K26]=&quot;NA&quot;); &quot;?&quot;; IF([.D26]=[.K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L26]=&quot;NA&quot;); &quot;?&quot;; IF([.C26]=[.L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M26]=&quot;NA&quot;); &quot;?&quot;; IF([.C26]=[.M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N26]=&quot;NA&quot;); &quot;?&quot;; IF([.C26]=[.N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O26]=&quot;NA&quot;); &quot;?&quot;; IF([.C26]=[.O2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UBI.13p.9aa.usingEref_self_digit2</text:p>
          </table:table-cell>
          <table:table-cell office:value-type="float" office:value="159214" calcext:value-type="float">
            <text:p>159214</text:p>
          </table:table-cell>
          <table:table-cell office:value-type="float" office:value="159522" calcext:value-type="float">
            <text:p>159522</text:p>
          </table:table-cell>
          <table:table-cell office:value-type="float" office:value="308" calcext:value-type="float">
            <text:p>308</text:p>
          </table:table-cell>
          <table:table-cell table:style-name="ce53" table:formula="of:=IF([.D27]=&quot;NA&quot;; &quot;NA&quot;; [.B27]+[.D27])" office:value-type="float" office:value="159522" calcext:value-type="float">
            <text:p>159522</text:p>
          </table:table-cell>
          <table:table-cell office:value-type="string" calcext:value-type="string">
            <text:p>NA</text:p>
          </table:table-cell>
          <table:table-cell table:style-name="ce62" table:formula="of:=IF([.F27]=&quot;NA&quot;; &quot;NA&quot;; [.B27]+[.F2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7]=&quot;NA&quot;; [.C27]=&quot;NA&quot;); &quot;?&quot;; IF([.E27]=[.C27]; &quot;OK&quot;; &quot;ERROR&quot;))" office:value-type="string" office:string-value="OK" calcext:value-type="string">
            <text:p>OK</text:p>
          </table:table-cell>
          <table:table-cell table:style-name="ce68" table:formula="of:=IF(OR([.D27]=&quot;NA&quot;; [.F27]=&quot;NA&quot;); &quot;?&quot;; IF([.D27]=[.F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G27]=&quot;NA&quot;); &quot;?&quot;; IF([.C27]=[.G27]; &quot;OK&quot;; &quot;ERROR&quot;))" office:value-type="string" office:string-value="?" calcext:value-type="string">
            <text:p>?</text:p>
          </table:table-cell>
          <table:table-cell table:style-name="ce69" table:formula="of:=IF(OR([.D27]=&quot;NA&quot;; [.H27]=&quot;NA&quot;); &quot;?&quot;; IF([.D27]=[.H27]; &quot;OK&quot;; &quot;ERROR&quot;))" office:value-type="string" office:string-value="?" calcext:value-type="string">
            <text:p>?</text:p>
          </table:table-cell>
          <table:table-cell table:style-name="ce69" table:formula="of:=IF(OR([.D27]=&quot;NA&quot;; [.I27]=&quot;NA&quot;); &quot;?&quot;; IF([.D27]=[.I27]; &quot;OK&quot;; &quot;ERRN3OR&quot;))" office:value-type="string" office:string-value="?" calcext:value-type="string">
            <text:p>?</text:p>
          </table:table-cell>
          <table:table-cell table:style-name="ce69" table:formula="of:=IF(OR([.D27]=&quot;NA&quot;; [.J27]=&quot;NA&quot;); &quot;?&quot;; IF([.D27]=[.J27]; &quot;OK&quot;; &quot;ERROR&quot;))" office:value-type="string" office:string-value="?" calcext:value-type="string">
            <text:p>?</text:p>
          </table:table-cell>
          <table:table-cell table:style-name="ce69" table:formula="of:=IF(OR([.D27]=&quot;NA&quot;; [.K27]=&quot;NA&quot;); &quot;?&quot;; IF([.D27]=[.K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L27]=&quot;NA&quot;); &quot;?&quot;; IF([.C27]=[.L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M27]=&quot;NA&quot;); &quot;?&quot;; IF([.C27]=[.M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N27]=&quot;NA&quot;); &quot;?&quot;; IF([.C27]=[.N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O27]=&quot;NA&quot;); &quot;?&quot;; IF([.C27]=[.O2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2DHC.14p.19aa.usingEref_self_digit2</text:p>
          </table:table-cell>
          <table:table-cell office:value-type="float" office:value="1408750" calcext:value-type="float">
            <text:p>1408750</text:p>
          </table:table-cell>
          <table:table-cell office:value-type="float" office:value="1410850" calcext:value-type="float">
            <text:p>1410850</text:p>
          </table:table-cell>
          <table:table-cell office:value-type="string" calcext:value-type="string">
            <text:p>NA</text:p>
          </table:table-cell>
          <table:table-cell table:style-name="ce53" table:formula="of:=IF([.D28]=&quot;NA&quot;; &quot;NA&quot;; [.B28]+[.D2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28]=&quot;NA&quot;; &quot;NA&quot;; [.B28]+[.F2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8]=&quot;NA&quot;; [.C28]=&quot;NA&quot;); &quot;?&quot;; IF([.E28]=[.C28]; &quot;OK&quot;; &quot;ERROR&quot;))" office:value-type="string" office:string-value="?" calcext:value-type="string">
            <text:p>?</text:p>
          </table:table-cell>
          <table:table-cell table:style-name="ce68" table:formula="of:=IF(OR([.D28]=&quot;NA&quot;; [.F28]=&quot;NA&quot;); &quot;?&quot;; IF([.D28]=[.F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G28]=&quot;NA&quot;); &quot;?&quot;; IF([.C28]=[.G28]; &quot;OK&quot;; &quot;ERROR&quot;))" office:value-type="string" office:string-value="?" calcext:value-type="string">
            <text:p>?</text:p>
          </table:table-cell>
          <table:table-cell table:style-name="ce69" table:formula="of:=IF(OR([.D28]=&quot;NA&quot;; [.H28]=&quot;NA&quot;); &quot;?&quot;; IF([.D28]=[.H28]; &quot;OK&quot;; &quot;ERROR&quot;))" office:value-type="string" office:string-value="?" calcext:value-type="string">
            <text:p>?</text:p>
          </table:table-cell>
          <table:table-cell table:style-name="ce69" table:formula="of:=IF(OR([.D28]=&quot;NA&quot;; [.I28]=&quot;NA&quot;); &quot;?&quot;; IF([.D28]=[.I28]; &quot;OK&quot;; &quot;ERRN3OR&quot;))" office:value-type="string" office:string-value="?" calcext:value-type="string">
            <text:p>?</text:p>
          </table:table-cell>
          <table:table-cell table:style-name="ce69" table:formula="of:=IF(OR([.D28]=&quot;NA&quot;; [.J28]=&quot;NA&quot;); &quot;?&quot;; IF([.D28]=[.J28]; &quot;OK&quot;; &quot;ERROR&quot;))" office:value-type="string" office:string-value="?" calcext:value-type="string">
            <text:p>?</text:p>
          </table:table-cell>
          <table:table-cell table:style-name="ce69" table:formula="of:=IF(OR([.D28]=&quot;NA&quot;; [.K28]=&quot;NA&quot;); &quot;?&quot;; IF([.D28]=[.K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L28]=&quot;NA&quot;); &quot;?&quot;; IF([.C28]=[.L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M28]=&quot;NA&quot;); &quot;?&quot;; IF([.C28]=[.M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N28]=&quot;NA&quot;); &quot;?&quot;; IF([.C28]=[.N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O28]=&quot;NA&quot;); &quot;?&quot;; IF([.C28]=[.O2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2PCY.18p.8aa.usingEref_self_digit2</text:p>
          </table:table-cell>
          <table:table-cell office:value-type="float" office:value="307622" calcext:value-type="float">
            <text:p>307622</text:p>
          </table:table-cell>
          <table:table-cell office:value-type="float" office:value="307667" calcext:value-type="float">
            <text:p>307667</text:p>
          </table:table-cell>
          <table:table-cell office:value-type="float" office:value="45" calcext:value-type="float">
            <text:p>45</text:p>
          </table:table-cell>
          <table:table-cell table:style-name="ce53" table:formula="of:=IF([.D29]=&quot;NA&quot;; &quot;NA&quot;; [.B29]+[.D29])" office:value-type="float" office:value="307667" calcext:value-type="float">
            <text:p>307667</text:p>
          </table:table-cell>
          <table:table-cell office:value-type="float" office:value="45" calcext:value-type="float">
            <text:p>45</text:p>
          </table:table-cell>
          <table:table-cell table:style-name="ce62" table:formula="of:=IF([.F29]=&quot;NA&quot;; &quot;NA&quot;; [.B29]+[.F29])" office:value-type="float" office:value="307667" calcext:value-type="float">
            <text:p>307667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float" office:value="307667" calcext:value-type="float">
            <text:p>307667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29]=&quot;NA&quot;; [.C29]=&quot;NA&quot;); &quot;?&quot;; IF([.E29]=[.C29]; &quot;OK&quot;; &quot;ERROR&quot;))" office:value-type="string" office:string-value="OK" calcext:value-type="string">
            <text:p>OK</text:p>
          </table:table-cell>
          <table:table-cell table:style-name="ce68" table:formula="of:=IF(OR([.D29]=&quot;NA&quot;; [.F29]=&quot;NA&quot;); &quot;?&quot;; IF([.D29]=[.F29]; &quot;OK&quot;; &quot;ERROR&quot;))" office:value-type="string" office:string-value="OK" calcext:value-type="string">
            <text:p>OK</text:p>
          </table:table-cell>
          <table:table-cell table:style-name="ce69" table:formula="of:=IF(OR([.C29]=&quot;NA&quot;; [.G29]=&quot;NA&quot;); &quot;?&quot;; IF([.C29]=[.G29]; &quot;OK&quot;; &quot;ERROR&quot;))" office:value-type="string" office:string-value="OK" calcext:value-type="string">
            <text:p>OK</text:p>
          </table:table-cell>
          <table:table-cell table:style-name="ce69" table:formula="of:=IF(OR([.D29]=&quot;NA&quot;; [.H29]=&quot;NA&quot;); &quot;?&quot;; IF([.D29]=[.H29]; &quot;OK&quot;; &quot;ERROR&quot;))" office:value-type="string" office:string-value="?" calcext:value-type="string">
            <text:p>?</text:p>
          </table:table-cell>
          <table:table-cell table:style-name="ce69" table:formula="of:=IF(OR([.D29]=&quot;NA&quot;; [.I29]=&quot;NA&quot;); &quot;?&quot;; IF([.D29]=[.I29]; &quot;OK&quot;; &quot;ERRN3OR&quot;))" office:value-type="string" office:string-value="?" calcext:value-type="string">
            <text:p>?</text:p>
          </table:table-cell>
          <table:table-cell table:style-name="ce69" table:formula="of:=IF(OR([.D29]=&quot;NA&quot;; [.J29]=&quot;NA&quot;); &quot;?&quot;; IF([.D29]=[.J29]; &quot;OK&quot;; &quot;ERROR&quot;))" office:value-type="string" office:string-value="OK" calcext:value-type="string">
            <text:p>OK</text:p>
          </table:table-cell>
          <table:table-cell table:style-name="ce69" table:formula="of:=IF(OR([.D29]=&quot;NA&quot;; [.K29]=&quot;NA&quot;); &quot;?&quot;; IF([.D29]=[.K29]; &quot;OK&quot;; &quot;ERROR&quot;))" office:value-type="string" office:string-value="OK" calcext:value-type="string">
            <text:p>OK</text:p>
          </table:table-cell>
          <table:table-cell table:style-name="ce69" table:formula="of:=IF(OR([.C29]=&quot;NA&quot;; [.L29]=&quot;NA&quot;); &quot;?&quot;; IF([.C29]=[.L29]; &quot;OK&quot;; &quot;ERROR&quot;))" office:value-type="string" office:string-value="?" calcext:value-type="string">
            <text:p>?</text:p>
          </table:table-cell>
          <table:table-cell table:style-name="ce69" table:formula="of:=IF(OR([.C29]=&quot;NA&quot;; [.M29]=&quot;NA&quot;); &quot;?&quot;; IF([.C29]=[.M29]; &quot;OK&quot;; &quot;ERROR&quot;))" office:value-type="string" office:string-value="OK" calcext:value-type="string">
            <text:p>OK</text:p>
          </table:table-cell>
          <table:table-cell table:style-name="ce69" table:formula="of:=IF(OR([.C29]=&quot;NA&quot;; [.N29]=&quot;NA&quot;); &quot;?&quot;; IF([.C29]=[.N29]; &quot;OK&quot;; &quot;ERROR&quot;))" office:value-type="string" office:string-value="?" calcext:value-type="string">
            <text:p>?</text:p>
          </table:table-cell>
          <table:table-cell table:style-name="ce69" table:formula="of:=IF(OR([.C29]=&quot;NA&quot;; [.O29]=&quot;NA&quot;); &quot;?&quot;; IF([.C29]=[.O2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2TRX.11p.8aa.usingEref_self_digit2</text:p>
          </table:table-cell>
          <table:table-cell office:value-type="float" office:value="178436" calcext:value-type="float">
            <text:p>178436</text:p>
          </table:table-cell>
          <table:table-cell office:value-type="float" office:value="178440" calcext:value-type="float">
            <text:p>178440</text:p>
          </table:table-cell>
          <table:table-cell office:value-type="float" office:value="4" calcext:value-type="float">
            <text:p>4</text:p>
          </table:table-cell>
          <table:table-cell table:style-name="ce53" table:formula="of:=IF([.D30]=&quot;NA&quot;; &quot;NA&quot;; [.B30]+[.D30])" office:value-type="float" office:value="178440" calcext:value-type="float">
            <text:p>178440</text:p>
          </table:table-cell>
          <table:table-cell office:value-type="float" office:value="4" calcext:value-type="float">
            <text:p>4</text:p>
          </table:table-cell>
          <table:table-cell table:style-name="ce62" table:formula="of:=IF([.F30]=&quot;NA&quot;; &quot;NA&quot;; [.B30]+[.F30])" office:value-type="float" office:value="178440" calcext:value-type="float">
            <text:p>178440</text:p>
          </table:table-cell>
          <table:table-cell table:number-columns-repeated="3" table:style-name="ce5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8440" calcext:value-type="float">
            <text:p>178440</text:p>
          </table:table-cell>
          <table:table-cell/>
          <table:table-cell table:style-name="ce66" table:formula="of:=IF(OR([.E30]=&quot;NA&quot;; [.C30]=&quot;NA&quot;); &quot;?&quot;; IF([.E30]=[.C30]; &quot;OK&quot;; &quot;ERROR&quot;))" office:value-type="string" office:string-value="OK" calcext:value-type="string">
            <text:p>OK</text:p>
          </table:table-cell>
          <table:table-cell table:style-name="ce68" table:formula="of:=IF(OR([.D30]=&quot;NA&quot;; [.F30]=&quot;NA&quot;); &quot;?&quot;; IF([.D30]=[.F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G30]=&quot;NA&quot;); &quot;?&quot;; IF([.C30]=[.G30]; &quot;OK&quot;; &quot;ERROR&quot;))" office:value-type="string" office:string-value="OK" calcext:value-type="string">
            <text:p>OK</text:p>
          </table:table-cell>
          <table:table-cell table:style-name="ce69" table:formula="of:=IF(OR([.D30]=&quot;NA&quot;; [.H30]=&quot;NA&quot;); &quot;?&quot;; IF([.D30]=[.H30]; &quot;OK&quot;; &quot;ERROR&quot;))" office:value-type="string" office:string-value="OK" calcext:value-type="string">
            <text:p>OK</text:p>
          </table:table-cell>
          <table:table-cell table:style-name="ce69" table:formula="of:=IF(OR([.D30]=&quot;NA&quot;; [.I30]=&quot;NA&quot;); &quot;?&quot;; IF([.D30]=[.I30]; &quot;OK&quot;; &quot;ERRN3OR&quot;))" office:value-type="string" office:string-value="OK" calcext:value-type="string">
            <text:p>OK</text:p>
          </table:table-cell>
          <table:table-cell table:style-name="ce69" table:formula="of:=IF(OR([.D30]=&quot;NA&quot;; [.J30]=&quot;NA&quot;); &quot;?&quot;; IF([.D30]=[.J30]; &quot;OK&quot;; &quot;ERROR&quot;))" office:value-type="string" office:string-value="OK" calcext:value-type="string">
            <text:p>OK</text:p>
          </table:table-cell>
          <table:table-cell table:style-name="ce69" table:formula="of:=IF(OR([.D30]=&quot;NA&quot;; [.K30]=&quot;NA&quot;); &quot;?&quot;; IF([.D30]=[.K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L30]=&quot;NA&quot;); &quot;?&quot;; IF([.C30]=[.L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M30]=&quot;NA&quot;); &quot;?&quot;; IF([.C30]=[.M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N30]=&quot;NA&quot;); &quot;?&quot;; IF([.C30]=[.N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O30]=&quot;NA&quot;); &quot;?&quot;; IF([.C30]=[.O30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BK2.matrix.24p.17aa.usingEref_self_digit2</text:p>
          </table:table-cell>
          <table:table-cell office:value-type="float" office:value="1133567" calcext:value-type="float">
            <text:p>1133567</text:p>
          </table:table-cell>
          <table:table-cell office:value-type="float" office:value="1133737" calcext:value-type="float">
            <text:p>1133737</text:p>
          </table:table-cell>
          <table:table-cell office:value-type="float" office:value="170" calcext:value-type="float">
            <text:p>170</text:p>
          </table:table-cell>
          <table:table-cell table:style-name="ce53" table:formula="of:=IF([.D31]=&quot;NA&quot;; &quot;NA&quot;; [.B31]+[.D31])" office:value-type="float" office:value="1133737" calcext:value-type="float">
            <text:p>1133737</text:p>
          </table:table-cell>
          <table:table-cell office:value-type="float" office:value="170" calcext:value-type="float">
            <text:p>170</text:p>
          </table:table-cell>
          <table:table-cell table:style-name="ce62" table:formula="of:=IF([.F31]=&quot;NA&quot;; &quot;NA&quot;; [.B31]+[.F31])" office:value-type="float" office:value="1133737" calcext:value-type="float">
            <text:p>1133737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A</text:p>
          </table:table-cell>
          <table:table-cell office:value-type="float" office:value="1133737" calcext:value-type="float">
            <text:p>1133737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31]=&quot;NA&quot;; [.C31]=&quot;NA&quot;); &quot;?&quot;; IF([.E31]=[.C31]; &quot;OK&quot;; &quot;ERROR&quot;))" office:value-type="string" office:string-value="OK" calcext:value-type="string">
            <text:p>OK</text:p>
          </table:table-cell>
          <table:table-cell table:style-name="ce68" table:formula="of:=IF(OR([.D31]=&quot;NA&quot;; [.F31]=&quot;NA&quot;); &quot;?&quot;; IF([.D31]=[.F31]; &quot;OK&quot;; &quot;ERROR&quot;))" office:value-type="string" office:string-value="OK" calcext:value-type="string">
            <text:p>OK</text:p>
          </table:table-cell>
          <table:table-cell table:style-name="ce69" table:formula="of:=IF(OR([.C31]=&quot;NA&quot;; [.G31]=&quot;NA&quot;); &quot;?&quot;; IF([.C31]=[.G31]; &quot;OK&quot;; &quot;ERROR&quot;))" office:value-type="string" office:string-value="OK" calcext:value-type="string">
            <text:p>OK</text:p>
          </table:table-cell>
          <table:table-cell table:style-name="ce69" table:formula="of:=IF(OR([.D31]=&quot;NA&quot;; [.H31]=&quot;NA&quot;); &quot;?&quot;; IF([.D31]=[.H31]; &quot;OK&quot;; &quot;ERROR&quot;))" office:value-type="string" office:string-value="?" calcext:value-type="string">
            <text:p>?</text:p>
          </table:table-cell>
          <table:table-cell table:style-name="ce69" table:formula="of:=IF(OR([.D31]=&quot;NA&quot;; [.I31]=&quot;NA&quot;); &quot;?&quot;; IF([.D31]=[.I31]; &quot;OK&quot;; &quot;ERRN3OR&quot;))" office:value-type="string" office:string-value="?" calcext:value-type="string">
            <text:p>?</text:p>
          </table:table-cell>
          <table:table-cell table:style-name="ce69" table:formula="of:=IF(OR([.D31]=&quot;NA&quot;; [.J31]=&quot;NA&quot;); &quot;?&quot;; IF([.D31]=[.J31]; &quot;OK&quot;; &quot;ERROR&quot;))" office:value-type="string" office:string-value="OK" calcext:value-type="string">
            <text:p>OK</text:p>
          </table:table-cell>
          <table:table-cell table:style-name="ce69" table:formula="of:=IF(OR([.D31]=&quot;NA&quot;; [.K31]=&quot;NA&quot;); &quot;?&quot;; IF([.D31]=[.K31]; &quot;OK&quot;; &quot;ERROR&quot;))" office:value-type="string" office:string-value="OK" calcext:value-type="string">
            <text:p>OK</text:p>
          </table:table-cell>
          <table:table-cell table:style-name="ce69" table:formula="of:=IF(OR([.C31]=&quot;NA&quot;; [.L31]=&quot;NA&quot;); &quot;?&quot;; IF([.C31]=[.L31]; &quot;OK&quot;; &quot;ERROR&quot;))" office:value-type="string" office:string-value="?" calcext:value-type="string">
            <text:p>?</text:p>
          </table:table-cell>
          <table:table-cell table:style-name="ce69" table:formula="of:=IF(OR([.C31]=&quot;NA&quot;; [.M31]=&quot;NA&quot;); &quot;?&quot;; IF([.C31]=[.M31]; &quot;OK&quot;; &quot;ERROR&quot;))" office:value-type="string" office:string-value="OK" calcext:value-type="string">
            <text:p>OK</text:p>
          </table:table-cell>
          <table:table-cell table:style-name="ce69" table:formula="of:=IF(OR([.C31]=&quot;NA&quot;; [.N31]=&quot;NA&quot;); &quot;?&quot;; IF([.C31]=[.N31]; &quot;OK&quot;; &quot;ERROR&quot;))" office:value-type="string" office:string-value="?" calcext:value-type="string">
            <text:p>?</text:p>
          </table:table-cell>
          <table:table-cell table:style-name="ce69" table:formula="of:=IF(OR([.C31]=&quot;NA&quot;; [.O31]=&quot;NA&quot;); &quot;?&quot;; IF([.C31]=[.O3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BRS.matrix.44p.20aa.usingEref_self_digit2</text:p>
          </table:table-cell>
          <table:table-cell office:value-type="float" office:value="4006066" calcext:value-type="float">
            <text:p>4006066</text:p>
          </table:table-cell>
          <table:table-cell office:value-type="float" office:value="4007610" calcext:value-type="float">
            <text:p>4007610</text:p>
          </table:table-cell>
          <table:table-cell office:value-type="string" calcext:value-type="string">
            <text:p>NA</text:p>
          </table:table-cell>
          <table:table-cell table:style-name="ce53" table:formula="of:=IF([.D32]=&quot;NA&quot;; &quot;NA&quot;; [.B32]+[.D32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32]=&quot;NA&quot;; &quot;NA&quot;; [.B32]+[.F32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2]=&quot;NA&quot;; [.C32]=&quot;NA&quot;); &quot;?&quot;; IF([.E32]=[.C32]; &quot;OK&quot;; &quot;ERROR&quot;))" office:value-type="string" office:string-value="?" calcext:value-type="string">
            <text:p>?</text:p>
          </table:table-cell>
          <table:table-cell table:style-name="ce68" table:formula="of:=IF(OR([.D32]=&quot;NA&quot;; [.F32]=&quot;NA&quot;); &quot;?&quot;; IF([.D32]=[.F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G32]=&quot;NA&quot;); &quot;?&quot;; IF([.C32]=[.G32]; &quot;OK&quot;; &quot;ERROR&quot;))" office:value-type="string" office:string-value="?" calcext:value-type="string">
            <text:p>?</text:p>
          </table:table-cell>
          <table:table-cell table:style-name="ce69" table:formula="of:=IF(OR([.D32]=&quot;NA&quot;; [.H32]=&quot;NA&quot;); &quot;?&quot;; IF([.D32]=[.H32]; &quot;OK&quot;; &quot;ERROR&quot;))" office:value-type="string" office:string-value="?" calcext:value-type="string">
            <text:p>?</text:p>
          </table:table-cell>
          <table:table-cell table:style-name="ce69" table:formula="of:=IF(OR([.D32]=&quot;NA&quot;; [.I32]=&quot;NA&quot;); &quot;?&quot;; IF([.D32]=[.I32]; &quot;OK&quot;; &quot;ERRN3OR&quot;))" office:value-type="string" office:string-value="?" calcext:value-type="string">
            <text:p>?</text:p>
          </table:table-cell>
          <table:table-cell table:style-name="ce69" table:formula="of:=IF(OR([.D32]=&quot;NA&quot;; [.J32]=&quot;NA&quot;); &quot;?&quot;; IF([.D32]=[.J32]; &quot;OK&quot;; &quot;ERROR&quot;))" office:value-type="string" office:string-value="?" calcext:value-type="string">
            <text:p>?</text:p>
          </table:table-cell>
          <table:table-cell table:style-name="ce69" table:formula="of:=IF(OR([.D32]=&quot;NA&quot;; [.K32]=&quot;NA&quot;); &quot;?&quot;; IF([.D32]=[.K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L32]=&quot;NA&quot;); &quot;?&quot;; IF([.C32]=[.L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M32]=&quot;NA&quot;); &quot;?&quot;; IF([.C32]=[.M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N32]=&quot;NA&quot;); &quot;?&quot;; IF([.C32]=[.N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O32]=&quot;NA&quot;); &quot;?&quot;; IF([.C32]=[.O3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9O.matrix.43p.17aa.usingEref_self_digit2</text:p>
          </table:table-cell>
          <table:table-cell office:value-type="float" office:value="4959796" calcext:value-type="float">
            <text:p>4959796</text:p>
          </table:table-cell>
          <table:table-cell office:value-type="float" office:value="4959931" calcext:value-type="float">
            <text:p>4959931</text:p>
          </table:table-cell>
          <table:table-cell office:value-type="float" office:value="135" calcext:value-type="float">
            <text:p>135</text:p>
          </table:table-cell>
          <table:table-cell table:style-name="ce53" table:formula="of:=IF([.D33]=&quot;NA&quot;; &quot;NA&quot;; [.B33]+[.D33])" office:value-type="float" office:value="4959931" calcext:value-type="float">
            <text:p>4959931</text:p>
          </table:table-cell>
          <table:table-cell office:value-type="float" office:value="135" calcext:value-type="float">
            <text:p>135</text:p>
          </table:table-cell>
          <table:table-cell table:style-name="ce62" table:formula="of:=IF([.F33]=&quot;NA&quot;; &quot;NA&quot;; [.B33]+[.F33])" office:value-type="float" office:value="4959931" calcext:value-type="float">
            <text:p>4959931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959931" calcext:value-type="float">
            <text:p>495993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33]=&quot;NA&quot;; [.C33]=&quot;NA&quot;); &quot;?&quot;; IF([.E33]=[.C33]; &quot;OK&quot;; &quot;ERROR&quot;))" office:value-type="string" office:string-value="OK" calcext:value-type="string">
            <text:p>OK</text:p>
          </table:table-cell>
          <table:table-cell table:style-name="ce68" table:formula="of:=IF(OR([.D33]=&quot;NA&quot;; [.F33]=&quot;NA&quot;); &quot;?&quot;; IF([.D33]=[.F33]; &quot;OK&quot;; &quot;ERROR&quot;))" office:value-type="string" office:string-value="OK" calcext:value-type="string">
            <text:p>OK</text:p>
          </table:table-cell>
          <table:table-cell table:style-name="ce69" table:formula="of:=IF(OR([.C33]=&quot;NA&quot;; [.G33]=&quot;NA&quot;); &quot;?&quot;; IF([.C33]=[.G33]; &quot;OK&quot;; &quot;ERROR&quot;))" office:value-type="string" office:string-value="OK" calcext:value-type="string">
            <text:p>OK</text:p>
          </table:table-cell>
          <table:table-cell table:style-name="ce69" table:formula="of:=IF(OR([.D33]=&quot;NA&quot;; [.H33]=&quot;NA&quot;); &quot;?&quot;; IF([.D33]=[.H33]; &quot;OK&quot;; &quot;ERROR&quot;))" office:value-type="string" office:string-value="?" calcext:value-type="string">
            <text:p>?</text:p>
          </table:table-cell>
          <table:table-cell table:style-name="ce69" table:formula="of:=IF(OR([.D33]=&quot;NA&quot;; [.I33]=&quot;NA&quot;); &quot;?&quot;; IF([.D33]=[.I33]; &quot;OK&quot;; &quot;ERRN3OR&quot;))" office:value-type="string" office:string-value="?" calcext:value-type="string">
            <text:p>?</text:p>
          </table:table-cell>
          <table:table-cell table:style-name="ce69" table:formula="of:=IF(OR([.D33]=&quot;NA&quot;; [.J33]=&quot;NA&quot;); &quot;?&quot;; IF([.D33]=[.J33]; &quot;OK&quot;; &quot;ERROR&quot;))" office:value-type="string" office:string-value="?" calcext:value-type="string">
            <text:p>?</text:p>
          </table:table-cell>
          <table:table-cell table:style-name="ce69" table:formula="of:=IF(OR([.D33]=&quot;NA&quot;; [.K33]=&quot;NA&quot;); &quot;?&quot;; IF([.D33]=[.K33]; &quot;OK&quot;; &quot;ERROR&quot;))" office:value-type="string" office:string-value="?" calcext:value-type="string">
            <text:p>?</text:p>
          </table:table-cell>
          <table:table-cell table:style-name="ce69" table:formula="of:=IF(OR([.C33]=&quot;NA&quot;; [.L33]=&quot;NA&quot;); &quot;?&quot;; IF([.C33]=[.L33]; &quot;OK&quot;; &quot;ERROR&quot;))" office:value-type="string" office:string-value="?" calcext:value-type="string">
            <text:p>?</text:p>
          </table:table-cell>
          <table:table-cell table:style-name="ce69" table:formula="of:=IF(OR([.C33]=&quot;NA&quot;; [.M33]=&quot;NA&quot;); &quot;?&quot;; IF([.C33]=[.M33]; &quot;OK&quot;; &quot;ERROR&quot;))" office:value-type="string" office:string-value="OK" calcext:value-type="string">
            <text:p>OK</text:p>
          </table:table-cell>
          <table:table-cell table:style-name="ce69" table:formula="of:=IF(OR([.C33]=&quot;NA&quot;; [.N33]=&quot;NA&quot;); &quot;?&quot;; IF([.C33]=[.N33]; &quot;OK&quot;; &quot;ERROR&quot;))" office:value-type="string" office:string-value="?" calcext:value-type="string">
            <text:p>?</text:p>
          </table:table-cell>
          <table:table-cell table:style-name="ce69" table:formula="of:=IF(OR([.C33]=&quot;NA&quot;; [.O33]=&quot;NA&quot;); &quot;?&quot;; IF([.C33]=[.O3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DL.matrix.40p.19aa.usingEref_self_digit2</text:p>
          </table:table-cell>
          <table:table-cell office:value-type="float" office:value="3588511" calcext:value-type="float">
            <text:p>3588511</text:p>
          </table:table-cell>
          <table:table-cell office:value-type="float" office:value="3590514" calcext:value-type="float">
            <text:p>3590514</text:p>
          </table:table-cell>
          <table:table-cell office:value-type="string" calcext:value-type="string">
            <text:p>NA</text:p>
          </table:table-cell>
          <table:table-cell table:style-name="ce53" table:formula="of:=IF([.D34]=&quot;NA&quot;; &quot;NA&quot;; [.B34]+[.D3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34]=&quot;NA&quot;; &quot;NA&quot;; [.B34]+[.F3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4]=&quot;NA&quot;; [.C34]=&quot;NA&quot;); &quot;?&quot;; IF([.E34]=[.C34]; &quot;OK&quot;; &quot;ERROR&quot;))" office:value-type="string" office:string-value="?" calcext:value-type="string">
            <text:p>?</text:p>
          </table:table-cell>
          <table:table-cell table:style-name="ce68" table:formula="of:=IF(OR([.D34]=&quot;NA&quot;; [.F34]=&quot;NA&quot;); &quot;?&quot;; IF([.D34]=[.F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G34]=&quot;NA&quot;); &quot;?&quot;; IF([.C34]=[.G34]; &quot;OK&quot;; &quot;ERROR&quot;))" office:value-type="string" office:string-value="?" calcext:value-type="string">
            <text:p>?</text:p>
          </table:table-cell>
          <table:table-cell table:style-name="ce69" table:formula="of:=IF(OR([.D34]=&quot;NA&quot;; [.H34]=&quot;NA&quot;); &quot;?&quot;; IF([.D34]=[.H34]; &quot;OK&quot;; &quot;ERROR&quot;))" office:value-type="string" office:string-value="?" calcext:value-type="string">
            <text:p>?</text:p>
          </table:table-cell>
          <table:table-cell table:style-name="ce69" table:formula="of:=IF(OR([.D34]=&quot;NA&quot;; [.I34]=&quot;NA&quot;); &quot;?&quot;; IF([.D34]=[.I34]; &quot;OK&quot;; &quot;ERRN3OR&quot;))" office:value-type="string" office:string-value="?" calcext:value-type="string">
            <text:p>?</text:p>
          </table:table-cell>
          <table:table-cell table:style-name="ce69" table:formula="of:=IF(OR([.D34]=&quot;NA&quot;; [.J34]=&quot;NA&quot;); &quot;?&quot;; IF([.D34]=[.J34]; &quot;OK&quot;; &quot;ERROR&quot;))" office:value-type="string" office:string-value="?" calcext:value-type="string">
            <text:p>?</text:p>
          </table:table-cell>
          <table:table-cell table:style-name="ce69" table:formula="of:=IF(OR([.D34]=&quot;NA&quot;; [.K34]=&quot;NA&quot;); &quot;?&quot;; IF([.D34]=[.K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L34]=&quot;NA&quot;); &quot;?&quot;; IF([.C34]=[.L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M34]=&quot;NA&quot;); &quot;?&quot;; IF([.C34]=[.M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N34]=&quot;NA&quot;); &quot;?&quot;; IF([.C34]=[.N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O34]=&quot;NA&quot;); &quot;?&quot;; IF([.C34]=[.O3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M1.matrix.42p.19aa.usingEref_self_digit2</text:p>
          </table:table-cell>
          <table:table-cell office:value-type="float" office:value="3895033" calcext:value-type="float">
            <text:p>3895033</text:p>
          </table:table-cell>
          <table:table-cell office:value-type="float" office:value="3895415" calcext:value-type="float">
            <text:p>3895415</text:p>
          </table:table-cell>
          <table:table-cell office:value-type="string" calcext:value-type="string">
            <text:p>NA</text:p>
          </table:table-cell>
          <table:table-cell table:style-name="ce53" table:formula="of:=IF([.D35]=&quot;NA&quot;; &quot;NA&quot;; [.B35]+[.D3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35]=&quot;NA&quot;; &quot;NA&quot;; [.B35]+[.F3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5]=&quot;NA&quot;; [.C35]=&quot;NA&quot;); &quot;?&quot;; IF([.E35]=[.C35]; &quot;OK&quot;; &quot;ERROR&quot;))" office:value-type="string" office:string-value="?" calcext:value-type="string">
            <text:p>?</text:p>
          </table:table-cell>
          <table:table-cell table:style-name="ce68" table:formula="of:=IF(OR([.D35]=&quot;NA&quot;; [.F35]=&quot;NA&quot;); &quot;?&quot;; IF([.D35]=[.F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G35]=&quot;NA&quot;); &quot;?&quot;; IF([.C35]=[.G35]; &quot;OK&quot;; &quot;ERROR&quot;))" office:value-type="string" office:string-value="?" calcext:value-type="string">
            <text:p>?</text:p>
          </table:table-cell>
          <table:table-cell table:style-name="ce69" table:formula="of:=IF(OR([.D35]=&quot;NA&quot;; [.H35]=&quot;NA&quot;); &quot;?&quot;; IF([.D35]=[.H35]; &quot;OK&quot;; &quot;ERROR&quot;))" office:value-type="string" office:string-value="?" calcext:value-type="string">
            <text:p>?</text:p>
          </table:table-cell>
          <table:table-cell table:style-name="ce69" table:formula="of:=IF(OR([.D35]=&quot;NA&quot;; [.I35]=&quot;NA&quot;); &quot;?&quot;; IF([.D35]=[.I35]; &quot;OK&quot;; &quot;ERRN3OR&quot;))" office:value-type="string" office:string-value="?" calcext:value-type="string">
            <text:p>?</text:p>
          </table:table-cell>
          <table:table-cell table:style-name="ce69" table:formula="of:=IF(OR([.D35]=&quot;NA&quot;; [.J35]=&quot;NA&quot;); &quot;?&quot;; IF([.D35]=[.J35]; &quot;OK&quot;; &quot;ERROR&quot;))" office:value-type="string" office:string-value="?" calcext:value-type="string">
            <text:p>?</text:p>
          </table:table-cell>
          <table:table-cell table:style-name="ce69" table:formula="of:=IF(OR([.D35]=&quot;NA&quot;; [.K35]=&quot;NA&quot;); &quot;?&quot;; IF([.D35]=[.K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L35]=&quot;NA&quot;); &quot;?&quot;; IF([.C35]=[.L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M35]=&quot;NA&quot;); &quot;?&quot;; IF([.C35]=[.M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N35]=&quot;NA&quot;); &quot;?&quot;; IF([.C35]=[.N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O35]=&quot;NA&quot;); &quot;?&quot;; IF([.C35]=[.O3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SE.matrix.97p.18aa.usingEref_self_digit2</text:p>
          </table:table-cell>
          <table:table-cell table:number-columns-repeated="2" office:value-type="float" office:value="18602292" calcext:value-type="float">
            <text:p>18602292</text:p>
          </table:table-cell>
          <table:table-cell office:value-type="float" office:value="0" calcext:value-type="float">
            <text:p>0</text:p>
          </table:table-cell>
          <table:table-cell table:style-name="ce53" table:formula="of:=IF([.D36]=&quot;NA&quot;; &quot;NA&quot;; [.B36]+[.D36])" office:value-type="float" office:value="18602292" calcext:value-type="float">
            <text:p>18602292</text:p>
          </table:table-cell>
          <table:table-cell office:value-type="float" office:value="0" calcext:value-type="float">
            <text:p>0</text:p>
          </table:table-cell>
          <table:table-cell table:style-name="ce62" table:formula="of:=IF([.F36]=&quot;NA&quot;; &quot;NA&quot;; [.B36]+[.F36])" office:value-type="float" office:value="18602292" calcext:value-type="float">
            <text:p>18602292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8602292" calcext:value-type="float">
            <text:p>18602292</text:p>
          </table:table-cell>
          <table:table-cell/>
          <table:table-cell table:style-name="ce66" table:formula="of:=IF(OR([.E36]=&quot;NA&quot;; [.C36]=&quot;NA&quot;); &quot;?&quot;; IF([.E36]=[.C36]; &quot;OK&quot;; &quot;ERROR&quot;))" office:value-type="string" office:string-value="OK" calcext:value-type="string">
            <text:p>OK</text:p>
          </table:table-cell>
          <table:table-cell table:style-name="ce68" table:formula="of:=IF(OR([.D36]=&quot;NA&quot;; [.F36]=&quot;NA&quot;); &quot;?&quot;; IF([.D36]=[.F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G36]=&quot;NA&quot;); &quot;?&quot;; IF([.C36]=[.G36]; &quot;OK&quot;; &quot;ERROR&quot;))" office:value-type="string" office:string-value="OK" calcext:value-type="string">
            <text:p>OK</text:p>
          </table:table-cell>
          <table:table-cell table:style-name="ce69" table:formula="of:=IF(OR([.D36]=&quot;NA&quot;; [.H36]=&quot;NA&quot;); &quot;?&quot;; IF([.D36]=[.H36]; &quot;OK&quot;; &quot;ERROR&quot;))" office:value-type="string" office:string-value="OK" calcext:value-type="string">
            <text:p>OK</text:p>
          </table:table-cell>
          <table:table-cell table:style-name="ce69" table:formula="of:=IF(OR([.D36]=&quot;NA&quot;; [.I36]=&quot;NA&quot;); &quot;?&quot;; IF([.D36]=[.I36]; &quot;OK&quot;; &quot;ERRN3OR&quot;))" office:value-type="string" office:string-value="OK" calcext:value-type="string">
            <text:p>OK</text:p>
          </table:table-cell>
          <table:table-cell table:style-name="ce69" table:formula="of:=IF(OR([.D36]=&quot;NA&quot;; [.J36]=&quot;NA&quot;); &quot;?&quot;; IF([.D36]=[.J36]; &quot;OK&quot;; &quot;ERROR&quot;))" office:value-type="string" office:string-value="OK" calcext:value-type="string">
            <text:p>OK</text:p>
          </table:table-cell>
          <table:table-cell table:style-name="ce69" table:formula="of:=IF(OR([.D36]=&quot;NA&quot;; [.K36]=&quot;NA&quot;); &quot;?&quot;; IF([.D36]=[.K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L36]=&quot;NA&quot;); &quot;?&quot;; IF([.C36]=[.L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M36]=&quot;NA&quot;); &quot;?&quot;; IF([.C36]=[.M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N36]=&quot;NA&quot;); &quot;?&quot;; IF([.C36]=[.N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O36]=&quot;NA&quot;); &quot;?&quot;; IF([.C36]=[.O36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SK.matrix.30p.9aa.usingEref_self_digit2</text:p>
          </table:table-cell>
          <table:table-cell office:value-type="float" office:value="1125768" calcext:value-type="float">
            <text:p>1125768</text:p>
          </table:table-cell>
          <table:table-cell office:value-type="float" office:value="1125798" calcext:value-type="float">
            <text:p>1125798</text:p>
          </table:table-cell>
          <table:table-cell office:value-type="float" office:value="30" calcext:value-type="float">
            <text:p>30</text:p>
          </table:table-cell>
          <table:table-cell table:style-name="ce53" table:formula="of:=IF([.D37]=&quot;NA&quot;; &quot;NA&quot;; [.B37]+[.D37])" office:value-type="float" office:value="1125798" calcext:value-type="float">
            <text:p>1125798</text:p>
          </table:table-cell>
          <table:table-cell office:value-type="float" office:value="30" calcext:value-type="float">
            <text:p>30</text:p>
          </table:table-cell>
          <table:table-cell table:style-name="ce62" table:formula="of:=IF([.F37]=&quot;NA&quot;; &quot;NA&quot;; [.B37]+[.F37])" office:value-type="float" office:value="1125798" calcext:value-type="float">
            <text:p>112579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NA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25798" calcext:value-type="float">
            <text:p>1125798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37]=&quot;NA&quot;; [.C37]=&quot;NA&quot;); &quot;?&quot;; IF([.E37]=[.C37]; &quot;OK&quot;; &quot;ERROR&quot;))" office:value-type="string" office:string-value="OK" calcext:value-type="string">
            <text:p>OK</text:p>
          </table:table-cell>
          <table:table-cell table:style-name="ce68" table:formula="of:=IF(OR([.D37]=&quot;NA&quot;; [.F37]=&quot;NA&quot;); &quot;?&quot;; IF([.D37]=[.F37]; &quot;OK&quot;; &quot;ERROR&quot;))" office:value-type="string" office:string-value="OK" calcext:value-type="string">
            <text:p>OK</text:p>
          </table:table-cell>
          <table:table-cell table:style-name="ce69" table:formula="of:=IF(OR([.C37]=&quot;NA&quot;; [.G37]=&quot;NA&quot;); &quot;?&quot;; IF([.C37]=[.G37]; &quot;OK&quot;; &quot;ERROR&quot;))" office:value-type="string" office:string-value="OK" calcext:value-type="string">
            <text:p>OK</text:p>
          </table:table-cell>
          <table:table-cell table:style-name="ce69" table:formula="of:=IF(OR([.D37]=&quot;NA&quot;; [.H37]=&quot;NA&quot;); &quot;?&quot;; IF([.D37]=[.H37]; &quot;OK&quot;; &quot;ERROR&quot;))" office:value-type="string" office:string-value="OK" calcext:value-type="string">
            <text:p>OK</text:p>
          </table:table-cell>
          <table:table-cell table:style-name="ce69" table:formula="of:=IF(OR([.D37]=&quot;NA&quot;; [.I37]=&quot;NA&quot;); &quot;?&quot;; IF([.D37]=[.I37]; &quot;OK&quot;; &quot;ERRN3OR&quot;))" office:value-type="string" office:string-value="?" calcext:value-type="string">
            <text:p>?</text:p>
          </table:table-cell>
          <table:table-cell table:style-name="ce69" table:formula="of:=IF(OR([.D37]=&quot;NA&quot;; [.J37]=&quot;NA&quot;); &quot;?&quot;; IF([.D37]=[.J37]; &quot;OK&quot;; &quot;ERROR&quot;))" office:value-type="string" office:string-value="OK" calcext:value-type="string">
            <text:p>OK</text:p>
          </table:table-cell>
          <table:table-cell table:style-name="ce69" table:formula="of:=IF(OR([.D37]=&quot;NA&quot;; [.K37]=&quot;NA&quot;); &quot;?&quot;; IF([.D37]=[.K37]; &quot;OK&quot;; &quot;ERROR&quot;))" office:value-type="string" office:string-value="OK" calcext:value-type="string">
            <text:p>OK</text:p>
          </table:table-cell>
          <table:table-cell table:style-name="ce69" table:formula="of:=IF(OR([.C37]=&quot;NA&quot;; [.L37]=&quot;NA&quot;); &quot;?&quot;; IF([.C37]=[.L37]; &quot;OK&quot;; &quot;ERROR&quot;))" office:value-type="string" office:string-value="OK" calcext:value-type="string">
            <text:p>OK</text:p>
          </table:table-cell>
          <table:table-cell table:style-name="ce69" table:formula="of:=IF(OR([.C37]=&quot;NA&quot;; [.M37]=&quot;NA&quot;); &quot;?&quot;; IF([.C37]=[.M37]; &quot;OK&quot;; &quot;ERROR&quot;))" office:value-type="string" office:string-value="OK" calcext:value-type="string">
            <text:p>OK</text:p>
          </table:table-cell>
          <table:table-cell table:style-name="ce69" table:formula="of:=IF(OR([.C37]=&quot;NA&quot;; [.N37]=&quot;NA&quot;); &quot;?&quot;; IF([.C37]=[.N37]; &quot;OK&quot;; &quot;ERROR&quot;))" office:value-type="string" office:string-value="?" calcext:value-type="string">
            <text:p>?</text:p>
          </table:table-cell>
          <table:table-cell table:style-name="ce69" table:formula="of:=IF(OR([.C37]=&quot;NA&quot;; [.O37]=&quot;NA&quot;); &quot;?&quot;; IF([.C37]=[.O3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SP.matrix.30p.17aa.usingEref_self_digit2</text:p>
          </table:table-cell>
          <table:table-cell office:value-type="float" office:value="2520349" calcext:value-type="float">
            <text:p>2520349</text:p>
          </table:table-cell>
          <table:table-cell office:value-type="float" office:value="2520706" calcext:value-type="float">
            <text:p>2520706</text:p>
          </table:table-cell>
          <table:table-cell office:value-type="string" calcext:value-type="string">
            <text:p>NA</text:p>
          </table:table-cell>
          <table:table-cell table:style-name="ce53" table:formula="of:=IF([.D38]=&quot;NA&quot;; &quot;NA&quot;; [.B38]+[.D3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38]=&quot;NA&quot;; &quot;NA&quot;; [.B38]+[.F3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8]=&quot;NA&quot;; [.C38]=&quot;NA&quot;); &quot;?&quot;; IF([.E38]=[.C38]; &quot;OK&quot;; &quot;ERROR&quot;))" office:value-type="string" office:string-value="?" calcext:value-type="string">
            <text:p>?</text:p>
          </table:table-cell>
          <table:table-cell table:style-name="ce68" table:formula="of:=IF(OR([.D38]=&quot;NA&quot;; [.F38]=&quot;NA&quot;); &quot;?&quot;; IF([.D38]=[.F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G38]=&quot;NA&quot;); &quot;?&quot;; IF([.C38]=[.G38]; &quot;OK&quot;; &quot;ERROR&quot;))" office:value-type="string" office:string-value="?" calcext:value-type="string">
            <text:p>?</text:p>
          </table:table-cell>
          <table:table-cell table:style-name="ce69" table:formula="of:=IF(OR([.D38]=&quot;NA&quot;; [.H38]=&quot;NA&quot;); &quot;?&quot;; IF([.D38]=[.H38]; &quot;OK&quot;; &quot;ERROR&quot;))" office:value-type="string" office:string-value="?" calcext:value-type="string">
            <text:p>?</text:p>
          </table:table-cell>
          <table:table-cell table:style-name="ce69" table:formula="of:=IF(OR([.D38]=&quot;NA&quot;; [.I38]=&quot;NA&quot;); &quot;?&quot;; IF([.D38]=[.I38]; &quot;OK&quot;; &quot;ERRN3OR&quot;))" office:value-type="string" office:string-value="?" calcext:value-type="string">
            <text:p>?</text:p>
          </table:table-cell>
          <table:table-cell table:style-name="ce69" table:formula="of:=IF(OR([.D38]=&quot;NA&quot;; [.J38]=&quot;NA&quot;); &quot;?&quot;; IF([.D38]=[.J38]; &quot;OK&quot;; &quot;ERROR&quot;))" office:value-type="string" office:string-value="?" calcext:value-type="string">
            <text:p>?</text:p>
          </table:table-cell>
          <table:table-cell table:style-name="ce69" table:formula="of:=IF(OR([.D38]=&quot;NA&quot;; [.K38]=&quot;NA&quot;); &quot;?&quot;; IF([.D38]=[.K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L38]=&quot;NA&quot;); &quot;?&quot;; IF([.C38]=[.L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M38]=&quot;NA&quot;); &quot;?&quot;; IF([.C38]=[.M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N38]=&quot;NA&quot;); &quot;?&quot;; IF([.C38]=[.N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O38]=&quot;NA&quot;); &quot;?&quot;; IF([.C38]=[.O3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TF.matrix.39p.9aa.usingEref_self_digit2</text:p>
          </table:table-cell>
          <table:table-cell office:value-type="float" office:value="1881175" calcext:value-type="float">
            <text:p>1881175</text:p>
          </table:table-cell>
          <table:table-cell office:value-type="float" office:value="1881332" calcext:value-type="float">
            <text:p>1881332</text:p>
          </table:table-cell>
          <table:table-cell office:value-type="string" calcext:value-type="string">
            <text:p>NA</text:p>
          </table:table-cell>
          <table:table-cell table:style-name="ce53" table:formula="of:=IF([.D39]=&quot;NA&quot;; &quot;NA&quot;; [.B39]+[.D39])" office:value-type="string" office:string-value="NA" calcext:value-type="string">
            <text:p>NA</text:p>
          </table:table-cell>
          <table:table-cell office:value-type="float" office:value="157" calcext:value-type="float">
            <text:p>157</text:p>
          </table:table-cell>
          <table:table-cell table:style-name="ce62" table:formula="of:=IF([.F39]=&quot;NA&quot;; &quot;NA&quot;; [.B39]+[.F39])" office:value-type="float" office:value="1881332" calcext:value-type="float">
            <text:p>1881332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9]=&quot;NA&quot;; [.C39]=&quot;NA&quot;); &quot;?&quot;; IF([.E39]=[.C39]; &quot;OK&quot;; &quot;ERROR&quot;))" office:value-type="string" office:string-value="?" calcext:value-type="string">
            <text:p>?</text:p>
          </table:table-cell>
          <table:table-cell table:style-name="ce68" table:formula="of:=IF(OR([.D39]=&quot;NA&quot;; [.F39]=&quot;NA&quot;); &quot;?&quot;; IF([.D39]=[.F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G39]=&quot;NA&quot;); &quot;?&quot;; IF([.C39]=[.G39]; &quot;OK&quot;; &quot;ERROR&quot;))" office:value-type="string" office:string-value="OK" calcext:value-type="string">
            <text:p>OK</text:p>
          </table:table-cell>
          <table:table-cell table:style-name="ce69" table:formula="of:=IF(OR([.D39]=&quot;NA&quot;; [.H39]=&quot;NA&quot;); &quot;?&quot;; IF([.D39]=[.H39]; &quot;OK&quot;; &quot;ERROR&quot;))" office:value-type="string" office:string-value="?" calcext:value-type="string">
            <text:p>?</text:p>
          </table:table-cell>
          <table:table-cell table:style-name="ce69" table:formula="of:=IF(OR([.D39]=&quot;NA&quot;; [.I39]=&quot;NA&quot;); &quot;?&quot;; IF([.D39]=[.I39]; &quot;OK&quot;; &quot;ERRN3OR&quot;))" office:value-type="string" office:string-value="?" calcext:value-type="string">
            <text:p>?</text:p>
          </table:table-cell>
          <table:table-cell table:style-name="ce69" table:formula="of:=IF(OR([.D39]=&quot;NA&quot;; [.J39]=&quot;NA&quot;); &quot;?&quot;; IF([.D39]=[.J39]; &quot;OK&quot;; &quot;ERROR&quot;))" office:value-type="string" office:string-value="?" calcext:value-type="string">
            <text:p>?</text:p>
          </table:table-cell>
          <table:table-cell table:style-name="ce69" table:formula="of:=IF(OR([.D39]=&quot;NA&quot;; [.K39]=&quot;NA&quot;); &quot;?&quot;; IF([.D39]=[.K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L39]=&quot;NA&quot;); &quot;?&quot;; IF([.C39]=[.L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M39]=&quot;NA&quot;); &quot;?&quot;; IF([.C39]=[.M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N39]=&quot;NA&quot;); &quot;?&quot;; IF([.C39]=[.N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O39]=&quot;NA&quot;); &quot;?&quot;; IF([.C39]=[.O3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DKT.matrix.46p.18aa.usingEref_self_digit2</text:p>
          </table:table-cell>
          <table:table-cell office:value-type="float" office:value="4192493" calcext:value-type="float">
            <text:p>4192493</text:p>
          </table:table-cell>
          <table:table-cell office:value-type="float" office:value="4192582" calcext:value-type="float">
            <text:p>4192582</text:p>
          </table:table-cell>
          <table:table-cell office:value-type="string" calcext:value-type="string">
            <text:p>NA</text:p>
          </table:table-cell>
          <table:table-cell table:style-name="ce53" table:formula="of:=IF([.D40]=&quot;NA&quot;; &quot;NA&quot;; [.B40]+[.D40])" office:value-type="string" office:string-value="NA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table:style-name="ce62" table:formula="of:=IF([.F40]=&quot;NA&quot;; &quot;NA&quot;; [.B40]+[.F40])" office:value-type="float" office:value="4192582" calcext:value-type="float">
            <text:p>4192582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0]=&quot;NA&quot;; [.C40]=&quot;NA&quot;); &quot;?&quot;; IF([.E40]=[.C40]; &quot;OK&quot;; &quot;ERROR&quot;))" office:value-type="string" office:string-value="?" calcext:value-type="string">
            <text:p>?</text:p>
          </table:table-cell>
          <table:table-cell table:style-name="ce68" table:formula="of:=IF(OR([.D40]=&quot;NA&quot;; [.F40]=&quot;NA&quot;); &quot;?&quot;; IF([.D40]=[.F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G40]=&quot;NA&quot;); &quot;?&quot;; IF([.C40]=[.G40]; &quot;OK&quot;; &quot;ERROR&quot;))" office:value-type="string" office:string-value="OK" calcext:value-type="string">
            <text:p>OK</text:p>
          </table:table-cell>
          <table:table-cell table:style-name="ce69" table:formula="of:=IF(OR([.D40]=&quot;NA&quot;; [.H40]=&quot;NA&quot;); &quot;?&quot;; IF([.D40]=[.H40]; &quot;OK&quot;; &quot;ERROR&quot;))" office:value-type="string" office:string-value="?" calcext:value-type="string">
            <text:p>?</text:p>
          </table:table-cell>
          <table:table-cell table:style-name="ce69" table:formula="of:=IF(OR([.D40]=&quot;NA&quot;; [.I40]=&quot;NA&quot;); &quot;?&quot;; IF([.D40]=[.I40]; &quot;OK&quot;; &quot;ERRN3OR&quot;))" office:value-type="string" office:string-value="?" calcext:value-type="string">
            <text:p>?</text:p>
          </table:table-cell>
          <table:table-cell table:style-name="ce69" table:formula="of:=IF(OR([.D40]=&quot;NA&quot;; [.J40]=&quot;NA&quot;); &quot;?&quot;; IF([.D40]=[.J40]; &quot;OK&quot;; &quot;ERROR&quot;))" office:value-type="string" office:string-value="?" calcext:value-type="string">
            <text:p>?</text:p>
          </table:table-cell>
          <table:table-cell table:style-name="ce69" table:formula="of:=IF(OR([.D40]=&quot;NA&quot;; [.K40]=&quot;NA&quot;); &quot;?&quot;; IF([.D40]=[.K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L40]=&quot;NA&quot;); &quot;?&quot;; IF([.C40]=[.L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M40]=&quot;NA&quot;); &quot;?&quot;; IF([.C40]=[.M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N40]=&quot;NA&quot;); &quot;?&quot;; IF([.C40]=[.N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O40]=&quot;NA&quot;); &quot;?&quot;; IF([.C40]=[.O4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ENH.matrix.36p.17aa.usingEref_self_digit2</text:p>
          </table:table-cell>
          <table:table-cell office:value-type="float" office:value="2563930" calcext:value-type="float">
            <text:p>2563930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41]=&quot;NA&quot;; &quot;NA&quot;; [.B41]+[.D4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41]=&quot;NA&quot;; &quot;NA&quot;; [.B41]+[.F4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1]=&quot;NA&quot;; [.C41]=&quot;NA&quot;); &quot;?&quot;; IF([.E41]=[.C41]; &quot;OK&quot;; &quot;ERROR&quot;))" office:value-type="string" office:string-value="?" calcext:value-type="string">
            <text:p>?</text:p>
          </table:table-cell>
          <table:table-cell table:style-name="ce68" table:formula="of:=IF(OR([.D41]=&quot;NA&quot;; [.F41]=&quot;NA&quot;); &quot;?&quot;; IF([.D41]=[.F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G41]=&quot;NA&quot;); &quot;?&quot;; IF([.C41]=[.G41]; &quot;OK&quot;; &quot;ERROR&quot;))" office:value-type="string" office:string-value="?" calcext:value-type="string">
            <text:p>?</text:p>
          </table:table-cell>
          <table:table-cell table:style-name="ce69" table:formula="of:=IF(OR([.D41]=&quot;NA&quot;; [.H41]=&quot;NA&quot;); &quot;?&quot;; IF([.D41]=[.H41]; &quot;OK&quot;; &quot;ERROR&quot;))" office:value-type="string" office:string-value="?" calcext:value-type="string">
            <text:p>?</text:p>
          </table:table-cell>
          <table:table-cell table:style-name="ce69" table:formula="of:=IF(OR([.D41]=&quot;NA&quot;; [.I41]=&quot;NA&quot;); &quot;?&quot;; IF([.D41]=[.I41]; &quot;OK&quot;; &quot;ERRN3OR&quot;))" office:value-type="string" office:string-value="?" calcext:value-type="string">
            <text:p>?</text:p>
          </table:table-cell>
          <table:table-cell table:style-name="ce69" table:formula="of:=IF(OR([.D41]=&quot;NA&quot;; [.J41]=&quot;NA&quot;); &quot;?&quot;; IF([.D41]=[.J41]; &quot;OK&quot;; &quot;ERROR&quot;))" office:value-type="string" office:string-value="?" calcext:value-type="string">
            <text:p>?</text:p>
          </table:table-cell>
          <table:table-cell table:style-name="ce69" table:formula="of:=IF(OR([.D41]=&quot;NA&quot;; [.K41]=&quot;NA&quot;); &quot;?&quot;; IF([.D41]=[.K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L41]=&quot;NA&quot;); &quot;?&quot;; IF([.C41]=[.L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M41]=&quot;NA&quot;); &quot;?&quot;; IF([.C41]=[.M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N41]=&quot;NA&quot;); &quot;?&quot;; IF([.C41]=[.N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O41]=&quot;NA&quot;); &quot;?&quot;; IF([.C41]=[.O4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FNA.matrix.38p.8aa.usingEref_self_digit2</text:p>
          </table:table-cell>
          <table:table-cell office:value-type="float" office:value="3750102" calcext:value-type="float">
            <text:p>3750102</text:p>
          </table:table-cell>
          <table:table-cell office:value-type="float" office:value="3750256" calcext:value-type="float">
            <text:p>3750256</text:p>
          </table:table-cell>
          <table:table-cell office:value-type="string" calcext:value-type="string">
            <text:p>NA</text:p>
          </table:table-cell>
          <table:table-cell table:style-name="ce53" table:formula="of:=IF([.D42]=&quot;NA&quot;; &quot;NA&quot;; [.B42]+[.D42])" office:value-type="string" office:string-value="NA" calcext:value-type="string">
            <text:p>NA</text:p>
          </table:table-cell>
          <table:table-cell office:value-type="float" office:value="154" calcext:value-type="float">
            <text:p>154</text:p>
          </table:table-cell>
          <table:table-cell table:style-name="ce62" table:formula="of:=IF([.F42]=&quot;NA&quot;; &quot;NA&quot;; [.B42]+[.F42])" office:value-type="float" office:value="3750256" calcext:value-type="float">
            <text:p>3750256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2]=&quot;NA&quot;; [.C42]=&quot;NA&quot;); &quot;?&quot;; IF([.E42]=[.C42]; &quot;OK&quot;; &quot;ERROR&quot;))" office:value-type="string" office:string-value="?" calcext:value-type="string">
            <text:p>?</text:p>
          </table:table-cell>
          <table:table-cell table:style-name="ce68" table:formula="of:=IF(OR([.D42]=&quot;NA&quot;; [.F42]=&quot;NA&quot;); &quot;?&quot;; IF([.D42]=[.F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G42]=&quot;NA&quot;); &quot;?&quot;; IF([.C42]=[.G42]; &quot;OK&quot;; &quot;ERROR&quot;))" office:value-type="string" office:string-value="OK" calcext:value-type="string">
            <text:p>OK</text:p>
          </table:table-cell>
          <table:table-cell table:style-name="ce69" table:formula="of:=IF(OR([.D42]=&quot;NA&quot;; [.H42]=&quot;NA&quot;); &quot;?&quot;; IF([.D42]=[.H42]; &quot;OK&quot;; &quot;ERROR&quot;))" office:value-type="string" office:string-value="?" calcext:value-type="string">
            <text:p>?</text:p>
          </table:table-cell>
          <table:table-cell table:style-name="ce69" table:formula="of:=IF(OR([.D42]=&quot;NA&quot;; [.I42]=&quot;NA&quot;); &quot;?&quot;; IF([.D42]=[.I42]; &quot;OK&quot;; &quot;ERRN3OR&quot;))" office:value-type="string" office:string-value="?" calcext:value-type="string">
            <text:p>?</text:p>
          </table:table-cell>
          <table:table-cell table:style-name="ce69" table:formula="of:=IF(OR([.D42]=&quot;NA&quot;; [.J42]=&quot;NA&quot;); &quot;?&quot;; IF([.D42]=[.J42]; &quot;OK&quot;; &quot;ERROR&quot;))" office:value-type="string" office:string-value="?" calcext:value-type="string">
            <text:p>?</text:p>
          </table:table-cell>
          <table:table-cell table:style-name="ce69" table:formula="of:=IF(OR([.D42]=&quot;NA&quot;; [.K42]=&quot;NA&quot;); &quot;?&quot;; IF([.D42]=[.K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L42]=&quot;NA&quot;); &quot;?&quot;; IF([.C42]=[.L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M42]=&quot;NA&quot;); &quot;?&quot;; IF([.C42]=[.M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N42]=&quot;NA&quot;); &quot;?&quot;; IF([.C42]=[.N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O42]=&quot;NA&quot;); &quot;?&quot;; IF([.C42]=[.O4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FYN.matrix.23p.19aa.usingEref_self_digit2</text:p>
          </table:table-cell>
          <table:table-cell office:value-type="float" office:value="1183306" calcext:value-type="float">
            <text:p>1183306</text:p>
          </table:table-cell>
          <table:table-cell office:value-type="float" office:value="1183427" calcext:value-type="float">
            <text:p>1183427</text:p>
          </table:table-cell>
          <table:table-cell office:value-type="string" calcext:value-type="string">
            <text:p>NA</text:p>
          </table:table-cell>
          <table:table-cell table:style-name="ce53" table:formula="of:=IF([.D43]=&quot;NA&quot;; &quot;NA&quot;; [.B43]+[.D43])" office:value-type="string" office:string-value="NA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table:style-name="ce62" table:formula="of:=IF([.F43]=&quot;NA&quot;; &quot;NA&quot;; [.B43]+[.F43])" office:value-type="float" office:value="1183427" calcext:value-type="float">
            <text:p>1183427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3427" calcext:value-type="float">
            <text:p>1183427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43]=&quot;NA&quot;; [.C43]=&quot;NA&quot;); &quot;?&quot;; IF([.E43]=[.C43]; &quot;OK&quot;; &quot;ERROR&quot;))" office:value-type="string" office:string-value="?" calcext:value-type="string">
            <text:p>?</text:p>
          </table:table-cell>
          <table:table-cell table:style-name="ce68" table:formula="of:=IF(OR([.D43]=&quot;NA&quot;; [.F43]=&quot;NA&quot;); &quot;?&quot;; IF([.D43]=[.F43]; &quot;OK&quot;; &quot;ERROR&quot;))" office:value-type="string" office:string-value="?" calcext:value-type="string">
            <text:p>?</text:p>
          </table:table-cell>
          <table:table-cell table:style-name="ce69" table:formula="of:=IF(OR([.C43]=&quot;NA&quot;; [.G43]=&quot;NA&quot;); &quot;?&quot;; IF([.C43]=[.G43]; &quot;OK&quot;; &quot;ERROR&quot;))" office:value-type="string" office:string-value="OK" calcext:value-type="string">
            <text:p>OK</text:p>
          </table:table-cell>
          <table:table-cell table:style-name="ce69" table:formula="of:=IF(OR([.D43]=&quot;NA&quot;; [.H43]=&quot;NA&quot;); &quot;?&quot;; IF([.D43]=[.H43]; &quot;OK&quot;; &quot;ERROR&quot;))" office:value-type="string" office:string-value="?" calcext:value-type="string">
            <text:p>?</text:p>
          </table:table-cell>
          <table:table-cell table:style-name="ce69" table:formula="of:=IF(OR([.D43]=&quot;NA&quot;; [.I43]=&quot;NA&quot;); &quot;?&quot;; IF([.D43]=[.I43]; &quot;OK&quot;; &quot;ERRN3OR&quot;))" office:value-type="string" office:string-value="?" calcext:value-type="string">
            <text:p>?</text:p>
          </table:table-cell>
          <table:table-cell table:style-name="ce69" table:formula="of:=IF(OR([.D43]=&quot;NA&quot;; [.J43]=&quot;NA&quot;); &quot;?&quot;; IF([.D43]=[.J43]; &quot;OK&quot;; &quot;ERROR&quot;))" office:value-type="string" office:string-value="?" calcext:value-type="string">
            <text:p>?</text:p>
          </table:table-cell>
          <table:table-cell table:style-name="ce69" table:formula="of:=IF(OR([.D43]=&quot;NA&quot;; [.K43]=&quot;NA&quot;); &quot;?&quot;; IF([.D43]=[.K43]; &quot;OK&quot;; &quot;ERROR&quot;))" office:value-type="string" office:string-value="?" calcext:value-type="string">
            <text:p>?</text:p>
          </table:table-cell>
          <table:table-cell table:style-name="ce69" table:formula="of:=IF(OR([.C43]=&quot;NA&quot;; [.L43]=&quot;NA&quot;); &quot;?&quot;; IF([.C43]=[.L43]; &quot;OK&quot;; &quot;ERROR&quot;))" office:value-type="string" office:string-value="?" calcext:value-type="string">
            <text:p>?</text:p>
          </table:table-cell>
          <table:table-cell table:style-name="ce69" table:formula="of:=IF(OR([.C43]=&quot;NA&quot;; [.M43]=&quot;NA&quot;); &quot;?&quot;; IF([.C43]=[.M43]; &quot;OK&quot;; &quot;ERROR&quot;))" office:value-type="string" office:string-value="OK" calcext:value-type="string">
            <text:p>OK</text:p>
          </table:table-cell>
          <table:table-cell table:style-name="ce69" table:formula="of:=IF(OR([.C43]=&quot;NA&quot;; [.N43]=&quot;NA&quot;); &quot;?&quot;; IF([.C43]=[.N43]; &quot;OK&quot;; &quot;ERROR&quot;))" office:value-type="string" office:string-value="?" calcext:value-type="string">
            <text:p>?</text:p>
          </table:table-cell>
          <table:table-cell table:style-name="ce69" table:formula="of:=IF(OR([.C43]=&quot;NA&quot;; [.O43]=&quot;NA&quot;); &quot;?&quot;; IF([.C43]=[.O4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GVP.matrix.52p.17aa.usingEref_self_digit2</text:p>
          </table:table-cell>
          <table:table-cell office:value-type="float" office:value="5195604" calcext:value-type="float">
            <text:p>5195604</text:p>
          </table:table-cell>
          <table:table-cell office:value-type="float" office:value="5196719" calcext:value-type="float">
            <text:p>5196719</text:p>
          </table:table-cell>
          <table:table-cell office:value-type="string" calcext:value-type="string">
            <text:p>NA</text:p>
          </table:table-cell>
          <table:table-cell table:style-name="ce53" table:formula="of:=IF([.D44]=&quot;NA&quot;; &quot;NA&quot;; [.B44]+[.D4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44]=&quot;NA&quot;; &quot;NA&quot;; [.B44]+[.F4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4]=&quot;NA&quot;; [.C44]=&quot;NA&quot;); &quot;?&quot;; IF([.E44]=[.C44]; &quot;OK&quot;; &quot;ERROR&quot;))" office:value-type="string" office:string-value="?" calcext:value-type="string">
            <text:p>?</text:p>
          </table:table-cell>
          <table:table-cell table:style-name="ce68" table:formula="of:=IF(OR([.D44]=&quot;NA&quot;; [.F44]=&quot;NA&quot;); &quot;?&quot;; IF([.D44]=[.F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G44]=&quot;NA&quot;); &quot;?&quot;; IF([.C44]=[.G44]; &quot;OK&quot;; &quot;ERROR&quot;))" office:value-type="string" office:string-value="?" calcext:value-type="string">
            <text:p>?</text:p>
          </table:table-cell>
          <table:table-cell table:style-name="ce69" table:formula="of:=IF(OR([.D44]=&quot;NA&quot;; [.H44]=&quot;NA&quot;); &quot;?&quot;; IF([.D44]=[.H44]; &quot;OK&quot;; &quot;ERROR&quot;))" office:value-type="string" office:string-value="?" calcext:value-type="string">
            <text:p>?</text:p>
          </table:table-cell>
          <table:table-cell table:style-name="ce69" table:formula="of:=IF(OR([.D44]=&quot;NA&quot;; [.I44]=&quot;NA&quot;); &quot;?&quot;; IF([.D44]=[.I44]; &quot;OK&quot;; &quot;ERRN3OR&quot;))" office:value-type="string" office:string-value="?" calcext:value-type="string">
            <text:p>?</text:p>
          </table:table-cell>
          <table:table-cell table:style-name="ce69" table:formula="of:=IF(OR([.D44]=&quot;NA&quot;; [.J44]=&quot;NA&quot;); &quot;?&quot;; IF([.D44]=[.J44]; &quot;OK&quot;; &quot;ERROR&quot;))" office:value-type="string" office:string-value="?" calcext:value-type="string">
            <text:p>?</text:p>
          </table:table-cell>
          <table:table-cell table:style-name="ce69" table:formula="of:=IF(OR([.D44]=&quot;NA&quot;; [.K44]=&quot;NA&quot;); &quot;?&quot;; IF([.D44]=[.K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L44]=&quot;NA&quot;); &quot;?&quot;; IF([.C44]=[.L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M44]=&quot;NA&quot;); &quot;?&quot;; IF([.C44]=[.M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N44]=&quot;NA&quot;); &quot;?&quot;; IF([.C44]=[.N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O44]=&quot;NA&quot;); &quot;?&quot;; IF([.C44]=[.O4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HNG.matrix.85p.17aa.usingEref_self_digit2</text:p>
          </table:table-cell>
          <table:table-cell office:value-type="float" office:value="13532365" calcext:value-type="float">
            <text:p>13532365</text:p>
          </table:table-cell>
          <table:table-cell office:value-type="float" office:value="13532638" calcext:value-type="float">
            <text:p>13532638</text:p>
          </table:table-cell>
          <table:table-cell office:value-type="string" calcext:value-type="string">
            <text:p>NA</text:p>
          </table:table-cell>
          <table:table-cell table:style-name="ce53" table:formula="of:=IF([.D45]=&quot;NA&quot;; &quot;NA&quot;; [.B45]+[.D45])" office:value-type="string" office:string-value="NA" calcext:value-type="string">
            <text:p>NA</text:p>
          </table:table-cell>
          <table:table-cell office:value-type="float" office:value="273" calcext:value-type="float">
            <text:p>273</text:p>
          </table:table-cell>
          <table:table-cell table:style-name="ce62" table:formula="of:=IF([.F45]=&quot;NA&quot;; &quot;NA&quot;; [.B45]+[.F45])" office:value-type="float" office:value="13532638" calcext:value-type="float">
            <text:p>13532638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5]=&quot;NA&quot;; [.C45]=&quot;NA&quot;); &quot;?&quot;; IF([.E45]=[.C45]; &quot;OK&quot;; &quot;ERROR&quot;))" office:value-type="string" office:string-value="?" calcext:value-type="string">
            <text:p>?</text:p>
          </table:table-cell>
          <table:table-cell table:style-name="ce68" table:formula="of:=IF(OR([.D45]=&quot;NA&quot;; [.F45]=&quot;NA&quot;); &quot;?&quot;; IF([.D45]=[.F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G45]=&quot;NA&quot;); &quot;?&quot;; IF([.C45]=[.G45]; &quot;OK&quot;; &quot;ERROR&quot;))" office:value-type="string" office:string-value="OK" calcext:value-type="string">
            <text:p>OK</text:p>
          </table:table-cell>
          <table:table-cell table:style-name="ce69" table:formula="of:=IF(OR([.D45]=&quot;NA&quot;; [.H45]=&quot;NA&quot;); &quot;?&quot;; IF([.D45]=[.H45]; &quot;OK&quot;; &quot;ERROR&quot;))" office:value-type="string" office:string-value="?" calcext:value-type="string">
            <text:p>?</text:p>
          </table:table-cell>
          <table:table-cell table:style-name="ce69" table:formula="of:=IF(OR([.D45]=&quot;NA&quot;; [.I45]=&quot;NA&quot;); &quot;?&quot;; IF([.D45]=[.I45]; &quot;OK&quot;; &quot;ERRN3OR&quot;))" office:value-type="string" office:string-value="?" calcext:value-type="string">
            <text:p>?</text:p>
          </table:table-cell>
          <table:table-cell table:style-name="ce69" table:formula="of:=IF(OR([.D45]=&quot;NA&quot;; [.J45]=&quot;NA&quot;); &quot;?&quot;; IF([.D45]=[.J45]; &quot;OK&quot;; &quot;ERROR&quot;))" office:value-type="string" office:string-value="?" calcext:value-type="string">
            <text:p>?</text:p>
          </table:table-cell>
          <table:table-cell table:style-name="ce69" table:formula="of:=IF(OR([.D45]=&quot;NA&quot;; [.K45]=&quot;NA&quot;); &quot;?&quot;; IF([.D45]=[.K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L45]=&quot;NA&quot;); &quot;?&quot;; IF([.C45]=[.L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M45]=&quot;NA&quot;); &quot;?&quot;; IF([.C45]=[.M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N45]=&quot;NA&quot;); &quot;?&quot;; IF([.C45]=[.N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O45]=&quot;NA&quot;); &quot;?&quot;; IF([.C45]=[.O4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L63.matrix.83p.17aa.usingEref_self_digit2</text:p>
          </table:table-cell>
          <table:table-cell office:value-type="float" office:value="12891000" calcext:value-type="float">
            <text:p>12891000</text:p>
          </table:table-cell>
          <table:table-cell office:value-type="float" office:value="12891031" calcext:value-type="float">
            <text:p>12891031</text:p>
          </table:table-cell>
          <table:table-cell office:value-type="float" office:value="31" calcext:value-type="float">
            <text:p>31</text:p>
          </table:table-cell>
          <table:table-cell table:style-name="ce53" table:formula="of:=IF([.D46]=&quot;NA&quot;; &quot;NA&quot;; [.B46]+[.D46])" office:value-type="float" office:value="12891031" calcext:value-type="float">
            <text:p>12891031</text:p>
          </table:table-cell>
          <table:table-cell office:value-type="float" office:value="31" calcext:value-type="float">
            <text:p>31</text:p>
          </table:table-cell>
          <table:table-cell table:style-name="ce62" table:formula="of:=IF([.F46]=&quot;NA&quot;; &quot;NA&quot;; [.B46]+[.F46])" office:value-type="float" office:value="12891031" calcext:value-type="float">
            <text:p>12891031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31" calcext:value-type="float">
            <text:p>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91031" calcext:value-type="float">
            <text:p>1289103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46]=&quot;NA&quot;; [.C46]=&quot;NA&quot;); &quot;?&quot;; IF([.E46]=[.C46]; &quot;OK&quot;; &quot;ERROR&quot;))" office:value-type="string" office:string-value="OK" calcext:value-type="string">
            <text:p>OK</text:p>
          </table:table-cell>
          <table:table-cell table:style-name="ce68" table:formula="of:=IF(OR([.D46]=&quot;NA&quot;; [.F46]=&quot;NA&quot;); &quot;?&quot;; IF([.D46]=[.F46]; &quot;OK&quot;; &quot;ERROR&quot;))" office:value-type="string" office:string-value="OK" calcext:value-type="string">
            <text:p>OK</text:p>
          </table:table-cell>
          <table:table-cell table:style-name="ce69" table:formula="of:=IF(OR([.C46]=&quot;NA&quot;; [.G46]=&quot;NA&quot;); &quot;?&quot;; IF([.C46]=[.G46]; &quot;OK&quot;; &quot;ERROR&quot;))" office:value-type="string" office:string-value="OK" calcext:value-type="string">
            <text:p>OK</text:p>
          </table:table-cell>
          <table:table-cell table:style-name="ce69" table:formula="of:=IF(OR([.D46]=&quot;NA&quot;; [.H46]=&quot;NA&quot;); &quot;?&quot;; IF([.D46]=[.H46]; &quot;OK&quot;; &quot;ERROR&quot;))" office:value-type="string" office:string-value="?" calcext:value-type="string">
            <text:p>?</text:p>
          </table:table-cell>
          <table:table-cell table:style-name="ce69" table:formula="of:=IF(OR([.D46]=&quot;NA&quot;; [.I46]=&quot;NA&quot;); &quot;?&quot;; IF([.D46]=[.I46]; &quot;OK&quot;; &quot;ERRN3OR&quot;))" office:value-type="string" office:string-value="?" calcext:value-type="string">
            <text:p>?</text:p>
          </table:table-cell>
          <table:table-cell table:style-name="ce69" table:formula="of:=IF(OR([.D46]=&quot;NA&quot;; [.J46]=&quot;NA&quot;); &quot;?&quot;; IF([.D46]=[.J46]; &quot;OK&quot;; &quot;ERROR&quot;))" office:value-type="string" office:string-value="OK" calcext:value-type="string">
            <text:p>OK</text:p>
          </table:table-cell>
          <table:table-cell table:style-name="ce69" table:formula="of:=IF(OR([.D46]=&quot;NA&quot;; [.K46]=&quot;NA&quot;); &quot;?&quot;; IF([.D46]=[.K46]; &quot;OK&quot;; &quot;ERROR&quot;))" office:value-type="string" office:string-value="?" calcext:value-type="string">
            <text:p>?</text:p>
          </table:table-cell>
          <table:table-cell table:style-name="ce69" table:formula="of:=IF(OR([.C46]=&quot;NA&quot;; [.L46]=&quot;NA&quot;); &quot;?&quot;; IF([.C46]=[.L46]; &quot;OK&quot;; &quot;ERROR&quot;))" office:value-type="string" office:string-value="?" calcext:value-type="string">
            <text:p>?</text:p>
          </table:table-cell>
          <table:table-cell table:style-name="ce69" table:formula="of:=IF(OR([.C46]=&quot;NA&quot;; [.M46]=&quot;NA&quot;); &quot;?&quot;; IF([.C46]=[.M46]; &quot;OK&quot;; &quot;ERROR&quot;))" office:value-type="string" office:string-value="OK" calcext:value-type="string">
            <text:p>OK</text:p>
          </table:table-cell>
          <table:table-cell table:style-name="ce69" table:formula="of:=IF(OR([.C46]=&quot;NA&quot;; [.N46]=&quot;NA&quot;); &quot;?&quot;; IF([.C46]=[.N46]; &quot;OK&quot;; &quot;ERROR&quot;))" office:value-type="string" office:string-value="?" calcext:value-type="string">
            <text:p>?</text:p>
          </table:table-cell>
          <table:table-cell table:style-name="ce69" table:formula="of:=IF(OR([.C46]=&quot;NA&quot;; [.O46]=&quot;NA&quot;); &quot;?&quot;; IF([.C46]=[.O4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LZ1.matrix.59p.9aa.usingEref_self_digit2</text:p>
          </table:table-cell>
          <table:table-cell office:value-type="float" office:value="7022303" calcext:value-type="float">
            <text:p>7022303</text:p>
          </table:table-cell>
          <table:table-cell office:value-type="float" office:value="7022658" calcext:value-type="float">
            <text:p>7022658</text:p>
          </table:table-cell>
          <table:table-cell office:value-type="string" calcext:value-type="string">
            <text:p>NA</text:p>
          </table:table-cell>
          <table:table-cell table:style-name="ce53" table:formula="of:=IF([.D47]=&quot;NA&quot;; &quot;NA&quot;; [.B47]+[.D4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47]=&quot;NA&quot;; &quot;NA&quot;; [.B47]+[.F4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7]=&quot;NA&quot;; [.C47]=&quot;NA&quot;); &quot;?&quot;; IF([.E47]=[.C47]; &quot;OK&quot;; &quot;ERROR&quot;))" office:value-type="string" office:string-value="?" calcext:value-type="string">
            <text:p>?</text:p>
          </table:table-cell>
          <table:table-cell table:style-name="ce68" table:formula="of:=IF(OR([.D47]=&quot;NA&quot;; [.F47]=&quot;NA&quot;); &quot;?&quot;; IF([.D47]=[.F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G47]=&quot;NA&quot;); &quot;?&quot;; IF([.C47]=[.G47]; &quot;OK&quot;; &quot;ERROR&quot;))" office:value-type="string" office:string-value="?" calcext:value-type="string">
            <text:p>?</text:p>
          </table:table-cell>
          <table:table-cell table:style-name="ce69" table:formula="of:=IF(OR([.D47]=&quot;NA&quot;; [.H47]=&quot;NA&quot;); &quot;?&quot;; IF([.D47]=[.H47]; &quot;OK&quot;; &quot;ERROR&quot;))" office:value-type="string" office:string-value="?" calcext:value-type="string">
            <text:p>?</text:p>
          </table:table-cell>
          <table:table-cell table:style-name="ce69" table:formula="of:=IF(OR([.D47]=&quot;NA&quot;; [.I47]=&quot;NA&quot;); &quot;?&quot;; IF([.D47]=[.I47]; &quot;OK&quot;; &quot;ERRN3OR&quot;))" office:value-type="string" office:string-value="?" calcext:value-type="string">
            <text:p>?</text:p>
          </table:table-cell>
          <table:table-cell table:style-name="ce69" table:formula="of:=IF(OR([.D47]=&quot;NA&quot;; [.J47]=&quot;NA&quot;); &quot;?&quot;; IF([.D47]=[.J47]; &quot;OK&quot;; &quot;ERROR&quot;))" office:value-type="string" office:string-value="?" calcext:value-type="string">
            <text:p>?</text:p>
          </table:table-cell>
          <table:table-cell table:style-name="ce69" table:formula="of:=IF(OR([.D47]=&quot;NA&quot;; [.K47]=&quot;NA&quot;); &quot;?&quot;; IF([.D47]=[.K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L47]=&quot;NA&quot;); &quot;?&quot;; IF([.C47]=[.L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M47]=&quot;NA&quot;); &quot;?&quot;; IF([.C47]=[.M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N47]=&quot;NA&quot;); &quot;?&quot;; IF([.C47]=[.N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O47]=&quot;NA&quot;); &quot;?&quot;; IF([.C47]=[.O4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MJC.matrix.28p.17aa.usingEref_self_digit2</text:p>
          </table:table-cell>
          <table:table-cell table:number-columns-repeated="2" office:value-type="float" office:value="1514364" calcext:value-type="float">
            <text:p>1514364</text:p>
          </table:table-cell>
          <table:table-cell office:value-type="float" office:value="0" calcext:value-type="float">
            <text:p>0</text:p>
          </table:table-cell>
          <table:table-cell table:style-name="ce53" table:formula="of:=IF([.D48]=&quot;NA&quot;; &quot;NA&quot;; [.B48]+[.D48])" office:value-type="float" office:value="1514364" calcext:value-type="float">
            <text:p>1514364</text:p>
          </table:table-cell>
          <table:table-cell office:value-type="float" office:value="0" calcext:value-type="float">
            <text:p>0</text:p>
          </table:table-cell>
          <table:table-cell table:style-name="ce62" table:formula="of:=IF([.F48]=&quot;NA&quot;; &quot;NA&quot;; [.B48]+[.F48])" office:value-type="float" office:value="1514364" calcext:value-type="float">
            <text:p>1514364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14364" calcext:value-type="float">
            <text:p>1514364</text:p>
          </table:table-cell>
          <table:table-cell/>
          <table:table-cell table:style-name="ce66" table:formula="of:=IF(OR([.E48]=&quot;NA&quot;; [.C48]=&quot;NA&quot;); &quot;?&quot;; IF([.E48]=[.C48]; &quot;OK&quot;; &quot;ERROR&quot;))" office:value-type="string" office:string-value="OK" calcext:value-type="string">
            <text:p>OK</text:p>
          </table:table-cell>
          <table:table-cell table:style-name="ce68" table:formula="of:=IF(OR([.D48]=&quot;NA&quot;; [.F48]=&quot;NA&quot;); &quot;?&quot;; IF([.D48]=[.F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G48]=&quot;NA&quot;); &quot;?&quot;; IF([.C48]=[.G48]; &quot;OK&quot;; &quot;ERROR&quot;))" office:value-type="string" office:string-value="OK" calcext:value-type="string">
            <text:p>OK</text:p>
          </table:table-cell>
          <table:table-cell table:style-name="ce69" table:formula="of:=IF(OR([.D48]=&quot;NA&quot;; [.H48]=&quot;NA&quot;); &quot;?&quot;; IF([.D48]=[.H48]; &quot;OK&quot;; &quot;ERROR&quot;))" office:value-type="string" office:string-value="OK" calcext:value-type="string">
            <text:p>OK</text:p>
          </table:table-cell>
          <table:table-cell table:style-name="ce69" table:formula="of:=IF(OR([.D48]=&quot;NA&quot;; [.I48]=&quot;NA&quot;); &quot;?&quot;; IF([.D48]=[.I48]; &quot;OK&quot;; &quot;ERRN3OR&quot;))" office:value-type="string" office:string-value="OK" calcext:value-type="string">
            <text:p>OK</text:p>
          </table:table-cell>
          <table:table-cell table:style-name="ce69" table:formula="of:=IF(OR([.D48]=&quot;NA&quot;; [.J48]=&quot;NA&quot;); &quot;?&quot;; IF([.D48]=[.J48]; &quot;OK&quot;; &quot;ERROR&quot;))" office:value-type="string" office:string-value="OK" calcext:value-type="string">
            <text:p>OK</text:p>
          </table:table-cell>
          <table:table-cell table:style-name="ce69" table:formula="of:=IF(OR([.D48]=&quot;NA&quot;; [.K48]=&quot;NA&quot;); &quot;?&quot;; IF([.D48]=[.K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L48]=&quot;NA&quot;); &quot;?&quot;; IF([.C48]=[.L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M48]=&quot;NA&quot;); &quot;?&quot;; IF([.C48]=[.M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N48]=&quot;NA&quot;); &quot;?&quot;; IF([.C48]=[.N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O48]=&quot;NA&quot;); &quot;?&quot;; IF([.C48]=[.O48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NXB.matrix.34p.9aa.usingEref_self_digit2</text:p>
          </table:table-cell>
          <table:table-cell table:number-columns-repeated="2" office:value-type="float" office:value="2971624" calcext:value-type="float">
            <text:p>2971624</text:p>
          </table:table-cell>
          <table:table-cell office:value-type="float" office:value="0" calcext:value-type="float">
            <text:p>0</text:p>
          </table:table-cell>
          <table:table-cell table:style-name="ce53" table:formula="of:=IF([.D49]=&quot;NA&quot;; &quot;NA&quot;; [.B49]+[.D49])" office:value-type="float" office:value="2971624" calcext:value-type="float">
            <text:p>2971624</text:p>
          </table:table-cell>
          <table:table-cell office:value-type="float" office:value="0" calcext:value-type="float">
            <text:p>0</text:p>
          </table:table-cell>
          <table:table-cell table:style-name="ce62" table:formula="of:=IF([.F49]=&quot;NA&quot;; &quot;NA&quot;; [.B49]+[.F49])" office:value-type="float" office:value="2971624" calcext:value-type="float">
            <text:p>2971624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971624" calcext:value-type="float">
            <text:p>2971624</text:p>
          </table:table-cell>
          <table:table-cell/>
          <table:table-cell table:style-name="ce66" table:formula="of:=IF(OR([.E49]=&quot;NA&quot;; [.C49]=&quot;NA&quot;); &quot;?&quot;; IF([.E49]=[.C49]; &quot;OK&quot;; &quot;ERROR&quot;))" office:value-type="string" office:string-value="OK" calcext:value-type="string">
            <text:p>OK</text:p>
          </table:table-cell>
          <table:table-cell table:style-name="ce68" table:formula="of:=IF(OR([.D49]=&quot;NA&quot;; [.F49]=&quot;NA&quot;); &quot;?&quot;; IF([.D49]=[.F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G49]=&quot;NA&quot;); &quot;?&quot;; IF([.C49]=[.G49]; &quot;OK&quot;; &quot;ERROR&quot;))" office:value-type="string" office:string-value="OK" calcext:value-type="string">
            <text:p>OK</text:p>
          </table:table-cell>
          <table:table-cell table:style-name="ce69" table:formula="of:=IF(OR([.D49]=&quot;NA&quot;; [.H49]=&quot;NA&quot;); &quot;?&quot;; IF([.D49]=[.H49]; &quot;OK&quot;; &quot;ERROR&quot;))" office:value-type="string" office:string-value="OK" calcext:value-type="string">
            <text:p>OK</text:p>
          </table:table-cell>
          <table:table-cell table:style-name="ce69" table:formula="of:=IF(OR([.D49]=&quot;NA&quot;; [.I49]=&quot;NA&quot;); &quot;?&quot;; IF([.D49]=[.I49]; &quot;OK&quot;; &quot;ERRN3OR&quot;))" office:value-type="string" office:string-value="OK" calcext:value-type="string">
            <text:p>OK</text:p>
          </table:table-cell>
          <table:table-cell table:style-name="ce69" table:formula="of:=IF(OR([.D49]=&quot;NA&quot;; [.J49]=&quot;NA&quot;); &quot;?&quot;; IF([.D49]=[.J49]; &quot;OK&quot;; &quot;ERROR&quot;))" office:value-type="string" office:string-value="OK" calcext:value-type="string">
            <text:p>OK</text:p>
          </table:table-cell>
          <table:table-cell table:style-name="ce69" table:formula="of:=IF(OR([.D49]=&quot;NA&quot;; [.K49]=&quot;NA&quot;); &quot;?&quot;; IF([.D49]=[.K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L49]=&quot;NA&quot;); &quot;?&quot;; IF([.C49]=[.L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M49]=&quot;NA&quot;); &quot;?&quot;; IF([.C49]=[.M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N49]=&quot;NA&quot;); &quot;?&quot;; IF([.C49]=[.N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O49]=&quot;NA&quot;); &quot;?&quot;; IF([.C49]=[.O49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PGB.matrix.31p.17aa.usingEref_self_digit2</text:p>
          </table:table-cell>
          <table:table-cell office:value-type="float" office:value="2426810" calcext:value-type="float">
            <text:p>2426810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50]=&quot;NA&quot;; &quot;NA&quot;; [.B50]+[.D5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0]=&quot;NA&quot;; &quot;NA&quot;; [.B50]+[.F5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0]=&quot;NA&quot;; [.C50]=&quot;NA&quot;); &quot;?&quot;; IF([.E50]=[.C50]; &quot;OK&quot;; &quot;ERROR&quot;))" office:value-type="string" office:string-value="?" calcext:value-type="string">
            <text:p>?</text:p>
          </table:table-cell>
          <table:table-cell table:style-name="ce68" table:formula="of:=IF(OR([.D50]=&quot;NA&quot;; [.F50]=&quot;NA&quot;); &quot;?&quot;; IF([.D50]=[.F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G50]=&quot;NA&quot;); &quot;?&quot;; IF([.C50]=[.G50]; &quot;OK&quot;; &quot;ERROR&quot;))" office:value-type="string" office:string-value="?" calcext:value-type="string">
            <text:p>?</text:p>
          </table:table-cell>
          <table:table-cell table:style-name="ce69" table:formula="of:=IF(OR([.D50]=&quot;NA&quot;; [.H50]=&quot;NA&quot;); &quot;?&quot;; IF([.D50]=[.H50]; &quot;OK&quot;; &quot;ERROR&quot;))" office:value-type="string" office:string-value="?" calcext:value-type="string">
            <text:p>?</text:p>
          </table:table-cell>
          <table:table-cell table:style-name="ce69" table:formula="of:=IF(OR([.D50]=&quot;NA&quot;; [.I50]=&quot;NA&quot;); &quot;?&quot;; IF([.D50]=[.I50]; &quot;OK&quot;; &quot;ERRN3OR&quot;))" office:value-type="string" office:string-value="?" calcext:value-type="string">
            <text:p>?</text:p>
          </table:table-cell>
          <table:table-cell table:style-name="ce69" table:formula="of:=IF(OR([.D50]=&quot;NA&quot;; [.J50]=&quot;NA&quot;); &quot;?&quot;; IF([.D50]=[.J50]; &quot;OK&quot;; &quot;ERROR&quot;))" office:value-type="string" office:string-value="?" calcext:value-type="string">
            <text:p>?</text:p>
          </table:table-cell>
          <table:table-cell table:style-name="ce69" table:formula="of:=IF(OR([.D50]=&quot;NA&quot;; [.K50]=&quot;NA&quot;); &quot;?&quot;; IF([.D50]=[.K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L50]=&quot;NA&quot;); &quot;?&quot;; IF([.C50]=[.L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M50]=&quot;NA&quot;); &quot;?&quot;; IF([.C50]=[.M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N50]=&quot;NA&quot;); &quot;?&quot;; IF([.C50]=[.N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O50]=&quot;NA&quot;); &quot;?&quot;; IF([.C50]=[.O5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PIN.matrix.28p.20aa.usingEref_self_digit2</text:p>
          </table:table-cell>
          <table:table-cell office:value-type="float" office:value="1570058" calcext:value-type="float">
            <text:p>1570058</text:p>
          </table:table-cell>
          <table:table-cell office:value-type="float" office:value="1570593" calcext:value-type="float">
            <text:p>1570593</text:p>
          </table:table-cell>
          <table:table-cell office:value-type="string" calcext:value-type="string">
            <text:p>NA</text:p>
          </table:table-cell>
          <table:table-cell table:style-name="ce53" table:formula="of:=IF([.D51]=&quot;NA&quot;; &quot;NA&quot;; [.B51]+[.D5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1]=&quot;NA&quot;; &quot;NA&quot;; [.B51]+[.F5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1]=&quot;NA&quot;; [.C51]=&quot;NA&quot;); &quot;?&quot;; IF([.E51]=[.C51]; &quot;OK&quot;; &quot;ERROR&quot;))" office:value-type="string" office:string-value="?" calcext:value-type="string">
            <text:p>?</text:p>
          </table:table-cell>
          <table:table-cell table:style-name="ce68" table:formula="of:=IF(OR([.D51]=&quot;NA&quot;; [.F51]=&quot;NA&quot;); &quot;?&quot;; IF([.D51]=[.F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G51]=&quot;NA&quot;); &quot;?&quot;; IF([.C51]=[.G51]; &quot;OK&quot;; &quot;ERROR&quot;))" office:value-type="string" office:string-value="?" calcext:value-type="string">
            <text:p>?</text:p>
          </table:table-cell>
          <table:table-cell table:style-name="ce69" table:formula="of:=IF(OR([.D51]=&quot;NA&quot;; [.H51]=&quot;NA&quot;); &quot;?&quot;; IF([.D51]=[.H51]; &quot;OK&quot;; &quot;ERROR&quot;))" office:value-type="string" office:string-value="?" calcext:value-type="string">
            <text:p>?</text:p>
          </table:table-cell>
          <table:table-cell table:style-name="ce69" table:formula="of:=IF(OR([.D51]=&quot;NA&quot;; [.I51]=&quot;NA&quot;); &quot;?&quot;; IF([.D51]=[.I51]; &quot;OK&quot;; &quot;ERRN3OR&quot;))" office:value-type="string" office:string-value="?" calcext:value-type="string">
            <text:p>?</text:p>
          </table:table-cell>
          <table:table-cell table:style-name="ce69" table:formula="of:=IF(OR([.D51]=&quot;NA&quot;; [.J51]=&quot;NA&quot;); &quot;?&quot;; IF([.D51]=[.J51]; &quot;OK&quot;; &quot;ERROR&quot;))" office:value-type="string" office:string-value="?" calcext:value-type="string">
            <text:p>?</text:p>
          </table:table-cell>
          <table:table-cell table:style-name="ce69" table:formula="of:=IF(OR([.D51]=&quot;NA&quot;; [.K51]=&quot;NA&quot;); &quot;?&quot;; IF([.D51]=[.K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L51]=&quot;NA&quot;); &quot;?&quot;; IF([.C51]=[.L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M51]=&quot;NA&quot;); &quot;?&quot;; IF([.C51]=[.M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N51]=&quot;NA&quot;); &quot;?&quot;; IF([.C51]=[.N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O51]=&quot;NA&quot;); &quot;?&quot;; IF([.C51]=[.O5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POH.matrix.46p.17aa.usingEref_self_digit2</text:p>
          </table:table-cell>
          <table:table-cell office:value-type="float" office:value="4033878" calcext:value-type="float">
            <text:p>4033878</text:p>
          </table:table-cell>
          <table:table-cell office:value-type="float" office:value="4033880" calcext:value-type="float">
            <text:p>4033880</text:p>
          </table:table-cell>
          <table:table-cell office:value-type="float" office:value="2" calcext:value-type="float">
            <text:p>2</text:p>
          </table:table-cell>
          <table:table-cell table:style-name="ce53" table:formula="of:=IF([.D52]=&quot;NA&quot;; &quot;NA&quot;; [.B52]+[.D52])" office:value-type="float" office:value="4033880" calcext:value-type="float">
            <text:p>4033880</text:p>
          </table:table-cell>
          <table:table-cell office:value-type="float" office:value="2" calcext:value-type="float">
            <text:p>2</text:p>
          </table:table-cell>
          <table:table-cell table:style-name="ce62" table:formula="of:=IF([.F52]=&quot;NA&quot;; &quot;NA&quot;; [.B52]+[.F52])" office:value-type="float" office:value="4033880" calcext:value-type="float">
            <text:p>4033880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033880" calcext:value-type="float">
            <text:p>4033880</text:p>
          </table:table-cell>
          <table:table-cell/>
          <table:table-cell table:style-name="ce66" table:formula="of:=IF(OR([.E52]=&quot;NA&quot;; [.C52]=&quot;NA&quot;); &quot;?&quot;; IF([.E52]=[.C52]; &quot;OK&quot;; &quot;ERROR&quot;))" office:value-type="string" office:string-value="OK" calcext:value-type="string">
            <text:p>OK</text:p>
          </table:table-cell>
          <table:table-cell table:style-name="ce68" table:formula="of:=IF(OR([.D52]=&quot;NA&quot;; [.F52]=&quot;NA&quot;); &quot;?&quot;; IF([.D52]=[.F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G52]=&quot;NA&quot;); &quot;?&quot;; IF([.C52]=[.G52]; &quot;OK&quot;; &quot;ERROR&quot;))" office:value-type="string" office:string-value="OK" calcext:value-type="string">
            <text:p>OK</text:p>
          </table:table-cell>
          <table:table-cell table:style-name="ce69" table:formula="of:=IF(OR([.D52]=&quot;NA&quot;; [.H52]=&quot;NA&quot;); &quot;?&quot;; IF([.D52]=[.H52]; &quot;OK&quot;; &quot;ERROR&quot;))" office:value-type="string" office:string-value="OK" calcext:value-type="string">
            <text:p>OK</text:p>
          </table:table-cell>
          <table:table-cell table:style-name="ce69" table:formula="of:=IF(OR([.D52]=&quot;NA&quot;; [.I52]=&quot;NA&quot;); &quot;?&quot;; IF([.D52]=[.I52]; &quot;OK&quot;; &quot;ERRN3OR&quot;))" office:value-type="string" office:string-value="OK" calcext:value-type="string">
            <text:p>OK</text:p>
          </table:table-cell>
          <table:table-cell table:style-name="ce69" table:formula="of:=IF(OR([.D52]=&quot;NA&quot;; [.J52]=&quot;NA&quot;); &quot;?&quot;; IF([.D52]=[.J52]; &quot;OK&quot;; &quot;ERROR&quot;))" office:value-type="string" office:string-value="OK" calcext:value-type="string">
            <text:p>OK</text:p>
          </table:table-cell>
          <table:table-cell table:style-name="ce69" table:formula="of:=IF(OR([.D52]=&quot;NA&quot;; [.K52]=&quot;NA&quot;); &quot;?&quot;; IF([.D52]=[.K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L52]=&quot;NA&quot;); &quot;?&quot;; IF([.C52]=[.L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M52]=&quot;NA&quot;); &quot;?&quot;; IF([.C52]=[.M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N52]=&quot;NA&quot;); &quot;?&quot;; IF([.C52]=[.N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O52]=&quot;NA&quot;); &quot;?&quot;; IF([.C52]=[.O52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RIS.matrix.56p.17aa.usingEref_self_digit2</text:p>
          </table:table-cell>
          <table:table-cell office:value-type="float" office:value="6170439" calcext:value-type="float">
            <text:p>6170439</text:p>
          </table:table-cell>
          <table:table-cell office:value-type="float" office:value="6171191" calcext:value-type="float">
            <text:p>6171191</text:p>
          </table:table-cell>
          <table:table-cell office:value-type="string" calcext:value-type="string">
            <text:p>NA</text:p>
          </table:table-cell>
          <table:table-cell table:style-name="ce53" table:formula="of:=IF([.D53]=&quot;NA&quot;; &quot;NA&quot;; [.B53]+[.D5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3]=&quot;NA&quot;; &quot;NA&quot;; [.B53]+[.F5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3]=&quot;NA&quot;; [.C53]=&quot;NA&quot;); &quot;?&quot;; IF([.E53]=[.C53]; &quot;OK&quot;; &quot;ERROR&quot;))" office:value-type="string" office:string-value="?" calcext:value-type="string">
            <text:p>?</text:p>
          </table:table-cell>
          <table:table-cell table:style-name="ce68" table:formula="of:=IF(OR([.D53]=&quot;NA&quot;; [.F53]=&quot;NA&quot;); &quot;?&quot;; IF([.D53]=[.F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G53]=&quot;NA&quot;); &quot;?&quot;; IF([.C53]=[.G53]; &quot;OK&quot;; &quot;ERROR&quot;))" office:value-type="string" office:string-value="?" calcext:value-type="string">
            <text:p>?</text:p>
          </table:table-cell>
          <table:table-cell table:style-name="ce69" table:formula="of:=IF(OR([.D53]=&quot;NA&quot;; [.H53]=&quot;NA&quot;); &quot;?&quot;; IF([.D53]=[.H53]; &quot;OK&quot;; &quot;ERROR&quot;))" office:value-type="string" office:string-value="?" calcext:value-type="string">
            <text:p>?</text:p>
          </table:table-cell>
          <table:table-cell table:style-name="ce69" table:formula="of:=IF(OR([.D53]=&quot;NA&quot;; [.I53]=&quot;NA&quot;); &quot;?&quot;; IF([.D53]=[.I53]; &quot;OK&quot;; &quot;ERRN3OR&quot;))" office:value-type="string" office:string-value="?" calcext:value-type="string">
            <text:p>?</text:p>
          </table:table-cell>
          <table:table-cell table:style-name="ce69" table:formula="of:=IF(OR([.D53]=&quot;NA&quot;; [.J53]=&quot;NA&quot;); &quot;?&quot;; IF([.D53]=[.J53]; &quot;OK&quot;; &quot;ERROR&quot;))" office:value-type="string" office:string-value="?" calcext:value-type="string">
            <text:p>?</text:p>
          </table:table-cell>
          <table:table-cell table:style-name="ce69" table:formula="of:=IF(OR([.D53]=&quot;NA&quot;; [.K53]=&quot;NA&quot;); &quot;?&quot;; IF([.D53]=[.K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L53]=&quot;NA&quot;); &quot;?&quot;; IF([.C53]=[.L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M53]=&quot;NA&quot;); &quot;?&quot;; IF([.C53]=[.M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N53]=&quot;NA&quot;); &quot;?&quot;; IF([.C53]=[.N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O53]=&quot;NA&quot;); &quot;?&quot;; IF([.C53]=[.O5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SHF.matrix.30p.9aa.usingEref_self_digit2</text:p>
          </table:table-cell>
          <table:table-cell table:number-columns-repeated="2" office:value-type="float" office:value="1101033" calcext:value-type="float">
            <text:p>1101033</text:p>
          </table:table-cell>
          <table:table-cell office:value-type="float" office:value="0" calcext:value-type="float">
            <text:p>0</text:p>
          </table:table-cell>
          <table:table-cell table:style-name="ce53" table:formula="of:=IF([.D54]=&quot;NA&quot;; &quot;NA&quot;; [.B54]+[.D54])" office:value-type="float" office:value="1101033" calcext:value-type="float">
            <text:p>1101033</text:p>
          </table:table-cell>
          <table:table-cell office:value-type="float" office:value="0" calcext:value-type="float">
            <text:p>0</text:p>
          </table:table-cell>
          <table:table-cell table:style-name="ce62" table:formula="of:=IF([.F54]=&quot;NA&quot;; &quot;NA&quot;; [.B54]+[.F54])" office:value-type="float" office:value="1101033" calcext:value-type="float">
            <text:p>1101033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101033" calcext:value-type="float">
            <text:p>1101033</text:p>
          </table:table-cell>
          <table:table-cell/>
          <table:table-cell table:style-name="ce66" table:formula="of:=IF(OR([.E54]=&quot;NA&quot;; [.C54]=&quot;NA&quot;); &quot;?&quot;; IF([.E54]=[.C54]; &quot;OK&quot;; &quot;ERROR&quot;))" office:value-type="string" office:string-value="OK" calcext:value-type="string">
            <text:p>OK</text:p>
          </table:table-cell>
          <table:table-cell table:style-name="ce68" table:formula="of:=IF(OR([.D54]=&quot;NA&quot;; [.F54]=&quot;NA&quot;); &quot;?&quot;; IF([.D54]=[.F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G54]=&quot;NA&quot;); &quot;?&quot;; IF([.C54]=[.G54]; &quot;OK&quot;; &quot;ERROR&quot;))" office:value-type="string" office:string-value="OK" calcext:value-type="string">
            <text:p>OK</text:p>
          </table:table-cell>
          <table:table-cell table:style-name="ce69" table:formula="of:=IF(OR([.D54]=&quot;NA&quot;; [.H54]=&quot;NA&quot;); &quot;?&quot;; IF([.D54]=[.H54]; &quot;OK&quot;; &quot;ERROR&quot;))" office:value-type="string" office:string-value="OK" calcext:value-type="string">
            <text:p>OK</text:p>
          </table:table-cell>
          <table:table-cell table:style-name="ce69" table:formula="of:=IF(OR([.D54]=&quot;NA&quot;; [.I54]=&quot;NA&quot;); &quot;?&quot;; IF([.D54]=[.I54]; &quot;OK&quot;; &quot;ERRN3OR&quot;))" office:value-type="string" office:string-value="OK" calcext:value-type="string">
            <text:p>OK</text:p>
          </table:table-cell>
          <table:table-cell table:style-name="ce69" table:formula="of:=IF(OR([.D54]=&quot;NA&quot;; [.J54]=&quot;NA&quot;); &quot;?&quot;; IF([.D54]=[.J54]; &quot;OK&quot;; &quot;ERROR&quot;))" office:value-type="string" office:string-value="OK" calcext:value-type="string">
            <text:p>OK</text:p>
          </table:table-cell>
          <table:table-cell table:style-name="ce69" table:formula="of:=IF(OR([.D54]=&quot;NA&quot;; [.K54]=&quot;NA&quot;); &quot;?&quot;; IF([.D54]=[.K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L54]=&quot;NA&quot;); &quot;?&quot;; IF([.C54]=[.L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M54]=&quot;NA&quot;); &quot;?&quot;; IF([.C54]=[.M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N54]=&quot;NA&quot;); &quot;?&quot;; IF([.C54]=[.N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O54]=&quot;NA&quot;); &quot;?&quot;; IF([.C54]=[.O5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SHG.matrix.28p.17aa.usingEref_self_digit2</text:p>
          </table:table-cell>
          <table:table-cell office:value-type="float" office:value="1512871" calcext:value-type="float">
            <text:p>1512871</text:p>
          </table:table-cell>
          <table:table-cell office:value-type="float" office:value="1513151" calcext:value-type="float">
            <text:p>1513151</text:p>
          </table:table-cell>
          <table:table-cell office:value-type="float" office:value="280" calcext:value-type="float">
            <text:p>280</text:p>
          </table:table-cell>
          <table:table-cell table:style-name="ce53" table:formula="of:=IF([.D55]=&quot;NA&quot;; &quot;NA&quot;; [.B55]+[.D55])" office:value-type="float" office:value="1513151" calcext:value-type="float">
            <text:p>1513151</text:p>
          </table:table-cell>
          <table:table-cell office:value-type="float" office:value="280" calcext:value-type="float">
            <text:p>280</text:p>
          </table:table-cell>
          <table:table-cell table:style-name="ce62" table:formula="of:=IF([.F55]=&quot;NA&quot;; &quot;NA&quot;; [.B55]+[.F55])" office:value-type="float" office:value="1513151" calcext:value-type="float">
            <text:p>1513151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5]=&quot;NA&quot;; [.C55]=&quot;NA&quot;); &quot;?&quot;; IF([.E55]=[.C55]; &quot;OK&quot;; &quot;ERROR&quot;))" office:value-type="string" office:string-value="OK" calcext:value-type="string">
            <text:p>OK</text:p>
          </table:table-cell>
          <table:table-cell table:style-name="ce68" table:formula="of:=IF(OR([.D55]=&quot;NA&quot;; [.F55]=&quot;NA&quot;); &quot;?&quot;; IF([.D55]=[.F55]; &quot;OK&quot;; &quot;ERROR&quot;))" office:value-type="string" office:string-value="OK" calcext:value-type="string">
            <text:p>OK</text:p>
          </table:table-cell>
          <table:table-cell table:style-name="ce69" table:formula="of:=IF(OR([.C55]=&quot;NA&quot;; [.G55]=&quot;NA&quot;); &quot;?&quot;; IF([.C55]=[.G55]; &quot;OK&quot;; &quot;ERROR&quot;))" office:value-type="string" office:string-value="OK" calcext:value-type="string">
            <text:p>OK</text:p>
          </table:table-cell>
          <table:table-cell table:style-name="ce69" table:formula="of:=IF(OR([.D55]=&quot;NA&quot;; [.H55]=&quot;NA&quot;); &quot;?&quot;; IF([.D55]=[.H55]; &quot;OK&quot;; &quot;ERROR&quot;))" office:value-type="string" office:string-value="?" calcext:value-type="string">
            <text:p>?</text:p>
          </table:table-cell>
          <table:table-cell table:style-name="ce69" table:formula="of:=IF(OR([.D55]=&quot;NA&quot;; [.I55]=&quot;NA&quot;); &quot;?&quot;; IF([.D55]=[.I55]; &quot;OK&quot;; &quot;ERRN3OR&quot;))" office:value-type="string" office:string-value="?" calcext:value-type="string">
            <text:p>?</text:p>
          </table:table-cell>
          <table:table-cell table:style-name="ce69" table:formula="of:=IF(OR([.D55]=&quot;NA&quot;; [.J55]=&quot;NA&quot;); &quot;?&quot;; IF([.D55]=[.J55]; &quot;OK&quot;; &quot;ERROR&quot;))" office:value-type="string" office:string-value="?" calcext:value-type="string">
            <text:p>?</text:p>
          </table:table-cell>
          <table:table-cell table:style-name="ce69" table:formula="of:=IF(OR([.D55]=&quot;NA&quot;; [.K55]=&quot;NA&quot;); &quot;?&quot;; IF([.D55]=[.K55]; &quot;OK&quot;; &quot;ERROR&quot;))" office:value-type="string" office:string-value="?" calcext:value-type="string">
            <text:p>?</text:p>
          </table:table-cell>
          <table:table-cell table:style-name="ce69" table:formula="of:=IF(OR([.C55]=&quot;NA&quot;; [.L55]=&quot;NA&quot;); &quot;?&quot;; IF([.C55]=[.L55]; &quot;OK&quot;; &quot;ERROR&quot;))" office:value-type="string" office:string-value="?" calcext:value-type="string">
            <text:p>?</text:p>
          </table:table-cell>
          <table:table-cell table:style-name="ce69" table:formula="of:=IF(OR([.C55]=&quot;NA&quot;; [.M55]=&quot;NA&quot;); &quot;?&quot;; IF([.C55]=[.M55]; &quot;OK&quot;; &quot;ERROR&quot;))" office:value-type="string" office:string-value="?" calcext:value-type="string">
            <text:p>?</text:p>
          </table:table-cell>
          <table:table-cell table:style-name="ce69" table:formula="of:=IF(OR([.C55]=&quot;NA&quot;; [.N55]=&quot;NA&quot;); &quot;?&quot;; IF([.C55]=[.N55]; &quot;OK&quot;; &quot;ERROR&quot;))" office:value-type="string" office:string-value="?" calcext:value-type="string">
            <text:p>?</text:p>
          </table:table-cell>
          <table:table-cell table:style-name="ce69" table:formula="of:=IF(OR([.C55]=&quot;NA&quot;; [.O55]=&quot;NA&quot;); &quot;?&quot;; IF([.C55]=[.O5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STN.matrix.120p.18aa.usingEref_self_digit2</text:p>
          </table:table-cell>
          <table:table-cell office:value-type="float" office:value="36960253" calcext:value-type="float">
            <text:p>36960253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56]=&quot;NA&quot;; &quot;NA&quot;; [.B56]+[.D5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6]=&quot;NA&quot;; &quot;NA&quot;; [.B56]+[.F56])" office:value-type="string" office:string-value="NA" calcext:value-type="string">
            <text:p>NA</text:p>
          </table:table-cell>
          <table:table-cell table:style-name="ce53" table:number-columns-repeated="3"/>
          <table:table-cell/>
          <table:table-cell table:number-columns-repeated="4" office:value-type="string" calcext:value-type="string">
            <text:p>NA</text:p>
          </table:table-cell>
          <table:table-cell/>
          <table:table-cell table:style-name="ce66" table:formula="of:=IF(OR([.E56]=&quot;NA&quot;; [.C56]=&quot;NA&quot;); &quot;?&quot;; IF([.E56]=[.C56]; &quot;OK&quot;; &quot;ERROR&quot;))" office:value-type="string" office:string-value="?" calcext:value-type="string">
            <text:p>?</text:p>
          </table:table-cell>
          <table:table-cell table:style-name="ce68" table:formula="of:=IF(OR([.D56]=&quot;NA&quot;; [.F56]=&quot;NA&quot;); &quot;?&quot;; IF([.D56]=[.F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G56]=&quot;NA&quot;); &quot;?&quot;; IF([.C56]=[.G56]; &quot;OK&quot;; &quot;ERROR&quot;))" office:value-type="string" office:string-value="?" calcext:value-type="string">
            <text:p>?</text:p>
          </table:table-cell>
          <table:table-cell table:style-name="ce69" table:formula="of:=IF(OR([.D56]=&quot;NA&quot;; [.H56]=&quot;NA&quot;); &quot;?&quot;; IF([.D56]=[.H56]; &quot;OK&quot;; &quot;ERROR&quot;))" office:value-type="string" office:string-value="?" calcext:value-type="string">
            <text:p>?</text:p>
          </table:table-cell>
          <table:table-cell table:style-name="ce69" table:formula="of:=IF(OR([.D56]=&quot;NA&quot;; [.I56]=&quot;NA&quot;); &quot;?&quot;; IF([.D56]=[.I56]; &quot;OK&quot;; &quot;ERRN3OR&quot;))" office:value-type="string" office:string-value="?" calcext:value-type="string">
            <text:p>?</text:p>
          </table:table-cell>
          <table:table-cell table:style-name="ce69" table:formula="of:=IF(OR([.D56]=&quot;NA&quot;; [.J56]=&quot;NA&quot;); &quot;?&quot;; IF([.D56]=[.J56]; &quot;OK&quot;; &quot;ERROR&quot;))" office:value-type="string" office:string-value="?" calcext:value-type="string">
            <text:p>?</text:p>
          </table:table-cell>
          <table:table-cell table:style-name="ce69" table:formula="of:=IF(OR([.D56]=&quot;NA&quot;; [.K56]=&quot;NA&quot;); &quot;?&quot;; IF([.D56]=[.K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L56]=&quot;NA&quot;); &quot;?&quot;; IF([.C56]=[.L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M56]=&quot;NA&quot;); &quot;?&quot;; IF([.C56]=[.M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N56]=&quot;NA&quot;); &quot;?&quot;; IF([.C56]=[.N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O56]=&quot;NA&quot;); &quot;?&quot;; IF([.C56]=[.O5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TEN.matrix.39p.9aa.usingEref_self_digit2</text:p>
          </table:table-cell>
          <table:table-cell office:value-type="float" office:value="1959818" calcext:value-type="float">
            <text:p>1959818</text:p>
          </table:table-cell>
          <table:table-cell office:value-type="float" office:value="1959862" calcext:value-type="float">
            <text:p>1959862</text:p>
          </table:table-cell>
          <table:table-cell office:value-type="float" office:value="44" calcext:value-type="float">
            <text:p>44</text:p>
          </table:table-cell>
          <table:table-cell table:style-name="ce53" table:formula="of:=IF([.D57]=&quot;NA&quot;; &quot;NA&quot;; [.B57]+[.D57])" office:value-type="float" office:value="1959862" calcext:value-type="float">
            <text:p>1959862</text:p>
          </table:table-cell>
          <table:table-cell office:value-type="float" office:value="44" calcext:value-type="float">
            <text:p>44</text:p>
          </table:table-cell>
          <table:table-cell table:style-name="ce62" table:formula="of:=IF([.F57]=&quot;NA&quot;; &quot;NA&quot;; [.B57]+[.F57])" office:value-type="float" office:value="1959862" calcext:value-type="float">
            <text:p>195986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string" calcext:value-type="string">
            <text:p>NA</text:p>
          </table:table-cell>
          <table:table-cell table:style-name="ce53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</text:p>
          </table:table-cell>
          <table:table-cell office:value-type="float" office:value="1959862" calcext:value-type="float">
            <text:p>1959862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57]=&quot;NA&quot;; [.C57]=&quot;NA&quot;); &quot;?&quot;; IF([.E57]=[.C57]; &quot;OK&quot;; &quot;ERROR&quot;))" office:value-type="string" office:string-value="OK" calcext:value-type="string">
            <text:p>OK</text:p>
          </table:table-cell>
          <table:table-cell table:style-name="ce68" table:formula="of:=IF(OR([.D57]=&quot;NA&quot;; [.F57]=&quot;NA&quot;); &quot;?&quot;; IF([.D57]=[.F57]; &quot;OK&quot;; &quot;ERROR&quot;))" office:value-type="string" office:string-value="OK" calcext:value-type="string">
            <text:p>OK</text:p>
          </table:table-cell>
          <table:table-cell table:style-name="ce69" table:formula="of:=IF(OR([.C57]=&quot;NA&quot;; [.G57]=&quot;NA&quot;); &quot;?&quot;; IF([.C57]=[.G57]; &quot;OK&quot;; &quot;ERROR&quot;))" office:value-type="string" office:string-value="OK" calcext:value-type="string">
            <text:p>OK</text:p>
          </table:table-cell>
          <table:table-cell table:style-name="ce69" table:formula="of:=IF(OR([.D57]=&quot;NA&quot;; [.H57]=&quot;NA&quot;); &quot;?&quot;; IF([.D57]=[.H57]; &quot;OK&quot;; &quot;ERROR&quot;))" office:value-type="string" office:string-value="OK" calcext:value-type="string">
            <text:p>OK</text:p>
          </table:table-cell>
          <table:table-cell table:style-name="ce69" table:formula="of:=IF(OR([.D57]=&quot;NA&quot;; [.I57]=&quot;NA&quot;); &quot;?&quot;; IF([.D57]=[.I57]; &quot;OK&quot;; &quot;ERRN3OR&quot;))" office:value-type="string" office:string-value="?" calcext:value-type="string">
            <text:p>?</text:p>
          </table:table-cell>
          <table:table-cell table:style-name="ce69" table:formula="of:=IF(OR([.D57]=&quot;NA&quot;; [.J57]=&quot;NA&quot;); &quot;?&quot;; IF([.D57]=[.J57]; &quot;OK&quot;; &quot;ERROR&quot;))" office:value-type="string" office:string-value="OK" calcext:value-type="string">
            <text:p>OK</text:p>
          </table:table-cell>
          <table:table-cell table:style-name="ce69" table:formula="of:=IF(OR([.D57]=&quot;NA&quot;; [.K57]=&quot;NA&quot;); &quot;?&quot;; IF([.D57]=[.K57]; &quot;OK&quot;; &quot;ERROR&quot;))" office:value-type="string" office:string-value="OK" calcext:value-type="string">
            <text:p>OK</text:p>
          </table:table-cell>
          <table:table-cell table:style-name="ce69" table:formula="of:=IF(OR([.C57]=&quot;NA&quot;; [.L57]=&quot;NA&quot;); &quot;?&quot;; IF([.C57]=[.L57]; &quot;OK&quot;; &quot;ERROR&quot;))" office:value-type="string" office:string-value="?" calcext:value-type="string">
            <text:p>?</text:p>
          </table:table-cell>
          <table:table-cell table:style-name="ce69" table:formula="of:=IF(OR([.C57]=&quot;NA&quot;; [.M57]=&quot;NA&quot;); &quot;?&quot;; IF([.C57]=[.M57]; &quot;OK&quot;; &quot;ERROR&quot;))" office:value-type="string" office:string-value="OK" calcext:value-type="string">
            <text:p>OK</text:p>
          </table:table-cell>
          <table:table-cell table:style-name="ce69" table:formula="of:=IF(OR([.C57]=&quot;NA&quot;; [.N57]=&quot;NA&quot;); &quot;?&quot;; IF([.C57]=[.N57]; &quot;OK&quot;; &quot;ERROR&quot;))" office:value-type="string" office:string-value="?" calcext:value-type="string">
            <text:p>?</text:p>
          </table:table-cell>
          <table:table-cell table:style-name="ce69" table:formula="of:=IF(OR([.C57]=&quot;NA&quot;; [.O57]=&quot;NA&quot;); &quot;?&quot;; IF([.C57]=[.O5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UBI.matrix.40p.17aa.usingEref_self_digit2</text:p>
          </table:table-cell>
          <table:table-cell office:value-type="float" office:value="3068483" calcext:value-type="float">
            <text:p>3068483</text:p>
          </table:table-cell>
          <table:table-cell office:value-type="float" office:value="3068938" calcext:value-type="float">
            <text:p>3068938</text:p>
          </table:table-cell>
          <table:table-cell office:value-type="string" calcext:value-type="string">
            <text:p>NA</text:p>
          </table:table-cell>
          <table:table-cell table:style-name="ce53" table:formula="of:=IF([.D58]=&quot;NA&quot;; &quot;NA&quot;; [.B58]+[.D5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8]=&quot;NA&quot;; &quot;NA&quot;; [.B58]+[.F5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8]=&quot;NA&quot;; [.C58]=&quot;NA&quot;); &quot;?&quot;; IF([.E58]=[.C58]; &quot;OK&quot;; &quot;ERROR&quot;))" office:value-type="string" office:string-value="?" calcext:value-type="string">
            <text:p>?</text:p>
          </table:table-cell>
          <table:table-cell table:style-name="ce68" table:formula="of:=IF(OR([.D58]=&quot;NA&quot;; [.F58]=&quot;NA&quot;); &quot;?&quot;; IF([.D58]=[.F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G58]=&quot;NA&quot;); &quot;?&quot;; IF([.C58]=[.G58]; &quot;OK&quot;; &quot;ERROR&quot;))" office:value-type="string" office:string-value="?" calcext:value-type="string">
            <text:p>?</text:p>
          </table:table-cell>
          <table:table-cell table:style-name="ce69" table:formula="of:=IF(OR([.D58]=&quot;NA&quot;; [.H58]=&quot;NA&quot;); &quot;?&quot;; IF([.D58]=[.H58]; &quot;OK&quot;; &quot;ERROR&quot;))" office:value-type="string" office:string-value="?" calcext:value-type="string">
            <text:p>?</text:p>
          </table:table-cell>
          <table:table-cell table:style-name="ce69" table:formula="of:=IF(OR([.D58]=&quot;NA&quot;; [.I58]=&quot;NA&quot;); &quot;?&quot;; IF([.D58]=[.I58]; &quot;OK&quot;; &quot;ERRN3OR&quot;))" office:value-type="string" office:string-value="?" calcext:value-type="string">
            <text:p>?</text:p>
          </table:table-cell>
          <table:table-cell table:style-name="ce69" table:formula="of:=IF(OR([.D58]=&quot;NA&quot;; [.J58]=&quot;NA&quot;); &quot;?&quot;; IF([.D58]=[.J58]; &quot;OK&quot;; &quot;ERROR&quot;))" office:value-type="string" office:string-value="?" calcext:value-type="string">
            <text:p>?</text:p>
          </table:table-cell>
          <table:table-cell table:style-name="ce69" table:formula="of:=IF(OR([.D58]=&quot;NA&quot;; [.K58]=&quot;NA&quot;); &quot;?&quot;; IF([.D58]=[.K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L58]=&quot;NA&quot;); &quot;?&quot;; IF([.C58]=[.L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M58]=&quot;NA&quot;); &quot;?&quot;; IF([.C58]=[.M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N58]=&quot;NA&quot;); &quot;?&quot;; IF([.C58]=[.N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O58]=&quot;NA&quot;); &quot;?&quot;; IF([.C58]=[.O5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CI2.matrix.51p.18aa.usingEref_self_digit2</text:p>
          </table:table-cell>
          <table:table-cell office:value-type="float" office:value="6294945" calcext:value-type="float">
            <text:p>6294945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59]=&quot;NA&quot;; &quot;NA&quot;; [.B59]+[.D5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9]=&quot;NA&quot;; &quot;NA&quot;; [.B59]+[.F5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9]=&quot;NA&quot;; [.C59]=&quot;NA&quot;); &quot;?&quot;; IF([.E59]=[.C59]; &quot;OK&quot;; &quot;ERROR&quot;))" office:value-type="string" office:string-value="?" calcext:value-type="string">
            <text:p>?</text:p>
          </table:table-cell>
          <table:table-cell table:style-name="ce68" table:formula="of:=IF(OR([.D59]=&quot;NA&quot;; [.F59]=&quot;NA&quot;); &quot;?&quot;; IF([.D59]=[.F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G59]=&quot;NA&quot;); &quot;?&quot;; IF([.C59]=[.G59]; &quot;OK&quot;; &quot;ERROR&quot;))" office:value-type="string" office:string-value="?" calcext:value-type="string">
            <text:p>?</text:p>
          </table:table-cell>
          <table:table-cell table:style-name="ce69" table:formula="of:=IF(OR([.D59]=&quot;NA&quot;; [.H59]=&quot;NA&quot;); &quot;?&quot;; IF([.D59]=[.H59]; &quot;OK&quot;; &quot;ERROR&quot;))" office:value-type="string" office:string-value="?" calcext:value-type="string">
            <text:p>?</text:p>
          </table:table-cell>
          <table:table-cell table:style-name="ce69" table:formula="of:=IF(OR([.D59]=&quot;NA&quot;; [.I59]=&quot;NA&quot;); &quot;?&quot;; IF([.D59]=[.I59]; &quot;OK&quot;; &quot;ERRN3OR&quot;))" office:value-type="string" office:string-value="?" calcext:value-type="string">
            <text:p>?</text:p>
          </table:table-cell>
          <table:table-cell table:style-name="ce69" table:formula="of:=IF(OR([.D59]=&quot;NA&quot;; [.J59]=&quot;NA&quot;); &quot;?&quot;; IF([.D59]=[.J59]; &quot;OK&quot;; &quot;ERROR&quot;))" office:value-type="string" office:string-value="?" calcext:value-type="string">
            <text:p>?</text:p>
          </table:table-cell>
          <table:table-cell table:style-name="ce69" table:formula="of:=IF(OR([.D59]=&quot;NA&quot;; [.K59]=&quot;NA&quot;); &quot;?&quot;; IF([.D59]=[.K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L59]=&quot;NA&quot;); &quot;?&quot;; IF([.C59]=[.L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M59]=&quot;NA&quot;); &quot;?&quot;; IF([.C59]=[.M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N59]=&quot;NA&quot;); &quot;?&quot;; IF([.C59]=[.N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O59]=&quot;NA&quot;); &quot;?&quot;; IF([.C59]=[.O5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DRI.matrix.37p.19aa.usingEref_self_digit2</text:p>
          </table:table-cell>
          <table:table-cell office:value-type="float" office:value="2902974" calcext:value-type="float">
            <text:p>2902974</text:p>
          </table:table-cell>
          <table:table-cell office:value-type="float" office:value="2905276" calcext:value-type="float">
            <text:p>2905276</text:p>
          </table:table-cell>
          <table:table-cell office:value-type="string" calcext:value-type="string">
            <text:p>NA</text:p>
          </table:table-cell>
          <table:table-cell table:style-name="ce53" table:formula="of:=IF([.D60]=&quot;NA&quot;; &quot;NA&quot;; [.B60]+[.D6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0]=&quot;NA&quot;; &quot;NA&quot;; [.B60]+[.F6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0]=&quot;NA&quot;; [.C60]=&quot;NA&quot;); &quot;?&quot;; IF([.E60]=[.C60]; &quot;OK&quot;; &quot;ERROR&quot;))" office:value-type="string" office:string-value="?" calcext:value-type="string">
            <text:p>?</text:p>
          </table:table-cell>
          <table:table-cell table:style-name="ce68" table:formula="of:=IF(OR([.D60]=&quot;NA&quot;; [.F60]=&quot;NA&quot;); &quot;?&quot;; IF([.D60]=[.F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G60]=&quot;NA&quot;); &quot;?&quot;; IF([.C60]=[.G60]; &quot;OK&quot;; &quot;ERROR&quot;))" office:value-type="string" office:string-value="?" calcext:value-type="string">
            <text:p>?</text:p>
          </table:table-cell>
          <table:table-cell table:style-name="ce69" table:formula="of:=IF(OR([.D60]=&quot;NA&quot;; [.H60]=&quot;NA&quot;); &quot;?&quot;; IF([.D60]=[.H60]; &quot;OK&quot;; &quot;ERROR&quot;))" office:value-type="string" office:string-value="?" calcext:value-type="string">
            <text:p>?</text:p>
          </table:table-cell>
          <table:table-cell table:style-name="ce69" table:formula="of:=IF(OR([.D60]=&quot;NA&quot;; [.I60]=&quot;NA&quot;); &quot;?&quot;; IF([.D60]=[.I60]; &quot;OK&quot;; &quot;ERRN3OR&quot;))" office:value-type="string" office:string-value="?" calcext:value-type="string">
            <text:p>?</text:p>
          </table:table-cell>
          <table:table-cell table:style-name="ce69" table:formula="of:=IF(OR([.D60]=&quot;NA&quot;; [.J60]=&quot;NA&quot;); &quot;?&quot;; IF([.D60]=[.J60]; &quot;OK&quot;; &quot;ERROR&quot;))" office:value-type="string" office:string-value="?" calcext:value-type="string">
            <text:p>?</text:p>
          </table:table-cell>
          <table:table-cell table:style-name="ce69" table:formula="of:=IF(OR([.D60]=&quot;NA&quot;; [.K60]=&quot;NA&quot;); &quot;?&quot;; IF([.D60]=[.K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L60]=&quot;NA&quot;); &quot;?&quot;; IF([.C60]=[.L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M60]=&quot;NA&quot;); &quot;?&quot;; IF([.C60]=[.M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N60]=&quot;NA&quot;); &quot;?&quot;; IF([.C60]=[.N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O60]=&quot;NA&quot;); &quot;?&quot;; IF([.C60]=[.O6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PCY.matrix.46p.9aa.usingEref_self_digit2</text:p>
          </table:table-cell>
          <table:table-cell office:value-type="float" office:value="2935819" calcext:value-type="float">
            <text:p>2935819</text:p>
          </table:table-cell>
          <table:table-cell office:value-type="float" office:value="2935820" calcext:value-type="float">
            <text:p>2935820</text:p>
          </table:table-cell>
          <table:table-cell office:value-type="float" office:value="1" calcext:value-type="float">
            <text:p>1</text:p>
          </table:table-cell>
          <table:table-cell table:style-name="ce53" table:formula="of:=IF([.D61]=&quot;NA&quot;; &quot;NA&quot;; [.B61]+[.D61])" office:value-type="float" office:value="2935820" calcext:value-type="float">
            <text:p>2935820</text:p>
          </table:table-cell>
          <table:table-cell office:value-type="float" office:value="1" calcext:value-type="float">
            <text:p>1</text:p>
          </table:table-cell>
          <table:table-cell table:style-name="ce62" table:formula="of:=IF([.F61]=&quot;NA&quot;; &quot;NA&quot;; [.B61]+[.F61])" office:value-type="float" office:value="2935820" calcext:value-type="float">
            <text:p>293582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935820" calcext:value-type="float">
            <text:p>2935820</text:p>
          </table:table-cell>
          <table:table-cell/>
          <table:table-cell table:style-name="ce66" table:formula="of:=IF(OR([.E61]=&quot;NA&quot;; [.C61]=&quot;NA&quot;); &quot;?&quot;; IF([.E61]=[.C61]; &quot;OK&quot;; &quot;ERROR&quot;))" office:value-type="string" office:string-value="OK" calcext:value-type="string">
            <text:p>OK</text:p>
          </table:table-cell>
          <table:table-cell table:style-name="ce68" table:formula="of:=IF(OR([.D61]=&quot;NA&quot;; [.F61]=&quot;NA&quot;); &quot;?&quot;; IF([.D61]=[.F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G61]=&quot;NA&quot;); &quot;?&quot;; IF([.C61]=[.G61]; &quot;OK&quot;; &quot;ERROR&quot;))" office:value-type="string" office:string-value="OK" calcext:value-type="string">
            <text:p>OK</text:p>
          </table:table-cell>
          <table:table-cell table:style-name="ce69" table:formula="of:=IF(OR([.D61]=&quot;NA&quot;; [.H61]=&quot;NA&quot;); &quot;?&quot;; IF([.D61]=[.H61]; &quot;OK&quot;; &quot;ERROR&quot;))" office:value-type="string" office:string-value="OK" calcext:value-type="string">
            <text:p>OK</text:p>
          </table:table-cell>
          <table:table-cell table:style-name="ce69" table:formula="of:=IF(OR([.D61]=&quot;NA&quot;; [.I61]=&quot;NA&quot;); &quot;?&quot;; IF([.D61]=[.I61]; &quot;OK&quot;; &quot;ERRN3OR&quot;))" office:value-type="string" office:string-value="OK" calcext:value-type="string">
            <text:p>OK</text:p>
          </table:table-cell>
          <table:table-cell table:style-name="ce69" table:formula="of:=IF(OR([.D61]=&quot;NA&quot;; [.J61]=&quot;NA&quot;); &quot;?&quot;; IF([.D61]=[.J61]; &quot;OK&quot;; &quot;ERROR&quot;))" office:value-type="string" office:string-value="OK" calcext:value-type="string">
            <text:p>OK</text:p>
          </table:table-cell>
          <table:table-cell table:style-name="ce69" table:formula="of:=IF(OR([.D61]=&quot;NA&quot;; [.K61]=&quot;NA&quot;); &quot;?&quot;; IF([.D61]=[.K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L61]=&quot;NA&quot;); &quot;?&quot;; IF([.C61]=[.L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M61]=&quot;NA&quot;); &quot;?&quot;; IF([.C61]=[.M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N61]=&quot;NA&quot;); &quot;?&quot;; IF([.C61]=[.N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O61]=&quot;NA&quot;); &quot;?&quot;; IF([.C61]=[.O61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RN2.matrix.69p.9aa.usingEref_self_digit2</text:p>
          </table:table-cell>
          <table:table-cell office:value-type="float" office:value="8909714" calcext:value-type="float">
            <text:p>8909714</text:p>
          </table:table-cell>
          <table:table-cell office:value-type="float" office:value="8909892" calcext:value-type="float">
            <text:p>8909892</text:p>
          </table:table-cell>
          <table:table-cell office:value-type="string" calcext:value-type="string">
            <text:p>NA</text:p>
          </table:table-cell>
          <table:table-cell table:style-name="ce53" table:formula="of:=IF([.D62]=&quot;NA&quot;; &quot;NA&quot;; [.B62]+[.D62])" office:value-type="string" office:string-value="NA" calcext:value-type="string">
            <text:p>NA</text:p>
          </table:table-cell>
          <table:table-cell office:value-type="float" office:value="178" calcext:value-type="float">
            <text:p>178</text:p>
          </table:table-cell>
          <table:table-cell table:style-name="ce62" table:formula="of:=IF([.F62]=&quot;NA&quot;; &quot;NA&quot;; [.B62]+[.F62])" office:value-type="float" office:value="8909892" calcext:value-type="float">
            <text:p>8909892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2]=&quot;NA&quot;; [.C62]=&quot;NA&quot;); &quot;?&quot;; IF([.E62]=[.C62]; &quot;OK&quot;; &quot;ERROR&quot;))" office:value-type="string" office:string-value="?" calcext:value-type="string">
            <text:p>?</text:p>
          </table:table-cell>
          <table:table-cell table:style-name="ce68" table:formula="of:=IF(OR([.D62]=&quot;NA&quot;; [.F62]=&quot;NA&quot;); &quot;?&quot;; IF([.D62]=[.F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G62]=&quot;NA&quot;); &quot;?&quot;; IF([.C62]=[.G62]; &quot;OK&quot;; &quot;ERROR&quot;))" office:value-type="string" office:string-value="OK" calcext:value-type="string">
            <text:p>OK</text:p>
          </table:table-cell>
          <table:table-cell table:style-name="ce69" table:formula="of:=IF(OR([.D62]=&quot;NA&quot;; [.H62]=&quot;NA&quot;); &quot;?&quot;; IF([.D62]=[.H62]; &quot;OK&quot;; &quot;ERROR&quot;))" office:value-type="string" office:string-value="?" calcext:value-type="string">
            <text:p>?</text:p>
          </table:table-cell>
          <table:table-cell table:style-name="ce69" table:formula="of:=IF(OR([.D62]=&quot;NA&quot;; [.I62]=&quot;NA&quot;); &quot;?&quot;; IF([.D62]=[.I62]; &quot;OK&quot;; &quot;ERRN3OR&quot;))" office:value-type="string" office:string-value="?" calcext:value-type="string">
            <text:p>?</text:p>
          </table:table-cell>
          <table:table-cell table:style-name="ce69" table:formula="of:=IF(OR([.D62]=&quot;NA&quot;; [.J62]=&quot;NA&quot;); &quot;?&quot;; IF([.D62]=[.J62]; &quot;OK&quot;; &quot;ERROR&quot;))" office:value-type="string" office:string-value="?" calcext:value-type="string">
            <text:p>?</text:p>
          </table:table-cell>
          <table:table-cell table:style-name="ce69" table:formula="of:=IF(OR([.D62]=&quot;NA&quot;; [.K62]=&quot;NA&quot;); &quot;?&quot;; IF([.D62]=[.K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L62]=&quot;NA&quot;); &quot;?&quot;; IF([.C62]=[.L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M62]=&quot;NA&quot;); &quot;?&quot;; IF([.C62]=[.M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N62]=&quot;NA&quot;); &quot;?&quot;; IF([.C62]=[.N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O62]=&quot;NA&quot;); &quot;?&quot;; IF([.C62]=[.O6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TRX.matrix.61p.19aa.usingEref_self_digit2</text:p>
          </table:table-cell>
          <table:table-cell office:value-type="float" office:value="7016097" calcext:value-type="float">
            <text:p>7016097</text:p>
          </table:table-cell>
          <table:table-cell office:value-type="float" office:value="7016169" calcext:value-type="float">
            <text:p>7016169</text:p>
          </table:table-cell>
          <table:table-cell office:value-type="float" office:value="72" calcext:value-type="float">
            <text:p>72</text:p>
          </table:table-cell>
          <table:table-cell table:style-name="ce53" table:formula="of:=IF([.D63]=&quot;NA&quot;; &quot;NA&quot;; [.B63]+[.D63])" office:value-type="float" office:value="7016169" calcext:value-type="float">
            <text:p>7016169</text:p>
          </table:table-cell>
          <table:table-cell office:value-type="float" office:value="72" calcext:value-type="float">
            <text:p>72</text:p>
          </table:table-cell>
          <table:table-cell table:style-name="ce62" table:formula="of:=IF([.F63]=&quot;NA&quot;; &quot;NA&quot;; [.B63]+[.F63])" office:value-type="float" office:value="7016169" calcext:value-type="float">
            <text:p>7016169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16169" calcext:value-type="float">
            <text:p>7016169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63]=&quot;NA&quot;; [.C63]=&quot;NA&quot;); &quot;?&quot;; IF([.E63]=[.C63]; &quot;OK&quot;; &quot;ERROR&quot;))" office:value-type="string" office:string-value="OK" calcext:value-type="string">
            <text:p>OK</text:p>
          </table:table-cell>
          <table:table-cell table:style-name="ce68" table:formula="of:=IF(OR([.D63]=&quot;NA&quot;; [.F63]=&quot;NA&quot;); &quot;?&quot;; IF([.D63]=[.F63]; &quot;OK&quot;; &quot;ERROR&quot;))" office:value-type="string" office:string-value="OK" calcext:value-type="string">
            <text:p>OK</text:p>
          </table:table-cell>
          <table:table-cell table:style-name="ce69" table:formula="of:=IF(OR([.C63]=&quot;NA&quot;; [.G63]=&quot;NA&quot;); &quot;?&quot;; IF([.C63]=[.G63]; &quot;OK&quot;; &quot;ERROR&quot;))" office:value-type="string" office:string-value="OK" calcext:value-type="string">
            <text:p>OK</text:p>
          </table:table-cell>
          <table:table-cell table:style-name="ce69" table:formula="of:=IF(OR([.D63]=&quot;NA&quot;; [.H63]=&quot;NA&quot;); &quot;?&quot;; IF([.D63]=[.H63]; &quot;OK&quot;; &quot;ERROR&quot;))" office:value-type="string" office:string-value="?" calcext:value-type="string">
            <text:p>?</text:p>
          </table:table-cell>
          <table:table-cell table:style-name="ce69" table:formula="of:=IF(OR([.D63]=&quot;NA&quot;; [.I63]=&quot;NA&quot;); &quot;?&quot;; IF([.D63]=[.I63]; &quot;OK&quot;; &quot;ERRN3OR&quot;))" office:value-type="string" office:string-value="?" calcext:value-type="string">
            <text:p>?</text:p>
          </table:table-cell>
          <table:table-cell table:style-name="ce69" table:formula="of:=IF(OR([.D63]=&quot;NA&quot;; [.J63]=&quot;NA&quot;); &quot;?&quot;; IF([.D63]=[.J63]; &quot;OK&quot;; &quot;ERROR&quot;))" office:value-type="string" office:string-value="OK" calcext:value-type="string">
            <text:p>OK</text:p>
          </table:table-cell>
          <table:table-cell table:style-name="ce69" table:formula="of:=IF(OR([.D63]=&quot;NA&quot;; [.K63]=&quot;NA&quot;); &quot;?&quot;; IF([.D63]=[.K63]; &quot;OK&quot;; &quot;ERROR&quot;))" office:value-type="string" office:string-value="?" calcext:value-type="string">
            <text:p>?</text:p>
          </table:table-cell>
          <table:table-cell table:style-name="ce69" table:formula="of:=IF(OR([.C63]=&quot;NA&quot;; [.L63]=&quot;NA&quot;); &quot;?&quot;; IF([.C63]=[.L63]; &quot;OK&quot;; &quot;ERROR&quot;))" office:value-type="string" office:string-value="?" calcext:value-type="string">
            <text:p>?</text:p>
          </table:table-cell>
          <table:table-cell table:style-name="ce69" table:formula="of:=IF(OR([.C63]=&quot;NA&quot;; [.M63]=&quot;NA&quot;); &quot;?&quot;; IF([.C63]=[.M63]; &quot;OK&quot;; &quot;ERROR&quot;))" office:value-type="string" office:string-value="OK" calcext:value-type="string">
            <text:p>OK</text:p>
          </table:table-cell>
          <table:table-cell table:style-name="ce69" table:formula="of:=IF(OR([.C63]=&quot;NA&quot;; [.N63]=&quot;NA&quot;); &quot;?&quot;; IF([.C63]=[.N63]; &quot;OK&quot;; &quot;ERROR&quot;))" office:value-type="string" office:string-value="?" calcext:value-type="string">
            <text:p>?</text:p>
          </table:table-cell>
          <table:table-cell table:style-name="ce69" table:formula="of:=IF(OR([.C63]=&quot;NA&quot;; [.O63]=&quot;NA&quot;); &quot;?&quot;; IF([.C63]=[.O6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3CHY.matrix.74p.9aa.usingEref_self_digit2</text:p>
          </table:table-cell>
          <table:table-cell office:value-type="float" office:value="10460357" calcext:value-type="float">
            <text:p>10460357</text:p>
          </table:table-cell>
          <table:table-cell office:value-type="float" office:value="10461151" calcext:value-type="float">
            <text:p>10461151</text:p>
          </table:table-cell>
          <table:table-cell office:value-type="string" calcext:value-type="string">
            <text:p>NA</text:p>
          </table:table-cell>
          <table:table-cell table:style-name="ce53" table:formula="of:=IF([.D64]=&quot;NA&quot;; &quot;NA&quot;; [.B64]+[.D6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4]=&quot;NA&quot;; &quot;NA&quot;; [.B64]+[.F6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4]=&quot;NA&quot;; [.C64]=&quot;NA&quot;); &quot;?&quot;; IF([.E64]=[.C64]; &quot;OK&quot;; &quot;ERROR&quot;))" office:value-type="string" office:string-value="?" calcext:value-type="string">
            <text:p>?</text:p>
          </table:table-cell>
          <table:table-cell table:style-name="ce68" table:formula="of:=IF(OR([.D64]=&quot;NA&quot;; [.F64]=&quot;NA&quot;); &quot;?&quot;; IF([.D64]=[.F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G64]=&quot;NA&quot;); &quot;?&quot;; IF([.C64]=[.G64]; &quot;OK&quot;; &quot;ERROR&quot;))" office:value-type="string" office:string-value="?" calcext:value-type="string">
            <text:p>?</text:p>
          </table:table-cell>
          <table:table-cell table:style-name="ce69" table:formula="of:=IF(OR([.D64]=&quot;NA&quot;; [.H64]=&quot;NA&quot;); &quot;?&quot;; IF([.D64]=[.H64]; &quot;OK&quot;; &quot;ERROR&quot;))" office:value-type="string" office:string-value="?" calcext:value-type="string">
            <text:p>?</text:p>
          </table:table-cell>
          <table:table-cell table:style-name="ce69" table:formula="of:=IF(OR([.D64]=&quot;NA&quot;; [.I64]=&quot;NA&quot;); &quot;?&quot;; IF([.D64]=[.I64]; &quot;OK&quot;; &quot;ERRN3OR&quot;))" office:value-type="string" office:string-value="?" calcext:value-type="string">
            <text:p>?</text:p>
          </table:table-cell>
          <table:table-cell table:style-name="ce69" table:formula="of:=IF(OR([.D64]=&quot;NA&quot;; [.J64]=&quot;NA&quot;); &quot;?&quot;; IF([.D64]=[.J64]; &quot;OK&quot;; &quot;ERROR&quot;))" office:value-type="string" office:string-value="?" calcext:value-type="string">
            <text:p>?</text:p>
          </table:table-cell>
          <table:table-cell table:style-name="ce69" table:formula="of:=IF(OR([.D64]=&quot;NA&quot;; [.K64]=&quot;NA&quot;); &quot;?&quot;; IF([.D64]=[.K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L64]=&quot;NA&quot;); &quot;?&quot;; IF([.C64]=[.L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M64]=&quot;NA&quot;); &quot;?&quot;; IF([.C64]=[.M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N64]=&quot;NA&quot;); &quot;?&quot;; IF([.C64]=[.N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O64]=&quot;NA&quot;); &quot;?&quot;; IF([.C64]=[.O6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3HHR.matrix.115p.19aa.usingEref_self_digit2</text:p>
          </table:table-cell>
          <table:table-cell office:value-type="float" office:value="89155537" calcext:value-type="float">
            <text:p>89155537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65]=&quot;NA&quot;; &quot;NA&quot;; [.B65]+[.D6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5]=&quot;NA&quot;; &quot;NA&quot;; [.B65]+[.F6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5]=&quot;NA&quot;; [.C65]=&quot;NA&quot;); &quot;?&quot;; IF([.E65]=[.C65]; &quot;OK&quot;; &quot;ERROR&quot;))" office:value-type="string" office:string-value="?" calcext:value-type="string">
            <text:p>?</text:p>
          </table:table-cell>
          <table:table-cell table:style-name="ce68" table:formula="of:=IF(OR([.D65]=&quot;NA&quot;; [.F65]=&quot;NA&quot;); &quot;?&quot;; IF([.D65]=[.F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G65]=&quot;NA&quot;); &quot;?&quot;; IF([.C65]=[.G65]; &quot;OK&quot;; &quot;ERROR&quot;))" office:value-type="string" office:string-value="?" calcext:value-type="string">
            <text:p>?</text:p>
          </table:table-cell>
          <table:table-cell table:style-name="ce69" table:formula="of:=IF(OR([.D65]=&quot;NA&quot;; [.H65]=&quot;NA&quot;); &quot;?&quot;; IF([.D65]=[.H65]; &quot;OK&quot;; &quot;ERROR&quot;))" office:value-type="string" office:string-value="?" calcext:value-type="string">
            <text:p>?</text:p>
          </table:table-cell>
          <table:table-cell table:style-name="ce69" table:formula="of:=IF(OR([.D65]=&quot;NA&quot;; [.I65]=&quot;NA&quot;); &quot;?&quot;; IF([.D65]=[.I65]; &quot;OK&quot;; &quot;ERRN3OR&quot;))" office:value-type="string" office:string-value="?" calcext:value-type="string">
            <text:p>?</text:p>
          </table:table-cell>
          <table:table-cell table:style-name="ce69" table:formula="of:=IF(OR([.D65]=&quot;NA&quot;; [.J65]=&quot;NA&quot;); &quot;?&quot;; IF([.D65]=[.J65]; &quot;OK&quot;; &quot;ERROR&quot;))" office:value-type="string" office:string-value="?" calcext:value-type="string">
            <text:p>?</text:p>
          </table:table-cell>
          <table:table-cell table:style-name="ce69" table:formula="of:=IF(OR([.D65]=&quot;NA&quot;; [.K65]=&quot;NA&quot;); &quot;?&quot;; IF([.D65]=[.K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L65]=&quot;NA&quot;); &quot;?&quot;; IF([.C65]=[.L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M65]=&quot;NA&quot;); &quot;?&quot;; IF([.C65]=[.M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N65]=&quot;NA&quot;); &quot;?&quot;; IF([.C65]=[.N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O65]=&quot;NA&quot;); &quot;?&quot;; IF([.C65]=[.O6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BK2.matrix.24p.17aa.usingEref_self_digit8</text:p>
          </table:table-cell>
          <table:table-cell office:value-type="float" office:value="1133725847326" calcext:value-type="float">
            <text:p>1133725847326</text:p>
          </table:table-cell>
          <table:table-cell office:value-type="float" office:value="1133894992126" calcext:value-type="float">
            <text:p>1133894992126</text:p>
          </table:table-cell>
          <table:table-cell office:value-type="float" office:value="169144800" calcext:value-type="float">
            <text:p>169144800</text:p>
          </table:table-cell>
          <table:table-cell table:style-name="ce53" table:formula="of:=IF([.D66]=&quot;NA&quot;; &quot;NA&quot;; [.B66]+[.D66])" office:value-type="float" office:value="1133894992126" calcext:value-type="float">
            <text:p>1133894992126</text:p>
          </table:table-cell>
          <table:table-cell office:value-type="string" calcext:value-type="string">
            <text:p>NA</text:p>
          </table:table-cell>
          <table:table-cell table:style-name="ce62" table:formula="of:=IF([.F66]=&quot;NA&quot;; &quot;NA&quot;; [.B66]+[.F6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6]=&quot;NA&quot;; [.C66]=&quot;NA&quot;); &quot;?&quot;; IF([.E66]=[.C66]; &quot;OK&quot;; &quot;ERROR&quot;))" office:value-type="string" office:string-value="OK" calcext:value-type="string">
            <text:p>OK</text:p>
          </table:table-cell>
          <table:table-cell table:style-name="ce68" table:formula="of:=IF(OR([.D66]=&quot;NA&quot;; [.F66]=&quot;NA&quot;); &quot;?&quot;; IF([.D66]=[.F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G66]=&quot;NA&quot;); &quot;?&quot;; IF([.C66]=[.G66]; &quot;OK&quot;; &quot;ERROR&quot;))" office:value-type="string" office:string-value="?" calcext:value-type="string">
            <text:p>?</text:p>
          </table:table-cell>
          <table:table-cell table:style-name="ce69" table:formula="of:=IF(OR([.D66]=&quot;NA&quot;; [.H66]=&quot;NA&quot;); &quot;?&quot;; IF([.D66]=[.H66]; &quot;OK&quot;; &quot;ERROR&quot;))" office:value-type="string" office:string-value="?" calcext:value-type="string">
            <text:p>?</text:p>
          </table:table-cell>
          <table:table-cell table:style-name="ce69" table:formula="of:=IF(OR([.D66]=&quot;NA&quot;; [.I66]=&quot;NA&quot;); &quot;?&quot;; IF([.D66]=[.I66]; &quot;OK&quot;; &quot;ERRN3OR&quot;))" office:value-type="string" office:string-value="?" calcext:value-type="string">
            <text:p>?</text:p>
          </table:table-cell>
          <table:table-cell table:style-name="ce69" table:formula="of:=IF(OR([.D66]=&quot;NA&quot;; [.J66]=&quot;NA&quot;); &quot;?&quot;; IF([.D66]=[.J66]; &quot;OK&quot;; &quot;ERROR&quot;))" office:value-type="string" office:string-value="?" calcext:value-type="string">
            <text:p>?</text:p>
          </table:table-cell>
          <table:table-cell table:style-name="ce69" table:formula="of:=IF(OR([.D66]=&quot;NA&quot;; [.K66]=&quot;NA&quot;); &quot;?&quot;; IF([.D66]=[.K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L66]=&quot;NA&quot;); &quot;?&quot;; IF([.C66]=[.L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M66]=&quot;NA&quot;); &quot;?&quot;; IF([.C66]=[.M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N66]=&quot;NA&quot;); &quot;?&quot;; IF([.C66]=[.N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O66]=&quot;NA&quot;); &quot;?&quot;; IF([.C66]=[.O6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BRS.matrix.44p.20aa.usingEref_self_digit8</text:p>
          </table:table-cell>
          <table:table-cell office:value-type="float" office:value="4006606656714" calcext:value-type="float">
            <text:p>4006606656714</text:p>
          </table:table-cell>
          <table:table-cell office:value-type="float" office:value="4008137734836" calcext:value-type="float">
            <text:p>4008137734836</text:p>
          </table:table-cell>
          <table:table-cell office:value-type="string" calcext:value-type="string">
            <text:p>NA</text:p>
          </table:table-cell>
          <table:table-cell table:style-name="ce53" table:formula="of:=IF([.D67]=&quot;NA&quot;; &quot;NA&quot;; [.B67]+[.D6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7]=&quot;NA&quot;; &quot;NA&quot;; [.B67]+[.F6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7]=&quot;NA&quot;; [.C67]=&quot;NA&quot;); &quot;?&quot;; IF([.E67]=[.C67]; &quot;OK&quot;; &quot;ERROR&quot;))" office:value-type="string" office:string-value="?" calcext:value-type="string">
            <text:p>?</text:p>
          </table:table-cell>
          <table:table-cell table:style-name="ce68" table:formula="of:=IF(OR([.D67]=&quot;NA&quot;; [.F67]=&quot;NA&quot;); &quot;?&quot;; IF([.D67]=[.F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G67]=&quot;NA&quot;); &quot;?&quot;; IF([.C67]=[.G67]; &quot;OK&quot;; &quot;ERROR&quot;))" office:value-type="string" office:string-value="?" calcext:value-type="string">
            <text:p>?</text:p>
          </table:table-cell>
          <table:table-cell table:style-name="ce69" table:formula="of:=IF(OR([.D67]=&quot;NA&quot;; [.H67]=&quot;NA&quot;); &quot;?&quot;; IF([.D67]=[.H67]; &quot;OK&quot;; &quot;ERROR&quot;))" office:value-type="string" office:string-value="?" calcext:value-type="string">
            <text:p>?</text:p>
          </table:table-cell>
          <table:table-cell table:style-name="ce69" table:formula="of:=IF(OR([.D67]=&quot;NA&quot;; [.I67]=&quot;NA&quot;); &quot;?&quot;; IF([.D67]=[.I67]; &quot;OK&quot;; &quot;ERRN3OR&quot;))" office:value-type="string" office:string-value="?" calcext:value-type="string">
            <text:p>?</text:p>
          </table:table-cell>
          <table:table-cell table:style-name="ce69" table:formula="of:=IF(OR([.D67]=&quot;NA&quot;; [.J67]=&quot;NA&quot;); &quot;?&quot;; IF([.D67]=[.J67]; &quot;OK&quot;; &quot;ERROR&quot;))" office:value-type="string" office:string-value="?" calcext:value-type="string">
            <text:p>?</text:p>
          </table:table-cell>
          <table:table-cell table:style-name="ce69" table:formula="of:=IF(OR([.D67]=&quot;NA&quot;; [.K67]=&quot;NA&quot;); &quot;?&quot;; IF([.D67]=[.K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L67]=&quot;NA&quot;); &quot;?&quot;; IF([.C67]=[.L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M67]=&quot;NA&quot;); &quot;?&quot;; IF([.C67]=[.M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N67]=&quot;NA&quot;); &quot;?&quot;; IF([.C67]=[.N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O67]=&quot;NA&quot;); &quot;?&quot;; IF([.C67]=[.O6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C9O.matrix.43p.17aa.usingEref_self_digit8</text:p>
          </table:table-cell>
          <table:table-cell office:value-type="float" office:value="4960307596207" calcext:value-type="float">
            <text:p>4960307596207</text:p>
          </table:table-cell>
          <table:table-cell office:value-type="float" office:value="4960437028111" calcext:value-type="float">
            <text:p>4960437028111</text:p>
          </table:table-cell>
          <table:table-cell office:value-type="float" office:value="129431904" calcext:value-type="float">
            <text:p>129431904</text:p>
          </table:table-cell>
          <table:table-cell table:style-name="ce53" table:formula="of:=IF([.D68]=&quot;NA&quot;; &quot;NA&quot;; [.B68]+[.D68])" office:value-type="float" office:value="4960437028111" calcext:value-type="float">
            <text:p>4960437028111</text:p>
          </table:table-cell>
          <table:table-cell office:value-type="string" calcext:value-type="string">
            <text:p>NA</text:p>
          </table:table-cell>
          <table:table-cell table:style-name="ce62" table:formula="of:=IF([.F68]=&quot;NA&quot;; &quot;NA&quot;; [.B68]+[.F6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8]=&quot;NA&quot;; [.C68]=&quot;NA&quot;); &quot;?&quot;; IF([.E68]=[.C68]; &quot;OK&quot;; &quot;ERROR&quot;))" office:value-type="string" office:string-value="OK" calcext:value-type="string">
            <text:p>OK</text:p>
          </table:table-cell>
          <table:table-cell table:style-name="ce68" table:formula="of:=IF(OR([.D68]=&quot;NA&quot;; [.F68]=&quot;NA&quot;); &quot;?&quot;; IF([.D68]=[.F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G68]=&quot;NA&quot;); &quot;?&quot;; IF([.C68]=[.G68]; &quot;OK&quot;; &quot;ERROR&quot;))" office:value-type="string" office:string-value="?" calcext:value-type="string">
            <text:p>?</text:p>
          </table:table-cell>
          <table:table-cell table:style-name="ce69" table:formula="of:=IF(OR([.D68]=&quot;NA&quot;; [.H68]=&quot;NA&quot;); &quot;?&quot;; IF([.D68]=[.H68]; &quot;OK&quot;; &quot;ERROR&quot;))" office:value-type="string" office:string-value="?" calcext:value-type="string">
            <text:p>?</text:p>
          </table:table-cell>
          <table:table-cell table:style-name="ce69" table:formula="of:=IF(OR([.D68]=&quot;NA&quot;; [.I68]=&quot;NA&quot;); &quot;?&quot;; IF([.D68]=[.I68]; &quot;OK&quot;; &quot;ERRN3OR&quot;))" office:value-type="string" office:string-value="?" calcext:value-type="string">
            <text:p>?</text:p>
          </table:table-cell>
          <table:table-cell table:style-name="ce69" table:formula="of:=IF(OR([.D68]=&quot;NA&quot;; [.J68]=&quot;NA&quot;); &quot;?&quot;; IF([.D68]=[.J68]; &quot;OK&quot;; &quot;ERROR&quot;))" office:value-type="string" office:string-value="?" calcext:value-type="string">
            <text:p>?</text:p>
          </table:table-cell>
          <table:table-cell table:style-name="ce69" table:formula="of:=IF(OR([.D68]=&quot;NA&quot;; [.K68]=&quot;NA&quot;); &quot;?&quot;; IF([.D68]=[.K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L68]=&quot;NA&quot;); &quot;?&quot;; IF([.C68]=[.L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M68]=&quot;NA&quot;); &quot;?&quot;; IF([.C68]=[.M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N68]=&quot;NA&quot;); &quot;?&quot;; IF([.C68]=[.N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O68]=&quot;NA&quot;); &quot;?&quot;; IF([.C68]=[.O6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CDL.matrix.40p.19aa.usingEref_self_digit8</text:p>
          </table:table-cell>
          <table:table-cell office:value-type="float" office:value="3588988240746" calcext:value-type="float">
            <text:p>3588988240746</text:p>
          </table:table-cell>
          <table:table-cell office:value-type="float" office:value="3590904516593" calcext:value-type="float">
            <text:p>3590904516593</text:p>
          </table:table-cell>
          <table:table-cell office:value-type="string" calcext:value-type="string">
            <text:p>NA</text:p>
          </table:table-cell>
          <table:table-cell table:style-name="ce53" table:formula="of:=IF([.D69]=&quot;NA&quot;; &quot;NA&quot;; [.B69]+[.D6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9]=&quot;NA&quot;; &quot;NA&quot;; [.B69]+[.F6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9]=&quot;NA&quot;; [.C69]=&quot;NA&quot;); &quot;?&quot;; IF([.E69]=[.C69]; &quot;OK&quot;; &quot;ERROR&quot;))" office:value-type="string" office:string-value="?" calcext:value-type="string">
            <text:p>?</text:p>
          </table:table-cell>
          <table:table-cell table:style-name="ce68" table:formula="of:=IF(OR([.D69]=&quot;NA&quot;; [.F69]=&quot;NA&quot;); &quot;?&quot;; IF([.D69]=[.F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G69]=&quot;NA&quot;); &quot;?&quot;; IF([.C69]=[.G69]; &quot;OK&quot;; &quot;ERROR&quot;))" office:value-type="string" office:string-value="?" calcext:value-type="string">
            <text:p>?</text:p>
          </table:table-cell>
          <table:table-cell table:style-name="ce69" table:formula="of:=IF(OR([.D69]=&quot;NA&quot;; [.H69]=&quot;NA&quot;); &quot;?&quot;; IF([.D69]=[.H69]; &quot;OK&quot;; &quot;ERROR&quot;))" office:value-type="string" office:string-value="?" calcext:value-type="string">
            <text:p>?</text:p>
          </table:table-cell>
          <table:table-cell table:style-name="ce69" table:formula="of:=IF(OR([.D69]=&quot;NA&quot;; [.I69]=&quot;NA&quot;); &quot;?&quot;; IF([.D69]=[.I69]; &quot;OK&quot;; &quot;ERRN3OR&quot;))" office:value-type="string" office:string-value="?" calcext:value-type="string">
            <text:p>?</text:p>
          </table:table-cell>
          <table:table-cell table:style-name="ce69" table:formula="of:=IF(OR([.D69]=&quot;NA&quot;; [.J69]=&quot;NA&quot;); &quot;?&quot;; IF([.D69]=[.J69]; &quot;OK&quot;; &quot;ERROR&quot;))" office:value-type="string" office:string-value="?" calcext:value-type="string">
            <text:p>?</text:p>
          </table:table-cell>
          <table:table-cell table:style-name="ce69" table:formula="of:=IF(OR([.D69]=&quot;NA&quot;; [.K69]=&quot;NA&quot;); &quot;?&quot;; IF([.D69]=[.K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L69]=&quot;NA&quot;); &quot;?&quot;; IF([.C69]=[.L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M69]=&quot;NA&quot;); &quot;?&quot;; IF([.C69]=[.M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N69]=&quot;NA&quot;); &quot;?&quot;; IF([.C69]=[.N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O69]=&quot;NA&quot;); &quot;?&quot;; IF([.C69]=[.O6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CM1.matrix.42p.19aa.usingEref_self_digit8</text:p>
          </table:table-cell>
          <table:table-cell office:value-type="float" office:value="3895554220542" calcext:value-type="float">
            <text:p>3895554220542</text:p>
          </table:table-cell>
          <table:table-cell office:value-type="float" office:value="3895869752171" calcext:value-type="float">
            <text:p>3895869752171</text:p>
          </table:table-cell>
          <table:table-cell office:value-type="string" calcext:value-type="string">
            <text:p>NA</text:p>
          </table:table-cell>
          <table:table-cell table:style-name="ce53" table:formula="of:=IF([.D70]=&quot;NA&quot;; &quot;NA&quot;; [.B70]+[.D7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0]=&quot;NA&quot;; &quot;NA&quot;; [.B70]+[.F7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0]=&quot;NA&quot;; [.C70]=&quot;NA&quot;); &quot;?&quot;; IF([.E70]=[.C70]; &quot;OK&quot;; &quot;ERROR&quot;))" office:value-type="string" office:string-value="?" calcext:value-type="string">
            <text:p>?</text:p>
          </table:table-cell>
          <table:table-cell table:style-name="ce68" table:formula="of:=IF(OR([.D70]=&quot;NA&quot;; [.F70]=&quot;NA&quot;); &quot;?&quot;; IF([.D70]=[.F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G70]=&quot;NA&quot;); &quot;?&quot;; IF([.C70]=[.G70]; &quot;OK&quot;; &quot;ERROR&quot;))" office:value-type="string" office:string-value="?" calcext:value-type="string">
            <text:p>?</text:p>
          </table:table-cell>
          <table:table-cell table:style-name="ce69" table:formula="of:=IF(OR([.D70]=&quot;NA&quot;; [.H70]=&quot;NA&quot;); &quot;?&quot;; IF([.D70]=[.H70]; &quot;OK&quot;; &quot;ERROR&quot;))" office:value-type="string" office:string-value="?" calcext:value-type="string">
            <text:p>?</text:p>
          </table:table-cell>
          <table:table-cell table:style-name="ce69" table:formula="of:=IF(OR([.D70]=&quot;NA&quot;; [.I70]=&quot;NA&quot;); &quot;?&quot;; IF([.D70]=[.I70]; &quot;OK&quot;; &quot;ERRN3OR&quot;))" office:value-type="string" office:string-value="?" calcext:value-type="string">
            <text:p>?</text:p>
          </table:table-cell>
          <table:table-cell table:style-name="ce69" table:formula="of:=IF(OR([.D70]=&quot;NA&quot;; [.J70]=&quot;NA&quot;); &quot;?&quot;; IF([.D70]=[.J70]; &quot;OK&quot;; &quot;ERROR&quot;))" office:value-type="string" office:string-value="?" calcext:value-type="string">
            <text:p>?</text:p>
          </table:table-cell>
          <table:table-cell table:style-name="ce69" table:formula="of:=IF(OR([.D70]=&quot;NA&quot;; [.K70]=&quot;NA&quot;); &quot;?&quot;; IF([.D70]=[.K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L70]=&quot;NA&quot;); &quot;?&quot;; IF([.C70]=[.L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M70]=&quot;NA&quot;); &quot;?&quot;; IF([.C70]=[.M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N70]=&quot;NA&quot;); &quot;?&quot;; IF([.C70]=[.N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O70]=&quot;NA&quot;); &quot;?&quot;; IF([.C70]=[.O7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CSE.matrix.97p.18aa.usingEref_self_digit8</text:p>
          </table:table-cell>
          <table:table-cell table:number-columns-repeated="2" office:value-type="float" office:value="18604039022018" calcext:value-type="float">
            <text:p>18604039022018</text:p>
          </table:table-cell>
          <table:table-cell office:value-type="float" office:value="0" calcext:value-type="float">
            <text:p>0</text:p>
          </table:table-cell>
          <table:table-cell table:style-name="ce53" table:formula="of:=IF([.D71]=&quot;NA&quot;; &quot;NA&quot;; [.B71]+[.D71])" office:value-type="float" office:value="18604039022018" calcext:value-type="float">
            <text:p>18604039022018</text:p>
          </table:table-cell>
          <table:table-cell office:value-type="float" office:value="0" calcext:value-type="float">
            <text:p>0</text:p>
          </table:table-cell>
          <table:table-cell table:style-name="ce62" table:formula="of:=IF([.F71]=&quot;NA&quot;; &quot;NA&quot;; [.B71]+[.F71])" office:value-type="float" office:value="18604039022018" calcext:value-type="float">
            <text:p>18604039022018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8604039022018" calcext:value-type="float">
            <text:p>18604039022018</text:p>
          </table:table-cell>
          <table:table-cell/>
          <table:table-cell table:style-name="ce66" table:formula="of:=IF(OR([.E71]=&quot;NA&quot;; [.C71]=&quot;NA&quot;); &quot;?&quot;; IF([.E71]=[.C71]; &quot;OK&quot;; &quot;ERROR&quot;))" office:value-type="string" office:string-value="OK" calcext:value-type="string">
            <text:p>OK</text:p>
          </table:table-cell>
          <table:table-cell table:style-name="ce68" table:formula="of:=IF(OR([.D71]=&quot;NA&quot;; [.F71]=&quot;NA&quot;); &quot;?&quot;; IF([.D71]=[.F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G71]=&quot;NA&quot;); &quot;?&quot;; IF([.C71]=[.G71]; &quot;OK&quot;; &quot;ERROR&quot;))" office:value-type="string" office:string-value="OK" calcext:value-type="string">
            <text:p>OK</text:p>
          </table:table-cell>
          <table:table-cell table:style-name="ce69" table:formula="of:=IF(OR([.D71]=&quot;NA&quot;; [.H71]=&quot;NA&quot;); &quot;?&quot;; IF([.D71]=[.H71]; &quot;OK&quot;; &quot;ERROR&quot;))" office:value-type="string" office:string-value="OK" calcext:value-type="string">
            <text:p>OK</text:p>
          </table:table-cell>
          <table:table-cell table:style-name="ce69" table:formula="of:=IF(OR([.D71]=&quot;NA&quot;; [.I71]=&quot;NA&quot;); &quot;?&quot;; IF([.D71]=[.I71]; &quot;OK&quot;; &quot;ERRN3OR&quot;))" office:value-type="string" office:string-value="OK" calcext:value-type="string">
            <text:p>OK</text:p>
          </table:table-cell>
          <table:table-cell table:style-name="ce69" table:formula="of:=IF(OR([.D71]=&quot;NA&quot;; [.J71]=&quot;NA&quot;); &quot;?&quot;; IF([.D71]=[.J71]; &quot;OK&quot;; &quot;ERROR&quot;))" office:value-type="string" office:string-value="OK" calcext:value-type="string">
            <text:p>OK</text:p>
          </table:table-cell>
          <table:table-cell table:style-name="ce69" table:formula="of:=IF(OR([.D71]=&quot;NA&quot;; [.K71]=&quot;NA&quot;); &quot;?&quot;; IF([.D71]=[.K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L71]=&quot;NA&quot;); &quot;?&quot;; IF([.C71]=[.L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M71]=&quot;NA&quot;); &quot;?&quot;; IF([.C71]=[.M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N71]=&quot;NA&quot;); &quot;?&quot;; IF([.C71]=[.N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O71]=&quot;NA&quot;); &quot;?&quot;; IF([.C71]=[.O71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CSK.matrix.30p.9aa.usingEref_self_digit8</text:p>
          </table:table-cell>
          <table:table-cell office:value-type="float" office:value="1126020292631" calcext:value-type="float">
            <text:p>1126020292631</text:p>
          </table:table-cell>
          <table:table-cell office:value-type="float" office:value="1126037711057" calcext:value-type="float">
            <text:p>1126037711057</text:p>
          </table:table-cell>
          <table:table-cell office:value-type="float" office:value="17418426" calcext:value-type="float">
            <text:p>17418426</text:p>
          </table:table-cell>
          <table:table-cell table:style-name="ce53" table:formula="of:=IF([.D72]=&quot;NA&quot;; &quot;NA&quot;; [.B72]+[.D72])" office:value-type="float" office:value="1126037711057" calcext:value-type="float">
            <text:p>1126037711057</text:p>
          </table:table-cell>
          <table:table-cell office:value-type="string" calcext:value-type="string">
            <text:p>NA</text:p>
          </table:table-cell>
          <table:table-cell table:style-name="ce62" table:formula="of:=IF([.F72]=&quot;NA&quot;; &quot;NA&quot;; [.B72]+[.F72])" office:value-type="string" office:string-value="NA" calcext:value-type="string">
            <text:p>NA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17418426" calcext:value-type="float">
            <text:p>17418426</text:p>
          </table:table-cell>
          <table:table-cell office:value-type="float" office:value="17418426" calcext:value-type="float">
            <text:p>17418426</text:p>
          </table:table-cell>
          <table:table-cell office:value-type="string" calcext:value-type="string">
            <text:p>NA</text:p>
          </table:table-cell>
          <table:table-cell office:value-type="float" office:value="1126037711057" calcext:value-type="float">
            <text:p>1126037711057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72]=&quot;NA&quot;; [.C72]=&quot;NA&quot;); &quot;?&quot;; IF([.E72]=[.C72]; &quot;OK&quot;; &quot;ERROR&quot;))" office:value-type="string" office:string-value="OK" calcext:value-type="string">
            <text:p>OK</text:p>
          </table:table-cell>
          <table:table-cell table:style-name="ce68" table:formula="of:=IF(OR([.D72]=&quot;NA&quot;; [.F72]=&quot;NA&quot;); &quot;?&quot;; IF([.D72]=[.F72]; &quot;OK&quot;; &quot;ERROR&quot;))" office:value-type="string" office:string-value="?" calcext:value-type="string">
            <text:p>?</text:p>
          </table:table-cell>
          <table:table-cell table:style-name="ce69" table:formula="of:=IF(OR([.C72]=&quot;NA&quot;; [.G72]=&quot;NA&quot;); &quot;?&quot;; IF([.C72]=[.G72]; &quot;OK&quot;; &quot;ERROR&quot;))" office:value-type="string" office:string-value="?" calcext:value-type="string">
            <text:p>?</text:p>
          </table:table-cell>
          <table:table-cell table:style-name="ce69" table:formula="of:=IF(OR([.D72]=&quot;NA&quot;; [.H72]=&quot;NA&quot;); &quot;?&quot;; IF([.D72]=[.H72]; &quot;OK&quot;; &quot;ERROR&quot;))" office:value-type="string" office:string-value="?" calcext:value-type="string">
            <text:p>?</text:p>
          </table:table-cell>
          <table:table-cell table:style-name="ce69" table:formula="of:=IF(OR([.D72]=&quot;NA&quot;; [.I72]=&quot;NA&quot;); &quot;?&quot;; IF([.D72]=[.I72]; &quot;OK&quot;; &quot;ERRN3OR&quot;))" office:value-type="string" office:string-value="?" calcext:value-type="string">
            <text:p>?</text:p>
          </table:table-cell>
          <table:table-cell table:style-name="ce69" table:formula="of:=IF(OR([.D72]=&quot;NA&quot;; [.J72]=&quot;NA&quot;); &quot;?&quot;; IF([.D72]=[.J72]; &quot;OK&quot;; &quot;ERROR&quot;))" office:value-type="string" office:string-value="OK" calcext:value-type="string">
            <text:p>OK</text:p>
          </table:table-cell>
          <table:table-cell table:style-name="ce69" table:formula="of:=IF(OR([.D72]=&quot;NA&quot;; [.K72]=&quot;NA&quot;); &quot;?&quot;; IF([.D72]=[.K72]; &quot;OK&quot;; &quot;ERROR&quot;))" office:value-type="string" office:string-value="OK" calcext:value-type="string">
            <text:p>OK</text:p>
          </table:table-cell>
          <table:table-cell table:style-name="ce69" table:formula="of:=IF(OR([.C72]=&quot;NA&quot;; [.L72]=&quot;NA&quot;); &quot;?&quot;; IF([.C72]=[.L72]; &quot;OK&quot;; &quot;ERROR&quot;))" office:value-type="string" office:string-value="?" calcext:value-type="string">
            <text:p>?</text:p>
          </table:table-cell>
          <table:table-cell table:style-name="ce69" table:formula="of:=IF(OR([.C72]=&quot;NA&quot;; [.M72]=&quot;NA&quot;); &quot;?&quot;; IF([.C72]=[.M72]; &quot;OK&quot;; &quot;ERROR&quot;))" office:value-type="string" office:string-value="OK" calcext:value-type="string">
            <text:p>OK</text:p>
          </table:table-cell>
          <table:table-cell table:style-name="ce69" table:formula="of:=IF(OR([.C72]=&quot;NA&quot;; [.N72]=&quot;NA&quot;); &quot;?&quot;; IF([.C72]=[.N72]; &quot;OK&quot;; &quot;ERROR&quot;))" office:value-type="string" office:string-value="?" calcext:value-type="string">
            <text:p>?</text:p>
          </table:table-cell>
          <table:table-cell table:style-name="ce69" table:formula="of:=IF(OR([.C72]=&quot;NA&quot;; [.O72]=&quot;NA&quot;); &quot;?&quot;; IF([.C72]=[.O7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CSP.matrix.30p.17aa.usingEref_self_digit8</text:p>
          </table:table-cell>
          <table:table-cell office:value-type="float" office:value="2520576639957" calcext:value-type="float">
            <text:p>2520576639957</text:p>
          </table:table-cell>
          <table:table-cell office:value-type="float" office:value="2520935606755" calcext:value-type="float">
            <text:p>2520935606755</text:p>
          </table:table-cell>
          <table:table-cell office:value-type="string" calcext:value-type="string">
            <text:p>NA</text:p>
          </table:table-cell>
          <table:table-cell table:style-name="ce53" table:formula="of:=IF([.D73]=&quot;NA&quot;; &quot;NA&quot;; [.B73]+[.D7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3]=&quot;NA&quot;; &quot;NA&quot;; [.B73]+[.F7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3]=&quot;NA&quot;; [.C73]=&quot;NA&quot;); &quot;?&quot;; IF([.E73]=[.C73]; &quot;OK&quot;; &quot;ERROR&quot;))" office:value-type="string" office:string-value="?" calcext:value-type="string">
            <text:p>?</text:p>
          </table:table-cell>
          <table:table-cell table:style-name="ce68" table:formula="of:=IF(OR([.D73]=&quot;NA&quot;; [.F73]=&quot;NA&quot;); &quot;?&quot;; IF([.D73]=[.F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G73]=&quot;NA&quot;); &quot;?&quot;; IF([.C73]=[.G73]; &quot;OK&quot;; &quot;ERROR&quot;))" office:value-type="string" office:string-value="?" calcext:value-type="string">
            <text:p>?</text:p>
          </table:table-cell>
          <table:table-cell table:style-name="ce69" table:formula="of:=IF(OR([.D73]=&quot;NA&quot;; [.H73]=&quot;NA&quot;); &quot;?&quot;; IF([.D73]=[.H73]; &quot;OK&quot;; &quot;ERROR&quot;))" office:value-type="string" office:string-value="?" calcext:value-type="string">
            <text:p>?</text:p>
          </table:table-cell>
          <table:table-cell table:style-name="ce69" table:formula="of:=IF(OR([.D73]=&quot;NA&quot;; [.I73]=&quot;NA&quot;); &quot;?&quot;; IF([.D73]=[.I73]; &quot;OK&quot;; &quot;ERRN3OR&quot;))" office:value-type="string" office:string-value="?" calcext:value-type="string">
            <text:p>?</text:p>
          </table:table-cell>
          <table:table-cell table:style-name="ce69" table:formula="of:=IF(OR([.D73]=&quot;NA&quot;; [.J73]=&quot;NA&quot;); &quot;?&quot;; IF([.D73]=[.J73]; &quot;OK&quot;; &quot;ERROR&quot;))" office:value-type="string" office:string-value="?" calcext:value-type="string">
            <text:p>?</text:p>
          </table:table-cell>
          <table:table-cell table:style-name="ce69" table:formula="of:=IF(OR([.D73]=&quot;NA&quot;; [.K73]=&quot;NA&quot;); &quot;?&quot;; IF([.D73]=[.K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L73]=&quot;NA&quot;); &quot;?&quot;; IF([.C73]=[.L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M73]=&quot;NA&quot;); &quot;?&quot;; IF([.C73]=[.M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N73]=&quot;NA&quot;); &quot;?&quot;; IF([.C73]=[.N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O73]=&quot;NA&quot;); &quot;?&quot;; IF([.C73]=[.O7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CTF.matrix.39p.9aa.usingEref_self_digit8</text:p>
          </table:table-cell>
          <table:table-cell office:value-type="float" office:value="1881607459857" calcext:value-type="float">
            <text:p>1881607459857</text:p>
          </table:table-cell>
          <table:table-cell office:value-type="float" office:value="1881753036921" calcext:value-type="float">
            <text:p>1881753036921</text:p>
          </table:table-cell>
          <table:table-cell office:value-type="string" calcext:value-type="string">
            <text:p>NA</text:p>
          </table:table-cell>
          <table:table-cell table:style-name="ce53" table:formula="of:=IF([.D74]=&quot;NA&quot;; &quot;NA&quot;; [.B74]+[.D7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4]=&quot;NA&quot;; &quot;NA&quot;; [.B74]+[.F7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4]=&quot;NA&quot;; [.C74]=&quot;NA&quot;); &quot;?&quot;; IF([.E74]=[.C74]; &quot;OK&quot;; &quot;ERROR&quot;))" office:value-type="string" office:string-value="?" calcext:value-type="string">
            <text:p>?</text:p>
          </table:table-cell>
          <table:table-cell table:style-name="ce68" table:formula="of:=IF(OR([.D74]=&quot;NA&quot;; [.F74]=&quot;NA&quot;); &quot;?&quot;; IF([.D74]=[.F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G74]=&quot;NA&quot;); &quot;?&quot;; IF([.C74]=[.G74]; &quot;OK&quot;; &quot;ERROR&quot;))" office:value-type="string" office:string-value="?" calcext:value-type="string">
            <text:p>?</text:p>
          </table:table-cell>
          <table:table-cell table:style-name="ce69" table:formula="of:=IF(OR([.D74]=&quot;NA&quot;; [.H74]=&quot;NA&quot;); &quot;?&quot;; IF([.D74]=[.H74]; &quot;OK&quot;; &quot;ERROR&quot;))" office:value-type="string" office:string-value="?" calcext:value-type="string">
            <text:p>?</text:p>
          </table:table-cell>
          <table:table-cell table:style-name="ce69" table:formula="of:=IF(OR([.D74]=&quot;NA&quot;; [.I74]=&quot;NA&quot;); &quot;?&quot;; IF([.D74]=[.I74]; &quot;OK&quot;; &quot;ERRN3OR&quot;))" office:value-type="string" office:string-value="?" calcext:value-type="string">
            <text:p>?</text:p>
          </table:table-cell>
          <table:table-cell table:style-name="ce69" table:formula="of:=IF(OR([.D74]=&quot;NA&quot;; [.J74]=&quot;NA&quot;); &quot;?&quot;; IF([.D74]=[.J74]; &quot;OK&quot;; &quot;ERROR&quot;))" office:value-type="string" office:string-value="?" calcext:value-type="string">
            <text:p>?</text:p>
          </table:table-cell>
          <table:table-cell table:style-name="ce69" table:formula="of:=IF(OR([.D74]=&quot;NA&quot;; [.K74]=&quot;NA&quot;); &quot;?&quot;; IF([.D74]=[.K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L74]=&quot;NA&quot;); &quot;?&quot;; IF([.C74]=[.L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M74]=&quot;NA&quot;); &quot;?&quot;; IF([.C74]=[.M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N74]=&quot;NA&quot;); &quot;?&quot;; IF([.C74]=[.N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O74]=&quot;NA&quot;); &quot;?&quot;; IF([.C74]=[.O7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DKT.matrix.46p.18aa.usingEref_self_digit8</text:p>
          </table:table-cell>
          <table:table-cell office:value-type="float" office:value="4193035912954" calcext:value-type="float">
            <text:p>4193035912954</text:p>
          </table:table-cell>
          <table:table-cell office:value-type="float" office:value="4193096655205" calcext:value-type="float">
            <text:p>4193096655205</text:p>
          </table:table-cell>
          <table:table-cell office:value-type="string" calcext:value-type="string">
            <text:p>NA</text:p>
          </table:table-cell>
          <table:table-cell table:style-name="ce53" table:formula="of:=IF([.D75]=&quot;NA&quot;; &quot;NA&quot;; [.B75]+[.D7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5]=&quot;NA&quot;; &quot;NA&quot;; [.B75]+[.F7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5]=&quot;NA&quot;; [.C75]=&quot;NA&quot;); &quot;?&quot;; IF([.E75]=[.C75]; &quot;OK&quot;; &quot;ERROR&quot;))" office:value-type="string" office:string-value="?" calcext:value-type="string">
            <text:p>?</text:p>
          </table:table-cell>
          <table:table-cell table:style-name="ce68" table:formula="of:=IF(OR([.D75]=&quot;NA&quot;; [.F75]=&quot;NA&quot;); &quot;?&quot;; IF([.D75]=[.F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G75]=&quot;NA&quot;); &quot;?&quot;; IF([.C75]=[.G75]; &quot;OK&quot;; &quot;ERROR&quot;))" office:value-type="string" office:string-value="?" calcext:value-type="string">
            <text:p>?</text:p>
          </table:table-cell>
          <table:table-cell table:style-name="ce69" table:formula="of:=IF(OR([.D75]=&quot;NA&quot;; [.H75]=&quot;NA&quot;); &quot;?&quot;; IF([.D75]=[.H75]; &quot;OK&quot;; &quot;ERROR&quot;))" office:value-type="string" office:string-value="?" calcext:value-type="string">
            <text:p>?</text:p>
          </table:table-cell>
          <table:table-cell table:style-name="ce69" table:formula="of:=IF(OR([.D75]=&quot;NA&quot;; [.I75]=&quot;NA&quot;); &quot;?&quot;; IF([.D75]=[.I75]; &quot;OK&quot;; &quot;ERRN3OR&quot;))" office:value-type="string" office:string-value="?" calcext:value-type="string">
            <text:p>?</text:p>
          </table:table-cell>
          <table:table-cell table:style-name="ce69" table:formula="of:=IF(OR([.D75]=&quot;NA&quot;; [.J75]=&quot;NA&quot;); &quot;?&quot;; IF([.D75]=[.J75]; &quot;OK&quot;; &quot;ERROR&quot;))" office:value-type="string" office:string-value="?" calcext:value-type="string">
            <text:p>?</text:p>
          </table:table-cell>
          <table:table-cell table:style-name="ce69" table:formula="of:=IF(OR([.D75]=&quot;NA&quot;; [.K75]=&quot;NA&quot;); &quot;?&quot;; IF([.D75]=[.K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L75]=&quot;NA&quot;); &quot;?&quot;; IF([.C75]=[.L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M75]=&quot;NA&quot;); &quot;?&quot;; IF([.C75]=[.M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N75]=&quot;NA&quot;); &quot;?&quot;; IF([.C75]=[.N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O75]=&quot;NA&quot;); &quot;?&quot;; IF([.C75]=[.O7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ENH.matrix.36p.17aa.usingEref_self_digit8</text:p>
          </table:table-cell>
          <table:table-cell office:value-type="float" office:value="2564252406548" calcext:value-type="float">
            <text:p>2564252406548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76]=&quot;NA&quot;; &quot;NA&quot;; [.B76]+[.D7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6]=&quot;NA&quot;; &quot;NA&quot;; [.B76]+[.F7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6]=&quot;NA&quot;; [.C76]=&quot;NA&quot;); &quot;?&quot;; IF([.E76]=[.C76]; &quot;OK&quot;; &quot;ERROR&quot;))" office:value-type="string" office:string-value="?" calcext:value-type="string">
            <text:p>?</text:p>
          </table:table-cell>
          <table:table-cell table:style-name="ce68" table:formula="of:=IF(OR([.D76]=&quot;NA&quot;; [.F76]=&quot;NA&quot;); &quot;?&quot;; IF([.D76]=[.F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G76]=&quot;NA&quot;); &quot;?&quot;; IF([.C76]=[.G76]; &quot;OK&quot;; &quot;ERROR&quot;))" office:value-type="string" office:string-value="?" calcext:value-type="string">
            <text:p>?</text:p>
          </table:table-cell>
          <table:table-cell table:style-name="ce69" table:formula="of:=IF(OR([.D76]=&quot;NA&quot;; [.H76]=&quot;NA&quot;); &quot;?&quot;; IF([.D76]=[.H76]; &quot;OK&quot;; &quot;ERROR&quot;))" office:value-type="string" office:string-value="?" calcext:value-type="string">
            <text:p>?</text:p>
          </table:table-cell>
          <table:table-cell table:style-name="ce69" table:formula="of:=IF(OR([.D76]=&quot;NA&quot;; [.I76]=&quot;NA&quot;); &quot;?&quot;; IF([.D76]=[.I76]; &quot;OK&quot;; &quot;ERRN3OR&quot;))" office:value-type="string" office:string-value="?" calcext:value-type="string">
            <text:p>?</text:p>
          </table:table-cell>
          <table:table-cell table:style-name="ce69" table:formula="of:=IF(OR([.D76]=&quot;NA&quot;; [.J76]=&quot;NA&quot;); &quot;?&quot;; IF([.D76]=[.J76]; &quot;OK&quot;; &quot;ERROR&quot;))" office:value-type="string" office:string-value="?" calcext:value-type="string">
            <text:p>?</text:p>
          </table:table-cell>
          <table:table-cell table:style-name="ce69" table:formula="of:=IF(OR([.D76]=&quot;NA&quot;; [.K76]=&quot;NA&quot;); &quot;?&quot;; IF([.D76]=[.K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L76]=&quot;NA&quot;); &quot;?&quot;; IF([.C76]=[.L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M76]=&quot;NA&quot;); &quot;?&quot;; IF([.C76]=[.M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N76]=&quot;NA&quot;); &quot;?&quot;; IF([.C76]=[.N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O76]=&quot;NA&quot;); &quot;?&quot;; IF([.C76]=[.O7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FNA.matrix.38p.8aa.usingEref_self_digit8</text:p>
          </table:table-cell>
          <table:table-cell office:value-type="float" office:value="3750501132637" calcext:value-type="float">
            <text:p>3750501132637</text:p>
          </table:table-cell>
          <table:table-cell office:value-type="float" office:value="3750615970733" calcext:value-type="float">
            <text:p>3750615970733</text:p>
          </table:table-cell>
          <table:table-cell office:value-type="string" calcext:value-type="string">
            <text:p>NA</text:p>
          </table:table-cell>
          <table:table-cell table:style-name="ce53" table:formula="of:=IF([.D77]=&quot;NA&quot;; &quot;NA&quot;; [.B77]+[.D7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7]=&quot;NA&quot;; &quot;NA&quot;; [.B77]+[.F7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7]=&quot;NA&quot;; [.C77]=&quot;NA&quot;); &quot;?&quot;; IF([.E77]=[.C77]; &quot;OK&quot;; &quot;ERROR&quot;))" office:value-type="string" office:string-value="?" calcext:value-type="string">
            <text:p>?</text:p>
          </table:table-cell>
          <table:table-cell table:style-name="ce68" table:formula="of:=IF(OR([.D77]=&quot;NA&quot;; [.F77]=&quot;NA&quot;); &quot;?&quot;; IF([.D77]=[.F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G77]=&quot;NA&quot;); &quot;?&quot;; IF([.C77]=[.G77]; &quot;OK&quot;; &quot;ERROR&quot;))" office:value-type="string" office:string-value="?" calcext:value-type="string">
            <text:p>?</text:p>
          </table:table-cell>
          <table:table-cell table:style-name="ce69" table:formula="of:=IF(OR([.D77]=&quot;NA&quot;; [.H77]=&quot;NA&quot;); &quot;?&quot;; IF([.D77]=[.H77]; &quot;OK&quot;; &quot;ERROR&quot;))" office:value-type="string" office:string-value="?" calcext:value-type="string">
            <text:p>?</text:p>
          </table:table-cell>
          <table:table-cell table:style-name="ce69" table:formula="of:=IF(OR([.D77]=&quot;NA&quot;; [.I77]=&quot;NA&quot;); &quot;?&quot;; IF([.D77]=[.I77]; &quot;OK&quot;; &quot;ERRN3OR&quot;))" office:value-type="string" office:string-value="?" calcext:value-type="string">
            <text:p>?</text:p>
          </table:table-cell>
          <table:table-cell table:style-name="ce69" table:formula="of:=IF(OR([.D77]=&quot;NA&quot;; [.J77]=&quot;NA&quot;); &quot;?&quot;; IF([.D77]=[.J77]; &quot;OK&quot;; &quot;ERROR&quot;))" office:value-type="string" office:string-value="?" calcext:value-type="string">
            <text:p>?</text:p>
          </table:table-cell>
          <table:table-cell table:style-name="ce69" table:formula="of:=IF(OR([.D77]=&quot;NA&quot;; [.K77]=&quot;NA&quot;); &quot;?&quot;; IF([.D77]=[.K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L77]=&quot;NA&quot;); &quot;?&quot;; IF([.C77]=[.L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M77]=&quot;NA&quot;); &quot;?&quot;; IF([.C77]=[.M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N77]=&quot;NA&quot;); &quot;?&quot;; IF([.C77]=[.N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O77]=&quot;NA&quot;); &quot;?&quot;; IF([.C77]=[.O7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FYN.matrix.23p.19aa.usingEref_self_digit8</text:p>
          </table:table-cell>
          <table:table-cell office:value-type="float" office:value="1183443812014" calcext:value-type="float">
            <text:p>1183443812014</text:p>
          </table:table-cell>
          <table:table-cell office:value-type="float" office:value="1183559914935" calcext:value-type="float">
            <text:p>1183559914935</text:p>
          </table:table-cell>
          <table:table-cell office:value-type="string" calcext:value-type="string">
            <text:p>NA</text:p>
          </table:table-cell>
          <table:table-cell table:style-name="ce53" table:formula="of:=IF([.D78]=&quot;NA&quot;; &quot;NA&quot;; [.B78]+[.D7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8]=&quot;NA&quot;; &quot;NA&quot;; [.B78]+[.F7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8]=&quot;NA&quot;; [.C78]=&quot;NA&quot;); &quot;?&quot;; IF([.E78]=[.C78]; &quot;OK&quot;; &quot;ERROR&quot;))" office:value-type="string" office:string-value="?" calcext:value-type="string">
            <text:p>?</text:p>
          </table:table-cell>
          <table:table-cell table:style-name="ce68" table:formula="of:=IF(OR([.D78]=&quot;NA&quot;; [.F78]=&quot;NA&quot;); &quot;?&quot;; IF([.D78]=[.F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G78]=&quot;NA&quot;); &quot;?&quot;; IF([.C78]=[.G78]; &quot;OK&quot;; &quot;ERROR&quot;))" office:value-type="string" office:string-value="?" calcext:value-type="string">
            <text:p>?</text:p>
          </table:table-cell>
          <table:table-cell table:style-name="ce69" table:formula="of:=IF(OR([.D78]=&quot;NA&quot;; [.H78]=&quot;NA&quot;); &quot;?&quot;; IF([.D78]=[.H78]; &quot;OK&quot;; &quot;ERROR&quot;))" office:value-type="string" office:string-value="?" calcext:value-type="string">
            <text:p>?</text:p>
          </table:table-cell>
          <table:table-cell table:style-name="ce69" table:formula="of:=IF(OR([.D78]=&quot;NA&quot;; [.I78]=&quot;NA&quot;); &quot;?&quot;; IF([.D78]=[.I78]; &quot;OK&quot;; &quot;ERRN3OR&quot;))" office:value-type="string" office:string-value="?" calcext:value-type="string">
            <text:p>?</text:p>
          </table:table-cell>
          <table:table-cell table:style-name="ce69" table:formula="of:=IF(OR([.D78]=&quot;NA&quot;; [.J78]=&quot;NA&quot;); &quot;?&quot;; IF([.D78]=[.J78]; &quot;OK&quot;; &quot;ERROR&quot;))" office:value-type="string" office:string-value="?" calcext:value-type="string">
            <text:p>?</text:p>
          </table:table-cell>
          <table:table-cell table:style-name="ce69" table:formula="of:=IF(OR([.D78]=&quot;NA&quot;; [.K78]=&quot;NA&quot;); &quot;?&quot;; IF([.D78]=[.K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L78]=&quot;NA&quot;); &quot;?&quot;; IF([.C78]=[.L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M78]=&quot;NA&quot;); &quot;?&quot;; IF([.C78]=[.M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N78]=&quot;NA&quot;); &quot;?&quot;; IF([.C78]=[.N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O78]=&quot;NA&quot;); &quot;?&quot;; IF([.C78]=[.O7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GVP.matrix.52p.17aa.usingEref_self_digit8</text:p>
          </table:table-cell>
          <table:table-cell office:value-type="float" office:value="5196293087060" calcext:value-type="float">
            <text:p>5196293087060</text:p>
          </table:table-cell>
          <table:table-cell office:value-type="float" office:value="5197346607901" calcext:value-type="float">
            <text:p>5197346607901</text:p>
          </table:table-cell>
          <table:table-cell office:value-type="string" calcext:value-type="string">
            <text:p>NA</text:p>
          </table:table-cell>
          <table:table-cell table:style-name="ce53" table:formula="of:=IF([.D79]=&quot;NA&quot;; &quot;NA&quot;; [.B79]+[.D7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9]=&quot;NA&quot;; &quot;NA&quot;; [.B79]+[.F7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9]=&quot;NA&quot;; [.C79]=&quot;NA&quot;); &quot;?&quot;; IF([.E79]=[.C79]; &quot;OK&quot;; &quot;ERROR&quot;))" office:value-type="string" office:string-value="?" calcext:value-type="string">
            <text:p>?</text:p>
          </table:table-cell>
          <table:table-cell table:style-name="ce68" table:formula="of:=IF(OR([.D79]=&quot;NA&quot;; [.F79]=&quot;NA&quot;); &quot;?&quot;; IF([.D79]=[.F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G79]=&quot;NA&quot;); &quot;?&quot;; IF([.C79]=[.G79]; &quot;OK&quot;; &quot;ERROR&quot;))" office:value-type="string" office:string-value="?" calcext:value-type="string">
            <text:p>?</text:p>
          </table:table-cell>
          <table:table-cell table:style-name="ce69" table:formula="of:=IF(OR([.D79]=&quot;NA&quot;; [.H79]=&quot;NA&quot;); &quot;?&quot;; IF([.D79]=[.H79]; &quot;OK&quot;; &quot;ERROR&quot;))" office:value-type="string" office:string-value="?" calcext:value-type="string">
            <text:p>?</text:p>
          </table:table-cell>
          <table:table-cell table:style-name="ce69" table:formula="of:=IF(OR([.D79]=&quot;NA&quot;; [.I79]=&quot;NA&quot;); &quot;?&quot;; IF([.D79]=[.I79]; &quot;OK&quot;; &quot;ERRN3OR&quot;))" office:value-type="string" office:string-value="?" calcext:value-type="string">
            <text:p>?</text:p>
          </table:table-cell>
          <table:table-cell table:style-name="ce69" table:formula="of:=IF(OR([.D79]=&quot;NA&quot;; [.J79]=&quot;NA&quot;); &quot;?&quot;; IF([.D79]=[.J79]; &quot;OK&quot;; &quot;ERROR&quot;))" office:value-type="string" office:string-value="?" calcext:value-type="string">
            <text:p>?</text:p>
          </table:table-cell>
          <table:table-cell table:style-name="ce69" table:formula="of:=IF(OR([.D79]=&quot;NA&quot;; [.K79]=&quot;NA&quot;); &quot;?&quot;; IF([.D79]=[.K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L79]=&quot;NA&quot;); &quot;?&quot;; IF([.C79]=[.L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M79]=&quot;NA&quot;); &quot;?&quot;; IF([.C79]=[.M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N79]=&quot;NA&quot;); &quot;?&quot;; IF([.C79]=[.N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O79]=&quot;NA&quot;); &quot;?&quot;; IF([.C79]=[.O7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HNG.matrix.85p.17aa.usingEref_self_digit8</text:p>
          </table:table-cell>
          <table:table-cell office:value-type="float" office:value="13533668743544" calcext:value-type="float">
            <text:p>13533668743544</text:p>
          </table:table-cell>
          <table:table-cell office:value-type="float" office:value="13533898893987" calcext:value-type="float">
            <text:p>13533898893987</text:p>
          </table:table-cell>
          <table:table-cell office:value-type="string" calcext:value-type="string">
            <text:p>NA</text:p>
          </table:table-cell>
          <table:table-cell table:style-name="ce53" table:formula="of:=IF([.D80]=&quot;NA&quot;; &quot;NA&quot;; [.B80]+[.D8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0]=&quot;NA&quot;; &quot;NA&quot;; [.B80]+[.F8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0]=&quot;NA&quot;; [.C80]=&quot;NA&quot;); &quot;?&quot;; IF([.E80]=[.C80]; &quot;OK&quot;; &quot;ERROR&quot;))" office:value-type="string" office:string-value="?" calcext:value-type="string">
            <text:p>?</text:p>
          </table:table-cell>
          <table:table-cell table:style-name="ce68" table:formula="of:=IF(OR([.D80]=&quot;NA&quot;; [.F80]=&quot;NA&quot;); &quot;?&quot;; IF([.D80]=[.F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G80]=&quot;NA&quot;); &quot;?&quot;; IF([.C80]=[.G80]; &quot;OK&quot;; &quot;ERROR&quot;))" office:value-type="string" office:string-value="?" calcext:value-type="string">
            <text:p>?</text:p>
          </table:table-cell>
          <table:table-cell table:style-name="ce69" table:formula="of:=IF(OR([.D80]=&quot;NA&quot;; [.H80]=&quot;NA&quot;); &quot;?&quot;; IF([.D80]=[.H80]; &quot;OK&quot;; &quot;ERROR&quot;))" office:value-type="string" office:string-value="?" calcext:value-type="string">
            <text:p>?</text:p>
          </table:table-cell>
          <table:table-cell table:style-name="ce69" table:formula="of:=IF(OR([.D80]=&quot;NA&quot;; [.I80]=&quot;NA&quot;); &quot;?&quot;; IF([.D80]=[.I80]; &quot;OK&quot;; &quot;ERRN3OR&quot;))" office:value-type="string" office:string-value="?" calcext:value-type="string">
            <text:p>?</text:p>
          </table:table-cell>
          <table:table-cell table:style-name="ce69" table:formula="of:=IF(OR([.D80]=&quot;NA&quot;; [.J80]=&quot;NA&quot;); &quot;?&quot;; IF([.D80]=[.J80]; &quot;OK&quot;; &quot;ERROR&quot;))" office:value-type="string" office:string-value="?" calcext:value-type="string">
            <text:p>?</text:p>
          </table:table-cell>
          <table:table-cell table:style-name="ce69" table:formula="of:=IF(OR([.D80]=&quot;NA&quot;; [.K80]=&quot;NA&quot;); &quot;?&quot;; IF([.D80]=[.K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L80]=&quot;NA&quot;); &quot;?&quot;; IF([.C80]=[.L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M80]=&quot;NA&quot;); &quot;?&quot;; IF([.C80]=[.M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N80]=&quot;NA&quot;); &quot;?&quot;; IF([.C80]=[.N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O80]=&quot;NA&quot;); &quot;?&quot;; IF([.C80]=[.O8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L63.matrix.83p.17aa.usingEref_self_digit8</text:p>
          </table:table-cell>
          <table:table-cell office:value-type="float" office:value="12892682042706" calcext:value-type="float">
            <text:p>12892682042706</text:p>
          </table:table-cell>
          <table:table-cell office:value-type="float" office:value="12892694857876" calcext:value-type="float">
            <text:p>12892694857876</text:p>
          </table:table-cell>
          <table:table-cell office:value-type="float" office:value="12815170" calcext:value-type="float">
            <text:p>12815170</text:p>
          </table:table-cell>
          <table:table-cell table:style-name="ce53" table:formula="of:=IF([.D81]=&quot;NA&quot;; &quot;NA&quot;; [.B81]+[.D81])" office:value-type="float" office:value="12892694857876" calcext:value-type="float">
            <text:p>12892694857876</text:p>
          </table:table-cell>
          <table:table-cell office:value-type="string" calcext:value-type="string">
            <text:p>NA</text:p>
          </table:table-cell>
          <table:table-cell table:style-name="ce62" table:formula="of:=IF([.F81]=&quot;NA&quot;; &quot;NA&quot;; [.B81]+[.F8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1]=&quot;NA&quot;; [.C81]=&quot;NA&quot;); &quot;?&quot;; IF([.E81]=[.C81]; &quot;OK&quot;; &quot;ERROR&quot;))" office:value-type="string" office:string-value="OK" calcext:value-type="string">
            <text:p>OK</text:p>
          </table:table-cell>
          <table:table-cell table:style-name="ce68" table:formula="of:=IF(OR([.D81]=&quot;NA&quot;; [.F81]=&quot;NA&quot;); &quot;?&quot;; IF([.D81]=[.F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G81]=&quot;NA&quot;); &quot;?&quot;; IF([.C81]=[.G81]; &quot;OK&quot;; &quot;ERROR&quot;))" office:value-type="string" office:string-value="?" calcext:value-type="string">
            <text:p>?</text:p>
          </table:table-cell>
          <table:table-cell table:style-name="ce69" table:formula="of:=IF(OR([.D81]=&quot;NA&quot;; [.H81]=&quot;NA&quot;); &quot;?&quot;; IF([.D81]=[.H81]; &quot;OK&quot;; &quot;ERROR&quot;))" office:value-type="string" office:string-value="?" calcext:value-type="string">
            <text:p>?</text:p>
          </table:table-cell>
          <table:table-cell table:style-name="ce69" table:formula="of:=IF(OR([.D81]=&quot;NA&quot;; [.I81]=&quot;NA&quot;); &quot;?&quot;; IF([.D81]=[.I81]; &quot;OK&quot;; &quot;ERRN3OR&quot;))" office:value-type="string" office:string-value="?" calcext:value-type="string">
            <text:p>?</text:p>
          </table:table-cell>
          <table:table-cell table:style-name="ce69" table:formula="of:=IF(OR([.D81]=&quot;NA&quot;; [.J81]=&quot;NA&quot;); &quot;?&quot;; IF([.D81]=[.J81]; &quot;OK&quot;; &quot;ERROR&quot;))" office:value-type="string" office:string-value="?" calcext:value-type="string">
            <text:p>?</text:p>
          </table:table-cell>
          <table:table-cell table:style-name="ce69" table:formula="of:=IF(OR([.D81]=&quot;NA&quot;; [.K81]=&quot;NA&quot;); &quot;?&quot;; IF([.D81]=[.K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L81]=&quot;NA&quot;); &quot;?&quot;; IF([.C81]=[.L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M81]=&quot;NA&quot;); &quot;?&quot;; IF([.C81]=[.M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N81]=&quot;NA&quot;); &quot;?&quot;; IF([.C81]=[.N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O81]=&quot;NA&quot;); &quot;?&quot;; IF([.C81]=[.O8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LZ1.matrix.59p.9aa.usingEref_self_digit8</text:p>
          </table:table-cell>
          <table:table-cell office:value-type="float" office:value="7023198122937" calcext:value-type="float">
            <text:p>7023198122937</text:p>
          </table:table-cell>
          <table:table-cell office:value-type="float" office:value="7023517979056" calcext:value-type="float">
            <text:p>7023517979056</text:p>
          </table:table-cell>
          <table:table-cell office:value-type="string" calcext:value-type="string">
            <text:p>NA</text:p>
          </table:table-cell>
          <table:table-cell table:style-name="ce53" table:formula="of:=IF([.D82]=&quot;NA&quot;; &quot;NA&quot;; [.B82]+[.D82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2]=&quot;NA&quot;; &quot;NA&quot;; [.B82]+[.F82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2]=&quot;NA&quot;; [.C82]=&quot;NA&quot;); &quot;?&quot;; IF([.E82]=[.C82]; &quot;OK&quot;; &quot;ERROR&quot;))" office:value-type="string" office:string-value="?" calcext:value-type="string">
            <text:p>?</text:p>
          </table:table-cell>
          <table:table-cell table:style-name="ce68" table:formula="of:=IF(OR([.D82]=&quot;NA&quot;; [.F82]=&quot;NA&quot;); &quot;?&quot;; IF([.D82]=[.F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G82]=&quot;NA&quot;); &quot;?&quot;; IF([.C82]=[.G82]; &quot;OK&quot;; &quot;ERROR&quot;))" office:value-type="string" office:string-value="?" calcext:value-type="string">
            <text:p>?</text:p>
          </table:table-cell>
          <table:table-cell table:style-name="ce69" table:formula="of:=IF(OR([.D82]=&quot;NA&quot;; [.H82]=&quot;NA&quot;); &quot;?&quot;; IF([.D82]=[.H82]; &quot;OK&quot;; &quot;ERROR&quot;))" office:value-type="string" office:string-value="?" calcext:value-type="string">
            <text:p>?</text:p>
          </table:table-cell>
          <table:table-cell table:style-name="ce69" table:formula="of:=IF(OR([.D82]=&quot;NA&quot;; [.I82]=&quot;NA&quot;); &quot;?&quot;; IF([.D82]=[.I82]; &quot;OK&quot;; &quot;ERRN3OR&quot;))" office:value-type="string" office:string-value="?" calcext:value-type="string">
            <text:p>?</text:p>
          </table:table-cell>
          <table:table-cell table:style-name="ce69" table:formula="of:=IF(OR([.D82]=&quot;NA&quot;; [.J82]=&quot;NA&quot;); &quot;?&quot;; IF([.D82]=[.J82]; &quot;OK&quot;; &quot;ERROR&quot;))" office:value-type="string" office:string-value="?" calcext:value-type="string">
            <text:p>?</text:p>
          </table:table-cell>
          <table:table-cell table:style-name="ce69" table:formula="of:=IF(OR([.D82]=&quot;NA&quot;; [.K82]=&quot;NA&quot;); &quot;?&quot;; IF([.D82]=[.K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L82]=&quot;NA&quot;); &quot;?&quot;; IF([.C82]=[.L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M82]=&quot;NA&quot;); &quot;?&quot;; IF([.C82]=[.M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N82]=&quot;NA&quot;); &quot;?&quot;; IF([.C82]=[.N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O82]=&quot;NA&quot;); &quot;?&quot;; IF([.C82]=[.O8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MJC.matrix.28p.17aa.usingEref_self_digit8</text:p>
          </table:table-cell>
          <table:table-cell table:number-columns-repeated="2" office:value-type="float" office:value="1514570779155" calcext:value-type="float">
            <text:p>1514570779155</text:p>
          </table:table-cell>
          <table:table-cell office:value-type="float" office:value="0" calcext:value-type="float">
            <text:p>0</text:p>
          </table:table-cell>
          <table:table-cell table:style-name="ce53" table:formula="of:=IF([.D83]=&quot;NA&quot;; &quot;NA&quot;; [.B83]+[.D83])" office:value-type="float" office:value="1514570779155" calcext:value-type="float">
            <text:p>1514570779155</text:p>
          </table:table-cell>
          <table:table-cell office:value-type="float" office:value="0" calcext:value-type="float">
            <text:p>0</text:p>
          </table:table-cell>
          <table:table-cell table:style-name="ce62" table:formula="of:=IF([.F83]=&quot;NA&quot;; &quot;NA&quot;; [.B83]+[.F83])" office:value-type="float" office:value="1514570779155" calcext:value-type="float">
            <text:p>1514570779155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14570779155" calcext:value-type="float">
            <text:p>1514570779155</text:p>
          </table:table-cell>
          <table:table-cell/>
          <table:table-cell table:style-name="ce66" table:formula="of:=IF(OR([.E83]=&quot;NA&quot;; [.C83]=&quot;NA&quot;); &quot;?&quot;; IF([.E83]=[.C83]; &quot;OK&quot;; &quot;ERROR&quot;))" office:value-type="string" office:string-value="OK" calcext:value-type="string">
            <text:p>OK</text:p>
          </table:table-cell>
          <table:table-cell table:style-name="ce68" table:formula="of:=IF(OR([.D83]=&quot;NA&quot;; [.F83]=&quot;NA&quot;); &quot;?&quot;; IF([.D83]=[.F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G83]=&quot;NA&quot;); &quot;?&quot;; IF([.C83]=[.G83]; &quot;OK&quot;; &quot;ERROR&quot;))" office:value-type="string" office:string-value="OK" calcext:value-type="string">
            <text:p>OK</text:p>
          </table:table-cell>
          <table:table-cell table:style-name="ce69" table:formula="of:=IF(OR([.D83]=&quot;NA&quot;; [.H83]=&quot;NA&quot;); &quot;?&quot;; IF([.D83]=[.H83]; &quot;OK&quot;; &quot;ERROR&quot;))" office:value-type="string" office:string-value="OK" calcext:value-type="string">
            <text:p>OK</text:p>
          </table:table-cell>
          <table:table-cell table:style-name="ce69" table:formula="of:=IF(OR([.D83]=&quot;NA&quot;; [.I83]=&quot;NA&quot;); &quot;?&quot;; IF([.D83]=[.I83]; &quot;OK&quot;; &quot;ERRN3OR&quot;))" office:value-type="string" office:string-value="OK" calcext:value-type="string">
            <text:p>OK</text:p>
          </table:table-cell>
          <table:table-cell table:style-name="ce69" table:formula="of:=IF(OR([.D83]=&quot;NA&quot;; [.J83]=&quot;NA&quot;); &quot;?&quot;; IF([.D83]=[.J83]; &quot;OK&quot;; &quot;ERROR&quot;))" office:value-type="string" office:string-value="OK" calcext:value-type="string">
            <text:p>OK</text:p>
          </table:table-cell>
          <table:table-cell table:style-name="ce69" table:formula="of:=IF(OR([.D83]=&quot;NA&quot;; [.K83]=&quot;NA&quot;); &quot;?&quot;; IF([.D83]=[.K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L83]=&quot;NA&quot;); &quot;?&quot;; IF([.C83]=[.L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M83]=&quot;NA&quot;); &quot;?&quot;; IF([.C83]=[.M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N83]=&quot;NA&quot;); &quot;?&quot;; IF([.C83]=[.N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O83]=&quot;NA&quot;); &quot;?&quot;; IF([.C83]=[.O83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NXB.matrix.34p.9aa.usingEref_self_digit8</text:p>
          </table:table-cell>
          <table:table-cell table:number-columns-repeated="2" office:value-type="float" office:value="2971958556423" calcext:value-type="float">
            <text:p>2971958556423</text:p>
          </table:table-cell>
          <table:table-cell office:value-type="float" office:value="0" calcext:value-type="float">
            <text:p>0</text:p>
          </table:table-cell>
          <table:table-cell table:style-name="ce53" table:formula="of:=IF([.D84]=&quot;NA&quot;; &quot;NA&quot;; [.B84]+[.D84])" office:value-type="float" office:value="2971958556423" calcext:value-type="float">
            <text:p>2971958556423</text:p>
          </table:table-cell>
          <table:table-cell office:value-type="float" office:value="0" calcext:value-type="float">
            <text:p>0</text:p>
          </table:table-cell>
          <table:table-cell table:style-name="ce62" table:formula="of:=IF([.F84]=&quot;NA&quot;; &quot;NA&quot;; [.B84]+[.F84])" office:value-type="float" office:value="2971958556423" calcext:value-type="float">
            <text:p>2971958556423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971958556423" calcext:value-type="float">
            <text:p>2971958556423</text:p>
          </table:table-cell>
          <table:table-cell/>
          <table:table-cell table:style-name="ce66" table:formula="of:=IF(OR([.E84]=&quot;NA&quot;; [.C84]=&quot;NA&quot;); &quot;?&quot;; IF([.E84]=[.C84]; &quot;OK&quot;; &quot;ERROR&quot;))" office:value-type="string" office:string-value="OK" calcext:value-type="string">
            <text:p>OK</text:p>
          </table:table-cell>
          <table:table-cell table:style-name="ce68" table:formula="of:=IF(OR([.D84]=&quot;NA&quot;; [.F84]=&quot;NA&quot;); &quot;?&quot;; IF([.D84]=[.F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G84]=&quot;NA&quot;); &quot;?&quot;; IF([.C84]=[.G84]; &quot;OK&quot;; &quot;ERROR&quot;))" office:value-type="string" office:string-value="OK" calcext:value-type="string">
            <text:p>OK</text:p>
          </table:table-cell>
          <table:table-cell table:style-name="ce69" table:formula="of:=IF(OR([.D84]=&quot;NA&quot;; [.H84]=&quot;NA&quot;); &quot;?&quot;; IF([.D84]=[.H84]; &quot;OK&quot;; &quot;ERROR&quot;))" office:value-type="string" office:string-value="OK" calcext:value-type="string">
            <text:p>OK</text:p>
          </table:table-cell>
          <table:table-cell table:style-name="ce69" table:formula="of:=IF(OR([.D84]=&quot;NA&quot;; [.I84]=&quot;NA&quot;); &quot;?&quot;; IF([.D84]=[.I84]; &quot;OK&quot;; &quot;ERRN3OR&quot;))" office:value-type="string" office:string-value="OK" calcext:value-type="string">
            <text:p>OK</text:p>
          </table:table-cell>
          <table:table-cell table:style-name="ce69" table:formula="of:=IF(OR([.D84]=&quot;NA&quot;; [.J84]=&quot;NA&quot;); &quot;?&quot;; IF([.D84]=[.J84]; &quot;OK&quot;; &quot;ERROR&quot;))" office:value-type="string" office:string-value="OK" calcext:value-type="string">
            <text:p>OK</text:p>
          </table:table-cell>
          <table:table-cell table:style-name="ce69" table:formula="of:=IF(OR([.D84]=&quot;NA&quot;; [.K84]=&quot;NA&quot;); &quot;?&quot;; IF([.D84]=[.K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L84]=&quot;NA&quot;); &quot;?&quot;; IF([.C84]=[.L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M84]=&quot;NA&quot;); &quot;?&quot;; IF([.C84]=[.M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N84]=&quot;NA&quot;); &quot;?&quot;; IF([.C84]=[.N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O84]=&quot;NA&quot;); &quot;?&quot;; IF([.C84]=[.O8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PGB.matrix.31p.17aa.usingEref_self_digit8</text:p>
          </table:table-cell>
          <table:table-cell office:value-type="float" office:value="2427147714690" calcext:value-type="float">
            <text:p>2427147714690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85]=&quot;NA&quot;; &quot;NA&quot;; [.B85]+[.D8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5]=&quot;NA&quot;; &quot;NA&quot;; [.B85]+[.F8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5]=&quot;NA&quot;; [.C85]=&quot;NA&quot;); &quot;?&quot;; IF([.E85]=[.C85]; &quot;OK&quot;; &quot;ERROR&quot;))" office:value-type="string" office:string-value="?" calcext:value-type="string">
            <text:p>?</text:p>
          </table:table-cell>
          <table:table-cell table:style-name="ce68" table:formula="of:=IF(OR([.D85]=&quot;NA&quot;; [.F85]=&quot;NA&quot;); &quot;?&quot;; IF([.D85]=[.F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G85]=&quot;NA&quot;); &quot;?&quot;; IF([.C85]=[.G85]; &quot;OK&quot;; &quot;ERROR&quot;))" office:value-type="string" office:string-value="?" calcext:value-type="string">
            <text:p>?</text:p>
          </table:table-cell>
          <table:table-cell table:style-name="ce69" table:formula="of:=IF(OR([.D85]=&quot;NA&quot;; [.H85]=&quot;NA&quot;); &quot;?&quot;; IF([.D85]=[.H85]; &quot;OK&quot;; &quot;ERROR&quot;))" office:value-type="string" office:string-value="?" calcext:value-type="string">
            <text:p>?</text:p>
          </table:table-cell>
          <table:table-cell table:style-name="ce69" table:formula="of:=IF(OR([.D85]=&quot;NA&quot;; [.I85]=&quot;NA&quot;); &quot;?&quot;; IF([.D85]=[.I85]; &quot;OK&quot;; &quot;ERRN3OR&quot;))" office:value-type="string" office:string-value="?" calcext:value-type="string">
            <text:p>?</text:p>
          </table:table-cell>
          <table:table-cell table:style-name="ce69" table:formula="of:=IF(OR([.D85]=&quot;NA&quot;; [.J85]=&quot;NA&quot;); &quot;?&quot;; IF([.D85]=[.J85]; &quot;OK&quot;; &quot;ERROR&quot;))" office:value-type="string" office:string-value="?" calcext:value-type="string">
            <text:p>?</text:p>
          </table:table-cell>
          <table:table-cell table:style-name="ce69" table:formula="of:=IF(OR([.D85]=&quot;NA&quot;; [.K85]=&quot;NA&quot;); &quot;?&quot;; IF([.D85]=[.K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L85]=&quot;NA&quot;); &quot;?&quot;; IF([.C85]=[.L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M85]=&quot;NA&quot;); &quot;?&quot;; IF([.C85]=[.M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N85]=&quot;NA&quot;); &quot;?&quot;; IF([.C85]=[.N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O85]=&quot;NA&quot;); &quot;?&quot;; IF([.C85]=[.O8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PIN.matrix.28p.20aa.usingEref_self_digit8</text:p>
          </table:table-cell>
          <table:table-cell office:value-type="float" office:value="1570230266115" calcext:value-type="float">
            <text:p>1570230266115</text:p>
          </table:table-cell>
          <table:table-cell office:value-type="float" office:value="1570789709428" calcext:value-type="float">
            <text:p>1570789709428</text:p>
          </table:table-cell>
          <table:table-cell office:value-type="string" calcext:value-type="string">
            <text:p>NA</text:p>
          </table:table-cell>
          <table:table-cell table:style-name="ce53" table:formula="of:=IF([.D86]=&quot;NA&quot;; &quot;NA&quot;; [.B86]+[.D8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6]=&quot;NA&quot;; &quot;NA&quot;; [.B86]+[.F8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6]=&quot;NA&quot;; [.C86]=&quot;NA&quot;); &quot;?&quot;; IF([.E86]=[.C86]; &quot;OK&quot;; &quot;ERROR&quot;))" office:value-type="string" office:string-value="?" calcext:value-type="string">
            <text:p>?</text:p>
          </table:table-cell>
          <table:table-cell table:style-name="ce68" table:formula="of:=IF(OR([.D86]=&quot;NA&quot;; [.F86]=&quot;NA&quot;); &quot;?&quot;; IF([.D86]=[.F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G86]=&quot;NA&quot;); &quot;?&quot;; IF([.C86]=[.G86]; &quot;OK&quot;; &quot;ERROR&quot;))" office:value-type="string" office:string-value="?" calcext:value-type="string">
            <text:p>?</text:p>
          </table:table-cell>
          <table:table-cell table:style-name="ce69" table:formula="of:=IF(OR([.D86]=&quot;NA&quot;; [.H86]=&quot;NA&quot;); &quot;?&quot;; IF([.D86]=[.H86]; &quot;OK&quot;; &quot;ERROR&quot;))" office:value-type="string" office:string-value="?" calcext:value-type="string">
            <text:p>?</text:p>
          </table:table-cell>
          <table:table-cell table:style-name="ce69" table:formula="of:=IF(OR([.D86]=&quot;NA&quot;; [.I86]=&quot;NA&quot;); &quot;?&quot;; IF([.D86]=[.I86]; &quot;OK&quot;; &quot;ERRN3OR&quot;))" office:value-type="string" office:string-value="?" calcext:value-type="string">
            <text:p>?</text:p>
          </table:table-cell>
          <table:table-cell table:style-name="ce69" table:formula="of:=IF(OR([.D86]=&quot;NA&quot;; [.J86]=&quot;NA&quot;); &quot;?&quot;; IF([.D86]=[.J86]; &quot;OK&quot;; &quot;ERROR&quot;))" office:value-type="string" office:string-value="?" calcext:value-type="string">
            <text:p>?</text:p>
          </table:table-cell>
          <table:table-cell table:style-name="ce69" table:formula="of:=IF(OR([.D86]=&quot;NA&quot;; [.K86]=&quot;NA&quot;); &quot;?&quot;; IF([.D86]=[.K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L86]=&quot;NA&quot;); &quot;?&quot;; IF([.C86]=[.L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M86]=&quot;NA&quot;); &quot;?&quot;; IF([.C86]=[.M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N86]=&quot;NA&quot;); &quot;?&quot;; IF([.C86]=[.N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O86]=&quot;NA&quot;); &quot;?&quot;; IF([.C86]=[.O8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POH.matrix.46p.17aa.usingEref_self_digit8</text:p>
          </table:table-cell>
          <table:table-cell table:number-columns-repeated="2" office:value-type="float" office:value="4034402273188" calcext:value-type="float">
            <text:p>4034402273188</text:p>
          </table:table-cell>
          <table:table-cell office:value-type="float" office:value="0" calcext:value-type="float">
            <text:p>0</text:p>
          </table:table-cell>
          <table:table-cell table:style-name="ce53" table:formula="of:=IF([.D87]=&quot;NA&quot;; &quot;NA&quot;; [.B87]+[.D87])" office:value-type="float" office:value="4034402273188" calcext:value-type="float">
            <text:p>4034402273188</text:p>
          </table:table-cell>
          <table:table-cell office:value-type="float" office:value="0" calcext:value-type="float">
            <text:p>0</text:p>
          </table:table-cell>
          <table:table-cell table:style-name="ce62" table:formula="of:=IF([.F87]=&quot;NA&quot;; &quot;NA&quot;; [.B87]+[.F87])" office:value-type="float" office:value="4034402273188" calcext:value-type="float">
            <text:p>4034402273188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034402273188" calcext:value-type="float">
            <text:p>4034402273188</text:p>
          </table:table-cell>
          <table:table-cell/>
          <table:table-cell table:style-name="ce66" table:formula="of:=IF(OR([.E87]=&quot;NA&quot;; [.C87]=&quot;NA&quot;); &quot;?&quot;; IF([.E87]=[.C87]; &quot;OK&quot;; &quot;ERROR&quot;))" office:value-type="string" office:string-value="OK" calcext:value-type="string">
            <text:p>OK</text:p>
          </table:table-cell>
          <table:table-cell table:style-name="ce68" table:formula="of:=IF(OR([.D87]=&quot;NA&quot;; [.F87]=&quot;NA&quot;); &quot;?&quot;; IF([.D87]=[.F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G87]=&quot;NA&quot;); &quot;?&quot;; IF([.C87]=[.G87]; &quot;OK&quot;; &quot;ERROR&quot;))" office:value-type="string" office:string-value="OK" calcext:value-type="string">
            <text:p>OK</text:p>
          </table:table-cell>
          <table:table-cell table:style-name="ce69" table:formula="of:=IF(OR([.D87]=&quot;NA&quot;; [.H87]=&quot;NA&quot;); &quot;?&quot;; IF([.D87]=[.H87]; &quot;OK&quot;; &quot;ERROR&quot;))" office:value-type="string" office:string-value="OK" calcext:value-type="string">
            <text:p>OK</text:p>
          </table:table-cell>
          <table:table-cell table:style-name="ce69" table:formula="of:=IF(OR([.D87]=&quot;NA&quot;; [.I87]=&quot;NA&quot;); &quot;?&quot;; IF([.D87]=[.I87]; &quot;OK&quot;; &quot;ERRN3OR&quot;))" office:value-type="string" office:string-value="OK" calcext:value-type="string">
            <text:p>OK</text:p>
          </table:table-cell>
          <table:table-cell table:style-name="ce69" table:formula="of:=IF(OR([.D87]=&quot;NA&quot;; [.J87]=&quot;NA&quot;); &quot;?&quot;; IF([.D87]=[.J87]; &quot;OK&quot;; &quot;ERROR&quot;))" office:value-type="string" office:string-value="OK" calcext:value-type="string">
            <text:p>OK</text:p>
          </table:table-cell>
          <table:table-cell table:style-name="ce69" table:formula="of:=IF(OR([.D87]=&quot;NA&quot;; [.K87]=&quot;NA&quot;); &quot;?&quot;; IF([.D87]=[.K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L87]=&quot;NA&quot;); &quot;?&quot;; IF([.C87]=[.L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M87]=&quot;NA&quot;); &quot;?&quot;; IF([.C87]=[.M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N87]=&quot;NA&quot;); &quot;?&quot;; IF([.C87]=[.N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O87]=&quot;NA&quot;); &quot;?&quot;; IF([.C87]=[.O87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RIS.matrix.56p.17aa.usingEref_self_digit8</text:p>
          </table:table-cell>
          <table:table-cell office:value-type="float" office:value="6171379934143" calcext:value-type="float">
            <text:p>6171379934143</text:p>
          </table:table-cell>
          <table:table-cell office:value-type="float" office:value="6171935390124" calcext:value-type="float">
            <text:p>6171935390124</text:p>
          </table:table-cell>
          <table:table-cell office:value-type="string" calcext:value-type="string">
            <text:p>NA</text:p>
          </table:table-cell>
          <table:table-cell table:style-name="ce53" table:formula="of:=IF([.D88]=&quot;NA&quot;; &quot;NA&quot;; [.B88]+[.D8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8]=&quot;NA&quot;; &quot;NA&quot;; [.B88]+[.F8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8]=&quot;NA&quot;; [.C88]=&quot;NA&quot;); &quot;?&quot;; IF([.E88]=[.C88]; &quot;OK&quot;; &quot;ERROR&quot;))" office:value-type="string" office:string-value="?" calcext:value-type="string">
            <text:p>?</text:p>
          </table:table-cell>
          <table:table-cell table:style-name="ce68" table:formula="of:=IF(OR([.D88]=&quot;NA&quot;; [.F88]=&quot;NA&quot;); &quot;?&quot;; IF([.D88]=[.F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G88]=&quot;NA&quot;); &quot;?&quot;; IF([.C88]=[.G88]; &quot;OK&quot;; &quot;ERROR&quot;))" office:value-type="string" office:string-value="?" calcext:value-type="string">
            <text:p>?</text:p>
          </table:table-cell>
          <table:table-cell table:style-name="ce69" table:formula="of:=IF(OR([.D88]=&quot;NA&quot;; [.H88]=&quot;NA&quot;); &quot;?&quot;; IF([.D88]=[.H88]; &quot;OK&quot;; &quot;ERROR&quot;))" office:value-type="string" office:string-value="?" calcext:value-type="string">
            <text:p>?</text:p>
          </table:table-cell>
          <table:table-cell table:style-name="ce69" table:formula="of:=IF(OR([.D88]=&quot;NA&quot;; [.I88]=&quot;NA&quot;); &quot;?&quot;; IF([.D88]=[.I88]; &quot;OK&quot;; &quot;ERRN3OR&quot;))" office:value-type="string" office:string-value="?" calcext:value-type="string">
            <text:p>?</text:p>
          </table:table-cell>
          <table:table-cell table:style-name="ce69" table:formula="of:=IF(OR([.D88]=&quot;NA&quot;; [.J88]=&quot;NA&quot;); &quot;?&quot;; IF([.D88]=[.J88]; &quot;OK&quot;; &quot;ERROR&quot;))" office:value-type="string" office:string-value="?" calcext:value-type="string">
            <text:p>?</text:p>
          </table:table-cell>
          <table:table-cell table:style-name="ce69" table:formula="of:=IF(OR([.D88]=&quot;NA&quot;; [.K88]=&quot;NA&quot;); &quot;?&quot;; IF([.D88]=[.K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L88]=&quot;NA&quot;); &quot;?&quot;; IF([.C88]=[.L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M88]=&quot;NA&quot;); &quot;?&quot;; IF([.C88]=[.M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N88]=&quot;NA&quot;); &quot;?&quot;; IF([.C88]=[.N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O88]=&quot;NA&quot;); &quot;?&quot;; IF([.C88]=[.O8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SHF.matrix.30p.9aa.usingEref_self_digit8</text:p>
          </table:table-cell>
          <table:table-cell table:number-columns-repeated="2" office:value-type="float" office:value="1101271396767" calcext:value-type="float">
            <text:p>1101271396767</text:p>
          </table:table-cell>
          <table:table-cell office:value-type="float" office:value="0" calcext:value-type="float">
            <text:p>0</text:p>
          </table:table-cell>
          <table:table-cell table:style-name="ce53" table:formula="of:=IF([.D89]=&quot;NA&quot;; &quot;NA&quot;; [.B89]+[.D89])" office:value-type="float" office:value="1101271396767" calcext:value-type="float">
            <text:p>1101271396767</text:p>
          </table:table-cell>
          <table:table-cell office:value-type="float" office:value="0" calcext:value-type="float">
            <text:p>0</text:p>
          </table:table-cell>
          <table:table-cell table:style-name="ce62" table:formula="of:=IF([.F89]=&quot;NA&quot;; &quot;NA&quot;; [.B89]+[.F89])" office:value-type="float" office:value="1101271396767" calcext:value-type="float">
            <text:p>1101271396767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101271396767" calcext:value-type="float">
            <text:p>1101271396767</text:p>
          </table:table-cell>
          <table:table-cell/>
          <table:table-cell table:style-name="ce66" table:formula="of:=IF(OR([.E89]=&quot;NA&quot;; [.C89]=&quot;NA&quot;); &quot;?&quot;; IF([.E89]=[.C89]; &quot;OK&quot;; &quot;ERROR&quot;))" office:value-type="string" office:string-value="OK" calcext:value-type="string">
            <text:p>OK</text:p>
          </table:table-cell>
          <table:table-cell table:style-name="ce68" table:formula="of:=IF(OR([.D89]=&quot;NA&quot;; [.F89]=&quot;NA&quot;); &quot;?&quot;; IF([.D89]=[.F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G89]=&quot;NA&quot;); &quot;?&quot;; IF([.C89]=[.G89]; &quot;OK&quot;; &quot;ERROR&quot;))" office:value-type="string" office:string-value="OK" calcext:value-type="string">
            <text:p>OK</text:p>
          </table:table-cell>
          <table:table-cell table:style-name="ce69" table:formula="of:=IF(OR([.D89]=&quot;NA&quot;; [.H89]=&quot;NA&quot;); &quot;?&quot;; IF([.D89]=[.H89]; &quot;OK&quot;; &quot;ERROR&quot;))" office:value-type="string" office:string-value="OK" calcext:value-type="string">
            <text:p>OK</text:p>
          </table:table-cell>
          <table:table-cell table:style-name="ce69" table:formula="of:=IF(OR([.D89]=&quot;NA&quot;; [.I89]=&quot;NA&quot;); &quot;?&quot;; IF([.D89]=[.I89]; &quot;OK&quot;; &quot;ERRN3OR&quot;))" office:value-type="string" office:string-value="OK" calcext:value-type="string">
            <text:p>OK</text:p>
          </table:table-cell>
          <table:table-cell table:style-name="ce69" table:formula="of:=IF(OR([.D89]=&quot;NA&quot;; [.J89]=&quot;NA&quot;); &quot;?&quot;; IF([.D89]=[.J89]; &quot;OK&quot;; &quot;ERROR&quot;))" office:value-type="string" office:string-value="OK" calcext:value-type="string">
            <text:p>OK</text:p>
          </table:table-cell>
          <table:table-cell table:style-name="ce69" table:formula="of:=IF(OR([.D89]=&quot;NA&quot;; [.K89]=&quot;NA&quot;); &quot;?&quot;; IF([.D89]=[.K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L89]=&quot;NA&quot;); &quot;?&quot;; IF([.C89]=[.L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M89]=&quot;NA&quot;); &quot;?&quot;; IF([.C89]=[.M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N89]=&quot;NA&quot;); &quot;?&quot;; IF([.C89]=[.N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O89]=&quot;NA&quot;); &quot;?&quot;; IF([.C89]=[.O89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5-1SHG.matrix.28p.17aa.usingEref_self_digit8</text:p>
          </table:table-cell>
          <table:table-cell office:value-type="float" office:value="1513069995787" calcext:value-type="float">
            <text:p>1513069995787</text:p>
          </table:table-cell>
          <table:table-cell office:value-type="float" office:value="1513360396394" calcext:value-type="float">
            <text:p>1513360396394</text:p>
          </table:table-cell>
          <table:table-cell office:value-type="float" office:value="290400607" calcext:value-type="float">
            <text:p>290400607</text:p>
          </table:table-cell>
          <table:table-cell table:style-name="ce53" table:formula="of:=IF([.D90]=&quot;NA&quot;; &quot;NA&quot;; [.B90]+[.D90])" office:value-type="float" office:value="1513360396394" calcext:value-type="float">
            <text:p>1513360396394</text:p>
          </table:table-cell>
          <table:table-cell office:value-type="string" calcext:value-type="string">
            <text:p>NA</text:p>
          </table:table-cell>
          <table:table-cell table:style-name="ce62" table:formula="of:=IF([.F90]=&quot;NA&quot;; &quot;NA&quot;; [.B90]+[.F9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0]=&quot;NA&quot;; [.C90]=&quot;NA&quot;); &quot;?&quot;; IF([.E90]=[.C90]; &quot;OK&quot;; &quot;ERROR&quot;))" office:value-type="string" office:string-value="OK" calcext:value-type="string">
            <text:p>OK</text:p>
          </table:table-cell>
          <table:table-cell table:style-name="ce68" table:formula="of:=IF(OR([.D90]=&quot;NA&quot;; [.F90]=&quot;NA&quot;); &quot;?&quot;; IF([.D90]=[.F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G90]=&quot;NA&quot;); &quot;?&quot;; IF([.C90]=[.G90]; &quot;OK&quot;; &quot;ERROR&quot;))" office:value-type="string" office:string-value="?" calcext:value-type="string">
            <text:p>?</text:p>
          </table:table-cell>
          <table:table-cell table:style-name="ce69" table:formula="of:=IF(OR([.D90]=&quot;NA&quot;; [.H90]=&quot;NA&quot;); &quot;?&quot;; IF([.D90]=[.H90]; &quot;OK&quot;; &quot;ERROR&quot;))" office:value-type="string" office:string-value="?" calcext:value-type="string">
            <text:p>?</text:p>
          </table:table-cell>
          <table:table-cell table:style-name="ce69" table:formula="of:=IF(OR([.D90]=&quot;NA&quot;; [.I90]=&quot;NA&quot;); &quot;?&quot;; IF([.D90]=[.I90]; &quot;OK&quot;; &quot;ERRN3OR&quot;))" office:value-type="string" office:string-value="?" calcext:value-type="string">
            <text:p>?</text:p>
          </table:table-cell>
          <table:table-cell table:style-name="ce69" table:formula="of:=IF(OR([.D90]=&quot;NA&quot;; [.J90]=&quot;NA&quot;); &quot;?&quot;; IF([.D90]=[.J90]; &quot;OK&quot;; &quot;ERROR&quot;))" office:value-type="string" office:string-value="?" calcext:value-type="string">
            <text:p>?</text:p>
          </table:table-cell>
          <table:table-cell table:style-name="ce69" table:formula="of:=IF(OR([.D90]=&quot;NA&quot;; [.K90]=&quot;NA&quot;); &quot;?&quot;; IF([.D90]=[.K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L90]=&quot;NA&quot;); &quot;?&quot;; IF([.C90]=[.L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M90]=&quot;NA&quot;); &quot;?&quot;; IF([.C90]=[.M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N90]=&quot;NA&quot;); &quot;?&quot;; IF([.C90]=[.N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O90]=&quot;NA&quot;); &quot;?&quot;; IF([.C90]=[.O9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dvo-full</text:p>
          </table:table-cell>
          <table:table-cell office:value-type="float" office:value="274945600684" calcext:value-type="float">
            <text:p>274945600684</text:p>
          </table:table-cell>
          <table:table-cell office:value-type="float" office:value="275261183599" calcext:value-type="float">
            <text:p>275261183599</text:p>
          </table:table-cell>
          <table:table-cell office:value-type="string" calcext:value-type="string">
            <text:p>NA</text:p>
          </table:table-cell>
          <table:table-cell table:style-name="ce53" table:formula="of:=IF([.D91]=&quot;NA&quot;; &quot;NA&quot;; [.B91]+[.D9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1]=&quot;NA&quot;; &quot;NA&quot;; [.B91]+[.F9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1]=&quot;NA&quot;; [.C91]=&quot;NA&quot;); &quot;?&quot;; IF([.E91]=[.C91]; &quot;OK&quot;; &quot;ERROR&quot;))" office:value-type="string" office:string-value="?" calcext:value-type="string">
            <text:p>?</text:p>
          </table:table-cell>
          <table:table-cell table:style-name="ce68" table:formula="of:=IF(OR([.D91]=&quot;NA&quot;; [.F91]=&quot;NA&quot;); &quot;?&quot;; IF([.D91]=[.F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G91]=&quot;NA&quot;); &quot;?&quot;; IF([.C91]=[.G91]; &quot;OK&quot;; &quot;ERROR&quot;))" office:value-type="string" office:string-value="?" calcext:value-type="string">
            <text:p>?</text:p>
          </table:table-cell>
          <table:table-cell table:style-name="ce69" table:formula="of:=IF(OR([.D91]=&quot;NA&quot;; [.H91]=&quot;NA&quot;); &quot;?&quot;; IF([.D91]=[.H91]; &quot;OK&quot;; &quot;ERROR&quot;))" office:value-type="string" office:string-value="?" calcext:value-type="string">
            <text:p>?</text:p>
          </table:table-cell>
          <table:table-cell table:style-name="ce69" table:formula="of:=IF(OR([.D91]=&quot;NA&quot;; [.I91]=&quot;NA&quot;); &quot;?&quot;; IF([.D91]=[.I91]; &quot;OK&quot;; &quot;ERRN3OR&quot;))" office:value-type="string" office:string-value="?" calcext:value-type="string">
            <text:p>?</text:p>
          </table:table-cell>
          <table:table-cell table:style-name="ce69" table:formula="of:=IF(OR([.D91]=&quot;NA&quot;; [.J91]=&quot;NA&quot;); &quot;?&quot;; IF([.D91]=[.J91]; &quot;OK&quot;; &quot;ERROR&quot;))" office:value-type="string" office:string-value="?" calcext:value-type="string">
            <text:p>?</text:p>
          </table:table-cell>
          <table:table-cell table:style-name="ce69" table:formula="of:=IF(OR([.D91]=&quot;NA&quot;; [.K91]=&quot;NA&quot;); &quot;?&quot;; IF([.D91]=[.K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L91]=&quot;NA&quot;); &quot;?&quot;; IF([.C91]=[.L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M91]=&quot;NA&quot;); &quot;?&quot;; IF([.C91]=[.M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N91]=&quot;NA&quot;); &quot;?&quot;; IF([.C91]=[.N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O91]=&quot;NA&quot;); &quot;?&quot;; IF([.C91]=[.O9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f00-full</text:p>
          </table:table-cell>
          <table:table-cell office:value-type="float" office:value="621445881900" calcext:value-type="float">
            <text:p>621445881900</text:p>
          </table:table-cell>
          <table:table-cell office:value-type="float" office:value="621597393136" calcext:value-type="float">
            <text:p>621597393136</text:p>
          </table:table-cell>
          <table:table-cell office:value-type="string" calcext:value-type="string">
            <text:p>NA</text:p>
          </table:table-cell>
          <table:table-cell table:style-name="ce53" table:formula="of:=IF([.D92]=&quot;NA&quot;; &quot;NA&quot;; [.B92]+[.D92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2]=&quot;NA&quot;; &quot;NA&quot;; [.B92]+[.F92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2]=&quot;NA&quot;; [.C92]=&quot;NA&quot;); &quot;?&quot;; IF([.E92]=[.C92]; &quot;OK&quot;; &quot;ERROR&quot;))" office:value-type="string" office:string-value="?" calcext:value-type="string">
            <text:p>?</text:p>
          </table:table-cell>
          <table:table-cell table:style-name="ce68" table:formula="of:=IF(OR([.D92]=&quot;NA&quot;; [.F92]=&quot;NA&quot;); &quot;?&quot;; IF([.D92]=[.F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G92]=&quot;NA&quot;); &quot;?&quot;; IF([.C92]=[.G92]; &quot;OK&quot;; &quot;ERROR&quot;))" office:value-type="string" office:string-value="?" calcext:value-type="string">
            <text:p>?</text:p>
          </table:table-cell>
          <table:table-cell table:style-name="ce69" table:formula="of:=IF(OR([.D92]=&quot;NA&quot;; [.H92]=&quot;NA&quot;); &quot;?&quot;; IF([.D92]=[.H92]; &quot;OK&quot;; &quot;ERROR&quot;))" office:value-type="string" office:string-value="?" calcext:value-type="string">
            <text:p>?</text:p>
          </table:table-cell>
          <table:table-cell table:style-name="ce69" table:formula="of:=IF(OR([.D92]=&quot;NA&quot;; [.I92]=&quot;NA&quot;); &quot;?&quot;; IF([.D92]=[.I92]; &quot;OK&quot;; &quot;ERRN3OR&quot;))" office:value-type="string" office:string-value="?" calcext:value-type="string">
            <text:p>?</text:p>
          </table:table-cell>
          <table:table-cell table:style-name="ce69" table:formula="of:=IF(OR([.D92]=&quot;NA&quot;; [.J92]=&quot;NA&quot;); &quot;?&quot;; IF([.D92]=[.J92]; &quot;OK&quot;; &quot;ERROR&quot;))" office:value-type="string" office:string-value="?" calcext:value-type="string">
            <text:p>?</text:p>
          </table:table-cell>
          <table:table-cell table:style-name="ce69" table:formula="of:=IF(OR([.D92]=&quot;NA&quot;; [.K92]=&quot;NA&quot;); &quot;?&quot;; IF([.D92]=[.K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L92]=&quot;NA&quot;); &quot;?&quot;; IF([.C92]=[.L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M92]=&quot;NA&quot;); &quot;?&quot;; IF([.C92]=[.M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N92]=&quot;NA&quot;); &quot;?&quot;; IF([.C92]=[.N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O92]=&quot;NA&quot;); &quot;?&quot;; IF([.C92]=[.O9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is1-full</text:p>
          </table:table-cell>
          <table:table-cell office:value-type="float" office:value="386963594665" calcext:value-type="float">
            <text:p>386963594665</text:p>
          </table:table-cell>
          <table:table-cell office:value-type="float" office:value="387357267732" calcext:value-type="float">
            <text:p>387357267732</text:p>
          </table:table-cell>
          <table:table-cell office:value-type="string" calcext:value-type="string">
            <text:p>NA</text:p>
          </table:table-cell>
          <table:table-cell table:style-name="ce53" table:formula="of:=IF([.D93]=&quot;NA&quot;; &quot;NA&quot;; [.B93]+[.D9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3]=&quot;NA&quot;; &quot;NA&quot;; [.B93]+[.F9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3]=&quot;NA&quot;; [.C93]=&quot;NA&quot;); &quot;?&quot;; IF([.E93]=[.C93]; &quot;OK&quot;; &quot;ERROR&quot;))" office:value-type="string" office:string-value="?" calcext:value-type="string">
            <text:p>?</text:p>
          </table:table-cell>
          <table:table-cell table:style-name="ce68" table:formula="of:=IF(OR([.D93]=&quot;NA&quot;; [.F93]=&quot;NA&quot;); &quot;?&quot;; IF([.D93]=[.F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G93]=&quot;NA&quot;); &quot;?&quot;; IF([.C93]=[.G93]; &quot;OK&quot;; &quot;ERROR&quot;))" office:value-type="string" office:string-value="?" calcext:value-type="string">
            <text:p>?</text:p>
          </table:table-cell>
          <table:table-cell table:style-name="ce69" table:formula="of:=IF(OR([.D93]=&quot;NA&quot;; [.H93]=&quot;NA&quot;); &quot;?&quot;; IF([.D93]=[.H93]; &quot;OK&quot;; &quot;ERROR&quot;))" office:value-type="string" office:string-value="?" calcext:value-type="string">
            <text:p>?</text:p>
          </table:table-cell>
          <table:table-cell table:style-name="ce69" table:formula="of:=IF(OR([.D93]=&quot;NA&quot;; [.I93]=&quot;NA&quot;); &quot;?&quot;; IF([.D93]=[.I93]; &quot;OK&quot;; &quot;ERRN3OR&quot;))" office:value-type="string" office:string-value="?" calcext:value-type="string">
            <text:p>?</text:p>
          </table:table-cell>
          <table:table-cell table:style-name="ce69" table:formula="of:=IF(OR([.D93]=&quot;NA&quot;; [.J93]=&quot;NA&quot;); &quot;?&quot;; IF([.D93]=[.J93]; &quot;OK&quot;; &quot;ERROR&quot;))" office:value-type="string" office:string-value="?" calcext:value-type="string">
            <text:p>?</text:p>
          </table:table-cell>
          <table:table-cell table:style-name="ce69" table:formula="of:=IF(OR([.D93]=&quot;NA&quot;; [.K93]=&quot;NA&quot;); &quot;?&quot;; IF([.D93]=[.K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L93]=&quot;NA&quot;); &quot;?&quot;; IF([.C93]=[.L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M93]=&quot;NA&quot;); &quot;?&quot;; IF([.C93]=[.M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N93]=&quot;NA&quot;); &quot;?&quot;; IF([.C93]=[.N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O93]=&quot;NA&quot;); &quot;?&quot;; IF([.C93]=[.O9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ng2-full</text:p>
          </table:table-cell>
          <table:table-cell office:value-type="float" office:value="336435666268" calcext:value-type="float">
            <text:p>336435666268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94]=&quot;NA&quot;; &quot;NA&quot;; [.B94]+[.D9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4]=&quot;NA&quot;; &quot;NA&quot;; [.B94]+[.F9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4]=&quot;NA&quot;; [.C94]=&quot;NA&quot;); &quot;?&quot;; IF([.E94]=[.C94]; &quot;OK&quot;; &quot;ERROR&quot;))" office:value-type="string" office:string-value="?" calcext:value-type="string">
            <text:p>?</text:p>
          </table:table-cell>
          <table:table-cell table:style-name="ce68" table:formula="of:=IF(OR([.D94]=&quot;NA&quot;; [.F94]=&quot;NA&quot;); &quot;?&quot;; IF([.D94]=[.F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G94]=&quot;NA&quot;); &quot;?&quot;; IF([.C94]=[.G94]; &quot;OK&quot;; &quot;ERROR&quot;))" office:value-type="string" office:string-value="?" calcext:value-type="string">
            <text:p>?</text:p>
          </table:table-cell>
          <table:table-cell table:style-name="ce69" table:formula="of:=IF(OR([.D94]=&quot;NA&quot;; [.H94]=&quot;NA&quot;); &quot;?&quot;; IF([.D94]=[.H94]; &quot;OK&quot;; &quot;ERROR&quot;))" office:value-type="string" office:string-value="?" calcext:value-type="string">
            <text:p>?</text:p>
          </table:table-cell>
          <table:table-cell table:style-name="ce69" table:formula="of:=IF(OR([.D94]=&quot;NA&quot;; [.I94]=&quot;NA&quot;); &quot;?&quot;; IF([.D94]=[.I94]; &quot;OK&quot;; &quot;ERRN3OR&quot;))" office:value-type="string" office:string-value="?" calcext:value-type="string">
            <text:p>?</text:p>
          </table:table-cell>
          <table:table-cell table:style-name="ce69" table:formula="of:=IF(OR([.D94]=&quot;NA&quot;; [.J94]=&quot;NA&quot;); &quot;?&quot;; IF([.D94]=[.J94]; &quot;OK&quot;; &quot;ERROR&quot;))" office:value-type="string" office:string-value="?" calcext:value-type="string">
            <text:p>?</text:p>
          </table:table-cell>
          <table:table-cell table:style-name="ce69" table:formula="of:=IF(OR([.D94]=&quot;NA&quot;; [.K94]=&quot;NA&quot;); &quot;?&quot;; IF([.D94]=[.K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L94]=&quot;NA&quot;); &quot;?&quot;; IF([.C94]=[.L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M94]=&quot;NA&quot;); &quot;?&quot;; IF([.C94]=[.M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N94]=&quot;NA&quot;); &quot;?&quot;; IF([.C94]=[.N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O94]=&quot;NA&quot;); &quot;?&quot;; IF([.C94]=[.O9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xaw-full</text:p>
          </table:table-cell>
          <table:table-cell office:value-type="float" office:value="189652147950" calcext:value-type="float">
            <text:p>189652147950</text:p>
          </table:table-cell>
          <table:table-cell office:value-type="float" office:value="189893338039" calcext:value-type="float">
            <text:p>189893338039</text:p>
          </table:table-cell>
          <table:table-cell office:value-type="string" calcext:value-type="string">
            <text:p>NA</text:p>
          </table:table-cell>
          <table:table-cell table:style-name="ce53" table:formula="of:=IF([.D95]=&quot;NA&quot;; &quot;NA&quot;; [.B95]+[.D9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5]=&quot;NA&quot;; &quot;NA&quot;; [.B95]+[.F9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5]=&quot;NA&quot;; [.C95]=&quot;NA&quot;); &quot;?&quot;; IF([.E95]=[.C95]; &quot;OK&quot;; &quot;ERROR&quot;))" office:value-type="string" office:string-value="?" calcext:value-type="string">
            <text:p>?</text:p>
          </table:table-cell>
          <table:table-cell table:style-name="ce68" table:formula="of:=IF(OR([.D95]=&quot;NA&quot;; [.F95]=&quot;NA&quot;); &quot;?&quot;; IF([.D95]=[.F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G95]=&quot;NA&quot;); &quot;?&quot;; IF([.C95]=[.G95]; &quot;OK&quot;; &quot;ERROR&quot;))" office:value-type="string" office:string-value="?" calcext:value-type="string">
            <text:p>?</text:p>
          </table:table-cell>
          <table:table-cell table:style-name="ce69" table:formula="of:=IF(OR([.D95]=&quot;NA&quot;; [.H95]=&quot;NA&quot;); &quot;?&quot;; IF([.D95]=[.H95]; &quot;OK&quot;; &quot;ERROR&quot;))" office:value-type="string" office:string-value="?" calcext:value-type="string">
            <text:p>?</text:p>
          </table:table-cell>
          <table:table-cell table:style-name="ce69" table:formula="of:=IF(OR([.D95]=&quot;NA&quot;; [.I95]=&quot;NA&quot;); &quot;?&quot;; IF([.D95]=[.I95]; &quot;OK&quot;; &quot;ERRN3OR&quot;))" office:value-type="string" office:string-value="?" calcext:value-type="string">
            <text:p>?</text:p>
          </table:table-cell>
          <table:table-cell table:style-name="ce69" table:formula="of:=IF(OR([.D95]=&quot;NA&quot;; [.J95]=&quot;NA&quot;); &quot;?&quot;; IF([.D95]=[.J95]; &quot;OK&quot;; &quot;ERROR&quot;))" office:value-type="string" office:string-value="?" calcext:value-type="string">
            <text:p>?</text:p>
          </table:table-cell>
          <table:table-cell table:style-name="ce69" table:formula="of:=IF(OR([.D95]=&quot;NA&quot;; [.K95]=&quot;NA&quot;); &quot;?&quot;; IF([.D95]=[.K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L95]=&quot;NA&quot;); &quot;?&quot;; IF([.C95]=[.L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M95]=&quot;NA&quot;); &quot;?&quot;; IF([.C95]=[.M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N95]=&quot;NA&quot;); &quot;?&quot;; IF([.C95]=[.N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O95]=&quot;NA&quot;); &quot;?&quot;; IF([.C95]=[.O9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ytq-full</text:p>
          </table:table-cell>
          <table:table-cell office:value-type="float" office:value="356371283525" calcext:value-type="float">
            <text:p>356371283525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96]=&quot;NA&quot;; &quot;NA&quot;; [.B96]+[.D9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6]=&quot;NA&quot;; &quot;NA&quot;; [.B96]+[.F9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6]=&quot;NA&quot;; [.C96]=&quot;NA&quot;); &quot;?&quot;; IF([.E96]=[.C96]; &quot;OK&quot;; &quot;ERROR&quot;))" office:value-type="string" office:string-value="?" calcext:value-type="string">
            <text:p>?</text:p>
          </table:table-cell>
          <table:table-cell table:style-name="ce68" table:formula="of:=IF(OR([.D96]=&quot;NA&quot;; [.F96]=&quot;NA&quot;); &quot;?&quot;; IF([.D96]=[.F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G96]=&quot;NA&quot;); &quot;?&quot;; IF([.C96]=[.G96]; &quot;OK&quot;; &quot;ERROR&quot;))" office:value-type="string" office:string-value="?" calcext:value-type="string">
            <text:p>?</text:p>
          </table:table-cell>
          <table:table-cell table:style-name="ce69" table:formula="of:=IF(OR([.D96]=&quot;NA&quot;; [.H96]=&quot;NA&quot;); &quot;?&quot;; IF([.D96]=[.H96]; &quot;OK&quot;; &quot;ERROR&quot;))" office:value-type="string" office:string-value="?" calcext:value-type="string">
            <text:p>?</text:p>
          </table:table-cell>
          <table:table-cell table:style-name="ce69" table:formula="of:=IF(OR([.D96]=&quot;NA&quot;; [.I96]=&quot;NA&quot;); &quot;?&quot;; IF([.D96]=[.I96]; &quot;OK&quot;; &quot;ERRN3OR&quot;))" office:value-type="string" office:string-value="?" calcext:value-type="string">
            <text:p>?</text:p>
          </table:table-cell>
          <table:table-cell table:style-name="ce69" table:formula="of:=IF(OR([.D96]=&quot;NA&quot;; [.J96]=&quot;NA&quot;); &quot;?&quot;; IF([.D96]=[.J96]; &quot;OK&quot;; &quot;ERROR&quot;))" office:value-type="string" office:string-value="?" calcext:value-type="string">
            <text:p>?</text:p>
          </table:table-cell>
          <table:table-cell table:style-name="ce69" table:formula="of:=IF(OR([.D96]=&quot;NA&quot;; [.K96]=&quot;NA&quot;); &quot;?&quot;; IF([.D96]=[.K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L96]=&quot;NA&quot;); &quot;?&quot;; IF([.C96]=[.L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M96]=&quot;NA&quot;); &quot;?&quot;; IF([.C96]=[.M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N96]=&quot;NA&quot;); &quot;?&quot;; IF([.C96]=[.N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O96]=&quot;NA&quot;); &quot;?&quot;; IF([.C96]=[.O9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yz7-full</text:p>
          </table:table-cell>
          <table:table-cell office:value-type="float" office:value="374046625237" calcext:value-type="float">
            <text:p>374046625237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97]=&quot;NA&quot;; &quot;NA&quot;; [.B97]+[.D9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7]=&quot;NA&quot;; &quot;NA&quot;; [.B97]+[.F9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7]=&quot;NA&quot;; [.C97]=&quot;NA&quot;); &quot;?&quot;; IF([.E97]=[.C97]; &quot;OK&quot;; &quot;ERROR&quot;))" office:value-type="string" office:string-value="?" calcext:value-type="string">
            <text:p>?</text:p>
          </table:table-cell>
          <table:table-cell table:style-name="ce68" table:formula="of:=IF(OR([.D97]=&quot;NA&quot;; [.F97]=&quot;NA&quot;); &quot;?&quot;; IF([.D97]=[.F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G97]=&quot;NA&quot;); &quot;?&quot;; IF([.C97]=[.G97]; &quot;OK&quot;; &quot;ERROR&quot;))" office:value-type="string" office:string-value="?" calcext:value-type="string">
            <text:p>?</text:p>
          </table:table-cell>
          <table:table-cell table:style-name="ce69" table:formula="of:=IF(OR([.D97]=&quot;NA&quot;; [.H97]=&quot;NA&quot;); &quot;?&quot;; IF([.D97]=[.H97]; &quot;OK&quot;; &quot;ERROR&quot;))" office:value-type="string" office:string-value="?" calcext:value-type="string">
            <text:p>?</text:p>
          </table:table-cell>
          <table:table-cell table:style-name="ce69" table:formula="of:=IF(OR([.D97]=&quot;NA&quot;; [.I97]=&quot;NA&quot;); &quot;?&quot;; IF([.D97]=[.I97]; &quot;OK&quot;; &quot;ERRN3OR&quot;))" office:value-type="string" office:string-value="?" calcext:value-type="string">
            <text:p>?</text:p>
          </table:table-cell>
          <table:table-cell table:style-name="ce69" table:formula="of:=IF(OR([.D97]=&quot;NA&quot;; [.J97]=&quot;NA&quot;); &quot;?&quot;; IF([.D97]=[.J97]; &quot;OK&quot;; &quot;ERROR&quot;))" office:value-type="string" office:string-value="?" calcext:value-type="string">
            <text:p>?</text:p>
          </table:table-cell>
          <table:table-cell table:style-name="ce69" table:formula="of:=IF(OR([.D97]=&quot;NA&quot;; [.K97]=&quot;NA&quot;); &quot;?&quot;; IF([.D97]=[.K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L97]=&quot;NA&quot;); &quot;?&quot;; IF([.C97]=[.L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M97]=&quot;NA&quot;); &quot;?&quot;; IF([.C97]=[.M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N97]=&quot;NA&quot;); &quot;?&quot;; IF([.C97]=[.N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O97]=&quot;NA&quot;); &quot;?&quot;; IF([.C97]=[.O9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2af5-full</text:p>
          </table:table-cell>
          <table:table-cell office:value-type="float" office:value="581682487948" calcext:value-type="float">
            <text:p>581682487948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98]=&quot;NA&quot;; &quot;NA&quot;; [.B98]+[.D9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8]=&quot;NA&quot;; &quot;NA&quot;; [.B98]+[.F9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8]=&quot;NA&quot;; [.C98]=&quot;NA&quot;); &quot;?&quot;; IF([.E98]=[.C98]; &quot;OK&quot;; &quot;ERROR&quot;))" office:value-type="string" office:string-value="?" calcext:value-type="string">
            <text:p>?</text:p>
          </table:table-cell>
          <table:table-cell table:style-name="ce68" table:formula="of:=IF(OR([.D98]=&quot;NA&quot;; [.F98]=&quot;NA&quot;); &quot;?&quot;; IF([.D98]=[.F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G98]=&quot;NA&quot;); &quot;?&quot;; IF([.C98]=[.G98]; &quot;OK&quot;; &quot;ERROR&quot;))" office:value-type="string" office:string-value="?" calcext:value-type="string">
            <text:p>?</text:p>
          </table:table-cell>
          <table:table-cell table:style-name="ce69" table:formula="of:=IF(OR([.D98]=&quot;NA&quot;; [.H98]=&quot;NA&quot;); &quot;?&quot;; IF([.D98]=[.H98]; &quot;OK&quot;; &quot;ERROR&quot;))" office:value-type="string" office:string-value="?" calcext:value-type="string">
            <text:p>?</text:p>
          </table:table-cell>
          <table:table-cell table:style-name="ce69" table:formula="of:=IF(OR([.D98]=&quot;NA&quot;; [.I98]=&quot;NA&quot;); &quot;?&quot;; IF([.D98]=[.I98]; &quot;OK&quot;; &quot;ERRN3OR&quot;))" office:value-type="string" office:string-value="?" calcext:value-type="string">
            <text:p>?</text:p>
          </table:table-cell>
          <table:table-cell table:style-name="ce69" table:formula="of:=IF(OR([.D98]=&quot;NA&quot;; [.J98]=&quot;NA&quot;); &quot;?&quot;; IF([.D98]=[.J98]; &quot;OK&quot;; &quot;ERROR&quot;))" office:value-type="string" office:string-value="?" calcext:value-type="string">
            <text:p>?</text:p>
          </table:table-cell>
          <table:table-cell table:style-name="ce69" table:formula="of:=IF(OR([.D98]=&quot;NA&quot;; [.K98]=&quot;NA&quot;); &quot;?&quot;; IF([.D98]=[.K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L98]=&quot;NA&quot;); &quot;?&quot;; IF([.C98]=[.L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M98]=&quot;NA&quot;); &quot;?&quot;; IF([.C98]=[.M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N98]=&quot;NA&quot;); &quot;?&quot;; IF([.C98]=[.N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O98]=&quot;NA&quot;); &quot;?&quot;; IF([.C98]=[.O9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2gee-full</text:p>
          </table:table-cell>
          <table:table-cell office:value-type="float" office:value="393293544732" calcext:value-type="float">
            <text:p>393293544732</text:p>
          </table:table-cell>
          <table:table-cell office:value-type="float" office:value="393484253099" calcext:value-type="float">
            <text:p>393484253099</text:p>
          </table:table-cell>
          <table:table-cell office:value-type="string" calcext:value-type="string">
            <text:p>NA</text:p>
          </table:table-cell>
          <table:table-cell table:style-name="ce53" table:formula="of:=IF([.D99]=&quot;NA&quot;; &quot;NA&quot;; [.B99]+[.D9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9]=&quot;NA&quot;; &quot;NA&quot;; [.B99]+[.F9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9]=&quot;NA&quot;; [.C99]=&quot;NA&quot;); &quot;?&quot;; IF([.E99]=[.C99]; &quot;OK&quot;; &quot;ERROR&quot;))" office:value-type="string" office:string-value="?" calcext:value-type="string">
            <text:p>?</text:p>
          </table:table-cell>
          <table:table-cell table:style-name="ce68" table:formula="of:=IF(OR([.D99]=&quot;NA&quot;; [.F99]=&quot;NA&quot;); &quot;?&quot;; IF([.D99]=[.F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G99]=&quot;NA&quot;); &quot;?&quot;; IF([.C99]=[.G99]; &quot;OK&quot;; &quot;ERROR&quot;))" office:value-type="string" office:string-value="?" calcext:value-type="string">
            <text:p>?</text:p>
          </table:table-cell>
          <table:table-cell table:style-name="ce69" table:formula="of:=IF(OR([.D99]=&quot;NA&quot;; [.H99]=&quot;NA&quot;); &quot;?&quot;; IF([.D99]=[.H99]; &quot;OK&quot;; &quot;ERROR&quot;))" office:value-type="string" office:string-value="?" calcext:value-type="string">
            <text:p>?</text:p>
          </table:table-cell>
          <table:table-cell table:style-name="ce69" table:formula="of:=IF(OR([.D99]=&quot;NA&quot;; [.I99]=&quot;NA&quot;); &quot;?&quot;; IF([.D99]=[.I99]; &quot;OK&quot;; &quot;ERRN3OR&quot;))" office:value-type="string" office:string-value="?" calcext:value-type="string">
            <text:p>?</text:p>
          </table:table-cell>
          <table:table-cell table:style-name="ce69" table:formula="of:=IF(OR([.D99]=&quot;NA&quot;; [.J99]=&quot;NA&quot;); &quot;?&quot;; IF([.D99]=[.J99]; &quot;OK&quot;; &quot;ERROR&quot;))" office:value-type="string" office:string-value="?" calcext:value-type="string">
            <text:p>?</text:p>
          </table:table-cell>
          <table:table-cell table:style-name="ce69" table:formula="of:=IF(OR([.D99]=&quot;NA&quot;; [.K99]=&quot;NA&quot;); &quot;?&quot;; IF([.D99]=[.K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L99]=&quot;NA&quot;); &quot;?&quot;; IF([.C99]=[.L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M99]=&quot;NA&quot;); &quot;?&quot;; IF([.C99]=[.M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N99]=&quot;NA&quot;); &quot;?&quot;; IF([.C99]=[.N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O99]=&quot;NA&quot;); &quot;?&quot;; IF([.C99]=[.O9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2x8x-full</text:p>
          </table:table-cell>
          <table:table-cell office:value-type="float" office:value="507601818968" calcext:value-type="float">
            <text:p>507601818968</text:p>
          </table:table-cell>
          <table:table-cell office:value-type="float" office:value="508480749111" calcext:value-type="float">
            <text:p>508480749111</text:p>
          </table:table-cell>
          <table:table-cell office:value-type="string" calcext:value-type="string">
            <text:p>NA</text:p>
          </table:table-cell>
          <table:table-cell table:style-name="ce53" table:formula="of:=IF([.D100]=&quot;NA&quot;; &quot;NA&quot;; [.B100]+[.D10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0]=&quot;NA&quot;; &quot;NA&quot;; [.B100]+[.F10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0]=&quot;NA&quot;; [.C100]=&quot;NA&quot;); &quot;?&quot;; IF([.E100]=[.C100]; &quot;OK&quot;; &quot;ERROR&quot;))" office:value-type="string" office:string-value="?" calcext:value-type="string">
            <text:p>?</text:p>
          </table:table-cell>
          <table:table-cell table:style-name="ce68" table:formula="of:=IF(OR([.D100]=&quot;NA&quot;; [.F100]=&quot;NA&quot;); &quot;?&quot;; IF([.D100]=[.F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G100]=&quot;NA&quot;); &quot;?&quot;; IF([.C100]=[.G100]; &quot;OK&quot;; &quot;ERROR&quot;))" office:value-type="string" office:string-value="?" calcext:value-type="string">
            <text:p>?</text:p>
          </table:table-cell>
          <table:table-cell table:style-name="ce69" table:formula="of:=IF(OR([.D100]=&quot;NA&quot;; [.H100]=&quot;NA&quot;); &quot;?&quot;; IF([.D100]=[.H100]; &quot;OK&quot;; &quot;ERROR&quot;))" office:value-type="string" office:string-value="?" calcext:value-type="string">
            <text:p>?</text:p>
          </table:table-cell>
          <table:table-cell table:style-name="ce69" table:formula="of:=IF(OR([.D100]=&quot;NA&quot;; [.I100]=&quot;NA&quot;); &quot;?&quot;; IF([.D100]=[.I100]; &quot;OK&quot;; &quot;ERRN3OR&quot;))" office:value-type="string" office:string-value="?" calcext:value-type="string">
            <text:p>?</text:p>
          </table:table-cell>
          <table:table-cell table:style-name="ce69" table:formula="of:=IF(OR([.D100]=&quot;NA&quot;; [.J100]=&quot;NA&quot;); &quot;?&quot;; IF([.D100]=[.J100]; &quot;OK&quot;; &quot;ERROR&quot;))" office:value-type="string" office:string-value="?" calcext:value-type="string">
            <text:p>?</text:p>
          </table:table-cell>
          <table:table-cell table:style-name="ce69" table:formula="of:=IF(OR([.D100]=&quot;NA&quot;; [.K100]=&quot;NA&quot;); &quot;?&quot;; IF([.D100]=[.K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L100]=&quot;NA&quot;); &quot;?&quot;; IF([.C100]=[.L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M100]=&quot;NA&quot;); &quot;?&quot;; IF([.C100]=[.M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N100]=&quot;NA&quot;); &quot;?&quot;; IF([.C100]=[.N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O100]=&quot;NA&quot;); &quot;?&quot;; IF([.C100]=[.O10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3e3v-full</text:p>
          </table:table-cell>
          <table:table-cell office:value-type="float" office:value="319196400331" calcext:value-type="float">
            <text:p>319196400331</text:p>
          </table:table-cell>
          <table:table-cell office:value-type="float" office:value="319741575845" calcext:value-type="float">
            <text:p>319741575845</text:p>
          </table:table-cell>
          <table:table-cell office:value-type="string" calcext:value-type="string">
            <text:p>NA</text:p>
          </table:table-cell>
          <table:table-cell table:style-name="ce53" table:formula="of:=IF([.D101]=&quot;NA&quot;; &quot;NA&quot;; [.B101]+[.D10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1]=&quot;NA&quot;; &quot;NA&quot;; [.B101]+[.F10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1]=&quot;NA&quot;; [.C101]=&quot;NA&quot;); &quot;?&quot;; IF([.E101]=[.C101]; &quot;OK&quot;; &quot;ERROR&quot;))" office:value-type="string" office:string-value="?" calcext:value-type="string">
            <text:p>?</text:p>
          </table:table-cell>
          <table:table-cell table:style-name="ce68" table:formula="of:=IF(OR([.D101]=&quot;NA&quot;; [.F101]=&quot;NA&quot;); &quot;?&quot;; IF([.D101]=[.F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G101]=&quot;NA&quot;); &quot;?&quot;; IF([.C101]=[.G101]; &quot;OK&quot;; &quot;ERROR&quot;))" office:value-type="string" office:string-value="?" calcext:value-type="string">
            <text:p>?</text:p>
          </table:table-cell>
          <table:table-cell table:style-name="ce69" table:formula="of:=IF(OR([.D101]=&quot;NA&quot;; [.H101]=&quot;NA&quot;); &quot;?&quot;; IF([.D101]=[.H101]; &quot;OK&quot;; &quot;ERROR&quot;))" office:value-type="string" office:string-value="?" calcext:value-type="string">
            <text:p>?</text:p>
          </table:table-cell>
          <table:table-cell table:style-name="ce69" table:formula="of:=IF(OR([.D101]=&quot;NA&quot;; [.I101]=&quot;NA&quot;); &quot;?&quot;; IF([.D101]=[.I101]; &quot;OK&quot;; &quot;ERRN3OR&quot;))" office:value-type="string" office:string-value="?" calcext:value-type="string">
            <text:p>?</text:p>
          </table:table-cell>
          <table:table-cell table:style-name="ce69" table:formula="of:=IF(OR([.D101]=&quot;NA&quot;; [.J101]=&quot;NA&quot;); &quot;?&quot;; IF([.D101]=[.J101]; &quot;OK&quot;; &quot;ERROR&quot;))" office:value-type="string" office:string-value="?" calcext:value-type="string">
            <text:p>?</text:p>
          </table:table-cell>
          <table:table-cell table:style-name="ce69" table:formula="of:=IF(OR([.D101]=&quot;NA&quot;; [.K101]=&quot;NA&quot;); &quot;?&quot;; IF([.D101]=[.K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L101]=&quot;NA&quot;); &quot;?&quot;; IF([.C101]=[.L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M101]=&quot;NA&quot;); &quot;?&quot;; IF([.C101]=[.M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N101]=&quot;NA&quot;); &quot;?&quot;; IF([.C101]=[.N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O101]=&quot;NA&quot;); &quot;?&quot;; IF([.C101]=[.O10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3lf9-full</text:p>
          </table:table-cell>
          <table:table-cell office:value-type="float" office:value="231268992785" calcext:value-type="float">
            <text:p>231268992785</text:p>
          </table:table-cell>
          <table:table-cell office:value-type="float" office:value="231505435134" calcext:value-type="float">
            <text:p>231505435134</text:p>
          </table:table-cell>
          <table:table-cell office:value-type="string" calcext:value-type="string">
            <text:p>NA</text:p>
          </table:table-cell>
          <table:table-cell table:style-name="ce53" table:formula="of:=IF([.D102]=&quot;NA&quot;; &quot;NA&quot;; [.B102]+[.D102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2]=&quot;NA&quot;; &quot;NA&quot;; [.B102]+[.F102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2]=&quot;NA&quot;; [.C102]=&quot;NA&quot;); &quot;?&quot;; IF([.E102]=[.C102]; &quot;OK&quot;; &quot;ERROR&quot;))" office:value-type="string" office:string-value="?" calcext:value-type="string">
            <text:p>?</text:p>
          </table:table-cell>
          <table:table-cell table:style-name="ce68" table:formula="of:=IF(OR([.D102]=&quot;NA&quot;; [.F102]=&quot;NA&quot;); &quot;?&quot;; IF([.D102]=[.F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G102]=&quot;NA&quot;); &quot;?&quot;; IF([.C102]=[.G102]; &quot;OK&quot;; &quot;ERROR&quot;))" office:value-type="string" office:string-value="?" calcext:value-type="string">
            <text:p>?</text:p>
          </table:table-cell>
          <table:table-cell table:style-name="ce69" table:formula="of:=IF(OR([.D102]=&quot;NA&quot;; [.H102]=&quot;NA&quot;); &quot;?&quot;; IF([.D102]=[.H102]; &quot;OK&quot;; &quot;ERROR&quot;))" office:value-type="string" office:string-value="?" calcext:value-type="string">
            <text:p>?</text:p>
          </table:table-cell>
          <table:table-cell table:style-name="ce69" table:formula="of:=IF(OR([.D102]=&quot;NA&quot;; [.I102]=&quot;NA&quot;); &quot;?&quot;; IF([.D102]=[.I102]; &quot;OK&quot;; &quot;ERRN3OR&quot;))" office:value-type="string" office:string-value="?" calcext:value-type="string">
            <text:p>?</text:p>
          </table:table-cell>
          <table:table-cell table:style-name="ce69" table:formula="of:=IF(OR([.D102]=&quot;NA&quot;; [.J102]=&quot;NA&quot;); &quot;?&quot;; IF([.D102]=[.J102]; &quot;OK&quot;; &quot;ERROR&quot;))" office:value-type="string" office:string-value="?" calcext:value-type="string">
            <text:p>?</text:p>
          </table:table-cell>
          <table:table-cell table:style-name="ce69" table:formula="of:=IF(OR([.D102]=&quot;NA&quot;; [.K102]=&quot;NA&quot;); &quot;?&quot;; IF([.D102]=[.K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L102]=&quot;NA&quot;); &quot;?&quot;; IF([.C102]=[.L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M102]=&quot;NA&quot;); &quot;?&quot;; IF([.C102]=[.M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N102]=&quot;NA&quot;); &quot;?&quot;; IF([.C102]=[.N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O102]=&quot;NA&quot;); &quot;?&quot;; IF([.C102]=[.O10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3r8q-full</text:p>
          </table:table-cell>
          <table:table-cell office:value-type="float" office:value="0" calcext:value-type="float">
            <text:p>0</text:p>
          </table:table-cell>
          <table:table-cell office:value-type="float" office:value="76952169" calcext:value-type="float">
            <text:p>76952169</text:p>
          </table:table-cell>
          <table:table-cell office:value-type="string" calcext:value-type="string">
            <text:p>NA</text:p>
          </table:table-cell>
          <table:table-cell table:style-name="ce53" table:formula="of:=IF([.D103]=&quot;NA&quot;; &quot;NA&quot;; [.B103]+[.D10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3]=&quot;NA&quot;; &quot;NA&quot;; [.B103]+[.F10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3]=&quot;NA&quot;; [.C103]=&quot;NA&quot;); &quot;?&quot;; IF([.E103]=[.C103]; &quot;OK&quot;; &quot;ERROR&quot;))" office:value-type="string" office:string-value="?" calcext:value-type="string">
            <text:p>?</text:p>
          </table:table-cell>
          <table:table-cell table:style-name="ce68" table:formula="of:=IF(OR([.D103]=&quot;NA&quot;; [.F103]=&quot;NA&quot;); &quot;?&quot;; IF([.D103]=[.F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G103]=&quot;NA&quot;); &quot;?&quot;; IF([.C103]=[.G103]; &quot;OK&quot;; &quot;ERROR&quot;))" office:value-type="string" office:string-value="?" calcext:value-type="string">
            <text:p>?</text:p>
          </table:table-cell>
          <table:table-cell table:style-name="ce69" table:formula="of:=IF(OR([.D103]=&quot;NA&quot;; [.H103]=&quot;NA&quot;); &quot;?&quot;; IF([.D103]=[.H103]; &quot;OK&quot;; &quot;ERROR&quot;))" office:value-type="string" office:string-value="?" calcext:value-type="string">
            <text:p>?</text:p>
          </table:table-cell>
          <table:table-cell table:style-name="ce69" table:formula="of:=IF(OR([.D103]=&quot;NA&quot;; [.I103]=&quot;NA&quot;); &quot;?&quot;; IF([.D103]=[.I103]; &quot;OK&quot;; &quot;ERRN3OR&quot;))" office:value-type="string" office:string-value="?" calcext:value-type="string">
            <text:p>?</text:p>
          </table:table-cell>
          <table:table-cell table:style-name="ce69" table:formula="of:=IF(OR([.D103]=&quot;NA&quot;; [.J103]=&quot;NA&quot;); &quot;?&quot;; IF([.D103]=[.J103]; &quot;OK&quot;; &quot;ERROR&quot;))" office:value-type="string" office:string-value="?" calcext:value-type="string">
            <text:p>?</text:p>
          </table:table-cell>
          <table:table-cell table:style-name="ce69" table:formula="of:=IF(OR([.D103]=&quot;NA&quot;; [.K103]=&quot;NA&quot;); &quot;?&quot;; IF([.D103]=[.K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L103]=&quot;NA&quot;); &quot;?&quot;; IF([.C103]=[.L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M103]=&quot;NA&quot;); &quot;?&quot;; IF([.C103]=[.M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N103]=&quot;NA&quot;); &quot;?&quot;; IF([.C103]=[.N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O103]=&quot;NA&quot;); &quot;?&quot;; IF([.C103]=[.O10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3sz7-full</text:p>
          </table:table-cell>
          <table:table-cell office:value-type="float" office:value="280211564054" calcext:value-type="float">
            <text:p>280211564054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104]=&quot;NA&quot;; &quot;NA&quot;; [.B104]+[.D10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4]=&quot;NA&quot;; &quot;NA&quot;; [.B104]+[.F10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4]=&quot;NA&quot;; [.C104]=&quot;NA&quot;); &quot;?&quot;; IF([.E104]=[.C104]; &quot;OK&quot;; &quot;ERROR&quot;))" office:value-type="string" office:string-value="?" calcext:value-type="string">
            <text:p>?</text:p>
          </table:table-cell>
          <table:table-cell table:style-name="ce68" table:formula="of:=IF(OR([.D104]=&quot;NA&quot;; [.F104]=&quot;NA&quot;); &quot;?&quot;; IF([.D104]=[.F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G104]=&quot;NA&quot;); &quot;?&quot;; IF([.C104]=[.G104]; &quot;OK&quot;; &quot;ERROR&quot;))" office:value-type="string" office:string-value="?" calcext:value-type="string">
            <text:p>?</text:p>
          </table:table-cell>
          <table:table-cell table:style-name="ce69" table:formula="of:=IF(OR([.D104]=&quot;NA&quot;; [.H104]=&quot;NA&quot;); &quot;?&quot;; IF([.D104]=[.H104]; &quot;OK&quot;; &quot;ERROR&quot;))" office:value-type="string" office:string-value="?" calcext:value-type="string">
            <text:p>?</text:p>
          </table:table-cell>
          <table:table-cell table:style-name="ce69" table:formula="of:=IF(OR([.D104]=&quot;NA&quot;; [.I104]=&quot;NA&quot;); &quot;?&quot;; IF([.D104]=[.I104]; &quot;OK&quot;; &quot;ERRN3OR&quot;))" office:value-type="string" office:string-value="?" calcext:value-type="string">
            <text:p>?</text:p>
          </table:table-cell>
          <table:table-cell table:style-name="ce69" table:formula="of:=IF(OR([.D104]=&quot;NA&quot;; [.J104]=&quot;NA&quot;); &quot;?&quot;; IF([.D104]=[.J104]; &quot;OK&quot;; &quot;ERROR&quot;))" office:value-type="string" office:string-value="?" calcext:value-type="string">
            <text:p>?</text:p>
          </table:table-cell>
          <table:table-cell table:style-name="ce69" table:formula="of:=IF(OR([.D104]=&quot;NA&quot;; [.K104]=&quot;NA&quot;); &quot;?&quot;; IF([.D104]=[.K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L104]=&quot;NA&quot;); &quot;?&quot;; IF([.C104]=[.L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M104]=&quot;NA&quot;); &quot;?&quot;; IF([.C104]=[.M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N104]=&quot;NA&quot;); &quot;?&quot;; IF([.C104]=[.N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O104]=&quot;NA&quot;); &quot;?&quot;; IF([.C104]=[.O10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4bxp-full</text:p>
          </table:table-cell>
          <table:table-cell office:value-type="float" office:value="294571270835" calcext:value-type="float">
            <text:p>294571270835</text:p>
          </table:table-cell>
          <table:table-cell office:value-type="float" office:value="294679078005" calcext:value-type="float">
            <text:p>294679078005</text:p>
          </table:table-cell>
          <table:table-cell office:value-type="string" calcext:value-type="string">
            <text:p>NA</text:p>
          </table:table-cell>
          <table:table-cell table:style-name="ce53" table:formula="of:=IF([.D105]=&quot;NA&quot;; &quot;NA&quot;; [.B105]+[.D10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5]=&quot;NA&quot;; &quot;NA&quot;; [.B105]+[.F10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5]=&quot;NA&quot;; [.C105]=&quot;NA&quot;); &quot;?&quot;; IF([.E105]=[.C105]; &quot;OK&quot;; &quot;ERROR&quot;))" office:value-type="string" office:string-value="?" calcext:value-type="string">
            <text:p>?</text:p>
          </table:table-cell>
          <table:table-cell table:style-name="ce68" table:formula="of:=IF(OR([.D105]=&quot;NA&quot;; [.F105]=&quot;NA&quot;); &quot;?&quot;; IF([.D105]=[.F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G105]=&quot;NA&quot;); &quot;?&quot;; IF([.C105]=[.G105]; &quot;OK&quot;; &quot;ERROR&quot;))" office:value-type="string" office:string-value="?" calcext:value-type="string">
            <text:p>?</text:p>
          </table:table-cell>
          <table:table-cell table:style-name="ce69" table:formula="of:=IF(OR([.D105]=&quot;NA&quot;; [.H105]=&quot;NA&quot;); &quot;?&quot;; IF([.D105]=[.H105]; &quot;OK&quot;; &quot;ERROR&quot;))" office:value-type="string" office:string-value="?" calcext:value-type="string">
            <text:p>?</text:p>
          </table:table-cell>
          <table:table-cell table:style-name="ce69" table:formula="of:=IF(OR([.D105]=&quot;NA&quot;; [.I105]=&quot;NA&quot;); &quot;?&quot;; IF([.D105]=[.I105]; &quot;OK&quot;; &quot;ERRN3OR&quot;))" office:value-type="string" office:string-value="?" calcext:value-type="string">
            <text:p>?</text:p>
          </table:table-cell>
          <table:table-cell table:style-name="ce69" table:formula="of:=IF(OR([.D105]=&quot;NA&quot;; [.J105]=&quot;NA&quot;); &quot;?&quot;; IF([.D105]=[.J105]; &quot;OK&quot;; &quot;ERROR&quot;))" office:value-type="string" office:string-value="?" calcext:value-type="string">
            <text:p>?</text:p>
          </table:table-cell>
          <table:table-cell table:style-name="ce69" table:formula="of:=IF(OR([.D105]=&quot;NA&quot;; [.K105]=&quot;NA&quot;); &quot;?&quot;; IF([.D105]=[.K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L105]=&quot;NA&quot;); &quot;?&quot;; IF([.C105]=[.L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M105]=&quot;NA&quot;); &quot;?&quot;; IF([.C105]=[.M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N105]=&quot;NA&quot;); &quot;?&quot;; IF([.C105]=[.N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O105]=&quot;NA&quot;); &quot;?&quot;; IF([.C105]=[.O10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4uos-full</text:p>
          </table:table-cell>
          <table:table-cell office:value-type="float" office:value="436536610589" calcext:value-type="float">
            <text:p>436536610589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106]=&quot;NA&quot;; &quot;NA&quot;; [.B106]+[.D10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6]=&quot;NA&quot;; &quot;NA&quot;; [.B106]+[.F10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6]=&quot;NA&quot;; [.C106]=&quot;NA&quot;); &quot;?&quot;; IF([.E106]=[.C106]; &quot;OK&quot;; &quot;ERROR&quot;))" office:value-type="string" office:string-value="?" calcext:value-type="string">
            <text:p>?</text:p>
          </table:table-cell>
          <table:table-cell table:style-name="ce68" table:formula="of:=IF(OR([.D106]=&quot;NA&quot;; [.F106]=&quot;NA&quot;); &quot;?&quot;; IF([.D106]=[.F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G106]=&quot;NA&quot;); &quot;?&quot;; IF([.C106]=[.G106]; &quot;OK&quot;; &quot;ERROR&quot;))" office:value-type="string" office:string-value="?" calcext:value-type="string">
            <text:p>?</text:p>
          </table:table-cell>
          <table:table-cell table:style-name="ce69" table:formula="of:=IF(OR([.D106]=&quot;NA&quot;; [.H106]=&quot;NA&quot;); &quot;?&quot;; IF([.D106]=[.H106]; &quot;OK&quot;; &quot;ERROR&quot;))" office:value-type="string" office:string-value="?" calcext:value-type="string">
            <text:p>?</text:p>
          </table:table-cell>
          <table:table-cell table:style-name="ce69" table:formula="of:=IF(OR([.D106]=&quot;NA&quot;; [.I106]=&quot;NA&quot;); &quot;?&quot;; IF([.D106]=[.I106]; &quot;OK&quot;; &quot;ERRN3OR&quot;))" office:value-type="string" office:string-value="?" calcext:value-type="string">
            <text:p>?</text:p>
          </table:table-cell>
          <table:table-cell table:style-name="ce69" table:formula="of:=IF(OR([.D106]=&quot;NA&quot;; [.J106]=&quot;NA&quot;); &quot;?&quot;; IF([.D106]=[.J106]; &quot;OK&quot;; &quot;ERROR&quot;))" office:value-type="string" office:string-value="?" calcext:value-type="string">
            <text:p>?</text:p>
          </table:table-cell>
          <table:table-cell table:style-name="ce69" table:formula="of:=IF(OR([.D106]=&quot;NA&quot;; [.K106]=&quot;NA&quot;); &quot;?&quot;; IF([.D106]=[.K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L106]=&quot;NA&quot;); &quot;?&quot;; IF([.C106]=[.L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M106]=&quot;NA&quot;); &quot;?&quot;; IF([.C106]=[.M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N106]=&quot;NA&quot;); &quot;?&quot;; IF([.C106]=[.N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O106]=&quot;NA&quot;); &quot;?&quot;; IF([.C106]=[.O10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dbl-full</text:p>
          </table:table-cell>
          <table:table-cell office:value-type="float" office:value="202362607393" calcext:value-type="float">
            <text:p>202362607393</text:p>
          </table:table-cell>
          <table:table-cell office:value-type="float" office:value="202393247132" calcext:value-type="float">
            <text:p>202393247132</text:p>
          </table:table-cell>
          <table:table-cell office:value-type="string" calcext:value-type="string">
            <text:p>NA</text:p>
          </table:table-cell>
          <table:table-cell table:style-name="ce53" table:formula="of:=IF([.D107]=&quot;NA&quot;; &quot;NA&quot;; [.B107]+[.D10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7]=&quot;NA&quot;; &quot;NA&quot;; [.B107]+[.F10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7]=&quot;NA&quot;; [.C107]=&quot;NA&quot;); &quot;?&quot;; IF([.E107]=[.C107]; &quot;OK&quot;; &quot;ERROR&quot;))" office:value-type="string" office:string-value="?" calcext:value-type="string">
            <text:p>?</text:p>
          </table:table-cell>
          <table:table-cell table:style-name="ce68" table:formula="of:=IF(OR([.D107]=&quot;NA&quot;; [.F107]=&quot;NA&quot;); &quot;?&quot;; IF([.D107]=[.F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G107]=&quot;NA&quot;); &quot;?&quot;; IF([.C107]=[.G107]; &quot;OK&quot;; &quot;ERROR&quot;))" office:value-type="string" office:string-value="?" calcext:value-type="string">
            <text:p>?</text:p>
          </table:table-cell>
          <table:table-cell table:style-name="ce69" table:formula="of:=IF(OR([.D107]=&quot;NA&quot;; [.H107]=&quot;NA&quot;); &quot;?&quot;; IF([.D107]=[.H107]; &quot;OK&quot;; &quot;ERROR&quot;))" office:value-type="string" office:string-value="?" calcext:value-type="string">
            <text:p>?</text:p>
          </table:table-cell>
          <table:table-cell table:style-name="ce69" table:formula="of:=IF(OR([.D107]=&quot;NA&quot;; [.I107]=&quot;NA&quot;); &quot;?&quot;; IF([.D107]=[.I107]; &quot;OK&quot;; &quot;ERRN3OR&quot;))" office:value-type="string" office:string-value="?" calcext:value-type="string">
            <text:p>?</text:p>
          </table:table-cell>
          <table:table-cell table:style-name="ce69" table:formula="of:=IF(OR([.D107]=&quot;NA&quot;; [.J107]=&quot;NA&quot;); &quot;?&quot;; IF([.D107]=[.J107]; &quot;OK&quot;; &quot;ERROR&quot;))" office:value-type="string" office:string-value="?" calcext:value-type="string">
            <text:p>?</text:p>
          </table:table-cell>
          <table:table-cell table:style-name="ce69" table:formula="of:=IF(OR([.D107]=&quot;NA&quot;; [.K107]=&quot;NA&quot;); &quot;?&quot;; IF([.D107]=[.K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L107]=&quot;NA&quot;); &quot;?&quot;; IF([.C107]=[.L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M107]=&quot;NA&quot;); &quot;?&quot;; IF([.C107]=[.M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N107]=&quot;NA&quot;); &quot;?&quot;; IF([.C107]=[.N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O107]=&quot;NA&quot;); &quot;?&quot;; IF([.C107]=[.O10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e0z-full</text:p>
          </table:table-cell>
          <table:table-cell office:value-type="float" office:value="258171835233" calcext:value-type="float">
            <text:p>258171835233</text:p>
          </table:table-cell>
          <table:table-cell office:value-type="float" office:value="258171854714" calcext:value-type="float">
            <text:p>258171854714</text:p>
          </table:table-cell>
          <table:table-cell office:value-type="string" calcext:value-type="string">
            <text:p>NA</text:p>
          </table:table-cell>
          <table:table-cell table:style-name="ce53" table:formula="of:=IF([.D108]=&quot;NA&quot;; &quot;NA&quot;; [.B108]+[.D10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8]=&quot;NA&quot;; &quot;NA&quot;; [.B108]+[.F10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8]=&quot;NA&quot;; [.C108]=&quot;NA&quot;); &quot;?&quot;; IF([.E108]=[.C108]; &quot;OK&quot;; &quot;ERROR&quot;))" office:value-type="string" office:string-value="?" calcext:value-type="string">
            <text:p>?</text:p>
          </table:table-cell>
          <table:table-cell table:style-name="ce68" table:formula="of:=IF(OR([.D108]=&quot;NA&quot;; [.F108]=&quot;NA&quot;); &quot;?&quot;; IF([.D108]=[.F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G108]=&quot;NA&quot;); &quot;?&quot;; IF([.C108]=[.G108]; &quot;OK&quot;; &quot;ERROR&quot;))" office:value-type="string" office:string-value="?" calcext:value-type="string">
            <text:p>?</text:p>
          </table:table-cell>
          <table:table-cell table:style-name="ce69" table:formula="of:=IF(OR([.D108]=&quot;NA&quot;; [.H108]=&quot;NA&quot;); &quot;?&quot;; IF([.D108]=[.H108]; &quot;OK&quot;; &quot;ERROR&quot;))" office:value-type="string" office:string-value="?" calcext:value-type="string">
            <text:p>?</text:p>
          </table:table-cell>
          <table:table-cell table:style-name="ce69" table:formula="of:=IF(OR([.D108]=&quot;NA&quot;; [.I108]=&quot;NA&quot;); &quot;?&quot;; IF([.D108]=[.I108]; &quot;OK&quot;; &quot;ERRN3OR&quot;))" office:value-type="string" office:string-value="?" calcext:value-type="string">
            <text:p>?</text:p>
          </table:table-cell>
          <table:table-cell table:style-name="ce69" table:formula="of:=IF(OR([.D108]=&quot;NA&quot;; [.J108]=&quot;NA&quot;); &quot;?&quot;; IF([.D108]=[.J108]; &quot;OK&quot;; &quot;ERROR&quot;))" office:value-type="string" office:string-value="?" calcext:value-type="string">
            <text:p>?</text:p>
          </table:table-cell>
          <table:table-cell table:style-name="ce69" table:formula="of:=IF(OR([.D108]=&quot;NA&quot;; [.K108]=&quot;NA&quot;); &quot;?&quot;; IF([.D108]=[.K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L108]=&quot;NA&quot;); &quot;?&quot;; IF([.C108]=[.L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M108]=&quot;NA&quot;); &quot;?&quot;; IF([.C108]=[.M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N108]=&quot;NA&quot;); &quot;?&quot;; IF([.C108]=[.N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O108]=&quot;NA&quot;); &quot;?&quot;; IF([.C108]=[.O10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e10-full</text:p>
          </table:table-cell>
          <table:table-cell table:style-name="ce60" office:value-type="float" office:value="250549542623" calcext:value-type="float">
            <text:p>250549542623</text:p>
          </table:table-cell>
          <table:table-cell office:value-type="float" office:value="250549542623" calcext:value-type="float">
            <text:p>250549542623</text:p>
          </table:table-cell>
          <table:table-cell office:value-type="string" calcext:value-type="string">
            <text:p>NA</text:p>
          </table:table-cell>
          <table:table-cell table:style-name="ce53" table:formula="of:=IF([.D109]=&quot;NA&quot;; &quot;NA&quot;; [.B109]+[.D10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9]=&quot;NA&quot;; &quot;NA&quot;; [.B109]+[.F10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9]=&quot;NA&quot;; [.C109]=&quot;NA&quot;); &quot;?&quot;; IF([.E109]=[.C109]; &quot;OK&quot;; &quot;ERROR&quot;))" office:value-type="string" office:string-value="?" calcext:value-type="string">
            <text:p>?</text:p>
          </table:table-cell>
          <table:table-cell table:style-name="ce68" table:formula="of:=IF(OR([.D109]=&quot;NA&quot;; [.F109]=&quot;NA&quot;); &quot;?&quot;; IF([.D109]=[.F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G109]=&quot;NA&quot;); &quot;?&quot;; IF([.C109]=[.G109]; &quot;OK&quot;; &quot;ERROR&quot;))" office:value-type="string" office:string-value="?" calcext:value-type="string">
            <text:p>?</text:p>
          </table:table-cell>
          <table:table-cell table:style-name="ce69" table:formula="of:=IF(OR([.D109]=&quot;NA&quot;; [.H109]=&quot;NA&quot;); &quot;?&quot;; IF([.D109]=[.H109]; &quot;OK&quot;; &quot;ERROR&quot;))" office:value-type="string" office:string-value="?" calcext:value-type="string">
            <text:p>?</text:p>
          </table:table-cell>
          <table:table-cell table:style-name="ce69" table:formula="of:=IF(OR([.D109]=&quot;NA&quot;; [.I109]=&quot;NA&quot;); &quot;?&quot;; IF([.D109]=[.I109]; &quot;OK&quot;; &quot;ERRN3OR&quot;))" office:value-type="string" office:string-value="?" calcext:value-type="string">
            <text:p>?</text:p>
          </table:table-cell>
          <table:table-cell table:style-name="ce69" table:formula="of:=IF(OR([.D109]=&quot;NA&quot;; [.J109]=&quot;NA&quot;); &quot;?&quot;; IF([.D109]=[.J109]; &quot;OK&quot;; &quot;ERROR&quot;))" office:value-type="string" office:string-value="?" calcext:value-type="string">
            <text:p>?</text:p>
          </table:table-cell>
          <table:table-cell table:style-name="ce69" table:formula="of:=IF(OR([.D109]=&quot;NA&quot;; [.K109]=&quot;NA&quot;); &quot;?&quot;; IF([.D109]=[.K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L109]=&quot;NA&quot;); &quot;?&quot;; IF([.C109]=[.L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M109]=&quot;NA&quot;); &quot;?&quot;; IF([.C109]=[.M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N109]=&quot;NA&quot;); &quot;?&quot;; IF([.C109]=[.N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O109]=&quot;NA&quot;); &quot;?&quot;; IF([.C109]=[.O10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eqz-full</text:p>
          </table:table-cell>
          <table:table-cell table:style-name="ce60" office:value-type="float" office:value="279149799254" calcext:value-type="float">
            <text:p>279149799254</text:p>
          </table:table-cell>
          <table:table-cell office:value-type="float" office:value="279541100086" calcext:value-type="float">
            <text:p>279541100086</text:p>
          </table:table-cell>
          <table:table-cell office:value-type="string" calcext:value-type="string">
            <text:p>NA</text:p>
          </table:table-cell>
          <table:table-cell table:style-name="ce53" table:formula="of:=IF([.D110]=&quot;NA&quot;; &quot;NA&quot;; [.B110]+[.D11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10]=&quot;NA&quot;; &quot;NA&quot;; [.B110]+[.F11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10]=&quot;NA&quot;; [.C110]=&quot;NA&quot;); &quot;?&quot;; IF([.E110]=[.C110]; &quot;OK&quot;; &quot;ERROR&quot;))" office:value-type="string" office:string-value="?" calcext:value-type="string">
            <text:p>?</text:p>
          </table:table-cell>
          <table:table-cell table:style-name="ce68" table:formula="of:=IF(OR([.D110]=&quot;NA&quot;; [.F110]=&quot;NA&quot;); &quot;?&quot;; IF([.D110]=[.F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G110]=&quot;NA&quot;); &quot;?&quot;; IF([.C110]=[.G110]; &quot;OK&quot;; &quot;ERROR&quot;))" office:value-type="string" office:string-value="?" calcext:value-type="string">
            <text:p>?</text:p>
          </table:table-cell>
          <table:table-cell table:style-name="ce69" table:formula="of:=IF(OR([.D110]=&quot;NA&quot;; [.H110]=&quot;NA&quot;); &quot;?&quot;; IF([.D110]=[.H110]; &quot;OK&quot;; &quot;ERROR&quot;))" office:value-type="string" office:string-value="?" calcext:value-type="string">
            <text:p>?</text:p>
          </table:table-cell>
          <table:table-cell table:style-name="ce69" table:formula="of:=IF(OR([.D110]=&quot;NA&quot;; [.I110]=&quot;NA&quot;); &quot;?&quot;; IF([.D110]=[.I110]; &quot;OK&quot;; &quot;ERRN3OR&quot;))" office:value-type="string" office:string-value="?" calcext:value-type="string">
            <text:p>?</text:p>
          </table:table-cell>
          <table:table-cell table:style-name="ce69" table:formula="of:=IF(OR([.D110]=&quot;NA&quot;; [.J110]=&quot;NA&quot;); &quot;?&quot;; IF([.D110]=[.J110]; &quot;OK&quot;; &quot;ERROR&quot;))" office:value-type="string" office:string-value="?" calcext:value-type="string">
            <text:p>?</text:p>
          </table:table-cell>
          <table:table-cell table:style-name="ce69" table:formula="of:=IF(OR([.D110]=&quot;NA&quot;; [.K110]=&quot;NA&quot;); &quot;?&quot;; IF([.D110]=[.K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L110]=&quot;NA&quot;); &quot;?&quot;; IF([.C110]=[.L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M110]=&quot;NA&quot;); &quot;?&quot;; IF([.C110]=[.M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N110]=&quot;NA&quot;); &quot;?&quot;; IF([.C110]=[.N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O110]=&quot;NA&quot;); &quot;?&quot;; IF([.C110]=[.O11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jdd-full</text:p>
          </table:table-cell>
          <table:table-cell table:style-name="ce60" office:value-type="float" office:value="560625565475" calcext:value-type="float">
            <text:p>560625565475</text:p>
          </table:table-cell>
          <table:table-cell office:value-type="float" office:value="560999439096" calcext:value-type="float">
            <text:p>560999439096</text:p>
          </table:table-cell>
          <table:table-cell office:value-type="string" calcext:value-type="string">
            <text:p>NA</text:p>
          </table:table-cell>
          <table:table-cell table:style-name="ce53" table:formula="of:=IF([.D111]=&quot;NA&quot;; &quot;NA&quot;; [.B111]+[.D11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11]=&quot;NA&quot;; &quot;NA&quot;; [.B111]+[.F11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11]=&quot;NA&quot;; [.C111]=&quot;NA&quot;); &quot;?&quot;; IF([.E111]=[.C111]; &quot;OK&quot;; &quot;ERROR&quot;))" office:value-type="string" office:string-value="?" calcext:value-type="string">
            <text:p>?</text:p>
          </table:table-cell>
          <table:table-cell table:style-name="ce68" table:formula="of:=IF(OR([.D111]=&quot;NA&quot;; [.F111]=&quot;NA&quot;); &quot;?&quot;; IF([.D111]=[.F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G111]=&quot;NA&quot;); &quot;?&quot;; IF([.C111]=[.G111]; &quot;OK&quot;; &quot;ERROR&quot;))" office:value-type="string" office:string-value="?" calcext:value-type="string">
            <text:p>?</text:p>
          </table:table-cell>
          <table:table-cell table:style-name="ce69" table:formula="of:=IF(OR([.D111]=&quot;NA&quot;; [.H111]=&quot;NA&quot;); &quot;?&quot;; IF([.D111]=[.H111]; &quot;OK&quot;; &quot;ERROR&quot;))" office:value-type="string" office:string-value="?" calcext:value-type="string">
            <text:p>?</text:p>
          </table:table-cell>
          <table:table-cell table:style-name="ce69" table:formula="of:=IF(OR([.D111]=&quot;NA&quot;; [.I111]=&quot;NA&quot;); &quot;?&quot;; IF([.D111]=[.I111]; &quot;OK&quot;; &quot;ERRN3OR&quot;))" office:value-type="string" office:string-value="?" calcext:value-type="string">
            <text:p>?</text:p>
          </table:table-cell>
          <table:table-cell table:style-name="ce69" table:formula="of:=IF(OR([.D111]=&quot;NA&quot;; [.J111]=&quot;NA&quot;); &quot;?&quot;; IF([.D111]=[.J111]; &quot;OK&quot;; &quot;ERROR&quot;))" office:value-type="string" office:string-value="?" calcext:value-type="string">
            <text:p>?</text:p>
          </table:table-cell>
          <table:table-cell table:style-name="ce69" table:formula="of:=IF(OR([.D111]=&quot;NA&quot;; [.K111]=&quot;NA&quot;); &quot;?&quot;; IF([.D111]=[.K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L111]=&quot;NA&quot;); &quot;?&quot;; IF([.C111]=[.L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M111]=&quot;NA&quot;); &quot;?&quot;; IF([.C111]=[.M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N111]=&quot;NA&quot;); &quot;?&quot;; IF([.C111]=[.N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O111]=&quot;NA&quot;); &quot;?&quot;; IF([.C111]=[.O11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9">
          <table:table-cell/>
          <table:table-cell table:style-name="ce60"/>
          <table:table-cell table:number-columns-repeated="1022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me" table:style-name="ta1">
        <table:table-column table:style-name="co2" table:default-cell-style-name="Default"/>
        <table:table-column table:style-name="co19" table:default-cell-style-name="Default"/>
        <table:table-column table:style-name="co16" table:default-cell-style-name="ce73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Time limit = 3600 s = 1 h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emory limit = 16 GB </text:p>
          </table:table-cell>
          <table:table-cell table:style-name="ce74" office:value-type="string" calcext:value-type="string">
            <text:p>RAM de l’odrinador ‘constraints’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TO = timeout</text:p>
          </table:table-cell>
          <table:table-cell office:value-type="string" calcext:value-type="string">
            <text:p>Temps límit super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O = memory out</text:p>
          </table:table-cell>
          <table:table-cell office:value-type="string" calcext:value-type="string">
            <text:p>Procés matat per acaparar tota la RA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A = no aplicable</text:p>
          </table:table-cell>
          <table:table-cell office:value-type="string" calcext:value-type="string">
            <text:p>No s’ha pogut calcular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temps en segons</text:p>
          </table:table-cell>
          <table:table-cell table:number-columns-repeated="8"/>
        </table:table-row>
        <table:table-row table:style-name="ro2">
          <table:table-cell/>
          <table:table-cell table:style-name="ce71" office:value-type="string" calcext:value-type="string">
            <text:p>109 instàncies experimental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Instàncies WCSP preprocessades per toulbar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Instàncies WCNF (MaxSAT) traduïdes de les WCSP preprocessade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Les funcions 0-àries de WCSP no s’han pogut mantenir a les WCNF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Per tant, al cost de l’òptim d’una WCNF s’hi ha de sumar el cost de les 0-àrie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En els casos amb paral·lelisme hem anotat el temps real, enlloc del temps de CPU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72" office:value-type="string" calcext:value-type="string">
            <text:p>TAULA RESUM</text:p>
          </table:table-cell>
          <table:table-cell table:style-name="ce72" office:value-type="string" calcext:value-type="string">
            <text:p>solver</text:p>
          </table:table-cell>
          <table:table-cell table:style-name="ce72" office:value-type="string" calcext:value-type="string">
            <text:p>opcions</text:p>
          </table:table-cell>
          <table:table-cell table:style-name="ce75" office:value-type="string" calcext:value-type="string">
            <text:p>problema</text:p>
          </table:table-cell>
          <table:table-cell table:style-name="ce72" office:value-type="string" calcext:value-type="string">
            <text:p>data</text:p>
          </table:table-cell>
          <table:table-cell table:style-name="ce76" office:value-type="string" calcext:value-type="string">
            <text:p>instàncies resoltes</text:p>
          </table:table-cell>
          <table:table-cell table:style-name="ce72" office:value-type="string" calcext:value-type="string">
            <text:p>solver obtingut de</text:p>
          </table:table-cell>
          <table:table-cell table:style-name="ce72" office:value-type="string" calcext:value-type="string">
            <text:p>excel original temps</text:p>
          </table:table-cell>
          <table:table-cell table:style-name="ce72" office:value-type="string" calcext:value-type="string">
            <text:p>excel original cost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maxHS</text:p>
          </table:table-cell>
          <table:table-cell/>
          <table:table-cell table:style-name="ce73" office:value-type="string" calcext:value-type="string">
            <text:p>MaxSAT</text:p>
          </table:table-cell>
          <table:table-cell office:value-type="string" calcext:value-type="string">
            <text:p>Gener 2022</text:p>
          </table:table-cell>
          <table:table-cell table:style-name="ce71" office:value-type="float" office:value="45" calcext:value-type="float">
            <text:p>45</text:p>
          </table:table-cell>
          <table:table-cell office:value-type="string" calcext:value-type="string">
            <text:p>MaxSAT evaluation 2020 (<text:a xlink:href="https://maxsat-evaluations.github.io/2020/descriptions.html" xlink:type="simple">https://maxsat-evaluations.github.io/2020/descriptions.html</text:a>)</text:p>
          </table:table-cell>
          <table:table-cell table:number-columns-repeated="2" office:value-type="string" calcext:value-type="string">
            <text:p>maxHS_60min/te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rc2</text:p>
          </table:table-cell>
          <table:table-cell/>
          <table:table-cell table:style-name="ce73" office:value-type="string" calcext:value-type="string">
            <text:p>MaxSAT</text:p>
          </table:table-cell>
          <table:table-cell office:value-type="string" calcext:value-type="string">
            <text:p>Novembre 2021</text:p>
          </table:table-cell>
          <table:table-cell table:style-name="ce71" office:value-type="float" office:value="43" calcext:value-type="float">
            <text:p>43</text:p>
          </table:table-cell>
          <table:table-cell office:value-type="string" calcext:value-type="string">
            <text:p>pysat (llibreria de python)</text:p>
          </table:table-cell>
          <table:table-cell table:number-columns-repeated="2" office:value-type="string" calcext:value-type="string">
            <text:p>rc2_pysat_60min/rc2-pysat-te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coreMaxSAT</text:p>
          </table:table-cell>
          <table:table-cell office:value-type="string" calcext:value-type="string">
            <text:p>lb-hitman</text:p>
          </table:table-cell>
          <table:table-cell table:style-name="ce73" office:value-type="string" calcext:value-type="string">
            <text:p>MaxSAT</text:p>
          </table:table-cell>
          <table:table-cell office:value-type="string" calcext:value-type="string">
            <text:p>Abril 2022</text:p>
          </table:table-cell>
          <table:table-cell table:style-name="ce71" office:value-type="float" office:value="19" calcext:value-type="float">
            <text:p>19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MaxSAT/complete/real_time.csv</text:p>
          </table:table-cell>
          <table:table-cell office:value-type="string" calcext:value-type="string">
            <text:p>coreMaxSAT/complete/co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coreMaxSAT</text:p>
          </table:table-cell>
          <table:table-cell office:value-type="string" calcext:value-type="string">
            <text:p>lb-cplex</text:p>
          </table:table-cell>
          <table:table-cell table:style-name="ce73" office:value-type="string" calcext:value-type="string">
            <text:p>MaxSAT</text:p>
          </table:table-cell>
          <table:table-cell office:value-type="string" calcext:value-type="string">
            <text:p>Abril 2022</text:p>
          </table:table-cell>
          <table:table-cell table:style-name="ce71" office:value-type="float" office:value="22" calcext:value-type="float">
            <text:p>22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MaxSAT/complete/real_time.csv</text:p>
          </table:table-cell>
          <table:table-cell office:value-type="string" calcext:value-type="string">
            <text:p>coreMaxSAT/complete/co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coreMaxSAT</text:p>
          </table:table-cell>
          <table:table-cell office:value-type="string" calcext:value-type="string">
            <text:p>lub-hitman</text:p>
          </table:table-cell>
          <table:table-cell table:style-name="ce73" office:value-type="string" calcext:value-type="string">
            <text:p>MaxSAT</text:p>
          </table:table-cell>
          <table:table-cell office:value-type="string" calcext:value-type="string">
            <text:p>Abril 2022</text:p>
          </table:table-cell>
          <table:table-cell table:style-name="ce71" office:value-type="float" office:value="31" calcext:value-type="float">
            <text:p>31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MaxSAT/complete/real_time.csv</text:p>
          </table:table-cell>
          <table:table-cell office:value-type="string" calcext:value-type="string">
            <text:p>coreMaxSAT/complete/co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coreMaxSAT</text:p>
          </table:table-cell>
          <table:table-cell office:value-type="string" calcext:value-type="string">
            <text:p>lub-cplex</text:p>
          </table:table-cell>
          <table:table-cell table:style-name="ce73" office:value-type="string" calcext:value-type="string">
            <text:p>MaxSAT</text:p>
          </table:table-cell>
          <table:table-cell office:value-type="string" calcext:value-type="string">
            <text:p>Abril 2022</text:p>
          </table:table-cell>
          <table:table-cell table:style-name="ce71" office:value-type="float" office:value="35" calcext:value-type="float">
            <text:p>35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MaxSAT/complete/real_time.csv</text:p>
          </table:table-cell>
          <table:table-cell office:value-type="string" calcext:value-type="string">
            <text:p>coreMaxSAT/complete/cost.csv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Default" office:value-type="string" calcext:value-type="string">
            <text:p>toulbar2</text:p>
          </table:table-cell>
          <table:table-cell/>
          <table:table-cell table:style-name="ce73" office:value-type="string" calcext:value-type="string">
            <text:p>WCSP</text:p>
          </table:table-cell>
          <table:table-cell office:value-type="string" calcext:value-type="string">
            <text:p>Juliol 2021</text:p>
          </table:table-cell>
          <table:table-cell table:style-name="ce71" office:value-type="float" office:value="85" calcext:value-type="float">
            <text:p>85</text:p>
          </table:table-cell>
          <table:table-cell office:value-type="string" calcext:value-type="string">
            <text:p>comanda de linux</text:p>
          </table:table-cell>
          <table:table-cell office:value-type="string" calcext:value-type="string">
            <text:p>toulbar2_90min/segona_execucio_v2.csv</text:p>
          </table:table-cell>
          <table:table-cell office:value-type="string" calcext:value-type="string">
            <text:p>toulbar2_24h/cost.cs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reWCSP</text:p>
          </table:table-cell>
          <table:table-cell table:style-name="ce71" office:value-type="string" calcext:value-type="string">
            <text:p>sat-lb</text:p>
          </table:table-cell>
          <table:table-cell table:style-name="ce73" office:value-type="string" calcext:value-type="string">
            <text:p>WCSP</text:p>
          </table:table-cell>
          <table:table-cell office:value-type="string" calcext:value-type="string">
            <text:p>Maig 2022</text:p>
          </table:table-cell>
          <table:table-cell table:style-name="ce71" office:value-type="float" office:value="28" calcext:value-type="float">
            <text:p>28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WCSP/*/real_time.csv</text:p>
          </table:table-cell>
          <table:table-cell office:value-type="string" calcext:value-type="string">
            <text:p>coreWCSP/*/cost.cs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reWCSP</text:p>
          </table:table-cell>
          <table:table-cell table:style-name="ce71" office:value-type="string" calcext:value-type="string">
            <text:p>sat-lub-greedy</text:p>
          </table:table-cell>
          <table:table-cell table:style-name="ce73" office:value-type="string" calcext:value-type="string">
            <text:p>WCSP</text:p>
          </table:table-cell>
          <table:table-cell office:value-type="string" calcext:value-type="string">
            <text:p>Maig 2022</text:p>
          </table:table-cell>
          <table:table-cell table:style-name="ce71" office:value-type="float" office:value="40" calcext:value-type="float">
            <text:p>40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WCSP/*/real_time.csv</text:p>
          </table:table-cell>
          <table:table-cell office:value-type="string" calcext:value-type="string">
            <text:p>coreWCSP/*/cost.cs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reWCSP</text:p>
          </table:table-cell>
          <table:table-cell table:style-name="ce71" office:value-type="string" calcext:value-type="string">
            <text:p>sat-lub-model</text:p>
          </table:table-cell>
          <table:table-cell table:style-name="ce73" office:value-type="string" calcext:value-type="string">
            <text:p>WCSP</text:p>
          </table:table-cell>
          <table:table-cell office:value-type="string" calcext:value-type="string">
            <text:p>Maig 2022</text:p>
          </table:table-cell>
          <table:table-cell table:style-name="ce71" office:value-type="float" office:value="29" calcext:value-type="float">
            <text:p>29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WCSP/*/real_time.csv</text:p>
          </table:table-cell>
          <table:table-cell office:value-type="string" calcext:value-type="string">
            <text:p>coreWCSP/*/cost.cs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reWCSP</text:p>
          </table:table-cell>
          <table:table-cell table:style-name="ce71" office:value-type="string" calcext:value-type="string">
            <text:p>sat-lub-callback</text:p>
          </table:table-cell>
          <table:table-cell table:style-name="ce73" office:value-type="string" calcext:value-type="string">
            <text:p>WCSP</text:p>
          </table:table-cell>
          <table:table-cell office:value-type="string" calcext:value-type="string">
            <text:p>Maig 2022</text:p>
          </table:table-cell>
          <table:table-cell table:style-name="ce71" office:value-type="float" office:value="30" calcext:value-type="float">
            <text:p>30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WCSP/*/real_time.csv</text:p>
          </table:table-cell>
          <table:table-cell office:value-type="string" calcext:value-type="string">
            <text:p>coreWCSP/*/cost.csv</text:p>
          </table:table-cell>
        </table:table-row>
        <table:table-row table:style-name="ro2" table:number-rows-repeated="104854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5:04:44.151677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8:30:16.320103011</meta:creation-date>
    <dc:date>2022-05-17T16:35:31.908732344</dc:date>
    <meta:editing-duration>PT10H3M17S</meta:editing-duration>
    <meta:editing-cycles>18</meta:editing-cycles>
    <meta:generator>LibreOffice/6.4.7.2$Linux_X86_64 LibreOffice_project/40$Build-2</meta:generator>
    <meta:document-statistic meta:table-count="3" meta:cell-count="6892" meta:object-count="0"/>
  </office:meta>
</office:document-meta>
</file>